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oybeans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Cotton</text:p>
          </table:table-cell>
        </table:table-row>
        <table:table-row table:style-name="ro1">
          <table:table-cell office:value-type="string" calcext:value-type="string">
            <text:p>GDDl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DDlim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DDuplim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table:number-columns-repeated="3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taGDD</text:p>
          </table:table-cell>
          <table:table-cell table:formula="of:=[$Soybeans_fit.E2]" office:value-type="float" office:value="0.000403658172116689" calcext:value-type="float">
            <text:p>0.000403658172117</text:p>
          </table:table-cell>
          <table:table-cell table:formula="of:=[$Maize_fit.E2]" office:value-type="float" office:value="0.000317954802038812" calcext:value-type="float">
            <text:p>0.000317954802039</text:p>
          </table:table-cell>
          <table:table-cell table:formula="of:=[$Cotton_fit.E2]" office:value-type="float" office:value="0.000907195445011024" calcext:value-type="float">
            <text:p>0.000907195445011</text:p>
          </table:table-cell>
        </table:table-row>
        <table:table-row table:style-name="ro1">
          <table:table-cell office:value-type="string" calcext:value-type="string">
            <text:p>BetaEDD</text:p>
          </table:table-cell>
          <table:table-cell table:formula="of:=[$Soybeans_fit.E3]" office:value-type="float" office:value="-0.00589468687465892" calcext:value-type="float">
            <text:p>-0.005894686874659</text:p>
          </table:table-cell>
          <table:table-cell table:formula="of:=[$Maize_fit.E3]" office:value-type="float" office:value="-0.00643577410751251" calcext:value-type="float">
            <text:p>-0.006435774107513</text:p>
          </table:table-cell>
          <table:table-cell table:formula="of:=[$Cotton_fit.E3]" office:value-type="float" office:value="-0.00675349453613623" calcext:value-type="float">
            <text:p>-0.006753494536136</text:p>
          </table:table-cell>
        </table:table-row>
      </table:table>
      <table:table table:name="Soybeans" table:style-name="ta1">
        <table:shapes>
          <draw:frame draw:z-index="0" draw:style-name="gr1" draw:text-style-name="P1" svg:width="666.57pt" svg:height="349.85pt" svg:x="881.52pt" svg:y="131.07pt">
            <draw:object draw:notify-on-update-of-ranges="Soybeans.A2:Soybeans.A102 Soybeans.B1:Soybeans.B1 Soybeans.B2:Soybeans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2.84pt" svg:y="2.83pt">
            <draw:object draw:notify-on-update-of-ranges="Soybeans.D2:Soybeans.D36 Soybeans.E1:Soybeans.E1 Soybeans.E2:Soybeans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35.6pt" svg:height="526.25pt" svg:x="199.08pt" svg:y="423.35pt">
            <draw:object draw:notify-on-update-of-ranges="Soybeans.A2:Soybeans.A102 Soybeans.B1:Soybeans.B1 Soybeans.B2:Soybeans.B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  <table:table-cell office:value-type="string" calcext:value-type="string">
            <text:p><text:a xlink:href="https://apps.automeris.io/wpd/" xlink:type="simple">https://apps.automeris.io/wpd/</text:a>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</table:table-row>
        <table:table-row table:style-name="ro1">
          <table:table-cell office:value-type="float" office:value="0.201956673654786" calcext:value-type="float">
            <text:p>0.201956673654786</text:p>
          </table:table-cell>
          <table:table-cell office:value-type="float" office:value="-0.00202692034420147" calcext:value-type="float">
            <text:p>-0.002026920344201</text:p>
          </table:table-cell>
          <table:table-cell table:number-columns-repeated="3"/>
        </table:table-row>
        <table:table-row table:style-name="ro1">
          <table:table-cell office:value-type="float" office:value="0.694619147449335" calcext:value-type="float">
            <text:p>0.694619147449335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1722571628232" calcext:value-type="float">
            <text:p>30.1722571628232</text:p>
          </table:table-cell>
          <table:table-cell office:value-type="float" office:value="0.00465958132680719" calcext:value-type="float">
            <text:p>0.004659581326807</text:p>
          </table:table-cell>
        </table:table-row>
        <table:table-row table:style-name="ro1">
          <table:table-cell office:value-type="float" office:value="1.18728162124388" calcext:value-type="float">
            <text:p>1.1872816212438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5006988120196" calcext:value-type="float">
            <text:p>30.5006988120196</text:p>
          </table:table-cell>
          <table:table-cell office:value-type="float" office:value="0.00272706639298966" calcext:value-type="float">
            <text:p>0.00272706639299</text:p>
          </table:table-cell>
        </table:table-row>
        <table:table-row table:style-name="ro1">
          <table:table-cell office:value-type="float" office:value="1.67994409503843" calcext:value-type="float">
            <text:p>1.6799440950384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8291404612159" calcext:value-type="float">
            <text:p>30.8291404612159</text:p>
          </table:table-cell>
          <table:table-cell office:value-type="float" office:value="0.000794551459172128" calcext:value-type="float">
            <text:p>0.000794551459172</text:p>
          </table:table-cell>
        </table:table-row>
        <table:table-row table:style-name="ro1">
          <table:table-cell office:value-type="float" office:value="1.76205450733753" calcext:value-type="float">
            <text:p>1.76205450733753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1.1575821104123" calcext:value-type="float">
            <text:p>31.1575821104123</text:p>
          </table:table-cell>
          <table:table-cell office:value-type="float" office:value="-0.00117661377332175" calcext:value-type="float">
            <text:p>-0.001176613773322</text:p>
          </table:table-cell>
        </table:table-row>
        <table:table-row table:style-name="ro1">
          <table:table-cell office:value-type="float" office:value="2.17260656883298" calcext:value-type="float">
            <text:p>2.1726065688329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1.4860237596087" calcext:value-type="float">
            <text:p>31.4860237596087</text:p>
          </table:table-cell>
          <table:table-cell office:value-type="float" office:value="-0.00310912870713928" calcext:value-type="float">
            <text:p>-0.003109128707139</text:p>
          </table:table-cell>
        </table:table-row>
        <table:table-row table:style-name="ro1">
          <table:table-cell office:value-type="float" office:value="2.25471698113207" calcext:value-type="float">
            <text:p>2.2547169811320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1.814465408805" calcext:value-type="float">
            <text:p>31.814465408805</text:p>
          </table:table-cell>
          <table:table-cell office:value-type="float" office:value="-0.00500299334228047" calcext:value-type="float">
            <text:p>-0.00500299334228</text:p>
          </table:table-cell>
        </table:table-row>
        <table:table-row table:style-name="ro1">
          <table:table-cell office:value-type="float" office:value="2.66526904262753" calcext:value-type="float">
            <text:p>2.6652690426275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2.1429070580014" calcext:value-type="float">
            <text:p>32.1429070580014</text:p>
          </table:table-cell>
          <table:table-cell office:value-type="float" office:value="-0.00697415857477435" calcext:value-type="float">
            <text:p>-0.006974158574774</text:p>
          </table:table-cell>
        </table:table-row>
        <table:table-row table:style-name="ro1">
          <table:table-cell office:value-type="float" office:value="2.74737945492662" calcext:value-type="float">
            <text:p>2.74737945492662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2.4713487071978" calcext:value-type="float">
            <text:p>32.4713487071978</text:p>
          </table:table-cell>
          <table:table-cell office:value-type="float" office:value="-0.00894532380726823" calcext:value-type="float">
            <text:p>-0.008945323807268</text:p>
          </table:table-cell>
        </table:table-row>
        <table:table-row table:style-name="ro1">
          <table:table-cell office:value-type="float" office:value="3.15793151642208" calcext:value-type="float">
            <text:p>3.1579315164220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2.7997903563941" calcext:value-type="float">
            <text:p>32.7997903563941</text:p>
          </table:table-cell>
          <table:table-cell office:value-type="float" office:value="-0.0108391884424094" calcext:value-type="float">
            <text:p>-0.010839188442409</text:p>
          </table:table-cell>
        </table:table-row>
        <table:table-row table:style-name="ro1">
          <table:table-cell office:value-type="float" office:value="3.24004192872117" calcext:value-type="float">
            <text:p>3.2400419287211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3.1282320055905" calcext:value-type="float">
            <text:p>33.1282320055905</text:p>
          </table:table-cell>
          <table:table-cell office:value-type="float" office:value="-0.0128103536749033" calcext:value-type="float">
            <text:p>-0.012810353674903</text:p>
          </table:table-cell>
        </table:table-row>
        <table:table-row table:style-name="ro1">
          <table:table-cell office:value-type="float" office:value="3.65059399021663" calcext:value-type="float">
            <text:p>3.6505939902166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3.4566736547869" calcext:value-type="float">
            <text:p>33.4566736547869</text:p>
          </table:table-cell>
          <table:table-cell office:value-type="float" office:value="-0.0147042183100445" calcext:value-type="float">
            <text:p>-0.014704218310045</text:p>
          </table:table-cell>
        </table:table-row>
        <table:table-row table:style-name="ro1">
          <table:table-cell office:value-type="float" office:value="3.73270440251572" calcext:value-type="float">
            <text:p>3.73270440251572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3.7851153039832" calcext:value-type="float">
            <text:p>33.7851153039832</text:p>
          </table:table-cell>
          <table:table-cell office:value-type="float" office:value="-0.0166753835425384" calcext:value-type="float">
            <text:p>-0.016675383542538</text:p>
          </table:table-cell>
        </table:table-row>
        <table:table-row table:style-name="ro1">
          <table:table-cell office:value-type="float" office:value="4.14325646401118" calcext:value-type="float">
            <text:p>4.1432564640111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4.1135569531796" calcext:value-type="float">
            <text:p>34.1135569531796</text:p>
          </table:table-cell>
          <table:table-cell office:value-type="float" office:value="-0.0185692481776795" calcext:value-type="float">
            <text:p>-0.01856924817768</text:p>
          </table:table-cell>
        </table:table-row>
        <table:table-row table:style-name="ro1">
          <table:table-cell office:value-type="float" office:value="4.22536687631027" calcext:value-type="float">
            <text:p>4.2253668763102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4.441998602376" calcext:value-type="float">
            <text:p>34.441998602376</text:p>
          </table:table-cell>
          <table:table-cell office:value-type="float" office:value="-0.0205017631114971" calcext:value-type="float">
            <text:p>-0.020501763111497</text:p>
          </table:table-cell>
        </table:table-row>
        <table:table-row table:style-name="ro1">
          <table:table-cell office:value-type="float" office:value="4.63591893780573" calcext:value-type="float">
            <text:p>4.6359189378057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4.7704402515723" calcext:value-type="float">
            <text:p>34.7704402515723</text:p>
          </table:table-cell>
          <table:table-cell office:value-type="float" office:value="-0.0224342780453146" calcext:value-type="float">
            <text:p>-0.022434278045315</text:p>
          </table:table-cell>
        </table:table-row>
        <table:table-row table:style-name="ro1">
          <table:table-cell office:value-type="float" office:value="5.12858141160028" calcext:value-type="float">
            <text:p>5.1285814116002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0988819007687" calcext:value-type="float">
            <text:p>35.0988819007687</text:p>
          </table:table-cell>
          <table:table-cell office:value-type="float" office:value="-0.0244440935764848" calcext:value-type="float">
            <text:p>-0.024444093576485</text:p>
          </table:table-cell>
        </table:table-row>
        <table:table-row table:style-name="ro1">
          <table:table-cell office:value-type="float" office:value="5.62124388539483" calcext:value-type="float">
            <text:p>5.6212438853948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427323549965" calcext:value-type="float">
            <text:p>35.427323549965</text:p>
          </table:table-cell>
          <table:table-cell office:value-type="float" office:value="-0.0262993079129497" calcext:value-type="float">
            <text:p>-0.02629930791295</text:p>
          </table:table-cell>
        </table:table-row>
        <table:table-row table:style-name="ro1">
          <table:table-cell office:value-type="float" office:value="6.11390635918938" calcext:value-type="float">
            <text:p>6.1139063591893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7557651991614" calcext:value-type="float">
            <text:p>35.7557651991614</text:p>
          </table:table-cell>
          <table:table-cell office:value-type="float" office:value="-0.0282704731454435" calcext:value-type="float">
            <text:p>-0.028270473145444</text:p>
          </table:table-cell>
        </table:table-row>
        <table:table-row table:style-name="ro1">
          <table:table-cell office:value-type="float" office:value="6.60656883298393" calcext:value-type="float">
            <text:p>6.6065688329839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0842068483578" calcext:value-type="float">
            <text:p>36.0842068483578</text:p>
          </table:table-cell>
          <table:table-cell office:value-type="float" office:value="-0.0302029880792611" calcext:value-type="float">
            <text:p>-0.030202988079261</text:p>
          </table:table-cell>
        </table:table-row>
        <table:table-row table:style-name="ro1">
          <table:table-cell office:value-type="float" office:value="7.09923130677847" calcext:value-type="float">
            <text:p>7.0992313067784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4126484975542" calcext:value-type="float">
            <text:p>36.4126484975542</text:p>
          </table:table-cell>
          <table:table-cell office:value-type="float" office:value="-0.0321741533117549" calcext:value-type="float">
            <text:p>-0.032174153311755</text:p>
          </table:table-cell>
        </table:table-row>
        <table:table-row table:style-name="ro1">
          <table:table-cell office:value-type="float" office:value="7.59189378057302" calcext:value-type="float">
            <text:p>7.59189378057302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7410901467505" calcext:value-type="float">
            <text:p>36.7410901467505</text:p>
          </table:table-cell>
          <table:table-cell office:value-type="float" office:value="-0.0340680179468961" calcext:value-type="float">
            <text:p>-0.034068017946896</text:p>
          </table:table-cell>
        </table:table-row>
        <table:table-row table:style-name="ro1">
          <table:table-cell office:value-type="float" office:value="8.08455625436757" calcext:value-type="float">
            <text:p>8.0845562543675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7.0695317959469" calcext:value-type="float">
            <text:p>37.0695317959469</text:p>
          </table:table-cell>
          <table:table-cell office:value-type="float" office:value="-0.0360005328807137" calcext:value-type="float">
            <text:p>-0.036000532880714</text:p>
          </table:table-cell>
        </table:table-row>
        <table:table-row table:style-name="ro1">
          <table:table-cell office:value-type="float" office:value="8.57721872816212" calcext:value-type="float">
            <text:p>8.57721872816212</text:p>
          </table:table-cell>
          <table:table-cell office:value-type="float" office:value="-0.00215575467312264" calcext:value-type="float">
            <text:p>-0.002155754673123</text:p>
          </table:table-cell>
          <table:table-cell/>
          <table:table-cell office:value-type="float" office:value="37.3979734451432" calcext:value-type="float">
            <text:p>37.3979734451432</text:p>
          </table:table-cell>
          <table:table-cell office:value-type="float" office:value="-0.0378943975158548" calcext:value-type="float">
            <text:p>-0.037894397515855</text:p>
          </table:table-cell>
        </table:table-row>
        <table:table-row table:style-name="ro1">
          <table:table-cell office:value-type="float" office:value="9.06988120195667" calcext:value-type="float">
            <text:p>9.0698812019566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7.7264150943396" calcext:value-type="float">
            <text:p>37.7264150943396</text:p>
          </table:table-cell>
          <table:table-cell office:value-type="float" office:value="-0.0399042130470251" calcext:value-type="float">
            <text:p>-0.039904213047025</text:p>
          </table:table-cell>
        </table:table-row>
        <table:table-row table:style-name="ro1">
          <table:table-cell office:value-type="float" office:value="9.56254367575122" calcext:value-type="float">
            <text:p>9.56254367575122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8.054856743536" calcext:value-type="float">
            <text:p>38.054856743536</text:p>
          </table:table-cell>
          <table:table-cell office:value-type="float" office:value="-0.0417594273834899" calcext:value-type="float">
            <text:p>-0.04175942738349</text:p>
          </table:table-cell>
        </table:table-row>
        <table:table-row table:style-name="ro1">
          <table:table-cell office:value-type="float" office:value="10.0552061495458" calcext:value-type="float">
            <text:p>10.055206149545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8.3832983927324" calcext:value-type="float">
            <text:p>38.3832983927324</text:p>
          </table:table-cell>
          <table:table-cell office:value-type="float" office:value="-0.0437692429146602" calcext:value-type="float">
            <text:p>-0.04376924291466</text:p>
          </table:table-cell>
        </table:table-row>
        <table:table-row table:style-name="ro1">
          <table:table-cell office:value-type="float" office:value="10.5478686233403" calcext:value-type="float">
            <text:p>10.5478686233403</text:p>
          </table:table-cell>
          <table:table-cell office:value-type="float" office:value="-0.0018980860152803" calcext:value-type="float">
            <text:p>-0.00189808601528</text:p>
          </table:table-cell>
          <table:table-cell/>
          <table:table-cell office:value-type="float" office:value="38.7117400419287" calcext:value-type="float">
            <text:p>38.7117400419287</text:p>
          </table:table-cell>
          <table:table-cell office:value-type="float" office:value="-0.0457017578484777" calcext:value-type="float">
            <text:p>-0.045701757848478</text:p>
          </table:table-cell>
        </table:table-row>
        <table:table-row table:style-name="ro1">
          <table:table-cell office:value-type="float" office:value="11.0405310971349" calcext:value-type="float">
            <text:p>11.0405310971349</text:p>
          </table:table-cell>
          <table:table-cell office:value-type="float" office:value="-0.00171771795479066" calcext:value-type="float">
            <text:p>-0.001717717954791</text:p>
          </table:table-cell>
          <table:table-cell table:number-columns-repeated="3"/>
        </table:table-row>
        <table:table-row table:style-name="ro1">
          <table:table-cell office:value-type="float" office:value="11.5331935709294" calcext:value-type="float">
            <text:p>11.5331935709294</text:p>
          </table:table-cell>
          <table:table-cell office:value-type="float" office:value="-0.00143428243116409" calcext:value-type="float">
            <text:p>-0.001434282431164</text:p>
          </table:table-cell>
          <table:table-cell table:number-columns-repeated="3"/>
        </table:table-row>
        <table:table-row table:style-name="ro1">
          <table:table-cell office:value-type="float" office:value="12.025856044724" calcext:value-type="float">
            <text:p>12.025856044724</text:p>
          </table:table-cell>
          <table:table-cell office:value-type="float" office:value="-0.00127968123645868" calcext:value-type="float">
            <text:p>-0.001279681236459</text:p>
          </table:table-cell>
          <table:table-cell table:number-columns-repeated="3"/>
        </table:table-row>
        <table:table-row table:style-name="ro1">
          <table:table-cell office:value-type="float" office:value="12.5185185185185" calcext:value-type="float">
            <text:p>12.5185185185185</text:p>
          </table:table-cell>
          <table:table-cell office:value-type="float" office:value="-0.00109931317596905" calcext:value-type="float">
            <text:p>-0.001099313175969</text:p>
          </table:table-cell>
          <table:table-cell table:number-columns-repeated="3"/>
        </table:table-row>
        <table:table-row table:style-name="ro1">
          <table:table-cell office:value-type="float" office:value="13.0111809923131" calcext:value-type="float">
            <text:p>13.0111809923131</text:p>
          </table:table-cell>
          <table:table-cell office:value-type="float" office:value="-0.000841644518126718" calcext:value-type="float">
            <text:p>-0.000841644518127</text:p>
          </table:table-cell>
          <table:table-cell table:number-columns-repeated="3"/>
        </table:table-row>
        <table:table-row table:style-name="ro1">
          <table:table-cell office:value-type="float" office:value="13.5038434661076" calcext:value-type="float">
            <text:p>13.5038434661076</text:p>
          </table:table-cell>
          <table:table-cell office:value-type="float" office:value="-0.000712810189205545" calcext:value-type="float">
            <text:p>-0.000712810189206</text:p>
          </table:table-cell>
          <table:table-cell table:number-columns-repeated="3"/>
        </table:table-row>
        <table:table-row table:style-name="ro1">
          <table:table-cell office:value-type="float" office:value="13.9965059399022" calcext:value-type="float">
            <text:p>13.9965059399022</text:p>
          </table:table-cell>
          <table:table-cell office:value-type="float" office:value="-0.000480908397147442" calcext:value-type="float">
            <text:p>-0.000480908397147</text:p>
          </table:table-cell>
          <table:table-cell table:number-columns-repeated="3"/>
        </table:table-row>
        <table:table-row table:style-name="ro1">
          <table:table-cell office:value-type="float" office:value="14.4891684136967" calcext:value-type="float">
            <text:p>14.4891684136967</text:p>
          </table:table-cell>
          <table:table-cell office:value-type="float" office:value="-0.000223239739305107" calcext:value-type="float">
            <text:p>-0.000223239739305</text:p>
          </table:table-cell>
          <table:table-cell table:number-columns-repeated="3"/>
        </table:table-row>
        <table:table-row table:style-name="ro1">
          <table:table-cell office:value-type="float" office:value="14.9818308874913" calcext:value-type="float">
            <text:p>14.9818308874913</text:p>
          </table:table-cell>
          <table:table-cell office:value-type="float" office:value="-0.000120172276168166" calcext:value-type="float">
            <text:p>-0.000120172276168</text:p>
          </table:table-cell>
          <table:table-cell table:number-columns-repeated="3"/>
        </table:table-row>
        <table:table-row table:style-name="ro1">
          <table:table-cell office:value-type="float" office:value="15.4744933612858" calcext:value-type="float">
            <text:p>15.4744933612858</text:p>
          </table:table-cell>
          <table:table-cell office:value-type="float" office:value="0.000137496381674169" calcext:value-type="float">
            <text:p>0.000137496381674</text:p>
          </table:table-cell>
          <table:table-cell table:number-columns-repeated="3"/>
        </table:table-row>
        <table:table-row table:style-name="ro1">
          <table:table-cell office:value-type="float" office:value="15.9671558350804" calcext:value-type="float">
            <text:p>15.9671558350804</text:p>
          </table:table-cell>
          <table:table-cell office:value-type="float" office:value="0.000343631307948039" calcext:value-type="float">
            <text:p>0.000343631307948</text:p>
          </table:table-cell>
          <table:table-cell table:number-columns-repeated="3"/>
        </table:table-row>
        <table:table-row table:style-name="ro1">
          <table:table-cell office:value-type="float" office:value="16.4598183088749" calcext:value-type="float">
            <text:p>16.4598183088749</text:p>
          </table:table-cell>
          <table:table-cell office:value-type="float" office:value="0.000472465636869205" calcext:value-type="float">
            <text:p>0.000472465636869</text:p>
          </table:table-cell>
          <table:table-cell table:number-columns-repeated="3"/>
        </table:table-row>
        <table:table-row table:style-name="ro1">
          <table:table-cell office:value-type="float" office:value="16.9524807826695" calcext:value-type="float">
            <text:p>16.9524807826695</text:p>
          </table:table-cell>
          <table:table-cell office:value-type="float" office:value="0.00075590116049578" calcext:value-type="float">
            <text:p>0.000755901160496</text:p>
          </table:table-cell>
          <table:table-cell table:number-columns-repeated="3"/>
        </table:table-row>
        <table:table-row table:style-name="ro1">
          <table:table-cell office:value-type="float" office:value="17.445143256464" calcext:value-type="float">
            <text:p>17.445143256464</text:p>
          </table:table-cell>
          <table:table-cell office:value-type="float" office:value="0.000910502355201182" calcext:value-type="float">
            <text:p>0.000910502355201</text:p>
          </table:table-cell>
          <table:table-cell table:number-columns-repeated="3"/>
        </table:table-row>
        <table:table-row table:style-name="ro1">
          <table:table-cell office:value-type="float" office:value="17.9378057302586" calcext:value-type="float">
            <text:p>17.9378057302586</text:p>
          </table:table-cell>
          <table:table-cell office:value-type="float" office:value="0.00106510354990658" calcext:value-type="float">
            <text:p>0.001065103549907</text:p>
          </table:table-cell>
          <table:table-cell table:number-columns-repeated="3"/>
        </table:table-row>
        <table:table-row table:style-name="ro1">
          <table:table-cell office:value-type="float" office:value="18.4304682040531" calcext:value-type="float">
            <text:p>18.4304682040531</text:p>
          </table:table-cell>
          <table:table-cell office:value-type="float" office:value="0.00137430593931739" calcext:value-type="float">
            <text:p>0.001374305939317</text:p>
          </table:table-cell>
          <table:table-cell table:number-columns-repeated="3"/>
        </table:table-row>
        <table:table-row table:style-name="ro1">
          <table:table-cell office:value-type="float" office:value="18.9231306778477" calcext:value-type="float">
            <text:p>18.9231306778477</text:p>
          </table:table-cell>
          <table:table-cell office:value-type="float" office:value="0.00150314026823856" calcext:value-type="float">
            <text:p>0.001503140268239</text:p>
          </table:table-cell>
          <table:table-cell table:number-columns-repeated="3"/>
        </table:table-row>
        <table:table-row table:style-name="ro1">
          <table:table-cell office:value-type="float" office:value="19.4157931516422" calcext:value-type="float">
            <text:p>19.4157931516422</text:p>
          </table:table-cell>
          <table:table-cell office:value-type="float" office:value="0.00168350832872819" calcext:value-type="float">
            <text:p>0.001683508328728</text:p>
          </table:table-cell>
          <table:table-cell table:number-columns-repeated="3"/>
        </table:table-row>
        <table:table-row table:style-name="ro1">
          <table:table-cell office:value-type="float" office:value="19.9084556254368" calcext:value-type="float">
            <text:p>19.9084556254368</text:p>
          </table:table-cell>
          <table:table-cell office:value-type="float" office:value="0.00194117698657053" calcext:value-type="float">
            <text:p>0.001941176986571</text:p>
          </table:table-cell>
          <table:table-cell table:number-columns-repeated="3"/>
        </table:table-row>
        <table:table-row table:style-name="ro1">
          <table:table-cell office:value-type="float" office:value="20.4011180992313" calcext:value-type="float">
            <text:p>20.4011180992313</text:p>
          </table:table-cell>
          <table:table-cell office:value-type="float" office:value="0.0020700113154917" calcext:value-type="float">
            <text:p>0.002070011315492</text:p>
          </table:table-cell>
          <table:table-cell table:number-columns-repeated="3"/>
        </table:table-row>
        <table:table-row table:style-name="ro1">
          <table:table-cell office:value-type="float" office:value="20.8937805730259" calcext:value-type="float">
            <text:p>20.8937805730259</text:p>
          </table:table-cell>
          <table:table-cell office:value-type="float" office:value="0.0023019131075498" calcext:value-type="float">
            <text:p>0.00230191310755</text:p>
          </table:table-cell>
          <table:table-cell table:number-columns-repeated="3"/>
        </table:table-row>
        <table:table-row table:style-name="ro1">
          <table:table-cell office:value-type="float" office:value="21.3864430468204" calcext:value-type="float">
            <text:p>21.3864430468204</text:p>
          </table:table-cell>
          <table:table-cell office:value-type="float" office:value="0.00255958176539214" calcext:value-type="float">
            <text:p>0.002559581765392</text:p>
          </table:table-cell>
          <table:table-cell table:number-columns-repeated="3"/>
        </table:table-row>
        <table:table-row table:style-name="ro1">
          <table:table-cell office:value-type="float" office:value="21.879105520615" calcext:value-type="float">
            <text:p>21.879105520615</text:p>
          </table:table-cell>
          <table:table-cell office:value-type="float" office:value="0.00268841609431331" calcext:value-type="float">
            <text:p>0.002688416094313</text:p>
          </table:table-cell>
          <table:table-cell table:number-columns-repeated="3"/>
        </table:table-row>
        <table:table-row table:style-name="ro1">
          <table:table-cell office:value-type="float" office:value="22.3717679944095" calcext:value-type="float">
            <text:p>22.3717679944095</text:p>
          </table:table-cell>
          <table:table-cell office:value-type="float" office:value="0.00292031788637141" calcext:value-type="float">
            <text:p>0.002920317886371</text:p>
          </table:table-cell>
          <table:table-cell table:number-columns-repeated="3"/>
        </table:table-row>
        <table:table-row table:style-name="ro1">
          <table:table-cell office:value-type="float" office:value="22.864430468204" calcext:value-type="float">
            <text:p>22.864430468204</text:p>
          </table:table-cell>
          <table:table-cell office:value-type="float" office:value="0.00310068594686105" calcext:value-type="float">
            <text:p>0.003100685946861</text:p>
          </table:table-cell>
          <table:table-cell table:number-columns-repeated="3"/>
        </table:table-row>
        <table:table-row table:style-name="ro1">
          <table:table-cell office:value-type="float" office:value="23.3570929419986" calcext:value-type="float">
            <text:p>23.3570929419986</text:p>
          </table:table-cell>
          <table:table-cell office:value-type="float" office:value="0.00325528714156645" calcext:value-type="float">
            <text:p>0.003255287141566</text:p>
          </table:table-cell>
          <table:table-cell table:number-columns-repeated="3"/>
        </table:table-row>
        <table:table-row table:style-name="ro1">
          <table:table-cell office:value-type="float" office:value="23.8497554157931" calcext:value-type="float">
            <text:p>23.8497554157931</text:p>
          </table:table-cell>
          <table:table-cell office:value-type="float" office:value="0.00353872266519302" calcext:value-type="float">
            <text:p>0.003538722665193</text:p>
          </table:table-cell>
          <table:table-cell table:number-columns-repeated="3"/>
        </table:table-row>
        <table:table-row table:style-name="ro1">
          <table:table-cell office:value-type="float" office:value="24.3424178895877" calcext:value-type="float">
            <text:p>24.3424178895877</text:p>
          </table:table-cell>
          <table:table-cell office:value-type="float" office:value="0.00371909072568266" calcext:value-type="float">
            <text:p>0.003719090725683</text:p>
          </table:table-cell>
          <table:table-cell table:number-columns-repeated="3"/>
        </table:table-row>
        <table:table-row table:style-name="ro1">
          <table:table-cell office:value-type="float" office:value="24.8350803633822" calcext:value-type="float">
            <text:p>24.8350803633822</text:p>
          </table:table-cell>
          <table:table-cell office:value-type="float" office:value="0.00384792505460383" calcext:value-type="float">
            <text:p>0.003847925054604</text:p>
          </table:table-cell>
          <table:table-cell table:number-columns-repeated="3"/>
        </table:table-row>
        <table:table-row table:style-name="ro1">
          <table:table-cell office:value-type="float" office:value="25.3277428371768" calcext:value-type="float">
            <text:p>25.3277428371768</text:p>
          </table:table-cell>
          <table:table-cell office:value-type="float" office:value="0.00415712744401463" calcext:value-type="float">
            <text:p>0.004157127444015</text:p>
          </table:table-cell>
          <table:table-cell table:number-columns-repeated="3"/>
        </table:table-row>
        <table:table-row table:style-name="ro1">
          <table:table-cell office:value-type="float" office:value="25.8204053109713" calcext:value-type="float">
            <text:p>25.8204053109713</text:p>
          </table:table-cell>
          <table:table-cell office:value-type="float" office:value="0.0042859617729358" calcext:value-type="float">
            <text:p>0.004285961772936</text:p>
          </table:table-cell>
          <table:table-cell table:number-columns-repeated="3"/>
        </table:table-row>
        <table:table-row table:style-name="ro1">
          <table:table-cell office:value-type="float" office:value="26.3130677847659" calcext:value-type="float">
            <text:p>26.3130677847659</text:p>
          </table:table-cell>
          <table:table-cell office:value-type="float" office:value="0.00446632983342544" calcext:value-type="float">
            <text:p>0.004466329833425</text:p>
          </table:table-cell>
          <table:table-cell table:number-columns-repeated="3"/>
        </table:table-row>
        <table:table-row table:style-name="ro1">
          <table:table-cell office:value-type="float" office:value="26.8057302585604" calcext:value-type="float">
            <text:p>26.8057302585604</text:p>
          </table:table-cell>
          <table:table-cell office:value-type="float" office:value="0.00474976535705201" calcext:value-type="float">
            <text:p>0.004749765357052</text:p>
          </table:table-cell>
          <table:table-cell table:number-columns-repeated="3"/>
        </table:table-row>
        <table:table-row table:style-name="ro1">
          <table:table-cell office:value-type="float" office:value="27.298392732355" calcext:value-type="float">
            <text:p>27.298392732355</text:p>
          </table:table-cell>
          <table:table-cell office:value-type="float" office:value="0.00485283282018894" calcext:value-type="float">
            <text:p>0.004852832820189</text:p>
          </table:table-cell>
          <table:table-cell table:number-columns-repeated="3"/>
        </table:table-row>
        <table:table-row table:style-name="ro1">
          <table:table-cell office:value-type="float" office:value="27.7910552061495" calcext:value-type="float">
            <text:p>27.7910552061495</text:p>
          </table:table-cell>
          <table:table-cell office:value-type="float" office:value="0.00508473461224705" calcext:value-type="float">
            <text:p>0.005084734612247</text:p>
          </table:table-cell>
          <table:table-cell table:number-columns-repeated="3"/>
        </table:table-row>
        <table:table-row table:style-name="ro1">
          <table:table-cell office:value-type="float" office:value="28.2837176799441" calcext:value-type="float">
            <text:p>28.2837176799441</text:p>
          </table:table-cell>
          <table:table-cell office:value-type="float" office:value="0.00531663640430515" calcext:value-type="float">
            <text:p>0.005316636404305</text:p>
          </table:table-cell>
          <table:table-cell table:number-columns-repeated="3"/>
        </table:table-row>
        <table:table-row table:style-name="ro1">
          <table:table-cell office:value-type="float" office:value="28.7763801537386" calcext:value-type="float">
            <text:p>28.7763801537386</text:p>
          </table:table-cell>
          <table:table-cell office:value-type="float" office:value="0.00547123759901055" calcext:value-type="float">
            <text:p>0.005471237599011</text:p>
          </table:table-cell>
          <table:table-cell table:number-columns-repeated="3"/>
        </table:table-row>
        <table:table-row table:style-name="ro1">
          <table:table-cell office:value-type="float" office:value="29.2690426275332" calcext:value-type="float">
            <text:p>29.2690426275332</text:p>
          </table:table-cell>
          <table:table-cell office:value-type="float" office:value="0.00570313939106866" calcext:value-type="float">
            <text:p>0.005703139391069</text:p>
          </table:table-cell>
          <table:table-cell table:number-columns-repeated="3"/>
        </table:table-row>
        <table:table-row table:style-name="ro1">
          <table:table-cell office:value-type="float" office:value="29.7617051013277" calcext:value-type="float">
            <text:p>29.7617051013277</text:p>
          </table:table-cell>
          <table:table-cell office:value-type="float" office:value="0.00585774058577406" calcext:value-type="float">
            <text:p>0.005857740585774</text:p>
          </table:table-cell>
          <table:table-cell table:number-columns-repeated="3"/>
        </table:table-row>
        <table:table-row table:style-name="ro1">
          <table:table-cell office:value-type="float" office:value="30.1722571628232" calcext:value-type="float">
            <text:p>30.1722571628232</text:p>
          </table:table-cell>
          <table:table-cell office:value-type="float" office:value="0.00465958132680719" calcext:value-type="float">
            <text:p>0.004659581326807</text:p>
          </table:table-cell>
          <table:table-cell table:number-columns-repeated="3"/>
        </table:table-row>
        <table:table-row table:style-name="ro1">
          <table:table-cell office:value-type="float" office:value="30.5006988120196" calcext:value-type="float">
            <text:p>30.5006988120196</text:p>
          </table:table-cell>
          <table:table-cell office:value-type="float" office:value="0.00272706639298966" calcext:value-type="float">
            <text:p>0.00272706639299</text:p>
          </table:table-cell>
          <table:table-cell table:number-columns-repeated="3"/>
        </table:table-row>
        <table:table-row table:style-name="ro1">
          <table:table-cell office:value-type="float" office:value="30.8291404612159" calcext:value-type="float">
            <text:p>30.8291404612159</text:p>
          </table:table-cell>
          <table:table-cell office:value-type="float" office:value="0.000794551459172128" calcext:value-type="float">
            <text:p>0.000794551459172</text:p>
          </table:table-cell>
          <table:table-cell table:number-columns-repeated="3"/>
        </table:table-row>
        <table:table-row table:style-name="ro1">
          <table:table-cell office:value-type="float" office:value="31.1575821104123" calcext:value-type="float">
            <text:p>31.1575821104123</text:p>
          </table:table-cell>
          <table:table-cell office:value-type="float" office:value="-0.00117661377332175" calcext:value-type="float">
            <text:p>-0.001176613773322</text:p>
          </table:table-cell>
          <table:table-cell table:number-columns-repeated="3"/>
        </table:table-row>
        <table:table-row table:style-name="ro1">
          <table:table-cell office:value-type="float" office:value="31.4860237596087" calcext:value-type="float">
            <text:p>31.4860237596087</text:p>
          </table:table-cell>
          <table:table-cell office:value-type="float" office:value="-0.00310912870713928" calcext:value-type="float">
            <text:p>-0.003109128707139</text:p>
          </table:table-cell>
          <table:table-cell table:number-columns-repeated="3"/>
        </table:table-row>
        <table:table-row table:style-name="ro1">
          <table:table-cell office:value-type="float" office:value="31.814465408805" calcext:value-type="float">
            <text:p>31.814465408805</text:p>
          </table:table-cell>
          <table:table-cell office:value-type="float" office:value="-0.00500299334228047" calcext:value-type="float">
            <text:p>-0.00500299334228</text:p>
          </table:table-cell>
          <table:table-cell table:number-columns-repeated="3"/>
        </table:table-row>
        <table:table-row table:style-name="ro1">
          <table:table-cell office:value-type="float" office:value="32.1429070580014" calcext:value-type="float">
            <text:p>32.1429070580014</text:p>
          </table:table-cell>
          <table:table-cell office:value-type="float" office:value="-0.00697415857477435" calcext:value-type="float">
            <text:p>-0.006974158574774</text:p>
          </table:table-cell>
          <table:table-cell table:number-columns-repeated="3"/>
        </table:table-row>
        <table:table-row table:style-name="ro1">
          <table:table-cell office:value-type="float" office:value="32.4713487071978" calcext:value-type="float">
            <text:p>32.4713487071978</text:p>
          </table:table-cell>
          <table:table-cell office:value-type="float" office:value="-0.00894532380726823" calcext:value-type="float">
            <text:p>-0.008945323807268</text:p>
          </table:table-cell>
          <table:table-cell table:number-columns-repeated="3"/>
        </table:table-row>
        <table:table-row table:style-name="ro1">
          <table:table-cell office:value-type="float" office:value="32.7997903563941" calcext:value-type="float">
            <text:p>32.7997903563941</text:p>
          </table:table-cell>
          <table:table-cell office:value-type="float" office:value="-0.0108391884424094" calcext:value-type="float">
            <text:p>-0.010839188442409</text:p>
          </table:table-cell>
          <table:table-cell table:number-columns-repeated="3"/>
        </table:table-row>
        <table:table-row table:style-name="ro1">
          <table:table-cell office:value-type="float" office:value="33.1282320055905" calcext:value-type="float">
            <text:p>33.1282320055905</text:p>
          </table:table-cell>
          <table:table-cell office:value-type="float" office:value="-0.0128103536749033" calcext:value-type="float">
            <text:p>-0.012810353674903</text:p>
          </table:table-cell>
          <table:table-cell table:number-columns-repeated="3"/>
        </table:table-row>
        <table:table-row table:style-name="ro1">
          <table:table-cell office:value-type="float" office:value="33.4566736547869" calcext:value-type="float">
            <text:p>33.4566736547869</text:p>
          </table:table-cell>
          <table:table-cell office:value-type="float" office:value="-0.0147042183100445" calcext:value-type="float">
            <text:p>-0.014704218310045</text:p>
          </table:table-cell>
          <table:table-cell table:number-columns-repeated="3"/>
        </table:table-row>
        <table:table-row table:style-name="ro1">
          <table:table-cell office:value-type="float" office:value="33.7851153039832" calcext:value-type="float">
            <text:p>33.7851153039832</text:p>
          </table:table-cell>
          <table:table-cell office:value-type="float" office:value="-0.0166753835425384" calcext:value-type="float">
            <text:p>-0.016675383542538</text:p>
          </table:table-cell>
          <table:table-cell table:number-columns-repeated="3"/>
        </table:table-row>
        <table:table-row table:style-name="ro1">
          <table:table-cell office:value-type="float" office:value="34.1135569531796" calcext:value-type="float">
            <text:p>34.1135569531796</text:p>
          </table:table-cell>
          <table:table-cell office:value-type="float" office:value="-0.0185692481776795" calcext:value-type="float">
            <text:p>-0.01856924817768</text:p>
          </table:table-cell>
          <table:table-cell table:number-columns-repeated="3"/>
        </table:table-row>
        <table:table-row table:style-name="ro1">
          <table:table-cell office:value-type="float" office:value="34.441998602376" calcext:value-type="float">
            <text:p>34.441998602376</text:p>
          </table:table-cell>
          <table:table-cell office:value-type="float" office:value="-0.0205017631114971" calcext:value-type="float">
            <text:p>-0.020501763111497</text:p>
          </table:table-cell>
          <table:table-cell table:number-columns-repeated="3"/>
        </table:table-row>
        <table:table-row table:style-name="ro1">
          <table:table-cell office:value-type="float" office:value="34.7704402515723" calcext:value-type="float">
            <text:p>34.7704402515723</text:p>
          </table:table-cell>
          <table:table-cell office:value-type="float" office:value="-0.0224342780453146" calcext:value-type="float">
            <text:p>-0.022434278045315</text:p>
          </table:table-cell>
          <table:table-cell table:number-columns-repeated="3"/>
        </table:table-row>
        <table:table-row table:style-name="ro1">
          <table:table-cell office:value-type="float" office:value="35.0988819007687" calcext:value-type="float">
            <text:p>35.0988819007687</text:p>
          </table:table-cell>
          <table:table-cell office:value-type="float" office:value="-0.0244440935764848" calcext:value-type="float">
            <text:p>-0.024444093576485</text:p>
          </table:table-cell>
          <table:table-cell table:number-columns-repeated="3"/>
        </table:table-row>
        <table:table-row table:style-name="ro1">
          <table:table-cell office:value-type="float" office:value="35.427323549965" calcext:value-type="float">
            <text:p>35.427323549965</text:p>
          </table:table-cell>
          <table:table-cell office:value-type="float" office:value="-0.0262993079129497" calcext:value-type="float">
            <text:p>-0.02629930791295</text:p>
          </table:table-cell>
          <table:table-cell table:number-columns-repeated="3"/>
        </table:table-row>
        <table:table-row table:style-name="ro1">
          <table:table-cell office:value-type="float" office:value="35.7557651991614" calcext:value-type="float">
            <text:p>35.7557651991614</text:p>
          </table:table-cell>
          <table:table-cell office:value-type="float" office:value="-0.0282704731454435" calcext:value-type="float">
            <text:p>-0.028270473145444</text:p>
          </table:table-cell>
          <table:table-cell table:number-columns-repeated="3"/>
        </table:table-row>
        <table:table-row table:style-name="ro1">
          <table:table-cell office:value-type="float" office:value="36.0842068483578" calcext:value-type="float">
            <text:p>36.0842068483578</text:p>
          </table:table-cell>
          <table:table-cell office:value-type="float" office:value="-0.0302029880792611" calcext:value-type="float">
            <text:p>-0.030202988079261</text:p>
          </table:table-cell>
          <table:table-cell table:number-columns-repeated="3"/>
        </table:table-row>
        <table:table-row table:style-name="ro1">
          <table:table-cell office:value-type="float" office:value="36.4126484975542" calcext:value-type="float">
            <text:p>36.4126484975542</text:p>
          </table:table-cell>
          <table:table-cell office:value-type="float" office:value="-0.0321741533117549" calcext:value-type="float">
            <text:p>-0.032174153311755</text:p>
          </table:table-cell>
          <table:table-cell table:number-columns-repeated="3"/>
        </table:table-row>
        <table:table-row table:style-name="ro1">
          <table:table-cell office:value-type="float" office:value="36.7410901467505" calcext:value-type="float">
            <text:p>36.7410901467505</text:p>
          </table:table-cell>
          <table:table-cell office:value-type="float" office:value="-0.0340680179468961" calcext:value-type="float">
            <text:p>-0.034068017946896</text:p>
          </table:table-cell>
          <table:table-cell table:number-columns-repeated="3"/>
        </table:table-row>
        <table:table-row table:style-name="ro1">
          <table:table-cell office:value-type="float" office:value="37.0695317959469" calcext:value-type="float">
            <text:p>37.0695317959469</text:p>
          </table:table-cell>
          <table:table-cell office:value-type="float" office:value="-0.0360005328807137" calcext:value-type="float">
            <text:p>-0.036000532880714</text:p>
          </table:table-cell>
          <table:table-cell table:number-columns-repeated="3"/>
        </table:table-row>
        <table:table-row table:style-name="ro1">
          <table:table-cell office:value-type="float" office:value="37.3979734451432" calcext:value-type="float">
            <text:p>37.3979734451432</text:p>
          </table:table-cell>
          <table:table-cell office:value-type="float" office:value="-0.0378943975158548" calcext:value-type="float">
            <text:p>-0.037894397515855</text:p>
          </table:table-cell>
          <table:table-cell table:number-columns-repeated="3"/>
        </table:table-row>
        <table:table-row table:style-name="ro1">
          <table:table-cell office:value-type="float" office:value="37.7264150943396" calcext:value-type="float">
            <text:p>37.7264150943396</text:p>
          </table:table-cell>
          <table:table-cell office:value-type="float" office:value="-0.0399042130470251" calcext:value-type="float">
            <text:p>-0.039904213047025</text:p>
          </table:table-cell>
          <table:table-cell table:number-columns-repeated="3"/>
        </table:table-row>
        <table:table-row table:style-name="ro1">
          <table:table-cell office:value-type="float" office:value="38.054856743536" calcext:value-type="float">
            <text:p>38.054856743536</text:p>
          </table:table-cell>
          <table:table-cell office:value-type="float" office:value="-0.0417594273834899" calcext:value-type="float">
            <text:p>-0.04175942738349</text:p>
          </table:table-cell>
          <table:table-cell table:number-columns-repeated="3"/>
        </table:table-row>
        <table:table-row table:style-name="ro1">
          <table:table-cell office:value-type="float" office:value="38.3832983927324" calcext:value-type="float">
            <text:p>38.3832983927324</text:p>
          </table:table-cell>
          <table:table-cell office:value-type="float" office:value="-0.0437692429146602" calcext:value-type="float">
            <text:p>-0.04376924291466</text:p>
          </table:table-cell>
          <table:table-cell table:number-columns-repeated="3"/>
        </table:table-row>
        <table:table-row table:style-name="ro1">
          <table:table-cell office:value-type="float" office:value="38.7117400419287" calcext:value-type="float">
            <text:p>38.7117400419287</text:p>
          </table:table-cell>
          <table:table-cell office:value-type="float" office:value="-0.0457017578484777" calcext:value-type="float">
            <text:p>-0.045701757848478</text:p>
          </table:table-cell>
          <table:table-cell table:number-columns-repeated="3"/>
        </table:table-row>
        <table:table-row table:style-name="ro1">
          <table:table-cell office:value-type="float" office:value="39.1222921034242" calcext:value-type="float">
            <text:p>39.1222921034242</text:p>
          </table:table-cell>
          <table:table-cell office:value-type="float" office:value="-0.0470674017350421" calcext:value-type="float">
            <text:p>-0.047067401735042</text:p>
          </table:table-cell>
          <table:table-cell table:number-columns-repeated="3"/>
        </table:table-row>
        <table:table-row table:style-name="ro1">
          <table:table-cell office:value-type="float" office:value="39.6149545772187" calcext:value-type="float">
            <text:p>39.6149545772187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0.1076170510133" calcext:value-type="float">
            <text:p>40.1076170510133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0.6002795248078" calcext:value-type="float">
            <text:p>40.6002795248078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0929419986024" calcext:value-type="float">
            <text:p>41.0929419986024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5856044723969" calcext:value-type="float">
            <text:p>41.5856044723969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9140461215933" calcext:value-type="float">
            <text:p>41.9140461215933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</table:table>
      <table:table table:name="Maize" table:style-name="ta1">
        <table:shapes>
          <draw:frame draw:z-index="0" draw:style-name="gr1" draw:text-style-name="P1" svg:width="1201.04pt" svg:height="675.55pt" svg:x="130.85pt" svg:y="2.83pt">
            <draw:object draw:notify-on-update-of-ranges="Maize.A2:Maize.A142 Maize.B1:Maize.B1 Maize.B2:Maize.B1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</table:table-row>
        <table:table-row table:style-name="ro1">
          <table:table-cell office:value-type="float" office:value="0.205514116879173" calcext:value-type="float">
            <text:p>0.205514116879173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0.574622776185772" calcext:value-type="float">
            <text:p>0.574622776185772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0.943731435492372" calcext:value-type="float">
            <text:p>0.943731435492372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31284009479897" calcext:value-type="float">
            <text:p>1.3128400947989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68194875410557" calcext:value-type="float">
            <text:p>1.6819487541055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.74346686399" calcext:value-type="float">
            <text:p>1.74346686399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05105741341217" calcext:value-type="float">
            <text:p>2.0510574134121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1125755232966" calcext:value-type="float">
            <text:p>2.1125755232966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42016607271877" calcext:value-type="float">
            <text:p>2.4201660727187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4816841826032" calcext:value-type="float">
            <text:p>2.4816841826032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2.78927473202537" calcext:value-type="float">
            <text:p>2.7892747320253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2.8507928419098" calcext:value-type="float">
            <text:p>2.8507928419098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15838339133197" calcext:value-type="float">
            <text:p>3.1583833913319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2199015012164" calcext:value-type="float">
            <text:p>3.2199015012164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52749205063857" calcext:value-type="float">
            <text:p>3.5274920506385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589010160523" calcext:value-type="float">
            <text:p>3.589010160523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3.89660070994517" calcext:value-type="float">
            <text:p>3.89660070994517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3.9581188198296" calcext:value-type="float">
            <text:p>3.9581188198296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4.26570936925176" calcext:value-type="float">
            <text:p>4.265709369251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4.3272274791362" calcext:value-type="float">
            <text:p>4.3272274791362</text:p>
          </table:table-cell>
          <table:table-cell office:value-type="float" office:value="-0.0673541874376869" calcext:value-type="float">
            <text:p>-0.067354187437687</text:p>
          </table:table-cell>
        </table:table-row>
        <table:table-row table:style-name="ro1">
          <table:table-cell office:value-type="float" office:value="4.63481802855836" calcext:value-type="float">
            <text:p>4.634818028558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00392668786496" calcext:value-type="float">
            <text:p>5.0039266878649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37303534717156" calcext:value-type="float">
            <text:p>5.3730353471715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5.74214400647816" calcext:value-type="float">
            <text:p>5.7421440064781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11125266578476" calcext:value-type="float">
            <text:p>6.111252665784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48036132509136" calcext:value-type="float">
            <text:p>6.480361325091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6.84946998439796" calcext:value-type="float">
            <text:p>6.8494699843979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21857864370456" calcext:value-type="float">
            <text:p>7.2185786437045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58768730301116" calcext:value-type="float">
            <text:p>7.5876873030111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7.95679596231776" calcext:value-type="float">
            <text:p>7.9567959623177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8.32590462162436" calcext:value-type="float">
            <text:p>8.32590462162436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8.69501328093095" calcext:value-type="float">
            <text:p>8.6950132809309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06412194023755" calcext:value-type="float">
            <text:p>9.0641219402375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43323059954415" calcext:value-type="float">
            <text:p>9.4332305995441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9.80233925885075" calcext:value-type="float">
            <text:p>9.80233925885075</text:p>
          </table:table-cell>
          <table:table-cell office:value-type="float" office:value="-0.0016893398751115" calcext:value-type="float">
            <text:p>-0.001689339875112</text:p>
          </table:table-cell>
        </table:table-row>
        <table:table-row table:style-name="ro1">
          <table:table-cell office:value-type="float" office:value="10.1714479181574" calcext:value-type="float">
            <text:p>10.1714479181574</text:p>
          </table:table-cell>
          <table:table-cell office:value-type="float" office:value="-0.00167007202077975" calcext:value-type="float">
            <text:p>-0.00167007202078</text:p>
          </table:table-cell>
        </table:table-row>
        <table:table-row table:style-name="ro1">
          <table:table-cell office:value-type="float" office:value="10.540556577464" calcext:value-type="float">
            <text:p>10.540556577464</text:p>
          </table:table-cell>
          <table:table-cell office:value-type="float" office:value="-0.00149666133179408" calcext:value-type="float">
            <text:p>-0.001496661331794</text:p>
          </table:table-cell>
        </table:table-row>
        <table:table-row table:style-name="ro1">
          <table:table-cell office:value-type="float" office:value="10.9096652367706" calcext:value-type="float">
            <text:p>10.9096652367706</text:p>
          </table:table-cell>
          <table:table-cell office:value-type="float" office:value="-0.0014581256231306" calcext:value-type="float">
            <text:p>-0.001458125623131</text:p>
          </table:table-cell>
        </table:table-row>
        <table:table-row table:style-name="ro1">
          <table:table-cell office:value-type="float" office:value="11.2787738960772" calcext:value-type="float">
            <text:p>11.2787738960772</text:p>
          </table:table-cell>
          <table:table-cell office:value-type="float" office:value="-0.00126544707981318" calcext:value-type="float">
            <text:p>-0.001265447079813</text:p>
          </table:table-cell>
        </table:table-row>
        <table:table-row table:style-name="ro1">
          <table:table-cell office:value-type="float" office:value="11.6478825553838" calcext:value-type="float">
            <text:p>11.6478825553838</text:p>
          </table:table-cell>
          <table:table-cell office:value-type="float" office:value="-0.0012269113711497" calcext:value-type="float">
            <text:p>-0.00122691137115</text:p>
          </table:table-cell>
        </table:table-row>
        <table:table-row table:style-name="ro1">
          <table:table-cell office:value-type="float" office:value="12.0169912146904" calcext:value-type="float">
            <text:p>12.0169912146904</text:p>
          </table:table-cell>
          <table:table-cell office:value-type="float" office:value="-0.00101496497350054" calcext:value-type="float">
            <text:p>-0.001014964973501</text:p>
          </table:table-cell>
        </table:table-row>
        <table:table-row table:style-name="ro1">
          <table:table-cell office:value-type="float" office:value="12.3860998739969" calcext:value-type="float">
            <text:p>12.3860998739969</text:p>
          </table:table-cell>
          <table:table-cell office:value-type="float" office:value="-0.000995697119168797" calcext:value-type="float">
            <text:p>-0.000995697119169</text:p>
          </table:table-cell>
        </table:table-row>
        <table:table-row table:style-name="ro1">
          <table:table-cell office:value-type="float" office:value="12.7552085333035" calcext:value-type="float">
            <text:p>12.7552085333035</text:p>
          </table:table-cell>
          <table:table-cell office:value-type="float" office:value="-0.000783750721519642" calcext:value-type="float">
            <text:p>-0.00078375072152</text:p>
          </table:table-cell>
        </table:table-row>
        <table:table-row table:style-name="ro1">
          <table:table-cell office:value-type="float" office:value="13.1243171926101" calcext:value-type="float">
            <text:p>13.1243171926101</text:p>
          </table:table-cell>
          <table:table-cell office:value-type="float" office:value="-0.000745215012856154" calcext:value-type="float">
            <text:p>-0.000745215012856</text:p>
          </table:table-cell>
        </table:table-row>
        <table:table-row table:style-name="ro1">
          <table:table-cell office:value-type="float" office:value="13.4934258519167" calcext:value-type="float">
            <text:p>13.4934258519167</text:p>
          </table:table-cell>
          <table:table-cell office:value-type="float" office:value="-0.000552536469538741" calcext:value-type="float">
            <text:p>-0.000552536469539</text:p>
          </table:table-cell>
        </table:table-row>
        <table:table-row table:style-name="ro1">
          <table:table-cell office:value-type="float" office:value="13.8625345112233" calcext:value-type="float">
            <text:p>13.8625345112233</text:p>
          </table:table-cell>
          <table:table-cell office:value-type="float" office:value="-0.000514000760875259" calcext:value-type="float">
            <text:p>-0.000514000760875</text:p>
          </table:table-cell>
        </table:table-row>
        <table:table-row table:style-name="ro1">
          <table:table-cell office:value-type="float" office:value="14.2316431705299" calcext:value-type="float">
            <text:p>14.2316431705299</text:p>
          </table:table-cell>
          <table:table-cell office:value-type="float" office:value="-0.000321322217557846" calcext:value-type="float">
            <text:p>-0.000321322217558</text:p>
          </table:table-cell>
        </table:table-row>
        <table:table-row table:style-name="ro1">
          <table:table-cell office:value-type="float" office:value="14.6007518298365" calcext:value-type="float">
            <text:p>14.6007518298365</text:p>
          </table:table-cell>
          <table:table-cell office:value-type="float" office:value="-0.000282786508894357" calcext:value-type="float">
            <text:p>-0.000282786508894</text:p>
          </table:table-cell>
        </table:table-row>
        <table:table-row table:style-name="ro1">
          <table:table-cell office:value-type="float" office:value="14.9698604891431" calcext:value-type="float">
            <text:p>14.9698604891431</text:p>
          </table:table-cell>
          <table:table-cell office:value-type="float" office:value="-0.0000901079655769438" calcext:value-type="float">
            <text:p>-9.01079655769438E-05</text:p>
          </table:table-cell>
        </table:table-row>
        <table:table-row table:style-name="ro1">
          <table:table-cell office:value-type="float" office:value="15.3389691484497" calcext:value-type="float">
            <text:p>15.3389691484497</text:p>
          </table:table-cell>
          <table:table-cell office:value-type="float" office:value="-0.0000515722569134555" calcext:value-type="float">
            <text:p>-5.15722569134555E-05</text:p>
          </table:table-cell>
        </table:table-row>
        <table:table-row table:style-name="ro1">
          <table:table-cell office:value-type="float" office:value="15.7080778077563" calcext:value-type="float">
            <text:p>15.7080778077563</text:p>
          </table:table-cell>
          <table:table-cell office:value-type="float" office:value="0.000160374140735699" calcext:value-type="float">
            <text:p>0.000160374140736</text:p>
          </table:table-cell>
        </table:table-row>
        <table:table-row table:style-name="ro1">
          <table:table-cell office:value-type="float" office:value="16.0771864670629" calcext:value-type="float">
            <text:p>16.0771864670629</text:p>
          </table:table-cell>
          <table:table-cell office:value-type="float" office:value="0.00019890984939918" calcext:value-type="float">
            <text:p>0.000198909849399</text:p>
          </table:table-cell>
        </table:table-row>
        <table:table-row table:style-name="ro1">
          <table:table-cell office:value-type="float" office:value="16.4462951263695" calcext:value-type="float">
            <text:p>16.4462951263695</text:p>
          </table:table-cell>
          <table:table-cell office:value-type="float" office:value="0.000391588392716601" calcext:value-type="float">
            <text:p>0.000391588392717</text:p>
          </table:table-cell>
        </table:table-row>
        <table:table-row table:style-name="ro1">
          <table:table-cell office:value-type="float" office:value="16.8154037856761" calcext:value-type="float">
            <text:p>16.8154037856761</text:p>
          </table:table-cell>
          <table:table-cell office:value-type="float" office:value="0.000430124101380082" calcext:value-type="float">
            <text:p>0.00043012410138</text:p>
          </table:table-cell>
        </table:table-row>
        <table:table-row table:style-name="ro1">
          <table:table-cell office:value-type="float" office:value="17.1845124449827" calcext:value-type="float">
            <text:p>17.1845124449827</text:p>
          </table:table-cell>
          <table:table-cell office:value-type="float" office:value="0.000622802644697495" calcext:value-type="float">
            <text:p>0.000622802644697</text:p>
          </table:table-cell>
        </table:table-row>
        <table:table-row table:style-name="ro1">
          <table:table-cell office:value-type="float" office:value="17.5536211042893" calcext:value-type="float">
            <text:p>17.5536211042893</text:p>
          </table:table-cell>
          <table:table-cell office:value-type="float" office:value="0.000680606207692724" calcext:value-type="float">
            <text:p>0.000680606207693</text:p>
          </table:table-cell>
        </table:table-row>
        <table:table-row table:style-name="ro1">
          <table:table-cell office:value-type="float" office:value="17.9227297635959" calcext:value-type="float">
            <text:p>17.9227297635959</text:p>
          </table:table-cell>
          <table:table-cell office:value-type="float" office:value="0.000854016896678397" calcext:value-type="float">
            <text:p>0.000854016896678</text:p>
          </table:table-cell>
        </table:table-row>
        <table:table-row table:style-name="ro1">
          <table:table-cell office:value-type="float" office:value="18.2918384229025" calcext:value-type="float">
            <text:p>18.2918384229025</text:p>
          </table:table-cell>
          <table:table-cell office:value-type="float" office:value="0.000911820459673619" calcext:value-type="float">
            <text:p>0.000911820459674</text:p>
          </table:table-cell>
        </table:table-row>
        <table:table-row table:style-name="ro1">
          <table:table-cell office:value-type="float" office:value="18.6609470822091" calcext:value-type="float">
            <text:p>18.6609470822091</text:p>
          </table:table-cell>
          <table:table-cell office:value-type="float" office:value="0.0010852311486593" calcext:value-type="float">
            <text:p>0.001085231148659</text:p>
          </table:table-cell>
        </table:table-row>
        <table:table-row table:style-name="ro1">
          <table:table-cell office:value-type="float" office:value="19.0300557415157" calcext:value-type="float">
            <text:p>19.0300557415157</text:p>
          </table:table-cell>
          <table:table-cell office:value-type="float" office:value="0.00116230256598626" calcext:value-type="float">
            <text:p>0.001162302565986</text:p>
          </table:table-cell>
        </table:table-row>
        <table:table-row table:style-name="ro1">
          <table:table-cell office:value-type="float" office:value="19.3991644008223" calcext:value-type="float">
            <text:p>19.3991644008223</text:p>
          </table:table-cell>
          <table:table-cell office:value-type="float" office:value="0.00131644540064019" calcext:value-type="float">
            <text:p>0.00131644540064</text:p>
          </table:table-cell>
        </table:table-row>
        <table:table-row table:style-name="ro1">
          <table:table-cell office:value-type="float" office:value="19.7682730601289" calcext:value-type="float">
            <text:p>19.7682730601289</text:p>
          </table:table-cell>
          <table:table-cell office:value-type="float" office:value="0.00139351681796716" calcext:value-type="float">
            <text:p>0.001393516817967</text:p>
          </table:table-cell>
        </table:table-row>
        <table:table-row table:style-name="ro1">
          <table:table-cell office:value-type="float" office:value="20.1373817194355" calcext:value-type="float">
            <text:p>20.1373817194355</text:p>
          </table:table-cell>
          <table:table-cell office:value-type="float" office:value="0.0015476596526211" calcext:value-type="float">
            <text:p>0.001547659652621</text:p>
          </table:table-cell>
        </table:table-row>
        <table:table-row table:style-name="ro1">
          <table:table-cell office:value-type="float" office:value="20.5064903787421" calcext:value-type="float">
            <text:p>20.5064903787421</text:p>
          </table:table-cell>
          <table:table-cell office:value-type="float" office:value="0.0016439989242798" calcext:value-type="float">
            <text:p>0.00164399892428</text:p>
          </table:table-cell>
        </table:table-row>
        <table:table-row table:style-name="ro1">
          <table:table-cell office:value-type="float" office:value="20.8755990380487" calcext:value-type="float">
            <text:p>20.8755990380487</text:p>
          </table:table-cell>
          <table:table-cell office:value-type="float" office:value="0.001778873904602" calcext:value-type="float">
            <text:p>0.001778873904602</text:p>
          </table:table-cell>
        </table:table-row>
        <table:table-row table:style-name="ro1">
          <table:table-cell office:value-type="float" office:value="21.2447076973553" calcext:value-type="float">
            <text:p>21.2447076973553</text:p>
          </table:table-cell>
          <table:table-cell office:value-type="float" office:value="0.0018752131762607" calcext:value-type="float">
            <text:p>0.001875213176261</text:p>
          </table:table-cell>
        </table:table-row>
        <table:table-row table:style-name="ro1">
          <table:table-cell office:value-type="float" office:value="21.6138163566619" calcext:value-type="float">
            <text:p>21.6138163566619</text:p>
          </table:table-cell>
          <table:table-cell office:value-type="float" office:value="0.00201008815658289" calcext:value-type="float">
            <text:p>0.002010088156583</text:p>
          </table:table-cell>
        </table:table-row>
        <table:table-row table:style-name="ro1">
          <table:table-cell office:value-type="float" office:value="21.9829250159685" calcext:value-type="float">
            <text:p>21.9829250159685</text:p>
          </table:table-cell>
          <table:table-cell office:value-type="float" office:value="0.00212569528257334" calcext:value-type="float">
            <text:p>0.002125695282573</text:p>
          </table:table-cell>
        </table:table-row>
        <table:table-row table:style-name="ro1">
          <table:table-cell office:value-type="float" office:value="22.3520336752751" calcext:value-type="float">
            <text:p>22.3520336752751</text:p>
          </table:table-cell>
          <table:table-cell office:value-type="float" office:value="0.00224130240856379" calcext:value-type="float">
            <text:p>0.002241302408564</text:p>
          </table:table-cell>
        </table:table-row>
        <table:table-row table:style-name="ro1">
          <table:table-cell office:value-type="float" office:value="22.7211423345817" calcext:value-type="float">
            <text:p>22.7211423345817</text:p>
          </table:table-cell>
          <table:table-cell office:value-type="float" office:value="0.00235690953455424" calcext:value-type="float">
            <text:p>0.002356909534554</text:p>
          </table:table-cell>
        </table:table-row>
        <table:table-row table:style-name="ro1">
          <table:table-cell office:value-type="float" office:value="23.0902509938883" calcext:value-type="float">
            <text:p>23.0902509938883</text:p>
          </table:table-cell>
          <table:table-cell office:value-type="float" office:value="0.00247251666054469" calcext:value-type="float">
            <text:p>0.002472516660545</text:p>
          </table:table-cell>
        </table:table-row>
        <table:table-row table:style-name="ro1">
          <table:table-cell office:value-type="float" office:value="23.4593596531949" calcext:value-type="float">
            <text:p>23.4593596531949</text:p>
          </table:table-cell>
          <table:table-cell office:value-type="float" office:value="0.00260739164086688" calcext:value-type="float">
            <text:p>0.002607391640867</text:p>
          </table:table-cell>
        </table:table-row>
        <table:table-row table:style-name="ro1">
          <table:table-cell office:value-type="float" office:value="23.8284683125015" calcext:value-type="float">
            <text:p>23.8284683125015</text:p>
          </table:table-cell>
          <table:table-cell office:value-type="float" office:value="0.00270373091252559" calcext:value-type="float">
            <text:p>0.002703730912526</text:p>
          </table:table-cell>
        </table:table-row>
        <table:table-row table:style-name="ro1">
          <table:table-cell office:value-type="float" office:value="24.1975769718081" calcext:value-type="float">
            <text:p>24.1975769718081</text:p>
          </table:table-cell>
          <table:table-cell office:value-type="float" office:value="0.00285787374717952" calcext:value-type="float">
            <text:p>0.00285787374718</text:p>
          </table:table-cell>
        </table:table-row>
        <table:table-row table:style-name="ro1">
          <table:table-cell office:value-type="float" office:value="24.5666856311147" calcext:value-type="float">
            <text:p>24.5666856311147</text:p>
          </table:table-cell>
          <table:table-cell office:value-type="float" office:value="0.00293494516450649" calcext:value-type="float">
            <text:p>0.002934945164506</text:p>
          </table:table-cell>
        </table:table-row>
        <table:table-row table:style-name="ro1">
          <table:table-cell office:value-type="float" office:value="24.9357942904213" calcext:value-type="float">
            <text:p>24.9357942904213</text:p>
          </table:table-cell>
          <table:table-cell office:value-type="float" office:value="0.00308908799916042" calcext:value-type="float">
            <text:p>0.00308908799916</text:p>
          </table:table-cell>
        </table:table-row>
        <table:table-row table:style-name="ro1">
          <table:table-cell office:value-type="float" office:value="25.3049029497279" calcext:value-type="float">
            <text:p>25.3049029497279</text:p>
          </table:table-cell>
          <table:table-cell office:value-type="float" office:value="0.00316615941648739" calcext:value-type="float">
            <text:p>0.003166159416487</text:p>
          </table:table-cell>
        </table:table-row>
        <table:table-row table:style-name="ro1">
          <table:table-cell office:value-type="float" office:value="25.6740116090345" calcext:value-type="float">
            <text:p>25.6740116090345</text:p>
          </table:table-cell>
          <table:table-cell office:value-type="float" office:value="0.00332030225114132" calcext:value-type="float">
            <text:p>0.003320302251141</text:p>
          </table:table-cell>
        </table:table-row>
        <table:table-row table:style-name="ro1">
          <table:table-cell office:value-type="float" office:value="26.0431202683411" calcext:value-type="float">
            <text:p>26.0431202683411</text:p>
          </table:table-cell>
          <table:table-cell office:value-type="float" office:value="0.00339737366846829" calcext:value-type="float">
            <text:p>0.003397373668468</text:p>
          </table:table-cell>
        </table:table-row>
        <table:table-row table:style-name="ro1">
          <table:table-cell office:value-type="float" office:value="26.4122289276477" calcext:value-type="float">
            <text:p>26.4122289276477</text:p>
          </table:table-cell>
          <table:table-cell office:value-type="float" office:value="0.00357078435745397" calcext:value-type="float">
            <text:p>0.003570784357454</text:p>
          </table:table-cell>
        </table:table-row>
        <table:table-row table:style-name="ro1">
          <table:table-cell office:value-type="float" office:value="26.7813375869543" calcext:value-type="float">
            <text:p>26.7813375869543</text:p>
          </table:table-cell>
          <table:table-cell office:value-type="float" office:value="0.00362858792044919" calcext:value-type="float">
            <text:p>0.003628587920449</text:p>
          </table:table-cell>
        </table:table-row>
        <table:table-row table:style-name="ro1">
          <table:table-cell office:value-type="float" office:value="27.1504462462609" calcext:value-type="float">
            <text:p>27.1504462462609</text:p>
          </table:table-cell>
          <table:table-cell office:value-type="float" office:value="0.00380199860943486" calcext:value-type="float">
            <text:p>0.003801998609435</text:p>
          </table:table-cell>
        </table:table-row>
        <table:table-row table:style-name="ro1">
          <table:table-cell office:value-type="float" office:value="27.5195549055675" calcext:value-type="float">
            <text:p>27.5195549055675</text:p>
          </table:table-cell>
          <table:table-cell office:value-type="float" office:value="0.00385980217243009" calcext:value-type="float">
            <text:p>0.00385980217243</text:p>
          </table:table-cell>
        </table:table-row>
        <table:table-row table:style-name="ro1">
          <table:table-cell office:value-type="float" office:value="27.8886635648741" calcext:value-type="float">
            <text:p>27.8886635648741</text:p>
          </table:table-cell>
          <table:table-cell office:value-type="float" office:value="0.00405248071574751" calcext:value-type="float">
            <text:p>0.004052480715748</text:p>
          </table:table-cell>
        </table:table-row>
        <table:table-row table:style-name="ro1">
          <table:table-cell office:value-type="float" office:value="28.2577722241807" calcext:value-type="float">
            <text:p>28.2577722241807</text:p>
          </table:table-cell>
          <table:table-cell office:value-type="float" office:value="0.00409101642441099" calcext:value-type="float">
            <text:p>0.004091016424411</text:p>
          </table:table-cell>
        </table:table-row>
        <table:table-row table:style-name="ro1">
          <table:table-cell office:value-type="float" office:value="28.6268808834873" calcext:value-type="float">
            <text:p>28.6268808834873</text:p>
          </table:table-cell>
          <table:table-cell office:value-type="float" office:value="0.0042836949677284" calcext:value-type="float">
            <text:p>0.004283694967728</text:p>
          </table:table-cell>
        </table:table-row>
        <table:table-row table:style-name="ro1">
          <table:table-cell office:value-type="float" office:value="28.9959895427939" calcext:value-type="float">
            <text:p>28.9959895427939</text:p>
          </table:table-cell>
          <table:table-cell office:value-type="float" office:value="0.00401394500708402" calcext:value-type="float">
            <text:p>0.004013945007084</text:p>
          </table:table-cell>
        </table:table-row>
        <table:table-row table:style-name="ro1">
          <table:table-cell office:value-type="float" office:value="29.3035800922161" calcext:value-type="float">
            <text:p>29.3035800922161</text:p>
          </table:table-cell>
          <table:table-cell office:value-type="float" office:value="0.00241471309754947" calcext:value-type="float">
            <text:p>0.002414713097549</text:p>
          </table:table-cell>
        </table:table-row>
        <table:table-row table:style-name="ro1">
          <table:table-cell office:value-type="float" office:value="29.5188934768116" calcext:value-type="float">
            <text:p>29.5188934768116</text:p>
          </table:table-cell>
          <table:table-cell office:value-type="float" office:value="0.00104669543999582" calcext:value-type="float">
            <text:p>0.001046695439996</text:p>
          </table:table-cell>
        </table:table-row>
        <table:table-row table:style-name="ro1">
          <table:table-cell office:value-type="float" office:value="29.7342068614071" calcext:value-type="float">
            <text:p>29.7342068614071</text:p>
          </table:table-cell>
          <table:table-cell office:value-type="float" office:value="-0.000359857926221327" calcext:value-type="float">
            <text:p>-0.000359857926221</text:p>
          </table:table-cell>
        </table:table-row>
        <table:table-row table:style-name="ro1">
          <table:table-cell office:value-type="float" office:value="29.9495202460026" calcext:value-type="float">
            <text:p>29.9495202460026</text:p>
          </table:table-cell>
          <table:table-cell office:value-type="float" office:value="-0.00172787558377498" calcext:value-type="float">
            <text:p>-0.001727875583775</text:p>
          </table:table-cell>
        </table:table-row>
        <table:table-row table:style-name="ro1">
          <table:table-cell office:value-type="float" office:value="30.1648336305981" calcext:value-type="float">
            <text:p>30.1648336305981</text:p>
          </table:table-cell>
          <table:table-cell office:value-type="float" office:value="-0.00313442894999212" calcext:value-type="float">
            <text:p>-0.003134428949992</text:p>
          </table:table-cell>
        </table:table-row>
        <table:table-row table:style-name="ro1">
          <table:table-cell office:value-type="float" office:value="30.3801470151937" calcext:value-type="float">
            <text:p>30.3801470151937</text:p>
          </table:table-cell>
          <table:table-cell office:value-type="float" office:value="-0.00450244660754577" calcext:value-type="float">
            <text:p>-0.004502446607546</text:p>
          </table:table-cell>
        </table:table-row>
        <table:table-row table:style-name="ro1">
          <table:table-cell office:value-type="float" office:value="30.5954603997892" calcext:value-type="float">
            <text:p>30.5954603997892</text:p>
          </table:table-cell>
          <table:table-cell office:value-type="float" office:value="-0.00590899997376291" calcext:value-type="float">
            <text:p>-0.005908999973763</text:p>
          </table:table-cell>
        </table:table-row>
        <table:table-row table:style-name="ro1">
          <table:table-cell office:value-type="float" office:value="30.8107737843847" calcext:value-type="float">
            <text:p>30.8107737843847</text:p>
          </table:table-cell>
          <table:table-cell office:value-type="float" office:value="-0.00727701763131657" calcext:value-type="float">
            <text:p>-0.007277017631317</text:p>
          </table:table-cell>
        </table:table-row>
        <table:table-row table:style-name="ro1">
          <table:table-cell office:value-type="float" office:value="31.0260871689802" calcext:value-type="float">
            <text:p>31.0260871689802</text:p>
          </table:table-cell>
          <table:table-cell office:value-type="float" office:value="-0.0086835709975337" calcext:value-type="float">
            <text:p>-0.008683570997534</text:p>
          </table:table-cell>
        </table:table-row>
        <table:table-row table:style-name="ro1">
          <table:table-cell office:value-type="float" office:value="31.2414005535757" calcext:value-type="float">
            <text:p>31.2414005535757</text:p>
          </table:table-cell>
          <table:table-cell office:value-type="float" office:value="-0.0100515886550874" calcext:value-type="float">
            <text:p>-0.010051588655087</text:p>
          </table:table-cell>
        </table:table-row>
        <table:table-row table:style-name="ro1">
          <table:table-cell office:value-type="float" office:value="31.4567139381712" calcext:value-type="float">
            <text:p>31.4567139381712</text:p>
          </table:table-cell>
          <table:table-cell office:value-type="float" office:value="-0.0114581420213045" calcext:value-type="float">
            <text:p>-0.011458142021305</text:p>
          </table:table-cell>
        </table:table-row>
        <table:table-row table:style-name="ro1">
          <table:table-cell office:value-type="float" office:value="31.6720273227668" calcext:value-type="float">
            <text:p>31.6720273227668</text:p>
          </table:table-cell>
          <table:table-cell office:value-type="float" office:value="-0.0127876239701947" calcext:value-type="float">
            <text:p>-0.012787623970195</text:p>
          </table:table-cell>
        </table:table-row>
        <table:table-row table:style-name="ro1">
          <table:table-cell office:value-type="float" office:value="31.8873407073623" calcext:value-type="float">
            <text:p>31.8873407073623</text:p>
          </table:table-cell>
          <table:table-cell office:value-type="float" office:value="-0.0142327130450753" calcext:value-type="float">
            <text:p>-0.014232713045075</text:p>
          </table:table-cell>
        </table:table-row>
        <table:table-row table:style-name="ro1">
          <table:table-cell office:value-type="float" office:value="32.1026540919578" calcext:value-type="float">
            <text:p>32.1026540919578</text:p>
          </table:table-cell>
          <table:table-cell office:value-type="float" office:value="-0.0155621949939655" calcext:value-type="float">
            <text:p>-0.015562194993966</text:p>
          </table:table-cell>
        </table:table-row>
        <table:table-row table:style-name="ro1">
          <table:table-cell office:value-type="float" office:value="32.3179674765533" calcext:value-type="float">
            <text:p>32.3179674765533</text:p>
          </table:table-cell>
          <table:table-cell office:value-type="float" office:value="-0.0170072840688461" calcext:value-type="float">
            <text:p>-0.017007284068846</text:p>
          </table:table-cell>
        </table:table-row>
        <table:table-row table:style-name="ro1">
          <table:table-cell office:value-type="float" office:value="32.5332808611488" calcext:value-type="float">
            <text:p>32.5332808611488</text:p>
          </table:table-cell>
          <table:table-cell office:value-type="float" office:value="-0.0183367660177363" calcext:value-type="float">
            <text:p>-0.018336766017736</text:p>
          </table:table-cell>
        </table:table-row>
        <table:table-row table:style-name="ro1">
          <table:table-cell office:value-type="float" office:value="32.7485942457443" calcext:value-type="float">
            <text:p>32.7485942457443</text:p>
          </table:table-cell>
          <table:table-cell office:value-type="float" office:value="-0.0197818550926169" calcext:value-type="float">
            <text:p>-0.019781855092617</text:p>
          </table:table-cell>
        </table:table-row>
        <table:table-row table:style-name="ro1">
          <table:table-cell office:value-type="float" office:value="32.9639076303399" calcext:value-type="float">
            <text:p>32.9639076303399</text:p>
          </table:table-cell>
          <table:table-cell office:value-type="float" office:value="-0.021111337041507" calcext:value-type="float">
            <text:p>-0.021111337041507</text:p>
          </table:table-cell>
        </table:table-row>
        <table:table-row table:style-name="ro1">
          <table:table-cell office:value-type="float" office:value="33.1792210149354" calcext:value-type="float">
            <text:p>33.1792210149354</text:p>
          </table:table-cell>
          <table:table-cell office:value-type="float" office:value="-0.0225564261163877" calcext:value-type="float">
            <text:p>-0.022556426116388</text:p>
          </table:table-cell>
        </table:table-row>
        <table:table-row table:style-name="ro1">
          <table:table-cell office:value-type="float" office:value="33.3945343995309" calcext:value-type="float">
            <text:p>33.3945343995309</text:p>
          </table:table-cell>
          <table:table-cell office:value-type="float" office:value="-0.0238859080652778" calcext:value-type="float">
            <text:p>-0.023885908065278</text:p>
          </table:table-cell>
        </table:table-row>
        <table:table-row table:style-name="ro1">
          <table:table-cell office:value-type="float" office:value="33.6098477841264" calcext:value-type="float">
            <text:p>33.6098477841264</text:p>
          </table:table-cell>
          <table:table-cell office:value-type="float" office:value="-0.0253309971401585" calcext:value-type="float">
            <text:p>-0.025330997140159</text:p>
          </table:table-cell>
        </table:table-row>
        <table:table-row table:style-name="ro1">
          <table:table-cell office:value-type="float" office:value="33.8251611687219" calcext:value-type="float">
            <text:p>33.8251611687219</text:p>
          </table:table-cell>
          <table:table-cell office:value-type="float" office:value="-0.0266604790890486" calcext:value-type="float">
            <text:p>-0.026660479089049</text:p>
          </table:table-cell>
        </table:table-row>
        <table:table-row table:style-name="ro1">
          <table:table-cell office:value-type="float" office:value="34.0404745533174" calcext:value-type="float">
            <text:p>34.0404745533174</text:p>
          </table:table-cell>
          <table:table-cell office:value-type="float" office:value="-0.0281055681639293" calcext:value-type="float">
            <text:p>-0.028105568163929</text:p>
          </table:table-cell>
        </table:table-row>
        <table:table-row table:style-name="ro1">
          <table:table-cell office:value-type="float" office:value="34.2557879379129" calcext:value-type="float">
            <text:p>34.2557879379129</text:p>
          </table:table-cell>
          <table:table-cell office:value-type="float" office:value="-0.0294350501128194" calcext:value-type="float">
            <text:p>-0.029435050112819</text:p>
          </table:table-cell>
        </table:table-row>
        <table:table-row table:style-name="ro1">
          <table:table-cell office:value-type="float" office:value="34.4711013225085" calcext:value-type="float">
            <text:p>34.4711013225085</text:p>
          </table:table-cell>
          <table:table-cell office:value-type="float" office:value="-0.0308801391877" calcext:value-type="float">
            <text:p>-0.0308801391877</text:p>
          </table:table-cell>
        </table:table-row>
        <table:table-row table:style-name="ro1">
          <table:table-cell office:value-type="float" office:value="34.686414707104" calcext:value-type="float">
            <text:p>34.686414707104</text:p>
          </table:table-cell>
          <table:table-cell office:value-type="float" office:value="-0.0322096211365902" calcext:value-type="float">
            <text:p>-0.03220962113659</text:p>
          </table:table-cell>
        </table:table-row>
        <table:table-row table:style-name="ro1">
          <table:table-cell office:value-type="float" office:value="34.9017280916995" calcext:value-type="float">
            <text:p>34.9017280916995</text:p>
          </table:table-cell>
          <table:table-cell office:value-type="float" office:value="-0.0336547102114708" calcext:value-type="float">
            <text:p>-0.033654710211471</text:p>
          </table:table-cell>
        </table:table-row>
        <table:table-row table:style-name="ro1">
          <table:table-cell office:value-type="float" office:value="35.117041476295" calcext:value-type="float">
            <text:p>35.117041476295</text:p>
          </table:table-cell>
          <table:table-cell office:value-type="float" office:value="-0.034984192160361" calcext:value-type="float">
            <text:p>-0.034984192160361</text:p>
          </table:table-cell>
        </table:table-row>
        <table:table-row table:style-name="ro1">
          <table:table-cell office:value-type="float" office:value="35.3015958059483" calcext:value-type="float">
            <text:p>35.3015958059483</text:p>
          </table:table-cell>
          <table:table-cell office:value-type="float" office:value="-0.036178799128929" calcext:value-type="float">
            <text:p>-0.036178799128929</text:p>
          </table:table-cell>
        </table:table-row>
        <table:table-row table:style-name="ro1">
          <table:table-cell office:value-type="float" office:value="35.5169091905438" calcext:value-type="float">
            <text:p>35.5169091905438</text:p>
          </table:table-cell>
          <table:table-cell office:value-type="float" office:value="-0.0375853524951461" calcext:value-type="float">
            <text:p>-0.037585352495146</text:p>
          </table:table-cell>
        </table:table-row>
        <table:table-row table:style-name="ro1">
          <table:table-cell office:value-type="float" office:value="35.7322225751393" calcext:value-type="float">
            <text:p>35.7322225751393</text:p>
          </table:table-cell>
          <table:table-cell office:value-type="float" office:value="-0.0389533701526998" calcext:value-type="float">
            <text:p>-0.0389533701527</text:p>
          </table:table-cell>
        </table:table-row>
        <table:table-row table:style-name="ro1">
          <table:table-cell office:value-type="float" office:value="35.9475359597349" calcext:value-type="float">
            <text:p>35.9475359597349</text:p>
          </table:table-cell>
          <table:table-cell office:value-type="float" office:value="-0.0403599235189169" calcext:value-type="float">
            <text:p>-0.040359923518917</text:p>
          </table:table-cell>
        </table:table-row>
        <table:table-row table:style-name="ro1">
          <table:table-cell office:value-type="float" office:value="36.1628493443304" calcext:value-type="float">
            <text:p>36.1628493443304</text:p>
          </table:table-cell>
          <table:table-cell office:value-type="float" office:value="-0.0416894054678071" calcext:value-type="float">
            <text:p>-0.041689405467807</text:p>
          </table:table-cell>
        </table:table-row>
        <table:table-row table:style-name="ro1">
          <table:table-cell office:value-type="float" office:value="36.3781627289259" calcext:value-type="float">
            <text:p>36.3781627289259</text:p>
          </table:table-cell>
          <table:table-cell office:value-type="float" office:value="-0.0431344945426877" calcext:value-type="float">
            <text:p>-0.043134494542688</text:p>
          </table:table-cell>
        </table:table-row>
        <table:table-row table:style-name="ro1">
          <table:table-cell office:value-type="float" office:value="36.5934761135214" calcext:value-type="float">
            <text:p>36.5934761135214</text:p>
          </table:table-cell>
          <table:table-cell office:value-type="float" office:value="-0.0444639764915779" calcext:value-type="float">
            <text:p>-0.044463976491578</text:p>
          </table:table-cell>
        </table:table-row>
        <table:table-row table:style-name="ro1">
          <table:table-cell office:value-type="float" office:value="36.8087894981169" calcext:value-type="float">
            <text:p>36.8087894981169</text:p>
          </table:table-cell>
          <table:table-cell office:value-type="float" office:value="-0.0459090655664585" calcext:value-type="float">
            <text:p>-0.045909065566459</text:p>
          </table:table-cell>
        </table:table-row>
        <table:table-row table:style-name="ro1">
          <table:table-cell office:value-type="float" office:value="37.0241028827124" calcext:value-type="float">
            <text:p>37.0241028827124</text:p>
          </table:table-cell>
          <table:table-cell office:value-type="float" office:value="-0.0472385475153487" calcext:value-type="float">
            <text:p>-0.047238547515349</text:p>
          </table:table-cell>
        </table:table-row>
        <table:table-row table:style-name="ro1">
          <table:table-cell office:value-type="float" office:value="37.239416267308" calcext:value-type="float">
            <text:p>37.239416267308</text:p>
          </table:table-cell>
          <table:table-cell office:value-type="float" office:value="-0.0486836365902293" calcext:value-type="float">
            <text:p>-0.048683636590229</text:p>
          </table:table-cell>
        </table:table-row>
        <table:table-row table:style-name="ro1">
          <table:table-cell office:value-type="float" office:value="37.4547296519035" calcext:value-type="float">
            <text:p>37.4547296519035</text:p>
          </table:table-cell>
          <table:table-cell office:value-type="float" office:value="-0.0500131185391195" calcext:value-type="float">
            <text:p>-0.05001311853912</text:p>
          </table:table-cell>
        </table:table-row>
        <table:table-row table:style-name="ro1">
          <table:table-cell office:value-type="float" office:value="37.670043036499" calcext:value-type="float">
            <text:p>37.670043036499</text:p>
          </table:table-cell>
          <table:table-cell office:value-type="float" office:value="-0.0514582076140001" calcext:value-type="float">
            <text:p>-0.051458207614</text:p>
          </table:table-cell>
        </table:table-row>
        <table:table-row table:style-name="ro1">
          <table:table-cell office:value-type="float" office:value="37.8853564210945" calcext:value-type="float">
            <text:p>37.8853564210945</text:p>
          </table:table-cell>
          <table:table-cell office:value-type="float" office:value="-0.0527876895628903" calcext:value-type="float">
            <text:p>-0.05278768956289</text:p>
          </table:table-cell>
        </table:table-row>
        <table:table-row table:style-name="ro1">
          <table:table-cell office:value-type="float" office:value="38.10066980569" calcext:value-type="float">
            <text:p>38.10066980569</text:p>
          </table:table-cell>
          <table:table-cell office:value-type="float" office:value="-0.0542327786377709" calcext:value-type="float">
            <text:p>-0.054232778637771</text:p>
          </table:table-cell>
        </table:table-row>
        <table:table-row table:style-name="ro1">
          <table:table-cell office:value-type="float" office:value="38.3159831902855" calcext:value-type="float">
            <text:p>38.3159831902855</text:p>
          </table:table-cell>
          <table:table-cell office:value-type="float" office:value="-0.0555622605866611" calcext:value-type="float">
            <text:p>-0.055562260586661</text:p>
          </table:table-cell>
        </table:table-row>
        <table:table-row table:style-name="ro1">
          <table:table-cell office:value-type="float" office:value="38.5312965748811" calcext:value-type="float">
            <text:p>38.5312965748811</text:p>
          </table:table-cell>
          <table:table-cell office:value-type="float" office:value="-0.0570073496615417" calcext:value-type="float">
            <text:p>-0.057007349661542</text:p>
          </table:table-cell>
        </table:table-row>
        <table:table-row table:style-name="ro1">
          <table:table-cell office:value-type="float" office:value="38.7466099594766" calcext:value-type="float">
            <text:p>38.7466099594766</text:p>
          </table:table-cell>
          <table:table-cell office:value-type="float" office:value="-0.0583368316104319" calcext:value-type="float">
            <text:p>-0.058336831610432</text:p>
          </table:table-cell>
        </table:table-row>
        <table:table-row table:style-name="ro1">
          <table:table-cell office:value-type="float" office:value="39.0234414539565" calcext:value-type="float">
            <text:p>39.0234414539565</text:p>
          </table:table-cell>
          <table:table-cell office:value-type="float" office:value="-0.0597048492679855" calcext:value-type="float">
            <text:p>-0.059704849267986</text:p>
          </table:table-cell>
        </table:table-row>
        <table:table-row table:style-name="ro1">
          <table:table-cell office:value-type="float" office:value="39.3925501132631" calcext:value-type="float">
            <text:p>39.3925501132631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39.7616587725697" calcext:value-type="float">
            <text:p>39.7616587725697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1307674318763" calcext:value-type="float">
            <text:p>40.1307674318763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4998760911829" calcext:value-type="float">
            <text:p>40.4998760911829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0.8689847504895" calcext:value-type="float">
            <text:p>40.8689847504895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2380934097961" calcext:value-type="float">
            <text:p>41.2380934097961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6072020691027" calcext:value-type="float">
            <text:p>41.6072020691027</text:p>
          </table:table-cell>
          <table:table-cell office:value-type="float" office:value="-0.0599553313742982" calcext:value-type="float">
            <text:p>-0.059955331374298</text:p>
          </table:table-cell>
        </table:table-row>
        <table:table-row table:style-name="ro1">
          <table:table-cell office:value-type="float" office:value="41.8840335635827" calcext:value-type="float">
            <text:p>41.8840335635827</text:p>
          </table:table-cell>
          <table:table-cell office:value-type="float" office:value="-0.0599553313742982" calcext:value-type="float">
            <text:p>-0.059955331374298</text:p>
          </table:table-cell>
        </table:table-row>
      </table:table>
      <table:table table:name="Cotton" table:style-name="ta1">
        <table:shapes>
          <draw:frame draw:z-index="0" draw:style-name="gr1" draw:text-style-name="P1" svg:width="1229.22pt" svg:height="691.4pt" svg:x="130.85pt" svg:y="2.83pt">
            <draw:object draw:notify-on-update-of-ranges="Cotton.A2:Cotton.A135 Cotton.B1:Cotton.B1 Cotton.B2:Cotton.B1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514.86pt" svg:y="1270.03pt">
            <draw:object draw:notify-on-update-of-ranges="Cotton.G100:Cotton.G172 Cotton.H100:Cotton.H1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  <table:table-cell table:number-columns-repeated="6"/>
        </table:table-row>
        <table:table-row table:style-name="ro1">
          <table:table-cell office:value-type="float" office:value="0.229591836734694" calcext:value-type="float">
            <text:p>0.229591836734694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0.598739495798319" calcext:value-type="float">
            <text:p>0.598739495798319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0.967887154861945" calcext:value-type="float">
            <text:p>0.9678871548619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.33703481392557" calcext:value-type="float">
            <text:p>1.3370348139255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.7061824729892" calcext:value-type="float">
            <text:p>1.706182472989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.76770708283313" calcext:value-type="float">
            <text:p>1.76770708283313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2.07533013205282" calcext:value-type="float">
            <text:p>2.0753301320528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2.13685474189676" calcext:value-type="float">
            <text:p>2.13685474189676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2.44447779111645" calcext:value-type="float">
            <text:p>2.444477791116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2.50600240096038" calcext:value-type="float">
            <text:p>2.50600240096038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2.81362545018007" calcext:value-type="float">
            <text:p>2.8136254501800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2.87515006002401" calcext:value-type="float">
            <text:p>2.87515006002401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3.1827731092437" calcext:value-type="float">
            <text:p>3.182773109243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3.24429771908764" calcext:value-type="float">
            <text:p>3.24429771908764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3.55192076830732" calcext:value-type="float">
            <text:p>3.5519207683073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3.61344537815126" calcext:value-type="float">
            <text:p>3.61344537815126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3.92106842737095" calcext:value-type="float">
            <text:p>3.9210684273709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3.98259303721488" calcext:value-type="float">
            <text:p>3.98259303721488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4.29021608643457" calcext:value-type="float">
            <text:p>4.2902160864345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4.35174069627851" calcext:value-type="float">
            <text:p>4.35174069627851</text:p>
          </table:table-cell>
          <table:table-cell office:value-type="float" office:value="-0.0674283166803476" calcext:value-type="float">
            <text:p>-0.067428316680348</text:p>
          </table:table-cell>
          <table:table-cell table:number-columns-repeated="6"/>
        </table:table-row>
        <table:table-row table:style-name="ro1">
          <table:table-cell office:value-type="float" office:value="4.6593637454982" calcext:value-type="float">
            <text:p>4.659363745498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5.02851140456182" calcext:value-type="float">
            <text:p>5.0285114045618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5.39765906362545" calcext:value-type="float">
            <text:p>5.397659063625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5.76680672268908" calcext:value-type="float">
            <text:p>5.7668067226890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6.1359543817527" calcext:value-type="float">
            <text:p>6.135954381752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6.50510204081633" calcext:value-type="float">
            <text:p>6.5051020408163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6.87424969987995" calcext:value-type="float">
            <text:p>6.8742496998799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7.24339735894358" calcext:value-type="float">
            <text:p>7.2433973589435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7.6125450180072" calcext:value-type="float">
            <text:p>7.612545018007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7.98169267707083" calcext:value-type="float">
            <text:p>7.9816926770708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8.35084033613445" calcext:value-type="float">
            <text:p>8.3508403361344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8.71998799519808" calcext:value-type="float">
            <text:p>8.7199879951980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9.08913565426171" calcext:value-type="float">
            <text:p>9.08913565426171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9.45828331332533" calcext:value-type="float">
            <text:p>9.4582833133253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9.82743097238896" calcext:value-type="float">
            <text:p>9.82743097238896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0.1965786314526" calcext:value-type="float">
            <text:p>10.1965786314526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0.5657262905162" calcext:value-type="float">
            <text:p>10.565726290516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0.9348739495798" calcext:value-type="float">
            <text:p>10.934873949579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1.3040216086435" calcext:value-type="float">
            <text:p>11.304021608643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1.6731692677071" calcext:value-type="float">
            <text:p>11.6731692677071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2.0423169267707" calcext:value-type="float">
            <text:p>12.0423169267707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2.4114645858343" calcext:value-type="float">
            <text:p>12.4114645858343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2.780612244898" calcext:value-type="float">
            <text:p>12.78061224489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3.1497599039616" calcext:value-type="float">
            <text:p>13.1497599039616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3.5189075630252" calcext:value-type="float">
            <text:p>13.5189075630252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3.8880552220888" calcext:value-type="float">
            <text:p>13.8880552220888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4.2572028811525" calcext:value-type="float">
            <text:p>14.2572028811525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4.6263505402161" calcext:value-type="float">
            <text:p>14.6263505402161</text:p>
          </table:table-cell>
          <table:table-cell office:value-type="float" office:value="-0.00336762999235755" calcext:value-type="float">
            <text:p>-0.003367629992358</text:p>
          </table:table-cell>
          <table:table-cell table:number-columns-repeated="6"/>
        </table:table-row>
        <table:table-row table:style-name="ro1">
          <table:table-cell office:value-type="float" office:value="14.9954981992797" calcext:value-type="float">
            <text:p>14.9954981992797</text:p>
          </table:table-cell>
          <table:table-cell office:value-type="float" office:value="-0.00332894600281167" calcext:value-type="float">
            <text:p>-0.003328946002812</text:p>
          </table:table-cell>
          <table:table-cell table:number-columns-repeated="6"/>
        </table:table-row>
        <table:table-row table:style-name="ro1">
          <table:table-cell office:value-type="float" office:value="15.3646458583433" calcext:value-type="float">
            <text:p>15.3646458583433</text:p>
          </table:table-cell>
          <table:table-cell office:value-type="float" office:value="-0.00301947408644456" calcext:value-type="float">
            <text:p>-0.003019474086445</text:p>
          </table:table-cell>
          <table:table-cell table:number-columns-repeated="6"/>
        </table:table-row>
        <table:table-row table:style-name="ro1">
          <table:table-cell office:value-type="float" office:value="15.733793517407" calcext:value-type="float">
            <text:p>15.733793517407</text:p>
          </table:table-cell>
          <table:table-cell office:value-type="float" office:value="-0.00267131818053157" calcext:value-type="float">
            <text:p>-0.002671318180532</text:p>
          </table:table-cell>
          <table:table-cell table:number-columns-repeated="6"/>
        </table:table-row>
        <table:table-row table:style-name="ro1">
          <table:table-cell office:value-type="float" office:value="16.1029411764706" calcext:value-type="float">
            <text:p>16.1029411764706</text:p>
          </table:table-cell>
          <table:table-cell office:value-type="float" office:value="-0.00232316227461858" calcext:value-type="float">
            <text:p>-0.002323162274619</text:p>
          </table:table-cell>
          <table:table-cell table:number-columns-repeated="6"/>
        </table:table-row>
        <table:table-row table:style-name="ro1">
          <table:table-cell office:value-type="float" office:value="16.4720888355342" calcext:value-type="float">
            <text:p>16.4720888355342</text:p>
          </table:table-cell>
          <table:table-cell office:value-type="float" office:value="-0.00203303235302443" calcext:value-type="float">
            <text:p>-0.002033032353024</text:p>
          </table:table-cell>
          <table:table-cell table:number-columns-repeated="6"/>
        </table:table-row>
        <table:table-row table:style-name="ro1">
          <table:table-cell office:value-type="float" office:value="16.8412364945978" calcext:value-type="float">
            <text:p>16.8412364945978</text:p>
          </table:table-cell>
          <table:table-cell office:value-type="float" office:value="-0.00166553445233849" calcext:value-type="float">
            <text:p>-0.001665534452338</text:p>
          </table:table-cell>
          <table:table-cell table:number-columns-repeated="6"/>
        </table:table-row>
        <table:table-row table:style-name="ro1">
          <table:table-cell office:value-type="float" office:value="17.2103841536615" calcext:value-type="float">
            <text:p>17.2103841536615</text:p>
          </table:table-cell>
          <table:table-cell office:value-type="float" office:value="-0.0013560625359714" calcext:value-type="float">
            <text:p>-0.001356062535971</text:p>
          </table:table-cell>
          <table:table-cell table:number-columns-repeated="6"/>
        </table:table-row>
        <table:table-row table:style-name="ro1">
          <table:table-cell office:value-type="float" office:value="17.5795318127251" calcext:value-type="float">
            <text:p>17.5795318127251</text:p>
          </table:table-cell>
          <table:table-cell office:value-type="float" office:value="-0.00096922264051251" calcext:value-type="float">
            <text:p>-0.000969222640513</text:p>
          </table:table-cell>
          <table:table-cell table:number-columns-repeated="6"/>
        </table:table-row>
        <table:table-row table:style-name="ro1">
          <table:table-cell office:value-type="float" office:value="17.9486794717887" calcext:value-type="float">
            <text:p>17.9486794717887</text:p>
          </table:table-cell>
          <table:table-cell office:value-type="float" office:value="-0.000659750724145418" calcext:value-type="float">
            <text:p>-0.000659750724145</text:p>
          </table:table-cell>
          <table:table-cell table:number-columns-repeated="6"/>
        </table:table-row>
        <table:table-row table:style-name="ro1">
          <table:table-cell office:value-type="float" office:value="18.3178271308523" calcext:value-type="float">
            <text:p>18.3178271308523</text:p>
          </table:table-cell>
          <table:table-cell office:value-type="float" office:value="-0.000350278807778312" calcext:value-type="float">
            <text:p>-0.000350278807778</text:p>
          </table:table-cell>
          <table:table-cell table:number-columns-repeated="6"/>
        </table:table-row>
        <table:table-row table:style-name="ro1">
          <table:table-cell office:value-type="float" office:value="18.686974789916" calcext:value-type="float">
            <text:p>18.686974789916</text:p>
          </table:table-cell>
          <table:table-cell office:value-type="float" office:value="-0.00000212290186532571" calcext:value-type="float">
            <text:p>-2.12290186532571E-06</text:p>
          </table:table-cell>
          <table:table-cell table:number-columns-repeated="6"/>
        </table:table-row>
        <table:table-row table:style-name="ro1">
          <table:table-cell office:value-type="float" office:value="19.0561224489796" calcext:value-type="float">
            <text:p>19.0561224489796</text:p>
          </table:table-cell>
          <table:table-cell office:value-type="float" office:value="0.000346033004047667" calcext:value-type="float">
            <text:p>0.000346033004048</text:p>
          </table:table-cell>
          <table:table-cell table:number-columns-repeated="6"/>
        </table:table-row>
        <table:table-row table:style-name="ro1">
          <table:table-cell office:value-type="float" office:value="19.4252701080432" calcext:value-type="float">
            <text:p>19.4252701080432</text:p>
          </table:table-cell>
          <table:table-cell office:value-type="float" office:value="0.000694188909960657" calcext:value-type="float">
            <text:p>0.000694188909961</text:p>
          </table:table-cell>
          <table:table-cell table:number-columns-repeated="6"/>
        </table:table-row>
        <table:table-row table:style-name="ro1">
          <table:table-cell office:value-type="float" office:value="19.7944177671068" calcext:value-type="float">
            <text:p>19.7944177671068</text:p>
          </table:table-cell>
          <table:table-cell office:value-type="float" office:value="0.00100366082632776" calcext:value-type="float">
            <text:p>0.001003660826328</text:p>
          </table:table-cell>
          <table:table-cell table:number-columns-repeated="6"/>
        </table:table-row>
        <table:table-row table:style-name="ro1">
          <table:table-cell office:value-type="float" office:value="20.1635654261705" calcext:value-type="float">
            <text:p>20.1635654261705</text:p>
          </table:table-cell>
          <table:table-cell office:value-type="float" office:value="0.00137115872701369" calcext:value-type="float">
            <text:p>0.001371158727014</text:p>
          </table:table-cell>
          <table:table-cell table:number-columns-repeated="6"/>
        </table:table-row>
        <table:table-row table:style-name="ro1">
          <table:table-cell office:value-type="float" office:value="20.5327130852341" calcext:value-type="float">
            <text:p>20.5327130852341</text:p>
          </table:table-cell>
          <table:table-cell office:value-type="float" office:value="0.00166128864860784" calcext:value-type="float">
            <text:p>0.001661288648608</text:p>
          </table:table-cell>
          <table:table-cell table:number-columns-repeated="6"/>
        </table:table-row>
        <table:table-row table:style-name="ro1">
          <table:table-cell office:value-type="float" office:value="20.9018607442977" calcext:value-type="float">
            <text:p>20.9018607442977</text:p>
          </table:table-cell>
          <table:table-cell office:value-type="float" office:value="0.00202878654929378" calcext:value-type="float">
            <text:p>0.002028786549294</text:p>
          </table:table-cell>
          <table:table-cell table:number-columns-repeated="6"/>
        </table:table-row>
        <table:table-row table:style-name="ro1">
          <table:table-cell office:value-type="float" office:value="21.2710084033613" calcext:value-type="float">
            <text:p>21.2710084033613</text:p>
          </table:table-cell>
          <table:table-cell office:value-type="float" office:value="0.00233825846566088" calcext:value-type="float">
            <text:p>0.002338258465661</text:p>
          </table:table-cell>
          <table:table-cell table:number-columns-repeated="6"/>
        </table:table-row>
        <table:table-row table:style-name="ro1">
          <table:table-cell office:value-type="float" office:value="21.640156062425" calcext:value-type="float">
            <text:p>21.640156062425</text:p>
          </table:table-cell>
          <table:table-cell office:value-type="float" office:value="0.00270575636634682" calcext:value-type="float">
            <text:p>0.002705756366347</text:p>
          </table:table-cell>
          <table:table-cell table:number-columns-repeated="6"/>
        </table:table-row>
        <table:table-row table:style-name="ro1">
          <table:table-cell office:value-type="float" office:value="22.0093037214886" calcext:value-type="float">
            <text:p>22.0093037214886</text:p>
          </table:table-cell>
          <table:table-cell office:value-type="float" office:value="0.00303457027748686" calcext:value-type="float">
            <text:p>0.003034570277487</text:p>
          </table:table-cell>
          <table:table-cell table:number-columns-repeated="6"/>
        </table:table-row>
        <table:table-row table:style-name="ro1">
          <table:table-cell office:value-type="float" office:value="22.3784513805522" calcext:value-type="float">
            <text:p>22.3784513805522</text:p>
          </table:table-cell>
          <table:table-cell office:value-type="float" office:value="0.00336338418862691" calcext:value-type="float">
            <text:p>0.003363384188627</text:p>
          </table:table-cell>
          <table:table-cell table:number-columns-repeated="6"/>
        </table:table-row>
        <table:table-row table:style-name="ro1">
          <table:table-cell office:value-type="float" office:value="22.7475990396158" calcext:value-type="float">
            <text:p>22.7475990396158</text:p>
          </table:table-cell>
          <table:table-cell office:value-type="float" office:value="0.00369219809976695" calcext:value-type="float">
            <text:p>0.003692198099767</text:p>
          </table:table-cell>
          <table:table-cell table:number-columns-repeated="6"/>
        </table:table-row>
        <table:table-row table:style-name="ro1">
          <table:table-cell office:value-type="float" office:value="23.1167466986795" calcext:value-type="float">
            <text:p>23.1167466986795</text:p>
          </table:table-cell>
          <table:table-cell office:value-type="float" office:value="0.004021012010907" calcext:value-type="float">
            <text:p>0.004021012010907</text:p>
          </table:table-cell>
          <table:table-cell table:number-columns-repeated="6"/>
        </table:table-row>
        <table:table-row table:style-name="ro1">
          <table:table-cell office:value-type="float" office:value="23.4858943577431" calcext:value-type="float">
            <text:p>23.4858943577431</text:p>
          </table:table-cell>
          <table:table-cell office:value-type="float" office:value="0.00438850991159293" calcext:value-type="float">
            <text:p>0.004388509911593</text:p>
          </table:table-cell>
          <table:table-cell table:number-columns-repeated="6"/>
        </table:table-row>
        <table:table-row table:style-name="ro1">
          <table:table-cell office:value-type="float" office:value="23.8550420168067" calcext:value-type="float">
            <text:p>23.8550420168067</text:p>
          </table:table-cell>
          <table:table-cell office:value-type="float" office:value="0.00469798182796003" calcext:value-type="float">
            <text:p>0.00469798182796</text:p>
          </table:table-cell>
          <table:table-cell table:number-columns-repeated="6"/>
        </table:table-row>
        <table:table-row table:style-name="ro1">
          <table:table-cell office:value-type="float" office:value="24.2241896758703" calcext:value-type="float">
            <text:p>24.2241896758703</text:p>
          </table:table-cell>
          <table:table-cell office:value-type="float" office:value="0.00506547972864596" calcext:value-type="float">
            <text:p>0.005065479728646</text:p>
          </table:table-cell>
          <table:table-cell table:number-columns-repeated="6"/>
        </table:table-row>
        <table:table-row table:style-name="ro1">
          <table:table-cell office:value-type="float" office:value="24.593337334934" calcext:value-type="float">
            <text:p>24.593337334934</text:p>
          </table:table-cell>
          <table:table-cell office:value-type="float" office:value="0.00537495164501307" calcext:value-type="float">
            <text:p>0.005374951645013</text:p>
          </table:table-cell>
          <table:table-cell table:number-columns-repeated="6"/>
        </table:table-row>
        <table:table-row table:style-name="ro1">
          <table:table-cell office:value-type="float" office:value="24.9624849939976" calcext:value-type="float">
            <text:p>24.9624849939976</text:p>
          </table:table-cell>
          <table:table-cell office:value-type="float" office:value="0.005742449545699" calcext:value-type="float">
            <text:p>0.005742449545699</text:p>
          </table:table-cell>
          <table:table-cell table:number-columns-repeated="6"/>
        </table:table-row>
        <table:table-row table:style-name="ro1">
          <table:table-cell office:value-type="float" office:value="25.3316326530612" calcext:value-type="float">
            <text:p>25.3316326530612</text:p>
          </table:table-cell>
          <table:table-cell office:value-type="float" office:value="0.00603257946729316" calcext:value-type="float">
            <text:p>0.006032579467293</text:p>
          </table:table-cell>
          <table:table-cell table:number-columns-repeated="6"/>
        </table:table-row>
        <table:table-row table:style-name="ro1">
          <table:table-cell office:value-type="float" office:value="25.7007803121248" calcext:value-type="float">
            <text:p>25.7007803121248</text:p>
          </table:table-cell>
          <table:table-cell office:value-type="float" office:value="0.00638073537320615" calcext:value-type="float">
            <text:p>0.006380735373206</text:p>
          </table:table-cell>
          <table:table-cell table:number-columns-repeated="6"/>
        </table:table-row>
        <table:table-row table:style-name="ro1">
          <table:table-cell office:value-type="float" office:value="26.0699279711885" calcext:value-type="float">
            <text:p>26.0699279711885</text:p>
          </table:table-cell>
          <table:table-cell office:value-type="float" office:value="0.00672889127911914" calcext:value-type="float">
            <text:p>0.006728891279119</text:p>
          </table:table-cell>
          <table:table-cell table:number-columns-repeated="6"/>
        </table:table-row>
        <table:table-row table:style-name="ro1">
          <table:table-cell office:value-type="float" office:value="26.4390756302521" calcext:value-type="float">
            <text:p>26.4390756302521</text:p>
          </table:table-cell>
          <table:table-cell office:value-type="float" office:value="0.00707704718503212" calcext:value-type="float">
            <text:p>0.007077047185032</text:p>
          </table:table-cell>
          <table:table-cell table:number-columns-repeated="6"/>
        </table:table-row>
        <table:table-row table:style-name="ro1">
          <table:table-cell office:value-type="float" office:value="26.8082232893157" calcext:value-type="float">
            <text:p>26.8082232893157</text:p>
          </table:table-cell>
          <table:table-cell office:value-type="float" office:value="0.00738651910139923" calcext:value-type="float">
            <text:p>0.007386519101399</text:p>
          </table:table-cell>
          <table:table-cell table:number-columns-repeated="6"/>
        </table:table-row>
        <table:table-row table:style-name="ro1">
          <table:table-cell office:value-type="float" office:value="27.1773709483793" calcext:value-type="float">
            <text:p>27.1773709483793</text:p>
          </table:table-cell>
          <table:table-cell office:value-type="float" office:value="0.00769599101776633" calcext:value-type="float">
            <text:p>0.007695991017766</text:p>
          </table:table-cell>
          <table:table-cell table:number-columns-repeated="6"/>
        </table:table-row>
        <table:table-row table:style-name="ro1">
          <table:table-cell office:value-type="float" office:value="27.546518607443" calcext:value-type="float">
            <text:p>27.546518607443</text:p>
          </table:table-cell>
          <table:table-cell office:value-type="float" office:value="0.00808283091322521" calcext:value-type="float">
            <text:p>0.008082830913225</text:p>
          </table:table-cell>
          <table:table-cell table:number-columns-repeated="6"/>
        </table:table-row>
        <table:table-row table:style-name="ro1">
          <table:table-cell office:value-type="float" office:value="27.9156662665066" calcext:value-type="float">
            <text:p>27.9156662665066</text:p>
          </table:table-cell>
          <table:table-cell office:value-type="float" office:value="0.00839230282959231" calcext:value-type="float">
            <text:p>0.008392302829592</text:p>
          </table:table-cell>
          <table:table-cell table:number-columns-repeated="6"/>
        </table:table-row>
        <table:table-row table:style-name="ro1">
          <table:table-cell office:value-type="float" office:value="28.2848139255702" calcext:value-type="float">
            <text:p>28.2848139255702</text:p>
          </table:table-cell>
          <table:table-cell office:value-type="float" office:value="0.00877914272505118" calcext:value-type="float">
            <text:p>0.008779142725051</text:p>
          </table:table-cell>
          <table:table-cell table:number-columns-repeated="6"/>
        </table:table-row>
        <table:table-row table:style-name="ro1">
          <table:table-cell office:value-type="float" office:value="28.6539615846339" calcext:value-type="float">
            <text:p>28.6539615846339</text:p>
          </table:table-cell>
          <table:table-cell office:value-type="float" office:value="0.0090499306518724" calcext:value-type="float">
            <text:p>0.009049930651872</text:p>
          </table:table-cell>
          <table:table-cell table:number-columns-repeated="6"/>
        </table:table-row>
        <table:table-row table:style-name="ro1">
          <table:table-cell office:value-type="float" office:value="29.0231092436975" calcext:value-type="float">
            <text:p>29.0231092436975</text:p>
          </table:table-cell>
          <table:table-cell office:value-type="float" office:value="0.00939808655778539" calcext:value-type="float">
            <text:p>0.009398086557785</text:p>
          </table:table-cell>
          <table:table-cell table:number-columns-repeated="6"/>
        </table:table-row>
        <table:table-row table:style-name="ro1">
          <table:table-cell office:value-type="float" office:value="29.3922569027611" calcext:value-type="float">
            <text:p>29.3922569027611</text:p>
          </table:table-cell>
          <table:table-cell office:value-type="float" office:value="0.00974624246369838" calcext:value-type="float">
            <text:p>0.009746242463698</text:p>
          </table:table-cell>
          <table:table-cell table:number-columns-repeated="6"/>
        </table:table-row>
        <table:table-row table:style-name="ro1">
          <table:table-cell office:value-type="float" office:value="29.7614045618247" calcext:value-type="float">
            <text:p>29.7614045618247</text:p>
          </table:table-cell>
          <table:table-cell office:value-type="float" office:value="0.0100943983696114" calcext:value-type="float">
            <text:p>0.010094398369611</text:p>
          </table:table-cell>
          <table:table-cell table:number-columns-repeated="6"/>
        </table:table-row>
        <table:table-row table:style-name="ro1">
          <table:table-cell office:value-type="float" office:value="30.1305522208884" calcext:value-type="float">
            <text:p>30.1305522208884</text:p>
          </table:table-cell>
          <table:table-cell office:value-type="float" office:value="0.0104232122807514" calcext:value-type="float">
            <text:p>0.010423212280751</text:p>
          </table:table-cell>
          <table:table-cell table:number-columns-repeated="6"/>
        </table:table-row>
        <table:table-row table:style-name="ro1">
          <table:table-cell office:value-type="float" office:value="30.499699879952" calcext:value-type="float">
            <text:p>30.499699879952</text:p>
          </table:table-cell>
          <table:table-cell office:value-type="float" office:value="0.0107133422023456" calcext:value-type="float">
            <text:p>0.010713342202346</text:p>
          </table:table-cell>
          <table:table-cell table:number-columns-repeated="6"/>
        </table:table-row>
        <table:table-row table:style-name="ro1">
          <table:table-cell office:value-type="float" office:value="30.8688475390156" calcext:value-type="float">
            <text:p>30.8688475390156</text:p>
          </table:table-cell>
          <table:table-cell office:value-type="float" office:value="0.0111001820978044" calcext:value-type="float">
            <text:p>0.011100182097804</text:p>
          </table:table-cell>
          <table:table-cell table:number-columns-repeated="6"/>
        </table:table-row>
        <table:table-row table:style-name="ro1">
          <table:table-cell office:value-type="float" office:value="31.2379951980792" calcext:value-type="float">
            <text:p>31.2379951980792</text:p>
          </table:table-cell>
          <table:table-cell office:value-type="float" office:value="0.0114096540141716" calcext:value-type="float">
            <text:p>0.011409654014172</text:p>
          </table:table-cell>
          <table:table-cell table:number-columns-repeated="6"/>
        </table:table-row>
        <table:table-row table:style-name="ro1">
          <table:table-cell office:value-type="float" office:value="31.6071428571429" calcext:value-type="float">
            <text:p>31.6071428571429</text:p>
          </table:table-cell>
          <table:table-cell office:value-type="float" office:value="0.0117771519148575" calcext:value-type="float">
            <text:p>0.011777151914858</text:p>
          </table:table-cell>
          <table:table-cell table:number-columns-repeated="6"/>
        </table:table-row>
        <table:table-row table:style-name="ro1">
          <table:table-cell office:value-type="float" office:value="31.9762905162065" calcext:value-type="float">
            <text:p>31.9762905162065</text:p>
          </table:table-cell>
          <table:table-cell office:value-type="float" office:value="0.0117771519148575" calcext:value-type="float">
            <text:p>0.011777151914858</text:p>
          </table:table-cell>
          <table:table-cell table:number-columns-repeated="6"/>
        </table:table-row>
        <table:table-row table:style-name="ro1">
          <table:table-cell office:value-type="float" office:value="32.2531512605042" calcext:value-type="float">
            <text:p>32.2531512605042</text:p>
          </table:table-cell>
          <table:table-cell office:value-type="float" office:value="0.0102800815194316" calcext:value-type="float">
            <text:p>0.010280081519432</text:p>
          </table:table-cell>
          <table:table-cell table:number-columns-repeated="6"/>
        </table:table-row>
        <table:table-row table:style-name="ro1">
          <table:table-cell office:value-type="float" office:value="32.49924969988" calcext:value-type="float">
            <text:p>32.49924969988</text:p>
          </table:table-cell>
          <table:table-cell office:value-type="float" office:value="0.00881782671459707" calcext:value-type="float">
            <text:p>0.008817826714597</text:p>
          </table:table-cell>
          <table:table-cell table:number-columns-repeated="6"/>
        </table:table-row>
        <table:table-row table:style-name="ro1">
          <table:table-cell office:value-type="float" office:value="32.7145858343337" calcext:value-type="float">
            <text:p>32.7145858343337</text:p>
          </table:table-cell>
          <table:table-cell office:value-type="float" office:value="0.00730915112230745" calcext:value-type="float">
            <text:p>0.007309151122307</text:p>
          </table:table-cell>
          <table:table-cell table:number-columns-repeated="6"/>
        </table:table-row>
        <table:table-row table:style-name="ro1">
          <table:table-cell office:value-type="float" office:value="32.8837785114046" calcext:value-type="float">
            <text:p>32.8837785114046</text:p>
          </table:table-cell>
          <table:table-cell office:value-type="float" office:value="0.00597455348297433" calcext:value-type="float">
            <text:p>0.005974553482974</text:p>
          </table:table-cell>
          <table:table-cell table:number-columns-repeated="6"/>
        </table:table-row>
        <table:table-row table:style-name="ro1">
          <table:table-cell office:value-type="float" office:value="33.1144957983193" calcext:value-type="float">
            <text:p>33.1144957983193</text:p>
          </table:table-cell>
          <table:table-cell office:value-type="float" office:value="0.0046399558436412" calcext:value-type="float">
            <text:p>0.004639955843641</text:p>
          </table:table-cell>
          <table:table-cell table:number-columns-repeated="6"/>
        </table:table-row>
        <table:table-row table:style-name="ro1">
          <table:table-cell office:value-type="float" office:value="33.3236794717887" calcext:value-type="float">
            <text:p>33.3236794717887</text:p>
          </table:table-cell>
          <table:table-cell office:value-type="float" office:value="0.00308485946389651" calcext:value-type="float">
            <text:p>0.003084859463897</text:p>
          </table:table-cell>
          <table:table-cell table:number-columns-repeated="6"/>
        </table:table-row>
        <table:table-row table:style-name="ro1">
          <table:table-cell office:value-type="float" office:value="33.5697779111645" calcext:value-type="float">
            <text:p>33.5697779111645</text:p>
          </table:table-cell>
          <table:table-cell office:value-type="float" office:value="0.00146013190296923" calcext:value-type="float">
            <text:p>0.001460131902969</text:p>
          </table:table-cell>
          <table:table-cell table:number-columns-repeated="6"/>
        </table:table-row>
        <table:table-row table:style-name="ro1">
          <table:table-cell office:value-type="float" office:value="33.7297418967587" calcext:value-type="float">
            <text:p>33.7297418967587</text:p>
          </table:table-cell>
          <table:table-cell office:value-type="float" office:value="0.000183560247954941" calcext:value-type="float">
            <text:p>0.000183560247955</text:p>
          </table:table-cell>
          <table:table-cell table:number-columns-repeated="6"/>
        </table:table-row>
        <table:table-row table:style-name="ro1">
          <table:table-cell office:value-type="float" office:value="33.9655862344938" calcext:value-type="float">
            <text:p>33.9655862344938</text:p>
          </table:table-cell>
          <table:table-cell office:value-type="float" office:value="-0.0013560625359714" calcext:value-type="float">
            <text:p>-0.001356062535971</text:p>
          </table:table-cell>
          <table:table-cell table:number-columns-repeated="6"/>
        </table:table-row>
        <table:table-row table:style-name="ro1">
          <table:table-cell office:value-type="float" office:value="34.2465486194478" calcext:value-type="float">
            <text:p>34.2465486194478</text:p>
          </table:table-cell>
          <table:table-cell office:value-type="float" office:value="-0.00318194684253729" calcext:value-type="float">
            <text:p>-0.003181946842537</text:p>
          </table:table-cell>
          <table:table-cell table:number-columns-repeated="6"/>
        </table:table-row>
        <table:table-row table:style-name="ro1">
          <table:table-cell office:value-type="float" office:value="34.4987995198079" calcext:value-type="float">
            <text:p>34.4987995198079</text:p>
          </table:table-cell>
          <table:table-cell office:value-type="float" office:value="-0.00476025361600951" calcext:value-type="float">
            <text:p>-0.00476025361601</text:p>
          </table:table-cell>
          <table:table-cell table:number-columns-repeated="6"/>
        </table:table-row>
        <table:table-row table:style-name="ro1">
          <table:table-cell office:value-type="float" office:value="34.6679921968787" calcext:value-type="float">
            <text:p>34.6679921968787</text:p>
          </table:table-cell>
          <table:table-cell office:value-type="float" office:value="-0.00612386424750205" calcext:value-type="float">
            <text:p>-0.006123864247502</text:p>
          </table:table-cell>
          <table:table-cell table:number-columns-repeated="6"/>
        </table:table-row>
        <table:table-row table:style-name="ro1">
          <table:table-cell office:value-type="float" office:value="34.8987094837935" calcext:value-type="float">
            <text:p>34.8987094837935</text:p>
          </table:table-cell>
          <table:table-cell office:value-type="float" office:value="-0.00742944889467576" calcext:value-type="float">
            <text:p>-0.007429448894676</text:p>
          </table:table-cell>
          <table:table-cell table:number-columns-repeated="6"/>
        </table:table-row>
        <table:table-row table:style-name="ro1">
          <table:table-cell office:value-type="float" office:value="35.1140456182473" calcext:value-type="float">
            <text:p>35.1140456182473</text:p>
          </table:table-cell>
          <table:table-cell office:value-type="float" office:value="-0.0089671374791248" calcext:value-type="float">
            <text:p>-0.008967137479125</text:p>
          </table:table-cell>
          <table:table-cell table:number-columns-repeated="6"/>
        </table:table-row>
        <table:table-row table:style-name="ro1">
          <table:table-cell office:value-type="float" office:value="35.360144057623" calcext:value-type="float">
            <text:p>35.360144057623</text:p>
          </table:table-cell>
          <table:table-cell office:value-type="float" office:value="-0.0106208780322115" calcext:value-type="float">
            <text:p>-0.010620878032212</text:p>
          </table:table-cell>
          <table:table-cell table:number-columns-repeated="6"/>
        </table:table-row>
        <table:table-row table:style-name="ro1">
          <table:table-cell office:value-type="float" office:value="35.5754801920768" calcext:value-type="float">
            <text:p>35.5754801920768</text:p>
          </table:table-cell>
          <table:table-cell office:value-type="float" office:value="-0.0120715276401823" calcext:value-type="float">
            <text:p>-0.012071527640182</text:p>
          </table:table-cell>
          <table:table-cell table:number-columns-repeated="6"/>
        </table:table-row>
        <table:table-row table:style-name="ro1">
          <table:table-cell office:value-type="float" office:value="35.7908163265306" calcext:value-type="float">
            <text:p>35.7908163265306</text:p>
          </table:table-cell>
          <table:table-cell office:value-type="float" office:value="-0.0135221772481531" calcext:value-type="float">
            <text:p>-0.013522177248153</text:p>
          </table:table-cell>
          <table:table-cell table:number-columns-repeated="6"/>
        </table:table-row>
        <table:table-row table:style-name="ro1">
          <table:table-cell office:value-type="float" office:value="36.0369147659064" calcext:value-type="float">
            <text:p>36.0369147659064</text:p>
          </table:table-cell>
          <table:table-cell office:value-type="float" office:value="-0.0151759178012398" calcext:value-type="float">
            <text:p>-0.01517591780124</text:p>
          </table:table-cell>
          <table:table-cell table:number-columns-repeated="6"/>
        </table:table-row>
        <table:table-row table:style-name="ro1">
          <table:table-cell office:value-type="float" office:value="36.2830132052821" calcext:value-type="float">
            <text:p>36.2830132052821</text:p>
          </table:table-cell>
          <table:table-cell office:value-type="float" office:value="-0.0168876843386453" calcext:value-type="float">
            <text:p>-0.016887684338645</text:p>
          </table:table-cell>
          <table:table-cell table:number-columns-repeated="6"/>
        </table:table-row>
        <table:table-row table:style-name="ro1">
          <table:table-cell office:value-type="float" office:value="36.4983493397359" calcext:value-type="float">
            <text:p>36.4983493397359</text:p>
          </table:table-cell>
          <table:table-cell office:value-type="float" office:value="-0.0183383339466161" calcext:value-type="float">
            <text:p>-0.018338333946616</text:p>
          </table:table-cell>
          <table:table-cell table:number-columns-repeated="6"/>
        </table:table-row>
        <table:table-row table:style-name="ro1">
          <table:table-cell office:value-type="float" office:value="36.7136854741897" calcext:value-type="float">
            <text:p>36.7136854741897</text:p>
          </table:table-cell>
          <table:table-cell office:value-type="float" office:value="-0.0197889835545869" calcext:value-type="float">
            <text:p>-0.019788983554587</text:p>
          </table:table-cell>
          <table:table-cell table:number-columns-repeated="6"/>
        </table:table-row>
        <table:table-row table:style-name="ro1">
          <table:table-cell office:value-type="float" office:value="36.9597839135654" calcext:value-type="float">
            <text:p>36.9597839135654</text:p>
          </table:table-cell>
          <table:table-cell office:value-type="float" office:value="-0.021471737099833" calcext:value-type="float">
            <text:p>-0.021471737099833</text:p>
          </table:table-cell>
          <table:table-cell table:number-columns-repeated="6"/>
        </table:table-row>
        <table:table-row table:style-name="ro1">
          <table:table-cell office:value-type="float" office:value="37.2058823529412" calcext:value-type="float">
            <text:p>37.2058823529412</text:p>
          </table:table-cell>
          <table:table-cell office:value-type="float" office:value="-0.0231254776529197" calcext:value-type="float">
            <text:p>-0.02312547765292</text:p>
          </table:table-cell>
          <table:table-cell table:number-columns-repeated="6"/>
        </table:table-row>
        <table:table-row table:style-name="ro1">
          <table:table-cell office:value-type="float" office:value="37.4519807923169" calcext:value-type="float">
            <text:p>37.4519807923169</text:p>
          </table:table-cell>
          <table:table-cell office:value-type="float" office:value="-0.0247792182060064" calcext:value-type="float">
            <text:p>-0.024779218206006</text:p>
          </table:table-cell>
          <table:table-cell table:number-columns-repeated="6"/>
        </table:table-row>
        <table:table-row table:style-name="ro1">
          <table:table-cell office:value-type="float" office:value="37.6673169267707" calcext:value-type="float">
            <text:p>37.6673169267707</text:p>
          </table:table-cell>
          <table:table-cell office:value-type="float" office:value="-0.0262298678139772" calcext:value-type="float">
            <text:p>-0.026229867813977</text:p>
          </table:table-cell>
          <table:table-cell table:number-columns-repeated="6"/>
        </table:table-row>
        <table:table-row table:style-name="ro1">
          <table:table-cell office:value-type="float" office:value="37.8826530612245" calcext:value-type="float">
            <text:p>37.8826530612245</text:p>
          </table:table-cell>
          <table:table-cell office:value-type="float" office:value="-0.027680517421948" calcext:value-type="float">
            <text:p>-0.027680517421948</text:p>
          </table:table-cell>
          <table:table-cell table:number-columns-repeated="6"/>
        </table:table-row>
        <table:table-row table:style-name="ro1">
          <table:table-cell office:value-type="float" office:value="38.1287515006002" calcext:value-type="float">
            <text:p>38.1287515006002</text:p>
          </table:table-cell>
          <table:table-cell office:value-type="float" office:value="-0.0293632709671941" calcext:value-type="float">
            <text:p>-0.029363270967194</text:p>
          </table:table-cell>
          <table:table-cell table:number-columns-repeated="6"/>
        </table:table-row>
        <table:table-row table:style-name="ro1">
          <table:table-cell office:value-type="float" office:value="38.374849939976" calcext:value-type="float">
            <text:p>38.374849939976</text:p>
          </table:table-cell>
          <table:table-cell office:value-type="float" office:value="-0.0310460245124402" calcext:value-type="float">
            <text:p>-0.03104602451244</text:p>
          </table:table-cell>
          <table:table-cell table:number-columns-repeated="6"/>
        </table:table-row>
        <table:table-row table:style-name="ro1">
          <table:table-cell office:value-type="float" office:value="38.5901860744298" calcext:value-type="float">
            <text:p>38.5901860744298</text:p>
          </table:table-cell>
          <table:table-cell office:value-type="float" office:value="-0.032496674120411" calcext:value-type="float">
            <text:p>-0.032496674120411</text:p>
          </table:table-cell>
          <table:table-cell table:number-columns-repeated="6"/>
        </table:table-row>
        <table:table-row table:style-name="ro1">
          <table:table-cell office:value-type="float" office:value="38.7993697478992" calcext:value-type="float">
            <text:p>38.7993697478992</text:p>
          </table:table-cell>
          <table:table-cell office:value-type="float" office:value="-0.0340517705001557" calcext:value-type="float">
            <text:p>-0.034051770500156</text:p>
          </table:table-cell>
          <table:table-cell table:number-columns-repeated="6"/>
        </table:table-row>
        <table:table-row table:style-name="ro1">
          <table:table-cell office:value-type="float" office:value="39.1131452581032" calcext:value-type="float">
            <text:p>39.1131452581032</text:p>
          </table:table-cell>
          <table:table-cell office:value-type="float" office:value="-0.0351658693990773" calcext:value-type="float">
            <text:p>-0.035165869399077</text:p>
          </table:table-cell>
          <table:table-cell table:number-columns-repeated="6"/>
        </table:table-row>
        <table:table-row table:style-name="ro1">
          <table:table-cell office:value-type="float" office:value="39.4822929171669" calcext:value-type="float">
            <text:p>39.4822929171669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39.8514405762305" calcext:value-type="float">
            <text:p>39.8514405762305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0.2205882352941" calcext:value-type="float">
            <text:p>40.2205882352941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0.5897358943578" calcext:value-type="float">
            <text:p>40.5897358943578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0.9588835534214" calcext:value-type="float">
            <text:p>40.9588835534214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1.328031212485" calcext:value-type="float">
            <text:p>41.328031212485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1.6971788715486" calcext:value-type="float">
            <text:p>41.6971788715486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>
          <table:table-cell office:value-type="float" office:value="41.9432773109244" calcext:value-type="float">
            <text:p>41.9432773109244</text:p>
          </table:table-cell>
          <table:table-cell office:value-type="float" office:value="-0.0352819213677149" calcext:value-type="float">
            <text:p>-0.035281921367715</text:p>
          </table:table-cell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6"/>
          <table:table-cell office:value-type="float" office:value="32.2531512605042" calcext:value-type="float">
            <text:p>32.2531512605042</text:p>
          </table:table-cell>
          <table:table-cell office:value-type="float" office:value="0.0102800815194316" calcext:value-type="float">
            <text:p>0.010280081519432</text:p>
          </table:table-cell>
        </table:table-row>
        <table:table-row table:style-name="ro1">
          <table:table-cell table:number-columns-repeated="6"/>
          <table:table-cell office:value-type="float" office:value="32.49924969988" calcext:value-type="float">
            <text:p>32.49924969988</text:p>
          </table:table-cell>
          <table:table-cell office:value-type="float" office:value="0.00881782671459707" calcext:value-type="float">
            <text:p>0.008817826714597</text:p>
          </table:table-cell>
        </table:table-row>
        <table:table-row table:style-name="ro1">
          <table:table-cell table:number-columns-repeated="6"/>
          <table:table-cell office:value-type="float" office:value="32.7145858343337" calcext:value-type="float">
            <text:p>32.7145858343337</text:p>
          </table:table-cell>
          <table:table-cell office:value-type="float" office:value="0.00730915112230745" calcext:value-type="float">
            <text:p>0.007309151122307</text:p>
          </table:table-cell>
        </table:table-row>
        <table:table-row table:style-name="ro1">
          <table:table-cell table:number-columns-repeated="6"/>
          <table:table-cell office:value-type="float" office:value="32.8837785114046" calcext:value-type="float">
            <text:p>32.8837785114046</text:p>
          </table:table-cell>
          <table:table-cell office:value-type="float" office:value="0.00597455348297433" calcext:value-type="float">
            <text:p>0.005974553482974</text:p>
          </table:table-cell>
        </table:table-row>
        <table:table-row table:style-name="ro1">
          <table:table-cell table:number-columns-repeated="6"/>
          <table:table-cell office:value-type="float" office:value="33.1144957983193" calcext:value-type="float">
            <text:p>33.1144957983193</text:p>
          </table:table-cell>
          <table:table-cell office:value-type="float" office:value="0.0046399558436412" calcext:value-type="float">
            <text:p>0.004639955843641</text:p>
          </table:table-cell>
        </table:table-row>
        <table:table-row table:style-name="ro1">
          <table:table-cell table:number-columns-repeated="6"/>
          <table:table-cell office:value-type="float" office:value="33.3236794717887" calcext:value-type="float">
            <text:p>33.3236794717887</text:p>
          </table:table-cell>
          <table:table-cell office:value-type="float" office:value="0.00308485946389651" calcext:value-type="float">
            <text:p>0.003084859463897</text:p>
          </table:table-cell>
        </table:table-row>
        <table:table-row table:style-name="ro1">
          <table:table-cell table:number-columns-repeated="6"/>
          <table:table-cell office:value-type="float" office:value="33.5697779111645" calcext:value-type="float">
            <text:p>33.5697779111645</text:p>
          </table:table-cell>
          <table:table-cell office:value-type="float" office:value="0.00146013190296923" calcext:value-type="float">
            <text:p>0.001460131902969</text:p>
          </table:table-cell>
        </table:table-row>
        <table:table-row table:style-name="ro1">
          <table:table-cell table:number-columns-repeated="6"/>
          <table:table-cell office:value-type="float" office:value="33.7297418967587" calcext:value-type="float">
            <text:p>33.7297418967587</text:p>
          </table:table-cell>
          <table:table-cell office:value-type="float" office:value="0.000183560247954941" calcext:value-type="float">
            <text:p>0.000183560247955</text:p>
          </table:table-cell>
        </table:table-row>
        <table:table-row table:style-name="ro1">
          <table:table-cell table:number-columns-repeated="6"/>
          <table:table-cell office:value-type="float" office:value="33.9655862344938" calcext:value-type="float">
            <text:p>33.9655862344938</text:p>
          </table:table-cell>
          <table:table-cell office:value-type="float" office:value="-0.0013560625359714" calcext:value-type="float">
            <text:p>-0.001356062535971</text:p>
          </table:table-cell>
        </table:table-row>
        <table:table-row table:style-name="ro1">
          <table:table-cell table:number-columns-repeated="6"/>
          <table:table-cell office:value-type="float" office:value="34.2465486194478" calcext:value-type="float">
            <text:p>34.2465486194478</text:p>
          </table:table-cell>
          <table:table-cell office:value-type="float" office:value="-0.00318194684253729" calcext:value-type="float">
            <text:p>-0.003181946842537</text:p>
          </table:table-cell>
        </table:table-row>
        <table:table-row table:style-name="ro1">
          <table:table-cell table:number-columns-repeated="6"/>
          <table:table-cell office:value-type="float" office:value="34.4987995198079" calcext:value-type="float">
            <text:p>34.4987995198079</text:p>
          </table:table-cell>
          <table:table-cell office:value-type="float" office:value="-0.00476025361600951" calcext:value-type="float">
            <text:p>-0.00476025361601</text:p>
          </table:table-cell>
        </table:table-row>
        <table:table-row table:style-name="ro1">
          <table:table-cell table:number-columns-repeated="6"/>
          <table:table-cell office:value-type="float" office:value="34.6679921968787" calcext:value-type="float">
            <text:p>34.6679921968787</text:p>
          </table:table-cell>
          <table:table-cell office:value-type="float" office:value="-0.00612386424750205" calcext:value-type="float">
            <text:p>-0.006123864247502</text:p>
          </table:table-cell>
        </table:table-row>
        <table:table-row table:style-name="ro1">
          <table:table-cell table:number-columns-repeated="6"/>
          <table:table-cell office:value-type="float" office:value="34.8987094837935" calcext:value-type="float">
            <text:p>34.8987094837935</text:p>
          </table:table-cell>
          <table:table-cell office:value-type="float" office:value="-0.00742944889467576" calcext:value-type="float">
            <text:p>-0.007429448894676</text:p>
          </table:table-cell>
        </table:table-row>
        <table:table-row table:style-name="ro1">
          <table:table-cell table:number-columns-repeated="6"/>
          <table:table-cell office:value-type="float" office:value="35.1140456182473" calcext:value-type="float">
            <text:p>35.1140456182473</text:p>
          </table:table-cell>
          <table:table-cell office:value-type="float" office:value="-0.0089671374791248" calcext:value-type="float">
            <text:p>-0.008967137479125</text:p>
          </table:table-cell>
        </table:table-row>
        <table:table-row table:style-name="ro1">
          <table:table-cell table:number-columns-repeated="6"/>
          <table:table-cell office:value-type="float" office:value="35.360144057623" calcext:value-type="float">
            <text:p>35.360144057623</text:p>
          </table:table-cell>
          <table:table-cell office:value-type="float" office:value="-0.0106208780322115" calcext:value-type="float">
            <text:p>-0.010620878032212</text:p>
          </table:table-cell>
        </table:table-row>
        <table:table-row table:style-name="ro1">
          <table:table-cell table:number-columns-repeated="6"/>
          <table:table-cell office:value-type="float" office:value="35.5754801920768" calcext:value-type="float">
            <text:p>35.5754801920768</text:p>
          </table:table-cell>
          <table:table-cell office:value-type="float" office:value="-0.0120715276401823" calcext:value-type="float">
            <text:p>-0.012071527640182</text:p>
          </table:table-cell>
        </table:table-row>
        <table:table-row table:style-name="ro1">
          <table:table-cell table:number-columns-repeated="6"/>
          <table:table-cell office:value-type="float" office:value="35.7908163265306" calcext:value-type="float">
            <text:p>35.7908163265306</text:p>
          </table:table-cell>
          <table:table-cell office:value-type="float" office:value="-0.0135221772481531" calcext:value-type="float">
            <text:p>-0.013522177248153</text:p>
          </table:table-cell>
        </table:table-row>
        <table:table-row table:style-name="ro1">
          <table:table-cell table:number-columns-repeated="6"/>
          <table:table-cell office:value-type="float" office:value="36.0369147659064" calcext:value-type="float">
            <text:p>36.0369147659064</text:p>
          </table:table-cell>
          <table:table-cell office:value-type="float" office:value="-0.0151759178012398" calcext:value-type="float">
            <text:p>-0.01517591780124</text:p>
          </table:table-cell>
        </table:table-row>
        <table:table-row table:style-name="ro1">
          <table:table-cell table:number-columns-repeated="6"/>
          <table:table-cell office:value-type="float" office:value="36.2830132052821" calcext:value-type="float">
            <text:p>36.2830132052821</text:p>
          </table:table-cell>
          <table:table-cell office:value-type="float" office:value="-0.0168876843386453" calcext:value-type="float">
            <text:p>-0.016887684338645</text:p>
          </table:table-cell>
        </table:table-row>
        <table:table-row table:style-name="ro1">
          <table:table-cell table:number-columns-repeated="6"/>
          <table:table-cell office:value-type="float" office:value="36.4983493397359" calcext:value-type="float">
            <text:p>36.4983493397359</text:p>
          </table:table-cell>
          <table:table-cell office:value-type="float" office:value="-0.0183383339466161" calcext:value-type="float">
            <text:p>-0.018338333946616</text:p>
          </table:table-cell>
        </table:table-row>
        <table:table-row table:style-name="ro1">
          <table:table-cell table:number-columns-repeated="6"/>
          <table:table-cell office:value-type="float" office:value="36.7136854741897" calcext:value-type="float">
            <text:p>36.7136854741897</text:p>
          </table:table-cell>
          <table:table-cell office:value-type="float" office:value="-0.0197889835545869" calcext:value-type="float">
            <text:p>-0.019788983554587</text:p>
          </table:table-cell>
        </table:table-row>
        <table:table-row table:style-name="ro1">
          <table:table-cell table:number-columns-repeated="6"/>
          <table:table-cell office:value-type="float" office:value="36.9597839135654" calcext:value-type="float">
            <text:p>36.9597839135654</text:p>
          </table:table-cell>
          <table:table-cell office:value-type="float" office:value="-0.021471737099833" calcext:value-type="float">
            <text:p>-0.021471737099833</text:p>
          </table:table-cell>
        </table:table-row>
        <table:table-row table:style-name="ro1">
          <table:table-cell table:number-columns-repeated="6"/>
          <table:table-cell office:value-type="float" office:value="37.2058823529412" calcext:value-type="float">
            <text:p>37.2058823529412</text:p>
          </table:table-cell>
          <table:table-cell office:value-type="float" office:value="-0.0231254776529197" calcext:value-type="float">
            <text:p>-0.02312547765292</text:p>
          </table:table-cell>
        </table:table-row>
        <table:table-row table:style-name="ro1">
          <table:table-cell table:number-columns-repeated="6"/>
          <table:table-cell office:value-type="float" office:value="37.4519807923169" calcext:value-type="float">
            <text:p>37.4519807923169</text:p>
          </table:table-cell>
          <table:table-cell office:value-type="float" office:value="-0.0247792182060064" calcext:value-type="float">
            <text:p>-0.024779218206006</text:p>
          </table:table-cell>
        </table:table-row>
        <table:table-row table:style-name="ro1">
          <table:table-cell table:number-columns-repeated="6"/>
          <table:table-cell office:value-type="float" office:value="37.6673169267707" calcext:value-type="float">
            <text:p>37.6673169267707</text:p>
          </table:table-cell>
          <table:table-cell office:value-type="float" office:value="-0.0262298678139772" calcext:value-type="float">
            <text:p>-0.026229867813977</text:p>
          </table:table-cell>
        </table:table-row>
        <table:table-row table:style-name="ro1">
          <table:table-cell table:number-columns-repeated="6"/>
          <table:table-cell office:value-type="float" office:value="37.8826530612245" calcext:value-type="float">
            <text:p>37.8826530612245</text:p>
          </table:table-cell>
          <table:table-cell office:value-type="float" office:value="-0.027680517421948" calcext:value-type="float">
            <text:p>-0.027680517421948</text:p>
          </table:table-cell>
        </table:table-row>
        <table:table-row table:style-name="ro1">
          <table:table-cell table:number-columns-repeated="6"/>
          <table:table-cell office:value-type="float" office:value="38.1287515006002" calcext:value-type="float">
            <text:p>38.1287515006002</text:p>
          </table:table-cell>
          <table:table-cell office:value-type="float" office:value="-0.0293632709671941" calcext:value-type="float">
            <text:p>-0.029363270967194</text:p>
          </table:table-cell>
        </table:table-row>
      </table:table>
      <table:table table:name="Soybeans_fi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Default" office:value-type="string" calcext:value-type="string">
            <text:p>logy(GDD)</text:p>
          </table:table-cell>
          <table:table-cell office:value-type="string" calcext:value-type="string">
            <text:p>logy(EDD)</text:p>
          </table:table-cell>
          <table:table-cell table:number-columns-repeated="2"/>
        </table:table-row>
        <table:table-row table:style-name="ro1">
          <table:table-cell table:formula="of:=[$Soybeans.A2]" office:value-type="float" office:value="0.201956673654786" calcext:value-type="float">
            <text:p>0.201956673654786</text:p>
          </table:table-cell>
          <table:table-cell table:formula="of:=IF(AND([.A2]&gt;[$notes.$B$2];[.A2]&lt;[$notes.$B$3]);[$Soybeans.B2];&quot;&quot;)">
            <text:p/>
          </table:table-cell>
          <table:table-cell table:formula="of:=IF(AND([.A2]&gt;[$notes.$B$3];[.A2]&lt;[$notes.$B$5]);[$Soybeans.B2];&quot;&quot;)">
            <text:p/>
          </table:table-cell>
          <table:table-cell office:value-type="string" calcext:value-type="string">
            <text:p>GDDsens</text:p>
          </table:table-cell>
          <table:table-cell table:formula="of:=SLOPE([.B$1:.B$1048576];[.A$1:.A$1048576])" office:value-type="float" office:value="0.000403658172116689" calcext:value-type="float">
            <text:p>0.000403658172117</text:p>
          </table:table-cell>
        </table:table-row>
        <table:table-row table:style-name="ro1">
          <table:table-cell table:formula="of:=[$Soybeans.A3]" office:value-type="float" office:value="0.694619147449335" calcext:value-type="float">
            <text:p>0.694619147449335</text:p>
          </table:table-cell>
          <table:table-cell table:formula="of:=IF(AND([.A3]&gt;[$notes.$B$2];[.A3]&lt;[$notes.$B$3]);[$Soybeans.B3];&quot;&quot;)">
            <text:p/>
          </table:table-cell>
          <table:table-cell table:formula="of:=IF(AND([.A3]&gt;[$notes.$B$3];[.A3]&lt;[$notes.$B$5]);[$Soybeans.B3];&quot;&quot;)">
            <text:p/>
          </table:table-cell>
          <table:table-cell office:value-type="string" calcext:value-type="string">
            <text:p>EDDsens</text:p>
          </table:table-cell>
          <table:table-cell table:formula="of:=SLOPE([.C$1:.C$1048576];[.A$1:.A$1048576])" office:value-type="float" office:value="-0.00589468687465892" calcext:value-type="float">
            <text:p>-0.005894686874659</text:p>
          </table:table-cell>
        </table:table-row>
        <table:table-row table:style-name="ro1">
          <table:table-cell table:formula="of:=[$Soybeans.A4]" office:value-type="float" office:value="1.18728162124388" calcext:value-type="float">
            <text:p>1.18728162124388</text:p>
          </table:table-cell>
          <table:table-cell table:formula="of:=IF(AND([.A4]&gt;[$notes.$B$2];[.A4]&lt;[$notes.$B$3]);[$Soybeans.B4];&quot;&quot;)">
            <text:p/>
          </table:table-cell>
          <table:table-cell table:formula="of:=IF(AND([.A4]&gt;[$notes.$B$3];[.A4]&lt;[$notes.$B$5]);[$Soybeans.B4];&quot;&quot;)">
            <text:p/>
          </table:table-cell>
          <table:table-cell table:number-columns-repeated="2"/>
        </table:table-row>
        <table:table-row table:style-name="ro1">
          <table:table-cell table:formula="of:=[$Soybeans.A5]" office:value-type="float" office:value="1.67994409503843" calcext:value-type="float">
            <text:p>1.67994409503843</text:p>
          </table:table-cell>
          <table:table-cell table:formula="of:=IF(AND([.A5]&gt;[$notes.$B$2];[.A5]&lt;[$notes.$B$3]);[$Soybeans.B5];&quot;&quot;)">
            <text:p/>
          </table:table-cell>
          <table:table-cell table:formula="of:=IF(AND([.A5]&gt;[$notes.$B$3];[.A5]&lt;[$notes.$B$5]);[$Soybeans.B5];&quot;&quot;)">
            <text:p/>
          </table:table-cell>
          <table:table-cell table:number-columns-repeated="2"/>
        </table:table-row>
        <table:table-row table:style-name="ro1">
          <table:table-cell table:formula="of:=[$Soybeans.A6]" office:value-type="float" office:value="1.76205450733753" calcext:value-type="float">
            <text:p>1.76205450733753</text:p>
          </table:table-cell>
          <table:table-cell table:formula="of:=IF(AND([.A6]&gt;[$notes.$B$2];[.A6]&lt;[$notes.$B$3]);[$Soybeans.B6];&quot;&quot;)">
            <text:p/>
          </table:table-cell>
          <table:table-cell table:formula="of:=IF(AND([.A6]&gt;[$notes.$B$3];[.A6]&lt;[$notes.$B$5]);[$Soybeans.B6];&quot;&quot;)">
            <text:p/>
          </table:table-cell>
          <table:table-cell table:number-columns-repeated="2"/>
        </table:table-row>
        <table:table-row table:style-name="ro1">
          <table:table-cell table:formula="of:=[$Soybeans.A7]" office:value-type="float" office:value="2.17260656883298" calcext:value-type="float">
            <text:p>2.17260656883298</text:p>
          </table:table-cell>
          <table:table-cell table:formula="of:=IF(AND([.A7]&gt;[$notes.$B$2];[.A7]&lt;[$notes.$B$3]);[$Soybeans.B7];&quot;&quot;)">
            <text:p/>
          </table:table-cell>
          <table:table-cell table:formula="of:=IF(AND([.A7]&gt;[$notes.$B$3];[.A7]&lt;[$notes.$B$5]);[$Soybeans.B7];&quot;&quot;)">
            <text:p/>
          </table:table-cell>
          <table:table-cell table:number-columns-repeated="2"/>
        </table:table-row>
        <table:table-row table:style-name="ro1">
          <table:table-cell table:formula="of:=[$Soybeans.A8]" office:value-type="float" office:value="2.25471698113207" calcext:value-type="float">
            <text:p>2.25471698113207</text:p>
          </table:table-cell>
          <table:table-cell table:formula="of:=IF(AND([.A8]&gt;[$notes.$B$2];[.A8]&lt;[$notes.$B$3]);[$Soybeans.B8];&quot;&quot;)">
            <text:p/>
          </table:table-cell>
          <table:table-cell table:formula="of:=IF(AND([.A8]&gt;[$notes.$B$3];[.A8]&lt;[$notes.$B$5]);[$Soybeans.B8];&quot;&quot;)">
            <text:p/>
          </table:table-cell>
          <table:table-cell table:number-columns-repeated="2"/>
        </table:table-row>
        <table:table-row table:style-name="ro1">
          <table:table-cell table:formula="of:=[$Soybeans.A9]" office:value-type="float" office:value="2.66526904262753" calcext:value-type="float">
            <text:p>2.66526904262753</text:p>
          </table:table-cell>
          <table:table-cell table:formula="of:=IF(AND([.A9]&gt;[$notes.$B$2];[.A9]&lt;[$notes.$B$3]);[$Soybeans.B9];&quot;&quot;)">
            <text:p/>
          </table:table-cell>
          <table:table-cell table:formula="of:=IF(AND([.A9]&gt;[$notes.$B$3];[.A9]&lt;[$notes.$B$5]);[$Soybeans.B9];&quot;&quot;)">
            <text:p/>
          </table:table-cell>
          <table:table-cell table:number-columns-repeated="2"/>
        </table:table-row>
        <table:table-row table:style-name="ro1">
          <table:table-cell table:formula="of:=[$Soybeans.A10]" office:value-type="float" office:value="2.74737945492662" calcext:value-type="float">
            <text:p>2.74737945492662</text:p>
          </table:table-cell>
          <table:table-cell table:formula="of:=IF(AND([.A10]&gt;[$notes.$B$2];[.A10]&lt;[$notes.$B$3]);[$Soybeans.B10];&quot;&quot;)">
            <text:p/>
          </table:table-cell>
          <table:table-cell table:formula="of:=IF(AND([.A10]&gt;[$notes.$B$3];[.A10]&lt;[$notes.$B$5]);[$Soybeans.B10];&quot;&quot;)">
            <text:p/>
          </table:table-cell>
          <table:table-cell table:number-columns-repeated="2"/>
        </table:table-row>
        <table:table-row table:style-name="ro1">
          <table:table-cell table:formula="of:=[$Soybeans.A11]" office:value-type="float" office:value="3.15793151642208" calcext:value-type="float">
            <text:p>3.15793151642208</text:p>
          </table:table-cell>
          <table:table-cell table:formula="of:=IF(AND([.A11]&gt;[$notes.$B$2];[.A11]&lt;[$notes.$B$3]);[$Soybeans.B11];&quot;&quot;)">
            <text:p/>
          </table:table-cell>
          <table:table-cell table:formula="of:=IF(AND([.A11]&gt;[$notes.$B$3];[.A11]&lt;[$notes.$B$5]);[$Soybeans.B11];&quot;&quot;)">
            <text:p/>
          </table:table-cell>
          <table:table-cell table:number-columns-repeated="2"/>
        </table:table-row>
        <table:table-row table:style-name="ro1">
          <table:table-cell table:formula="of:=[$Soybeans.A12]" office:value-type="float" office:value="3.24004192872117" calcext:value-type="float">
            <text:p>3.24004192872117</text:p>
          </table:table-cell>
          <table:table-cell table:formula="of:=IF(AND([.A12]&gt;[$notes.$B$2];[.A12]&lt;[$notes.$B$3]);[$Soybeans.B12];&quot;&quot;)">
            <text:p/>
          </table:table-cell>
          <table:table-cell table:formula="of:=IF(AND([.A12]&gt;[$notes.$B$3];[.A12]&lt;[$notes.$B$5]);[$Soybeans.B12];&quot;&quot;)">
            <text:p/>
          </table:table-cell>
          <table:table-cell table:number-columns-repeated="2"/>
        </table:table-row>
        <table:table-row table:style-name="ro1">
          <table:table-cell table:formula="of:=[$Soybeans.A13]" office:value-type="float" office:value="3.65059399021663" calcext:value-type="float">
            <text:p>3.65059399021663</text:p>
          </table:table-cell>
          <table:table-cell table:formula="of:=IF(AND([.A13]&gt;[$notes.$B$2];[.A13]&lt;[$notes.$B$3]);[$Soybeans.B13];&quot;&quot;)">
            <text:p/>
          </table:table-cell>
          <table:table-cell table:formula="of:=IF(AND([.A13]&gt;[$notes.$B$3];[.A13]&lt;[$notes.$B$5]);[$Soybeans.B13];&quot;&quot;)">
            <text:p/>
          </table:table-cell>
          <table:table-cell table:number-columns-repeated="2"/>
        </table:table-row>
        <table:table-row table:style-name="ro1">
          <table:table-cell table:formula="of:=[$Soybeans.A14]" office:value-type="float" office:value="3.73270440251572" calcext:value-type="float">
            <text:p>3.73270440251572</text:p>
          </table:table-cell>
          <table:table-cell table:formula="of:=IF(AND([.A14]&gt;[$notes.$B$2];[.A14]&lt;[$notes.$B$3]);[$Soybeans.B14];&quot;&quot;)">
            <text:p/>
          </table:table-cell>
          <table:table-cell table:formula="of:=IF(AND([.A14]&gt;[$notes.$B$3];[.A14]&lt;[$notes.$B$5]);[$Soybeans.B14];&quot;&quot;)">
            <text:p/>
          </table:table-cell>
          <table:table-cell table:number-columns-repeated="2"/>
        </table:table-row>
        <table:table-row table:style-name="ro1">
          <table:table-cell table:formula="of:=[$Soybeans.A15]" office:value-type="float" office:value="4.14325646401118" calcext:value-type="float">
            <text:p>4.14325646401118</text:p>
          </table:table-cell>
          <table:table-cell table:formula="of:=IF(AND([.A15]&gt;[$notes.$B$2];[.A15]&lt;[$notes.$B$3]);[$Soybeans.B15];&quot;&quot;)">
            <text:p/>
          </table:table-cell>
          <table:table-cell table:formula="of:=IF(AND([.A15]&gt;[$notes.$B$3];[.A15]&lt;[$notes.$B$5]);[$Soybeans.B15];&quot;&quot;)">
            <text:p/>
          </table:table-cell>
          <table:table-cell table:number-columns-repeated="2"/>
        </table:table-row>
        <table:table-row table:style-name="ro1">
          <table:table-cell table:formula="of:=[$Soybeans.A16]" office:value-type="float" office:value="4.22536687631027" calcext:value-type="float">
            <text:p>4.22536687631027</text:p>
          </table:table-cell>
          <table:table-cell table:formula="of:=IF(AND([.A16]&gt;[$notes.$B$2];[.A16]&lt;[$notes.$B$3]);[$Soybeans.B16];&quot;&quot;)">
            <text:p/>
          </table:table-cell>
          <table:table-cell table:formula="of:=IF(AND([.A16]&gt;[$notes.$B$3];[.A16]&lt;[$notes.$B$5]);[$Soybeans.B16];&quot;&quot;)">
            <text:p/>
          </table:table-cell>
          <table:table-cell table:number-columns-repeated="2"/>
        </table:table-row>
        <table:table-row table:style-name="ro1">
          <table:table-cell table:formula="of:=[$Soybeans.A17]" office:value-type="float" office:value="4.63591893780573" calcext:value-type="float">
            <text:p>4.63591893780573</text:p>
          </table:table-cell>
          <table:table-cell table:formula="of:=IF(AND([.A17]&gt;[$notes.$B$2];[.A17]&lt;[$notes.$B$3]);[$Soybeans.B17];&quot;&quot;)">
            <text:p/>
          </table:table-cell>
          <table:table-cell table:formula="of:=IF(AND([.A17]&gt;[$notes.$B$3];[.A17]&lt;[$notes.$B$5]);[$Soybeans.B17];&quot;&quot;)">
            <text:p/>
          </table:table-cell>
          <table:table-cell table:number-columns-repeated="2"/>
        </table:table-row>
        <table:table-row table:style-name="ro1">
          <table:table-cell table:formula="of:=[$Soybeans.A18]" office:value-type="float" office:value="5.12858141160028" calcext:value-type="float">
            <text:p>5.12858141160028</text:p>
          </table:table-cell>
          <table:table-cell table:formula="of:=IF(AND([.A18]&gt;[$notes.$B$2];[.A18]&lt;[$notes.$B$3]);[$Soybeans.B18];&quot;&quot;)">
            <text:p/>
          </table:table-cell>
          <table:table-cell table:formula="of:=IF(AND([.A18]&gt;[$notes.$B$3];[.A18]&lt;[$notes.$B$5]);[$Soybeans.B18];&quot;&quot;)">
            <text:p/>
          </table:table-cell>
          <table:table-cell table:number-columns-repeated="2"/>
        </table:table-row>
        <table:table-row table:style-name="ro1">
          <table:table-cell table:formula="of:=[$Soybeans.A19]" office:value-type="float" office:value="5.62124388539483" calcext:value-type="float">
            <text:p>5.62124388539483</text:p>
          </table:table-cell>
          <table:table-cell table:formula="of:=IF(AND([.A19]&gt;[$notes.$B$2];[.A19]&lt;[$notes.$B$3]);[$Soybeans.B19];&quot;&quot;)">
            <text:p/>
          </table:table-cell>
          <table:table-cell table:formula="of:=IF(AND([.A19]&gt;[$notes.$B$3];[.A19]&lt;[$notes.$B$5]);[$Soybeans.B19];&quot;&quot;)">
            <text:p/>
          </table:table-cell>
          <table:table-cell table:number-columns-repeated="2"/>
        </table:table-row>
        <table:table-row table:style-name="ro1">
          <table:table-cell table:formula="of:=[$Soybeans.A20]" office:value-type="float" office:value="6.11390635918938" calcext:value-type="float">
            <text:p>6.11390635918938</text:p>
          </table:table-cell>
          <table:table-cell table:formula="of:=IF(AND([.A20]&gt;[$notes.$B$2];[.A20]&lt;[$notes.$B$3]);[$Soybeans.B20];&quot;&quot;)">
            <text:p/>
          </table:table-cell>
          <table:table-cell table:formula="of:=IF(AND([.A20]&gt;[$notes.$B$3];[.A20]&lt;[$notes.$B$5]);[$Soybeans.B20];&quot;&quot;)">
            <text:p/>
          </table:table-cell>
          <table:table-cell table:number-columns-repeated="2"/>
        </table:table-row>
        <table:table-row table:style-name="ro1">
          <table:table-cell table:formula="of:=[$Soybeans.A21]" office:value-type="float" office:value="6.60656883298393" calcext:value-type="float">
            <text:p>6.60656883298393</text:p>
          </table:table-cell>
          <table:table-cell table:formula="of:=IF(AND([.A21]&gt;[$notes.$B$2];[.A21]&lt;[$notes.$B$3]);[$Soybeans.B21];&quot;&quot;)">
            <text:p/>
          </table:table-cell>
          <table:table-cell table:formula="of:=IF(AND([.A21]&gt;[$notes.$B$3];[.A21]&lt;[$notes.$B$5]);[$Soybeans.B21];&quot;&quot;)">
            <text:p/>
          </table:table-cell>
          <table:table-cell table:number-columns-repeated="2"/>
        </table:table-row>
        <table:table-row table:style-name="ro1">
          <table:table-cell table:formula="of:=[$Soybeans.A22]" office:value-type="float" office:value="7.09923130677847" calcext:value-type="float">
            <text:p>7.09923130677847</text:p>
          </table:table-cell>
          <table:table-cell table:formula="of:=IF(AND([.A22]&gt;[$notes.$B$2];[.A22]&lt;[$notes.$B$3]);[$Soybeans.B22];&quot;&quot;)">
            <text:p/>
          </table:table-cell>
          <table:table-cell table:formula="of:=IF(AND([.A22]&gt;[$notes.$B$3];[.A22]&lt;[$notes.$B$5]);[$Soybeans.B22];&quot;&quot;)">
            <text:p/>
          </table:table-cell>
          <table:table-cell table:number-columns-repeated="2"/>
        </table:table-row>
        <table:table-row table:style-name="ro1">
          <table:table-cell table:formula="of:=[$Soybeans.A23]" office:value-type="float" office:value="7.59189378057302" calcext:value-type="float">
            <text:p>7.59189378057302</text:p>
          </table:table-cell>
          <table:table-cell table:formula="of:=IF(AND([.A23]&gt;[$notes.$B$2];[.A23]&lt;[$notes.$B$3]);[$Soybeans.B23];&quot;&quot;)">
            <text:p/>
          </table:table-cell>
          <table:table-cell table:formula="of:=IF(AND([.A23]&gt;[$notes.$B$3];[.A23]&lt;[$notes.$B$5]);[$Soybeans.B23];&quot;&quot;)">
            <text:p/>
          </table:table-cell>
          <table:table-cell table:number-columns-repeated="2"/>
        </table:table-row>
        <table:table-row table:style-name="ro1">
          <table:table-cell table:formula="of:=[$Soybeans.A24]" office:value-type="float" office:value="8.08455625436757" calcext:value-type="float">
            <text:p>8.08455625436757</text:p>
          </table:table-cell>
          <table:table-cell table:formula="of:=IF(AND([.A24]&gt;[$notes.$B$2];[.A24]&lt;[$notes.$B$3]);[$Soybeans.B24];&quot;&quot;)">
            <text:p/>
          </table:table-cell>
          <table:table-cell table:formula="of:=IF(AND([.A24]&gt;[$notes.$B$3];[.A24]&lt;[$notes.$B$5]);[$Soybeans.B24];&quot;&quot;)">
            <text:p/>
          </table:table-cell>
          <table:table-cell table:number-columns-repeated="2"/>
        </table:table-row>
        <table:table-row table:style-name="ro1">
          <table:table-cell table:formula="of:=[$Soybeans.A25]" office:value-type="float" office:value="8.57721872816212" calcext:value-type="float">
            <text:p>8.57721872816212</text:p>
          </table:table-cell>
          <table:table-cell table:formula="of:=IF(AND([.A25]&gt;[$notes.$B$2];[.A25]&lt;[$notes.$B$3]);[$Soybeans.B25];&quot;&quot;)">
            <text:p/>
          </table:table-cell>
          <table:table-cell table:formula="of:=IF(AND([.A25]&gt;[$notes.$B$3];[.A25]&lt;[$notes.$B$5]);[$Soybeans.B25];&quot;&quot;)">
            <text:p/>
          </table:table-cell>
          <table:table-cell table:number-columns-repeated="2"/>
        </table:table-row>
        <table:table-row table:style-name="ro1">
          <table:table-cell table:formula="of:=[$Soybeans.A26]" office:value-type="float" office:value="9.06988120195667" calcext:value-type="float">
            <text:p>9.06988120195667</text:p>
          </table:table-cell>
          <table:table-cell table:formula="of:=IF(AND([.A26]&gt;[$notes.$B$2];[.A26]&lt;[$notes.$B$3]);[$Soybeans.B26];&quot;&quot;)">
            <text:p/>
          </table:table-cell>
          <table:table-cell table:formula="of:=IF(AND([.A26]&gt;[$notes.$B$3];[.A26]&lt;[$notes.$B$5]);[$Soybeans.B26];&quot;&quot;)">
            <text:p/>
          </table:table-cell>
          <table:table-cell table:number-columns-repeated="2"/>
        </table:table-row>
        <table:table-row table:style-name="ro1">
          <table:table-cell table:formula="of:=[$Soybeans.A27]" office:value-type="float" office:value="9.56254367575122" calcext:value-type="float">
            <text:p>9.56254367575122</text:p>
          </table:table-cell>
          <table:table-cell table:formula="of:=IF(AND([.A27]&gt;[$notes.$B$2];[.A27]&lt;[$notes.$B$3]);[$Soybeans.B27];&quot;&quot;)">
            <text:p/>
          </table:table-cell>
          <table:table-cell table:formula="of:=IF(AND([.A27]&gt;[$notes.$B$3];[.A27]&lt;[$notes.$B$5]);[$Soybeans.B27];&quot;&quot;)">
            <text:p/>
          </table:table-cell>
          <table:table-cell table:number-columns-repeated="2"/>
        </table:table-row>
        <table:table-row table:style-name="ro1">
          <table:table-cell table:formula="of:=[$Soybeans.A28]" office:value-type="float" office:value="10.0552061495458" calcext:value-type="float">
            <text:p>10.0552061495458</text:p>
          </table:table-cell>
          <table:table-cell table:formula="of:=IF(AND([.A28]&gt;[$notes.$B$2];[.A28]&lt;[$notes.$B$3]);[$Soybeans.B28];&quot;&quot;)" office:value-type="float" office:value="-0.00202692034420147" calcext:value-type="float">
            <text:p>-0.002026920344201</text:p>
          </table:table-cell>
          <table:table-cell table:formula="of:=IF(AND([.A28]&gt;[$notes.$B$3];[.A28]&lt;[$notes.$B$5]);[$Soybeans.B28];&quot;&quot;)">
            <text:p/>
          </table:table-cell>
          <table:table-cell table:number-columns-repeated="2"/>
        </table:table-row>
        <table:table-row table:style-name="ro1">
          <table:table-cell table:formula="of:=[$Soybeans.A29]" office:value-type="float" office:value="10.5478686233403" calcext:value-type="float">
            <text:p>10.5478686233403</text:p>
          </table:table-cell>
          <table:table-cell table:formula="of:=IF(AND([.A29]&gt;[$notes.$B$2];[.A29]&lt;[$notes.$B$3]);[$Soybeans.B29];&quot;&quot;)" office:value-type="float" office:value="-0.0018980860152803" calcext:value-type="float">
            <text:p>-0.00189808601528</text:p>
          </table:table-cell>
          <table:table-cell table:formula="of:=IF(AND([.A29]&gt;[$notes.$B$3];[.A29]&lt;[$notes.$B$5]);[$Soybeans.B29];&quot;&quot;)">
            <text:p/>
          </table:table-cell>
          <table:table-cell table:number-columns-repeated="2"/>
        </table:table-row>
        <table:table-row table:style-name="ro1">
          <table:table-cell table:formula="of:=[$Soybeans.A30]" office:value-type="float" office:value="11.0405310971349" calcext:value-type="float">
            <text:p>11.0405310971349</text:p>
          </table:table-cell>
          <table:table-cell table:formula="of:=IF(AND([.A30]&gt;[$notes.$B$2];[.A30]&lt;[$notes.$B$3]);[$Soybeans.B30];&quot;&quot;)" office:value-type="float" office:value="-0.00171771795479066" calcext:value-type="float">
            <text:p>-0.001717717954791</text:p>
          </table:table-cell>
          <table:table-cell table:formula="of:=IF(AND([.A30]&gt;[$notes.$B$3];[.A30]&lt;[$notes.$B$5]);[$Soybeans.B30];&quot;&quot;)">
            <text:p/>
          </table:table-cell>
          <table:table-cell table:number-columns-repeated="2"/>
        </table:table-row>
        <table:table-row table:style-name="ro1">
          <table:table-cell table:formula="of:=[$Soybeans.A31]" office:value-type="float" office:value="11.5331935709294" calcext:value-type="float">
            <text:p>11.5331935709294</text:p>
          </table:table-cell>
          <table:table-cell table:formula="of:=IF(AND([.A31]&gt;[$notes.$B$2];[.A31]&lt;[$notes.$B$3]);[$Soybeans.B31];&quot;&quot;)" office:value-type="float" office:value="-0.00143428243116409" calcext:value-type="float">
            <text:p>-0.001434282431164</text:p>
          </table:table-cell>
          <table:table-cell table:formula="of:=IF(AND([.A31]&gt;[$notes.$B$3];[.A31]&lt;[$notes.$B$5]);[$Soybeans.B31];&quot;&quot;)">
            <text:p/>
          </table:table-cell>
          <table:table-cell table:number-columns-repeated="2"/>
        </table:table-row>
        <table:table-row table:style-name="ro1">
          <table:table-cell table:formula="of:=[$Soybeans.A32]" office:value-type="float" office:value="12.025856044724" calcext:value-type="float">
            <text:p>12.025856044724</text:p>
          </table:table-cell>
          <table:table-cell table:formula="of:=IF(AND([.A32]&gt;[$notes.$B$2];[.A32]&lt;[$notes.$B$3]);[$Soybeans.B32];&quot;&quot;)" office:value-type="float" office:value="-0.00127968123645868" calcext:value-type="float">
            <text:p>-0.001279681236459</text:p>
          </table:table-cell>
          <table:table-cell table:formula="of:=IF(AND([.A32]&gt;[$notes.$B$3];[.A32]&lt;[$notes.$B$5]);[$Soybeans.B32];&quot;&quot;)">
            <text:p/>
          </table:table-cell>
          <table:table-cell table:number-columns-repeated="2"/>
        </table:table-row>
        <table:table-row table:style-name="ro1">
          <table:table-cell table:formula="of:=[$Soybeans.A33]" office:value-type="float" office:value="12.5185185185185" calcext:value-type="float">
            <text:p>12.5185185185185</text:p>
          </table:table-cell>
          <table:table-cell table:formula="of:=IF(AND([.A33]&gt;[$notes.$B$2];[.A33]&lt;[$notes.$B$3]);[$Soybeans.B33];&quot;&quot;)" office:value-type="float" office:value="-0.00109931317596905" calcext:value-type="float">
            <text:p>-0.001099313175969</text:p>
          </table:table-cell>
          <table:table-cell table:formula="of:=IF(AND([.A33]&gt;[$notes.$B$3];[.A33]&lt;[$notes.$B$5]);[$Soybeans.B33];&quot;&quot;)">
            <text:p/>
          </table:table-cell>
          <table:table-cell table:number-columns-repeated="2"/>
        </table:table-row>
        <table:table-row table:style-name="ro1">
          <table:table-cell table:formula="of:=[$Soybeans.A34]" office:value-type="float" office:value="13.0111809923131" calcext:value-type="float">
            <text:p>13.0111809923131</text:p>
          </table:table-cell>
          <table:table-cell table:formula="of:=IF(AND([.A34]&gt;[$notes.$B$2];[.A34]&lt;[$notes.$B$3]);[$Soybeans.B34];&quot;&quot;)" office:value-type="float" office:value="-0.000841644518126718" calcext:value-type="float">
            <text:p>-0.000841644518127</text:p>
          </table:table-cell>
          <table:table-cell table:formula="of:=IF(AND([.A34]&gt;[$notes.$B$3];[.A34]&lt;[$notes.$B$5]);[$Soybeans.B34];&quot;&quot;)">
            <text:p/>
          </table:table-cell>
          <table:table-cell table:number-columns-repeated="2"/>
        </table:table-row>
        <table:table-row table:style-name="ro1">
          <table:table-cell table:formula="of:=[$Soybeans.A35]" office:value-type="float" office:value="13.5038434661076" calcext:value-type="float">
            <text:p>13.5038434661076</text:p>
          </table:table-cell>
          <table:table-cell table:formula="of:=IF(AND([.A35]&gt;[$notes.$B$2];[.A35]&lt;[$notes.$B$3]);[$Soybeans.B35];&quot;&quot;)" office:value-type="float" office:value="-0.000712810189205545" calcext:value-type="float">
            <text:p>-0.000712810189206</text:p>
          </table:table-cell>
          <table:table-cell table:formula="of:=IF(AND([.A35]&gt;[$notes.$B$3];[.A35]&lt;[$notes.$B$5]);[$Soybeans.B35];&quot;&quot;)">
            <text:p/>
          </table:table-cell>
          <table:table-cell table:number-columns-repeated="2"/>
        </table:table-row>
        <table:table-row table:style-name="ro1">
          <table:table-cell table:formula="of:=[$Soybeans.A36]" office:value-type="float" office:value="13.9965059399022" calcext:value-type="float">
            <text:p>13.9965059399022</text:p>
          </table:table-cell>
          <table:table-cell table:formula="of:=IF(AND([.A36]&gt;[$notes.$B$2];[.A36]&lt;[$notes.$B$3]);[$Soybeans.B36];&quot;&quot;)" office:value-type="float" office:value="-0.000480908397147442" calcext:value-type="float">
            <text:p>-0.000480908397147</text:p>
          </table:table-cell>
          <table:table-cell table:formula="of:=IF(AND([.A36]&gt;[$notes.$B$3];[.A36]&lt;[$notes.$B$5]);[$Soybeans.B36];&quot;&quot;)">
            <text:p/>
          </table:table-cell>
          <table:table-cell table:number-columns-repeated="2"/>
        </table:table-row>
        <table:table-row table:style-name="ro1">
          <table:table-cell table:formula="of:=[$Soybeans.A37]" office:value-type="float" office:value="14.4891684136967" calcext:value-type="float">
            <text:p>14.4891684136967</text:p>
          </table:table-cell>
          <table:table-cell table:formula="of:=IF(AND([.A37]&gt;[$notes.$B$2];[.A37]&lt;[$notes.$B$3]);[$Soybeans.B37];&quot;&quot;)" office:value-type="float" office:value="-0.000223239739305107" calcext:value-type="float">
            <text:p>-0.000223239739305</text:p>
          </table:table-cell>
          <table:table-cell table:formula="of:=IF(AND([.A37]&gt;[$notes.$B$3];[.A37]&lt;[$notes.$B$5]);[$Soybeans.B37];&quot;&quot;)">
            <text:p/>
          </table:table-cell>
          <table:table-cell table:number-columns-repeated="2"/>
        </table:table-row>
        <table:table-row table:style-name="ro1">
          <table:table-cell table:formula="of:=[$Soybeans.A38]" office:value-type="float" office:value="14.9818308874913" calcext:value-type="float">
            <text:p>14.9818308874913</text:p>
          </table:table-cell>
          <table:table-cell table:formula="of:=IF(AND([.A38]&gt;[$notes.$B$2];[.A38]&lt;[$notes.$B$3]);[$Soybeans.B38];&quot;&quot;)" office:value-type="float" office:value="-0.000120172276168166" calcext:value-type="float">
            <text:p>-0.000120172276168</text:p>
          </table:table-cell>
          <table:table-cell table:formula="of:=IF(AND([.A38]&gt;[$notes.$B$3];[.A38]&lt;[$notes.$B$5]);[$Soybeans.B38];&quot;&quot;)">
            <text:p/>
          </table:table-cell>
          <table:table-cell table:number-columns-repeated="2"/>
        </table:table-row>
        <table:table-row table:style-name="ro1">
          <table:table-cell table:formula="of:=[$Soybeans.A39]" office:value-type="float" office:value="15.4744933612858" calcext:value-type="float">
            <text:p>15.4744933612858</text:p>
          </table:table-cell>
          <table:table-cell table:formula="of:=IF(AND([.A39]&gt;[$notes.$B$2];[.A39]&lt;[$notes.$B$3]);[$Soybeans.B39];&quot;&quot;)" office:value-type="float" office:value="0.000137496381674169" calcext:value-type="float">
            <text:p>0.000137496381674</text:p>
          </table:table-cell>
          <table:table-cell table:formula="of:=IF(AND([.A39]&gt;[$notes.$B$3];[.A39]&lt;[$notes.$B$5]);[$Soybeans.B39];&quot;&quot;)">
            <text:p/>
          </table:table-cell>
          <table:table-cell table:number-columns-repeated="2"/>
        </table:table-row>
        <table:table-row table:style-name="ro1">
          <table:table-cell table:formula="of:=[$Soybeans.A40]" office:value-type="float" office:value="15.9671558350804" calcext:value-type="float">
            <text:p>15.9671558350804</text:p>
          </table:table-cell>
          <table:table-cell table:formula="of:=IF(AND([.A40]&gt;[$notes.$B$2];[.A40]&lt;[$notes.$B$3]);[$Soybeans.B40];&quot;&quot;)" office:value-type="float" office:value="0.000343631307948039" calcext:value-type="float">
            <text:p>0.000343631307948</text:p>
          </table:table-cell>
          <table:table-cell table:formula="of:=IF(AND([.A40]&gt;[$notes.$B$3];[.A40]&lt;[$notes.$B$5]);[$Soybeans.B40];&quot;&quot;)">
            <text:p/>
          </table:table-cell>
          <table:table-cell table:number-columns-repeated="2"/>
        </table:table-row>
        <table:table-row table:style-name="ro1">
          <table:table-cell table:formula="of:=[$Soybeans.A41]" office:value-type="float" office:value="16.4598183088749" calcext:value-type="float">
            <text:p>16.4598183088749</text:p>
          </table:table-cell>
          <table:table-cell table:formula="of:=IF(AND([.A41]&gt;[$notes.$B$2];[.A41]&lt;[$notes.$B$3]);[$Soybeans.B41];&quot;&quot;)" office:value-type="float" office:value="0.000472465636869205" calcext:value-type="float">
            <text:p>0.000472465636869</text:p>
          </table:table-cell>
          <table:table-cell table:formula="of:=IF(AND([.A41]&gt;[$notes.$B$3];[.A41]&lt;[$notes.$B$5]);[$Soybeans.B41];&quot;&quot;)">
            <text:p/>
          </table:table-cell>
          <table:table-cell table:number-columns-repeated="2"/>
        </table:table-row>
        <table:table-row table:style-name="ro1">
          <table:table-cell table:formula="of:=[$Soybeans.A42]" office:value-type="float" office:value="16.9524807826695" calcext:value-type="float">
            <text:p>16.9524807826695</text:p>
          </table:table-cell>
          <table:table-cell table:formula="of:=IF(AND([.A42]&gt;[$notes.$B$2];[.A42]&lt;[$notes.$B$3]);[$Soybeans.B42];&quot;&quot;)" office:value-type="float" office:value="0.00075590116049578" calcext:value-type="float">
            <text:p>0.000755901160496</text:p>
          </table:table-cell>
          <table:table-cell table:formula="of:=IF(AND([.A42]&gt;[$notes.$B$3];[.A42]&lt;[$notes.$B$5]);[$Soybeans.B42];&quot;&quot;)">
            <text:p/>
          </table:table-cell>
          <table:table-cell table:number-columns-repeated="2"/>
        </table:table-row>
        <table:table-row table:style-name="ro1">
          <table:table-cell table:formula="of:=[$Soybeans.A43]" office:value-type="float" office:value="17.445143256464" calcext:value-type="float">
            <text:p>17.445143256464</text:p>
          </table:table-cell>
          <table:table-cell table:formula="of:=IF(AND([.A43]&gt;[$notes.$B$2];[.A43]&lt;[$notes.$B$3]);[$Soybeans.B43];&quot;&quot;)" office:value-type="float" office:value="0.000910502355201182" calcext:value-type="float">
            <text:p>0.000910502355201</text:p>
          </table:table-cell>
          <table:table-cell table:formula="of:=IF(AND([.A43]&gt;[$notes.$B$3];[.A43]&lt;[$notes.$B$5]);[$Soybeans.B43];&quot;&quot;)">
            <text:p/>
          </table:table-cell>
          <table:table-cell table:number-columns-repeated="2"/>
        </table:table-row>
        <table:table-row table:style-name="ro1">
          <table:table-cell table:formula="of:=[$Soybeans.A44]" office:value-type="float" office:value="17.9378057302586" calcext:value-type="float">
            <text:p>17.9378057302586</text:p>
          </table:table-cell>
          <table:table-cell table:formula="of:=IF(AND([.A44]&gt;[$notes.$B$2];[.A44]&lt;[$notes.$B$3]);[$Soybeans.B44];&quot;&quot;)" office:value-type="float" office:value="0.00106510354990658" calcext:value-type="float">
            <text:p>0.001065103549907</text:p>
          </table:table-cell>
          <table:table-cell table:formula="of:=IF(AND([.A44]&gt;[$notes.$B$3];[.A44]&lt;[$notes.$B$5]);[$Soybeans.B44];&quot;&quot;)">
            <text:p/>
          </table:table-cell>
          <table:table-cell table:number-columns-repeated="2"/>
        </table:table-row>
        <table:table-row table:style-name="ro1">
          <table:table-cell table:formula="of:=[$Soybeans.A45]" office:value-type="float" office:value="18.4304682040531" calcext:value-type="float">
            <text:p>18.4304682040531</text:p>
          </table:table-cell>
          <table:table-cell table:formula="of:=IF(AND([.A45]&gt;[$notes.$B$2];[.A45]&lt;[$notes.$B$3]);[$Soybeans.B45];&quot;&quot;)" office:value-type="float" office:value="0.00137430593931739" calcext:value-type="float">
            <text:p>0.001374305939317</text:p>
          </table:table-cell>
          <table:table-cell table:formula="of:=IF(AND([.A45]&gt;[$notes.$B$3];[.A45]&lt;[$notes.$B$5]);[$Soybeans.B45];&quot;&quot;)">
            <text:p/>
          </table:table-cell>
          <table:table-cell table:number-columns-repeated="2"/>
        </table:table-row>
        <table:table-row table:style-name="ro1">
          <table:table-cell table:formula="of:=[$Soybeans.A46]" office:value-type="float" office:value="18.9231306778477" calcext:value-type="float">
            <text:p>18.9231306778477</text:p>
          </table:table-cell>
          <table:table-cell table:formula="of:=IF(AND([.A46]&gt;[$notes.$B$2];[.A46]&lt;[$notes.$B$3]);[$Soybeans.B46];&quot;&quot;)" office:value-type="float" office:value="0.00150314026823856" calcext:value-type="float">
            <text:p>0.001503140268239</text:p>
          </table:table-cell>
          <table:table-cell table:formula="of:=IF(AND([.A46]&gt;[$notes.$B$3];[.A46]&lt;[$notes.$B$5]);[$Soybeans.B46];&quot;&quot;)">
            <text:p/>
          </table:table-cell>
          <table:table-cell table:number-columns-repeated="2"/>
        </table:table-row>
        <table:table-row table:style-name="ro1">
          <table:table-cell table:formula="of:=[$Soybeans.A47]" office:value-type="float" office:value="19.4157931516422" calcext:value-type="float">
            <text:p>19.4157931516422</text:p>
          </table:table-cell>
          <table:table-cell table:formula="of:=IF(AND([.A47]&gt;[$notes.$B$2];[.A47]&lt;[$notes.$B$3]);[$Soybeans.B47];&quot;&quot;)" office:value-type="float" office:value="0.00168350832872819" calcext:value-type="float">
            <text:p>0.001683508328728</text:p>
          </table:table-cell>
          <table:table-cell table:formula="of:=IF(AND([.A47]&gt;[$notes.$B$3];[.A47]&lt;[$notes.$B$5]);[$Soybeans.B47];&quot;&quot;)">
            <text:p/>
          </table:table-cell>
          <table:table-cell table:number-columns-repeated="2"/>
        </table:table-row>
        <table:table-row table:style-name="ro1">
          <table:table-cell table:formula="of:=[$Soybeans.A48]" office:value-type="float" office:value="19.9084556254368" calcext:value-type="float">
            <text:p>19.9084556254368</text:p>
          </table:table-cell>
          <table:table-cell table:formula="of:=IF(AND([.A48]&gt;[$notes.$B$2];[.A48]&lt;[$notes.$B$3]);[$Soybeans.B48];&quot;&quot;)" office:value-type="float" office:value="0.00194117698657053" calcext:value-type="float">
            <text:p>0.001941176986571</text:p>
          </table:table-cell>
          <table:table-cell table:formula="of:=IF(AND([.A48]&gt;[$notes.$B$3];[.A48]&lt;[$notes.$B$5]);[$Soybeans.B48];&quot;&quot;)">
            <text:p/>
          </table:table-cell>
          <table:table-cell table:number-columns-repeated="2"/>
        </table:table-row>
        <table:table-row table:style-name="ro1">
          <table:table-cell table:formula="of:=[$Soybeans.A49]" office:value-type="float" office:value="20.4011180992313" calcext:value-type="float">
            <text:p>20.4011180992313</text:p>
          </table:table-cell>
          <table:table-cell table:formula="of:=IF(AND([.A49]&gt;[$notes.$B$2];[.A49]&lt;[$notes.$B$3]);[$Soybeans.B49];&quot;&quot;)" office:value-type="float" office:value="0.0020700113154917" calcext:value-type="float">
            <text:p>0.002070011315492</text:p>
          </table:table-cell>
          <table:table-cell table:formula="of:=IF(AND([.A49]&gt;[$notes.$B$3];[.A49]&lt;[$notes.$B$5]);[$Soybeans.B49];&quot;&quot;)">
            <text:p/>
          </table:table-cell>
          <table:table-cell table:number-columns-repeated="2"/>
        </table:table-row>
        <table:table-row table:style-name="ro1">
          <table:table-cell table:formula="of:=[$Soybeans.A50]" office:value-type="float" office:value="20.8937805730259" calcext:value-type="float">
            <text:p>20.8937805730259</text:p>
          </table:table-cell>
          <table:table-cell table:formula="of:=IF(AND([.A50]&gt;[$notes.$B$2];[.A50]&lt;[$notes.$B$3]);[$Soybeans.B50];&quot;&quot;)" office:value-type="float" office:value="0.0023019131075498" calcext:value-type="float">
            <text:p>0.00230191310755</text:p>
          </table:table-cell>
          <table:table-cell table:formula="of:=IF(AND([.A50]&gt;[$notes.$B$3];[.A50]&lt;[$notes.$B$5]);[$Soybeans.B50];&quot;&quot;)">
            <text:p/>
          </table:table-cell>
          <table:table-cell table:number-columns-repeated="2"/>
        </table:table-row>
        <table:table-row table:style-name="ro1">
          <table:table-cell table:formula="of:=[$Soybeans.A51]" office:value-type="float" office:value="21.3864430468204" calcext:value-type="float">
            <text:p>21.3864430468204</text:p>
          </table:table-cell>
          <table:table-cell table:formula="of:=IF(AND([.A51]&gt;[$notes.$B$2];[.A51]&lt;[$notes.$B$3]);[$Soybeans.B51];&quot;&quot;)" office:value-type="float" office:value="0.00255958176539214" calcext:value-type="float">
            <text:p>0.002559581765392</text:p>
          </table:table-cell>
          <table:table-cell table:formula="of:=IF(AND([.A51]&gt;[$notes.$B$3];[.A51]&lt;[$notes.$B$5]);[$Soybeans.B51];&quot;&quot;)">
            <text:p/>
          </table:table-cell>
          <table:table-cell table:number-columns-repeated="2"/>
        </table:table-row>
        <table:table-row table:style-name="ro1">
          <table:table-cell table:formula="of:=[$Soybeans.A52]" office:value-type="float" office:value="21.879105520615" calcext:value-type="float">
            <text:p>21.879105520615</text:p>
          </table:table-cell>
          <table:table-cell table:formula="of:=IF(AND([.A52]&gt;[$notes.$B$2];[.A52]&lt;[$notes.$B$3]);[$Soybeans.B52];&quot;&quot;)" office:value-type="float" office:value="0.00268841609431331" calcext:value-type="float">
            <text:p>0.002688416094313</text:p>
          </table:table-cell>
          <table:table-cell table:formula="of:=IF(AND([.A52]&gt;[$notes.$B$3];[.A52]&lt;[$notes.$B$5]);[$Soybeans.B52];&quot;&quot;)">
            <text:p/>
          </table:table-cell>
          <table:table-cell table:number-columns-repeated="2"/>
        </table:table-row>
        <table:table-row table:style-name="ro1">
          <table:table-cell table:formula="of:=[$Soybeans.A53]" office:value-type="float" office:value="22.3717679944095" calcext:value-type="float">
            <text:p>22.3717679944095</text:p>
          </table:table-cell>
          <table:table-cell table:formula="of:=IF(AND([.A53]&gt;[$notes.$B$2];[.A53]&lt;[$notes.$B$3]);[$Soybeans.B53];&quot;&quot;)" office:value-type="float" office:value="0.00292031788637141" calcext:value-type="float">
            <text:p>0.002920317886371</text:p>
          </table:table-cell>
          <table:table-cell table:formula="of:=IF(AND([.A53]&gt;[$notes.$B$3];[.A53]&lt;[$notes.$B$5]);[$Soybeans.B53];&quot;&quot;)">
            <text:p/>
          </table:table-cell>
          <table:table-cell table:number-columns-repeated="2"/>
        </table:table-row>
        <table:table-row table:style-name="ro1">
          <table:table-cell table:formula="of:=[$Soybeans.A54]" office:value-type="float" office:value="22.864430468204" calcext:value-type="float">
            <text:p>22.864430468204</text:p>
          </table:table-cell>
          <table:table-cell table:formula="of:=IF(AND([.A54]&gt;[$notes.$B$2];[.A54]&lt;[$notes.$B$3]);[$Soybeans.B54];&quot;&quot;)" office:value-type="float" office:value="0.00310068594686105" calcext:value-type="float">
            <text:p>0.003100685946861</text:p>
          </table:table-cell>
          <table:table-cell table:formula="of:=IF(AND([.A54]&gt;[$notes.$B$3];[.A54]&lt;[$notes.$B$5]);[$Soybeans.B54];&quot;&quot;)">
            <text:p/>
          </table:table-cell>
          <table:table-cell table:number-columns-repeated="2"/>
        </table:table-row>
        <table:table-row table:style-name="ro1">
          <table:table-cell table:formula="of:=[$Soybeans.A55]" office:value-type="float" office:value="23.3570929419986" calcext:value-type="float">
            <text:p>23.3570929419986</text:p>
          </table:table-cell>
          <table:table-cell table:formula="of:=IF(AND([.A55]&gt;[$notes.$B$2];[.A55]&lt;[$notes.$B$3]);[$Soybeans.B55];&quot;&quot;)" office:value-type="float" office:value="0.00325528714156645" calcext:value-type="float">
            <text:p>0.003255287141566</text:p>
          </table:table-cell>
          <table:table-cell table:formula="of:=IF(AND([.A55]&gt;[$notes.$B$3];[.A55]&lt;[$notes.$B$5]);[$Soybeans.B55];&quot;&quot;)">
            <text:p/>
          </table:table-cell>
          <table:table-cell table:number-columns-repeated="2"/>
        </table:table-row>
        <table:table-row table:style-name="ro1">
          <table:table-cell table:formula="of:=[$Soybeans.A56]" office:value-type="float" office:value="23.8497554157931" calcext:value-type="float">
            <text:p>23.8497554157931</text:p>
          </table:table-cell>
          <table:table-cell table:formula="of:=IF(AND([.A56]&gt;[$notes.$B$2];[.A56]&lt;[$notes.$B$3]);[$Soybeans.B56];&quot;&quot;)" office:value-type="float" office:value="0.00353872266519302" calcext:value-type="float">
            <text:p>0.003538722665193</text:p>
          </table:table-cell>
          <table:table-cell table:formula="of:=IF(AND([.A56]&gt;[$notes.$B$3];[.A56]&lt;[$notes.$B$5]);[$Soybeans.B56];&quot;&quot;)">
            <text:p/>
          </table:table-cell>
          <table:table-cell table:number-columns-repeated="2"/>
        </table:table-row>
        <table:table-row table:style-name="ro1">
          <table:table-cell table:formula="of:=[$Soybeans.A57]" office:value-type="float" office:value="24.3424178895877" calcext:value-type="float">
            <text:p>24.3424178895877</text:p>
          </table:table-cell>
          <table:table-cell table:formula="of:=IF(AND([.A57]&gt;[$notes.$B$2];[.A57]&lt;[$notes.$B$3]);[$Soybeans.B57];&quot;&quot;)" office:value-type="float" office:value="0.00371909072568266" calcext:value-type="float">
            <text:p>0.003719090725683</text:p>
          </table:table-cell>
          <table:table-cell table:formula="of:=IF(AND([.A57]&gt;[$notes.$B$3];[.A57]&lt;[$notes.$B$5]);[$Soybeans.B57];&quot;&quot;)">
            <text:p/>
          </table:table-cell>
          <table:table-cell table:number-columns-repeated="2"/>
        </table:table-row>
        <table:table-row table:style-name="ro1">
          <table:table-cell table:formula="of:=[$Soybeans.A58]" office:value-type="float" office:value="24.8350803633822" calcext:value-type="float">
            <text:p>24.8350803633822</text:p>
          </table:table-cell>
          <table:table-cell table:formula="of:=IF(AND([.A58]&gt;[$notes.$B$2];[.A58]&lt;[$notes.$B$3]);[$Soybeans.B58];&quot;&quot;)" office:value-type="float" office:value="0.00384792505460383" calcext:value-type="float">
            <text:p>0.003847925054604</text:p>
          </table:table-cell>
          <table:table-cell table:formula="of:=IF(AND([.A58]&gt;[$notes.$B$3];[.A58]&lt;[$notes.$B$5]);[$Soybeans.B58];&quot;&quot;)">
            <text:p/>
          </table:table-cell>
          <table:table-cell table:number-columns-repeated="2"/>
        </table:table-row>
        <table:table-row table:style-name="ro1">
          <table:table-cell table:formula="of:=[$Soybeans.A59]" office:value-type="float" office:value="25.3277428371768" calcext:value-type="float">
            <text:p>25.3277428371768</text:p>
          </table:table-cell>
          <table:table-cell table:formula="of:=IF(AND([.A59]&gt;[$notes.$B$2];[.A59]&lt;[$notes.$B$3]);[$Soybeans.B59];&quot;&quot;)" office:value-type="float" office:value="0.00415712744401463" calcext:value-type="float">
            <text:p>0.004157127444015</text:p>
          </table:table-cell>
          <table:table-cell table:formula="of:=IF(AND([.A59]&gt;[$notes.$B$3];[.A59]&lt;[$notes.$B$5]);[$Soybeans.B59];&quot;&quot;)">
            <text:p/>
          </table:table-cell>
          <table:table-cell table:number-columns-repeated="2"/>
        </table:table-row>
        <table:table-row table:style-name="ro1">
          <table:table-cell table:formula="of:=[$Soybeans.A60]" office:value-type="float" office:value="25.8204053109713" calcext:value-type="float">
            <text:p>25.8204053109713</text:p>
          </table:table-cell>
          <table:table-cell table:formula="of:=IF(AND([.A60]&gt;[$notes.$B$2];[.A60]&lt;[$notes.$B$3]);[$Soybeans.B60];&quot;&quot;)" office:value-type="float" office:value="0.0042859617729358" calcext:value-type="float">
            <text:p>0.004285961772936</text:p>
          </table:table-cell>
          <table:table-cell table:formula="of:=IF(AND([.A60]&gt;[$notes.$B$3];[.A60]&lt;[$notes.$B$5]);[$Soybeans.B60];&quot;&quot;)">
            <text:p/>
          </table:table-cell>
          <table:table-cell table:number-columns-repeated="2"/>
        </table:table-row>
        <table:table-row table:style-name="ro1">
          <table:table-cell table:formula="of:=[$Soybeans.A61]" office:value-type="float" office:value="26.3130677847659" calcext:value-type="float">
            <text:p>26.3130677847659</text:p>
          </table:table-cell>
          <table:table-cell table:formula="of:=IF(AND([.A61]&gt;[$notes.$B$2];[.A61]&lt;[$notes.$B$3]);[$Soybeans.B61];&quot;&quot;)" office:value-type="float" office:value="0.00446632983342544" calcext:value-type="float">
            <text:p>0.004466329833425</text:p>
          </table:table-cell>
          <table:table-cell table:formula="of:=IF(AND([.A61]&gt;[$notes.$B$3];[.A61]&lt;[$notes.$B$5]);[$Soybeans.B61];&quot;&quot;)">
            <text:p/>
          </table:table-cell>
          <table:table-cell table:number-columns-repeated="2"/>
        </table:table-row>
        <table:table-row table:style-name="ro1">
          <table:table-cell table:formula="of:=[$Soybeans.A62]" office:value-type="float" office:value="26.8057302585604" calcext:value-type="float">
            <text:p>26.8057302585604</text:p>
          </table:table-cell>
          <table:table-cell table:formula="of:=IF(AND([.A62]&gt;[$notes.$B$2];[.A62]&lt;[$notes.$B$3]);[$Soybeans.B62];&quot;&quot;)" office:value-type="float" office:value="0.00474976535705201" calcext:value-type="float">
            <text:p>0.004749765357052</text:p>
          </table:table-cell>
          <table:table-cell table:formula="of:=IF(AND([.A62]&gt;[$notes.$B$3];[.A62]&lt;[$notes.$B$5]);[$Soybeans.B62];&quot;&quot;)">
            <text:p/>
          </table:table-cell>
          <table:table-cell table:number-columns-repeated="2"/>
        </table:table-row>
        <table:table-row table:style-name="ro1">
          <table:table-cell table:formula="of:=[$Soybeans.A63]" office:value-type="float" office:value="27.298392732355" calcext:value-type="float">
            <text:p>27.298392732355</text:p>
          </table:table-cell>
          <table:table-cell table:formula="of:=IF(AND([.A63]&gt;[$notes.$B$2];[.A63]&lt;[$notes.$B$3]);[$Soybeans.B63];&quot;&quot;)" office:value-type="float" office:value="0.00485283282018894" calcext:value-type="float">
            <text:p>0.004852832820189</text:p>
          </table:table-cell>
          <table:table-cell table:formula="of:=IF(AND([.A63]&gt;[$notes.$B$3];[.A63]&lt;[$notes.$B$5]);[$Soybeans.B63];&quot;&quot;)">
            <text:p/>
          </table:table-cell>
          <table:table-cell table:number-columns-repeated="2"/>
        </table:table-row>
        <table:table-row table:style-name="ro1">
          <table:table-cell table:formula="of:=[$Soybeans.A64]" office:value-type="float" office:value="27.7910552061495" calcext:value-type="float">
            <text:p>27.7910552061495</text:p>
          </table:table-cell>
          <table:table-cell table:formula="of:=IF(AND([.A64]&gt;[$notes.$B$2];[.A64]&lt;[$notes.$B$3]);[$Soybeans.B64];&quot;&quot;)" office:value-type="float" office:value="0.00508473461224705" calcext:value-type="float">
            <text:p>0.005084734612247</text:p>
          </table:table-cell>
          <table:table-cell table:formula="of:=IF(AND([.A64]&gt;[$notes.$B$3];[.A64]&lt;[$notes.$B$5]);[$Soybeans.B64];&quot;&quot;)">
            <text:p/>
          </table:table-cell>
          <table:table-cell table:number-columns-repeated="2"/>
        </table:table-row>
        <table:table-row table:style-name="ro1">
          <table:table-cell table:formula="of:=[$Soybeans.A65]" office:value-type="float" office:value="28.2837176799441" calcext:value-type="float">
            <text:p>28.2837176799441</text:p>
          </table:table-cell>
          <table:table-cell table:formula="of:=IF(AND([.A65]&gt;[$notes.$B$2];[.A65]&lt;[$notes.$B$3]);[$Soybeans.B65];&quot;&quot;)" office:value-type="float" office:value="0.00531663640430515" calcext:value-type="float">
            <text:p>0.005316636404305</text:p>
          </table:table-cell>
          <table:table-cell table:formula="of:=IF(AND([.A65]&gt;[$notes.$B$3];[.A65]&lt;[$notes.$B$5]);[$Soybeans.B65];&quot;&quot;)">
            <text:p/>
          </table:table-cell>
          <table:table-cell table:number-columns-repeated="2"/>
        </table:table-row>
        <table:table-row table:style-name="ro1">
          <table:table-cell table:formula="of:=[$Soybeans.A66]" office:value-type="float" office:value="28.7763801537386" calcext:value-type="float">
            <text:p>28.7763801537386</text:p>
          </table:table-cell>
          <table:table-cell table:formula="of:=IF(AND([.A66]&gt;[$notes.$B$2];[.A66]&lt;[$notes.$B$3]);[$Soybeans.B66];&quot;&quot;)" office:value-type="float" office:value="0.00547123759901055" calcext:value-type="float">
            <text:p>0.005471237599011</text:p>
          </table:table-cell>
          <table:table-cell table:formula="of:=IF(AND([.A66]&gt;[$notes.$B$3];[.A66]&lt;[$notes.$B$5]);[$Soybeans.B66];&quot;&quot;)">
            <text:p/>
          </table:table-cell>
          <table:table-cell table:number-columns-repeated="2"/>
        </table:table-row>
        <table:table-row table:style-name="ro1">
          <table:table-cell table:formula="of:=[$Soybeans.A67]" office:value-type="float" office:value="29.2690426275332" calcext:value-type="float">
            <text:p>29.2690426275332</text:p>
          </table:table-cell>
          <table:table-cell table:formula="of:=IF(AND([.A67]&gt;[$notes.$B$2];[.A67]&lt;[$notes.$B$3]);[$Soybeans.B67];&quot;&quot;)" office:value-type="float" office:value="0.00570313939106866" calcext:value-type="float">
            <text:p>0.005703139391069</text:p>
          </table:table-cell>
          <table:table-cell table:formula="of:=IF(AND([.A67]&gt;[$notes.$B$3];[.A67]&lt;[$notes.$B$5]);[$Soybeans.B67];&quot;&quot;)">
            <text:p/>
          </table:table-cell>
          <table:table-cell table:number-columns-repeated="2"/>
        </table:table-row>
        <table:table-row table:style-name="ro1">
          <table:table-cell table:formula="of:=[$Soybeans.A68]" office:value-type="float" office:value="29.7617051013277" calcext:value-type="float">
            <text:p>29.7617051013277</text:p>
          </table:table-cell>
          <table:table-cell table:formula="of:=IF(AND([.A68]&gt;[$notes.$B$2];[.A68]&lt;[$notes.$B$3]);[$Soybeans.B68];&quot;&quot;)" office:value-type="float" office:value="0.00585774058577406" calcext:value-type="float">
            <text:p>0.005857740585774</text:p>
          </table:table-cell>
          <table:table-cell table:formula="of:=IF(AND([.A68]&gt;[$notes.$B$3];[.A68]&lt;[$notes.$B$5]);[$Soybeans.B68];&quot;&quot;)">
            <text:p/>
          </table:table-cell>
          <table:table-cell table:number-columns-repeated="2"/>
        </table:table-row>
        <table:table-row table:style-name="ro1">
          <table:table-cell table:formula="of:=[$Soybeans.A69]" office:value-type="float" office:value="30.1722571628232" calcext:value-type="float">
            <text:p>30.1722571628232</text:p>
          </table:table-cell>
          <table:table-cell table:formula="of:=IF(AND([.A69]&gt;[$notes.$B$2];[.A69]&lt;[$notes.$B$3]);[$Soybeans.B69];&quot;&quot;)">
            <text:p/>
          </table:table-cell>
          <table:table-cell table:formula="of:=IF(AND([.A69]&gt;[$notes.$B$3];[.A69]&lt;[$notes.$B$5]);[$Soybeans.B69];&quot;&quot;)" office:value-type="float" office:value="0.00465958132680719" calcext:value-type="float">
            <text:p>0.004659581326807</text:p>
          </table:table-cell>
          <table:table-cell table:number-columns-repeated="2"/>
        </table:table-row>
        <table:table-row table:style-name="ro1">
          <table:table-cell table:formula="of:=[$Soybeans.A70]" office:value-type="float" office:value="30.5006988120196" calcext:value-type="float">
            <text:p>30.5006988120196</text:p>
          </table:table-cell>
          <table:table-cell table:formula="of:=IF(AND([.A70]&gt;[$notes.$B$2];[.A70]&lt;[$notes.$B$3]);[$Soybeans.B70];&quot;&quot;)">
            <text:p/>
          </table:table-cell>
          <table:table-cell table:formula="of:=IF(AND([.A70]&gt;[$notes.$B$3];[.A70]&lt;[$notes.$B$5]);[$Soybeans.B70];&quot;&quot;)" office:value-type="float" office:value="0.00272706639298966" calcext:value-type="float">
            <text:p>0.00272706639299</text:p>
          </table:table-cell>
          <table:table-cell table:number-columns-repeated="2"/>
        </table:table-row>
        <table:table-row table:style-name="ro1">
          <table:table-cell table:formula="of:=[$Soybeans.A71]" office:value-type="float" office:value="30.8291404612159" calcext:value-type="float">
            <text:p>30.8291404612159</text:p>
          </table:table-cell>
          <table:table-cell table:formula="of:=IF(AND([.A71]&gt;[$notes.$B$2];[.A71]&lt;[$notes.$B$3]);[$Soybeans.B71];&quot;&quot;)">
            <text:p/>
          </table:table-cell>
          <table:table-cell table:formula="of:=IF(AND([.A71]&gt;[$notes.$B$3];[.A71]&lt;[$notes.$B$5]);[$Soybeans.B71];&quot;&quot;)" office:value-type="float" office:value="0.000794551459172128" calcext:value-type="float">
            <text:p>0.000794551459172</text:p>
          </table:table-cell>
          <table:table-cell table:number-columns-repeated="2"/>
        </table:table-row>
        <table:table-row table:style-name="ro1">
          <table:table-cell table:formula="of:=[$Soybeans.A72]" office:value-type="float" office:value="31.1575821104123" calcext:value-type="float">
            <text:p>31.1575821104123</text:p>
          </table:table-cell>
          <table:table-cell table:formula="of:=IF(AND([.A72]&gt;[$notes.$B$2];[.A72]&lt;[$notes.$B$3]);[$Soybeans.B72];&quot;&quot;)">
            <text:p/>
          </table:table-cell>
          <table:table-cell table:formula="of:=IF(AND([.A72]&gt;[$notes.$B$3];[.A72]&lt;[$notes.$B$5]);[$Soybeans.B72];&quot;&quot;)" office:value-type="float" office:value="-0.00117661377332175" calcext:value-type="float">
            <text:p>-0.001176613773322</text:p>
          </table:table-cell>
          <table:table-cell table:number-columns-repeated="2"/>
        </table:table-row>
        <table:table-row table:style-name="ro1">
          <table:table-cell table:formula="of:=[$Soybeans.A73]" office:value-type="float" office:value="31.4860237596087" calcext:value-type="float">
            <text:p>31.4860237596087</text:p>
          </table:table-cell>
          <table:table-cell table:formula="of:=IF(AND([.A73]&gt;[$notes.$B$2];[.A73]&lt;[$notes.$B$3]);[$Soybeans.B73];&quot;&quot;)">
            <text:p/>
          </table:table-cell>
          <table:table-cell table:formula="of:=IF(AND([.A73]&gt;[$notes.$B$3];[.A73]&lt;[$notes.$B$5]);[$Soybeans.B73];&quot;&quot;)" office:value-type="float" office:value="-0.00310912870713928" calcext:value-type="float">
            <text:p>-0.003109128707139</text:p>
          </table:table-cell>
          <table:table-cell table:number-columns-repeated="2"/>
        </table:table-row>
        <table:table-row table:style-name="ro1">
          <table:table-cell table:formula="of:=[$Soybeans.A74]" office:value-type="float" office:value="31.814465408805" calcext:value-type="float">
            <text:p>31.814465408805</text:p>
          </table:table-cell>
          <table:table-cell table:formula="of:=IF(AND([.A74]&gt;[$notes.$B$2];[.A74]&lt;[$notes.$B$3]);[$Soybeans.B74];&quot;&quot;)">
            <text:p/>
          </table:table-cell>
          <table:table-cell table:formula="of:=IF(AND([.A74]&gt;[$notes.$B$3];[.A74]&lt;[$notes.$B$5]);[$Soybeans.B74];&quot;&quot;)" office:value-type="float" office:value="-0.00500299334228047" calcext:value-type="float">
            <text:p>-0.00500299334228</text:p>
          </table:table-cell>
          <table:table-cell table:number-columns-repeated="2"/>
        </table:table-row>
        <table:table-row table:style-name="ro1">
          <table:table-cell table:formula="of:=[$Soybeans.A75]" office:value-type="float" office:value="32.1429070580014" calcext:value-type="float">
            <text:p>32.1429070580014</text:p>
          </table:table-cell>
          <table:table-cell table:formula="of:=IF(AND([.A75]&gt;[$notes.$B$2];[.A75]&lt;[$notes.$B$3]);[$Soybeans.B75];&quot;&quot;)">
            <text:p/>
          </table:table-cell>
          <table:table-cell table:formula="of:=IF(AND([.A75]&gt;[$notes.$B$3];[.A75]&lt;[$notes.$B$5]);[$Soybeans.B75];&quot;&quot;)" office:value-type="float" office:value="-0.00697415857477435" calcext:value-type="float">
            <text:p>-0.006974158574774</text:p>
          </table:table-cell>
          <table:table-cell table:number-columns-repeated="2"/>
        </table:table-row>
        <table:table-row table:style-name="ro1">
          <table:table-cell table:formula="of:=[$Soybeans.A76]" office:value-type="float" office:value="32.4713487071978" calcext:value-type="float">
            <text:p>32.4713487071978</text:p>
          </table:table-cell>
          <table:table-cell table:formula="of:=IF(AND([.A76]&gt;[$notes.$B$2];[.A76]&lt;[$notes.$B$3]);[$Soybeans.B76];&quot;&quot;)">
            <text:p/>
          </table:table-cell>
          <table:table-cell table:formula="of:=IF(AND([.A76]&gt;[$notes.$B$3];[.A76]&lt;[$notes.$B$5]);[$Soybeans.B76];&quot;&quot;)" office:value-type="float" office:value="-0.00894532380726823" calcext:value-type="float">
            <text:p>-0.008945323807268</text:p>
          </table:table-cell>
          <table:table-cell table:number-columns-repeated="2"/>
        </table:table-row>
        <table:table-row table:style-name="ro1">
          <table:table-cell table:formula="of:=[$Soybeans.A77]" office:value-type="float" office:value="32.7997903563941" calcext:value-type="float">
            <text:p>32.7997903563941</text:p>
          </table:table-cell>
          <table:table-cell table:formula="of:=IF(AND([.A77]&gt;[$notes.$B$2];[.A77]&lt;[$notes.$B$3]);[$Soybeans.B77];&quot;&quot;)">
            <text:p/>
          </table:table-cell>
          <table:table-cell table:formula="of:=IF(AND([.A77]&gt;[$notes.$B$3];[.A77]&lt;[$notes.$B$5]);[$Soybeans.B77];&quot;&quot;)" office:value-type="float" office:value="-0.0108391884424094" calcext:value-type="float">
            <text:p>-0.010839188442409</text:p>
          </table:table-cell>
          <table:table-cell table:number-columns-repeated="2"/>
        </table:table-row>
        <table:table-row table:style-name="ro1">
          <table:table-cell table:formula="of:=[$Soybeans.A78]" office:value-type="float" office:value="33.1282320055905" calcext:value-type="float">
            <text:p>33.1282320055905</text:p>
          </table:table-cell>
          <table:table-cell table:formula="of:=IF(AND([.A78]&gt;[$notes.$B$2];[.A78]&lt;[$notes.$B$3]);[$Soybeans.B78];&quot;&quot;)">
            <text:p/>
          </table:table-cell>
          <table:table-cell table:formula="of:=IF(AND([.A78]&gt;[$notes.$B$3];[.A78]&lt;[$notes.$B$5]);[$Soybeans.B78];&quot;&quot;)" office:value-type="float" office:value="-0.0128103536749033" calcext:value-type="float">
            <text:p>-0.012810353674903</text:p>
          </table:table-cell>
          <table:table-cell table:number-columns-repeated="2"/>
        </table:table-row>
        <table:table-row table:style-name="ro1">
          <table:table-cell table:formula="of:=[$Soybeans.A79]" office:value-type="float" office:value="33.4566736547869" calcext:value-type="float">
            <text:p>33.4566736547869</text:p>
          </table:table-cell>
          <table:table-cell table:formula="of:=IF(AND([.A79]&gt;[$notes.$B$2];[.A79]&lt;[$notes.$B$3]);[$Soybeans.B79];&quot;&quot;)">
            <text:p/>
          </table:table-cell>
          <table:table-cell table:formula="of:=IF(AND([.A79]&gt;[$notes.$B$3];[.A79]&lt;[$notes.$B$5]);[$Soybeans.B79];&quot;&quot;)" office:value-type="float" office:value="-0.0147042183100445" calcext:value-type="float">
            <text:p>-0.014704218310045</text:p>
          </table:table-cell>
          <table:table-cell table:number-columns-repeated="2"/>
        </table:table-row>
        <table:table-row table:style-name="ro1">
          <table:table-cell table:formula="of:=[$Soybeans.A80]" office:value-type="float" office:value="33.7851153039832" calcext:value-type="float">
            <text:p>33.7851153039832</text:p>
          </table:table-cell>
          <table:table-cell table:formula="of:=IF(AND([.A80]&gt;[$notes.$B$2];[.A80]&lt;[$notes.$B$3]);[$Soybeans.B80];&quot;&quot;)">
            <text:p/>
          </table:table-cell>
          <table:table-cell table:formula="of:=IF(AND([.A80]&gt;[$notes.$B$3];[.A80]&lt;[$notes.$B$5]);[$Soybeans.B80];&quot;&quot;)" office:value-type="float" office:value="-0.0166753835425384" calcext:value-type="float">
            <text:p>-0.016675383542538</text:p>
          </table:table-cell>
          <table:table-cell table:number-columns-repeated="2"/>
        </table:table-row>
        <table:table-row table:style-name="ro1">
          <table:table-cell table:formula="of:=[$Soybeans.A81]" office:value-type="float" office:value="34.1135569531796" calcext:value-type="float">
            <text:p>34.1135569531796</text:p>
          </table:table-cell>
          <table:table-cell table:formula="of:=IF(AND([.A81]&gt;[$notes.$B$2];[.A81]&lt;[$notes.$B$3]);[$Soybeans.B81];&quot;&quot;)">
            <text:p/>
          </table:table-cell>
          <table:table-cell table:formula="of:=IF(AND([.A81]&gt;[$notes.$B$3];[.A81]&lt;[$notes.$B$5]);[$Soybeans.B81];&quot;&quot;)" office:value-type="float" office:value="-0.0185692481776795" calcext:value-type="float">
            <text:p>-0.01856924817768</text:p>
          </table:table-cell>
          <table:table-cell table:number-columns-repeated="2"/>
        </table:table-row>
        <table:table-row table:style-name="ro1">
          <table:table-cell table:formula="of:=[$Soybeans.A82]" office:value-type="float" office:value="34.441998602376" calcext:value-type="float">
            <text:p>34.441998602376</text:p>
          </table:table-cell>
          <table:table-cell table:formula="of:=IF(AND([.A82]&gt;[$notes.$B$2];[.A82]&lt;[$notes.$B$3]);[$Soybeans.B82];&quot;&quot;)">
            <text:p/>
          </table:table-cell>
          <table:table-cell table:formula="of:=IF(AND([.A82]&gt;[$notes.$B$3];[.A82]&lt;[$notes.$B$5]);[$Soybeans.B82];&quot;&quot;)" office:value-type="float" office:value="-0.0205017631114971" calcext:value-type="float">
            <text:p>-0.020501763111497</text:p>
          </table:table-cell>
          <table:table-cell table:number-columns-repeated="2"/>
        </table:table-row>
        <table:table-row table:style-name="ro1">
          <table:table-cell table:formula="of:=[$Soybeans.A83]" office:value-type="float" office:value="34.7704402515723" calcext:value-type="float">
            <text:p>34.7704402515723</text:p>
          </table:table-cell>
          <table:table-cell table:formula="of:=IF(AND([.A83]&gt;[$notes.$B$2];[.A83]&lt;[$notes.$B$3]);[$Soybeans.B83];&quot;&quot;)">
            <text:p/>
          </table:table-cell>
          <table:table-cell table:formula="of:=IF(AND([.A83]&gt;[$notes.$B$3];[.A83]&lt;[$notes.$B$5]);[$Soybeans.B83];&quot;&quot;)" office:value-type="float" office:value="-0.0224342780453146" calcext:value-type="float">
            <text:p>-0.022434278045315</text:p>
          </table:table-cell>
          <table:table-cell table:number-columns-repeated="2"/>
        </table:table-row>
        <table:table-row table:style-name="ro1">
          <table:table-cell table:formula="of:=[$Soybeans.A84]" office:value-type="float" office:value="35.0988819007687" calcext:value-type="float">
            <text:p>35.0988819007687</text:p>
          </table:table-cell>
          <table:table-cell table:formula="of:=IF(AND([.A84]&gt;[$notes.$B$2];[.A84]&lt;[$notes.$B$3]);[$Soybeans.B84];&quot;&quot;)">
            <text:p/>
          </table:table-cell>
          <table:table-cell table:formula="of:=IF(AND([.A84]&gt;[$notes.$B$3];[.A84]&lt;[$notes.$B$5]);[$Soybeans.B84];&quot;&quot;)" office:value-type="float" office:value="-0.0244440935764848" calcext:value-type="float">
            <text:p>-0.024444093576485</text:p>
          </table:table-cell>
          <table:table-cell table:number-columns-repeated="2"/>
        </table:table-row>
        <table:table-row table:style-name="ro1">
          <table:table-cell table:formula="of:=[$Soybeans.A85]" office:value-type="float" office:value="35.427323549965" calcext:value-type="float">
            <text:p>35.427323549965</text:p>
          </table:table-cell>
          <table:table-cell table:formula="of:=IF(AND([.A85]&gt;[$notes.$B$2];[.A85]&lt;[$notes.$B$3]);[$Soybeans.B85];&quot;&quot;)">
            <text:p/>
          </table:table-cell>
          <table:table-cell table:formula="of:=IF(AND([.A85]&gt;[$notes.$B$3];[.A85]&lt;[$notes.$B$5]);[$Soybeans.B85];&quot;&quot;)" office:value-type="float" office:value="-0.0262993079129497" calcext:value-type="float">
            <text:p>-0.02629930791295</text:p>
          </table:table-cell>
          <table:table-cell table:number-columns-repeated="2"/>
        </table:table-row>
        <table:table-row table:style-name="ro1">
          <table:table-cell table:formula="of:=[$Soybeans.A86]" office:value-type="float" office:value="35.7557651991614" calcext:value-type="float">
            <text:p>35.7557651991614</text:p>
          </table:table-cell>
          <table:table-cell table:formula="of:=IF(AND([.A86]&gt;[$notes.$B$2];[.A86]&lt;[$notes.$B$3]);[$Soybeans.B86];&quot;&quot;)">
            <text:p/>
          </table:table-cell>
          <table:table-cell table:formula="of:=IF(AND([.A86]&gt;[$notes.$B$3];[.A86]&lt;[$notes.$B$5]);[$Soybeans.B86];&quot;&quot;)" office:value-type="float" office:value="-0.0282704731454435" calcext:value-type="float">
            <text:p>-0.028270473145444</text:p>
          </table:table-cell>
          <table:table-cell table:number-columns-repeated="2"/>
        </table:table-row>
        <table:table-row table:style-name="ro1">
          <table:table-cell table:formula="of:=[$Soybeans.A87]" office:value-type="float" office:value="36.0842068483578" calcext:value-type="float">
            <text:p>36.0842068483578</text:p>
          </table:table-cell>
          <table:table-cell table:formula="of:=IF(AND([.A87]&gt;[$notes.$B$2];[.A87]&lt;[$notes.$B$3]);[$Soybeans.B87];&quot;&quot;)">
            <text:p/>
          </table:table-cell>
          <table:table-cell table:formula="of:=IF(AND([.A87]&gt;[$notes.$B$3];[.A87]&lt;[$notes.$B$5]);[$Soybeans.B87];&quot;&quot;)" office:value-type="float" office:value="-0.0302029880792611" calcext:value-type="float">
            <text:p>-0.030202988079261</text:p>
          </table:table-cell>
          <table:table-cell table:number-columns-repeated="2"/>
        </table:table-row>
        <table:table-row table:style-name="ro1">
          <table:table-cell table:formula="of:=[$Soybeans.A88]" office:value-type="float" office:value="36.4126484975542" calcext:value-type="float">
            <text:p>36.4126484975542</text:p>
          </table:table-cell>
          <table:table-cell table:formula="of:=IF(AND([.A88]&gt;[$notes.$B$2];[.A88]&lt;[$notes.$B$3]);[$Soybeans.B88];&quot;&quot;)">
            <text:p/>
          </table:table-cell>
          <table:table-cell table:formula="of:=IF(AND([.A88]&gt;[$notes.$B$3];[.A88]&lt;[$notes.$B$5]);[$Soybeans.B88];&quot;&quot;)" office:value-type="float" office:value="-0.0321741533117549" calcext:value-type="float">
            <text:p>-0.032174153311755</text:p>
          </table:table-cell>
          <table:table-cell table:number-columns-repeated="2"/>
        </table:table-row>
        <table:table-row table:style-name="ro1">
          <table:table-cell table:formula="of:=[$Soybeans.A89]" office:value-type="float" office:value="36.7410901467505" calcext:value-type="float">
            <text:p>36.7410901467505</text:p>
          </table:table-cell>
          <table:table-cell table:formula="of:=IF(AND([.A89]&gt;[$notes.$B$2];[.A89]&lt;[$notes.$B$3]);[$Soybeans.B89];&quot;&quot;)">
            <text:p/>
          </table:table-cell>
          <table:table-cell table:formula="of:=IF(AND([.A89]&gt;[$notes.$B$3];[.A89]&lt;[$notes.$B$5]);[$Soybeans.B89];&quot;&quot;)" office:value-type="float" office:value="-0.0340680179468961" calcext:value-type="float">
            <text:p>-0.034068017946896</text:p>
          </table:table-cell>
          <table:table-cell table:number-columns-repeated="2"/>
        </table:table-row>
        <table:table-row table:style-name="ro1">
          <table:table-cell table:formula="of:=[$Soybeans.A90]" office:value-type="float" office:value="37.0695317959469" calcext:value-type="float">
            <text:p>37.0695317959469</text:p>
          </table:table-cell>
          <table:table-cell table:formula="of:=IF(AND([.A90]&gt;[$notes.$B$2];[.A90]&lt;[$notes.$B$3]);[$Soybeans.B90];&quot;&quot;)">
            <text:p/>
          </table:table-cell>
          <table:table-cell table:formula="of:=IF(AND([.A90]&gt;[$notes.$B$3];[.A90]&lt;[$notes.$B$5]);[$Soybeans.B90];&quot;&quot;)" office:value-type="float" office:value="-0.0360005328807137" calcext:value-type="float">
            <text:p>-0.036000532880714</text:p>
          </table:table-cell>
          <table:table-cell table:number-columns-repeated="2"/>
        </table:table-row>
        <table:table-row table:style-name="ro1">
          <table:table-cell table:formula="of:=[$Soybeans.A91]" office:value-type="float" office:value="37.3979734451432" calcext:value-type="float">
            <text:p>37.3979734451432</text:p>
          </table:table-cell>
          <table:table-cell table:formula="of:=IF(AND([.A91]&gt;[$notes.$B$2];[.A91]&lt;[$notes.$B$3]);[$Soybeans.B91];&quot;&quot;)">
            <text:p/>
          </table:table-cell>
          <table:table-cell table:formula="of:=IF(AND([.A91]&gt;[$notes.$B$3];[.A91]&lt;[$notes.$B$5]);[$Soybeans.B91];&quot;&quot;)" office:value-type="float" office:value="-0.0378943975158548" calcext:value-type="float">
            <text:p>-0.037894397515855</text:p>
          </table:table-cell>
          <table:table-cell table:number-columns-repeated="2"/>
        </table:table-row>
        <table:table-row table:style-name="ro1">
          <table:table-cell table:formula="of:=[$Soybeans.A92]" office:value-type="float" office:value="37.7264150943396" calcext:value-type="float">
            <text:p>37.7264150943396</text:p>
          </table:table-cell>
          <table:table-cell table:formula="of:=IF(AND([.A92]&gt;[$notes.$B$2];[.A92]&lt;[$notes.$B$3]);[$Soybeans.B92];&quot;&quot;)">
            <text:p/>
          </table:table-cell>
          <table:table-cell table:formula="of:=IF(AND([.A92]&gt;[$notes.$B$3];[.A92]&lt;[$notes.$B$5]);[$Soybeans.B92];&quot;&quot;)" office:value-type="float" office:value="-0.0399042130470251" calcext:value-type="float">
            <text:p>-0.039904213047025</text:p>
          </table:table-cell>
          <table:table-cell table:number-columns-repeated="2"/>
        </table:table-row>
        <table:table-row table:style-name="ro1">
          <table:table-cell table:formula="of:=[$Soybeans.A93]" office:value-type="float" office:value="38.054856743536" calcext:value-type="float">
            <text:p>38.054856743536</text:p>
          </table:table-cell>
          <table:table-cell table:formula="of:=IF(AND([.A93]&gt;[$notes.$B$2];[.A93]&lt;[$notes.$B$3]);[$Soybeans.B93];&quot;&quot;)">
            <text:p/>
          </table:table-cell>
          <table:table-cell table:formula="of:=IF(AND([.A93]&gt;[$notes.$B$3];[.A93]&lt;[$notes.$B$5]);[$Soybeans.B93];&quot;&quot;)">
            <text:p/>
          </table:table-cell>
          <table:table-cell table:number-columns-repeated="2"/>
        </table:table-row>
        <table:table-row table:style-name="ro1">
          <table:table-cell table:formula="of:=[$Soybeans.A94]" office:value-type="float" office:value="38.3832983927324" calcext:value-type="float">
            <text:p>38.3832983927324</text:p>
          </table:table-cell>
          <table:table-cell table:formula="of:=IF(AND([.A94]&gt;[$notes.$B$2];[.A94]&lt;[$notes.$B$3]);[$Soybeans.B94];&quot;&quot;)">
            <text:p/>
          </table:table-cell>
          <table:table-cell table:formula="of:=IF(AND([.A94]&gt;[$notes.$B$3];[.A94]&lt;[$notes.$B$5]);[$Soybeans.B94];&quot;&quot;)">
            <text:p/>
          </table:table-cell>
          <table:table-cell table:number-columns-repeated="2"/>
        </table:table-row>
        <table:table-row table:style-name="ro1">
          <table:table-cell table:formula="of:=[$Soybeans.A95]" office:value-type="float" office:value="38.7117400419287" calcext:value-type="float">
            <text:p>38.7117400419287</text:p>
          </table:table-cell>
          <table:table-cell table:formula="of:=IF(AND([.A95]&gt;[$notes.$B$2];[.A95]&lt;[$notes.$B$3]);[$Soybeans.B95];&quot;&quot;)">
            <text:p/>
          </table:table-cell>
          <table:table-cell table:formula="of:=IF(AND([.A95]&gt;[$notes.$B$3];[.A95]&lt;[$notes.$B$5]);[$Soybeans.B95];&quot;&quot;)">
            <text:p/>
          </table:table-cell>
          <table:table-cell table:number-columns-repeated="2"/>
        </table:table-row>
        <table:table-row table:style-name="ro1">
          <table:table-cell table:formula="of:=[$Soybeans.A96]" office:value-type="float" office:value="39.1222921034242" calcext:value-type="float">
            <text:p>39.1222921034242</text:p>
          </table:table-cell>
          <table:table-cell table:formula="of:=IF(AND([.A96]&gt;[$notes.$B$2];[.A96]&lt;[$notes.$B$3]);[$Soybeans.B96];&quot;&quot;)">
            <text:p/>
          </table:table-cell>
          <table:table-cell table:formula="of:=IF(AND([.A96]&gt;[$notes.$B$3];[.A96]&lt;[$notes.$B$5]);[$Soybeans.B96];&quot;&quot;)">
            <text:p/>
          </table:table-cell>
          <table:table-cell table:number-columns-repeated="2"/>
        </table:table-row>
        <table:table-row table:style-name="ro1">
          <table:table-cell table:formula="of:=[$Soybeans.A97]" office:value-type="float" office:value="39.6149545772187" calcext:value-type="float">
            <text:p>39.6149545772187</text:p>
          </table:table-cell>
          <table:table-cell table:formula="of:=IF(AND([.A97]&gt;[$notes.$B$2];[.A97]&lt;[$notes.$B$3]);[$Soybeans.B97];&quot;&quot;)">
            <text:p/>
          </table:table-cell>
          <table:table-cell table:formula="of:=IF(AND([.A97]&gt;[$notes.$B$3];[.A97]&lt;[$notes.$B$5]);[$Soybeans.B97];&quot;&quot;)">
            <text:p/>
          </table:table-cell>
          <table:table-cell table:number-columns-repeated="2"/>
        </table:table-row>
        <table:table-row table:style-name="ro1">
          <table:table-cell table:formula="of:=[$Soybeans.A98]" office:value-type="float" office:value="40.1076170510133" calcext:value-type="float">
            <text:p>40.1076170510133</text:p>
          </table:table-cell>
          <table:table-cell table:formula="of:=IF(AND([.A98]&gt;[$notes.$B$2];[.A98]&lt;[$notes.$B$3]);[$Soybeans.B98];&quot;&quot;)">
            <text:p/>
          </table:table-cell>
          <table:table-cell table:formula="of:=IF(AND([.A98]&gt;[$notes.$B$3];[.A98]&lt;[$notes.$B$5]);[$Soybeans.B98];&quot;&quot;)">
            <text:p/>
          </table:table-cell>
          <table:table-cell table:number-columns-repeated="2"/>
        </table:table-row>
        <table:table-row table:style-name="ro1">
          <table:table-cell table:formula="of:=[$Soybeans.A99]" office:value-type="float" office:value="40.6002795248078" calcext:value-type="float">
            <text:p>40.6002795248078</text:p>
          </table:table-cell>
          <table:table-cell table:formula="of:=IF(AND([.A99]&gt;[$notes.$B$2];[.A99]&lt;[$notes.$B$3]);[$Soybeans.B99];&quot;&quot;)">
            <text:p/>
          </table:table-cell>
          <table:table-cell table:formula="of:=IF(AND([.A99]&gt;[$notes.$B$3];[.A99]&lt;[$notes.$B$5]);[$Soybeans.B99];&quot;&quot;)">
            <text:p/>
          </table:table-cell>
          <table:table-cell table:number-columns-repeated="2"/>
        </table:table-row>
        <table:table-row table:style-name="ro1">
          <table:table-cell table:formula="of:=[$Soybeans.A100]" office:value-type="float" office:value="41.0929419986024" calcext:value-type="float">
            <text:p>41.0929419986024</text:p>
          </table:table-cell>
          <table:table-cell table:formula="of:=IF(AND([.A100]&gt;[$notes.$B$2];[.A100]&lt;[$notes.$B$3]);[$Soybeans.B100];&quot;&quot;)">
            <text:p/>
          </table:table-cell>
          <table:table-cell table:formula="of:=IF(AND([.A100]&gt;[$notes.$B$3];[.A100]&lt;[$notes.$B$5]);[$Soybeans.B100];&quot;&quot;)">
            <text:p/>
          </table:table-cell>
          <table:table-cell table:number-columns-repeated="2"/>
        </table:table-row>
        <table:table-row table:style-name="ro1">
          <table:table-cell table:formula="of:=[$Soybeans.A101]" office:value-type="float" office:value="41.5856044723969" calcext:value-type="float">
            <text:p>41.5856044723969</text:p>
          </table:table-cell>
          <table:table-cell table:formula="of:=IF(AND([.A101]&gt;[$notes.$B$2];[.A101]&lt;[$notes.$B$3]);[$Soybeans.B101];&quot;&quot;)">
            <text:p/>
          </table:table-cell>
          <table:table-cell table:formula="of:=IF(AND([.A101]&gt;[$notes.$B$3];[.A101]&lt;[$notes.$B$5]);[$Soybeans.B101];&quot;&quot;)">
            <text:p/>
          </table:table-cell>
          <table:table-cell table:number-columns-repeated="2"/>
        </table:table-row>
        <table:table-row table:style-name="ro1">
          <table:table-cell table:formula="of:=[$Soybeans.A102]" office:value-type="float" office:value="41.9140461215933" calcext:value-type="float">
            <text:p>41.9140461215933</text:p>
          </table:table-cell>
          <table:table-cell table:formula="of:=IF(AND([.A102]&gt;[$notes.$B$2];[.A102]&lt;[$notes.$B$3]);[$Soybeans.B102];&quot;&quot;)">
            <text:p/>
          </table:table-cell>
          <table:table-cell table:formula="of:=IF(AND([.A102]&gt;[$notes.$B$3];[.A102]&lt;[$notes.$B$5]);[$Soybeans.B10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3]&gt;[$notes.$B$2];[.A103]&lt;[$notes.$B$3]);[$Soybeans.B103];&quot;&quot;)">
            <text:p/>
          </table:table-cell>
          <table:table-cell table:formula="of:=IF(AND([.A103]&gt;[$notes.$B$3];[.A103]&lt;[$notes.$B$5]);[$Soybeans.B10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4]&gt;[$notes.$B$2];[.A104]&lt;[$notes.$B$3]);[$Soybeans.B104];&quot;&quot;)">
            <text:p/>
          </table:table-cell>
          <table:table-cell table:formula="of:=IF(AND([.A104]&gt;[$notes.$B$3];[.A104]&lt;[$notes.$B$5]);[$Soybeans.B10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5]&gt;[$notes.$B$2];[.A105]&lt;[$notes.$B$3]);[$Soybeans.B105];&quot;&quot;)">
            <text:p/>
          </table:table-cell>
          <table:table-cell table:formula="of:=IF(AND([.A105]&gt;[$notes.$B$3];[.A105]&lt;[$notes.$B$5]);[$Soybeans.B10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6]&gt;[$notes.$B$2];[.A106]&lt;[$notes.$B$3]);[$Soybeans.B106];&quot;&quot;)">
            <text:p/>
          </table:table-cell>
          <table:table-cell table:formula="of:=IF(AND([.A106]&gt;[$notes.$B$3];[.A106]&lt;[$notes.$B$5]);[$Soybeans.B10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7]&gt;[$notes.$B$2];[.A107]&lt;[$notes.$B$3]);[$Soybeans.B107];&quot;&quot;)">
            <text:p/>
          </table:table-cell>
          <table:table-cell table:formula="of:=IF(AND([.A107]&gt;[$notes.$B$3];[.A107]&lt;[$notes.$B$5]);[$Soybeans.B10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8]&gt;[$notes.$B$2];[.A108]&lt;[$notes.$B$3]);[$Soybeans.B108];&quot;&quot;)">
            <text:p/>
          </table:table-cell>
          <table:table-cell table:formula="of:=IF(AND([.A108]&gt;[$notes.$B$3];[.A108]&lt;[$notes.$B$5]);[$Soybeans.B10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09]&gt;[$notes.$B$2];[.A109]&lt;[$notes.$B$3]);[$Soybeans.B109];&quot;&quot;)">
            <text:p/>
          </table:table-cell>
          <table:table-cell table:formula="of:=IF(AND([.A109]&gt;[$notes.$B$3];[.A109]&lt;[$notes.$B$5]);[$Soybeans.B10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0]&gt;[$notes.$B$2];[.A110]&lt;[$notes.$B$3]);[$Soybeans.B110];&quot;&quot;)">
            <text:p/>
          </table:table-cell>
          <table:table-cell table:formula="of:=IF(AND([.A110]&gt;[$notes.$B$3];[.A110]&lt;[$notes.$B$5]);[$Soybeans.B11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1]&gt;[$notes.$B$2];[.A111]&lt;[$notes.$B$3]);[$Soybeans.B111];&quot;&quot;)">
            <text:p/>
          </table:table-cell>
          <table:table-cell table:formula="of:=IF(AND([.A111]&gt;[$notes.$B$3];[.A111]&lt;[$notes.$B$5]);[$Soybeans.B11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2]&gt;[$notes.$B$2];[.A112]&lt;[$notes.$B$3]);[$Soybeans.B112];&quot;&quot;)">
            <text:p/>
          </table:table-cell>
          <table:table-cell table:formula="of:=IF(AND([.A112]&gt;[$notes.$B$3];[.A112]&lt;[$notes.$B$5]);[$Soybeans.B11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3]&gt;[$notes.$B$2];[.A113]&lt;[$notes.$B$3]);[$Soybeans.B113];&quot;&quot;)">
            <text:p/>
          </table:table-cell>
          <table:table-cell table:formula="of:=IF(AND([.A113]&gt;[$notes.$B$3];[.A113]&lt;[$notes.$B$5]);[$Soybeans.B11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4]&gt;[$notes.$B$2];[.A114]&lt;[$notes.$B$3]);[$Soybeans.B114];&quot;&quot;)">
            <text:p/>
          </table:table-cell>
          <table:table-cell table:formula="of:=IF(AND([.A114]&gt;[$notes.$B$3];[.A114]&lt;[$notes.$B$5]);[$Soybeans.B11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5]&gt;[$notes.$B$2];[.A115]&lt;[$notes.$B$3]);[$Soybeans.B115];&quot;&quot;)">
            <text:p/>
          </table:table-cell>
          <table:table-cell table:formula="of:=IF(AND([.A115]&gt;[$notes.$B$3];[.A115]&lt;[$notes.$B$5]);[$Soybeans.B11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6]&gt;[$notes.$B$2];[.A116]&lt;[$notes.$B$3]);[$Soybeans.B116];&quot;&quot;)">
            <text:p/>
          </table:table-cell>
          <table:table-cell table:formula="of:=IF(AND([.A116]&gt;[$notes.$B$3];[.A116]&lt;[$notes.$B$5]);[$Soybeans.B11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7]&gt;[$notes.$B$2];[.A117]&lt;[$notes.$B$3]);[$Soybeans.B117];&quot;&quot;)">
            <text:p/>
          </table:table-cell>
          <table:table-cell table:formula="of:=IF(AND([.A117]&gt;[$notes.$B$3];[.A117]&lt;[$notes.$B$5]);[$Soybeans.B11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8]&gt;[$notes.$B$2];[.A118]&lt;[$notes.$B$3]);[$Soybeans.B118];&quot;&quot;)">
            <text:p/>
          </table:table-cell>
          <table:table-cell table:formula="of:=IF(AND([.A118]&gt;[$notes.$B$3];[.A118]&lt;[$notes.$B$5]);[$Soybeans.B11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19]&gt;[$notes.$B$2];[.A119]&lt;[$notes.$B$3]);[$Soybeans.B119];&quot;&quot;)">
            <text:p/>
          </table:table-cell>
          <table:table-cell table:formula="of:=IF(AND([.A119]&gt;[$notes.$B$3];[.A119]&lt;[$notes.$B$5]);[$Soybeans.B11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0]&gt;[$notes.$B$2];[.A120]&lt;[$notes.$B$3]);[$Soybeans.B120];&quot;&quot;)">
            <text:p/>
          </table:table-cell>
          <table:table-cell table:formula="of:=IF(AND([.A120]&gt;[$notes.$B$3];[.A120]&lt;[$notes.$B$5]);[$Soybeans.B12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1]&gt;[$notes.$B$2];[.A121]&lt;[$notes.$B$3]);[$Soybeans.B121];&quot;&quot;)">
            <text:p/>
          </table:table-cell>
          <table:table-cell table:formula="of:=IF(AND([.A121]&gt;[$notes.$B$3];[.A121]&lt;[$notes.$B$5]);[$Soybeans.B12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2]&gt;[$notes.$B$2];[.A122]&lt;[$notes.$B$3]);[$Soybeans.B122];&quot;&quot;)">
            <text:p/>
          </table:table-cell>
          <table:table-cell table:formula="of:=IF(AND([.A122]&gt;[$notes.$B$3];[.A122]&lt;[$notes.$B$5]);[$Soybeans.B12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3]&gt;[$notes.$B$2];[.A123]&lt;[$notes.$B$3]);[$Soybeans.B123];&quot;&quot;)">
            <text:p/>
          </table:table-cell>
          <table:table-cell table:formula="of:=IF(AND([.A123]&gt;[$notes.$B$3];[.A123]&lt;[$notes.$B$5]);[$Soybeans.B12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4]&gt;[$notes.$B$2];[.A124]&lt;[$notes.$B$3]);[$Soybeans.B124];&quot;&quot;)">
            <text:p/>
          </table:table-cell>
          <table:table-cell table:formula="of:=IF(AND([.A124]&gt;[$notes.$B$3];[.A124]&lt;[$notes.$B$5]);[$Soybeans.B12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5]&gt;[$notes.$B$2];[.A125]&lt;[$notes.$B$3]);[$Soybeans.B125];&quot;&quot;)">
            <text:p/>
          </table:table-cell>
          <table:table-cell table:formula="of:=IF(AND([.A125]&gt;[$notes.$B$3];[.A125]&lt;[$notes.$B$5]);[$Soybeans.B12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6]&gt;[$notes.$B$2];[.A126]&lt;[$notes.$B$3]);[$Soybeans.B126];&quot;&quot;)">
            <text:p/>
          </table:table-cell>
          <table:table-cell table:formula="of:=IF(AND([.A126]&gt;[$notes.$B$3];[.A126]&lt;[$notes.$B$5]);[$Soybeans.B12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7]&gt;[$notes.$B$2];[.A127]&lt;[$notes.$B$3]);[$Soybeans.B127];&quot;&quot;)">
            <text:p/>
          </table:table-cell>
          <table:table-cell table:formula="of:=IF(AND([.A127]&gt;[$notes.$B$3];[.A127]&lt;[$notes.$B$5]);[$Soybeans.B12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8]&gt;[$notes.$B$2];[.A128]&lt;[$notes.$B$3]);[$Soybeans.B128];&quot;&quot;)">
            <text:p/>
          </table:table-cell>
          <table:table-cell table:formula="of:=IF(AND([.A128]&gt;[$notes.$B$3];[.A128]&lt;[$notes.$B$5]);[$Soybeans.B12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29]&gt;[$notes.$B$2];[.A129]&lt;[$notes.$B$3]);[$Soybeans.B129];&quot;&quot;)">
            <text:p/>
          </table:table-cell>
          <table:table-cell table:formula="of:=IF(AND([.A129]&gt;[$notes.$B$3];[.A129]&lt;[$notes.$B$5]);[$Soybeans.B12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0]&gt;[$notes.$B$2];[.A130]&lt;[$notes.$B$3]);[$Soybeans.B130];&quot;&quot;)">
            <text:p/>
          </table:table-cell>
          <table:table-cell table:formula="of:=IF(AND([.A130]&gt;[$notes.$B$3];[.A130]&lt;[$notes.$B$5]);[$Soybeans.B13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1]&gt;[$notes.$B$2];[.A131]&lt;[$notes.$B$3]);[$Soybeans.B131];&quot;&quot;)">
            <text:p/>
          </table:table-cell>
          <table:table-cell table:formula="of:=IF(AND([.A131]&gt;[$notes.$B$3];[.A131]&lt;[$notes.$B$5]);[$Soybeans.B13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2]&gt;[$notes.$B$2];[.A132]&lt;[$notes.$B$3]);[$Soybeans.B132];&quot;&quot;)">
            <text:p/>
          </table:table-cell>
          <table:table-cell table:formula="of:=IF(AND([.A132]&gt;[$notes.$B$3];[.A132]&lt;[$notes.$B$5]);[$Soybeans.B13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3]&gt;[$notes.$B$2];[.A133]&lt;[$notes.$B$3]);[$Soybeans.B133];&quot;&quot;)">
            <text:p/>
          </table:table-cell>
          <table:table-cell table:formula="of:=IF([.A133]&gt;[$notes.$B$3];[$Soybeans.B13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4]&gt;[$notes.$B$2];[.A134]&lt;[$notes.$B$3]);[$Soybeans.B134];&quot;&quot;)">
            <text:p/>
          </table:table-cell>
          <table:table-cell table:formula="of:=IF([.A134]&gt;[$notes.$B$3];[$Soybeans.B13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5]&gt;[$notes.$B$2];[.A135]&lt;[$notes.$B$3]);[$Soybeans.B135];&quot;&quot;)">
            <text:p/>
          </table:table-cell>
          <table:table-cell table:formula="of:=IF([.A135]&gt;[$notes.$B$3];[$Soybeans.B13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6]&gt;[$notes.$B$2];[.A136]&lt;[$notes.$B$3]);[$Soybeans.B136];&quot;&quot;)">
            <text:p/>
          </table:table-cell>
          <table:table-cell table:formula="of:=IF([.A136]&gt;[$notes.$B$3];[$Soybeans.B13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7]&gt;[$notes.$B$2];[.A137]&lt;[$notes.$B$3]);[$Soybeans.B137];&quot;&quot;)">
            <text:p/>
          </table:table-cell>
          <table:table-cell table:formula="of:=IF([.A137]&gt;[$notes.$B$3];[$Soybeans.B13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38]&gt;[$notes.$B$2];[.A138]&lt;[$notes.$B$3]);[$Soybeans.B13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39]&gt;[$notes.$B$2];[.A139]&lt;[$notes.$B$3]);[$Soybeans.B13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0]&gt;[$notes.$B$2];[.A140]&lt;[$notes.$B$3]);[$Soybeans.B14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1]&gt;[$notes.$B$2];[.A141]&lt;[$notes.$B$3]);[$Soybeans.B14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2]&gt;[$notes.$B$2];[.A142]&lt;[$notes.$B$3]);[$Soybeans.B14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3]&gt;[$notes.$B$2];[.A143]&lt;[$notes.$B$3]);[$Soybeans.B14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4]&gt;[$notes.$B$2];[.A144]&lt;[$notes.$B$3]);[$Soybeans.B14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5]&gt;[$notes.$B$2];[.A145]&lt;[$notes.$B$3]);[$Soybeans.B14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6]&gt;[$notes.$B$2];[.A146]&lt;[$notes.$B$3]);[$Soybeans.B14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7]&gt;[$notes.$B$2];[.A147]&lt;[$notes.$B$3]);[$Soybeans.B14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8]&gt;[$notes.$B$2];[.A148]&lt;[$notes.$B$3]);[$Soybeans.B14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9]&gt;[$notes.$B$2];[.A149]&lt;[$notes.$B$3]);[$Soybeans.B14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0]&gt;[$notes.$B$2];[.A150]&lt;[$notes.$B$3]);[$Soybeans.B15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1]&gt;[$notes.$B$2];[.A151]&lt;[$notes.$B$3]);[$Soybeans.B15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2]&gt;[$notes.$B$2];[.A152]&lt;[$notes.$B$3]);[$Soybeans.B15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3]&gt;[$notes.$B$2];[.A153]&lt;[$notes.$B$3]);[$Soybeans.B15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4]&gt;[$notes.$B$2];[.A154]&lt;[$notes.$B$3]);[$Soybeans.B15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5]&gt;[$notes.$B$2];[.A155]&lt;[$notes.$B$3]);[$Soybeans.B15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6]&gt;[$notes.$B$2];[.A156]&lt;[$notes.$B$3]);[$Soybeans.B15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7]&gt;[$notes.$B$2];[.A157]&lt;[$notes.$B$3]);[$Soybeans.B15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8]&gt;[$notes.$B$2];[.A158]&lt;[$notes.$B$3]);[$Soybeans.B15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9]&gt;[$notes.$B$2];[.A159]&lt;[$notes.$B$3]);[$Soybeans.B15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0]&gt;[$notes.$B$2];[.A160]&lt;[$notes.$B$3]);[$Soybeans.B16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1]&gt;[$notes.$B$2];[.A161]&lt;[$notes.$B$3]);[$Soybeans.B16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2]&gt;[$notes.$B$2];[.A162]&lt;[$notes.$B$3]);[$Soybeans.B16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3]&gt;[$notes.$B$2];[.A163]&lt;[$notes.$B$3]);[$Soybeans.B16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4]&gt;[$notes.$B$2];[.A164]&lt;[$notes.$B$3]);[$Soybeans.B16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5]&gt;[$notes.$B$2];[.A165]&lt;[$notes.$B$3]);[$Soybeans.B16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6]&gt;[$notes.$B$2];[.A166]&lt;[$notes.$B$3]);[$Soybeans.B16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7]&gt;[$notes.$B$2];[.A167]&lt;[$notes.$B$3]);[$Soybeans.B16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8]&gt;[$notes.$B$2];[.A168]&lt;[$notes.$B$3]);[$Soybeans.B16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9]&gt;[$notes.$B$2];[.A169]&lt;[$notes.$B$3]);[$Soybeans.B16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0]&gt;[$notes.$B$2];[.A170]&lt;[$notes.$B$3]);[$Soybeans.B17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1]&gt;[$notes.$B$2];[.A171]&lt;[$notes.$B$3]);[$Soybeans.B17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2]&gt;[$notes.$B$2];[.A172]&lt;[$notes.$B$3]);[$Soybeans.B17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3]&gt;[$notes.$B$2];[.A173]&lt;[$notes.$B$3]);[$Soybeans.B17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4]&gt;[$notes.$B$2];[.A174]&lt;[$notes.$B$3]);[$Soybeans.B17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5]&gt;[$notes.$B$2];[.A175]&lt;[$notes.$B$3]);[$Soybeans.B17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6]&gt;[$notes.$B$2];[.A176]&lt;[$notes.$B$3]);[$Soybeans.B17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7]&gt;[$notes.$B$2];[.A177]&lt;[$notes.$B$3]);[$Soybeans.B17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8]&gt;[$notes.$B$2];[.A178]&lt;[$notes.$B$3]);[$Soybeans.B17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9]&gt;[$notes.$B$2];[.A179]&lt;[$notes.$B$3]);[$Soybeans.B17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0]&gt;[$notes.$B$2];[.A180]&lt;[$notes.$B$3]);[$Soybeans.B18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1]&gt;[$notes.$B$2];[.A181]&lt;[$notes.$B$3]);[$Soybeans.B18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2]&gt;[$notes.$B$2];[.A182]&lt;[$notes.$B$3]);[$Soybeans.B18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3]&gt;[$notes.$B$2];[.A183]&lt;[$notes.$B$3]);[$Soybeans.B18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4]&gt;[$notes.$B$2];[.A184]&lt;[$notes.$B$3]);[$Soybeans.B18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5]&gt;[$notes.$B$2];[.A185]&lt;[$notes.$B$3]);[$Soybeans.B18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6]&gt;[$notes.$B$2];[.A186]&lt;[$notes.$B$3]);[$Soybeans.B18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7]&gt;[$notes.$B$2];[.A187]&lt;[$notes.$B$3]);[$Soybeans.B18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8]&gt;[$notes.$B$2];[.A188]&lt;[$notes.$B$3]);[$Soybeans.B18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9]&gt;[$notes.$B$2];[.A189]&lt;[$notes.$B$3]);[$Soybeans.B18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0]&gt;[$notes.$B$2];[.A190]&lt;[$notes.$B$3]);[$Soybeans.B19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1]&gt;[$notes.$B$2];[.A191]&lt;[$notes.$B$3]);[$Soybeans.B19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2]&gt;[$notes.$B$2];[.A192]&lt;[$notes.$B$3]);[$Soybeans.B192];&quot;&quot;)">
            <text:p/>
          </table:table-cell>
          <table:table-cell table:number-columns-repeated="3"/>
        </table:table-row>
      </table:table>
      <table:table table:name="Maize_fi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Default" office:value-type="string" calcext:value-type="string">
            <text:p>logy(GDD)</text:p>
          </table:table-cell>
          <table:table-cell office:value-type="string" calcext:value-type="string">
            <text:p>logy(EDD)</text:p>
          </table:table-cell>
          <table:table-cell table:number-columns-repeated="2"/>
        </table:table-row>
        <table:table-row table:style-name="ro1">
          <table:table-cell table:formula="of:=[$Maize.A2]" office:value-type="float" office:value="0.205514116879173" calcext:value-type="float">
            <text:p>0.205514116879173</text:p>
          </table:table-cell>
          <table:table-cell table:formula="of:=IF(AND([.A2]&gt;[$notes.$C$2];[.A2]&lt;[$notes.$C$3]);[$Maize.B2];&quot;&quot;)">
            <text:p/>
          </table:table-cell>
          <table:table-cell table:formula="of:=IF(AND([.A2]&gt;[$notes.$C$3];[.A2]&lt;[$notes.$C$5]);[$Maize.B2];&quot;&quot;)">
            <text:p/>
          </table:table-cell>
          <table:table-cell office:value-type="string" calcext:value-type="string">
            <text:p>GDDsens</text:p>
          </table:table-cell>
          <table:table-cell table:formula="of:=SLOPE([.B$1:.B$1048576];[.A$1:.A$1048576])" office:value-type="float" office:value="0.000317954802038812" calcext:value-type="float">
            <text:p>0.000317954802039</text:p>
          </table:table-cell>
        </table:table-row>
        <table:table-row table:style-name="ro1">
          <table:table-cell table:formula="of:=[$Maize.A3]" office:value-type="float" office:value="0.574622776185772" calcext:value-type="float">
            <text:p>0.574622776185772</text:p>
          </table:table-cell>
          <table:table-cell table:formula="of:=IF(AND([.A3]&gt;[$notes.$C$2];[.A3]&lt;[$notes.$C$3]);[$Maize.B3];&quot;&quot;)">
            <text:p/>
          </table:table-cell>
          <table:table-cell table:formula="of:=IF(AND([.A3]&gt;[$notes.$C$3];[.A3]&lt;[$notes.$C$5]);[$Maize.B3];&quot;&quot;)">
            <text:p/>
          </table:table-cell>
          <table:table-cell office:value-type="string" calcext:value-type="string">
            <text:p>EDDsens</text:p>
          </table:table-cell>
          <table:table-cell table:formula="of:=SLOPE([.C$1:.C$1048576];[.A$1:.A$1048576])" office:value-type="float" office:value="-0.00643577410751251" calcext:value-type="float">
            <text:p>-0.006435774107513</text:p>
          </table:table-cell>
        </table:table-row>
        <table:table-row table:style-name="ro1">
          <table:table-cell table:formula="of:=[$Maize.A4]" office:value-type="float" office:value="0.943731435492372" calcext:value-type="float">
            <text:p>0.943731435492372</text:p>
          </table:table-cell>
          <table:table-cell table:formula="of:=IF(AND([.A4]&gt;[$notes.$C$2];[.A4]&lt;[$notes.$C$3]);[$Maize.B4];&quot;&quot;)">
            <text:p/>
          </table:table-cell>
          <table:table-cell table:formula="of:=IF(AND([.A4]&gt;[$notes.$C$3];[.A4]&lt;[$notes.$C$5]);[$Maize.B4];&quot;&quot;)">
            <text:p/>
          </table:table-cell>
          <table:table-cell table:number-columns-repeated="2"/>
        </table:table-row>
        <table:table-row table:style-name="ro1">
          <table:table-cell table:formula="of:=[$Maize.A5]" office:value-type="float" office:value="1.31284009479897" calcext:value-type="float">
            <text:p>1.31284009479897</text:p>
          </table:table-cell>
          <table:table-cell table:formula="of:=IF(AND([.A5]&gt;[$notes.$C$2];[.A5]&lt;[$notes.$C$3]);[$Maize.B5];&quot;&quot;)">
            <text:p/>
          </table:table-cell>
          <table:table-cell table:formula="of:=IF(AND([.A5]&gt;[$notes.$C$3];[.A5]&lt;[$notes.$C$5]);[$Maize.B5];&quot;&quot;)">
            <text:p/>
          </table:table-cell>
          <table:table-cell table:number-columns-repeated="2"/>
        </table:table-row>
        <table:table-row table:style-name="ro1">
          <table:table-cell table:formula="of:=[$Maize.A6]" office:value-type="float" office:value="1.68194875410557" calcext:value-type="float">
            <text:p>1.68194875410557</text:p>
          </table:table-cell>
          <table:table-cell table:formula="of:=IF(AND([.A6]&gt;[$notes.$C$2];[.A6]&lt;[$notes.$C$3]);[$Maize.B6];&quot;&quot;)">
            <text:p/>
          </table:table-cell>
          <table:table-cell table:formula="of:=IF(AND([.A6]&gt;[$notes.$C$3];[.A6]&lt;[$notes.$C$5]);[$Maize.B6];&quot;&quot;)">
            <text:p/>
          </table:table-cell>
          <table:table-cell table:number-columns-repeated="2"/>
        </table:table-row>
        <table:table-row table:style-name="ro1">
          <table:table-cell table:formula="of:=[$Maize.A7]" office:value-type="float" office:value="1.74346686399" calcext:value-type="float">
            <text:p>1.74346686399</text:p>
          </table:table-cell>
          <table:table-cell table:formula="of:=IF(AND([.A7]&gt;[$notes.$C$2];[.A7]&lt;[$notes.$C$3]);[$Maize.B7];&quot;&quot;)">
            <text:p/>
          </table:table-cell>
          <table:table-cell table:formula="of:=IF(AND([.A7]&gt;[$notes.$C$3];[.A7]&lt;[$notes.$C$5]);[$Maize.B7];&quot;&quot;)">
            <text:p/>
          </table:table-cell>
          <table:table-cell table:number-columns-repeated="2"/>
        </table:table-row>
        <table:table-row table:style-name="ro1">
          <table:table-cell table:formula="of:=[$Maize.A8]" office:value-type="float" office:value="2.05105741341217" calcext:value-type="float">
            <text:p>2.05105741341217</text:p>
          </table:table-cell>
          <table:table-cell table:formula="of:=IF(AND([.A8]&gt;[$notes.$C$2];[.A8]&lt;[$notes.$C$3]);[$Maize.B8];&quot;&quot;)">
            <text:p/>
          </table:table-cell>
          <table:table-cell table:formula="of:=IF(AND([.A8]&gt;[$notes.$C$3];[.A8]&lt;[$notes.$C$5]);[$Maize.B8];&quot;&quot;)">
            <text:p/>
          </table:table-cell>
          <table:table-cell table:number-columns-repeated="2"/>
        </table:table-row>
        <table:table-row table:style-name="ro1">
          <table:table-cell table:formula="of:=[$Maize.A9]" office:value-type="float" office:value="2.1125755232966" calcext:value-type="float">
            <text:p>2.1125755232966</text:p>
          </table:table-cell>
          <table:table-cell table:formula="of:=IF(AND([.A9]&gt;[$notes.$C$2];[.A9]&lt;[$notes.$C$3]);[$Maize.B9];&quot;&quot;)">
            <text:p/>
          </table:table-cell>
          <table:table-cell table:formula="of:=IF(AND([.A9]&gt;[$notes.$C$3];[.A9]&lt;[$notes.$C$5]);[$Maize.B9];&quot;&quot;)">
            <text:p/>
          </table:table-cell>
          <table:table-cell table:number-columns-repeated="2"/>
        </table:table-row>
        <table:table-row table:style-name="ro1">
          <table:table-cell table:formula="of:=[$Maize.A10]" office:value-type="float" office:value="2.42016607271877" calcext:value-type="float">
            <text:p>2.42016607271877</text:p>
          </table:table-cell>
          <table:table-cell table:formula="of:=IF(AND([.A10]&gt;[$notes.$C$2];[.A10]&lt;[$notes.$C$3]);[$Maize.B10];&quot;&quot;)">
            <text:p/>
          </table:table-cell>
          <table:table-cell table:formula="of:=IF(AND([.A10]&gt;[$notes.$C$3];[.A10]&lt;[$notes.$C$5]);[$Maize.B10];&quot;&quot;)">
            <text:p/>
          </table:table-cell>
          <table:table-cell table:number-columns-repeated="2"/>
        </table:table-row>
        <table:table-row table:style-name="ro1">
          <table:table-cell table:formula="of:=[$Maize.A11]" office:value-type="float" office:value="2.4816841826032" calcext:value-type="float">
            <text:p>2.4816841826032</text:p>
          </table:table-cell>
          <table:table-cell table:formula="of:=IF(AND([.A11]&gt;[$notes.$C$2];[.A11]&lt;[$notes.$C$3]);[$Maize.B11];&quot;&quot;)">
            <text:p/>
          </table:table-cell>
          <table:table-cell table:formula="of:=IF(AND([.A11]&gt;[$notes.$C$3];[.A11]&lt;[$notes.$C$5]);[$Maize.B11];&quot;&quot;)">
            <text:p/>
          </table:table-cell>
          <table:table-cell table:number-columns-repeated="2"/>
        </table:table-row>
        <table:table-row table:style-name="ro1">
          <table:table-cell table:formula="of:=[$Maize.A12]" office:value-type="float" office:value="2.78927473202537" calcext:value-type="float">
            <text:p>2.78927473202537</text:p>
          </table:table-cell>
          <table:table-cell table:formula="of:=IF(AND([.A12]&gt;[$notes.$C$2];[.A12]&lt;[$notes.$C$3]);[$Maize.B12];&quot;&quot;)">
            <text:p/>
          </table:table-cell>
          <table:table-cell table:formula="of:=IF(AND([.A12]&gt;[$notes.$C$3];[.A12]&lt;[$notes.$C$5]);[$Maize.B12];&quot;&quot;)">
            <text:p/>
          </table:table-cell>
          <table:table-cell table:number-columns-repeated="2"/>
        </table:table-row>
        <table:table-row table:style-name="ro1">
          <table:table-cell table:formula="of:=[$Maize.A13]" office:value-type="float" office:value="2.8507928419098" calcext:value-type="float">
            <text:p>2.8507928419098</text:p>
          </table:table-cell>
          <table:table-cell table:formula="of:=IF(AND([.A13]&gt;[$notes.$C$2];[.A13]&lt;[$notes.$C$3]);[$Maize.B13];&quot;&quot;)">
            <text:p/>
          </table:table-cell>
          <table:table-cell table:formula="of:=IF(AND([.A13]&gt;[$notes.$C$3];[.A13]&lt;[$notes.$C$5]);[$Maize.B13];&quot;&quot;)">
            <text:p/>
          </table:table-cell>
          <table:table-cell table:number-columns-repeated="2"/>
        </table:table-row>
        <table:table-row table:style-name="ro1">
          <table:table-cell table:formula="of:=[$Maize.A14]" office:value-type="float" office:value="3.15838339133197" calcext:value-type="float">
            <text:p>3.15838339133197</text:p>
          </table:table-cell>
          <table:table-cell table:formula="of:=IF(AND([.A14]&gt;[$notes.$C$2];[.A14]&lt;[$notes.$C$3]);[$Maize.B14];&quot;&quot;)">
            <text:p/>
          </table:table-cell>
          <table:table-cell table:formula="of:=IF(AND([.A14]&gt;[$notes.$C$3];[.A14]&lt;[$notes.$C$5]);[$Maize.B14];&quot;&quot;)">
            <text:p/>
          </table:table-cell>
          <table:table-cell table:number-columns-repeated="2"/>
        </table:table-row>
        <table:table-row table:style-name="ro1">
          <table:table-cell table:formula="of:=[$Maize.A15]" office:value-type="float" office:value="3.2199015012164" calcext:value-type="float">
            <text:p>3.2199015012164</text:p>
          </table:table-cell>
          <table:table-cell table:formula="of:=IF(AND([.A15]&gt;[$notes.$C$2];[.A15]&lt;[$notes.$C$3]);[$Maize.B15];&quot;&quot;)">
            <text:p/>
          </table:table-cell>
          <table:table-cell table:formula="of:=IF(AND([.A15]&gt;[$notes.$C$3];[.A15]&lt;[$notes.$C$5]);[$Maize.B15];&quot;&quot;)">
            <text:p/>
          </table:table-cell>
          <table:table-cell table:number-columns-repeated="2"/>
        </table:table-row>
        <table:table-row table:style-name="ro1">
          <table:table-cell table:formula="of:=[$Maize.A16]" office:value-type="float" office:value="3.52749205063857" calcext:value-type="float">
            <text:p>3.52749205063857</text:p>
          </table:table-cell>
          <table:table-cell table:formula="of:=IF(AND([.A16]&gt;[$notes.$C$2];[.A16]&lt;[$notes.$C$3]);[$Maize.B16];&quot;&quot;)">
            <text:p/>
          </table:table-cell>
          <table:table-cell table:formula="of:=IF(AND([.A16]&gt;[$notes.$C$3];[.A16]&lt;[$notes.$C$5]);[$Maize.B16];&quot;&quot;)">
            <text:p/>
          </table:table-cell>
          <table:table-cell table:number-columns-repeated="2"/>
        </table:table-row>
        <table:table-row table:style-name="ro1">
          <table:table-cell table:formula="of:=[$Maize.A17]" office:value-type="float" office:value="3.589010160523" calcext:value-type="float">
            <text:p>3.589010160523</text:p>
          </table:table-cell>
          <table:table-cell table:formula="of:=IF(AND([.A17]&gt;[$notes.$C$2];[.A17]&lt;[$notes.$C$3]);[$Maize.B17];&quot;&quot;)">
            <text:p/>
          </table:table-cell>
          <table:table-cell table:formula="of:=IF(AND([.A17]&gt;[$notes.$C$3];[.A17]&lt;[$notes.$C$5]);[$Maize.B17];&quot;&quot;)">
            <text:p/>
          </table:table-cell>
          <table:table-cell table:number-columns-repeated="2"/>
        </table:table-row>
        <table:table-row table:style-name="ro1">
          <table:table-cell table:formula="of:=[$Maize.A18]" office:value-type="float" office:value="3.89660070994517" calcext:value-type="float">
            <text:p>3.89660070994517</text:p>
          </table:table-cell>
          <table:table-cell table:formula="of:=IF(AND([.A18]&gt;[$notes.$C$2];[.A18]&lt;[$notes.$C$3]);[$Maize.B18];&quot;&quot;)">
            <text:p/>
          </table:table-cell>
          <table:table-cell table:formula="of:=IF(AND([.A18]&gt;[$notes.$C$3];[.A18]&lt;[$notes.$C$5]);[$Maize.B18];&quot;&quot;)">
            <text:p/>
          </table:table-cell>
          <table:table-cell table:number-columns-repeated="2"/>
        </table:table-row>
        <table:table-row table:style-name="ro1">
          <table:table-cell table:formula="of:=[$Maize.A19]" office:value-type="float" office:value="3.9581188198296" calcext:value-type="float">
            <text:p>3.9581188198296</text:p>
          </table:table-cell>
          <table:table-cell table:formula="of:=IF(AND([.A19]&gt;[$notes.$C$2];[.A19]&lt;[$notes.$C$3]);[$Maize.B19];&quot;&quot;)">
            <text:p/>
          </table:table-cell>
          <table:table-cell table:formula="of:=IF(AND([.A19]&gt;[$notes.$C$3];[.A19]&lt;[$notes.$C$5]);[$Maize.B19];&quot;&quot;)">
            <text:p/>
          </table:table-cell>
          <table:table-cell table:number-columns-repeated="2"/>
        </table:table-row>
        <table:table-row table:style-name="ro1">
          <table:table-cell table:formula="of:=[$Maize.A20]" office:value-type="float" office:value="4.26570936925176" calcext:value-type="float">
            <text:p>4.26570936925176</text:p>
          </table:table-cell>
          <table:table-cell table:formula="of:=IF(AND([.A20]&gt;[$notes.$C$2];[.A20]&lt;[$notes.$C$3]);[$Maize.B20];&quot;&quot;)">
            <text:p/>
          </table:table-cell>
          <table:table-cell table:formula="of:=IF(AND([.A20]&gt;[$notes.$C$3];[.A20]&lt;[$notes.$C$5]);[$Maize.B20];&quot;&quot;)">
            <text:p/>
          </table:table-cell>
          <table:table-cell table:number-columns-repeated="2"/>
        </table:table-row>
        <table:table-row table:style-name="ro1">
          <table:table-cell table:formula="of:=[$Maize.A21]" office:value-type="float" office:value="4.3272274791362" calcext:value-type="float">
            <text:p>4.3272274791362</text:p>
          </table:table-cell>
          <table:table-cell table:formula="of:=IF(AND([.A21]&gt;[$notes.$C$2];[.A21]&lt;[$notes.$C$3]);[$Maize.B21];&quot;&quot;)">
            <text:p/>
          </table:table-cell>
          <table:table-cell table:formula="of:=IF(AND([.A21]&gt;[$notes.$C$3];[.A21]&lt;[$notes.$C$5]);[$Maize.B21];&quot;&quot;)">
            <text:p/>
          </table:table-cell>
          <table:table-cell table:number-columns-repeated="2"/>
        </table:table-row>
        <table:table-row table:style-name="ro1">
          <table:table-cell table:formula="of:=[$Maize.A22]" office:value-type="float" office:value="4.63481802855836" calcext:value-type="float">
            <text:p>4.63481802855836</text:p>
          </table:table-cell>
          <table:table-cell table:formula="of:=IF(AND([.A22]&gt;[$notes.$C$2];[.A22]&lt;[$notes.$C$3]);[$Maize.B22];&quot;&quot;)">
            <text:p/>
          </table:table-cell>
          <table:table-cell table:formula="of:=IF(AND([.A22]&gt;[$notes.$C$3];[.A22]&lt;[$notes.$C$5]);[$Maize.B22];&quot;&quot;)">
            <text:p/>
          </table:table-cell>
          <table:table-cell table:number-columns-repeated="2"/>
        </table:table-row>
        <table:table-row table:style-name="ro1">
          <table:table-cell table:formula="of:=[$Maize.A23]" office:value-type="float" office:value="5.00392668786496" calcext:value-type="float">
            <text:p>5.00392668786496</text:p>
          </table:table-cell>
          <table:table-cell table:formula="of:=IF(AND([.A23]&gt;[$notes.$C$2];[.A23]&lt;[$notes.$C$3]);[$Maize.B23];&quot;&quot;)">
            <text:p/>
          </table:table-cell>
          <table:table-cell table:formula="of:=IF(AND([.A23]&gt;[$notes.$C$3];[.A23]&lt;[$notes.$C$5]);[$Maize.B23];&quot;&quot;)">
            <text:p/>
          </table:table-cell>
          <table:table-cell table:number-columns-repeated="2"/>
        </table:table-row>
        <table:table-row table:style-name="ro1">
          <table:table-cell table:formula="of:=[$Maize.A24]" office:value-type="float" office:value="5.37303534717156" calcext:value-type="float">
            <text:p>5.37303534717156</text:p>
          </table:table-cell>
          <table:table-cell table:formula="of:=IF(AND([.A24]&gt;[$notes.$C$2];[.A24]&lt;[$notes.$C$3]);[$Maize.B24];&quot;&quot;)">
            <text:p/>
          </table:table-cell>
          <table:table-cell table:formula="of:=IF(AND([.A24]&gt;[$notes.$C$3];[.A24]&lt;[$notes.$C$5]);[$Maize.B24];&quot;&quot;)">
            <text:p/>
          </table:table-cell>
          <table:table-cell table:number-columns-repeated="2"/>
        </table:table-row>
        <table:table-row table:style-name="ro1">
          <table:table-cell table:formula="of:=[$Maize.A25]" office:value-type="float" office:value="5.74214400647816" calcext:value-type="float">
            <text:p>5.74214400647816</text:p>
          </table:table-cell>
          <table:table-cell table:formula="of:=IF(AND([.A25]&gt;[$notes.$C$2];[.A25]&lt;[$notes.$C$3]);[$Maize.B25];&quot;&quot;)">
            <text:p/>
          </table:table-cell>
          <table:table-cell table:formula="of:=IF(AND([.A25]&gt;[$notes.$C$3];[.A25]&lt;[$notes.$C$5]);[$Maize.B25];&quot;&quot;)">
            <text:p/>
          </table:table-cell>
          <table:table-cell table:number-columns-repeated="2"/>
        </table:table-row>
        <table:table-row table:style-name="ro1">
          <table:table-cell table:formula="of:=[$Maize.A26]" office:value-type="float" office:value="6.11125266578476" calcext:value-type="float">
            <text:p>6.11125266578476</text:p>
          </table:table-cell>
          <table:table-cell table:formula="of:=IF(AND([.A26]&gt;[$notes.$C$2];[.A26]&lt;[$notes.$C$3]);[$Maize.B26];&quot;&quot;)">
            <text:p/>
          </table:table-cell>
          <table:table-cell table:formula="of:=IF(AND([.A26]&gt;[$notes.$C$3];[.A26]&lt;[$notes.$C$5]);[$Maize.B26];&quot;&quot;)">
            <text:p/>
          </table:table-cell>
          <table:table-cell table:number-columns-repeated="2"/>
        </table:table-row>
        <table:table-row table:style-name="ro1">
          <table:table-cell table:formula="of:=[$Maize.A27]" office:value-type="float" office:value="6.48036132509136" calcext:value-type="float">
            <text:p>6.48036132509136</text:p>
          </table:table-cell>
          <table:table-cell table:formula="of:=IF(AND([.A27]&gt;[$notes.$C$2];[.A27]&lt;[$notes.$C$3]);[$Maize.B27];&quot;&quot;)">
            <text:p/>
          </table:table-cell>
          <table:table-cell table:formula="of:=IF(AND([.A27]&gt;[$notes.$C$3];[.A27]&lt;[$notes.$C$5]);[$Maize.B27];&quot;&quot;)">
            <text:p/>
          </table:table-cell>
          <table:table-cell table:number-columns-repeated="2"/>
        </table:table-row>
        <table:table-row table:style-name="ro1">
          <table:table-cell table:formula="of:=[$Maize.A28]" office:value-type="float" office:value="6.84946998439796" calcext:value-type="float">
            <text:p>6.84946998439796</text:p>
          </table:table-cell>
          <table:table-cell table:formula="of:=IF(AND([.A28]&gt;[$notes.$C$2];[.A28]&lt;[$notes.$C$3]);[$Maize.B28];&quot;&quot;)">
            <text:p/>
          </table:table-cell>
          <table:table-cell table:formula="of:=IF(AND([.A28]&gt;[$notes.$C$3];[.A28]&lt;[$notes.$C$5]);[$Maize.B28];&quot;&quot;)">
            <text:p/>
          </table:table-cell>
          <table:table-cell table:number-columns-repeated="2"/>
        </table:table-row>
        <table:table-row table:style-name="ro1">
          <table:table-cell table:formula="of:=[$Maize.A29]" office:value-type="float" office:value="7.21857864370456" calcext:value-type="float">
            <text:p>7.21857864370456</text:p>
          </table:table-cell>
          <table:table-cell table:formula="of:=IF(AND([.A29]&gt;[$notes.$C$2];[.A29]&lt;[$notes.$C$3]);[$Maize.B29];&quot;&quot;)">
            <text:p/>
          </table:table-cell>
          <table:table-cell table:formula="of:=IF(AND([.A29]&gt;[$notes.$C$3];[.A29]&lt;[$notes.$C$5]);[$Maize.B29];&quot;&quot;)">
            <text:p/>
          </table:table-cell>
          <table:table-cell table:number-columns-repeated="2"/>
        </table:table-row>
        <table:table-row table:style-name="ro1">
          <table:table-cell table:formula="of:=[$Maize.A30]" office:value-type="float" office:value="7.58768730301116" calcext:value-type="float">
            <text:p>7.58768730301116</text:p>
          </table:table-cell>
          <table:table-cell table:formula="of:=IF(AND([.A30]&gt;[$notes.$C$2];[.A30]&lt;[$notes.$C$3]);[$Maize.B30];&quot;&quot;)">
            <text:p/>
          </table:table-cell>
          <table:table-cell table:formula="of:=IF(AND([.A30]&gt;[$notes.$C$3];[.A30]&lt;[$notes.$C$5]);[$Maize.B30];&quot;&quot;)">
            <text:p/>
          </table:table-cell>
          <table:table-cell table:number-columns-repeated="2"/>
        </table:table-row>
        <table:table-row table:style-name="ro1">
          <table:table-cell table:formula="of:=[$Maize.A31]" office:value-type="float" office:value="7.95679596231776" calcext:value-type="float">
            <text:p>7.95679596231776</text:p>
          </table:table-cell>
          <table:table-cell table:formula="of:=IF(AND([.A31]&gt;[$notes.$C$2];[.A31]&lt;[$notes.$C$3]);[$Maize.B31];&quot;&quot;)">
            <text:p/>
          </table:table-cell>
          <table:table-cell table:formula="of:=IF(AND([.A31]&gt;[$notes.$C$3];[.A31]&lt;[$notes.$C$5]);[$Maize.B31];&quot;&quot;)">
            <text:p/>
          </table:table-cell>
          <table:table-cell table:number-columns-repeated="2"/>
        </table:table-row>
        <table:table-row table:style-name="ro1">
          <table:table-cell table:formula="of:=[$Maize.A32]" office:value-type="float" office:value="8.32590462162436" calcext:value-type="float">
            <text:p>8.32590462162436</text:p>
          </table:table-cell>
          <table:table-cell table:formula="of:=IF(AND([.A32]&gt;[$notes.$C$2];[.A32]&lt;[$notes.$C$3]);[$Maize.B32];&quot;&quot;)">
            <text:p/>
          </table:table-cell>
          <table:table-cell table:formula="of:=IF(AND([.A32]&gt;[$notes.$C$3];[.A32]&lt;[$notes.$C$5]);[$Maize.B32];&quot;&quot;)">
            <text:p/>
          </table:table-cell>
          <table:table-cell table:number-columns-repeated="2"/>
        </table:table-row>
        <table:table-row table:style-name="ro1">
          <table:table-cell table:formula="of:=[$Maize.A33]" office:value-type="float" office:value="8.69501328093095" calcext:value-type="float">
            <text:p>8.69501328093095</text:p>
          </table:table-cell>
          <table:table-cell table:formula="of:=IF(AND([.A33]&gt;[$notes.$C$2];[.A33]&lt;[$notes.$C$3]);[$Maize.B33];&quot;&quot;)">
            <text:p/>
          </table:table-cell>
          <table:table-cell table:formula="of:=IF(AND([.A33]&gt;[$notes.$C$3];[.A33]&lt;[$notes.$C$5]);[$Maize.B33];&quot;&quot;)">
            <text:p/>
          </table:table-cell>
          <table:table-cell table:number-columns-repeated="2"/>
        </table:table-row>
        <table:table-row table:style-name="ro1">
          <table:table-cell table:formula="of:=[$Maize.A34]" office:value-type="float" office:value="9.06412194023755" calcext:value-type="float">
            <text:p>9.06412194023755</text:p>
          </table:table-cell>
          <table:table-cell table:formula="of:=IF(AND([.A34]&gt;[$notes.$C$2];[.A34]&lt;[$notes.$C$3]);[$Maize.B34];&quot;&quot;)">
            <text:p/>
          </table:table-cell>
          <table:table-cell table:formula="of:=IF(AND([.A34]&gt;[$notes.$C$3];[.A34]&lt;[$notes.$C$5]);[$Maize.B34];&quot;&quot;)">
            <text:p/>
          </table:table-cell>
          <table:table-cell table:number-columns-repeated="2"/>
        </table:table-row>
        <table:table-row table:style-name="ro1">
          <table:table-cell table:formula="of:=[$Maize.A35]" office:value-type="float" office:value="9.43323059954415" calcext:value-type="float">
            <text:p>9.43323059954415</text:p>
          </table:table-cell>
          <table:table-cell table:formula="of:=IF(AND([.A35]&gt;[$notes.$C$2];[.A35]&lt;[$notes.$C$3]);[$Maize.B35];&quot;&quot;)">
            <text:p/>
          </table:table-cell>
          <table:table-cell table:formula="of:=IF(AND([.A35]&gt;[$notes.$C$3];[.A35]&lt;[$notes.$C$5]);[$Maize.B35];&quot;&quot;)">
            <text:p/>
          </table:table-cell>
          <table:table-cell table:number-columns-repeated="2"/>
        </table:table-row>
        <table:table-row table:style-name="ro1">
          <table:table-cell table:formula="of:=[$Maize.A36]" office:value-type="float" office:value="9.80233925885075" calcext:value-type="float">
            <text:p>9.80233925885075</text:p>
          </table:table-cell>
          <table:table-cell table:formula="of:=IF(AND([.A36]&gt;[$notes.$C$2];[.A36]&lt;[$notes.$C$3]);[$Maize.B36];&quot;&quot;)">
            <text:p/>
          </table:table-cell>
          <table:table-cell table:formula="of:=IF(AND([.A36]&gt;[$notes.$C$3];[.A36]&lt;[$notes.$C$5]);[$Maize.B36];&quot;&quot;)">
            <text:p/>
          </table:table-cell>
          <table:table-cell table:number-columns-repeated="2"/>
        </table:table-row>
        <table:table-row table:style-name="ro1">
          <table:table-cell table:formula="of:=[$Maize.A37]" office:value-type="float" office:value="10.1714479181574" calcext:value-type="float">
            <text:p>10.1714479181574</text:p>
          </table:table-cell>
          <table:table-cell table:formula="of:=IF(AND([.A37]&gt;[$notes.$C$2];[.A37]&lt;[$notes.$C$3]);[$Maize.B37];&quot;&quot;)" office:value-type="float" office:value="-0.00167007202077975" calcext:value-type="float">
            <text:p>-0.00167007202078</text:p>
          </table:table-cell>
          <table:table-cell table:formula="of:=IF(AND([.A37]&gt;[$notes.$C$3];[.A37]&lt;[$notes.$C$5]);[$Maize.B37];&quot;&quot;)">
            <text:p/>
          </table:table-cell>
          <table:table-cell table:number-columns-repeated="2"/>
        </table:table-row>
        <table:table-row table:style-name="ro1">
          <table:table-cell table:formula="of:=[$Maize.A38]" office:value-type="float" office:value="10.540556577464" calcext:value-type="float">
            <text:p>10.540556577464</text:p>
          </table:table-cell>
          <table:table-cell table:formula="of:=IF(AND([.A38]&gt;[$notes.$C$2];[.A38]&lt;[$notes.$C$3]);[$Maize.B38];&quot;&quot;)" office:value-type="float" office:value="-0.00149666133179408" calcext:value-type="float">
            <text:p>-0.001496661331794</text:p>
          </table:table-cell>
          <table:table-cell table:formula="of:=IF(AND([.A38]&gt;[$notes.$C$3];[.A38]&lt;[$notes.$C$5]);[$Maize.B38];&quot;&quot;)">
            <text:p/>
          </table:table-cell>
          <table:table-cell table:number-columns-repeated="2"/>
        </table:table-row>
        <table:table-row table:style-name="ro1">
          <table:table-cell table:formula="of:=[$Maize.A39]" office:value-type="float" office:value="10.9096652367706" calcext:value-type="float">
            <text:p>10.9096652367706</text:p>
          </table:table-cell>
          <table:table-cell table:formula="of:=IF(AND([.A39]&gt;[$notes.$C$2];[.A39]&lt;[$notes.$C$3]);[$Maize.B39];&quot;&quot;)" office:value-type="float" office:value="-0.0014581256231306" calcext:value-type="float">
            <text:p>-0.001458125623131</text:p>
          </table:table-cell>
          <table:table-cell table:formula="of:=IF(AND([.A39]&gt;[$notes.$C$3];[.A39]&lt;[$notes.$C$5]);[$Maize.B39];&quot;&quot;)">
            <text:p/>
          </table:table-cell>
          <table:table-cell table:number-columns-repeated="2"/>
        </table:table-row>
        <table:table-row table:style-name="ro1">
          <table:table-cell table:formula="of:=[$Maize.A40]" office:value-type="float" office:value="11.2787738960772" calcext:value-type="float">
            <text:p>11.2787738960772</text:p>
          </table:table-cell>
          <table:table-cell table:formula="of:=IF(AND([.A40]&gt;[$notes.$C$2];[.A40]&lt;[$notes.$C$3]);[$Maize.B40];&quot;&quot;)" office:value-type="float" office:value="-0.00126544707981318" calcext:value-type="float">
            <text:p>-0.001265447079813</text:p>
          </table:table-cell>
          <table:table-cell table:formula="of:=IF(AND([.A40]&gt;[$notes.$C$3];[.A40]&lt;[$notes.$C$5]);[$Maize.B40];&quot;&quot;)">
            <text:p/>
          </table:table-cell>
          <table:table-cell table:number-columns-repeated="2"/>
        </table:table-row>
        <table:table-row table:style-name="ro1">
          <table:table-cell table:formula="of:=[$Maize.A41]" office:value-type="float" office:value="11.6478825553838" calcext:value-type="float">
            <text:p>11.6478825553838</text:p>
          </table:table-cell>
          <table:table-cell table:formula="of:=IF(AND([.A41]&gt;[$notes.$C$2];[.A41]&lt;[$notes.$C$3]);[$Maize.B41];&quot;&quot;)" office:value-type="float" office:value="-0.0012269113711497" calcext:value-type="float">
            <text:p>-0.00122691137115</text:p>
          </table:table-cell>
          <table:table-cell table:formula="of:=IF(AND([.A41]&gt;[$notes.$C$3];[.A41]&lt;[$notes.$C$5]);[$Maize.B41];&quot;&quot;)">
            <text:p/>
          </table:table-cell>
          <table:table-cell table:number-columns-repeated="2"/>
        </table:table-row>
        <table:table-row table:style-name="ro1">
          <table:table-cell table:formula="of:=[$Maize.A42]" office:value-type="float" office:value="12.0169912146904" calcext:value-type="float">
            <text:p>12.0169912146904</text:p>
          </table:table-cell>
          <table:table-cell table:formula="of:=IF(AND([.A42]&gt;[$notes.$C$2];[.A42]&lt;[$notes.$C$3]);[$Maize.B42];&quot;&quot;)" office:value-type="float" office:value="-0.00101496497350054" calcext:value-type="float">
            <text:p>-0.001014964973501</text:p>
          </table:table-cell>
          <table:table-cell table:formula="of:=IF(AND([.A42]&gt;[$notes.$C$3];[.A42]&lt;[$notes.$C$5]);[$Maize.B42];&quot;&quot;)">
            <text:p/>
          </table:table-cell>
          <table:table-cell table:number-columns-repeated="2"/>
        </table:table-row>
        <table:table-row table:style-name="ro1">
          <table:table-cell table:formula="of:=[$Maize.A43]" office:value-type="float" office:value="12.3860998739969" calcext:value-type="float">
            <text:p>12.3860998739969</text:p>
          </table:table-cell>
          <table:table-cell table:formula="of:=IF(AND([.A43]&gt;[$notes.$C$2];[.A43]&lt;[$notes.$C$3]);[$Maize.B43];&quot;&quot;)" office:value-type="float" office:value="-0.000995697119168797" calcext:value-type="float">
            <text:p>-0.000995697119169</text:p>
          </table:table-cell>
          <table:table-cell table:formula="of:=IF(AND([.A43]&gt;[$notes.$C$3];[.A43]&lt;[$notes.$C$5]);[$Maize.B43];&quot;&quot;)">
            <text:p/>
          </table:table-cell>
          <table:table-cell table:number-columns-repeated="2"/>
        </table:table-row>
        <table:table-row table:style-name="ro1">
          <table:table-cell table:formula="of:=[$Maize.A44]" office:value-type="float" office:value="12.7552085333035" calcext:value-type="float">
            <text:p>12.7552085333035</text:p>
          </table:table-cell>
          <table:table-cell table:formula="of:=IF(AND([.A44]&gt;[$notes.$C$2];[.A44]&lt;[$notes.$C$3]);[$Maize.B44];&quot;&quot;)" office:value-type="float" office:value="-0.000783750721519642" calcext:value-type="float">
            <text:p>-0.00078375072152</text:p>
          </table:table-cell>
          <table:table-cell table:formula="of:=IF(AND([.A44]&gt;[$notes.$C$3];[.A44]&lt;[$notes.$C$5]);[$Maize.B44];&quot;&quot;)">
            <text:p/>
          </table:table-cell>
          <table:table-cell table:number-columns-repeated="2"/>
        </table:table-row>
        <table:table-row table:style-name="ro1">
          <table:table-cell table:formula="of:=[$Maize.A45]" office:value-type="float" office:value="13.1243171926101" calcext:value-type="float">
            <text:p>13.1243171926101</text:p>
          </table:table-cell>
          <table:table-cell table:formula="of:=IF(AND([.A45]&gt;[$notes.$C$2];[.A45]&lt;[$notes.$C$3]);[$Maize.B45];&quot;&quot;)" office:value-type="float" office:value="-0.000745215012856154" calcext:value-type="float">
            <text:p>-0.000745215012856</text:p>
          </table:table-cell>
          <table:table-cell table:formula="of:=IF(AND([.A45]&gt;[$notes.$C$3];[.A45]&lt;[$notes.$C$5]);[$Maize.B45];&quot;&quot;)">
            <text:p/>
          </table:table-cell>
          <table:table-cell table:number-columns-repeated="2"/>
        </table:table-row>
        <table:table-row table:style-name="ro1">
          <table:table-cell table:formula="of:=[$Maize.A46]" office:value-type="float" office:value="13.4934258519167" calcext:value-type="float">
            <text:p>13.4934258519167</text:p>
          </table:table-cell>
          <table:table-cell table:formula="of:=IF(AND([.A46]&gt;[$notes.$C$2];[.A46]&lt;[$notes.$C$3]);[$Maize.B46];&quot;&quot;)" office:value-type="float" office:value="-0.000552536469538741" calcext:value-type="float">
            <text:p>-0.000552536469539</text:p>
          </table:table-cell>
          <table:table-cell table:formula="of:=IF(AND([.A46]&gt;[$notes.$C$3];[.A46]&lt;[$notes.$C$5]);[$Maize.B46];&quot;&quot;)">
            <text:p/>
          </table:table-cell>
          <table:table-cell table:number-columns-repeated="2"/>
        </table:table-row>
        <table:table-row table:style-name="ro1">
          <table:table-cell table:formula="of:=[$Maize.A47]" office:value-type="float" office:value="13.8625345112233" calcext:value-type="float">
            <text:p>13.8625345112233</text:p>
          </table:table-cell>
          <table:table-cell table:formula="of:=IF(AND([.A47]&gt;[$notes.$C$2];[.A47]&lt;[$notes.$C$3]);[$Maize.B47];&quot;&quot;)" office:value-type="float" office:value="-0.000514000760875259" calcext:value-type="float">
            <text:p>-0.000514000760875</text:p>
          </table:table-cell>
          <table:table-cell table:formula="of:=IF(AND([.A47]&gt;[$notes.$C$3];[.A47]&lt;[$notes.$C$5]);[$Maize.B47];&quot;&quot;)">
            <text:p/>
          </table:table-cell>
          <table:table-cell table:number-columns-repeated="2"/>
        </table:table-row>
        <table:table-row table:style-name="ro1">
          <table:table-cell table:formula="of:=[$Maize.A48]" office:value-type="float" office:value="14.2316431705299" calcext:value-type="float">
            <text:p>14.2316431705299</text:p>
          </table:table-cell>
          <table:table-cell table:formula="of:=IF(AND([.A48]&gt;[$notes.$C$2];[.A48]&lt;[$notes.$C$3]);[$Maize.B48];&quot;&quot;)" office:value-type="float" office:value="-0.000321322217557846" calcext:value-type="float">
            <text:p>-0.000321322217558</text:p>
          </table:table-cell>
          <table:table-cell table:formula="of:=IF(AND([.A48]&gt;[$notes.$C$3];[.A48]&lt;[$notes.$C$5]);[$Maize.B48];&quot;&quot;)">
            <text:p/>
          </table:table-cell>
          <table:table-cell table:number-columns-repeated="2"/>
        </table:table-row>
        <table:table-row table:style-name="ro1">
          <table:table-cell table:formula="of:=[$Maize.A49]" office:value-type="float" office:value="14.6007518298365" calcext:value-type="float">
            <text:p>14.6007518298365</text:p>
          </table:table-cell>
          <table:table-cell table:formula="of:=IF(AND([.A49]&gt;[$notes.$C$2];[.A49]&lt;[$notes.$C$3]);[$Maize.B49];&quot;&quot;)" office:value-type="float" office:value="-0.000282786508894357" calcext:value-type="float">
            <text:p>-0.000282786508894</text:p>
          </table:table-cell>
          <table:table-cell table:formula="of:=IF(AND([.A49]&gt;[$notes.$C$3];[.A49]&lt;[$notes.$C$5]);[$Maize.B49];&quot;&quot;)">
            <text:p/>
          </table:table-cell>
          <table:table-cell table:number-columns-repeated="2"/>
        </table:table-row>
        <table:table-row table:style-name="ro1">
          <table:table-cell table:formula="of:=[$Maize.A50]" office:value-type="float" office:value="14.9698604891431" calcext:value-type="float">
            <text:p>14.9698604891431</text:p>
          </table:table-cell>
          <table:table-cell table:formula="of:=IF(AND([.A50]&gt;[$notes.$C$2];[.A50]&lt;[$notes.$C$3]);[$Maize.B50];&quot;&quot;)" office:value-type="float" office:value="-0.0000901079655769438" calcext:value-type="float">
            <text:p>-9.01079655769438E-05</text:p>
          </table:table-cell>
          <table:table-cell table:formula="of:=IF(AND([.A50]&gt;[$notes.$C$3];[.A50]&lt;[$notes.$C$5]);[$Maize.B50];&quot;&quot;)">
            <text:p/>
          </table:table-cell>
          <table:table-cell table:number-columns-repeated="2"/>
        </table:table-row>
        <table:table-row table:style-name="ro1">
          <table:table-cell table:formula="of:=[$Maize.A51]" office:value-type="float" office:value="15.3389691484497" calcext:value-type="float">
            <text:p>15.3389691484497</text:p>
          </table:table-cell>
          <table:table-cell table:formula="of:=IF(AND([.A51]&gt;[$notes.$C$2];[.A51]&lt;[$notes.$C$3]);[$Maize.B51];&quot;&quot;)" office:value-type="float" office:value="-0.0000515722569134555" calcext:value-type="float">
            <text:p>-5.15722569134555E-05</text:p>
          </table:table-cell>
          <table:table-cell table:formula="of:=IF(AND([.A51]&gt;[$notes.$C$3];[.A51]&lt;[$notes.$C$5]);[$Maize.B51];&quot;&quot;)">
            <text:p/>
          </table:table-cell>
          <table:table-cell table:number-columns-repeated="2"/>
        </table:table-row>
        <table:table-row table:style-name="ro1">
          <table:table-cell table:formula="of:=[$Maize.A52]" office:value-type="float" office:value="15.7080778077563" calcext:value-type="float">
            <text:p>15.7080778077563</text:p>
          </table:table-cell>
          <table:table-cell table:formula="of:=IF(AND([.A52]&gt;[$notes.$C$2];[.A52]&lt;[$notes.$C$3]);[$Maize.B52];&quot;&quot;)" office:value-type="float" office:value="0.000160374140735699" calcext:value-type="float">
            <text:p>0.000160374140736</text:p>
          </table:table-cell>
          <table:table-cell table:formula="of:=IF(AND([.A52]&gt;[$notes.$C$3];[.A52]&lt;[$notes.$C$5]);[$Maize.B52];&quot;&quot;)">
            <text:p/>
          </table:table-cell>
          <table:table-cell table:number-columns-repeated="2"/>
        </table:table-row>
        <table:table-row table:style-name="ro1">
          <table:table-cell table:formula="of:=[$Maize.A53]" office:value-type="float" office:value="16.0771864670629" calcext:value-type="float">
            <text:p>16.0771864670629</text:p>
          </table:table-cell>
          <table:table-cell table:formula="of:=IF(AND([.A53]&gt;[$notes.$C$2];[.A53]&lt;[$notes.$C$3]);[$Maize.B53];&quot;&quot;)" office:value-type="float" office:value="0.00019890984939918" calcext:value-type="float">
            <text:p>0.000198909849399</text:p>
          </table:table-cell>
          <table:table-cell table:formula="of:=IF(AND([.A53]&gt;[$notes.$C$3];[.A53]&lt;[$notes.$C$5]);[$Maize.B53];&quot;&quot;)">
            <text:p/>
          </table:table-cell>
          <table:table-cell table:number-columns-repeated="2"/>
        </table:table-row>
        <table:table-row table:style-name="ro1">
          <table:table-cell table:formula="of:=[$Maize.A54]" office:value-type="float" office:value="16.4462951263695" calcext:value-type="float">
            <text:p>16.4462951263695</text:p>
          </table:table-cell>
          <table:table-cell table:formula="of:=IF(AND([.A54]&gt;[$notes.$C$2];[.A54]&lt;[$notes.$C$3]);[$Maize.B54];&quot;&quot;)" office:value-type="float" office:value="0.000391588392716601" calcext:value-type="float">
            <text:p>0.000391588392717</text:p>
          </table:table-cell>
          <table:table-cell table:formula="of:=IF(AND([.A54]&gt;[$notes.$C$3];[.A54]&lt;[$notes.$C$5]);[$Maize.B54];&quot;&quot;)">
            <text:p/>
          </table:table-cell>
          <table:table-cell table:number-columns-repeated="2"/>
        </table:table-row>
        <table:table-row table:style-name="ro1">
          <table:table-cell table:formula="of:=[$Maize.A55]" office:value-type="float" office:value="16.8154037856761" calcext:value-type="float">
            <text:p>16.8154037856761</text:p>
          </table:table-cell>
          <table:table-cell table:formula="of:=IF(AND([.A55]&gt;[$notes.$C$2];[.A55]&lt;[$notes.$C$3]);[$Maize.B55];&quot;&quot;)" office:value-type="float" office:value="0.000430124101380082" calcext:value-type="float">
            <text:p>0.00043012410138</text:p>
          </table:table-cell>
          <table:table-cell table:formula="of:=IF(AND([.A55]&gt;[$notes.$C$3];[.A55]&lt;[$notes.$C$5]);[$Maize.B55];&quot;&quot;)">
            <text:p/>
          </table:table-cell>
          <table:table-cell table:number-columns-repeated="2"/>
        </table:table-row>
        <table:table-row table:style-name="ro1">
          <table:table-cell table:formula="of:=[$Maize.A56]" office:value-type="float" office:value="17.1845124449827" calcext:value-type="float">
            <text:p>17.1845124449827</text:p>
          </table:table-cell>
          <table:table-cell table:formula="of:=IF(AND([.A56]&gt;[$notes.$C$2];[.A56]&lt;[$notes.$C$3]);[$Maize.B56];&quot;&quot;)" office:value-type="float" office:value="0.000622802644697495" calcext:value-type="float">
            <text:p>0.000622802644697</text:p>
          </table:table-cell>
          <table:table-cell table:formula="of:=IF(AND([.A56]&gt;[$notes.$C$3];[.A56]&lt;[$notes.$C$5]);[$Maize.B56];&quot;&quot;)">
            <text:p/>
          </table:table-cell>
          <table:table-cell table:number-columns-repeated="2"/>
        </table:table-row>
        <table:table-row table:style-name="ro1">
          <table:table-cell table:formula="of:=[$Maize.A57]" office:value-type="float" office:value="17.5536211042893" calcext:value-type="float">
            <text:p>17.5536211042893</text:p>
          </table:table-cell>
          <table:table-cell table:formula="of:=IF(AND([.A57]&gt;[$notes.$C$2];[.A57]&lt;[$notes.$C$3]);[$Maize.B57];&quot;&quot;)" office:value-type="float" office:value="0.000680606207692724" calcext:value-type="float">
            <text:p>0.000680606207693</text:p>
          </table:table-cell>
          <table:table-cell table:formula="of:=IF(AND([.A57]&gt;[$notes.$C$3];[.A57]&lt;[$notes.$C$5]);[$Maize.B57];&quot;&quot;)">
            <text:p/>
          </table:table-cell>
          <table:table-cell table:number-columns-repeated="2"/>
        </table:table-row>
        <table:table-row table:style-name="ro1">
          <table:table-cell table:formula="of:=[$Maize.A58]" office:value-type="float" office:value="17.9227297635959" calcext:value-type="float">
            <text:p>17.9227297635959</text:p>
          </table:table-cell>
          <table:table-cell table:formula="of:=IF(AND([.A58]&gt;[$notes.$C$2];[.A58]&lt;[$notes.$C$3]);[$Maize.B58];&quot;&quot;)" office:value-type="float" office:value="0.000854016896678397" calcext:value-type="float">
            <text:p>0.000854016896678</text:p>
          </table:table-cell>
          <table:table-cell table:formula="of:=IF(AND([.A58]&gt;[$notes.$C$3];[.A58]&lt;[$notes.$C$5]);[$Maize.B58];&quot;&quot;)">
            <text:p/>
          </table:table-cell>
          <table:table-cell table:number-columns-repeated="2"/>
        </table:table-row>
        <table:table-row table:style-name="ro1">
          <table:table-cell table:formula="of:=[$Maize.A59]" office:value-type="float" office:value="18.2918384229025" calcext:value-type="float">
            <text:p>18.2918384229025</text:p>
          </table:table-cell>
          <table:table-cell table:formula="of:=IF(AND([.A59]&gt;[$notes.$C$2];[.A59]&lt;[$notes.$C$3]);[$Maize.B59];&quot;&quot;)" office:value-type="float" office:value="0.000911820459673619" calcext:value-type="float">
            <text:p>0.000911820459674</text:p>
          </table:table-cell>
          <table:table-cell table:formula="of:=IF(AND([.A59]&gt;[$notes.$C$3];[.A59]&lt;[$notes.$C$5]);[$Maize.B59];&quot;&quot;)">
            <text:p/>
          </table:table-cell>
          <table:table-cell table:number-columns-repeated="2"/>
        </table:table-row>
        <table:table-row table:style-name="ro1">
          <table:table-cell table:formula="of:=[$Maize.A60]" office:value-type="float" office:value="18.6609470822091" calcext:value-type="float">
            <text:p>18.6609470822091</text:p>
          </table:table-cell>
          <table:table-cell table:formula="of:=IF(AND([.A60]&gt;[$notes.$C$2];[.A60]&lt;[$notes.$C$3]);[$Maize.B60];&quot;&quot;)" office:value-type="float" office:value="0.0010852311486593" calcext:value-type="float">
            <text:p>0.001085231148659</text:p>
          </table:table-cell>
          <table:table-cell table:formula="of:=IF(AND([.A60]&gt;[$notes.$C$3];[.A60]&lt;[$notes.$C$5]);[$Maize.B60];&quot;&quot;)">
            <text:p/>
          </table:table-cell>
          <table:table-cell table:number-columns-repeated="2"/>
        </table:table-row>
        <table:table-row table:style-name="ro1">
          <table:table-cell table:formula="of:=[$Maize.A61]" office:value-type="float" office:value="19.0300557415157" calcext:value-type="float">
            <text:p>19.0300557415157</text:p>
          </table:table-cell>
          <table:table-cell table:formula="of:=IF(AND([.A61]&gt;[$notes.$C$2];[.A61]&lt;[$notes.$C$3]);[$Maize.B61];&quot;&quot;)" office:value-type="float" office:value="0.00116230256598626" calcext:value-type="float">
            <text:p>0.001162302565986</text:p>
          </table:table-cell>
          <table:table-cell table:formula="of:=IF(AND([.A61]&gt;[$notes.$C$3];[.A61]&lt;[$notes.$C$5]);[$Maize.B61];&quot;&quot;)">
            <text:p/>
          </table:table-cell>
          <table:table-cell table:number-columns-repeated="2"/>
        </table:table-row>
        <table:table-row table:style-name="ro1">
          <table:table-cell table:formula="of:=[$Maize.A62]" office:value-type="float" office:value="19.3991644008223" calcext:value-type="float">
            <text:p>19.3991644008223</text:p>
          </table:table-cell>
          <table:table-cell table:formula="of:=IF(AND([.A62]&gt;[$notes.$C$2];[.A62]&lt;[$notes.$C$3]);[$Maize.B62];&quot;&quot;)" office:value-type="float" office:value="0.00131644540064019" calcext:value-type="float">
            <text:p>0.00131644540064</text:p>
          </table:table-cell>
          <table:table-cell table:formula="of:=IF(AND([.A62]&gt;[$notes.$C$3];[.A62]&lt;[$notes.$C$5]);[$Maize.B62];&quot;&quot;)">
            <text:p/>
          </table:table-cell>
          <table:table-cell table:number-columns-repeated="2"/>
        </table:table-row>
        <table:table-row table:style-name="ro1">
          <table:table-cell table:formula="of:=[$Maize.A63]" office:value-type="float" office:value="19.7682730601289" calcext:value-type="float">
            <text:p>19.7682730601289</text:p>
          </table:table-cell>
          <table:table-cell table:formula="of:=IF(AND([.A63]&gt;[$notes.$C$2];[.A63]&lt;[$notes.$C$3]);[$Maize.B63];&quot;&quot;)" office:value-type="float" office:value="0.00139351681796716" calcext:value-type="float">
            <text:p>0.001393516817967</text:p>
          </table:table-cell>
          <table:table-cell table:formula="of:=IF(AND([.A63]&gt;[$notes.$C$3];[.A63]&lt;[$notes.$C$5]);[$Maize.B63];&quot;&quot;)">
            <text:p/>
          </table:table-cell>
          <table:table-cell table:number-columns-repeated="2"/>
        </table:table-row>
        <table:table-row table:style-name="ro1">
          <table:table-cell table:formula="of:=[$Maize.A64]" office:value-type="float" office:value="20.1373817194355" calcext:value-type="float">
            <text:p>20.1373817194355</text:p>
          </table:table-cell>
          <table:table-cell table:formula="of:=IF(AND([.A64]&gt;[$notes.$C$2];[.A64]&lt;[$notes.$C$3]);[$Maize.B64];&quot;&quot;)" office:value-type="float" office:value="0.0015476596526211" calcext:value-type="float">
            <text:p>0.001547659652621</text:p>
          </table:table-cell>
          <table:table-cell table:formula="of:=IF(AND([.A64]&gt;[$notes.$C$3];[.A64]&lt;[$notes.$C$5]);[$Maize.B64];&quot;&quot;)">
            <text:p/>
          </table:table-cell>
          <table:table-cell table:number-columns-repeated="2"/>
        </table:table-row>
        <table:table-row table:style-name="ro1">
          <table:table-cell table:formula="of:=[$Maize.A65]" office:value-type="float" office:value="20.5064903787421" calcext:value-type="float">
            <text:p>20.5064903787421</text:p>
          </table:table-cell>
          <table:table-cell table:formula="of:=IF(AND([.A65]&gt;[$notes.$C$2];[.A65]&lt;[$notes.$C$3]);[$Maize.B65];&quot;&quot;)" office:value-type="float" office:value="0.0016439989242798" calcext:value-type="float">
            <text:p>0.00164399892428</text:p>
          </table:table-cell>
          <table:table-cell table:formula="of:=IF(AND([.A65]&gt;[$notes.$C$3];[.A65]&lt;[$notes.$C$5]);[$Maize.B65];&quot;&quot;)">
            <text:p/>
          </table:table-cell>
          <table:table-cell table:number-columns-repeated="2"/>
        </table:table-row>
        <table:table-row table:style-name="ro1">
          <table:table-cell table:formula="of:=[$Maize.A66]" office:value-type="float" office:value="20.8755990380487" calcext:value-type="float">
            <text:p>20.8755990380487</text:p>
          </table:table-cell>
          <table:table-cell table:formula="of:=IF(AND([.A66]&gt;[$notes.$C$2];[.A66]&lt;[$notes.$C$3]);[$Maize.B66];&quot;&quot;)" office:value-type="float" office:value="0.001778873904602" calcext:value-type="float">
            <text:p>0.001778873904602</text:p>
          </table:table-cell>
          <table:table-cell table:formula="of:=IF(AND([.A66]&gt;[$notes.$C$3];[.A66]&lt;[$notes.$C$5]);[$Maize.B66];&quot;&quot;)">
            <text:p/>
          </table:table-cell>
          <table:table-cell table:number-columns-repeated="2"/>
        </table:table-row>
        <table:table-row table:style-name="ro1">
          <table:table-cell table:formula="of:=[$Maize.A67]" office:value-type="float" office:value="21.2447076973553" calcext:value-type="float">
            <text:p>21.2447076973553</text:p>
          </table:table-cell>
          <table:table-cell table:formula="of:=IF(AND([.A67]&gt;[$notes.$C$2];[.A67]&lt;[$notes.$C$3]);[$Maize.B67];&quot;&quot;)" office:value-type="float" office:value="0.0018752131762607" calcext:value-type="float">
            <text:p>0.001875213176261</text:p>
          </table:table-cell>
          <table:table-cell table:formula="of:=IF(AND([.A67]&gt;[$notes.$C$3];[.A67]&lt;[$notes.$C$5]);[$Maize.B67];&quot;&quot;)">
            <text:p/>
          </table:table-cell>
          <table:table-cell table:number-columns-repeated="2"/>
        </table:table-row>
        <table:table-row table:style-name="ro1">
          <table:table-cell table:formula="of:=[$Maize.A68]" office:value-type="float" office:value="21.6138163566619" calcext:value-type="float">
            <text:p>21.6138163566619</text:p>
          </table:table-cell>
          <table:table-cell table:formula="of:=IF(AND([.A68]&gt;[$notes.$C$2];[.A68]&lt;[$notes.$C$3]);[$Maize.B68];&quot;&quot;)" office:value-type="float" office:value="0.00201008815658289" calcext:value-type="float">
            <text:p>0.002010088156583</text:p>
          </table:table-cell>
          <table:table-cell table:formula="of:=IF(AND([.A68]&gt;[$notes.$C$3];[.A68]&lt;[$notes.$C$5]);[$Maize.B68];&quot;&quot;)">
            <text:p/>
          </table:table-cell>
          <table:table-cell table:number-columns-repeated="2"/>
        </table:table-row>
        <table:table-row table:style-name="ro1">
          <table:table-cell table:formula="of:=[$Maize.A69]" office:value-type="float" office:value="21.9829250159685" calcext:value-type="float">
            <text:p>21.9829250159685</text:p>
          </table:table-cell>
          <table:table-cell table:formula="of:=IF(AND([.A69]&gt;[$notes.$C$2];[.A69]&lt;[$notes.$C$3]);[$Maize.B69];&quot;&quot;)" office:value-type="float" office:value="0.00212569528257334" calcext:value-type="float">
            <text:p>0.002125695282573</text:p>
          </table:table-cell>
          <table:table-cell table:formula="of:=IF(AND([.A69]&gt;[$notes.$C$3];[.A69]&lt;[$notes.$C$5]);[$Maize.B69];&quot;&quot;)">
            <text:p/>
          </table:table-cell>
          <table:table-cell table:number-columns-repeated="2"/>
        </table:table-row>
        <table:table-row table:style-name="ro1">
          <table:table-cell table:formula="of:=[$Maize.A70]" office:value-type="float" office:value="22.3520336752751" calcext:value-type="float">
            <text:p>22.3520336752751</text:p>
          </table:table-cell>
          <table:table-cell table:formula="of:=IF(AND([.A70]&gt;[$notes.$C$2];[.A70]&lt;[$notes.$C$3]);[$Maize.B70];&quot;&quot;)" office:value-type="float" office:value="0.00224130240856379" calcext:value-type="float">
            <text:p>0.002241302408564</text:p>
          </table:table-cell>
          <table:table-cell table:formula="of:=IF(AND([.A70]&gt;[$notes.$C$3];[.A70]&lt;[$notes.$C$5]);[$Maize.B70];&quot;&quot;)">
            <text:p/>
          </table:table-cell>
          <table:table-cell table:number-columns-repeated="2"/>
        </table:table-row>
        <table:table-row table:style-name="ro1">
          <table:table-cell table:formula="of:=[$Maize.A71]" office:value-type="float" office:value="22.7211423345817" calcext:value-type="float">
            <text:p>22.7211423345817</text:p>
          </table:table-cell>
          <table:table-cell table:formula="of:=IF(AND([.A71]&gt;[$notes.$C$2];[.A71]&lt;[$notes.$C$3]);[$Maize.B71];&quot;&quot;)" office:value-type="float" office:value="0.00235690953455424" calcext:value-type="float">
            <text:p>0.002356909534554</text:p>
          </table:table-cell>
          <table:table-cell table:formula="of:=IF(AND([.A71]&gt;[$notes.$C$3];[.A71]&lt;[$notes.$C$5]);[$Maize.B71];&quot;&quot;)">
            <text:p/>
          </table:table-cell>
          <table:table-cell table:number-columns-repeated="2"/>
        </table:table-row>
        <table:table-row table:style-name="ro1">
          <table:table-cell table:formula="of:=[$Maize.A72]" office:value-type="float" office:value="23.0902509938883" calcext:value-type="float">
            <text:p>23.0902509938883</text:p>
          </table:table-cell>
          <table:table-cell table:formula="of:=IF(AND([.A72]&gt;[$notes.$C$2];[.A72]&lt;[$notes.$C$3]);[$Maize.B72];&quot;&quot;)" office:value-type="float" office:value="0.00247251666054469" calcext:value-type="float">
            <text:p>0.002472516660545</text:p>
          </table:table-cell>
          <table:table-cell table:formula="of:=IF(AND([.A72]&gt;[$notes.$C$3];[.A72]&lt;[$notes.$C$5]);[$Maize.B72];&quot;&quot;)">
            <text:p/>
          </table:table-cell>
          <table:table-cell table:number-columns-repeated="2"/>
        </table:table-row>
        <table:table-row table:style-name="ro1">
          <table:table-cell table:formula="of:=[$Maize.A73]" office:value-type="float" office:value="23.4593596531949" calcext:value-type="float">
            <text:p>23.4593596531949</text:p>
          </table:table-cell>
          <table:table-cell table:formula="of:=IF(AND([.A73]&gt;[$notes.$C$2];[.A73]&lt;[$notes.$C$3]);[$Maize.B73];&quot;&quot;)" office:value-type="float" office:value="0.00260739164086688" calcext:value-type="float">
            <text:p>0.002607391640867</text:p>
          </table:table-cell>
          <table:table-cell table:formula="of:=IF(AND([.A73]&gt;[$notes.$C$3];[.A73]&lt;[$notes.$C$5]);[$Maize.B73];&quot;&quot;)">
            <text:p/>
          </table:table-cell>
          <table:table-cell table:number-columns-repeated="2"/>
        </table:table-row>
        <table:table-row table:style-name="ro1">
          <table:table-cell table:formula="of:=[$Maize.A74]" office:value-type="float" office:value="23.8284683125015" calcext:value-type="float">
            <text:p>23.8284683125015</text:p>
          </table:table-cell>
          <table:table-cell table:formula="of:=IF(AND([.A74]&gt;[$notes.$C$2];[.A74]&lt;[$notes.$C$3]);[$Maize.B74];&quot;&quot;)" office:value-type="float" office:value="0.00270373091252559" calcext:value-type="float">
            <text:p>0.002703730912526</text:p>
          </table:table-cell>
          <table:table-cell table:formula="of:=IF(AND([.A74]&gt;[$notes.$C$3];[.A74]&lt;[$notes.$C$5]);[$Maize.B74];&quot;&quot;)">
            <text:p/>
          </table:table-cell>
          <table:table-cell table:number-columns-repeated="2"/>
        </table:table-row>
        <table:table-row table:style-name="ro1">
          <table:table-cell table:formula="of:=[$Maize.A75]" office:value-type="float" office:value="24.1975769718081" calcext:value-type="float">
            <text:p>24.1975769718081</text:p>
          </table:table-cell>
          <table:table-cell table:formula="of:=IF(AND([.A75]&gt;[$notes.$C$2];[.A75]&lt;[$notes.$C$3]);[$Maize.B75];&quot;&quot;)" office:value-type="float" office:value="0.00285787374717952" calcext:value-type="float">
            <text:p>0.00285787374718</text:p>
          </table:table-cell>
          <table:table-cell table:formula="of:=IF(AND([.A75]&gt;[$notes.$C$3];[.A75]&lt;[$notes.$C$5]);[$Maize.B75];&quot;&quot;)">
            <text:p/>
          </table:table-cell>
          <table:table-cell table:number-columns-repeated="2"/>
        </table:table-row>
        <table:table-row table:style-name="ro1">
          <table:table-cell table:formula="of:=[$Maize.A76]" office:value-type="float" office:value="24.5666856311147" calcext:value-type="float">
            <text:p>24.5666856311147</text:p>
          </table:table-cell>
          <table:table-cell table:formula="of:=IF(AND([.A76]&gt;[$notes.$C$2];[.A76]&lt;[$notes.$C$3]);[$Maize.B76];&quot;&quot;)" office:value-type="float" office:value="0.00293494516450649" calcext:value-type="float">
            <text:p>0.002934945164506</text:p>
          </table:table-cell>
          <table:table-cell table:formula="of:=IF(AND([.A76]&gt;[$notes.$C$3];[.A76]&lt;[$notes.$C$5]);[$Maize.B76];&quot;&quot;)">
            <text:p/>
          </table:table-cell>
          <table:table-cell table:number-columns-repeated="2"/>
        </table:table-row>
        <table:table-row table:style-name="ro1">
          <table:table-cell table:formula="of:=[$Maize.A77]" office:value-type="float" office:value="24.9357942904213" calcext:value-type="float">
            <text:p>24.9357942904213</text:p>
          </table:table-cell>
          <table:table-cell table:formula="of:=IF(AND([.A77]&gt;[$notes.$C$2];[.A77]&lt;[$notes.$C$3]);[$Maize.B77];&quot;&quot;)" office:value-type="float" office:value="0.00308908799916042" calcext:value-type="float">
            <text:p>0.00308908799916</text:p>
          </table:table-cell>
          <table:table-cell table:formula="of:=IF(AND([.A77]&gt;[$notes.$C$3];[.A77]&lt;[$notes.$C$5]);[$Maize.B77];&quot;&quot;)">
            <text:p/>
          </table:table-cell>
          <table:table-cell table:number-columns-repeated="2"/>
        </table:table-row>
        <table:table-row table:style-name="ro1">
          <table:table-cell table:formula="of:=[$Maize.A78]" office:value-type="float" office:value="25.3049029497279" calcext:value-type="float">
            <text:p>25.3049029497279</text:p>
          </table:table-cell>
          <table:table-cell table:formula="of:=IF(AND([.A78]&gt;[$notes.$C$2];[.A78]&lt;[$notes.$C$3]);[$Maize.B78];&quot;&quot;)" office:value-type="float" office:value="0.00316615941648739" calcext:value-type="float">
            <text:p>0.003166159416487</text:p>
          </table:table-cell>
          <table:table-cell table:formula="of:=IF(AND([.A78]&gt;[$notes.$C$3];[.A78]&lt;[$notes.$C$5]);[$Maize.B78];&quot;&quot;)">
            <text:p/>
          </table:table-cell>
          <table:table-cell table:number-columns-repeated="2"/>
        </table:table-row>
        <table:table-row table:style-name="ro1">
          <table:table-cell table:formula="of:=[$Maize.A79]" office:value-type="float" office:value="25.6740116090345" calcext:value-type="float">
            <text:p>25.6740116090345</text:p>
          </table:table-cell>
          <table:table-cell table:formula="of:=IF(AND([.A79]&gt;[$notes.$C$2];[.A79]&lt;[$notes.$C$3]);[$Maize.B79];&quot;&quot;)" office:value-type="float" office:value="0.00332030225114132" calcext:value-type="float">
            <text:p>0.003320302251141</text:p>
          </table:table-cell>
          <table:table-cell table:formula="of:=IF(AND([.A79]&gt;[$notes.$C$3];[.A79]&lt;[$notes.$C$5]);[$Maize.B79];&quot;&quot;)">
            <text:p/>
          </table:table-cell>
          <table:table-cell table:number-columns-repeated="2"/>
        </table:table-row>
        <table:table-row table:style-name="ro1">
          <table:table-cell table:formula="of:=[$Maize.A80]" office:value-type="float" office:value="26.0431202683411" calcext:value-type="float">
            <text:p>26.0431202683411</text:p>
          </table:table-cell>
          <table:table-cell table:formula="of:=IF(AND([.A80]&gt;[$notes.$C$2];[.A80]&lt;[$notes.$C$3]);[$Maize.B80];&quot;&quot;)" office:value-type="float" office:value="0.00339737366846829" calcext:value-type="float">
            <text:p>0.003397373668468</text:p>
          </table:table-cell>
          <table:table-cell table:formula="of:=IF(AND([.A80]&gt;[$notes.$C$3];[.A80]&lt;[$notes.$C$5]);[$Maize.B80];&quot;&quot;)">
            <text:p/>
          </table:table-cell>
          <table:table-cell table:number-columns-repeated="2"/>
        </table:table-row>
        <table:table-row table:style-name="ro1">
          <table:table-cell table:formula="of:=[$Maize.A81]" office:value-type="float" office:value="26.4122289276477" calcext:value-type="float">
            <text:p>26.4122289276477</text:p>
          </table:table-cell>
          <table:table-cell table:formula="of:=IF(AND([.A81]&gt;[$notes.$C$2];[.A81]&lt;[$notes.$C$3]);[$Maize.B81];&quot;&quot;)" office:value-type="float" office:value="0.00357078435745397" calcext:value-type="float">
            <text:p>0.003570784357454</text:p>
          </table:table-cell>
          <table:table-cell table:formula="of:=IF(AND([.A81]&gt;[$notes.$C$3];[.A81]&lt;[$notes.$C$5]);[$Maize.B81];&quot;&quot;)">
            <text:p/>
          </table:table-cell>
          <table:table-cell table:number-columns-repeated="2"/>
        </table:table-row>
        <table:table-row table:style-name="ro1">
          <table:table-cell table:formula="of:=[$Maize.A82]" office:value-type="float" office:value="26.7813375869543" calcext:value-type="float">
            <text:p>26.7813375869543</text:p>
          </table:table-cell>
          <table:table-cell table:formula="of:=IF(AND([.A82]&gt;[$notes.$C$2];[.A82]&lt;[$notes.$C$3]);[$Maize.B82];&quot;&quot;)" office:value-type="float" office:value="0.00362858792044919" calcext:value-type="float">
            <text:p>0.003628587920449</text:p>
          </table:table-cell>
          <table:table-cell table:formula="of:=IF(AND([.A82]&gt;[$notes.$C$3];[.A82]&lt;[$notes.$C$5]);[$Maize.B82];&quot;&quot;)">
            <text:p/>
          </table:table-cell>
          <table:table-cell table:number-columns-repeated="2"/>
        </table:table-row>
        <table:table-row table:style-name="ro1">
          <table:table-cell table:formula="of:=[$Maize.A83]" office:value-type="float" office:value="27.1504462462609" calcext:value-type="float">
            <text:p>27.1504462462609</text:p>
          </table:table-cell>
          <table:table-cell table:formula="of:=IF(AND([.A83]&gt;[$notes.$C$2];[.A83]&lt;[$notes.$C$3]);[$Maize.B83];&quot;&quot;)" office:value-type="float" office:value="0.00380199860943486" calcext:value-type="float">
            <text:p>0.003801998609435</text:p>
          </table:table-cell>
          <table:table-cell table:formula="of:=IF(AND([.A83]&gt;[$notes.$C$3];[.A83]&lt;[$notes.$C$5]);[$Maize.B83];&quot;&quot;)">
            <text:p/>
          </table:table-cell>
          <table:table-cell table:number-columns-repeated="2"/>
        </table:table-row>
        <table:table-row table:style-name="ro1">
          <table:table-cell table:formula="of:=[$Maize.A84]" office:value-type="float" office:value="27.5195549055675" calcext:value-type="float">
            <text:p>27.5195549055675</text:p>
          </table:table-cell>
          <table:table-cell table:formula="of:=IF(AND([.A84]&gt;[$notes.$C$2];[.A84]&lt;[$notes.$C$3]);[$Maize.B84];&quot;&quot;)" office:value-type="float" office:value="0.00385980217243009" calcext:value-type="float">
            <text:p>0.00385980217243</text:p>
          </table:table-cell>
          <table:table-cell table:formula="of:=IF(AND([.A84]&gt;[$notes.$C$3];[.A84]&lt;[$notes.$C$5]);[$Maize.B84];&quot;&quot;)">
            <text:p/>
          </table:table-cell>
          <table:table-cell table:number-columns-repeated="2"/>
        </table:table-row>
        <table:table-row table:style-name="ro1">
          <table:table-cell table:formula="of:=[$Maize.A85]" office:value-type="float" office:value="27.8886635648741" calcext:value-type="float">
            <text:p>27.8886635648741</text:p>
          </table:table-cell>
          <table:table-cell table:formula="of:=IF(AND([.A85]&gt;[$notes.$C$2];[.A85]&lt;[$notes.$C$3]);[$Maize.B85];&quot;&quot;)" office:value-type="float" office:value="0.00405248071574751" calcext:value-type="float">
            <text:p>0.004052480715748</text:p>
          </table:table-cell>
          <table:table-cell table:formula="of:=IF(AND([.A85]&gt;[$notes.$C$3];[.A85]&lt;[$notes.$C$5]);[$Maize.B85];&quot;&quot;)">
            <text:p/>
          </table:table-cell>
          <table:table-cell table:number-columns-repeated="2"/>
        </table:table-row>
        <table:table-row table:style-name="ro1">
          <table:table-cell table:formula="of:=[$Maize.A86]" office:value-type="float" office:value="28.2577722241807" calcext:value-type="float">
            <text:p>28.2577722241807</text:p>
          </table:table-cell>
          <table:table-cell table:formula="of:=IF(AND([.A86]&gt;[$notes.$C$2];[.A86]&lt;[$notes.$C$3]);[$Maize.B86];&quot;&quot;)" office:value-type="float" office:value="0.00409101642441099" calcext:value-type="float">
            <text:p>0.004091016424411</text:p>
          </table:table-cell>
          <table:table-cell table:formula="of:=IF(AND([.A86]&gt;[$notes.$C$3];[.A86]&lt;[$notes.$C$5]);[$Maize.B86];&quot;&quot;)">
            <text:p/>
          </table:table-cell>
          <table:table-cell table:number-columns-repeated="2"/>
        </table:table-row>
        <table:table-row table:style-name="ro1">
          <table:table-cell table:formula="of:=[$Maize.A87]" office:value-type="float" office:value="28.6268808834873" calcext:value-type="float">
            <text:p>28.6268808834873</text:p>
          </table:table-cell>
          <table:table-cell table:formula="of:=IF(AND([.A87]&gt;[$notes.$C$2];[.A87]&lt;[$notes.$C$3]);[$Maize.B87];&quot;&quot;)" office:value-type="float" office:value="0.0042836949677284" calcext:value-type="float">
            <text:p>0.004283694967728</text:p>
          </table:table-cell>
          <table:table-cell table:formula="of:=IF(AND([.A87]&gt;[$notes.$C$3];[.A87]&lt;[$notes.$C$5]);[$Maize.B87];&quot;&quot;)">
            <text:p/>
          </table:table-cell>
          <table:table-cell table:number-columns-repeated="2"/>
        </table:table-row>
        <table:table-row table:style-name="ro1">
          <table:table-cell table:formula="of:=[$Maize.A88]" office:value-type="float" office:value="28.9959895427939" calcext:value-type="float">
            <text:p>28.9959895427939</text:p>
          </table:table-cell>
          <table:table-cell table:formula="of:=IF(AND([.A88]&gt;[$notes.$C$2];[.A88]&lt;[$notes.$C$3]);[$Maize.B88];&quot;&quot;)" office:value-type="float" office:value="0.00401394500708402" calcext:value-type="float">
            <text:p>0.004013945007084</text:p>
          </table:table-cell>
          <table:table-cell table:formula="of:=IF(AND([.A88]&gt;[$notes.$C$3];[.A88]&lt;[$notes.$C$5]);[$Maize.B88];&quot;&quot;)">
            <text:p/>
          </table:table-cell>
          <table:table-cell table:number-columns-repeated="2"/>
        </table:table-row>
        <table:table-row table:style-name="ro1">
          <table:table-cell table:formula="of:=[$Maize.A89]" office:value-type="float" office:value="29.3035800922161" calcext:value-type="float">
            <text:p>29.3035800922161</text:p>
          </table:table-cell>
          <table:table-cell table:formula="of:=IF(AND([.A89]&gt;[$notes.$C$2];[.A89]&lt;[$notes.$C$3]);[$Maize.B89];&quot;&quot;)">
            <text:p/>
          </table:table-cell>
          <table:table-cell table:formula="of:=IF(AND([.A89]&gt;[$notes.$C$3];[.A89]&lt;[$notes.$C$5]);[$Maize.B89];&quot;&quot;)" office:value-type="float" office:value="0.00241471309754947" calcext:value-type="float">
            <text:p>0.002414713097549</text:p>
          </table:table-cell>
          <table:table-cell table:number-columns-repeated="2"/>
        </table:table-row>
        <table:table-row table:style-name="ro1">
          <table:table-cell table:formula="of:=[$Maize.A90]" office:value-type="float" office:value="29.5188934768116" calcext:value-type="float">
            <text:p>29.5188934768116</text:p>
          </table:table-cell>
          <table:table-cell table:formula="of:=IF(AND([.A90]&gt;[$notes.$C$2];[.A90]&lt;[$notes.$C$3]);[$Maize.B90];&quot;&quot;)">
            <text:p/>
          </table:table-cell>
          <table:table-cell table:formula="of:=IF(AND([.A90]&gt;[$notes.$C$3];[.A90]&lt;[$notes.$C$5]);[$Maize.B90];&quot;&quot;)" office:value-type="float" office:value="0.00104669543999582" calcext:value-type="float">
            <text:p>0.001046695439996</text:p>
          </table:table-cell>
          <table:table-cell table:number-columns-repeated="2"/>
        </table:table-row>
        <table:table-row table:style-name="ro1">
          <table:table-cell table:formula="of:=[$Maize.A91]" office:value-type="float" office:value="29.7342068614071" calcext:value-type="float">
            <text:p>29.7342068614071</text:p>
          </table:table-cell>
          <table:table-cell table:formula="of:=IF(AND([.A91]&gt;[$notes.$C$2];[.A91]&lt;[$notes.$C$3]);[$Maize.B91];&quot;&quot;)">
            <text:p/>
          </table:table-cell>
          <table:table-cell table:formula="of:=IF(AND([.A91]&gt;[$notes.$C$3];[.A91]&lt;[$notes.$C$5]);[$Maize.B91];&quot;&quot;)" office:value-type="float" office:value="-0.000359857926221327" calcext:value-type="float">
            <text:p>-0.000359857926221</text:p>
          </table:table-cell>
          <table:table-cell table:number-columns-repeated="2"/>
        </table:table-row>
        <table:table-row table:style-name="ro1">
          <table:table-cell table:formula="of:=[$Maize.A92]" office:value-type="float" office:value="29.9495202460026" calcext:value-type="float">
            <text:p>29.9495202460026</text:p>
          </table:table-cell>
          <table:table-cell table:formula="of:=IF(AND([.A92]&gt;[$notes.$C$2];[.A92]&lt;[$notes.$C$3]);[$Maize.B92];&quot;&quot;)">
            <text:p/>
          </table:table-cell>
          <table:table-cell table:formula="of:=IF(AND([.A92]&gt;[$notes.$C$3];[.A92]&lt;[$notes.$C$5]);[$Maize.B92];&quot;&quot;)" office:value-type="float" office:value="-0.00172787558377498" calcext:value-type="float">
            <text:p>-0.001727875583775</text:p>
          </table:table-cell>
          <table:table-cell table:number-columns-repeated="2"/>
        </table:table-row>
        <table:table-row table:style-name="ro1">
          <table:table-cell table:formula="of:=[$Maize.A93]" office:value-type="float" office:value="30.1648336305981" calcext:value-type="float">
            <text:p>30.1648336305981</text:p>
          </table:table-cell>
          <table:table-cell table:formula="of:=IF(AND([.A93]&gt;[$notes.$C$2];[.A93]&lt;[$notes.$C$3]);[$Maize.B93];&quot;&quot;)">
            <text:p/>
          </table:table-cell>
          <table:table-cell table:formula="of:=IF(AND([.A93]&gt;[$notes.$C$3];[.A93]&lt;[$notes.$C$5]);[$Maize.B93];&quot;&quot;)" office:value-type="float" office:value="-0.00313442894999212" calcext:value-type="float">
            <text:p>-0.003134428949992</text:p>
          </table:table-cell>
          <table:table-cell table:number-columns-repeated="2"/>
        </table:table-row>
        <table:table-row table:style-name="ro1">
          <table:table-cell table:formula="of:=[$Maize.A94]" office:value-type="float" office:value="30.3801470151937" calcext:value-type="float">
            <text:p>30.3801470151937</text:p>
          </table:table-cell>
          <table:table-cell table:formula="of:=IF(AND([.A94]&gt;[$notes.$C$2];[.A94]&lt;[$notes.$C$3]);[$Maize.B94];&quot;&quot;)">
            <text:p/>
          </table:table-cell>
          <table:table-cell table:formula="of:=IF(AND([.A94]&gt;[$notes.$C$3];[.A94]&lt;[$notes.$C$5]);[$Maize.B94];&quot;&quot;)" office:value-type="float" office:value="-0.00450244660754577" calcext:value-type="float">
            <text:p>-0.004502446607546</text:p>
          </table:table-cell>
          <table:table-cell table:number-columns-repeated="2"/>
        </table:table-row>
        <table:table-row table:style-name="ro1">
          <table:table-cell table:formula="of:=[$Maize.A95]" office:value-type="float" office:value="30.5954603997892" calcext:value-type="float">
            <text:p>30.5954603997892</text:p>
          </table:table-cell>
          <table:table-cell table:formula="of:=IF(AND([.A95]&gt;[$notes.$C$2];[.A95]&lt;[$notes.$C$3]);[$Maize.B95];&quot;&quot;)">
            <text:p/>
          </table:table-cell>
          <table:table-cell table:formula="of:=IF(AND([.A95]&gt;[$notes.$C$3];[.A95]&lt;[$notes.$C$5]);[$Maize.B95];&quot;&quot;)" office:value-type="float" office:value="-0.00590899997376291" calcext:value-type="float">
            <text:p>-0.005908999973763</text:p>
          </table:table-cell>
          <table:table-cell table:number-columns-repeated="2"/>
        </table:table-row>
        <table:table-row table:style-name="ro1">
          <table:table-cell table:formula="of:=[$Maize.A96]" office:value-type="float" office:value="30.8107737843847" calcext:value-type="float">
            <text:p>30.8107737843847</text:p>
          </table:table-cell>
          <table:table-cell table:formula="of:=IF(AND([.A96]&gt;[$notes.$C$2];[.A96]&lt;[$notes.$C$3]);[$Maize.B96];&quot;&quot;)">
            <text:p/>
          </table:table-cell>
          <table:table-cell table:formula="of:=IF(AND([.A96]&gt;[$notes.$C$3];[.A96]&lt;[$notes.$C$5]);[$Maize.B96];&quot;&quot;)" office:value-type="float" office:value="-0.00727701763131657" calcext:value-type="float">
            <text:p>-0.007277017631317</text:p>
          </table:table-cell>
          <table:table-cell table:number-columns-repeated="2"/>
        </table:table-row>
        <table:table-row table:style-name="ro1">
          <table:table-cell table:formula="of:=[$Maize.A97]" office:value-type="float" office:value="31.0260871689802" calcext:value-type="float">
            <text:p>31.0260871689802</text:p>
          </table:table-cell>
          <table:table-cell table:formula="of:=IF(AND([.A97]&gt;[$notes.$C$2];[.A97]&lt;[$notes.$C$3]);[$Maize.B97];&quot;&quot;)">
            <text:p/>
          </table:table-cell>
          <table:table-cell table:formula="of:=IF(AND([.A97]&gt;[$notes.$C$3];[.A97]&lt;[$notes.$C$5]);[$Maize.B97];&quot;&quot;)" office:value-type="float" office:value="-0.0086835709975337" calcext:value-type="float">
            <text:p>-0.008683570997534</text:p>
          </table:table-cell>
          <table:table-cell table:number-columns-repeated="2"/>
        </table:table-row>
        <table:table-row table:style-name="ro1">
          <table:table-cell table:formula="of:=[$Maize.A98]" office:value-type="float" office:value="31.2414005535757" calcext:value-type="float">
            <text:p>31.2414005535757</text:p>
          </table:table-cell>
          <table:table-cell table:formula="of:=IF(AND([.A98]&gt;[$notes.$C$2];[.A98]&lt;[$notes.$C$3]);[$Maize.B98];&quot;&quot;)">
            <text:p/>
          </table:table-cell>
          <table:table-cell table:formula="of:=IF(AND([.A98]&gt;[$notes.$C$3];[.A98]&lt;[$notes.$C$5]);[$Maize.B98];&quot;&quot;)" office:value-type="float" office:value="-0.0100515886550874" calcext:value-type="float">
            <text:p>-0.010051588655087</text:p>
          </table:table-cell>
          <table:table-cell table:number-columns-repeated="2"/>
        </table:table-row>
        <table:table-row table:style-name="ro1">
          <table:table-cell table:formula="of:=[$Maize.A99]" office:value-type="float" office:value="31.4567139381712" calcext:value-type="float">
            <text:p>31.4567139381712</text:p>
          </table:table-cell>
          <table:table-cell table:formula="of:=IF(AND([.A99]&gt;[$notes.$C$2];[.A99]&lt;[$notes.$C$3]);[$Maize.B99];&quot;&quot;)">
            <text:p/>
          </table:table-cell>
          <table:table-cell table:formula="of:=IF(AND([.A99]&gt;[$notes.$C$3];[.A99]&lt;[$notes.$C$5]);[$Maize.B99];&quot;&quot;)" office:value-type="float" office:value="-0.0114581420213045" calcext:value-type="float">
            <text:p>-0.011458142021305</text:p>
          </table:table-cell>
          <table:table-cell table:number-columns-repeated="2"/>
        </table:table-row>
        <table:table-row table:style-name="ro1">
          <table:table-cell table:formula="of:=[$Maize.A100]" office:value-type="float" office:value="31.6720273227668" calcext:value-type="float">
            <text:p>31.6720273227668</text:p>
          </table:table-cell>
          <table:table-cell table:formula="of:=IF(AND([.A100]&gt;[$notes.$C$2];[.A100]&lt;[$notes.$C$3]);[$Maize.B100];&quot;&quot;)">
            <text:p/>
          </table:table-cell>
          <table:table-cell table:formula="of:=IF(AND([.A100]&gt;[$notes.$C$3];[.A100]&lt;[$notes.$C$5]);[$Maize.B100];&quot;&quot;)" office:value-type="float" office:value="-0.0127876239701947" calcext:value-type="float">
            <text:p>-0.012787623970195</text:p>
          </table:table-cell>
          <table:table-cell table:number-columns-repeated="2"/>
        </table:table-row>
        <table:table-row table:style-name="ro1">
          <table:table-cell table:formula="of:=[$Maize.A101]" office:value-type="float" office:value="31.8873407073623" calcext:value-type="float">
            <text:p>31.8873407073623</text:p>
          </table:table-cell>
          <table:table-cell table:formula="of:=IF(AND([.A101]&gt;[$notes.$C$2];[.A101]&lt;[$notes.$C$3]);[$Maize.B101];&quot;&quot;)">
            <text:p/>
          </table:table-cell>
          <table:table-cell table:formula="of:=IF(AND([.A101]&gt;[$notes.$C$3];[.A101]&lt;[$notes.$C$5]);[$Maize.B101];&quot;&quot;)" office:value-type="float" office:value="-0.0142327130450753" calcext:value-type="float">
            <text:p>-0.014232713045075</text:p>
          </table:table-cell>
          <table:table-cell table:number-columns-repeated="2"/>
        </table:table-row>
        <table:table-row table:style-name="ro1">
          <table:table-cell table:formula="of:=[$Maize.A102]" office:value-type="float" office:value="32.1026540919578" calcext:value-type="float">
            <text:p>32.1026540919578</text:p>
          </table:table-cell>
          <table:table-cell table:formula="of:=IF(AND([.A102]&gt;[$notes.$C$2];[.A102]&lt;[$notes.$C$3]);[$Maize.B102];&quot;&quot;)">
            <text:p/>
          </table:table-cell>
          <table:table-cell table:formula="of:=IF(AND([.A102]&gt;[$notes.$C$3];[.A102]&lt;[$notes.$C$5]);[$Maize.B102];&quot;&quot;)" office:value-type="float" office:value="-0.0155621949939655" calcext:value-type="float">
            <text:p>-0.015562194993966</text:p>
          </table:table-cell>
          <table:table-cell table:number-columns-repeated="2"/>
        </table:table-row>
        <table:table-row table:style-name="ro1">
          <table:table-cell table:formula="of:=[$Maize.A103]" office:value-type="float" office:value="32.3179674765533" calcext:value-type="float">
            <text:p>32.3179674765533</text:p>
          </table:table-cell>
          <table:table-cell table:formula="of:=IF(AND([.A103]&gt;[$notes.$C$2];[.A103]&lt;[$notes.$C$3]);[$Maize.B103];&quot;&quot;)">
            <text:p/>
          </table:table-cell>
          <table:table-cell table:formula="of:=IF(AND([.A103]&gt;[$notes.$C$3];[.A103]&lt;[$notes.$C$5]);[$Maize.B103];&quot;&quot;)" office:value-type="float" office:value="-0.0170072840688461" calcext:value-type="float">
            <text:p>-0.017007284068846</text:p>
          </table:table-cell>
          <table:table-cell table:number-columns-repeated="2"/>
        </table:table-row>
        <table:table-row table:style-name="ro1">
          <table:table-cell table:formula="of:=[$Maize.A104]" office:value-type="float" office:value="32.5332808611488" calcext:value-type="float">
            <text:p>32.5332808611488</text:p>
          </table:table-cell>
          <table:table-cell table:formula="of:=IF(AND([.A104]&gt;[$notes.$C$2];[.A104]&lt;[$notes.$C$3]);[$Maize.B104];&quot;&quot;)">
            <text:p/>
          </table:table-cell>
          <table:table-cell table:formula="of:=IF(AND([.A104]&gt;[$notes.$C$3];[.A104]&lt;[$notes.$C$5]);[$Maize.B104];&quot;&quot;)" office:value-type="float" office:value="-0.0183367660177363" calcext:value-type="float">
            <text:p>-0.018336766017736</text:p>
          </table:table-cell>
          <table:table-cell table:number-columns-repeated="2"/>
        </table:table-row>
        <table:table-row table:style-name="ro1">
          <table:table-cell table:formula="of:=[$Maize.A105]" office:value-type="float" office:value="32.7485942457443" calcext:value-type="float">
            <text:p>32.7485942457443</text:p>
          </table:table-cell>
          <table:table-cell table:formula="of:=IF(AND([.A105]&gt;[$notes.$C$2];[.A105]&lt;[$notes.$C$3]);[$Maize.B105];&quot;&quot;)">
            <text:p/>
          </table:table-cell>
          <table:table-cell table:formula="of:=IF(AND([.A105]&gt;[$notes.$C$3];[.A105]&lt;[$notes.$C$5]);[$Maize.B105];&quot;&quot;)" office:value-type="float" office:value="-0.0197818550926169" calcext:value-type="float">
            <text:p>-0.019781855092617</text:p>
          </table:table-cell>
          <table:table-cell table:number-columns-repeated="2"/>
        </table:table-row>
        <table:table-row table:style-name="ro1">
          <table:table-cell table:formula="of:=[$Maize.A106]" office:value-type="float" office:value="32.9639076303399" calcext:value-type="float">
            <text:p>32.9639076303399</text:p>
          </table:table-cell>
          <table:table-cell table:formula="of:=IF(AND([.A106]&gt;[$notes.$C$2];[.A106]&lt;[$notes.$C$3]);[$Maize.B106];&quot;&quot;)">
            <text:p/>
          </table:table-cell>
          <table:table-cell table:formula="of:=IF(AND([.A106]&gt;[$notes.$C$3];[.A106]&lt;[$notes.$C$5]);[$Maize.B106];&quot;&quot;)" office:value-type="float" office:value="-0.021111337041507" calcext:value-type="float">
            <text:p>-0.021111337041507</text:p>
          </table:table-cell>
          <table:table-cell table:number-columns-repeated="2"/>
        </table:table-row>
        <table:table-row table:style-name="ro1">
          <table:table-cell table:formula="of:=[$Maize.A107]" office:value-type="float" office:value="33.1792210149354" calcext:value-type="float">
            <text:p>33.1792210149354</text:p>
          </table:table-cell>
          <table:table-cell table:formula="of:=IF(AND([.A107]&gt;[$notes.$C$2];[.A107]&lt;[$notes.$C$3]);[$Maize.B107];&quot;&quot;)">
            <text:p/>
          </table:table-cell>
          <table:table-cell table:formula="of:=IF(AND([.A107]&gt;[$notes.$C$3];[.A107]&lt;[$notes.$C$5]);[$Maize.B107];&quot;&quot;)" office:value-type="float" office:value="-0.0225564261163877" calcext:value-type="float">
            <text:p>-0.022556426116388</text:p>
          </table:table-cell>
          <table:table-cell table:number-columns-repeated="2"/>
        </table:table-row>
        <table:table-row table:style-name="ro1">
          <table:table-cell table:formula="of:=[$Maize.A108]" office:value-type="float" office:value="33.3945343995309" calcext:value-type="float">
            <text:p>33.3945343995309</text:p>
          </table:table-cell>
          <table:table-cell table:formula="of:=IF(AND([.A108]&gt;[$notes.$C$2];[.A108]&lt;[$notes.$C$3]);[$Maize.B108];&quot;&quot;)">
            <text:p/>
          </table:table-cell>
          <table:table-cell table:formula="of:=IF(AND([.A108]&gt;[$notes.$C$3];[.A108]&lt;[$notes.$C$5]);[$Maize.B108];&quot;&quot;)" office:value-type="float" office:value="-0.0238859080652778" calcext:value-type="float">
            <text:p>-0.023885908065278</text:p>
          </table:table-cell>
          <table:table-cell table:number-columns-repeated="2"/>
        </table:table-row>
        <table:table-row table:style-name="ro1">
          <table:table-cell table:formula="of:=[$Maize.A109]" office:value-type="float" office:value="33.6098477841264" calcext:value-type="float">
            <text:p>33.6098477841264</text:p>
          </table:table-cell>
          <table:table-cell table:formula="of:=IF(AND([.A109]&gt;[$notes.$C$2];[.A109]&lt;[$notes.$C$3]);[$Maize.B109];&quot;&quot;)">
            <text:p/>
          </table:table-cell>
          <table:table-cell table:formula="of:=IF(AND([.A109]&gt;[$notes.$C$3];[.A109]&lt;[$notes.$C$5]);[$Maize.B109];&quot;&quot;)" office:value-type="float" office:value="-0.0253309971401585" calcext:value-type="float">
            <text:p>-0.025330997140159</text:p>
          </table:table-cell>
          <table:table-cell table:number-columns-repeated="2"/>
        </table:table-row>
        <table:table-row table:style-name="ro1">
          <table:table-cell table:formula="of:=[$Maize.A110]" office:value-type="float" office:value="33.8251611687219" calcext:value-type="float">
            <text:p>33.8251611687219</text:p>
          </table:table-cell>
          <table:table-cell table:formula="of:=IF(AND([.A110]&gt;[$notes.$C$2];[.A110]&lt;[$notes.$C$3]);[$Maize.B110];&quot;&quot;)">
            <text:p/>
          </table:table-cell>
          <table:table-cell table:formula="of:=IF(AND([.A110]&gt;[$notes.$C$3];[.A110]&lt;[$notes.$C$5]);[$Maize.B110];&quot;&quot;)" office:value-type="float" office:value="-0.0266604790890486" calcext:value-type="float">
            <text:p>-0.026660479089049</text:p>
          </table:table-cell>
          <table:table-cell table:number-columns-repeated="2"/>
        </table:table-row>
        <table:table-row table:style-name="ro1">
          <table:table-cell table:formula="of:=[$Maize.A111]" office:value-type="float" office:value="34.0404745533174" calcext:value-type="float">
            <text:p>34.0404745533174</text:p>
          </table:table-cell>
          <table:table-cell table:formula="of:=IF(AND([.A111]&gt;[$notes.$C$2];[.A111]&lt;[$notes.$C$3]);[$Maize.B111];&quot;&quot;)">
            <text:p/>
          </table:table-cell>
          <table:table-cell table:formula="of:=IF(AND([.A111]&gt;[$notes.$C$3];[.A111]&lt;[$notes.$C$5]);[$Maize.B111];&quot;&quot;)" office:value-type="float" office:value="-0.0281055681639293" calcext:value-type="float">
            <text:p>-0.028105568163929</text:p>
          </table:table-cell>
          <table:table-cell table:number-columns-repeated="2"/>
        </table:table-row>
        <table:table-row table:style-name="ro1">
          <table:table-cell table:formula="of:=[$Maize.A112]" office:value-type="float" office:value="34.2557879379129" calcext:value-type="float">
            <text:p>34.2557879379129</text:p>
          </table:table-cell>
          <table:table-cell table:formula="of:=IF(AND([.A112]&gt;[$notes.$C$2];[.A112]&lt;[$notes.$C$3]);[$Maize.B112];&quot;&quot;)">
            <text:p/>
          </table:table-cell>
          <table:table-cell table:formula="of:=IF(AND([.A112]&gt;[$notes.$C$3];[.A112]&lt;[$notes.$C$5]);[$Maize.B112];&quot;&quot;)" office:value-type="float" office:value="-0.0294350501128194" calcext:value-type="float">
            <text:p>-0.029435050112819</text:p>
          </table:table-cell>
          <table:table-cell table:number-columns-repeated="2"/>
        </table:table-row>
        <table:table-row table:style-name="ro1">
          <table:table-cell table:formula="of:=[$Maize.A113]" office:value-type="float" office:value="34.4711013225085" calcext:value-type="float">
            <text:p>34.4711013225085</text:p>
          </table:table-cell>
          <table:table-cell table:formula="of:=IF(AND([.A113]&gt;[$notes.$C$2];[.A113]&lt;[$notes.$C$3]);[$Maize.B113];&quot;&quot;)">
            <text:p/>
          </table:table-cell>
          <table:table-cell table:formula="of:=IF(AND([.A113]&gt;[$notes.$C$3];[.A113]&lt;[$notes.$C$5]);[$Maize.B113];&quot;&quot;)" office:value-type="float" office:value="-0.0308801391877" calcext:value-type="float">
            <text:p>-0.0308801391877</text:p>
          </table:table-cell>
          <table:table-cell table:number-columns-repeated="2"/>
        </table:table-row>
        <table:table-row table:style-name="ro1">
          <table:table-cell table:formula="of:=[$Maize.A114]" office:value-type="float" office:value="34.686414707104" calcext:value-type="float">
            <text:p>34.686414707104</text:p>
          </table:table-cell>
          <table:table-cell table:formula="of:=IF(AND([.A114]&gt;[$notes.$C$2];[.A114]&lt;[$notes.$C$3]);[$Maize.B114];&quot;&quot;)">
            <text:p/>
          </table:table-cell>
          <table:table-cell table:formula="of:=IF(AND([.A114]&gt;[$notes.$C$3];[.A114]&lt;[$notes.$C$5]);[$Maize.B114];&quot;&quot;)" office:value-type="float" office:value="-0.0322096211365902" calcext:value-type="float">
            <text:p>-0.03220962113659</text:p>
          </table:table-cell>
          <table:table-cell table:number-columns-repeated="2"/>
        </table:table-row>
        <table:table-row table:style-name="ro1">
          <table:table-cell table:formula="of:=[$Maize.A115]" office:value-type="float" office:value="34.9017280916995" calcext:value-type="float">
            <text:p>34.9017280916995</text:p>
          </table:table-cell>
          <table:table-cell table:formula="of:=IF(AND([.A115]&gt;[$notes.$C$2];[.A115]&lt;[$notes.$C$3]);[$Maize.B115];&quot;&quot;)">
            <text:p/>
          </table:table-cell>
          <table:table-cell table:formula="of:=IF(AND([.A115]&gt;[$notes.$C$3];[.A115]&lt;[$notes.$C$5]);[$Maize.B115];&quot;&quot;)" office:value-type="float" office:value="-0.0336547102114708" calcext:value-type="float">
            <text:p>-0.033654710211471</text:p>
          </table:table-cell>
          <table:table-cell table:number-columns-repeated="2"/>
        </table:table-row>
        <table:table-row table:style-name="ro1">
          <table:table-cell table:formula="of:=[$Maize.A116]" office:value-type="float" office:value="35.117041476295" calcext:value-type="float">
            <text:p>35.117041476295</text:p>
          </table:table-cell>
          <table:table-cell table:formula="of:=IF(AND([.A116]&gt;[$notes.$C$2];[.A116]&lt;[$notes.$C$3]);[$Maize.B116];&quot;&quot;)">
            <text:p/>
          </table:table-cell>
          <table:table-cell table:formula="of:=IF(AND([.A116]&gt;[$notes.$C$3];[.A116]&lt;[$notes.$C$5]);[$Maize.B116];&quot;&quot;)" office:value-type="float" office:value="-0.034984192160361" calcext:value-type="float">
            <text:p>-0.034984192160361</text:p>
          </table:table-cell>
          <table:table-cell table:number-columns-repeated="2"/>
        </table:table-row>
        <table:table-row table:style-name="ro1">
          <table:table-cell table:formula="of:=[$Maize.A117]" office:value-type="float" office:value="35.3015958059483" calcext:value-type="float">
            <text:p>35.3015958059483</text:p>
          </table:table-cell>
          <table:table-cell table:formula="of:=IF(AND([.A117]&gt;[$notes.$C$2];[.A117]&lt;[$notes.$C$3]);[$Maize.B117];&quot;&quot;)">
            <text:p/>
          </table:table-cell>
          <table:table-cell table:formula="of:=IF(AND([.A117]&gt;[$notes.$C$3];[.A117]&lt;[$notes.$C$5]);[$Maize.B117];&quot;&quot;)" office:value-type="float" office:value="-0.036178799128929" calcext:value-type="float">
            <text:p>-0.036178799128929</text:p>
          </table:table-cell>
          <table:table-cell table:number-columns-repeated="2"/>
        </table:table-row>
        <table:table-row table:style-name="ro1">
          <table:table-cell table:formula="of:=[$Maize.A118]" office:value-type="float" office:value="35.5169091905438" calcext:value-type="float">
            <text:p>35.5169091905438</text:p>
          </table:table-cell>
          <table:table-cell table:formula="of:=IF(AND([.A118]&gt;[$notes.$C$2];[.A118]&lt;[$notes.$C$3]);[$Maize.B118];&quot;&quot;)">
            <text:p/>
          </table:table-cell>
          <table:table-cell table:formula="of:=IF(AND([.A118]&gt;[$notes.$C$3];[.A118]&lt;[$notes.$C$5]);[$Maize.B118];&quot;&quot;)" office:value-type="float" office:value="-0.0375853524951461" calcext:value-type="float">
            <text:p>-0.037585352495146</text:p>
          </table:table-cell>
          <table:table-cell table:number-columns-repeated="2"/>
        </table:table-row>
        <table:table-row table:style-name="ro1">
          <table:table-cell table:formula="of:=[$Maize.A119]" office:value-type="float" office:value="35.7322225751393" calcext:value-type="float">
            <text:p>35.7322225751393</text:p>
          </table:table-cell>
          <table:table-cell table:formula="of:=IF(AND([.A119]&gt;[$notes.$C$2];[.A119]&lt;[$notes.$C$3]);[$Maize.B119];&quot;&quot;)">
            <text:p/>
          </table:table-cell>
          <table:table-cell table:formula="of:=IF(AND([.A119]&gt;[$notes.$C$3];[.A119]&lt;[$notes.$C$5]);[$Maize.B119];&quot;&quot;)" office:value-type="float" office:value="-0.0389533701526998" calcext:value-type="float">
            <text:p>-0.0389533701527</text:p>
          </table:table-cell>
          <table:table-cell table:number-columns-repeated="2"/>
        </table:table-row>
        <table:table-row table:style-name="ro1">
          <table:table-cell table:formula="of:=[$Maize.A120]" office:value-type="float" office:value="35.9475359597349" calcext:value-type="float">
            <text:p>35.9475359597349</text:p>
          </table:table-cell>
          <table:table-cell table:formula="of:=IF(AND([.A120]&gt;[$notes.$C$2];[.A120]&lt;[$notes.$C$3]);[$Maize.B120];&quot;&quot;)">
            <text:p/>
          </table:table-cell>
          <table:table-cell table:formula="of:=IF(AND([.A120]&gt;[$notes.$C$3];[.A120]&lt;[$notes.$C$5]);[$Maize.B120];&quot;&quot;)" office:value-type="float" office:value="-0.0403599235189169" calcext:value-type="float">
            <text:p>-0.040359923518917</text:p>
          </table:table-cell>
          <table:table-cell table:number-columns-repeated="2"/>
        </table:table-row>
        <table:table-row table:style-name="ro1">
          <table:table-cell table:formula="of:=[$Maize.A121]" office:value-type="float" office:value="36.1628493443304" calcext:value-type="float">
            <text:p>36.1628493443304</text:p>
          </table:table-cell>
          <table:table-cell table:formula="of:=IF(AND([.A121]&gt;[$notes.$C$2];[.A121]&lt;[$notes.$C$3]);[$Maize.B121];&quot;&quot;)">
            <text:p/>
          </table:table-cell>
          <table:table-cell table:formula="of:=IF(AND([.A121]&gt;[$notes.$C$3];[.A121]&lt;[$notes.$C$5]);[$Maize.B121];&quot;&quot;)" office:value-type="float" office:value="-0.0416894054678071" calcext:value-type="float">
            <text:p>-0.041689405467807</text:p>
          </table:table-cell>
          <table:table-cell table:number-columns-repeated="2"/>
        </table:table-row>
        <table:table-row table:style-name="ro1">
          <table:table-cell table:formula="of:=[$Maize.A122]" office:value-type="float" office:value="36.3781627289259" calcext:value-type="float">
            <text:p>36.3781627289259</text:p>
          </table:table-cell>
          <table:table-cell table:formula="of:=IF(AND([.A122]&gt;[$notes.$C$2];[.A122]&lt;[$notes.$C$3]);[$Maize.B122];&quot;&quot;)">
            <text:p/>
          </table:table-cell>
          <table:table-cell table:formula="of:=IF(AND([.A122]&gt;[$notes.$C$3];[.A122]&lt;[$notes.$C$5]);[$Maize.B122];&quot;&quot;)" office:value-type="float" office:value="-0.0431344945426877" calcext:value-type="float">
            <text:p>-0.043134494542688</text:p>
          </table:table-cell>
          <table:table-cell table:number-columns-repeated="2"/>
        </table:table-row>
        <table:table-row table:style-name="ro1">
          <table:table-cell table:formula="of:=[$Maize.A123]" office:value-type="float" office:value="36.5934761135214" calcext:value-type="float">
            <text:p>36.5934761135214</text:p>
          </table:table-cell>
          <table:table-cell table:formula="of:=IF(AND([.A123]&gt;[$notes.$C$2];[.A123]&lt;[$notes.$C$3]);[$Maize.B123];&quot;&quot;)">
            <text:p/>
          </table:table-cell>
          <table:table-cell table:formula="of:=IF(AND([.A123]&gt;[$notes.$C$3];[.A123]&lt;[$notes.$C$5]);[$Maize.B123];&quot;&quot;)" office:value-type="float" office:value="-0.0444639764915779" calcext:value-type="float">
            <text:p>-0.044463976491578</text:p>
          </table:table-cell>
          <table:table-cell table:number-columns-repeated="2"/>
        </table:table-row>
        <table:table-row table:style-name="ro1">
          <table:table-cell table:formula="of:=[$Maize.A124]" office:value-type="float" office:value="36.8087894981169" calcext:value-type="float">
            <text:p>36.8087894981169</text:p>
          </table:table-cell>
          <table:table-cell table:formula="of:=IF(AND([.A124]&gt;[$notes.$C$2];[.A124]&lt;[$notes.$C$3]);[$Maize.B124];&quot;&quot;)">
            <text:p/>
          </table:table-cell>
          <table:table-cell table:formula="of:=IF(AND([.A124]&gt;[$notes.$C$3];[.A124]&lt;[$notes.$C$5]);[$Maize.B124];&quot;&quot;)" office:value-type="float" office:value="-0.0459090655664585" calcext:value-type="float">
            <text:p>-0.045909065566459</text:p>
          </table:table-cell>
          <table:table-cell table:number-columns-repeated="2"/>
        </table:table-row>
        <table:table-row table:style-name="ro1">
          <table:table-cell table:formula="of:=[$Maize.A125]" office:value-type="float" office:value="37.0241028827124" calcext:value-type="float">
            <text:p>37.0241028827124</text:p>
          </table:table-cell>
          <table:table-cell table:formula="of:=IF(AND([.A125]&gt;[$notes.$C$2];[.A125]&lt;[$notes.$C$3]);[$Maize.B125];&quot;&quot;)">
            <text:p/>
          </table:table-cell>
          <table:table-cell table:formula="of:=IF(AND([.A125]&gt;[$notes.$C$3];[.A125]&lt;[$notes.$C$5]);[$Maize.B125];&quot;&quot;)" office:value-type="float" office:value="-0.0472385475153487" calcext:value-type="float">
            <text:p>-0.047238547515349</text:p>
          </table:table-cell>
          <table:table-cell table:number-columns-repeated="2"/>
        </table:table-row>
        <table:table-row table:style-name="ro1">
          <table:table-cell table:formula="of:=[$Maize.A126]" office:value-type="float" office:value="37.239416267308" calcext:value-type="float">
            <text:p>37.239416267308</text:p>
          </table:table-cell>
          <table:table-cell table:formula="of:=IF(AND([.A126]&gt;[$notes.$C$2];[.A126]&lt;[$notes.$C$3]);[$Maize.B126];&quot;&quot;)">
            <text:p/>
          </table:table-cell>
          <table:table-cell table:formula="of:=IF(AND([.A126]&gt;[$notes.$C$3];[.A126]&lt;[$notes.$C$5]);[$Maize.B126];&quot;&quot;)" office:value-type="float" office:value="-0.0486836365902293" calcext:value-type="float">
            <text:p>-0.048683636590229</text:p>
          </table:table-cell>
          <table:table-cell table:number-columns-repeated="2"/>
        </table:table-row>
        <table:table-row table:style-name="ro1">
          <table:table-cell table:formula="of:=[$Maize.A127]" office:value-type="float" office:value="37.4547296519035" calcext:value-type="float">
            <text:p>37.4547296519035</text:p>
          </table:table-cell>
          <table:table-cell table:formula="of:=IF(AND([.A127]&gt;[$notes.$C$2];[.A127]&lt;[$notes.$C$3]);[$Maize.B127];&quot;&quot;)">
            <text:p/>
          </table:table-cell>
          <table:table-cell table:formula="of:=IF(AND([.A127]&gt;[$notes.$C$3];[.A127]&lt;[$notes.$C$5]);[$Maize.B127];&quot;&quot;)" office:value-type="float" office:value="-0.0500131185391195" calcext:value-type="float">
            <text:p>-0.05001311853912</text:p>
          </table:table-cell>
          <table:table-cell table:number-columns-repeated="2"/>
        </table:table-row>
        <table:table-row table:style-name="ro1">
          <table:table-cell table:formula="of:=[$Maize.A128]" office:value-type="float" office:value="37.670043036499" calcext:value-type="float">
            <text:p>37.670043036499</text:p>
          </table:table-cell>
          <table:table-cell table:formula="of:=IF(AND([.A128]&gt;[$notes.$C$2];[.A128]&lt;[$notes.$C$3]);[$Maize.B128];&quot;&quot;)">
            <text:p/>
          </table:table-cell>
          <table:table-cell table:formula="of:=IF(AND([.A128]&gt;[$notes.$C$3];[.A128]&lt;[$notes.$C$5]);[$Maize.B128];&quot;&quot;)" office:value-type="float" office:value="-0.0514582076140001" calcext:value-type="float">
            <text:p>-0.051458207614</text:p>
          </table:table-cell>
          <table:table-cell table:number-columns-repeated="2"/>
        </table:table-row>
        <table:table-row table:style-name="ro1">
          <table:table-cell table:formula="of:=[$Maize.A129]" office:value-type="float" office:value="37.8853564210945" calcext:value-type="float">
            <text:p>37.8853564210945</text:p>
          </table:table-cell>
          <table:table-cell table:formula="of:=IF(AND([.A129]&gt;[$notes.$C$2];[.A129]&lt;[$notes.$C$3]);[$Maize.B129];&quot;&quot;)">
            <text:p/>
          </table:table-cell>
          <table:table-cell table:formula="of:=IF(AND([.A129]&gt;[$notes.$C$3];[.A129]&lt;[$notes.$C$5]);[$Maize.B129];&quot;&quot;)" office:value-type="float" office:value="-0.0527876895628903" calcext:value-type="float">
            <text:p>-0.05278768956289</text:p>
          </table:table-cell>
          <table:table-cell table:number-columns-repeated="2"/>
        </table:table-row>
        <table:table-row table:style-name="ro1">
          <table:table-cell table:formula="of:=[$Maize.A130]" office:value-type="float" office:value="38.10066980569" calcext:value-type="float">
            <text:p>38.10066980569</text:p>
          </table:table-cell>
          <table:table-cell table:formula="of:=IF(AND([.A130]&gt;[$notes.$C$2];[.A130]&lt;[$notes.$C$3]);[$Maize.B130];&quot;&quot;)">
            <text:p/>
          </table:table-cell>
          <table:table-cell table:formula="of:=IF(AND([.A130]&gt;[$notes.$C$3];[.A130]&lt;[$notes.$C$5]);[$Maize.B130];&quot;&quot;)">
            <text:p/>
          </table:table-cell>
          <table:table-cell table:number-columns-repeated="2"/>
        </table:table-row>
        <table:table-row table:style-name="ro1">
          <table:table-cell table:formula="of:=[$Maize.A131]" office:value-type="float" office:value="38.3159831902855" calcext:value-type="float">
            <text:p>38.3159831902855</text:p>
          </table:table-cell>
          <table:table-cell table:formula="of:=IF(AND([.A131]&gt;[$notes.$C$2];[.A131]&lt;[$notes.$C$3]);[$Maize.B131];&quot;&quot;)">
            <text:p/>
          </table:table-cell>
          <table:table-cell table:formula="of:=IF(AND([.A131]&gt;[$notes.$C$3];[.A131]&lt;[$notes.$C$5]);[$Maize.B131];&quot;&quot;)">
            <text:p/>
          </table:table-cell>
          <table:table-cell table:number-columns-repeated="2"/>
        </table:table-row>
        <table:table-row table:style-name="ro1">
          <table:table-cell table:formula="of:=[$Maize.A132]" office:value-type="float" office:value="38.5312965748811" calcext:value-type="float">
            <text:p>38.5312965748811</text:p>
          </table:table-cell>
          <table:table-cell table:formula="of:=IF(AND([.A132]&gt;[$notes.$C$2];[.A132]&lt;[$notes.$C$3]);[$Maize.B132];&quot;&quot;)">
            <text:p/>
          </table:table-cell>
          <table:table-cell table:formula="of:=IF(AND([.A132]&gt;[$notes.$C$3];[.A132]&lt;[$notes.$C$5]);[$Maize.B132];&quot;&quot;)">
            <text:p/>
          </table:table-cell>
          <table:table-cell table:number-columns-repeated="2"/>
        </table:table-row>
        <table:table-row table:style-name="ro1">
          <table:table-cell table:formula="of:=[$Maize.A133]" office:value-type="float" office:value="38.7466099594766" calcext:value-type="float">
            <text:p>38.7466099594766</text:p>
          </table:table-cell>
          <table:table-cell table:formula="of:=IF(AND([.A133]&gt;[$notes.$C$2];[.A133]&lt;[$notes.$C$3]);[$Maize.B133];&quot;&quot;)">
            <text:p/>
          </table:table-cell>
          <table:table-cell table:formula="of:=IF(AND([.A133]&gt;[$notes.$C$3];[.A133]&lt;[$notes.$C$5]);[$Maize.B133];&quot;&quot;)">
            <text:p/>
          </table:table-cell>
          <table:table-cell table:number-columns-repeated="2"/>
        </table:table-row>
        <table:table-row table:style-name="ro1">
          <table:table-cell table:formula="of:=[$Maize.A134]" office:value-type="float" office:value="39.0234414539565" calcext:value-type="float">
            <text:p>39.0234414539565</text:p>
          </table:table-cell>
          <table:table-cell table:formula="of:=IF(AND([.A134]&gt;[$notes.$C$2];[.A134]&lt;[$notes.$C$3]);[$Maize.B134];&quot;&quot;)">
            <text:p/>
          </table:table-cell>
          <table:table-cell table:formula="of:=IF(AND([.A134]&gt;[$notes.$C$3];[.A134]&lt;[$notes.$C$5]);[$Maize.B134];&quot;&quot;)">
            <text:p/>
          </table:table-cell>
          <table:table-cell table:number-columns-repeated="2"/>
        </table:table-row>
        <table:table-row table:style-name="ro1">
          <table:table-cell table:formula="of:=[$Maize.A135]" office:value-type="float" office:value="39.3925501132631" calcext:value-type="float">
            <text:p>39.3925501132631</text:p>
          </table:table-cell>
          <table:table-cell table:formula="of:=IF(AND([.A135]&gt;[$notes.$C$2];[.A135]&lt;[$notes.$C$3]);[$Maize.B135];&quot;&quot;)">
            <text:p/>
          </table:table-cell>
          <table:table-cell table:formula="of:=IF(AND([.A135]&gt;[$notes.$C$3];[.A135]&lt;[$notes.$C$5]);[$Maize.B135];&quot;&quot;)">
            <text:p/>
          </table:table-cell>
          <table:table-cell table:number-columns-repeated="2"/>
        </table:table-row>
        <table:table-row table:style-name="ro1">
          <table:table-cell table:formula="of:=[$Maize.A136]" office:value-type="float" office:value="39.7616587725697" calcext:value-type="float">
            <text:p>39.7616587725697</text:p>
          </table:table-cell>
          <table:table-cell table:formula="of:=IF(AND([.A136]&gt;[$notes.$C$2];[.A136]&lt;[$notes.$C$3]);[$Maize.B136];&quot;&quot;)">
            <text:p/>
          </table:table-cell>
          <table:table-cell table:formula="of:=IF(AND([.A136]&gt;[$notes.$C$3];[.A136]&lt;[$notes.$C$5]);[$Maize.B136];&quot;&quot;)">
            <text:p/>
          </table:table-cell>
          <table:table-cell table:number-columns-repeated="2"/>
        </table:table-row>
        <table:table-row table:style-name="ro1">
          <table:table-cell table:formula="of:=[$Maize.A137]" office:value-type="float" office:value="40.1307674318763" calcext:value-type="float">
            <text:p>40.1307674318763</text:p>
          </table:table-cell>
          <table:table-cell table:formula="of:=IF(AND([.A137]&gt;[$notes.$C$2];[.A137]&lt;[$notes.$C$3]);[$Maize.B137];&quot;&quot;)">
            <text:p/>
          </table:table-cell>
          <table:table-cell table:formula="of:=IF(AND([.A137]&gt;[$notes.$C$3];[.A137]&lt;[$notes.$C$5]);[$Maize.B137];&quot;&quot;)">
            <text:p/>
          </table:table-cell>
          <table:table-cell table:number-columns-repeated="2"/>
        </table:table-row>
        <table:table-row table:style-name="ro1">
          <table:table-cell table:formula="of:=[$Maize.A138]" office:value-type="float" office:value="40.4998760911829" calcext:value-type="float">
            <text:p>40.4998760911829</text:p>
          </table:table-cell>
          <table:table-cell table:formula="of:=IF(AND([.A138]&gt;[$notes.$C$2];[.A138]&lt;[$notes.$C$3]);[$Maize.B138];&quot;&quot;)">
            <text:p/>
          </table:table-cell>
          <table:table-cell table:formula="of:=IF(AND([.A138]&gt;[$notes.$C$3];[.A138]&lt;[$notes.$C$5]);[$Maize.B138];&quot;&quot;)">
            <text:p/>
          </table:table-cell>
          <table:table-cell table:number-columns-repeated="2"/>
        </table:table-row>
        <table:table-row table:style-name="ro1">
          <table:table-cell table:formula="of:=[$Maize.A139]" office:value-type="float" office:value="40.8689847504895" calcext:value-type="float">
            <text:p>40.8689847504895</text:p>
          </table:table-cell>
          <table:table-cell table:formula="of:=IF(AND([.A139]&gt;[$notes.$C$2];[.A139]&lt;[$notes.$C$3]);[$Maize.B139];&quot;&quot;)">
            <text:p/>
          </table:table-cell>
          <table:table-cell table:formula="of:=IF(AND([.A139]&gt;[$notes.$C$3];[.A139]&lt;[$notes.$C$5]);[$Maize.B139];&quot;&quot;)">
            <text:p/>
          </table:table-cell>
          <table:table-cell table:number-columns-repeated="2"/>
        </table:table-row>
        <table:table-row table:style-name="ro1">
          <table:table-cell table:formula="of:=[$Maize.A140]" office:value-type="float" office:value="41.2380934097961" calcext:value-type="float">
            <text:p>41.2380934097961</text:p>
          </table:table-cell>
          <table:table-cell table:formula="of:=IF(AND([.A140]&gt;[$notes.$C$2];[.A140]&lt;[$notes.$C$3]);[$Maize.B140];&quot;&quot;)">
            <text:p/>
          </table:table-cell>
          <table:table-cell table:formula="of:=IF(AND([.A140]&gt;[$notes.$C$3];[.A140]&lt;[$notes.$C$5]);[$Maize.B140];&quot;&quot;)">
            <text:p/>
          </table:table-cell>
          <table:table-cell table:number-columns-repeated="2"/>
        </table:table-row>
        <table:table-row table:style-name="ro1">
          <table:table-cell table:formula="of:=[$Maize.A141]" office:value-type="float" office:value="41.6072020691027" calcext:value-type="float">
            <text:p>41.6072020691027</text:p>
          </table:table-cell>
          <table:table-cell table:formula="of:=IF(AND([.A141]&gt;[$notes.$C$2];[.A141]&lt;[$notes.$C$3]);[$Maize.B141];&quot;&quot;)">
            <text:p/>
          </table:table-cell>
          <table:table-cell table:formula="of:=IF(AND([.A141]&gt;[$notes.$C$3];[.A141]&lt;[$notes.$C$5]);[$Maize.B141];&quot;&quot;)">
            <text:p/>
          </table:table-cell>
          <table:table-cell table:number-columns-repeated="2"/>
        </table:table-row>
        <table:table-row table:style-name="ro1">
          <table:table-cell table:formula="of:=[$Maize.A142]" office:value-type="float" office:value="41.8840335635827" calcext:value-type="float">
            <text:p>41.8840335635827</text:p>
          </table:table-cell>
          <table:table-cell table:formula="of:=IF(AND([.A142]&gt;[$notes.$C$2];[.A142]&lt;[$notes.$C$3]);[$Maize.B142];&quot;&quot;)">
            <text:p/>
          </table:table-cell>
          <table:table-cell table:formula="of:=IF(AND([.A142]&gt;[$notes.$C$3];[.A142]&lt;[$notes.$C$5]);[$Maize.B14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AND([.A143]&gt;[$notes.$B$2];[.A143]&lt;[$notes.$B$3]);[$Soybeans.B14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4]&gt;[$notes.$B$2];[.A144]&lt;[$notes.$B$3]);[$Soybeans.B14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5]&gt;[$notes.$B$2];[.A145]&lt;[$notes.$B$3]);[$Soybeans.B14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6]&gt;[$notes.$B$2];[.A146]&lt;[$notes.$B$3]);[$Soybeans.B14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7]&gt;[$notes.$B$2];[.A147]&lt;[$notes.$B$3]);[$Soybeans.B14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8]&gt;[$notes.$B$2];[.A148]&lt;[$notes.$B$3]);[$Soybeans.B14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49]&gt;[$notes.$B$2];[.A149]&lt;[$notes.$B$3]);[$Soybeans.B14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0]&gt;[$notes.$B$2];[.A150]&lt;[$notes.$B$3]);[$Soybeans.B15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1]&gt;[$notes.$B$2];[.A151]&lt;[$notes.$B$3]);[$Soybeans.B15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2]&gt;[$notes.$B$2];[.A152]&lt;[$notes.$B$3]);[$Soybeans.B15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3]&gt;[$notes.$B$2];[.A153]&lt;[$notes.$B$3]);[$Soybeans.B15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4]&gt;[$notes.$B$2];[.A154]&lt;[$notes.$B$3]);[$Soybeans.B15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5]&gt;[$notes.$B$2];[.A155]&lt;[$notes.$B$3]);[$Soybeans.B15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6]&gt;[$notes.$B$2];[.A156]&lt;[$notes.$B$3]);[$Soybeans.B15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7]&gt;[$notes.$B$2];[.A157]&lt;[$notes.$B$3]);[$Soybeans.B15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8]&gt;[$notes.$B$2];[.A158]&lt;[$notes.$B$3]);[$Soybeans.B15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59]&gt;[$notes.$B$2];[.A159]&lt;[$notes.$B$3]);[$Soybeans.B15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0]&gt;[$notes.$B$2];[.A160]&lt;[$notes.$B$3]);[$Soybeans.B16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1]&gt;[$notes.$B$2];[.A161]&lt;[$notes.$B$3]);[$Soybeans.B16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2]&gt;[$notes.$B$2];[.A162]&lt;[$notes.$B$3]);[$Soybeans.B16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3]&gt;[$notes.$B$2];[.A163]&lt;[$notes.$B$3]);[$Soybeans.B16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4]&gt;[$notes.$B$2];[.A164]&lt;[$notes.$B$3]);[$Soybeans.B16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5]&gt;[$notes.$B$2];[.A165]&lt;[$notes.$B$3]);[$Soybeans.B16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6]&gt;[$notes.$B$2];[.A166]&lt;[$notes.$B$3]);[$Soybeans.B16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7]&gt;[$notes.$B$2];[.A167]&lt;[$notes.$B$3]);[$Soybeans.B16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8]&gt;[$notes.$B$2];[.A168]&lt;[$notes.$B$3]);[$Soybeans.B16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69]&gt;[$notes.$B$2];[.A169]&lt;[$notes.$B$3]);[$Soybeans.B16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0]&gt;[$notes.$B$2];[.A170]&lt;[$notes.$B$3]);[$Soybeans.B17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1]&gt;[$notes.$B$2];[.A171]&lt;[$notes.$B$3]);[$Soybeans.B17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2]&gt;[$notes.$B$2];[.A172]&lt;[$notes.$B$3]);[$Soybeans.B17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3]&gt;[$notes.$B$2];[.A173]&lt;[$notes.$B$3]);[$Soybeans.B17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4]&gt;[$notes.$B$2];[.A174]&lt;[$notes.$B$3]);[$Soybeans.B17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5]&gt;[$notes.$B$2];[.A175]&lt;[$notes.$B$3]);[$Soybeans.B17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6]&gt;[$notes.$B$2];[.A176]&lt;[$notes.$B$3]);[$Soybeans.B17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7]&gt;[$notes.$B$2];[.A177]&lt;[$notes.$B$3]);[$Soybeans.B17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8]&gt;[$notes.$B$2];[.A178]&lt;[$notes.$B$3]);[$Soybeans.B17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9]&gt;[$notes.$B$2];[.A179]&lt;[$notes.$B$3]);[$Soybeans.B17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0]&gt;[$notes.$B$2];[.A180]&lt;[$notes.$B$3]);[$Soybeans.B18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1]&gt;[$notes.$B$2];[.A181]&lt;[$notes.$B$3]);[$Soybeans.B18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2]&gt;[$notes.$B$2];[.A182]&lt;[$notes.$B$3]);[$Soybeans.B18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3]&gt;[$notes.$B$2];[.A183]&lt;[$notes.$B$3]);[$Soybeans.B18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4]&gt;[$notes.$B$2];[.A184]&lt;[$notes.$B$3]);[$Soybeans.B18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5]&gt;[$notes.$B$2];[.A185]&lt;[$notes.$B$3]);[$Soybeans.B18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6]&gt;[$notes.$B$2];[.A186]&lt;[$notes.$B$3]);[$Soybeans.B18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7]&gt;[$notes.$B$2];[.A187]&lt;[$notes.$B$3]);[$Soybeans.B18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8]&gt;[$notes.$B$2];[.A188]&lt;[$notes.$B$3]);[$Soybeans.B18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9]&gt;[$notes.$B$2];[.A189]&lt;[$notes.$B$3]);[$Soybeans.B18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0]&gt;[$notes.$B$2];[.A190]&lt;[$notes.$B$3]);[$Soybeans.B19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1]&gt;[$notes.$B$2];[.A191]&lt;[$notes.$B$3]);[$Soybeans.B19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2]&gt;[$notes.$B$2];[.A192]&lt;[$notes.$B$3]);[$Soybeans.B192];&quot;&quot;)">
            <text:p/>
          </table:table-cell>
          <table:table-cell table:number-columns-repeated="3"/>
        </table:table-row>
      </table:table>
      <table:table table:name="Cotton_fit" table:style-name="ta1">
        <table:shapes>
          <draw:frame draw:z-index="0" draw:style-name="gr1" draw:text-style-name="P1" svg:width="453.51pt" svg:height="255.09pt" svg:x="450.06pt" svg:y="58.05pt">
            <draw:object draw:notify-on-update-of-ranges="Cotton_fit.A2:Cotton_fit.A135 Cotton_fit.B1:Cotton_fit.B1 Cotton_fit.B2:Cotton_fit.B135 Cotton_fit.A2:Cotton_fit.A135 Cotton_fit.C1:Cotton_fit.C1 Cotton_fit.C2:Cotton_fit.C1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Default" office:value-type="string" calcext:value-type="string">
            <text:p>logy(GDD)</text:p>
          </table:table-cell>
          <table:table-cell office:value-type="string" calcext:value-type="string">
            <text:p>logy(EDD)</text:p>
          </table:table-cell>
          <table:table-cell table:number-columns-repeated="2"/>
        </table:table-row>
        <table:table-row table:style-name="ro1">
          <table:table-cell table:formula="of:=[$Cotton.A2]" office:value-type="float" office:value="0.229591836734694" calcext:value-type="float">
            <text:p>0.229591836734694</text:p>
          </table:table-cell>
          <table:table-cell table:formula="of:=IF(AND([.A2]&gt;[$notes.$D$2];[.A2]&lt;[$notes.$D$3]);[$Cotton.B2];&quot;&quot;)">
            <text:p/>
          </table:table-cell>
          <table:table-cell table:formula="of:=IF(AND([.A2]&gt;[$notes.$D$3];[.A2]&lt;[$notes.$D$5]);[$Cotton.B2];&quot;&quot;)">
            <text:p/>
          </table:table-cell>
          <table:table-cell office:value-type="string" calcext:value-type="string">
            <text:p>GDDsens</text:p>
          </table:table-cell>
          <table:table-cell table:formula="of:=SLOPE([.B$1:.B$1048576];[.A$1:.A$1048576])" office:value-type="float" office:value="0.000907195445011024" calcext:value-type="float">
            <text:p>0.000907195445011</text:p>
          </table:table-cell>
        </table:table-row>
        <table:table-row table:style-name="ro1">
          <table:table-cell table:formula="of:=[$Cotton.A3]" office:value-type="float" office:value="0.598739495798319" calcext:value-type="float">
            <text:p>0.598739495798319</text:p>
          </table:table-cell>
          <table:table-cell table:formula="of:=IF(AND([.A3]&gt;[$notes.$D$2];[.A3]&lt;[$notes.$D$3]);[$Cotton.B3];&quot;&quot;)">
            <text:p/>
          </table:table-cell>
          <table:table-cell table:formula="of:=IF(AND([.A3]&gt;[$notes.$D$3];[.A3]&lt;[$notes.$D$5]);[$Cotton.B3];&quot;&quot;)">
            <text:p/>
          </table:table-cell>
          <table:table-cell office:value-type="string" calcext:value-type="string">
            <text:p>EDDsens</text:p>
          </table:table-cell>
          <table:table-cell table:formula="of:=SLOPE([.C$1:.C$1048576];[.A$1:.A$1048576])" office:value-type="float" office:value="-0.00675349453613623" calcext:value-type="float">
            <text:p>-0.006753494536136</text:p>
          </table:table-cell>
        </table:table-row>
        <table:table-row table:style-name="ro1">
          <table:table-cell table:formula="of:=[$Cotton.A4]" office:value-type="float" office:value="0.967887154861945" calcext:value-type="float">
            <text:p>0.967887154861945</text:p>
          </table:table-cell>
          <table:table-cell table:formula="of:=IF(AND([.A4]&gt;[$notes.$D$2];[.A4]&lt;[$notes.$D$3]);[$Cotton.B4];&quot;&quot;)">
            <text:p/>
          </table:table-cell>
          <table:table-cell table:formula="of:=IF(AND([.A4]&gt;[$notes.$D$3];[.A4]&lt;[$notes.$D$5]);[$Cotton.B4];&quot;&quot;)">
            <text:p/>
          </table:table-cell>
          <table:table-cell table:number-columns-repeated="2"/>
        </table:table-row>
        <table:table-row table:style-name="ro1">
          <table:table-cell table:formula="of:=[$Cotton.A5]" office:value-type="float" office:value="1.33703481392557" calcext:value-type="float">
            <text:p>1.33703481392557</text:p>
          </table:table-cell>
          <table:table-cell table:formula="of:=IF(AND([.A5]&gt;[$notes.$D$2];[.A5]&lt;[$notes.$D$3]);[$Cotton.B5];&quot;&quot;)">
            <text:p/>
          </table:table-cell>
          <table:table-cell table:formula="of:=IF(AND([.A5]&gt;[$notes.$D$3];[.A5]&lt;[$notes.$D$5]);[$Cotton.B5];&quot;&quot;)">
            <text:p/>
          </table:table-cell>
          <table:table-cell table:number-columns-repeated="2"/>
        </table:table-row>
        <table:table-row table:style-name="ro1">
          <table:table-cell table:formula="of:=[$Cotton.A6]" office:value-type="float" office:value="1.7061824729892" calcext:value-type="float">
            <text:p>1.7061824729892</text:p>
          </table:table-cell>
          <table:table-cell table:formula="of:=IF(AND([.A6]&gt;[$notes.$D$2];[.A6]&lt;[$notes.$D$3]);[$Cotton.B6];&quot;&quot;)">
            <text:p/>
          </table:table-cell>
          <table:table-cell table:formula="of:=IF(AND([.A6]&gt;[$notes.$D$3];[.A6]&lt;[$notes.$D$5]);[$Cotton.B6];&quot;&quot;)">
            <text:p/>
          </table:table-cell>
          <table:table-cell table:number-columns-repeated="2"/>
        </table:table-row>
        <table:table-row table:style-name="ro1">
          <table:table-cell table:formula="of:=[$Cotton.A7]" office:value-type="float" office:value="1.76770708283313" calcext:value-type="float">
            <text:p>1.76770708283313</text:p>
          </table:table-cell>
          <table:table-cell table:formula="of:=IF(AND([.A7]&gt;[$notes.$D$2];[.A7]&lt;[$notes.$D$3]);[$Cotton.B7];&quot;&quot;)">
            <text:p/>
          </table:table-cell>
          <table:table-cell table:formula="of:=IF(AND([.A7]&gt;[$notes.$D$3];[.A7]&lt;[$notes.$D$5]);[$Cotton.B7];&quot;&quot;)">
            <text:p/>
          </table:table-cell>
          <table:table-cell table:number-columns-repeated="2"/>
        </table:table-row>
        <table:table-row table:style-name="ro1">
          <table:table-cell table:formula="of:=[$Cotton.A8]" office:value-type="float" office:value="2.07533013205282" calcext:value-type="float">
            <text:p>2.07533013205282</text:p>
          </table:table-cell>
          <table:table-cell table:formula="of:=IF(AND([.A8]&gt;[$notes.$D$2];[.A8]&lt;[$notes.$D$3]);[$Cotton.B8];&quot;&quot;)">
            <text:p/>
          </table:table-cell>
          <table:table-cell table:formula="of:=IF(AND([.A8]&gt;[$notes.$D$3];[.A8]&lt;[$notes.$D$5]);[$Cotton.B8];&quot;&quot;)">
            <text:p/>
          </table:table-cell>
          <table:table-cell table:number-columns-repeated="2"/>
        </table:table-row>
        <table:table-row table:style-name="ro1">
          <table:table-cell table:formula="of:=[$Cotton.A9]" office:value-type="float" office:value="2.13685474189676" calcext:value-type="float">
            <text:p>2.13685474189676</text:p>
          </table:table-cell>
          <table:table-cell table:formula="of:=IF(AND([.A9]&gt;[$notes.$D$2];[.A9]&lt;[$notes.$D$3]);[$Cotton.B9];&quot;&quot;)">
            <text:p/>
          </table:table-cell>
          <table:table-cell table:formula="of:=IF(AND([.A9]&gt;[$notes.$D$3];[.A9]&lt;[$notes.$D$5]);[$Cotton.B9];&quot;&quot;)">
            <text:p/>
          </table:table-cell>
          <table:table-cell table:number-columns-repeated="2"/>
        </table:table-row>
        <table:table-row table:style-name="ro1">
          <table:table-cell table:formula="of:=[$Cotton.A10]" office:value-type="float" office:value="2.44447779111645" calcext:value-type="float">
            <text:p>2.44447779111645</text:p>
          </table:table-cell>
          <table:table-cell table:formula="of:=IF(AND([.A10]&gt;[$notes.$D$2];[.A10]&lt;[$notes.$D$3]);[$Cotton.B10];&quot;&quot;)">
            <text:p/>
          </table:table-cell>
          <table:table-cell table:formula="of:=IF(AND([.A10]&gt;[$notes.$D$3];[.A10]&lt;[$notes.$D$5]);[$Cotton.B10];&quot;&quot;)">
            <text:p/>
          </table:table-cell>
          <table:table-cell table:number-columns-repeated="2"/>
        </table:table-row>
        <table:table-row table:style-name="ro1">
          <table:table-cell table:formula="of:=[$Cotton.A11]" office:value-type="float" office:value="2.50600240096038" calcext:value-type="float">
            <text:p>2.50600240096038</text:p>
          </table:table-cell>
          <table:table-cell table:formula="of:=IF(AND([.A11]&gt;[$notes.$D$2];[.A11]&lt;[$notes.$D$3]);[$Cotton.B11];&quot;&quot;)">
            <text:p/>
          </table:table-cell>
          <table:table-cell table:formula="of:=IF(AND([.A11]&gt;[$notes.$D$3];[.A11]&lt;[$notes.$D$5]);[$Cotton.B11];&quot;&quot;)">
            <text:p/>
          </table:table-cell>
          <table:table-cell table:number-columns-repeated="2"/>
        </table:table-row>
        <table:table-row table:style-name="ro1">
          <table:table-cell table:formula="of:=[$Cotton.A12]" office:value-type="float" office:value="2.81362545018007" calcext:value-type="float">
            <text:p>2.81362545018007</text:p>
          </table:table-cell>
          <table:table-cell table:formula="of:=IF(AND([.A12]&gt;[$notes.$D$2];[.A12]&lt;[$notes.$D$3]);[$Cotton.B12];&quot;&quot;)">
            <text:p/>
          </table:table-cell>
          <table:table-cell table:formula="of:=IF(AND([.A12]&gt;[$notes.$D$3];[.A12]&lt;[$notes.$D$5]);[$Cotton.B12];&quot;&quot;)">
            <text:p/>
          </table:table-cell>
          <table:table-cell table:number-columns-repeated="2"/>
        </table:table-row>
        <table:table-row table:style-name="ro1">
          <table:table-cell table:formula="of:=[$Cotton.A13]" office:value-type="float" office:value="2.87515006002401" calcext:value-type="float">
            <text:p>2.87515006002401</text:p>
          </table:table-cell>
          <table:table-cell table:formula="of:=IF(AND([.A13]&gt;[$notes.$D$2];[.A13]&lt;[$notes.$D$3]);[$Cotton.B13];&quot;&quot;)">
            <text:p/>
          </table:table-cell>
          <table:table-cell table:formula="of:=IF(AND([.A13]&gt;[$notes.$D$3];[.A13]&lt;[$notes.$D$5]);[$Cotton.B13];&quot;&quot;)">
            <text:p/>
          </table:table-cell>
          <table:table-cell table:number-columns-repeated="2"/>
        </table:table-row>
        <table:table-row table:style-name="ro1">
          <table:table-cell table:formula="of:=[$Cotton.A14]" office:value-type="float" office:value="3.1827731092437" calcext:value-type="float">
            <text:p>3.1827731092437</text:p>
          </table:table-cell>
          <table:table-cell table:formula="of:=IF(AND([.A14]&gt;[$notes.$D$2];[.A14]&lt;[$notes.$D$3]);[$Cotton.B14];&quot;&quot;)">
            <text:p/>
          </table:table-cell>
          <table:table-cell table:formula="of:=IF(AND([.A14]&gt;[$notes.$D$3];[.A14]&lt;[$notes.$D$5]);[$Cotton.B14];&quot;&quot;)">
            <text:p/>
          </table:table-cell>
          <table:table-cell table:number-columns-repeated="2"/>
        </table:table-row>
        <table:table-row table:style-name="ro1">
          <table:table-cell table:formula="of:=[$Cotton.A15]" office:value-type="float" office:value="3.24429771908764" calcext:value-type="float">
            <text:p>3.24429771908764</text:p>
          </table:table-cell>
          <table:table-cell table:formula="of:=IF(AND([.A15]&gt;[$notes.$D$2];[.A15]&lt;[$notes.$D$3]);[$Cotton.B15];&quot;&quot;)">
            <text:p/>
          </table:table-cell>
          <table:table-cell table:formula="of:=IF(AND([.A15]&gt;[$notes.$D$3];[.A15]&lt;[$notes.$D$5]);[$Cotton.B15];&quot;&quot;)">
            <text:p/>
          </table:table-cell>
          <table:table-cell table:number-columns-repeated="2"/>
        </table:table-row>
        <table:table-row table:style-name="ro1">
          <table:table-cell table:formula="of:=[$Cotton.A16]" office:value-type="float" office:value="3.55192076830732" calcext:value-type="float">
            <text:p>3.55192076830732</text:p>
          </table:table-cell>
          <table:table-cell table:formula="of:=IF(AND([.A16]&gt;[$notes.$D$2];[.A16]&lt;[$notes.$D$3]);[$Cotton.B16];&quot;&quot;)">
            <text:p/>
          </table:table-cell>
          <table:table-cell table:formula="of:=IF(AND([.A16]&gt;[$notes.$D$3];[.A16]&lt;[$notes.$D$5]);[$Cotton.B16];&quot;&quot;)">
            <text:p/>
          </table:table-cell>
          <table:table-cell table:number-columns-repeated="2"/>
        </table:table-row>
        <table:table-row table:style-name="ro1">
          <table:table-cell table:formula="of:=[$Cotton.A17]" office:value-type="float" office:value="3.61344537815126" calcext:value-type="float">
            <text:p>3.61344537815126</text:p>
          </table:table-cell>
          <table:table-cell table:formula="of:=IF(AND([.A17]&gt;[$notes.$D$2];[.A17]&lt;[$notes.$D$3]);[$Cotton.B17];&quot;&quot;)">
            <text:p/>
          </table:table-cell>
          <table:table-cell table:formula="of:=IF(AND([.A17]&gt;[$notes.$D$3];[.A17]&lt;[$notes.$D$5]);[$Cotton.B17];&quot;&quot;)">
            <text:p/>
          </table:table-cell>
          <table:table-cell table:number-columns-repeated="2"/>
        </table:table-row>
        <table:table-row table:style-name="ro1">
          <table:table-cell table:formula="of:=[$Cotton.A18]" office:value-type="float" office:value="3.92106842737095" calcext:value-type="float">
            <text:p>3.92106842737095</text:p>
          </table:table-cell>
          <table:table-cell table:formula="of:=IF(AND([.A18]&gt;[$notes.$D$2];[.A18]&lt;[$notes.$D$3]);[$Cotton.B18];&quot;&quot;)">
            <text:p/>
          </table:table-cell>
          <table:table-cell table:formula="of:=IF(AND([.A18]&gt;[$notes.$D$3];[.A18]&lt;[$notes.$D$5]);[$Cotton.B18];&quot;&quot;)">
            <text:p/>
          </table:table-cell>
          <table:table-cell table:number-columns-repeated="2"/>
        </table:table-row>
        <table:table-row table:style-name="ro1">
          <table:table-cell table:formula="of:=[$Cotton.A19]" office:value-type="float" office:value="3.98259303721488" calcext:value-type="float">
            <text:p>3.98259303721488</text:p>
          </table:table-cell>
          <table:table-cell table:formula="of:=IF(AND([.A19]&gt;[$notes.$D$2];[.A19]&lt;[$notes.$D$3]);[$Cotton.B19];&quot;&quot;)">
            <text:p/>
          </table:table-cell>
          <table:table-cell table:formula="of:=IF(AND([.A19]&gt;[$notes.$D$3];[.A19]&lt;[$notes.$D$5]);[$Cotton.B19];&quot;&quot;)">
            <text:p/>
          </table:table-cell>
          <table:table-cell table:number-columns-repeated="2"/>
        </table:table-row>
        <table:table-row table:style-name="ro1">
          <table:table-cell table:formula="of:=[$Cotton.A20]" office:value-type="float" office:value="4.29021608643457" calcext:value-type="float">
            <text:p>4.29021608643457</text:p>
          </table:table-cell>
          <table:table-cell table:formula="of:=IF(AND([.A20]&gt;[$notes.$D$2];[.A20]&lt;[$notes.$D$3]);[$Cotton.B20];&quot;&quot;)">
            <text:p/>
          </table:table-cell>
          <table:table-cell table:formula="of:=IF(AND([.A20]&gt;[$notes.$D$3];[.A20]&lt;[$notes.$D$5]);[$Cotton.B20];&quot;&quot;)">
            <text:p/>
          </table:table-cell>
          <table:table-cell table:number-columns-repeated="2"/>
        </table:table-row>
        <table:table-row table:style-name="ro1">
          <table:table-cell table:formula="of:=[$Cotton.A21]" office:value-type="float" office:value="4.35174069627851" calcext:value-type="float">
            <text:p>4.35174069627851</text:p>
          </table:table-cell>
          <table:table-cell table:formula="of:=IF(AND([.A21]&gt;[$notes.$D$2];[.A21]&lt;[$notes.$D$3]);[$Cotton.B21];&quot;&quot;)">
            <text:p/>
          </table:table-cell>
          <table:table-cell table:formula="of:=IF(AND([.A21]&gt;[$notes.$D$3];[.A21]&lt;[$notes.$D$5]);[$Cotton.B21];&quot;&quot;)">
            <text:p/>
          </table:table-cell>
          <table:table-cell table:number-columns-repeated="2"/>
        </table:table-row>
        <table:table-row table:style-name="ro1">
          <table:table-cell table:formula="of:=[$Cotton.A22]" office:value-type="float" office:value="4.6593637454982" calcext:value-type="float">
            <text:p>4.6593637454982</text:p>
          </table:table-cell>
          <table:table-cell table:formula="of:=IF(AND([.A22]&gt;[$notes.$D$2];[.A22]&lt;[$notes.$D$3]);[$Cotton.B22];&quot;&quot;)">
            <text:p/>
          </table:table-cell>
          <table:table-cell table:formula="of:=IF(AND([.A22]&gt;[$notes.$D$3];[.A22]&lt;[$notes.$D$5]);[$Cotton.B22];&quot;&quot;)">
            <text:p/>
          </table:table-cell>
          <table:table-cell table:number-columns-repeated="2"/>
        </table:table-row>
        <table:table-row table:style-name="ro1">
          <table:table-cell table:formula="of:=[$Cotton.A23]" office:value-type="float" office:value="5.02851140456182" calcext:value-type="float">
            <text:p>5.02851140456182</text:p>
          </table:table-cell>
          <table:table-cell table:formula="of:=IF(AND([.A23]&gt;[$notes.$D$2];[.A23]&lt;[$notes.$D$3]);[$Cotton.B23];&quot;&quot;)">
            <text:p/>
          </table:table-cell>
          <table:table-cell table:formula="of:=IF(AND([.A23]&gt;[$notes.$D$3];[.A23]&lt;[$notes.$D$5]);[$Cotton.B23];&quot;&quot;)">
            <text:p/>
          </table:table-cell>
          <table:table-cell table:number-columns-repeated="2"/>
        </table:table-row>
        <table:table-row table:style-name="ro1">
          <table:table-cell table:formula="of:=[$Cotton.A24]" office:value-type="float" office:value="5.39765906362545" calcext:value-type="float">
            <text:p>5.39765906362545</text:p>
          </table:table-cell>
          <table:table-cell table:formula="of:=IF(AND([.A24]&gt;[$notes.$D$2];[.A24]&lt;[$notes.$D$3]);[$Cotton.B24];&quot;&quot;)">
            <text:p/>
          </table:table-cell>
          <table:table-cell table:formula="of:=IF(AND([.A24]&gt;[$notes.$D$3];[.A24]&lt;[$notes.$D$5]);[$Cotton.B24];&quot;&quot;)">
            <text:p/>
          </table:table-cell>
          <table:table-cell table:number-columns-repeated="2"/>
        </table:table-row>
        <table:table-row table:style-name="ro1">
          <table:table-cell table:formula="of:=[$Cotton.A25]" office:value-type="float" office:value="5.76680672268908" calcext:value-type="float">
            <text:p>5.76680672268908</text:p>
          </table:table-cell>
          <table:table-cell table:formula="of:=IF(AND([.A25]&gt;[$notes.$D$2];[.A25]&lt;[$notes.$D$3]);[$Cotton.B25];&quot;&quot;)">
            <text:p/>
          </table:table-cell>
          <table:table-cell table:formula="of:=IF(AND([.A25]&gt;[$notes.$D$3];[.A25]&lt;[$notes.$D$5]);[$Cotton.B25];&quot;&quot;)">
            <text:p/>
          </table:table-cell>
          <table:table-cell table:number-columns-repeated="2"/>
        </table:table-row>
        <table:table-row table:style-name="ro1">
          <table:table-cell table:formula="of:=[$Cotton.A26]" office:value-type="float" office:value="6.1359543817527" calcext:value-type="float">
            <text:p>6.1359543817527</text:p>
          </table:table-cell>
          <table:table-cell table:formula="of:=IF(AND([.A26]&gt;[$notes.$D$2];[.A26]&lt;[$notes.$D$3]);[$Cotton.B26];&quot;&quot;)">
            <text:p/>
          </table:table-cell>
          <table:table-cell table:formula="of:=IF(AND([.A26]&gt;[$notes.$D$3];[.A26]&lt;[$notes.$D$5]);[$Cotton.B26];&quot;&quot;)">
            <text:p/>
          </table:table-cell>
          <table:table-cell table:number-columns-repeated="2"/>
        </table:table-row>
        <table:table-row table:style-name="ro1">
          <table:table-cell table:formula="of:=[$Cotton.A27]" office:value-type="float" office:value="6.50510204081633" calcext:value-type="float">
            <text:p>6.50510204081633</text:p>
          </table:table-cell>
          <table:table-cell table:formula="of:=IF(AND([.A27]&gt;[$notes.$D$2];[.A27]&lt;[$notes.$D$3]);[$Cotton.B27];&quot;&quot;)">
            <text:p/>
          </table:table-cell>
          <table:table-cell table:formula="of:=IF(AND([.A27]&gt;[$notes.$D$3];[.A27]&lt;[$notes.$D$5]);[$Cotton.B27];&quot;&quot;)">
            <text:p/>
          </table:table-cell>
          <table:table-cell table:number-columns-repeated="2"/>
        </table:table-row>
        <table:table-row table:style-name="ro1">
          <table:table-cell table:formula="of:=[$Cotton.A28]" office:value-type="float" office:value="6.87424969987995" calcext:value-type="float">
            <text:p>6.87424969987995</text:p>
          </table:table-cell>
          <table:table-cell table:formula="of:=IF(AND([.A28]&gt;[$notes.$D$2];[.A28]&lt;[$notes.$D$3]);[$Cotton.B28];&quot;&quot;)">
            <text:p/>
          </table:table-cell>
          <table:table-cell table:formula="of:=IF(AND([.A28]&gt;[$notes.$D$3];[.A28]&lt;[$notes.$D$5]);[$Cotton.B28];&quot;&quot;)">
            <text:p/>
          </table:table-cell>
          <table:table-cell table:number-columns-repeated="2"/>
        </table:table-row>
        <table:table-row table:style-name="ro1">
          <table:table-cell table:formula="of:=[$Cotton.A29]" office:value-type="float" office:value="7.24339735894358" calcext:value-type="float">
            <text:p>7.24339735894358</text:p>
          </table:table-cell>
          <table:table-cell table:formula="of:=IF(AND([.A29]&gt;[$notes.$D$2];[.A29]&lt;[$notes.$D$3]);[$Cotton.B29];&quot;&quot;)">
            <text:p/>
          </table:table-cell>
          <table:table-cell table:formula="of:=IF(AND([.A29]&gt;[$notes.$D$3];[.A29]&lt;[$notes.$D$5]);[$Cotton.B29];&quot;&quot;)">
            <text:p/>
          </table:table-cell>
          <table:table-cell table:number-columns-repeated="2"/>
        </table:table-row>
        <table:table-row table:style-name="ro1">
          <table:table-cell table:formula="of:=[$Cotton.A30]" office:value-type="float" office:value="7.6125450180072" calcext:value-type="float">
            <text:p>7.6125450180072</text:p>
          </table:table-cell>
          <table:table-cell table:formula="of:=IF(AND([.A30]&gt;[$notes.$D$2];[.A30]&lt;[$notes.$D$3]);[$Cotton.B30];&quot;&quot;)">
            <text:p/>
          </table:table-cell>
          <table:table-cell table:formula="of:=IF(AND([.A30]&gt;[$notes.$D$3];[.A30]&lt;[$notes.$D$5]);[$Cotton.B30];&quot;&quot;)">
            <text:p/>
          </table:table-cell>
          <table:table-cell table:number-columns-repeated="2"/>
        </table:table-row>
        <table:table-row table:style-name="ro1">
          <table:table-cell table:formula="of:=[$Cotton.A31]" office:value-type="float" office:value="7.98169267707083" calcext:value-type="float">
            <text:p>7.98169267707083</text:p>
          </table:table-cell>
          <table:table-cell table:formula="of:=IF(AND([.A31]&gt;[$notes.$D$2];[.A31]&lt;[$notes.$D$3]);[$Cotton.B31];&quot;&quot;)">
            <text:p/>
          </table:table-cell>
          <table:table-cell table:formula="of:=IF(AND([.A31]&gt;[$notes.$D$3];[.A31]&lt;[$notes.$D$5]);[$Cotton.B31];&quot;&quot;)">
            <text:p/>
          </table:table-cell>
          <table:table-cell table:number-columns-repeated="2"/>
        </table:table-row>
        <table:table-row table:style-name="ro1">
          <table:table-cell table:formula="of:=[$Cotton.A32]" office:value-type="float" office:value="8.35084033613445" calcext:value-type="float">
            <text:p>8.35084033613445</text:p>
          </table:table-cell>
          <table:table-cell table:formula="of:=IF(AND([.A32]&gt;[$notes.$D$2];[.A32]&lt;[$notes.$D$3]);[$Cotton.B32];&quot;&quot;)">
            <text:p/>
          </table:table-cell>
          <table:table-cell table:formula="of:=IF(AND([.A32]&gt;[$notes.$D$3];[.A32]&lt;[$notes.$D$5]);[$Cotton.B32];&quot;&quot;)">
            <text:p/>
          </table:table-cell>
          <table:table-cell table:number-columns-repeated="2"/>
        </table:table-row>
        <table:table-row table:style-name="ro1">
          <table:table-cell table:formula="of:=[$Cotton.A33]" office:value-type="float" office:value="8.71998799519808" calcext:value-type="float">
            <text:p>8.71998799519808</text:p>
          </table:table-cell>
          <table:table-cell table:formula="of:=IF(AND([.A33]&gt;[$notes.$D$2];[.A33]&lt;[$notes.$D$3]);[$Cotton.B33];&quot;&quot;)">
            <text:p/>
          </table:table-cell>
          <table:table-cell table:formula="of:=IF(AND([.A33]&gt;[$notes.$D$3];[.A33]&lt;[$notes.$D$5]);[$Cotton.B33];&quot;&quot;)">
            <text:p/>
          </table:table-cell>
          <table:table-cell table:number-columns-repeated="2"/>
        </table:table-row>
        <table:table-row table:style-name="ro1">
          <table:table-cell table:formula="of:=[$Cotton.A34]" office:value-type="float" office:value="9.08913565426171" calcext:value-type="float">
            <text:p>9.08913565426171</text:p>
          </table:table-cell>
          <table:table-cell table:formula="of:=IF(AND([.A34]&gt;[$notes.$D$2];[.A34]&lt;[$notes.$D$3]);[$Cotton.B34];&quot;&quot;)">
            <text:p/>
          </table:table-cell>
          <table:table-cell table:formula="of:=IF(AND([.A34]&gt;[$notes.$D$3];[.A34]&lt;[$notes.$D$5]);[$Cotton.B34];&quot;&quot;)">
            <text:p/>
          </table:table-cell>
          <table:table-cell table:number-columns-repeated="2"/>
        </table:table-row>
        <table:table-row table:style-name="ro1">
          <table:table-cell table:formula="of:=[$Cotton.A35]" office:value-type="float" office:value="9.45828331332533" calcext:value-type="float">
            <text:p>9.45828331332533</text:p>
          </table:table-cell>
          <table:table-cell table:formula="of:=IF(AND([.A35]&gt;[$notes.$D$2];[.A35]&lt;[$notes.$D$3]);[$Cotton.B35];&quot;&quot;)">
            <text:p/>
          </table:table-cell>
          <table:table-cell table:formula="of:=IF(AND([.A35]&gt;[$notes.$D$3];[.A35]&lt;[$notes.$D$5]);[$Cotton.B35];&quot;&quot;)">
            <text:p/>
          </table:table-cell>
          <table:table-cell table:number-columns-repeated="2"/>
        </table:table-row>
        <table:table-row table:style-name="ro1">
          <table:table-cell table:formula="of:=[$Cotton.A36]" office:value-type="float" office:value="9.82743097238896" calcext:value-type="float">
            <text:p>9.82743097238896</text:p>
          </table:table-cell>
          <table:table-cell table:formula="of:=IF(AND([.A36]&gt;[$notes.$D$2];[.A36]&lt;[$notes.$D$3]);[$Cotton.B36];&quot;&quot;)">
            <text:p/>
          </table:table-cell>
          <table:table-cell table:formula="of:=IF(AND([.A36]&gt;[$notes.$D$3];[.A36]&lt;[$notes.$D$5]);[$Cotton.B36];&quot;&quot;)">
            <text:p/>
          </table:table-cell>
          <table:table-cell table:number-columns-repeated="2"/>
        </table:table-row>
        <table:table-row table:style-name="ro1">
          <table:table-cell table:formula="of:=[$Cotton.A37]" office:value-type="float" office:value="10.1965786314526" calcext:value-type="float">
            <text:p>10.1965786314526</text:p>
          </table:table-cell>
          <table:table-cell table:formula="of:=IF(AND([.A37]&gt;[$notes.$D$2];[.A37]&lt;[$notes.$D$3]);[$Cotton.B37];&quot;&quot;)">
            <text:p/>
          </table:table-cell>
          <table:table-cell table:formula="of:=IF(AND([.A37]&gt;[$notes.$D$3];[.A37]&lt;[$notes.$D$5]);[$Cotton.B37];&quot;&quot;)">
            <text:p/>
          </table:table-cell>
          <table:table-cell table:number-columns-repeated="2"/>
        </table:table-row>
        <table:table-row table:style-name="ro1">
          <table:table-cell table:formula="of:=[$Cotton.A38]" office:value-type="float" office:value="10.5657262905162" calcext:value-type="float">
            <text:p>10.5657262905162</text:p>
          </table:table-cell>
          <table:table-cell table:formula="of:=IF(AND([.A38]&gt;[$notes.$D$2];[.A38]&lt;[$notes.$D$3]);[$Cotton.B38];&quot;&quot;)">
            <text:p/>
          </table:table-cell>
          <table:table-cell table:formula="of:=IF(AND([.A38]&gt;[$notes.$D$3];[.A38]&lt;[$notes.$D$5]);[$Cotton.B38];&quot;&quot;)">
            <text:p/>
          </table:table-cell>
          <table:table-cell table:number-columns-repeated="2"/>
        </table:table-row>
        <table:table-row table:style-name="ro1">
          <table:table-cell table:formula="of:=[$Cotton.A39]" office:value-type="float" office:value="10.9348739495798" calcext:value-type="float">
            <text:p>10.9348739495798</text:p>
          </table:table-cell>
          <table:table-cell table:formula="of:=IF(AND([.A39]&gt;[$notes.$D$2];[.A39]&lt;[$notes.$D$3]);[$Cotton.B39];&quot;&quot;)">
            <text:p/>
          </table:table-cell>
          <table:table-cell table:formula="of:=IF(AND([.A39]&gt;[$notes.$D$3];[.A39]&lt;[$notes.$D$5]);[$Cotton.B39];&quot;&quot;)">
            <text:p/>
          </table:table-cell>
          <table:table-cell table:number-columns-repeated="2"/>
        </table:table-row>
        <table:table-row table:style-name="ro1">
          <table:table-cell table:formula="of:=[$Cotton.A40]" office:value-type="float" office:value="11.3040216086435" calcext:value-type="float">
            <text:p>11.3040216086435</text:p>
          </table:table-cell>
          <table:table-cell table:formula="of:=IF(AND([.A40]&gt;[$notes.$D$2];[.A40]&lt;[$notes.$D$3]);[$Cotton.B40];&quot;&quot;)">
            <text:p/>
          </table:table-cell>
          <table:table-cell table:formula="of:=IF(AND([.A40]&gt;[$notes.$D$3];[.A40]&lt;[$notes.$D$5]);[$Cotton.B40];&quot;&quot;)">
            <text:p/>
          </table:table-cell>
          <table:table-cell table:number-columns-repeated="2"/>
        </table:table-row>
        <table:table-row table:style-name="ro1">
          <table:table-cell table:formula="of:=[$Cotton.A41]" office:value-type="float" office:value="11.6731692677071" calcext:value-type="float">
            <text:p>11.6731692677071</text:p>
          </table:table-cell>
          <table:table-cell table:formula="of:=IF(AND([.A41]&gt;[$notes.$D$2];[.A41]&lt;[$notes.$D$3]);[$Cotton.B41];&quot;&quot;)">
            <text:p/>
          </table:table-cell>
          <table:table-cell table:formula="of:=IF(AND([.A41]&gt;[$notes.$D$3];[.A41]&lt;[$notes.$D$5]);[$Cotton.B41];&quot;&quot;)">
            <text:p/>
          </table:table-cell>
          <table:table-cell table:number-columns-repeated="2"/>
        </table:table-row>
        <table:table-row table:style-name="ro1">
          <table:table-cell table:formula="of:=[$Cotton.A42]" office:value-type="float" office:value="12.0423169267707" calcext:value-type="float">
            <text:p>12.0423169267707</text:p>
          </table:table-cell>
          <table:table-cell table:formula="of:=IF(AND([.A42]&gt;[$notes.$D$2];[.A42]&lt;[$notes.$D$3]);[$Cotton.B42];&quot;&quot;)">
            <text:p/>
          </table:table-cell>
          <table:table-cell table:formula="of:=IF(AND([.A42]&gt;[$notes.$D$3];[.A42]&lt;[$notes.$D$5]);[$Cotton.B42];&quot;&quot;)">
            <text:p/>
          </table:table-cell>
          <table:table-cell table:number-columns-repeated="2"/>
        </table:table-row>
        <table:table-row table:style-name="ro1">
          <table:table-cell table:formula="of:=[$Cotton.A43]" office:value-type="float" office:value="12.4114645858343" calcext:value-type="float">
            <text:p>12.4114645858343</text:p>
          </table:table-cell>
          <table:table-cell table:formula="of:=IF(AND([.A43]&gt;[$notes.$D$2];[.A43]&lt;[$notes.$D$3]);[$Cotton.B43];&quot;&quot;)">
            <text:p/>
          </table:table-cell>
          <table:table-cell table:formula="of:=IF(AND([.A43]&gt;[$notes.$D$3];[.A43]&lt;[$notes.$D$5]);[$Cotton.B43];&quot;&quot;)">
            <text:p/>
          </table:table-cell>
          <table:table-cell table:number-columns-repeated="2"/>
        </table:table-row>
        <table:table-row table:style-name="ro1">
          <table:table-cell table:formula="of:=[$Cotton.A44]" office:value-type="float" office:value="12.780612244898" calcext:value-type="float">
            <text:p>12.780612244898</text:p>
          </table:table-cell>
          <table:table-cell table:formula="of:=IF(AND([.A44]&gt;[$notes.$D$2];[.A44]&lt;[$notes.$D$3]);[$Cotton.B44];&quot;&quot;)">
            <text:p/>
          </table:table-cell>
          <table:table-cell table:formula="of:=IF(AND([.A44]&gt;[$notes.$D$3];[.A44]&lt;[$notes.$D$5]);[$Cotton.B44];&quot;&quot;)">
            <text:p/>
          </table:table-cell>
          <table:table-cell table:number-columns-repeated="2"/>
        </table:table-row>
        <table:table-row table:style-name="ro1">
          <table:table-cell table:formula="of:=[$Cotton.A45]" office:value-type="float" office:value="13.1497599039616" calcext:value-type="float">
            <text:p>13.1497599039616</text:p>
          </table:table-cell>
          <table:table-cell table:formula="of:=IF(AND([.A45]&gt;[$notes.$D$2];[.A45]&lt;[$notes.$D$3]);[$Cotton.B45];&quot;&quot;)">
            <text:p/>
          </table:table-cell>
          <table:table-cell table:formula="of:=IF(AND([.A45]&gt;[$notes.$D$3];[.A45]&lt;[$notes.$D$5]);[$Cotton.B45];&quot;&quot;)">
            <text:p/>
          </table:table-cell>
          <table:table-cell table:number-columns-repeated="2"/>
        </table:table-row>
        <table:table-row table:style-name="ro1">
          <table:table-cell table:formula="of:=[$Cotton.A46]" office:value-type="float" office:value="13.5189075630252" calcext:value-type="float">
            <text:p>13.5189075630252</text:p>
          </table:table-cell>
          <table:table-cell table:formula="of:=IF(AND([.A46]&gt;[$notes.$D$2];[.A46]&lt;[$notes.$D$3]);[$Cotton.B46];&quot;&quot;)">
            <text:p/>
          </table:table-cell>
          <table:table-cell table:formula="of:=IF(AND([.A46]&gt;[$notes.$D$3];[.A46]&lt;[$notes.$D$5]);[$Cotton.B46];&quot;&quot;)">
            <text:p/>
          </table:table-cell>
          <table:table-cell table:number-columns-repeated="2"/>
        </table:table-row>
        <table:table-row table:style-name="ro1">
          <table:table-cell table:formula="of:=[$Cotton.A47]" office:value-type="float" office:value="13.8880552220888" calcext:value-type="float">
            <text:p>13.8880552220888</text:p>
          </table:table-cell>
          <table:table-cell table:formula="of:=IF(AND([.A47]&gt;[$notes.$D$2];[.A47]&lt;[$notes.$D$3]);[$Cotton.B47];&quot;&quot;)">
            <text:p/>
          </table:table-cell>
          <table:table-cell table:formula="of:=IF(AND([.A47]&gt;[$notes.$D$3];[.A47]&lt;[$notes.$D$5]);[$Cotton.B47];&quot;&quot;)">
            <text:p/>
          </table:table-cell>
          <table:table-cell table:number-columns-repeated="2"/>
        </table:table-row>
        <table:table-row table:style-name="ro1">
          <table:table-cell table:formula="of:=[$Cotton.A48]" office:value-type="float" office:value="14.2572028811525" calcext:value-type="float">
            <text:p>14.2572028811525</text:p>
          </table:table-cell>
          <table:table-cell table:formula="of:=IF(AND([.A48]&gt;[$notes.$D$2];[.A48]&lt;[$notes.$D$3]);[$Cotton.B48];&quot;&quot;)">
            <text:p/>
          </table:table-cell>
          <table:table-cell table:formula="of:=IF(AND([.A48]&gt;[$notes.$D$3];[.A48]&lt;[$notes.$D$5]);[$Cotton.B48];&quot;&quot;)">
            <text:p/>
          </table:table-cell>
          <table:table-cell table:number-columns-repeated="2"/>
        </table:table-row>
        <table:table-row table:style-name="ro1">
          <table:table-cell table:formula="of:=[$Cotton.A49]" office:value-type="float" office:value="14.6263505402161" calcext:value-type="float">
            <text:p>14.6263505402161</text:p>
          </table:table-cell>
          <table:table-cell table:formula="of:=IF(AND([.A49]&gt;[$notes.$D$2];[.A49]&lt;[$notes.$D$3]);[$Cotton.B49];&quot;&quot;)">
            <text:p/>
          </table:table-cell>
          <table:table-cell table:formula="of:=IF(AND([.A49]&gt;[$notes.$D$3];[.A49]&lt;[$notes.$D$5]);[$Cotton.B49];&quot;&quot;)">
            <text:p/>
          </table:table-cell>
          <table:table-cell table:number-columns-repeated="2"/>
        </table:table-row>
        <table:table-row table:style-name="ro1">
          <table:table-cell table:formula="of:=[$Cotton.A50]" office:value-type="float" office:value="14.9954981992797" calcext:value-type="float">
            <text:p>14.9954981992797</text:p>
          </table:table-cell>
          <table:table-cell table:formula="of:=IF(AND([.A50]&gt;[$notes.$D$2];[.A50]&lt;[$notes.$D$3]);[$Cotton.B50];&quot;&quot;)">
            <text:p/>
          </table:table-cell>
          <table:table-cell table:formula="of:=IF(AND([.A50]&gt;[$notes.$D$3];[.A50]&lt;[$notes.$D$5]);[$Cotton.B50];&quot;&quot;)">
            <text:p/>
          </table:table-cell>
          <table:table-cell table:number-columns-repeated="2"/>
        </table:table-row>
        <table:table-row table:style-name="ro1">
          <table:table-cell table:formula="of:=[$Cotton.A51]" office:value-type="float" office:value="15.3646458583433" calcext:value-type="float">
            <text:p>15.3646458583433</text:p>
          </table:table-cell>
          <table:table-cell table:formula="of:=IF(AND([.A51]&gt;[$notes.$D$2];[.A51]&lt;[$notes.$D$3]);[$Cotton.B51];&quot;&quot;)" office:value-type="float" office:value="-0.00301947408644456" calcext:value-type="float">
            <text:p>-0.003019474086445</text:p>
          </table:table-cell>
          <table:table-cell table:formula="of:=IF(AND([.A51]&gt;[$notes.$D$3];[.A51]&lt;[$notes.$D$5]);[$Cotton.B51];&quot;&quot;)">
            <text:p/>
          </table:table-cell>
          <table:table-cell table:number-columns-repeated="2"/>
        </table:table-row>
        <table:table-row table:style-name="ro1">
          <table:table-cell table:formula="of:=[$Cotton.A52]" office:value-type="float" office:value="15.733793517407" calcext:value-type="float">
            <text:p>15.733793517407</text:p>
          </table:table-cell>
          <table:table-cell table:formula="of:=IF(AND([.A52]&gt;[$notes.$D$2];[.A52]&lt;[$notes.$D$3]);[$Cotton.B52];&quot;&quot;)" office:value-type="float" office:value="-0.00267131818053157" calcext:value-type="float">
            <text:p>-0.002671318180532</text:p>
          </table:table-cell>
          <table:table-cell table:formula="of:=IF(AND([.A52]&gt;[$notes.$D$3];[.A52]&lt;[$notes.$D$5]);[$Cotton.B52];&quot;&quot;)">
            <text:p/>
          </table:table-cell>
          <table:table-cell table:number-columns-repeated="2"/>
        </table:table-row>
        <table:table-row table:style-name="ro1">
          <table:table-cell table:formula="of:=[$Cotton.A53]" office:value-type="float" office:value="16.1029411764706" calcext:value-type="float">
            <text:p>16.1029411764706</text:p>
          </table:table-cell>
          <table:table-cell table:formula="of:=IF(AND([.A53]&gt;[$notes.$D$2];[.A53]&lt;[$notes.$D$3]);[$Cotton.B53];&quot;&quot;)" office:value-type="float" office:value="-0.00232316227461858" calcext:value-type="float">
            <text:p>-0.002323162274619</text:p>
          </table:table-cell>
          <table:table-cell table:formula="of:=IF(AND([.A53]&gt;[$notes.$D$3];[.A53]&lt;[$notes.$D$5]);[$Cotton.B53];&quot;&quot;)">
            <text:p/>
          </table:table-cell>
          <table:table-cell table:number-columns-repeated="2"/>
        </table:table-row>
        <table:table-row table:style-name="ro1">
          <table:table-cell table:formula="of:=[$Cotton.A54]" office:value-type="float" office:value="16.4720888355342" calcext:value-type="float">
            <text:p>16.4720888355342</text:p>
          </table:table-cell>
          <table:table-cell table:formula="of:=IF(AND([.A54]&gt;[$notes.$D$2];[.A54]&lt;[$notes.$D$3]);[$Cotton.B54];&quot;&quot;)" office:value-type="float" office:value="-0.00203303235302443" calcext:value-type="float">
            <text:p>-0.002033032353024</text:p>
          </table:table-cell>
          <table:table-cell table:formula="of:=IF(AND([.A54]&gt;[$notes.$D$3];[.A54]&lt;[$notes.$D$5]);[$Cotton.B54];&quot;&quot;)">
            <text:p/>
          </table:table-cell>
          <table:table-cell table:number-columns-repeated="2"/>
        </table:table-row>
        <table:table-row table:style-name="ro1">
          <table:table-cell table:formula="of:=[$Cotton.A55]" office:value-type="float" office:value="16.8412364945978" calcext:value-type="float">
            <text:p>16.8412364945978</text:p>
          </table:table-cell>
          <table:table-cell table:formula="of:=IF(AND([.A55]&gt;[$notes.$D$2];[.A55]&lt;[$notes.$D$3]);[$Cotton.B55];&quot;&quot;)" office:value-type="float" office:value="-0.00166553445233849" calcext:value-type="float">
            <text:p>-0.001665534452338</text:p>
          </table:table-cell>
          <table:table-cell table:formula="of:=IF(AND([.A55]&gt;[$notes.$D$3];[.A55]&lt;[$notes.$D$5]);[$Cotton.B55];&quot;&quot;)">
            <text:p/>
          </table:table-cell>
          <table:table-cell table:number-columns-repeated="2"/>
        </table:table-row>
        <table:table-row table:style-name="ro1">
          <table:table-cell table:formula="of:=[$Cotton.A56]" office:value-type="float" office:value="17.2103841536615" calcext:value-type="float">
            <text:p>17.2103841536615</text:p>
          </table:table-cell>
          <table:table-cell table:formula="of:=IF(AND([.A56]&gt;[$notes.$D$2];[.A56]&lt;[$notes.$D$3]);[$Cotton.B56];&quot;&quot;)" office:value-type="float" office:value="-0.0013560625359714" calcext:value-type="float">
            <text:p>-0.001356062535971</text:p>
          </table:table-cell>
          <table:table-cell table:formula="of:=IF(AND([.A56]&gt;[$notes.$D$3];[.A56]&lt;[$notes.$D$5]);[$Cotton.B56];&quot;&quot;)">
            <text:p/>
          </table:table-cell>
          <table:table-cell table:number-columns-repeated="2"/>
        </table:table-row>
        <table:table-row table:style-name="ro1">
          <table:table-cell table:formula="of:=[$Cotton.A57]" office:value-type="float" office:value="17.5795318127251" calcext:value-type="float">
            <text:p>17.5795318127251</text:p>
          </table:table-cell>
          <table:table-cell table:formula="of:=IF(AND([.A57]&gt;[$notes.$D$2];[.A57]&lt;[$notes.$D$3]);[$Cotton.B57];&quot;&quot;)" office:value-type="float" office:value="-0.00096922264051251" calcext:value-type="float">
            <text:p>-0.000969222640513</text:p>
          </table:table-cell>
          <table:table-cell table:formula="of:=IF(AND([.A57]&gt;[$notes.$D$3];[.A57]&lt;[$notes.$D$5]);[$Cotton.B57];&quot;&quot;)">
            <text:p/>
          </table:table-cell>
          <table:table-cell table:number-columns-repeated="2"/>
        </table:table-row>
        <table:table-row table:style-name="ro1">
          <table:table-cell table:formula="of:=[$Cotton.A58]" office:value-type="float" office:value="17.9486794717887" calcext:value-type="float">
            <text:p>17.9486794717887</text:p>
          </table:table-cell>
          <table:table-cell table:formula="of:=IF(AND([.A58]&gt;[$notes.$D$2];[.A58]&lt;[$notes.$D$3]);[$Cotton.B58];&quot;&quot;)" office:value-type="float" office:value="-0.000659750724145418" calcext:value-type="float">
            <text:p>-0.000659750724145</text:p>
          </table:table-cell>
          <table:table-cell table:formula="of:=IF(AND([.A58]&gt;[$notes.$D$3];[.A58]&lt;[$notes.$D$5]);[$Cotton.B58];&quot;&quot;)">
            <text:p/>
          </table:table-cell>
          <table:table-cell table:number-columns-repeated="2"/>
        </table:table-row>
        <table:table-row table:style-name="ro1">
          <table:table-cell table:formula="of:=[$Cotton.A59]" office:value-type="float" office:value="18.3178271308523" calcext:value-type="float">
            <text:p>18.3178271308523</text:p>
          </table:table-cell>
          <table:table-cell table:formula="of:=IF(AND([.A59]&gt;[$notes.$D$2];[.A59]&lt;[$notes.$D$3]);[$Cotton.B59];&quot;&quot;)" office:value-type="float" office:value="-0.000350278807778312" calcext:value-type="float">
            <text:p>-0.000350278807778</text:p>
          </table:table-cell>
          <table:table-cell table:formula="of:=IF(AND([.A59]&gt;[$notes.$D$3];[.A59]&lt;[$notes.$D$5]);[$Cotton.B59];&quot;&quot;)">
            <text:p/>
          </table:table-cell>
          <table:table-cell table:number-columns-repeated="2"/>
        </table:table-row>
        <table:table-row table:style-name="ro1">
          <table:table-cell table:formula="of:=[$Cotton.A60]" office:value-type="float" office:value="18.686974789916" calcext:value-type="float">
            <text:p>18.686974789916</text:p>
          </table:table-cell>
          <table:table-cell table:formula="of:=IF(AND([.A60]&gt;[$notes.$D$2];[.A60]&lt;[$notes.$D$3]);[$Cotton.B60];&quot;&quot;)" office:value-type="float" office:value="-0.00000212290186532571" calcext:value-type="float">
            <text:p>-2.12290186532571E-06</text:p>
          </table:table-cell>
          <table:table-cell table:formula="of:=IF(AND([.A60]&gt;[$notes.$D$3];[.A60]&lt;[$notes.$D$5]);[$Cotton.B60];&quot;&quot;)">
            <text:p/>
          </table:table-cell>
          <table:table-cell table:number-columns-repeated="2"/>
        </table:table-row>
        <table:table-row table:style-name="ro1">
          <table:table-cell table:formula="of:=[$Cotton.A61]" office:value-type="float" office:value="19.0561224489796" calcext:value-type="float">
            <text:p>19.0561224489796</text:p>
          </table:table-cell>
          <table:table-cell table:formula="of:=IF(AND([.A61]&gt;[$notes.$D$2];[.A61]&lt;[$notes.$D$3]);[$Cotton.B61];&quot;&quot;)" office:value-type="float" office:value="0.000346033004047667" calcext:value-type="float">
            <text:p>0.000346033004048</text:p>
          </table:table-cell>
          <table:table-cell table:formula="of:=IF(AND([.A61]&gt;[$notes.$D$3];[.A61]&lt;[$notes.$D$5]);[$Cotton.B61];&quot;&quot;)">
            <text:p/>
          </table:table-cell>
          <table:table-cell table:number-columns-repeated="2"/>
        </table:table-row>
        <table:table-row table:style-name="ro1">
          <table:table-cell table:formula="of:=[$Cotton.A62]" office:value-type="float" office:value="19.4252701080432" calcext:value-type="float">
            <text:p>19.4252701080432</text:p>
          </table:table-cell>
          <table:table-cell table:formula="of:=IF(AND([.A62]&gt;[$notes.$D$2];[.A62]&lt;[$notes.$D$3]);[$Cotton.B62];&quot;&quot;)" office:value-type="float" office:value="0.000694188909960657" calcext:value-type="float">
            <text:p>0.000694188909961</text:p>
          </table:table-cell>
          <table:table-cell table:formula="of:=IF(AND([.A62]&gt;[$notes.$D$3];[.A62]&lt;[$notes.$D$5]);[$Cotton.B62];&quot;&quot;)">
            <text:p/>
          </table:table-cell>
          <table:table-cell table:number-columns-repeated="2"/>
        </table:table-row>
        <table:table-row table:style-name="ro1">
          <table:table-cell table:formula="of:=[$Cotton.A63]" office:value-type="float" office:value="19.7944177671068" calcext:value-type="float">
            <text:p>19.7944177671068</text:p>
          </table:table-cell>
          <table:table-cell table:formula="of:=IF(AND([.A63]&gt;[$notes.$D$2];[.A63]&lt;[$notes.$D$3]);[$Cotton.B63];&quot;&quot;)" office:value-type="float" office:value="0.00100366082632776" calcext:value-type="float">
            <text:p>0.001003660826328</text:p>
          </table:table-cell>
          <table:table-cell table:formula="of:=IF(AND([.A63]&gt;[$notes.$D$3];[.A63]&lt;[$notes.$D$5]);[$Cotton.B63];&quot;&quot;)">
            <text:p/>
          </table:table-cell>
          <table:table-cell table:number-columns-repeated="2"/>
        </table:table-row>
        <table:table-row table:style-name="ro1">
          <table:table-cell table:formula="of:=[$Cotton.A64]" office:value-type="float" office:value="20.1635654261705" calcext:value-type="float">
            <text:p>20.1635654261705</text:p>
          </table:table-cell>
          <table:table-cell table:formula="of:=IF(AND([.A64]&gt;[$notes.$D$2];[.A64]&lt;[$notes.$D$3]);[$Cotton.B64];&quot;&quot;)" office:value-type="float" office:value="0.00137115872701369" calcext:value-type="float">
            <text:p>0.001371158727014</text:p>
          </table:table-cell>
          <table:table-cell table:formula="of:=IF(AND([.A64]&gt;[$notes.$D$3];[.A64]&lt;[$notes.$D$5]);[$Cotton.B64];&quot;&quot;)">
            <text:p/>
          </table:table-cell>
          <table:table-cell table:number-columns-repeated="2"/>
        </table:table-row>
        <table:table-row table:style-name="ro1">
          <table:table-cell table:formula="of:=[$Cotton.A65]" office:value-type="float" office:value="20.5327130852341" calcext:value-type="float">
            <text:p>20.5327130852341</text:p>
          </table:table-cell>
          <table:table-cell table:formula="of:=IF(AND([.A65]&gt;[$notes.$D$2];[.A65]&lt;[$notes.$D$3]);[$Cotton.B65];&quot;&quot;)" office:value-type="float" office:value="0.00166128864860784" calcext:value-type="float">
            <text:p>0.001661288648608</text:p>
          </table:table-cell>
          <table:table-cell table:formula="of:=IF(AND([.A65]&gt;[$notes.$D$3];[.A65]&lt;[$notes.$D$5]);[$Cotton.B65];&quot;&quot;)">
            <text:p/>
          </table:table-cell>
          <table:table-cell table:number-columns-repeated="2"/>
        </table:table-row>
        <table:table-row table:style-name="ro1">
          <table:table-cell table:formula="of:=[$Cotton.A66]" office:value-type="float" office:value="20.9018607442977" calcext:value-type="float">
            <text:p>20.9018607442977</text:p>
          </table:table-cell>
          <table:table-cell table:formula="of:=IF(AND([.A66]&gt;[$notes.$D$2];[.A66]&lt;[$notes.$D$3]);[$Cotton.B66];&quot;&quot;)" office:value-type="float" office:value="0.00202878654929378" calcext:value-type="float">
            <text:p>0.002028786549294</text:p>
          </table:table-cell>
          <table:table-cell table:formula="of:=IF(AND([.A66]&gt;[$notes.$D$3];[.A66]&lt;[$notes.$D$5]);[$Cotton.B66];&quot;&quot;)">
            <text:p/>
          </table:table-cell>
          <table:table-cell table:number-columns-repeated="2"/>
        </table:table-row>
        <table:table-row table:style-name="ro1">
          <table:table-cell table:formula="of:=[$Cotton.A67]" office:value-type="float" office:value="21.2710084033613" calcext:value-type="float">
            <text:p>21.2710084033613</text:p>
          </table:table-cell>
          <table:table-cell table:formula="of:=IF(AND([.A67]&gt;[$notes.$D$2];[.A67]&lt;[$notes.$D$3]);[$Cotton.B67];&quot;&quot;)" office:value-type="float" office:value="0.00233825846566088" calcext:value-type="float">
            <text:p>0.002338258465661</text:p>
          </table:table-cell>
          <table:table-cell table:formula="of:=IF(AND([.A67]&gt;[$notes.$D$3];[.A67]&lt;[$notes.$D$5]);[$Cotton.B67];&quot;&quot;)">
            <text:p/>
          </table:table-cell>
          <table:table-cell table:number-columns-repeated="2"/>
        </table:table-row>
        <table:table-row table:style-name="ro1">
          <table:table-cell table:formula="of:=[$Cotton.A68]" office:value-type="float" office:value="21.640156062425" calcext:value-type="float">
            <text:p>21.640156062425</text:p>
          </table:table-cell>
          <table:table-cell table:formula="of:=IF(AND([.A68]&gt;[$notes.$D$2];[.A68]&lt;[$notes.$D$3]);[$Cotton.B68];&quot;&quot;)" office:value-type="float" office:value="0.00270575636634682" calcext:value-type="float">
            <text:p>0.002705756366347</text:p>
          </table:table-cell>
          <table:table-cell table:formula="of:=IF(AND([.A68]&gt;[$notes.$D$3];[.A68]&lt;[$notes.$D$5]);[$Cotton.B68];&quot;&quot;)">
            <text:p/>
          </table:table-cell>
          <table:table-cell table:number-columns-repeated="2"/>
        </table:table-row>
        <table:table-row table:style-name="ro1">
          <table:table-cell table:formula="of:=[$Cotton.A69]" office:value-type="float" office:value="22.0093037214886" calcext:value-type="float">
            <text:p>22.0093037214886</text:p>
          </table:table-cell>
          <table:table-cell table:formula="of:=IF(AND([.A69]&gt;[$notes.$D$2];[.A69]&lt;[$notes.$D$3]);[$Cotton.B69];&quot;&quot;)" office:value-type="float" office:value="0.00303457027748686" calcext:value-type="float">
            <text:p>0.003034570277487</text:p>
          </table:table-cell>
          <table:table-cell table:formula="of:=IF(AND([.A69]&gt;[$notes.$D$3];[.A69]&lt;[$notes.$D$5]);[$Cotton.B69];&quot;&quot;)">
            <text:p/>
          </table:table-cell>
          <table:table-cell table:number-columns-repeated="2"/>
        </table:table-row>
        <table:table-row table:style-name="ro1">
          <table:table-cell table:formula="of:=[$Cotton.A70]" office:value-type="float" office:value="22.3784513805522" calcext:value-type="float">
            <text:p>22.3784513805522</text:p>
          </table:table-cell>
          <table:table-cell table:formula="of:=IF(AND([.A70]&gt;[$notes.$D$2];[.A70]&lt;[$notes.$D$3]);[$Cotton.B70];&quot;&quot;)" office:value-type="float" office:value="0.00336338418862691" calcext:value-type="float">
            <text:p>0.003363384188627</text:p>
          </table:table-cell>
          <table:table-cell table:formula="of:=IF(AND([.A70]&gt;[$notes.$D$3];[.A70]&lt;[$notes.$D$5]);[$Cotton.B70];&quot;&quot;)">
            <text:p/>
          </table:table-cell>
          <table:table-cell table:number-columns-repeated="2"/>
        </table:table-row>
        <table:table-row table:style-name="ro1">
          <table:table-cell table:formula="of:=[$Cotton.A71]" office:value-type="float" office:value="22.7475990396158" calcext:value-type="float">
            <text:p>22.7475990396158</text:p>
          </table:table-cell>
          <table:table-cell table:formula="of:=IF(AND([.A71]&gt;[$notes.$D$2];[.A71]&lt;[$notes.$D$3]);[$Cotton.B71];&quot;&quot;)" office:value-type="float" office:value="0.00369219809976695" calcext:value-type="float">
            <text:p>0.003692198099767</text:p>
          </table:table-cell>
          <table:table-cell table:formula="of:=IF(AND([.A71]&gt;[$notes.$D$3];[.A71]&lt;[$notes.$D$5]);[$Cotton.B71];&quot;&quot;)">
            <text:p/>
          </table:table-cell>
          <table:table-cell table:number-columns-repeated="2"/>
        </table:table-row>
        <table:table-row table:style-name="ro1">
          <table:table-cell table:formula="of:=[$Cotton.A72]" office:value-type="float" office:value="23.1167466986795" calcext:value-type="float">
            <text:p>23.1167466986795</text:p>
          </table:table-cell>
          <table:table-cell table:formula="of:=IF(AND([.A72]&gt;[$notes.$D$2];[.A72]&lt;[$notes.$D$3]);[$Cotton.B72];&quot;&quot;)" office:value-type="float" office:value="0.004021012010907" calcext:value-type="float">
            <text:p>0.004021012010907</text:p>
          </table:table-cell>
          <table:table-cell table:formula="of:=IF(AND([.A72]&gt;[$notes.$D$3];[.A72]&lt;[$notes.$D$5]);[$Cotton.B72];&quot;&quot;)">
            <text:p/>
          </table:table-cell>
          <table:table-cell table:number-columns-repeated="2"/>
        </table:table-row>
        <table:table-row table:style-name="ro1">
          <table:table-cell table:formula="of:=[$Cotton.A73]" office:value-type="float" office:value="23.4858943577431" calcext:value-type="float">
            <text:p>23.4858943577431</text:p>
          </table:table-cell>
          <table:table-cell table:formula="of:=IF(AND([.A73]&gt;[$notes.$D$2];[.A73]&lt;[$notes.$D$3]);[$Cotton.B73];&quot;&quot;)" office:value-type="float" office:value="0.00438850991159293" calcext:value-type="float">
            <text:p>0.004388509911593</text:p>
          </table:table-cell>
          <table:table-cell table:formula="of:=IF(AND([.A73]&gt;[$notes.$D$3];[.A73]&lt;[$notes.$D$5]);[$Cotton.B73];&quot;&quot;)">
            <text:p/>
          </table:table-cell>
          <table:table-cell table:number-columns-repeated="2"/>
        </table:table-row>
        <table:table-row table:style-name="ro1">
          <table:table-cell table:formula="of:=[$Cotton.A74]" office:value-type="float" office:value="23.8550420168067" calcext:value-type="float">
            <text:p>23.8550420168067</text:p>
          </table:table-cell>
          <table:table-cell table:formula="of:=IF(AND([.A74]&gt;[$notes.$D$2];[.A74]&lt;[$notes.$D$3]);[$Cotton.B74];&quot;&quot;)" office:value-type="float" office:value="0.00469798182796003" calcext:value-type="float">
            <text:p>0.00469798182796</text:p>
          </table:table-cell>
          <table:table-cell table:formula="of:=IF(AND([.A74]&gt;[$notes.$D$3];[.A74]&lt;[$notes.$D$5]);[$Cotton.B74];&quot;&quot;)">
            <text:p/>
          </table:table-cell>
          <table:table-cell table:number-columns-repeated="2"/>
        </table:table-row>
        <table:table-row table:style-name="ro1">
          <table:table-cell table:formula="of:=[$Cotton.A75]" office:value-type="float" office:value="24.2241896758703" calcext:value-type="float">
            <text:p>24.2241896758703</text:p>
          </table:table-cell>
          <table:table-cell table:formula="of:=IF(AND([.A75]&gt;[$notes.$D$2];[.A75]&lt;[$notes.$D$3]);[$Cotton.B75];&quot;&quot;)" office:value-type="float" office:value="0.00506547972864596" calcext:value-type="float">
            <text:p>0.005065479728646</text:p>
          </table:table-cell>
          <table:table-cell table:formula="of:=IF(AND([.A75]&gt;[$notes.$D$3];[.A75]&lt;[$notes.$D$5]);[$Cotton.B75];&quot;&quot;)">
            <text:p/>
          </table:table-cell>
          <table:table-cell table:number-columns-repeated="2"/>
        </table:table-row>
        <table:table-row table:style-name="ro1">
          <table:table-cell table:formula="of:=[$Cotton.A76]" office:value-type="float" office:value="24.593337334934" calcext:value-type="float">
            <text:p>24.593337334934</text:p>
          </table:table-cell>
          <table:table-cell table:formula="of:=IF(AND([.A76]&gt;[$notes.$D$2];[.A76]&lt;[$notes.$D$3]);[$Cotton.B76];&quot;&quot;)" office:value-type="float" office:value="0.00537495164501307" calcext:value-type="float">
            <text:p>0.005374951645013</text:p>
          </table:table-cell>
          <table:table-cell table:formula="of:=IF(AND([.A76]&gt;[$notes.$D$3];[.A76]&lt;[$notes.$D$5]);[$Cotton.B76];&quot;&quot;)">
            <text:p/>
          </table:table-cell>
          <table:table-cell table:number-columns-repeated="2"/>
        </table:table-row>
        <table:table-row table:style-name="ro1">
          <table:table-cell table:formula="of:=[$Cotton.A77]" office:value-type="float" office:value="24.9624849939976" calcext:value-type="float">
            <text:p>24.9624849939976</text:p>
          </table:table-cell>
          <table:table-cell table:formula="of:=IF(AND([.A77]&gt;[$notes.$D$2];[.A77]&lt;[$notes.$D$3]);[$Cotton.B77];&quot;&quot;)" office:value-type="float" office:value="0.005742449545699" calcext:value-type="float">
            <text:p>0.005742449545699</text:p>
          </table:table-cell>
          <table:table-cell table:formula="of:=IF(AND([.A77]&gt;[$notes.$D$3];[.A77]&lt;[$notes.$D$5]);[$Cotton.B77];&quot;&quot;)">
            <text:p/>
          </table:table-cell>
          <table:table-cell table:number-columns-repeated="2"/>
        </table:table-row>
        <table:table-row table:style-name="ro1">
          <table:table-cell table:formula="of:=[$Cotton.A78]" office:value-type="float" office:value="25.3316326530612" calcext:value-type="float">
            <text:p>25.3316326530612</text:p>
          </table:table-cell>
          <table:table-cell table:formula="of:=IF(AND([.A78]&gt;[$notes.$D$2];[.A78]&lt;[$notes.$D$3]);[$Cotton.B78];&quot;&quot;)" office:value-type="float" office:value="0.00603257946729316" calcext:value-type="float">
            <text:p>0.006032579467293</text:p>
          </table:table-cell>
          <table:table-cell table:formula="of:=IF(AND([.A78]&gt;[$notes.$D$3];[.A78]&lt;[$notes.$D$5]);[$Cotton.B78];&quot;&quot;)">
            <text:p/>
          </table:table-cell>
          <table:table-cell table:number-columns-repeated="2"/>
        </table:table-row>
        <table:table-row table:style-name="ro1">
          <table:table-cell table:formula="of:=[$Cotton.A79]" office:value-type="float" office:value="25.7007803121248" calcext:value-type="float">
            <text:p>25.7007803121248</text:p>
          </table:table-cell>
          <table:table-cell table:formula="of:=IF(AND([.A79]&gt;[$notes.$D$2];[.A79]&lt;[$notes.$D$3]);[$Cotton.B79];&quot;&quot;)" office:value-type="float" office:value="0.00638073537320615" calcext:value-type="float">
            <text:p>0.006380735373206</text:p>
          </table:table-cell>
          <table:table-cell table:formula="of:=IF(AND([.A79]&gt;[$notes.$D$3];[.A79]&lt;[$notes.$D$5]);[$Cotton.B79];&quot;&quot;)">
            <text:p/>
          </table:table-cell>
          <table:table-cell table:number-columns-repeated="2"/>
        </table:table-row>
        <table:table-row table:style-name="ro1">
          <table:table-cell table:formula="of:=[$Cotton.A80]" office:value-type="float" office:value="26.0699279711885" calcext:value-type="float">
            <text:p>26.0699279711885</text:p>
          </table:table-cell>
          <table:table-cell table:formula="of:=IF(AND([.A80]&gt;[$notes.$D$2];[.A80]&lt;[$notes.$D$3]);[$Cotton.B80];&quot;&quot;)" office:value-type="float" office:value="0.00672889127911914" calcext:value-type="float">
            <text:p>0.006728891279119</text:p>
          </table:table-cell>
          <table:table-cell table:formula="of:=IF(AND([.A80]&gt;[$notes.$D$3];[.A80]&lt;[$notes.$D$5]);[$Cotton.B80];&quot;&quot;)">
            <text:p/>
          </table:table-cell>
          <table:table-cell table:number-columns-repeated="2"/>
        </table:table-row>
        <table:table-row table:style-name="ro1">
          <table:table-cell table:formula="of:=[$Cotton.A81]" office:value-type="float" office:value="26.4390756302521" calcext:value-type="float">
            <text:p>26.4390756302521</text:p>
          </table:table-cell>
          <table:table-cell table:formula="of:=IF(AND([.A81]&gt;[$notes.$D$2];[.A81]&lt;[$notes.$D$3]);[$Cotton.B81];&quot;&quot;)" office:value-type="float" office:value="0.00707704718503212" calcext:value-type="float">
            <text:p>0.007077047185032</text:p>
          </table:table-cell>
          <table:table-cell table:formula="of:=IF(AND([.A81]&gt;[$notes.$D$3];[.A81]&lt;[$notes.$D$5]);[$Cotton.B81];&quot;&quot;)">
            <text:p/>
          </table:table-cell>
          <table:table-cell table:number-columns-repeated="2"/>
        </table:table-row>
        <table:table-row table:style-name="ro1">
          <table:table-cell table:formula="of:=[$Cotton.A82]" office:value-type="float" office:value="26.8082232893157" calcext:value-type="float">
            <text:p>26.8082232893157</text:p>
          </table:table-cell>
          <table:table-cell table:formula="of:=IF(AND([.A82]&gt;[$notes.$D$2];[.A82]&lt;[$notes.$D$3]);[$Cotton.B82];&quot;&quot;)" office:value-type="float" office:value="0.00738651910139923" calcext:value-type="float">
            <text:p>0.007386519101399</text:p>
          </table:table-cell>
          <table:table-cell table:formula="of:=IF(AND([.A82]&gt;[$notes.$D$3];[.A82]&lt;[$notes.$D$5]);[$Cotton.B82];&quot;&quot;)">
            <text:p/>
          </table:table-cell>
          <table:table-cell table:number-columns-repeated="2"/>
        </table:table-row>
        <table:table-row table:style-name="ro1">
          <table:table-cell table:formula="of:=[$Cotton.A83]" office:value-type="float" office:value="27.1773709483793" calcext:value-type="float">
            <text:p>27.1773709483793</text:p>
          </table:table-cell>
          <table:table-cell table:formula="of:=IF(AND([.A83]&gt;[$notes.$D$2];[.A83]&lt;[$notes.$D$3]);[$Cotton.B83];&quot;&quot;)" office:value-type="float" office:value="0.00769599101776633" calcext:value-type="float">
            <text:p>0.007695991017766</text:p>
          </table:table-cell>
          <table:table-cell table:formula="of:=IF(AND([.A83]&gt;[$notes.$D$3];[.A83]&lt;[$notes.$D$5]);[$Cotton.B83];&quot;&quot;)">
            <text:p/>
          </table:table-cell>
          <table:table-cell table:number-columns-repeated="2"/>
        </table:table-row>
        <table:table-row table:style-name="ro1">
          <table:table-cell table:formula="of:=[$Cotton.A84]" office:value-type="float" office:value="27.546518607443" calcext:value-type="float">
            <text:p>27.546518607443</text:p>
          </table:table-cell>
          <table:table-cell table:formula="of:=IF(AND([.A84]&gt;[$notes.$D$2];[.A84]&lt;[$notes.$D$3]);[$Cotton.B84];&quot;&quot;)" office:value-type="float" office:value="0.00808283091322521" calcext:value-type="float">
            <text:p>0.008082830913225</text:p>
          </table:table-cell>
          <table:table-cell table:formula="of:=IF(AND([.A84]&gt;[$notes.$D$3];[.A84]&lt;[$notes.$D$5]);[$Cotton.B84];&quot;&quot;)">
            <text:p/>
          </table:table-cell>
          <table:table-cell table:number-columns-repeated="2"/>
        </table:table-row>
        <table:table-row table:style-name="ro1">
          <table:table-cell table:formula="of:=[$Cotton.A85]" office:value-type="float" office:value="27.9156662665066" calcext:value-type="float">
            <text:p>27.9156662665066</text:p>
          </table:table-cell>
          <table:table-cell table:formula="of:=IF(AND([.A85]&gt;[$notes.$D$2];[.A85]&lt;[$notes.$D$3]);[$Cotton.B85];&quot;&quot;)" office:value-type="float" office:value="0.00839230282959231" calcext:value-type="float">
            <text:p>0.008392302829592</text:p>
          </table:table-cell>
          <table:table-cell table:formula="of:=IF(AND([.A85]&gt;[$notes.$D$3];[.A85]&lt;[$notes.$D$5]);[$Cotton.B85];&quot;&quot;)">
            <text:p/>
          </table:table-cell>
          <table:table-cell table:number-columns-repeated="2"/>
        </table:table-row>
        <table:table-row table:style-name="ro1">
          <table:table-cell table:formula="of:=[$Cotton.A86]" office:value-type="float" office:value="28.2848139255702" calcext:value-type="float">
            <text:p>28.2848139255702</text:p>
          </table:table-cell>
          <table:table-cell table:formula="of:=IF(AND([.A86]&gt;[$notes.$D$2];[.A86]&lt;[$notes.$D$3]);[$Cotton.B86];&quot;&quot;)" office:value-type="float" office:value="0.00877914272505118" calcext:value-type="float">
            <text:p>0.008779142725051</text:p>
          </table:table-cell>
          <table:table-cell table:formula="of:=IF(AND([.A86]&gt;[$notes.$D$3];[.A86]&lt;[$notes.$D$5]);[$Cotton.B86];&quot;&quot;)">
            <text:p/>
          </table:table-cell>
          <table:table-cell table:number-columns-repeated="2"/>
        </table:table-row>
        <table:table-row table:style-name="ro1">
          <table:table-cell table:formula="of:=[$Cotton.A87]" office:value-type="float" office:value="28.6539615846339" calcext:value-type="float">
            <text:p>28.6539615846339</text:p>
          </table:table-cell>
          <table:table-cell table:formula="of:=IF(AND([.A87]&gt;[$notes.$D$2];[.A87]&lt;[$notes.$D$3]);[$Cotton.B87];&quot;&quot;)" office:value-type="float" office:value="0.0090499306518724" calcext:value-type="float">
            <text:p>0.009049930651872</text:p>
          </table:table-cell>
          <table:table-cell table:formula="of:=IF(AND([.A87]&gt;[$notes.$D$3];[.A87]&lt;[$notes.$D$5]);[$Cotton.B87];&quot;&quot;)">
            <text:p/>
          </table:table-cell>
          <table:table-cell table:number-columns-repeated="2"/>
        </table:table-row>
        <table:table-row table:style-name="ro1">
          <table:table-cell table:formula="of:=[$Cotton.A88]" office:value-type="float" office:value="29.0231092436975" calcext:value-type="float">
            <text:p>29.0231092436975</text:p>
          </table:table-cell>
          <table:table-cell table:formula="of:=IF(AND([.A88]&gt;[$notes.$D$2];[.A88]&lt;[$notes.$D$3]);[$Cotton.B88];&quot;&quot;)" office:value-type="float" office:value="0.00939808655778539" calcext:value-type="float">
            <text:p>0.009398086557785</text:p>
          </table:table-cell>
          <table:table-cell table:formula="of:=IF(AND([.A88]&gt;[$notes.$D$3];[.A88]&lt;[$notes.$D$5]);[$Cotton.B88];&quot;&quot;)">
            <text:p/>
          </table:table-cell>
          <table:table-cell table:number-columns-repeated="2"/>
        </table:table-row>
        <table:table-row table:style-name="ro1">
          <table:table-cell table:formula="of:=[$Cotton.A89]" office:value-type="float" office:value="29.3922569027611" calcext:value-type="float">
            <text:p>29.3922569027611</text:p>
          </table:table-cell>
          <table:table-cell table:formula="of:=IF(AND([.A89]&gt;[$notes.$D$2];[.A89]&lt;[$notes.$D$3]);[$Cotton.B89];&quot;&quot;)" office:value-type="float" office:value="0.00974624246369838" calcext:value-type="float">
            <text:p>0.009746242463698</text:p>
          </table:table-cell>
          <table:table-cell table:formula="of:=IF(AND([.A89]&gt;[$notes.$D$3];[.A89]&lt;[$notes.$D$5]);[$Cotton.B89];&quot;&quot;)">
            <text:p/>
          </table:table-cell>
          <table:table-cell table:number-columns-repeated="2"/>
        </table:table-row>
        <table:table-row table:style-name="ro1">
          <table:table-cell table:formula="of:=[$Cotton.A90]" office:value-type="float" office:value="29.7614045618247" calcext:value-type="float">
            <text:p>29.7614045618247</text:p>
          </table:table-cell>
          <table:table-cell table:formula="of:=IF(AND([.A90]&gt;[$notes.$D$2];[.A90]&lt;[$notes.$D$3]);[$Cotton.B90];&quot;&quot;)" office:value-type="float" office:value="0.0100943983696114" calcext:value-type="float">
            <text:p>0.010094398369611</text:p>
          </table:table-cell>
          <table:table-cell table:formula="of:=IF(AND([.A90]&gt;[$notes.$D$3];[.A90]&lt;[$notes.$D$5]);[$Cotton.B90];&quot;&quot;)">
            <text:p/>
          </table:table-cell>
          <table:table-cell table:number-columns-repeated="2"/>
        </table:table-row>
        <table:table-row table:style-name="ro1">
          <table:table-cell table:formula="of:=[$Cotton.A91]" office:value-type="float" office:value="30.1305522208884" calcext:value-type="float">
            <text:p>30.1305522208884</text:p>
          </table:table-cell>
          <table:table-cell table:formula="of:=IF(AND([.A91]&gt;[$notes.$D$2];[.A91]&lt;[$notes.$D$3]);[$Cotton.B91];&quot;&quot;)" office:value-type="float" office:value="0.0104232122807514" calcext:value-type="float">
            <text:p>0.010423212280751</text:p>
          </table:table-cell>
          <table:table-cell table:formula="of:=IF(AND([.A91]&gt;[$notes.$D$3];[.A91]&lt;[$notes.$D$5]);[$Cotton.B91];&quot;&quot;)">
            <text:p/>
          </table:table-cell>
          <table:table-cell table:number-columns-repeated="2"/>
        </table:table-row>
        <table:table-row table:style-name="ro1">
          <table:table-cell table:formula="of:=[$Cotton.A92]" office:value-type="float" office:value="30.499699879952" calcext:value-type="float">
            <text:p>30.499699879952</text:p>
          </table:table-cell>
          <table:table-cell table:formula="of:=IF(AND([.A92]&gt;[$notes.$D$2];[.A92]&lt;[$notes.$D$3]);[$Cotton.B92];&quot;&quot;)" office:value-type="float" office:value="0.0107133422023456" calcext:value-type="float">
            <text:p>0.010713342202346</text:p>
          </table:table-cell>
          <table:table-cell table:formula="of:=IF(AND([.A92]&gt;[$notes.$D$3];[.A92]&lt;[$notes.$D$5]);[$Cotton.B92];&quot;&quot;)">
            <text:p/>
          </table:table-cell>
          <table:table-cell table:number-columns-repeated="2"/>
        </table:table-row>
        <table:table-row table:style-name="ro1">
          <table:table-cell table:formula="of:=[$Cotton.A93]" office:value-type="float" office:value="30.8688475390156" calcext:value-type="float">
            <text:p>30.8688475390156</text:p>
          </table:table-cell>
          <table:table-cell table:formula="of:=IF(AND([.A93]&gt;[$notes.$D$2];[.A93]&lt;[$notes.$D$3]);[$Cotton.B93];&quot;&quot;)" office:value-type="float" office:value="0.0111001820978044" calcext:value-type="float">
            <text:p>0.011100182097804</text:p>
          </table:table-cell>
          <table:table-cell table:formula="of:=IF(AND([.A93]&gt;[$notes.$D$3];[.A93]&lt;[$notes.$D$5]);[$Cotton.B93];&quot;&quot;)">
            <text:p/>
          </table:table-cell>
          <table:table-cell table:number-columns-repeated="2"/>
        </table:table-row>
        <table:table-row table:style-name="ro1">
          <table:table-cell table:formula="of:=[$Cotton.A94]" office:value-type="float" office:value="31.2379951980792" calcext:value-type="float">
            <text:p>31.2379951980792</text:p>
          </table:table-cell>
          <table:table-cell table:formula="of:=IF(AND([.A94]&gt;[$notes.$D$2];[.A94]&lt;[$notes.$D$3]);[$Cotton.B94];&quot;&quot;)" office:value-type="float" office:value="0.0114096540141716" calcext:value-type="float">
            <text:p>0.011409654014172</text:p>
          </table:table-cell>
          <table:table-cell table:formula="of:=IF(AND([.A94]&gt;[$notes.$D$3];[.A94]&lt;[$notes.$D$5]);[$Cotton.B94];&quot;&quot;)">
            <text:p/>
          </table:table-cell>
          <table:table-cell table:number-columns-repeated="2"/>
        </table:table-row>
        <table:table-row table:style-name="ro1">
          <table:table-cell table:formula="of:=[$Cotton.A95]" office:value-type="float" office:value="31.6071428571429" calcext:value-type="float">
            <text:p>31.6071428571429</text:p>
          </table:table-cell>
          <table:table-cell table:formula="of:=IF(AND([.A95]&gt;[$notes.$D$2];[.A95]&lt;[$notes.$D$3]);[$Cotton.B95];&quot;&quot;)" office:value-type="float" office:value="0.0117771519148575" calcext:value-type="float">
            <text:p>0.011777151914858</text:p>
          </table:table-cell>
          <table:table-cell table:formula="of:=IF(AND([.A95]&gt;[$notes.$D$3];[.A95]&lt;[$notes.$D$5]);[$Cotton.B95];&quot;&quot;)">
            <text:p/>
          </table:table-cell>
          <table:table-cell table:number-columns-repeated="2"/>
        </table:table-row>
        <table:table-row table:style-name="ro1">
          <table:table-cell table:formula="of:=[$Cotton.A96]" office:value-type="float" office:value="31.9762905162065" calcext:value-type="float">
            <text:p>31.9762905162065</text:p>
          </table:table-cell>
          <table:table-cell table:formula="of:=IF(AND([.A96]&gt;[$notes.$D$2];[.A96]&lt;[$notes.$D$3]);[$Cotton.B96];&quot;&quot;)" office:value-type="float" office:value="0.0117771519148575" calcext:value-type="float">
            <text:p>0.011777151914858</text:p>
          </table:table-cell>
          <table:table-cell table:formula="of:=IF(AND([.A96]&gt;[$notes.$D$3];[.A96]&lt;[$notes.$D$5]);[$Cotton.B96];&quot;&quot;)">
            <text:p/>
          </table:table-cell>
          <table:table-cell table:number-columns-repeated="2"/>
        </table:table-row>
        <table:table-row table:style-name="ro1">
          <table:table-cell table:formula="of:=[$Cotton.A97]" office:value-type="float" office:value="32.2531512605042" calcext:value-type="float">
            <text:p>32.2531512605042</text:p>
          </table:table-cell>
          <table:table-cell table:formula="of:=IF(AND([.A97]&gt;[$notes.$D$2];[.A97]&lt;[$notes.$D$3]);[$Cotton.B97];&quot;&quot;)">
            <text:p/>
          </table:table-cell>
          <table:table-cell table:formula="of:=IF(AND([.A97]&gt;[$notes.$D$3];[.A97]&lt;[$notes.$D$5]);[$Cotton.B97];&quot;&quot;)" office:value-type="float" office:value="0.0102800815194316" calcext:value-type="float">
            <text:p>0.010280081519432</text:p>
          </table:table-cell>
          <table:table-cell table:number-columns-repeated="2"/>
        </table:table-row>
        <table:table-row table:style-name="ro1">
          <table:table-cell table:formula="of:=[$Cotton.A98]" office:value-type="float" office:value="32.49924969988" calcext:value-type="float">
            <text:p>32.49924969988</text:p>
          </table:table-cell>
          <table:table-cell table:formula="of:=IF(AND([.A98]&gt;[$notes.$D$2];[.A98]&lt;[$notes.$D$3]);[$Cotton.B98];&quot;&quot;)">
            <text:p/>
          </table:table-cell>
          <table:table-cell table:formula="of:=IF(AND([.A98]&gt;[$notes.$D$3];[.A98]&lt;[$notes.$D$5]);[$Cotton.B98];&quot;&quot;)" office:value-type="float" office:value="0.00881782671459707" calcext:value-type="float">
            <text:p>0.008817826714597</text:p>
          </table:table-cell>
          <table:table-cell table:number-columns-repeated="2"/>
        </table:table-row>
        <table:table-row table:style-name="ro1">
          <table:table-cell table:formula="of:=[$Cotton.A99]" office:value-type="float" office:value="32.7145858343337" calcext:value-type="float">
            <text:p>32.7145858343337</text:p>
          </table:table-cell>
          <table:table-cell table:formula="of:=IF(AND([.A99]&gt;[$notes.$D$2];[.A99]&lt;[$notes.$D$3]);[$Cotton.B99];&quot;&quot;)">
            <text:p/>
          </table:table-cell>
          <table:table-cell table:formula="of:=IF(AND([.A99]&gt;[$notes.$D$3];[.A99]&lt;[$notes.$D$5]);[$Cotton.B99];&quot;&quot;)" office:value-type="float" office:value="0.00730915112230745" calcext:value-type="float">
            <text:p>0.007309151122307</text:p>
          </table:table-cell>
          <table:table-cell table:number-columns-repeated="2"/>
        </table:table-row>
        <table:table-row table:style-name="ro1">
          <table:table-cell table:formula="of:=[$Cotton.A100]" office:value-type="float" office:value="32.8837785114046" calcext:value-type="float">
            <text:p>32.8837785114046</text:p>
          </table:table-cell>
          <table:table-cell table:formula="of:=IF(AND([.A100]&gt;[$notes.$D$2];[.A100]&lt;[$notes.$D$3]);[$Cotton.B100];&quot;&quot;)">
            <text:p/>
          </table:table-cell>
          <table:table-cell table:formula="of:=IF(AND([.A100]&gt;[$notes.$D$3];[.A100]&lt;[$notes.$D$5]);[$Cotton.B100];&quot;&quot;)" office:value-type="float" office:value="0.00597455348297433" calcext:value-type="float">
            <text:p>0.005974553482974</text:p>
          </table:table-cell>
          <table:table-cell table:number-columns-repeated="2"/>
        </table:table-row>
        <table:table-row table:style-name="ro1">
          <table:table-cell table:formula="of:=[$Cotton.A101]" office:value-type="float" office:value="33.1144957983193" calcext:value-type="float">
            <text:p>33.1144957983193</text:p>
          </table:table-cell>
          <table:table-cell table:formula="of:=IF(AND([.A101]&gt;[$notes.$D$2];[.A101]&lt;[$notes.$D$3]);[$Cotton.B101];&quot;&quot;)">
            <text:p/>
          </table:table-cell>
          <table:table-cell table:formula="of:=IF(AND([.A101]&gt;[$notes.$D$3];[.A101]&lt;[$notes.$D$5]);[$Cotton.B101];&quot;&quot;)" office:value-type="float" office:value="0.0046399558436412" calcext:value-type="float">
            <text:p>0.004639955843641</text:p>
          </table:table-cell>
          <table:table-cell table:number-columns-repeated="2"/>
        </table:table-row>
        <table:table-row table:style-name="ro1">
          <table:table-cell table:formula="of:=[$Cotton.A102]" office:value-type="float" office:value="33.3236794717887" calcext:value-type="float">
            <text:p>33.3236794717887</text:p>
          </table:table-cell>
          <table:table-cell table:formula="of:=IF(AND([.A102]&gt;[$notes.$D$2];[.A102]&lt;[$notes.$D$3]);[$Cotton.B102];&quot;&quot;)">
            <text:p/>
          </table:table-cell>
          <table:table-cell table:formula="of:=IF(AND([.A102]&gt;[$notes.$D$3];[.A102]&lt;[$notes.$D$5]);[$Cotton.B102];&quot;&quot;)" office:value-type="float" office:value="0.00308485946389651" calcext:value-type="float">
            <text:p>0.003084859463897</text:p>
          </table:table-cell>
          <table:table-cell table:number-columns-repeated="2"/>
        </table:table-row>
        <table:table-row table:style-name="ro1">
          <table:table-cell table:formula="of:=[$Cotton.A103]" office:value-type="float" office:value="33.5697779111645" calcext:value-type="float">
            <text:p>33.5697779111645</text:p>
          </table:table-cell>
          <table:table-cell table:formula="of:=IF(AND([.A103]&gt;[$notes.$D$2];[.A103]&lt;[$notes.$D$3]);[$Cotton.B103];&quot;&quot;)">
            <text:p/>
          </table:table-cell>
          <table:table-cell table:formula="of:=IF(AND([.A103]&gt;[$notes.$D$3];[.A103]&lt;[$notes.$D$5]);[$Cotton.B103];&quot;&quot;)" office:value-type="float" office:value="0.00146013190296923" calcext:value-type="float">
            <text:p>0.001460131902969</text:p>
          </table:table-cell>
          <table:table-cell table:number-columns-repeated="2"/>
        </table:table-row>
        <table:table-row table:style-name="ro1">
          <table:table-cell table:formula="of:=[$Cotton.A104]" office:value-type="float" office:value="33.7297418967587" calcext:value-type="float">
            <text:p>33.7297418967587</text:p>
          </table:table-cell>
          <table:table-cell table:formula="of:=IF(AND([.A104]&gt;[$notes.$D$2];[.A104]&lt;[$notes.$D$3]);[$Cotton.B104];&quot;&quot;)">
            <text:p/>
          </table:table-cell>
          <table:table-cell table:formula="of:=IF(AND([.A104]&gt;[$notes.$D$3];[.A104]&lt;[$notes.$D$5]);[$Cotton.B104];&quot;&quot;)" office:value-type="float" office:value="0.000183560247954941" calcext:value-type="float">
            <text:p>0.000183560247955</text:p>
          </table:table-cell>
          <table:table-cell table:number-columns-repeated="2"/>
        </table:table-row>
        <table:table-row table:style-name="ro1">
          <table:table-cell table:formula="of:=[$Cotton.A105]" office:value-type="float" office:value="33.9655862344938" calcext:value-type="float">
            <text:p>33.9655862344938</text:p>
          </table:table-cell>
          <table:table-cell table:formula="of:=IF(AND([.A105]&gt;[$notes.$D$2];[.A105]&lt;[$notes.$D$3]);[$Cotton.B105];&quot;&quot;)">
            <text:p/>
          </table:table-cell>
          <table:table-cell table:formula="of:=IF(AND([.A105]&gt;[$notes.$D$3];[.A105]&lt;[$notes.$D$5]);[$Cotton.B105];&quot;&quot;)" office:value-type="float" office:value="-0.0013560625359714" calcext:value-type="float">
            <text:p>-0.001356062535971</text:p>
          </table:table-cell>
          <table:table-cell table:number-columns-repeated="2"/>
        </table:table-row>
        <table:table-row table:style-name="ro1">
          <table:table-cell table:formula="of:=[$Cotton.A106]" office:value-type="float" office:value="34.2465486194478" calcext:value-type="float">
            <text:p>34.2465486194478</text:p>
          </table:table-cell>
          <table:table-cell table:formula="of:=IF(AND([.A106]&gt;[$notes.$D$2];[.A106]&lt;[$notes.$D$3]);[$Cotton.B106];&quot;&quot;)">
            <text:p/>
          </table:table-cell>
          <table:table-cell table:formula="of:=IF(AND([.A106]&gt;[$notes.$D$3];[.A106]&lt;[$notes.$D$5]);[$Cotton.B106];&quot;&quot;)" office:value-type="float" office:value="-0.00318194684253729" calcext:value-type="float">
            <text:p>-0.003181946842537</text:p>
          </table:table-cell>
          <table:table-cell table:number-columns-repeated="2"/>
        </table:table-row>
        <table:table-row table:style-name="ro1">
          <table:table-cell table:formula="of:=[$Cotton.A107]" office:value-type="float" office:value="34.4987995198079" calcext:value-type="float">
            <text:p>34.4987995198079</text:p>
          </table:table-cell>
          <table:table-cell table:formula="of:=IF(AND([.A107]&gt;[$notes.$D$2];[.A107]&lt;[$notes.$D$3]);[$Cotton.B107];&quot;&quot;)">
            <text:p/>
          </table:table-cell>
          <table:table-cell table:formula="of:=IF(AND([.A107]&gt;[$notes.$D$3];[.A107]&lt;[$notes.$D$5]);[$Cotton.B107];&quot;&quot;)" office:value-type="float" office:value="-0.00476025361600951" calcext:value-type="float">
            <text:p>-0.00476025361601</text:p>
          </table:table-cell>
          <table:table-cell table:number-columns-repeated="2"/>
        </table:table-row>
        <table:table-row table:style-name="ro1">
          <table:table-cell table:formula="of:=[$Cotton.A108]" office:value-type="float" office:value="34.6679921968787" calcext:value-type="float">
            <text:p>34.6679921968787</text:p>
          </table:table-cell>
          <table:table-cell table:formula="of:=IF(AND([.A108]&gt;[$notes.$D$2];[.A108]&lt;[$notes.$D$3]);[$Cotton.B108];&quot;&quot;)">
            <text:p/>
          </table:table-cell>
          <table:table-cell table:formula="of:=IF(AND([.A108]&gt;[$notes.$D$3];[.A108]&lt;[$notes.$D$5]);[$Cotton.B108];&quot;&quot;)" office:value-type="float" office:value="-0.00612386424750205" calcext:value-type="float">
            <text:p>-0.006123864247502</text:p>
          </table:table-cell>
          <table:table-cell table:number-columns-repeated="2"/>
        </table:table-row>
        <table:table-row table:style-name="ro1">
          <table:table-cell table:formula="of:=[$Cotton.A109]" office:value-type="float" office:value="34.8987094837935" calcext:value-type="float">
            <text:p>34.8987094837935</text:p>
          </table:table-cell>
          <table:table-cell table:formula="of:=IF(AND([.A109]&gt;[$notes.$D$2];[.A109]&lt;[$notes.$D$3]);[$Cotton.B109];&quot;&quot;)">
            <text:p/>
          </table:table-cell>
          <table:table-cell table:formula="of:=IF(AND([.A109]&gt;[$notes.$D$3];[.A109]&lt;[$notes.$D$5]);[$Cotton.B109];&quot;&quot;)" office:value-type="float" office:value="-0.00742944889467576" calcext:value-type="float">
            <text:p>-0.007429448894676</text:p>
          </table:table-cell>
          <table:table-cell table:number-columns-repeated="2"/>
        </table:table-row>
        <table:table-row table:style-name="ro1">
          <table:table-cell table:formula="of:=[$Cotton.A110]" office:value-type="float" office:value="35.1140456182473" calcext:value-type="float">
            <text:p>35.1140456182473</text:p>
          </table:table-cell>
          <table:table-cell table:formula="of:=IF(AND([.A110]&gt;[$notes.$D$2];[.A110]&lt;[$notes.$D$3]);[$Cotton.B110];&quot;&quot;)">
            <text:p/>
          </table:table-cell>
          <table:table-cell table:formula="of:=IF(AND([.A110]&gt;[$notes.$D$3];[.A110]&lt;[$notes.$D$5]);[$Cotton.B110];&quot;&quot;)" office:value-type="float" office:value="-0.0089671374791248" calcext:value-type="float">
            <text:p>-0.008967137479125</text:p>
          </table:table-cell>
          <table:table-cell table:number-columns-repeated="2"/>
        </table:table-row>
        <table:table-row table:style-name="ro1">
          <table:table-cell table:formula="of:=[$Cotton.A111]" office:value-type="float" office:value="35.360144057623" calcext:value-type="float">
            <text:p>35.360144057623</text:p>
          </table:table-cell>
          <table:table-cell table:formula="of:=IF(AND([.A111]&gt;[$notes.$D$2];[.A111]&lt;[$notes.$D$3]);[$Cotton.B111];&quot;&quot;)">
            <text:p/>
          </table:table-cell>
          <table:table-cell table:formula="of:=IF(AND([.A111]&gt;[$notes.$D$3];[.A111]&lt;[$notes.$D$5]);[$Cotton.B111];&quot;&quot;)" office:value-type="float" office:value="-0.0106208780322115" calcext:value-type="float">
            <text:p>-0.010620878032212</text:p>
          </table:table-cell>
          <table:table-cell table:number-columns-repeated="2"/>
        </table:table-row>
        <table:table-row table:style-name="ro1">
          <table:table-cell table:formula="of:=[$Cotton.A112]" office:value-type="float" office:value="35.5754801920768" calcext:value-type="float">
            <text:p>35.5754801920768</text:p>
          </table:table-cell>
          <table:table-cell table:formula="of:=IF(AND([.A112]&gt;[$notes.$D$2];[.A112]&lt;[$notes.$D$3]);[$Cotton.B112];&quot;&quot;)">
            <text:p/>
          </table:table-cell>
          <table:table-cell table:formula="of:=IF(AND([.A112]&gt;[$notes.$D$3];[.A112]&lt;[$notes.$D$5]);[$Cotton.B112];&quot;&quot;)" office:value-type="float" office:value="-0.0120715276401823" calcext:value-type="float">
            <text:p>-0.012071527640182</text:p>
          </table:table-cell>
          <table:table-cell table:number-columns-repeated="2"/>
        </table:table-row>
        <table:table-row table:style-name="ro1">
          <table:table-cell table:formula="of:=[$Cotton.A113]" office:value-type="float" office:value="35.7908163265306" calcext:value-type="float">
            <text:p>35.7908163265306</text:p>
          </table:table-cell>
          <table:table-cell table:formula="of:=IF(AND([.A113]&gt;[$notes.$D$2];[.A113]&lt;[$notes.$D$3]);[$Cotton.B113];&quot;&quot;)">
            <text:p/>
          </table:table-cell>
          <table:table-cell table:formula="of:=IF(AND([.A113]&gt;[$notes.$D$3];[.A113]&lt;[$notes.$D$5]);[$Cotton.B113];&quot;&quot;)" office:value-type="float" office:value="-0.0135221772481531" calcext:value-type="float">
            <text:p>-0.013522177248153</text:p>
          </table:table-cell>
          <table:table-cell table:number-columns-repeated="2"/>
        </table:table-row>
        <table:table-row table:style-name="ro1">
          <table:table-cell table:formula="of:=[$Cotton.A114]" office:value-type="float" office:value="36.0369147659064" calcext:value-type="float">
            <text:p>36.0369147659064</text:p>
          </table:table-cell>
          <table:table-cell table:formula="of:=IF(AND([.A114]&gt;[$notes.$D$2];[.A114]&lt;[$notes.$D$3]);[$Cotton.B114];&quot;&quot;)">
            <text:p/>
          </table:table-cell>
          <table:table-cell table:formula="of:=IF(AND([.A114]&gt;[$notes.$D$3];[.A114]&lt;[$notes.$D$5]);[$Cotton.B114];&quot;&quot;)" office:value-type="float" office:value="-0.0151759178012398" calcext:value-type="float">
            <text:p>-0.01517591780124</text:p>
          </table:table-cell>
          <table:table-cell table:number-columns-repeated="2"/>
        </table:table-row>
        <table:table-row table:style-name="ro1">
          <table:table-cell table:formula="of:=[$Cotton.A115]" office:value-type="float" office:value="36.2830132052821" calcext:value-type="float">
            <text:p>36.2830132052821</text:p>
          </table:table-cell>
          <table:table-cell table:formula="of:=IF(AND([.A115]&gt;[$notes.$D$2];[.A115]&lt;[$notes.$D$3]);[$Cotton.B115];&quot;&quot;)">
            <text:p/>
          </table:table-cell>
          <table:table-cell table:formula="of:=IF(AND([.A115]&gt;[$notes.$D$3];[.A115]&lt;[$notes.$D$5]);[$Cotton.B115];&quot;&quot;)" office:value-type="float" office:value="-0.0168876843386453" calcext:value-type="float">
            <text:p>-0.016887684338645</text:p>
          </table:table-cell>
          <table:table-cell table:number-columns-repeated="2"/>
        </table:table-row>
        <table:table-row table:style-name="ro1">
          <table:table-cell table:formula="of:=[$Cotton.A116]" office:value-type="float" office:value="36.4983493397359" calcext:value-type="float">
            <text:p>36.4983493397359</text:p>
          </table:table-cell>
          <table:table-cell table:formula="of:=IF(AND([.A116]&gt;[$notes.$D$2];[.A116]&lt;[$notes.$D$3]);[$Cotton.B116];&quot;&quot;)">
            <text:p/>
          </table:table-cell>
          <table:table-cell table:formula="of:=IF(AND([.A116]&gt;[$notes.$D$3];[.A116]&lt;[$notes.$D$5]);[$Cotton.B116];&quot;&quot;)" office:value-type="float" office:value="-0.0183383339466161" calcext:value-type="float">
            <text:p>-0.018338333946616</text:p>
          </table:table-cell>
          <table:table-cell table:number-columns-repeated="2"/>
        </table:table-row>
        <table:table-row table:style-name="ro1">
          <table:table-cell table:formula="of:=[$Cotton.A117]" office:value-type="float" office:value="36.7136854741897" calcext:value-type="float">
            <text:p>36.7136854741897</text:p>
          </table:table-cell>
          <table:table-cell table:formula="of:=IF(AND([.A117]&gt;[$notes.$D$2];[.A117]&lt;[$notes.$D$3]);[$Cotton.B117];&quot;&quot;)">
            <text:p/>
          </table:table-cell>
          <table:table-cell table:formula="of:=IF(AND([.A117]&gt;[$notes.$D$3];[.A117]&lt;[$notes.$D$5]);[$Cotton.B117];&quot;&quot;)" office:value-type="float" office:value="-0.0197889835545869" calcext:value-type="float">
            <text:p>-0.019788983554587</text:p>
          </table:table-cell>
          <table:table-cell table:number-columns-repeated="2"/>
        </table:table-row>
        <table:table-row table:style-name="ro1">
          <table:table-cell table:formula="of:=[$Cotton.A118]" office:value-type="float" office:value="36.9597839135654" calcext:value-type="float">
            <text:p>36.9597839135654</text:p>
          </table:table-cell>
          <table:table-cell table:formula="of:=IF(AND([.A118]&gt;[$notes.$D$2];[.A118]&lt;[$notes.$D$3]);[$Cotton.B118];&quot;&quot;)">
            <text:p/>
          </table:table-cell>
          <table:table-cell table:formula="of:=IF(AND([.A118]&gt;[$notes.$D$3];[.A118]&lt;[$notes.$D$5]);[$Cotton.B118];&quot;&quot;)" office:value-type="float" office:value="-0.021471737099833" calcext:value-type="float">
            <text:p>-0.021471737099833</text:p>
          </table:table-cell>
          <table:table-cell table:number-columns-repeated="2"/>
        </table:table-row>
        <table:table-row table:style-name="ro1">
          <table:table-cell table:formula="of:=[$Cotton.A119]" office:value-type="float" office:value="37.2058823529412" calcext:value-type="float">
            <text:p>37.2058823529412</text:p>
          </table:table-cell>
          <table:table-cell table:formula="of:=IF(AND([.A119]&gt;[$notes.$D$2];[.A119]&lt;[$notes.$D$3]);[$Cotton.B119];&quot;&quot;)">
            <text:p/>
          </table:table-cell>
          <table:table-cell table:formula="of:=IF(AND([.A119]&gt;[$notes.$D$3];[.A119]&lt;[$notes.$D$5]);[$Cotton.B119];&quot;&quot;)" office:value-type="float" office:value="-0.0231254776529197" calcext:value-type="float">
            <text:p>-0.02312547765292</text:p>
          </table:table-cell>
          <table:table-cell table:number-columns-repeated="2"/>
        </table:table-row>
        <table:table-row table:style-name="ro1">
          <table:table-cell table:formula="of:=[$Cotton.A120]" office:value-type="float" office:value="37.4519807923169" calcext:value-type="float">
            <text:p>37.4519807923169</text:p>
          </table:table-cell>
          <table:table-cell table:formula="of:=IF(AND([.A120]&gt;[$notes.$D$2];[.A120]&lt;[$notes.$D$3]);[$Cotton.B120];&quot;&quot;)">
            <text:p/>
          </table:table-cell>
          <table:table-cell table:formula="of:=IF(AND([.A120]&gt;[$notes.$D$3];[.A120]&lt;[$notes.$D$5]);[$Cotton.B120];&quot;&quot;)" office:value-type="float" office:value="-0.0247792182060064" calcext:value-type="float">
            <text:p>-0.024779218206006</text:p>
          </table:table-cell>
          <table:table-cell table:number-columns-repeated="2"/>
        </table:table-row>
        <table:table-row table:style-name="ro1">
          <table:table-cell table:formula="of:=[$Cotton.A121]" office:value-type="float" office:value="37.6673169267707" calcext:value-type="float">
            <text:p>37.6673169267707</text:p>
          </table:table-cell>
          <table:table-cell table:formula="of:=IF(AND([.A121]&gt;[$notes.$D$2];[.A121]&lt;[$notes.$D$3]);[$Cotton.B121];&quot;&quot;)">
            <text:p/>
          </table:table-cell>
          <table:table-cell table:formula="of:=IF(AND([.A121]&gt;[$notes.$D$3];[.A121]&lt;[$notes.$D$5]);[$Cotton.B121];&quot;&quot;)" office:value-type="float" office:value="-0.0262298678139772" calcext:value-type="float">
            <text:p>-0.026229867813977</text:p>
          </table:table-cell>
          <table:table-cell table:number-columns-repeated="2"/>
        </table:table-row>
        <table:table-row table:style-name="ro1">
          <table:table-cell table:formula="of:=[$Cotton.A122]" office:value-type="float" office:value="37.8826530612245" calcext:value-type="float">
            <text:p>37.8826530612245</text:p>
          </table:table-cell>
          <table:table-cell table:formula="of:=IF(AND([.A122]&gt;[$notes.$D$2];[.A122]&lt;[$notes.$D$3]);[$Cotton.B122];&quot;&quot;)">
            <text:p/>
          </table:table-cell>
          <table:table-cell table:formula="of:=IF(AND([.A122]&gt;[$notes.$D$3];[.A122]&lt;[$notes.$D$5]);[$Cotton.B122];&quot;&quot;)" office:value-type="float" office:value="-0.027680517421948" calcext:value-type="float">
            <text:p>-0.027680517421948</text:p>
          </table:table-cell>
          <table:table-cell table:number-columns-repeated="2"/>
        </table:table-row>
        <table:table-row table:style-name="ro1">
          <table:table-cell table:formula="of:=[$Cotton.A123]" office:value-type="float" office:value="38.1287515006002" calcext:value-type="float">
            <text:p>38.1287515006002</text:p>
          </table:table-cell>
          <table:table-cell table:formula="of:=IF(AND([.A123]&gt;[$notes.$D$2];[.A123]&lt;[$notes.$D$3]);[$Cotton.B123];&quot;&quot;)">
            <text:p/>
          </table:table-cell>
          <table:table-cell table:formula="of:=IF(AND([.A123]&gt;[$notes.$D$3];[.A123]&lt;[$notes.$D$5]);[$Cotton.B123];&quot;&quot;)">
            <text:p/>
          </table:table-cell>
          <table:table-cell table:number-columns-repeated="2"/>
        </table:table-row>
        <table:table-row table:style-name="ro1">
          <table:table-cell table:formula="of:=[$Cotton.A124]" office:value-type="float" office:value="38.374849939976" calcext:value-type="float">
            <text:p>38.374849939976</text:p>
          </table:table-cell>
          <table:table-cell table:formula="of:=IF(AND([.A124]&gt;[$notes.$D$2];[.A124]&lt;[$notes.$D$3]);[$Cotton.B124];&quot;&quot;)">
            <text:p/>
          </table:table-cell>
          <table:table-cell table:formula="of:=IF(AND([.A124]&gt;[$notes.$D$3];[.A124]&lt;[$notes.$D$5]);[$Cotton.B124];&quot;&quot;)">
            <text:p/>
          </table:table-cell>
          <table:table-cell table:number-columns-repeated="2"/>
        </table:table-row>
        <table:table-row table:style-name="ro1">
          <table:table-cell table:formula="of:=[$Cotton.A125]" office:value-type="float" office:value="38.5901860744298" calcext:value-type="float">
            <text:p>38.5901860744298</text:p>
          </table:table-cell>
          <table:table-cell table:formula="of:=IF(AND([.A125]&gt;[$notes.$D$2];[.A125]&lt;[$notes.$D$3]);[$Cotton.B125];&quot;&quot;)">
            <text:p/>
          </table:table-cell>
          <table:table-cell table:formula="of:=IF(AND([.A125]&gt;[$notes.$D$3];[.A125]&lt;[$notes.$D$5]);[$Cotton.B125];&quot;&quot;)">
            <text:p/>
          </table:table-cell>
          <table:table-cell table:number-columns-repeated="2"/>
        </table:table-row>
        <table:table-row table:style-name="ro1">
          <table:table-cell table:formula="of:=[$Cotton.A126]" office:value-type="float" office:value="38.7993697478992" calcext:value-type="float">
            <text:p>38.7993697478992</text:p>
          </table:table-cell>
          <table:table-cell table:formula="of:=IF(AND([.A126]&gt;[$notes.$D$2];[.A126]&lt;[$notes.$D$3]);[$Cotton.B126];&quot;&quot;)">
            <text:p/>
          </table:table-cell>
          <table:table-cell table:formula="of:=IF(AND([.A126]&gt;[$notes.$D$3];[.A126]&lt;[$notes.$D$5]);[$Cotton.B126];&quot;&quot;)">
            <text:p/>
          </table:table-cell>
          <table:table-cell table:number-columns-repeated="2"/>
        </table:table-row>
        <table:table-row table:style-name="ro1">
          <table:table-cell table:formula="of:=[$Cotton.A127]" office:value-type="float" office:value="39.1131452581032" calcext:value-type="float">
            <text:p>39.1131452581032</text:p>
          </table:table-cell>
          <table:table-cell table:formula="of:=IF(AND([.A127]&gt;[$notes.$D$2];[.A127]&lt;[$notes.$D$3]);[$Cotton.B127];&quot;&quot;)">
            <text:p/>
          </table:table-cell>
          <table:table-cell table:formula="of:=IF(AND([.A127]&gt;[$notes.$D$3];[.A127]&lt;[$notes.$D$5]);[$Cotton.B127];&quot;&quot;)">
            <text:p/>
          </table:table-cell>
          <table:table-cell table:number-columns-repeated="2"/>
        </table:table-row>
        <table:table-row table:style-name="ro1">
          <table:table-cell table:formula="of:=[$Cotton.A128]" office:value-type="float" office:value="39.4822929171669" calcext:value-type="float">
            <text:p>39.4822929171669</text:p>
          </table:table-cell>
          <table:table-cell table:formula="of:=IF(AND([.A128]&gt;[$notes.$D$2];[.A128]&lt;[$notes.$D$3]);[$Cotton.B128];&quot;&quot;)">
            <text:p/>
          </table:table-cell>
          <table:table-cell table:formula="of:=IF(AND([.A128]&gt;[$notes.$D$3];[.A128]&lt;[$notes.$D$5]);[$Cotton.B128];&quot;&quot;)">
            <text:p/>
          </table:table-cell>
          <table:table-cell table:number-columns-repeated="2"/>
        </table:table-row>
        <table:table-row table:style-name="ro1">
          <table:table-cell table:formula="of:=[$Cotton.A129]" office:value-type="float" office:value="39.8514405762305" calcext:value-type="float">
            <text:p>39.8514405762305</text:p>
          </table:table-cell>
          <table:table-cell table:formula="of:=IF(AND([.A129]&gt;[$notes.$D$2];[.A129]&lt;[$notes.$D$3]);[$Cotton.B129];&quot;&quot;)">
            <text:p/>
          </table:table-cell>
          <table:table-cell table:formula="of:=IF(AND([.A129]&gt;[$notes.$D$3];[.A129]&lt;[$notes.$D$5]);[$Cotton.B129];&quot;&quot;)">
            <text:p/>
          </table:table-cell>
          <table:table-cell table:number-columns-repeated="2"/>
        </table:table-row>
        <table:table-row table:style-name="ro1">
          <table:table-cell table:formula="of:=[$Cotton.A130]" office:value-type="float" office:value="40.2205882352941" calcext:value-type="float">
            <text:p>40.2205882352941</text:p>
          </table:table-cell>
          <table:table-cell table:formula="of:=IF(AND([.A130]&gt;[$notes.$D$2];[.A130]&lt;[$notes.$D$3]);[$Cotton.B130];&quot;&quot;)">
            <text:p/>
          </table:table-cell>
          <table:table-cell table:formula="of:=IF(AND([.A130]&gt;[$notes.$D$3];[.A130]&lt;[$notes.$D$5]);[$Cotton.B130];&quot;&quot;)">
            <text:p/>
          </table:table-cell>
          <table:table-cell table:number-columns-repeated="2"/>
        </table:table-row>
        <table:table-row table:style-name="ro1">
          <table:table-cell table:formula="of:=[$Cotton.A131]" office:value-type="float" office:value="40.5897358943578" calcext:value-type="float">
            <text:p>40.5897358943578</text:p>
          </table:table-cell>
          <table:table-cell table:formula="of:=IF(AND([.A131]&gt;[$notes.$D$2];[.A131]&lt;[$notes.$D$3]);[$Cotton.B131];&quot;&quot;)">
            <text:p/>
          </table:table-cell>
          <table:table-cell table:formula="of:=IF(AND([.A131]&gt;[$notes.$D$3];[.A131]&lt;[$notes.$D$5]);[$Cotton.B131];&quot;&quot;)">
            <text:p/>
          </table:table-cell>
          <table:table-cell table:number-columns-repeated="2"/>
        </table:table-row>
        <table:table-row table:style-name="ro1">
          <table:table-cell table:formula="of:=[$Cotton.A132]" office:value-type="float" office:value="40.9588835534214" calcext:value-type="float">
            <text:p>40.9588835534214</text:p>
          </table:table-cell>
          <table:table-cell table:formula="of:=IF(AND([.A132]&gt;[$notes.$D$2];[.A132]&lt;[$notes.$D$3]);[$Cotton.B132];&quot;&quot;)">
            <text:p/>
          </table:table-cell>
          <table:table-cell table:formula="of:=IF(AND([.A132]&gt;[$notes.$D$3];[.A132]&lt;[$notes.$D$5]);[$Cotton.B132];&quot;&quot;)">
            <text:p/>
          </table:table-cell>
          <table:table-cell table:number-columns-repeated="2"/>
        </table:table-row>
        <table:table-row table:style-name="ro1">
          <table:table-cell table:formula="of:=[$Cotton.A133]" office:value-type="float" office:value="41.328031212485" calcext:value-type="float">
            <text:p>41.328031212485</text:p>
          </table:table-cell>
          <table:table-cell table:formula="of:=IF(AND([.A133]&gt;[$notes.$D$2];[.A133]&lt;[$notes.$D$3]);[$Cotton.B133];&quot;&quot;)">
            <text:p/>
          </table:table-cell>
          <table:table-cell table:formula="of:=IF(AND([.A133]&gt;[$notes.$D$3];[.A133]&lt;[$notes.$D$5]);[$Cotton.B133];&quot;&quot;)">
            <text:p/>
          </table:table-cell>
          <table:table-cell table:number-columns-repeated="2"/>
        </table:table-row>
        <table:table-row table:style-name="ro1">
          <table:table-cell table:formula="of:=[$Cotton.A134]" office:value-type="float" office:value="41.6971788715486" calcext:value-type="float">
            <text:p>41.6971788715486</text:p>
          </table:table-cell>
          <table:table-cell table:formula="of:=IF(AND([.A134]&gt;[$notes.$D$2];[.A134]&lt;[$notes.$D$3]);[$Cotton.B134];&quot;&quot;)">
            <text:p/>
          </table:table-cell>
          <table:table-cell table:formula="of:=IF(AND([.A134]&gt;[$notes.$D$3];[.A134]&lt;[$notes.$D$5]);[$Cotton.B134];&quot;&quot;)">
            <text:p/>
          </table:table-cell>
          <table:table-cell table:number-columns-repeated="2"/>
        </table:table-row>
        <table:table-row table:style-name="ro1">
          <table:table-cell table:formula="of:=[$Cotton.A135]" office:value-type="float" office:value="41.9432773109244" calcext:value-type="float">
            <text:p>41.9432773109244</text:p>
          </table:table-cell>
          <table:table-cell table:formula="of:=IF(AND([.A135]&gt;[$notes.$D$2];[.A135]&lt;[$notes.$D$3]);[$Cotton.B135];&quot;&quot;)">
            <text:p/>
          </table:table-cell>
          <table:table-cell table:formula="of:=IF(AND([.A135]&gt;[$notes.$D$3];[.A135]&lt;[$notes.$D$5]);[$Cotton.B135];&quot;&quot;)">
            <text:p/>
          </table:table-cell>
          <table:table-cell table:number-columns-repeated="2"/>
        </table:table-row>
        <table:table-row table:style-name="ro1" table:number-rows-repeated="33">
          <table:table-cell table:number-columns-repeated="5"/>
        </table:table-row>
        <table:table-row table:style-name="ro1">
          <table:table-cell/>
          <table:table-cell table:formula="of:=IF(AND([.A169]&gt;[$notes.$B$2];[.A169]&lt;[$notes.$B$3]);[$Soybeans.B16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0]&gt;[$notes.$B$2];[.A170]&lt;[$notes.$B$3]);[$Soybeans.B17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1]&gt;[$notes.$B$2];[.A171]&lt;[$notes.$B$3]);[$Soybeans.B17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2]&gt;[$notes.$B$2];[.A172]&lt;[$notes.$B$3]);[$Soybeans.B17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3]&gt;[$notes.$B$2];[.A173]&lt;[$notes.$B$3]);[$Soybeans.B17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4]&gt;[$notes.$B$2];[.A174]&lt;[$notes.$B$3]);[$Soybeans.B17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5]&gt;[$notes.$B$2];[.A175]&lt;[$notes.$B$3]);[$Soybeans.B17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6]&gt;[$notes.$B$2];[.A176]&lt;[$notes.$B$3]);[$Soybeans.B17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7]&gt;[$notes.$B$2];[.A177]&lt;[$notes.$B$3]);[$Soybeans.B17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8]&gt;[$notes.$B$2];[.A178]&lt;[$notes.$B$3]);[$Soybeans.B17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79]&gt;[$notes.$B$2];[.A179]&lt;[$notes.$B$3]);[$Soybeans.B17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0]&gt;[$notes.$B$2];[.A180]&lt;[$notes.$B$3]);[$Soybeans.B18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1]&gt;[$notes.$B$2];[.A181]&lt;[$notes.$B$3]);[$Soybeans.B18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2]&gt;[$notes.$B$2];[.A182]&lt;[$notes.$B$3]);[$Soybeans.B182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3]&gt;[$notes.$B$2];[.A183]&lt;[$notes.$B$3]);[$Soybeans.B183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4]&gt;[$notes.$B$2];[.A184]&lt;[$notes.$B$3]);[$Soybeans.B184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5]&gt;[$notes.$B$2];[.A185]&lt;[$notes.$B$3]);[$Soybeans.B185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6]&gt;[$notes.$B$2];[.A186]&lt;[$notes.$B$3]);[$Soybeans.B186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7]&gt;[$notes.$B$2];[.A187]&lt;[$notes.$B$3]);[$Soybeans.B187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8]&gt;[$notes.$B$2];[.A188]&lt;[$notes.$B$3]);[$Soybeans.B188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89]&gt;[$notes.$B$2];[.A189]&lt;[$notes.$B$3]);[$Soybeans.B189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0]&gt;[$notes.$B$2];[.A190]&lt;[$notes.$B$3]);[$Soybeans.B190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1]&gt;[$notes.$B$2];[.A191]&lt;[$notes.$B$3]);[$Soybeans.B191]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AND([.A192]&gt;[$notes.$B$2];[.A192]&lt;[$notes.$B$3]);[$Soybeans.B192];&quot;&quot;)">
            <text:p/>
          </table:table-cell>
          <table:table-cell table:number-columns-repeated="3"/>
        </table:table-row>
      </table:table>
      <table:table table:name="Butler_Huybers" table:style-name="ta1">
        <table:shapes>
          <draw:frame draw:z-index="0" draw:style-name="gr1" draw:text-style-name="P1" svg:width="453.51pt" svg:height="255.09pt" svg:x="215.55pt" svg:y="8.48pt">
            <draw:object draw:notify-on-update-of-ranges="Butler_Huybers.A1:Butler_Huybers.A1 Butler_Huybers.A2:Butler_Huybers.A710 Butler_Huybers.B1:Butler_Huybers.B1 Butler_Huybers.B2:Butler_Huybers.B7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DD</text:p>
          </table:table-cell>
          <table:table-cell office:value-type="string" calcext:value-type="string">
            <text:p>logYse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57433165740707" calcext:value-type="float">
            <text:p>-0.007574331657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0747135890457914" calcext:value-type="float">
            <text:p>-0.007471358904579</text:p>
          </table:table-cell>
        </table:table-row>
        <table:table-row table:style-name="ro1">
          <table:table-cell office:value-type="float" office:value="3.99999999999997" calcext:value-type="float">
            <text:p>3.99999999999997</text:p>
          </table:table-cell>
          <table:table-cell office:value-type="float" office:value="-0.00736740042971714" calcext:value-type="float">
            <text:p>-0.0073674004297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724210041180392" calcext:value-type="float">
            <text:p>-0.0072421004118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705570732992168" calcext:value-type="float">
            <text:p>-0.007055707329922</text:p>
          </table:table-cell>
        </table:table-row>
        <table:table-row table:style-name="ro1">
          <table:table-cell office:value-type="float" office:value="6.99999999999997" calcext:value-type="float">
            <text:p>6.99999999999997</text:p>
          </table:table-cell>
          <table:table-cell office:value-type="float" office:value="-0.00684658870471137" calcext:value-type="float">
            <text:p>-0.006846588704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0664085394994405" calcext:value-type="float">
            <text:p>-0.0066408539499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0644715513097314" calcext:value-type="float">
            <text:p>-0.006447155130973</text:p>
          </table:table-cell>
        </table:table-row>
        <table:table-row table:style-name="ro1">
          <table:table-cell office:value-type="float" office:value="9.99999999999997" calcext:value-type="float">
            <text:p>9.99999999999997</text:p>
          </table:table-cell>
          <table:table-cell office:value-type="float" office:value="-0.00630343566624418" calcext:value-type="float">
            <text:p>-0.0063034356662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0615132072550039" calcext:value-type="float">
            <text:p>-0.00615132072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0600745098576627" calcext:value-type="float">
            <text:p>-0.006007450985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0590679674178601" calcext:value-type="float">
            <text:p>-0.005906796741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0582158303404031" calcext:value-type="float">
            <text:p>-0.00582158303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0572983620367578" calcext:value-type="float">
            <text:p>-0.005729836203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0563661393178972" calcext:value-type="float">
            <text:p>-0.005636613931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0556914533425802" calcext:value-type="float">
            <text:p>-0.0055691453342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0549321295395525" calcext:value-type="float">
            <text:p>-0.0054932129539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0541338562568497" calcext:value-type="float">
            <text:p>-0.0054133856256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0534981098105164" calcext:value-type="float">
            <text:p>-0.0053498109810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052888644405281" calcext:value-type="float">
            <text:p>-0.0052888644405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0523921798323812" calcext:value-type="float">
            <text:p>-0.0052392179832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05172447515015" calcext:value-type="float">
            <text:p>-0.005172447515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0511783436000574" calcext:value-type="float">
            <text:p>-0.0051178343600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0506604888899567" calcext:value-type="float">
            <text:p>-0.0050660488889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0501551534796649" calcext:value-type="float">
            <text:p>-0.0050155153479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0496776642917696" calcext:value-type="float">
            <text:p>-0.0049677664291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0492750222434128" calcext:value-type="float">
            <text:p>-0.0049275022243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0488010926724599" calcext:value-type="float">
            <text:p>-0.004880109267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0483428760915124" calcext:value-type="float">
            <text:p>-0.0048342876091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0480203938104023" calcext:value-type="float">
            <text:p>-0.00480203938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0476212132098453" calcext:value-type="float">
            <text:p>-0.0047621213209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0471827952491969" calcext:value-type="float">
            <text:p>-0.004718279524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0467815401396503" calcext:value-type="float">
            <text:p>-0.0046781540139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046479325878231" calcext:value-type="float">
            <text:p>-0.0046479325878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046157064266144" calcext:value-type="float">
            <text:p>-0.0046157064266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0458464198110235" calcext:value-type="float">
            <text:p>-0.0045846419811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0454537270211749" calcext:value-type="float">
            <text:p>-0.0045453727021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0451371501875758" calcext:value-type="float">
            <text:p>-0.0045137150187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0448193003115711" calcext:value-type="float">
            <text:p>-0.0044819300311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0444986906626803" calcext:value-type="float">
            <text:p>-0.0044498690662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0442071739697325" calcext:value-type="float">
            <text:p>-0.0044207173969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0439833983866509" calcext:value-type="float">
            <text:p>-0.0043983398386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043700703644364" calcext:value-type="float">
            <text:p>-0.0043700703644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0433687401172403" calcext:value-type="float">
            <text:p>-0.0043368740117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0431233731074793" calcext:value-type="float">
            <text:p>-0.0043123373107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0428137182096196" calcext:value-type="float">
            <text:p>-0.0042813718209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00425734075101635" calcext:value-type="float">
            <text:p>-0.004257340751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0423258024841083" calcext:value-type="float">
            <text:p>-0.0042325802484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0420191747166272" calcext:value-type="float">
            <text:p>-0.0042019174716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00417836760714516" calcext:value-type="float">
            <text:p>-0.0041783676071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0415814157156659" calcext:value-type="float">
            <text:p>-0.0041581415715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00413900714668632" calcext:value-type="float">
            <text:p>-0.0041390071466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0411435093280353" calcext:value-type="float">
            <text:p>-0.0041143509328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0409096548969429" calcext:value-type="float">
            <text:p>-0.0040909654896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0406654354484194" calcext:value-type="float">
            <text:p>-0.0040665435448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0405031368392187" calcext:value-type="float">
            <text:p>-0.0040503136839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00402652489269873" calcext:value-type="float">
            <text:p>-0.0040265248926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0400260843961164" calcext:value-type="float">
            <text:p>-0.0040026084396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0398065899987588" calcext:value-type="float">
            <text:p>-0.0039806589998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0396517320315715" calcext:value-type="float">
            <text:p>-0.0039651732031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00395090955040187" calcext:value-type="float">
            <text:p>-0.0039509095504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00392447868703117" calcext:value-type="float">
            <text:p>-0.0039244786870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0390262313409279" calcext:value-type="float">
            <text:p>-0.0039026231340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00388754912933932" calcext:value-type="float">
            <text:p>-0.0038875491293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0387199937017095" calcext:value-type="float">
            <text:p>-0.0038719993701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0038485793660543" calcext:value-type="float">
            <text:p>-0.0038485793660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00383217962013145" calcext:value-type="float">
            <text:p>-0.0038321796201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00380906702732157" calcext:value-type="float">
            <text:p>-0.0038090670273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0379416506871724" calcext:value-type="float">
            <text:p>-0.0037941650687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00377809073189116" calcext:value-type="float">
            <text:p>-0.0037780907318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0037620548830917" calcext:value-type="float">
            <text:p>-0.0037620548830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00374715144366889" calcext:value-type="float">
            <text:p>-0.0037471514436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0372474294648927" calcext:value-type="float">
            <text:p>-0.0037247429464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0370733296460913" calcext:value-type="float">
            <text:p>-0.003707332964609</text:p>
          </table:table-cell>
        </table:table-row>
        <table:table-row table:style-name="ro1">
          <table:table-cell office:value-type="float" office:value="75.9999999999999" calcext:value-type="float">
            <text:p>75.9999999999999</text:p>
          </table:table-cell>
          <table:table-cell office:value-type="float" office:value="-0.0036916590262599" calcext:value-type="float">
            <text:p>-0.003691659026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00367580514625442" calcext:value-type="float">
            <text:p>-0.0036758051462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03659941352235" calcext:value-type="float">
            <text:p>-0.003659941352235</text:p>
          </table:table-cell>
        </table:table-row>
        <table:table-row table:style-name="ro1">
          <table:table-cell office:value-type="float" office:value="78.9999999999999" calcext:value-type="float">
            <text:p>78.9999999999999</text:p>
          </table:table-cell>
          <table:table-cell office:value-type="float" office:value="-0.00364408824022177" calcext:value-type="float">
            <text:p>-0.0036440882402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0036282463339313" calcext:value-type="float">
            <text:p>-0.0036282463339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00361232932754106" calcext:value-type="float">
            <text:p>-0.003612329327541</text:p>
          </table:table-cell>
        </table:table-row>
        <table:table-row table:style-name="ro1">
          <table:table-cell office:value-type="float" office:value="81.9999999999999" calcext:value-type="float">
            <text:p>81.9999999999999</text:p>
          </table:table-cell>
          <table:table-cell office:value-type="float" office:value="-0.00359672909930767" calcext:value-type="float">
            <text:p>-0.0035967290993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0357995455987873" calcext:value-type="float">
            <text:p>-0.0035799545598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0357092577399709" calcext:value-type="float">
            <text:p>-0.0035709257739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00355631085997986" calcext:value-type="float">
            <text:p>-0.003556310859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00354045010340043" calcext:value-type="float">
            <text:p>-0.00354045010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00353207533432265" calcext:value-type="float">
            <text:p>-0.003532075334323</text:p>
          </table:table-cell>
        </table:table-row>
        <table:table-row table:style-name="ro1">
          <table:table-cell office:value-type="float" office:value="87.9999999999999" calcext:value-type="float">
            <text:p>87.9999999999999</text:p>
          </table:table-cell>
          <table:table-cell office:value-type="float" office:value="-0.00351558223222305" calcext:value-type="float">
            <text:p>-0.0035155822322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034998551671426" calcext:value-type="float">
            <text:p>-0.003499855167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0348444662331726" calcext:value-type="float">
            <text:p>-0.003484446623317</text:p>
          </table:table-cell>
        </table:table-row>
        <table:table-row table:style-name="ro1">
          <table:table-cell office:value-type="float" office:value="90.9999999999999" calcext:value-type="float">
            <text:p>90.9999999999999</text:p>
          </table:table-cell>
          <table:table-cell office:value-type="float" office:value="-0.00346641026419883" calcext:value-type="float">
            <text:p>-0.0034664102641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0346319631432678" calcext:value-type="float">
            <text:p>-0.0034631963143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00344509325587229" calcext:value-type="float">
            <text:p>-0.0034450932558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00343400162802713" calcext:value-type="float">
            <text:p>-0.0034340016280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0341914563789045" calcext:value-type="float">
            <text:p>-0.003419145637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00340320637426033" calcext:value-type="float">
            <text:p>-0.00340320637426</text:p>
          </table:table-cell>
        </table:table-row>
        <table:table-row table:style-name="ro1">
          <table:table-cell office:value-type="float" office:value="96.9999999999999" calcext:value-type="float">
            <text:p>96.9999999999999</text:p>
          </table:table-cell>
          <table:table-cell office:value-type="float" office:value="-0.00338820935143188" calcext:value-type="float">
            <text:p>-0.0033882093514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0338132345465281" calcext:value-type="float">
            <text:p>-0.0033813234546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0337072532931016" calcext:value-type="float">
            <text:p>-0.003370725329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00335351379054164" calcext:value-type="float">
            <text:p>-0.0033535137905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00334210265616353" calcext:value-type="float">
            <text:p>-0.0033421026561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00333539795033461" calcext:value-type="float">
            <text:p>-0.0033353979503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00332128639361688" calcext:value-type="float">
            <text:p>-0.0033212863936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0033048707169191" calcext:value-type="float">
            <text:p>-0.0033048707169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00329668870107492" calcext:value-type="float">
            <text:p>-0.0032966887010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0032882067199118" calcext:value-type="float">
            <text:p>-0.0032882067199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00327103893401158" calcext:value-type="float">
            <text:p>-0.0032710389340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00326061992799711" calcext:value-type="float">
            <text:p>-0.0032606199279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00325616792051363" calcext:value-type="float">
            <text:p>-0.0032561679205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00323778480307393" calcext:value-type="float">
            <text:p>-0.00323778480307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00322701251808523" calcext:value-type="float">
            <text:p>-0.0032270125180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00322035559899688" calcext:value-type="float">
            <text:p>-0.00322035559899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00320527452449645" calcext:value-type="float">
            <text:p>-0.0032052745244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00319653485168523" calcext:value-type="float">
            <text:p>-0.0031965348516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00318821606412166" calcext:value-type="float">
            <text:p>-0.0031882160641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00317326851437252" calcext:value-type="float">
            <text:p>-0.0031732685143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00316398379755831" calcext:value-type="float">
            <text:p>-0.0031639837975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0031497596919036" calcext:value-type="float">
            <text:p>-0.0031497596919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00314263048191734" calcext:value-type="float">
            <text:p>-0.0031426304819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00313541373870117" calcext:value-type="float">
            <text:p>-0.0031354137387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0031214606735824" calcext:value-type="float">
            <text:p>-0.00312146067358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00311136993565235" calcext:value-type="float">
            <text:p>-0.00311136993565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00310378545489173" calcext:value-type="float">
            <text:p>-0.0031037854548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00309583829569972" calcext:value-type="float">
            <text:p>-0.00309583829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00308718123149224" calcext:value-type="float">
            <text:p>-0.0030871812314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003072006666924" calcext:value-type="float">
            <text:p>-0.0030720066669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0.00306558133738064" calcext:value-type="float">
            <text:p>-0.0030655813373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00305375625677896" calcext:value-type="float">
            <text:p>-0.0030537562567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00304114753289209" calcext:value-type="float">
            <text:p>-0.0030411475328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00303409080851044" calcext:value-type="float">
            <text:p>-0.003034090808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0030257582479855" calcext:value-type="float">
            <text:p>-0.0030257582479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00301852371821776" calcext:value-type="float">
            <text:p>-0.0030185237182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00300308459902586" calcext:value-type="float">
            <text:p>-0.0030030845990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00299509214207551" calcext:value-type="float">
            <text:p>-0.0029950921420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00298703608555113" calcext:value-type="float">
            <text:p>-0.0029870360855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00297921397413472" calcext:value-type="float">
            <text:p>-0.0029792139741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00297101136845491" calcext:value-type="float">
            <text:p>-0.0029710113684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00296426368301889" calcext:value-type="float">
            <text:p>-0.0029642636830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00294996813760422" calcext:value-type="float">
            <text:p>-0.0029499681376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00294583844420825" calcext:value-type="float">
            <text:p>-0.0029458384442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00293382226547798" calcext:value-type="float">
            <text:p>-0.0029338222654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00292426336165494" calcext:value-type="float">
            <text:p>-0.0029242633616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00291648434368038" calcext:value-type="float">
            <text:p>-0.002916484343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00290857713684316" calcext:value-type="float">
            <text:p>-0.0029085771368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00290063359300917" calcext:value-type="float">
            <text:p>-0.0029006335930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00289271236129592" calcext:value-type="float">
            <text:p>-0.0028927123612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0288478329681599" calcext:value-type="float">
            <text:p>-0.0028847832968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00287685649078333" calcext:value-type="float">
            <text:p>-0.0028768564907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00286892910871509" calcext:value-type="float">
            <text:p>-0.002868929108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00286100185887435" calcext:value-type="float">
            <text:p>-0.0028610018588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00285307458204212" calcext:value-type="float">
            <text:p>-0.0028530745820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00284514730986411" calcext:value-type="float">
            <text:p>-0.0028451473098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00283722003712426" calcext:value-type="float">
            <text:p>-0.002837220037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00282929276432206" calcext:value-type="float">
            <text:p>-0.0028292927643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00282136549195684" calcext:value-type="float">
            <text:p>-0.0028213654919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00281343821737886" calcext:value-type="float">
            <text:p>-0.0028134382173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00280551095312725" calcext:value-type="float">
            <text:p>-0.0028055109531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00279758364547995" calcext:value-type="float">
            <text:p>-0.002797583645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00278965650165971" calcext:value-type="float">
            <text:p>-0.002789656501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00278172881909512" calcext:value-type="float">
            <text:p>-0.00278172881909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00277380250842197" calcext:value-type="float">
            <text:p>-0.0027738025084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00276587509484771" calcext:value-type="float">
            <text:p>-0.0027658750948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00275793045467156" calcext:value-type="float">
            <text:p>-0.0027579304546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00275014602713487" calcext:value-type="float">
            <text:p>-0.0027501460271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00274139143818133" calcext:value-type="float">
            <text:p>-0.0027413914381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00273810478686493" calcext:value-type="float">
            <text:p>-0.0027381047868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00272913783857943" calcext:value-type="float">
            <text:p>-0.0027291378385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00272347560885602" calcext:value-type="float">
            <text:p>-0.0027234756088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00271148915384972" calcext:value-type="float">
            <text:p>-0.002711489153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00270922394616607" calcext:value-type="float">
            <text:p>-0.0027092239461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00269456546669554" calcext:value-type="float">
            <text:p>-0.0026945654666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00269371874011005" calcext:value-type="float">
            <text:p>-0.002693718740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00267888405437554" calcext:value-type="float">
            <text:p>-0.00267888405437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00267892270330312" calcext:value-type="float">
            <text:p>-0.00267892270330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0026696542956462" calcext:value-type="float">
            <text:p>-0.0026696542956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00266239272413311" calcext:value-type="float">
            <text:p>-0.0026623927241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0026530910043305" calcext:value-type="float">
            <text:p>-0.0026530910043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002652375597265" calcext:value-type="float">
            <text:p>-0.0026523755972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0263913916477439" calcext:value-type="float">
            <text:p>-0.0026391391647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00263687464398032" calcext:value-type="float">
            <text:p>-0.002636874643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0026295858914938" calcext:value-type="float">
            <text:p>-0.00262958589149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0.00262172092197646" calcext:value-type="float">
            <text:p>-0.0026217209219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0.00261370874488905" calcext:value-type="float">
            <text:p>-0.0026137087448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00260596064042655" calcext:value-type="float">
            <text:p>-0.0026059606404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00259725444277513" calcext:value-type="float">
            <text:p>-0.0025972544427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00259381136694215" calcext:value-type="float">
            <text:p>-0.0025938113669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00258997014086468" calcext:value-type="float">
            <text:p>-0.00258997014086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00258049968240426" calcext:value-type="float">
            <text:p>-0.0025804996824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0.0025796669088765" calcext:value-type="float">
            <text:p>-0.0025796669088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00257272851522946" calcext:value-type="float">
            <text:p>-0.0025727285152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00256511698212532" calcext:value-type="float">
            <text:p>-0.0025651169821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00256318767380017" calcext:value-type="float">
            <text:p>-0.00256318767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00255015511962402" calcext:value-type="float">
            <text:p>-0.00255015511962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00254598967045815" calcext:value-type="float">
            <text:p>-0.0025459896704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00253533639788194" calcext:value-type="float">
            <text:p>-0.0025353363978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00253334501903053" calcext:value-type="float">
            <text:p>-0.0025333450190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0.00252312764294902" calcext:value-type="float">
            <text:p>-0.0025231276429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00252309374845858" calcext:value-type="float">
            <text:p>-0.0025230937484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00250884757553135" calcext:value-type="float">
            <text:p>-0.0025088475755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0025077655905822" calcext:value-type="float">
            <text:p>-0.00250776559058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00250638534176384" calcext:value-type="float">
            <text:p>-0.00250638534176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0.00249275563772715" calcext:value-type="float">
            <text:p>-0.00249275563772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0.00248964002646998" calcext:value-type="float">
            <text:p>-0.0024896400264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0.00247705868667474" calcext:value-type="float">
            <text:p>-0.0024770586866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00248088991589403" calcext:value-type="float">
            <text:p>-0.00248088991589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0.00246959424748224" calcext:value-type="float">
            <text:p>-0.0024695942474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0.00246350279772375" calcext:value-type="float">
            <text:p>-0.0024635027977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0.00246592809017305" calcext:value-type="float">
            <text:p>-0.00246592809017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0.00245069099535479" calcext:value-type="float">
            <text:p>-0.0024506909953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0.00244987833539326" calcext:value-type="float">
            <text:p>-0.00244987833539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0.0024350036398291" calcext:value-type="float">
            <text:p>-0.0024350036398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00243512267887755" calcext:value-type="float">
            <text:p>-0.00243512267887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00242549321231719" calcext:value-type="float">
            <text:p>-0.0024254932123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00242076703711339" calcext:value-type="float">
            <text:p>-0.0024207670371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00242326814978341" calcext:value-type="float">
            <text:p>-0.00242326814978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0.00241144562925501" calcext:value-type="float">
            <text:p>-0.0024114456292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0.00240632517847615" calcext:value-type="float">
            <text:p>-0.00240632517847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0.00240816701084603" calcext:value-type="float">
            <text:p>-0.0024081670108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00239292940936362" calcext:value-type="float">
            <text:p>-0.0023929294093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00239276014431511" calcext:value-type="float">
            <text:p>-0.0023927601443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00238360048109068" calcext:value-type="float">
            <text:p>-0.00238360048109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00237904519503708" calcext:value-type="float">
            <text:p>-0.00237904519503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0.00237296876968524" calcext:value-type="float">
            <text:p>-0.00237296876968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00236243906516641" calcext:value-type="float">
            <text:p>-0.0023624390651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00236608230051938" calcext:value-type="float">
            <text:p>-0.0023660823005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00235322792820149" calcext:value-type="float">
            <text:p>-0.00235322792820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00234917109569256" calcext:value-type="float">
            <text:p>-0.00234917109569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00235037275355285" calcext:value-type="float">
            <text:p>-0.00235037275355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00233511643377873" calcext:value-type="float">
            <text:p>-0.0023351164337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00233600766012677" calcext:value-type="float">
            <text:p>-0.0023360076601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00233424029725313" calcext:value-type="float">
            <text:p>-0.00233424029725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00232505787449405" calcext:value-type="float">
            <text:p>-0.0023250578744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00232114525791392" calcext:value-type="float">
            <text:p>-0.0023211452579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0.00231796838018812" calcext:value-type="float">
            <text:p>-0.0023179683801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00230800901920454" calcext:value-type="float">
            <text:p>-0.0023080090192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00230790806706432" calcext:value-type="float">
            <text:p>-0.0023079080670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00229370590353633" calcext:value-type="float">
            <text:p>-0.0022937059035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00229251089337519" calcext:value-type="float">
            <text:p>-0.0022925108933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00229205114183545" calcext:value-type="float">
            <text:p>-0.0022920511418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00228353557593342" calcext:value-type="float">
            <text:p>-0.0022835355759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00227735389731029" calcext:value-type="float">
            <text:p>-0.002277353897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00227956774673693" calcext:value-type="float">
            <text:p>-0.0022795677467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00227067176152001" calcext:value-type="float">
            <text:p>-0.002270671761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00226225314693483" calcext:value-type="float">
            <text:p>-0.0022622531469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00226552659824595" calcext:value-type="float">
            <text:p>-0.0022655265982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0.00225112241898914" calcext:value-type="float">
            <text:p>-0.0022511224189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00224957301258249" calcext:value-type="float">
            <text:p>-0.00224957301258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00224212058068226" calcext:value-type="float">
            <text:p>-0.0022421205806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00224176116191308" calcext:value-type="float">
            <text:p>-0.0022417611619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00223314276905898" calcext:value-type="float">
            <text:p>-0.0022331427690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002224991474364" calcext:value-type="float">
            <text:p>-0.0022249914743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00222003919406673" calcext:value-type="float">
            <text:p>-0.00222003919406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0022214870845213" calcext:value-type="float">
            <text:p>-0.0022214870845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00221640609652004" calcext:value-type="float">
            <text:p>-0.0022164060965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00220749812098219" calcext:value-type="float">
            <text:p>-0.0022074981209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00220609907652511" calcext:value-type="float">
            <text:p>-0.0022060990765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00220648733780378" calcext:value-type="float">
            <text:p>-0.0022064873378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0219126410108796" calcext:value-type="float">
            <text:p>-0.00219126410108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00219303023180369" calcext:value-type="float">
            <text:p>-0.0021930302318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00218799697512254" calcext:value-type="float">
            <text:p>-0.00218799697512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00217610788111596" calcext:value-type="float">
            <text:p>-0.0021761078811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002178629965832" calcext:value-type="float">
            <text:p>-0.0021786299658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00217385784334002" calcext:value-type="float">
            <text:p>-0.002173857843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00216448538910598" calcext:value-type="float">
            <text:p>-0.0021644853891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00216379817869012" calcext:value-type="float">
            <text:p>-0.002163798178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00215647195839274" calcext:value-type="float">
            <text:p>-0.00215647195839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0.00215605982544309" calcext:value-type="float">
            <text:p>-0.00215605982544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00214837370375161" calcext:value-type="float">
            <text:p>-0.00214837370375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0021500117841943" calcext:value-type="float">
            <text:p>-0.0021500117841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00214424702546344" calcext:value-type="float">
            <text:p>-0.00214424702546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00213284558486375" calcext:value-type="float">
            <text:p>-0.0021328455848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00213657366327141" calcext:value-type="float">
            <text:p>-0.0021365736632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0.00212451488947185" calcext:value-type="float">
            <text:p>-0.0021245148894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0021197799743744" calcext:value-type="float">
            <text:p>-0.0021197799743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00212020887660082" calcext:value-type="float">
            <text:p>-0.0021202088766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00212043630593397" calcext:value-type="float">
            <text:p>-0.00212043630593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00210519956768199" calcext:value-type="float">
            <text:p>-0.00210519956768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00210693761901463" calcext:value-type="float">
            <text:p>-0.0021069376190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00210193701251244" calcext:value-type="float">
            <text:p>-0.0021019370125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00209022885784982" calcext:value-type="float">
            <text:p>-0.0020902288578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00209163836670972" calcext:value-type="float">
            <text:p>-0.0020916383667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00209308570960802" calcext:value-type="float">
            <text:p>-0.00209308570960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00208090240993885" calcext:value-type="float">
            <text:p>-0.0020809024099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00207649389651838" calcext:value-type="float">
            <text:p>-0.0020764938965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00207788122556238" calcext:value-type="float">
            <text:p>-0.00207788122556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0020626321183471" calcext:value-type="float">
            <text:p>-0.00206263211834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00206310729589714" calcext:value-type="float">
            <text:p>-0.00206310729589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00206363082056235" calcext:value-type="float">
            <text:p>-0.00206363082056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0205822007399778" calcext:value-type="float">
            <text:p>-0.0020582200739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00204719976754328" calcext:value-type="float">
            <text:p>-0.0020471997675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0204855616378357" calcext:value-type="float">
            <text:p>-0.00204855616378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0205004903285688" calcext:value-type="float">
            <text:p>-0.00205004903285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00203703225903543" calcext:value-type="float">
            <text:p>-0.0020370322590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00203383159552501" calcext:value-type="float">
            <text:p>-0.0020338315955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0203431930832208" calcext:value-type="float">
            <text:p>-0.00203431930832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00202628809852568" calcext:value-type="float">
            <text:p>-0.0020262880985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0020194013475415" calcext:value-type="float">
            <text:p>-0.00201940134754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00202040165733309" calcext:value-type="float">
            <text:p>-0.0020204016573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00201770990223763" calcext:value-type="float">
            <text:p>-0.0020177099022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00200833536464083" calcext:value-type="float">
            <text:p>-0.0020083353646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00200524083815107" calcext:value-type="float">
            <text:p>-0.0020052408381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0200526355972002" calcext:value-type="float">
            <text:p>-0.0020052635597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0.00200668718488325" calcext:value-type="float">
            <text:p>-0.00200668718488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00199193932089912" calcext:value-type="float">
            <text:p>-0.0019919393208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0199133347786536" calcext:value-type="float">
            <text:p>-0.0019913334778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00199056798722298" calcext:value-type="float">
            <text:p>-0.0019905679872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00198188572357622" calcext:value-type="float">
            <text:p>-0.00198188572357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0197619220666082" calcext:value-type="float">
            <text:p>-0.00197619220666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0197751959042064" calcext:value-type="float">
            <text:p>-0.0019775195904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0197348399817235" calcext:value-type="float">
            <text:p>-0.0019734839981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00196425647831936" calcext:value-type="float">
            <text:p>-0.0019642564783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00196213365323649" calcext:value-type="float">
            <text:p>-0.00196213365323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00196288914126468" calcext:value-type="float">
            <text:p>-0.00196288914126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019555213231643" calcext:value-type="float">
            <text:p>-0.00195552132316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00194790618732239" calcext:value-type="float">
            <text:p>-0.0019479061873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00194850551043477" calcext:value-type="float">
            <text:p>-0.0019485055104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00194668951557065" calcext:value-type="float">
            <text:p>-0.00194668951557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00193752163269903" calcext:value-type="float">
            <text:p>-0.00193752163269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0.00193315959734662" calcext:value-type="float">
            <text:p>-0.0019331595973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0019345097083611" calcext:value-type="float">
            <text:p>-0.00193450970836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00192917725462166" calcext:value-type="float">
            <text:p>-0.0019291772546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00192023107252681" calcext:value-type="float">
            <text:p>-0.0019202310725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00191944913774745" calcext:value-type="float">
            <text:p>-0.00191944913774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00191955345578078" calcext:value-type="float">
            <text:p>-0.0019195534557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00191797987254179" calcext:value-type="float">
            <text:p>-0.00191797987254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00190377898227502" calcext:value-type="float">
            <text:p>-0.00190377898227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0.00190543976362141" calcext:value-type="float">
            <text:p>-0.0019054397636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0019055203001683" calcext:value-type="float">
            <text:p>-0.00190552030016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00190184179857669" calcext:value-type="float">
            <text:p>-0.00190184179857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00189253416609717" calcext:value-type="float">
            <text:p>-0.0018925341660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00189039255326191" calcext:value-type="float">
            <text:p>-0.00189039255326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0.00189115885883036" calcext:value-type="float">
            <text:p>-0.0018911588588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0188382434386445" calcext:value-type="float">
            <text:p>-0.00188382434386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0187620813674153" calcext:value-type="float">
            <text:p>-0.00187620813674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00187650029382493" calcext:value-type="float">
            <text:p>-0.0018765002938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00187673158632872" calcext:value-type="float">
            <text:p>-0.0018767315863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0018743325557652" calcext:value-type="float">
            <text:p>-0.00187433255576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00186497877616828" calcext:value-type="float">
            <text:p>-0.00186497877616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00186149828752095" calcext:value-type="float">
            <text:p>-0.0018614982875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0.00186271474126347" calcext:value-type="float">
            <text:p>-0.00186271474126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0.00185656316896391" calcext:value-type="float">
            <text:p>-0.00185656316896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0.00184802704780231" calcext:value-type="float">
            <text:p>-0.00184802704780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00184774734996189" calcext:value-type="float">
            <text:p>-0.00184774734996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00184809812034542" calcext:value-type="float">
            <text:p>-0.0018480981203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00184484789009122" calcext:value-type="float">
            <text:p>-0.00184484789009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0.00183188587696689" calcext:value-type="float">
            <text:p>-0.00183188587696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00183366936372378" calcext:value-type="float">
            <text:p>-0.0018336693637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0.00183385492012379" calcext:value-type="float">
            <text:p>-0.0018338549201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0.00182927317291601" calcext:value-type="float">
            <text:p>-0.0018292731729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00182017231954952" calcext:value-type="float">
            <text:p>-0.001820172319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00181881535029779" calcext:value-type="float">
            <text:p>-0.00181881535029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0.00181914277754512" calcext:value-type="float">
            <text:p>-0.0018191427775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00181117557778334" calcext:value-type="float">
            <text:p>-0.00181117557778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0018042821669364" calcext:value-type="float">
            <text:p>-0.0018042821669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00180475802609675" calcext:value-type="float">
            <text:p>-0.00180475802609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0018050981639086" calcext:value-type="float">
            <text:p>-0.00180509816390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0.00180187222432856" calcext:value-type="float">
            <text:p>-0.00180187222432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00179243536790162" calcext:value-type="float">
            <text:p>-0.00179243536790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0.00179012710287729" calcext:value-type="float">
            <text:p>-0.00179012710287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00179008649586678" calcext:value-type="float">
            <text:p>-0.00179008649586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00179099505786357" calcext:value-type="float">
            <text:p>-0.00179099505786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00177580945408007" calcext:value-type="float">
            <text:p>-0.001775809454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0177621544935823" calcext:value-type="float">
            <text:p>-0.0017762154493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00177616806511528" calcext:value-type="float">
            <text:p>-0.0017761680651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0.00177432925339754" calcext:value-type="float">
            <text:p>-0.00177432925339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00176495460617675" calcext:value-type="float">
            <text:p>-0.00176495460617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00176120469527156" calcext:value-type="float">
            <text:p>-0.00176120469527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00176161199063341" calcext:value-type="float">
            <text:p>-0.00176161199063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00176214002702941" calcext:value-type="float">
            <text:p>-0.0017621400270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0.00175573159744529" calcext:value-type="float">
            <text:p>-0.00175573159744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0017474208768505" calcext:value-type="float">
            <text:p>-0.0017474208768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00174734745547452" calcext:value-type="float">
            <text:p>-0.00174734745547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00174747304304465" calcext:value-type="float">
            <text:p>-0.00174747304304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00174596192188402" calcext:value-type="float">
            <text:p>-0.00174596192188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0.00173670836124176" calcext:value-type="float">
            <text:p>-0.00173670836124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00173246866465589" calcext:value-type="float">
            <text:p>-0.00173246866465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00173293154751462" calcext:value-type="float">
            <text:p>-0.0017329315475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00173348132264626" calcext:value-type="float">
            <text:p>-0.0017334813226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0017275270453039" calcext:value-type="float">
            <text:p>-0.0017275270453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0.00171894110818344" calcext:value-type="float">
            <text:p>-0.00171894110818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00171862591160807" calcext:value-type="float">
            <text:p>-0.00171862591160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0.00171871985486021" calcext:value-type="float">
            <text:p>-0.0017187198548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0.00171758816000744" calcext:value-type="float">
            <text:p>-0.0017175881600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0.00170847076080922" calcext:value-type="float">
            <text:p>-0.00170847076080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0.00170374585342748" calcext:value-type="float">
            <text:p>-0.00170374585342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00170425314469983" calcext:value-type="float">
            <text:p>-0.001704253144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00170480145677818" calcext:value-type="float">
            <text:p>-0.00170480145677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0.00169931574763209" calcext:value-type="float">
            <text:p>-0.00169931574763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00169049339951708" calcext:value-type="float">
            <text:p>-0.0016904933995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0.00168989328001506" calcext:value-type="float">
            <text:p>-0.0016898932800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00168997260367397" calcext:value-type="float">
            <text:p>-0.0016899726036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00168918730237741" calcext:value-type="float">
            <text:p>-0.00168918730237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00168024484613926" calcext:value-type="float">
            <text:p>-0.00168024484613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0.00167503770949319" calcext:value-type="float">
            <text:p>-0.00167503770949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0.00167557542201264" calcext:value-type="float">
            <text:p>-0.0016755754220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00167610429257856" calcext:value-type="float">
            <text:p>-0.00167610429257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0.00167109091339147" calcext:value-type="float">
            <text:p>-0.00167109091339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0.00166209081628797" calcext:value-type="float">
            <text:p>-0.0016620908162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00166111864290582" calcext:value-type="float">
            <text:p>-0.0016611186429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00166121203980207" calcext:value-type="float">
            <text:p>-0.0016612120398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0.00166156929125031" calcext:value-type="float">
            <text:p>-0.001661569291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0.00165850924237277" calcext:value-type="float">
            <text:p>-0.00165850924237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00164538024528769" calcext:value-type="float">
            <text:p>-0.00164538024528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0.00164715685526775" calcext:value-type="float">
            <text:p>-0.00164715685526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0.00164732701207132" calcext:value-type="float">
            <text:p>-0.00164732701207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00164287501482992" calcext:value-type="float">
            <text:p>-0.0016428750148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0.00163369640076896" calcext:value-type="float">
            <text:p>-0.00163369640076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0.0016323673254177" calcext:value-type="float">
            <text:p>-0.0016323673254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0016325488424415" calcext:value-type="float">
            <text:p>-0.00163254884244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0.00163259586948766" calcext:value-type="float">
            <text:p>-0.00163259586948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0.00163180924719275" calcext:value-type="float">
            <text:p>-0.00163180924719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0.00162289580818625" calcext:value-type="float">
            <text:p>-0.00162289580818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0.00161764607748478" calcext:value-type="float">
            <text:p>-0.00161764607748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0.00161818719218018" calcext:value-type="float">
            <text:p>-0.001618187192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0.00161871166146737" calcext:value-type="float">
            <text:p>-0.00161871166146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00161374289941299" calcext:value-type="float">
            <text:p>-0.0016137428994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0.00160470886894717" calcext:value-type="float">
            <text:p>-0.00160470886894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0.0016037563595592" calcext:value-type="float">
            <text:p>-0.00160375635955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0.00160384061022526" calcext:value-type="float">
            <text:p>-0.0016038406102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00160338618816302" calcext:value-type="float">
            <text:p>-0.00160338618816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0.00159468288607202" calcext:value-type="float">
            <text:p>-0.00159468288607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00158892391989863" calcext:value-type="float">
            <text:p>-0.00158892391989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0.00158967048114886" calcext:value-type="float">
            <text:p>-0.00158967048114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0.00158930416293693" calcext:value-type="float">
            <text:p>-0.00158930416293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0.0015900597239759" calcext:value-type="float">
            <text:p>-0.00159005972397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0.00158460104158229" calcext:value-type="float">
            <text:p>-0.00158460104158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00157576534677521" calcext:value-type="float">
            <text:p>-0.00157576534677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0.00157509315611807" calcext:value-type="float">
            <text:p>-0.0015750931561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0.0015751106425847" calcext:value-type="float">
            <text:p>-0.00157511064258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0157532519085804" calcext:value-type="float">
            <text:p>-0.00157532519085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00157385462727797" calcext:value-type="float">
            <text:p>-0.00157385462727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0.00156466335499772" calcext:value-type="float">
            <text:p>-0.00156466335499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0015602252257377" calcext:value-type="float">
            <text:p>-0.00156022522573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00156102615706519" calcext:value-type="float">
            <text:p>-0.00156102615706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0156036214132413" calcext:value-type="float">
            <text:p>-0.00156036214132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0.00156205926506548" calcext:value-type="float">
            <text:p>-0.00156205926506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0.00154749150818066" calcext:value-type="float">
            <text:p>-0.00154749150818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0.00154645455303463" calcext:value-type="float">
            <text:p>-0.00154645455303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0.00154655173478452" calcext:value-type="float">
            <text:p>-0.00154655173478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00154509044546104" calcext:value-type="float">
            <text:p>-0.00154509044546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0.00153900134324659" calcext:value-type="float">
            <text:p>-0.0015390013432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0.00153652528973673" calcext:value-type="float">
            <text:p>-0.00153652528973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0.00153134267034159" calcext:value-type="float">
            <text:p>-0.00153134267034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0.00153229900415275" calcext:value-type="float">
            <text:p>-0.00153229900415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0153192693572517" calcext:value-type="float">
            <text:p>-0.0015319269357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00153248654878295" calcext:value-type="float">
            <text:p>-0.00153248654878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00152537391667708" calcext:value-type="float">
            <text:p>-0.00152537391667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00151758539783202" calcext:value-type="float">
            <text:p>-0.00151758539783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0.00151780870352399" calcext:value-type="float">
            <text:p>-0.0015178087035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00151801163121043" calcext:value-type="float">
            <text:p>-0.001518011631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00151583152571123" calcext:value-type="float">
            <text:p>-0.00151583152571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00150645583006782" calcext:value-type="float">
            <text:p>-0.00150645583006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0.00150292507529754" calcext:value-type="float">
            <text:p>-0.00150292507529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00150353667365284" calcext:value-type="float">
            <text:p>-0.00150353667365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00150325965582365" calcext:value-type="float">
            <text:p>-0.00150325965582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00150369075613804" calcext:value-type="float">
            <text:p>-0.00150369075613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00149622068851242" calcext:value-type="float">
            <text:p>-0.0014962206885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00148876103405079" calcext:value-type="float">
            <text:p>-0.0014887610340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00148919616989925" calcext:value-type="float">
            <text:p>-0.00148919616989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00148891781296754" calcext:value-type="float">
            <text:p>-0.00148891781296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00148953226449541" calcext:value-type="float">
            <text:p>-0.00148953226449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00148598397054814" calcext:value-type="float">
            <text:p>-0.00148598397054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00147662712092683" calcext:value-type="float">
            <text:p>-0.00147662712092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00147439772923381" calcext:value-type="float">
            <text:p>-0.00147439772923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00147478035537331" calcext:value-type="float">
            <text:p>-0.00147478035537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00147465875144144" calcext:value-type="float">
            <text:p>-0.00147465875144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0.00147452039980659" calcext:value-type="float">
            <text:p>-0.00147452039980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0014661213581331" calcext:value-type="float">
            <text:p>-0.00146612135813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00145983057932874" calcext:value-type="float">
            <text:p>-0.00145983057932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00146055383128039" calcext:value-type="float">
            <text:p>-0.0014605538312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00146012019746408" calcext:value-type="float">
            <text:p>-0.0014601201974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00146118874239917" calcext:value-type="float">
            <text:p>-0.00146118874239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00145505984848913" calcext:value-type="float">
            <text:p>-0.00145505984848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00145350492310832" calcext:value-type="float">
            <text:p>-0.00145350492310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00144663383459145" calcext:value-type="float">
            <text:p>-0.00144663383459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00144600619072405" calcext:value-type="float">
            <text:p>-0.00144600619072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00144595376102665" calcext:value-type="float">
            <text:p>-0.00144595376102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00144625288310288" calcext:value-type="float">
            <text:p>-0.00144625288310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0014444678276952" calcext:value-type="float">
            <text:p>-0.00144446782769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00143519086539163" calcext:value-type="float">
            <text:p>-0.00143519086539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00143113933632534" calcext:value-type="float">
            <text:p>-0.00143113933632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00143181726853419" calcext:value-type="float">
            <text:p>-0.00143181726853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0014315009718315" calcext:value-type="float">
            <text:p>-0.00143150097183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00143206765334167" calcext:value-type="float">
            <text:p>-0.00143206765334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00142501895768048" calcext:value-type="float">
            <text:p>-0.0014250189576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00141717178407246" calcext:value-type="float">
            <text:p>-0.00141717178407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00141742981679155" calcext:value-type="float">
            <text:p>-0.00141742981679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00141720132728042" calcext:value-type="float">
            <text:p>-0.0014172013272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0014177365135533" calcext:value-type="float">
            <text:p>-0.00141773651355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00141469748579938" calcext:value-type="float">
            <text:p>-0.00141469748579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0.00140529945268074" calcext:value-type="float">
            <text:p>-0.00140529945268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0.00140260392986802" calcext:value-type="float">
            <text:p>-0.00140260392986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00140302432475446" calcext:value-type="float">
            <text:p>-0.00140302432475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00140298203805457" calcext:value-type="float">
            <text:p>-0.0014029820380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00140296161713008" calcext:value-type="float">
            <text:p>-0.0014029616171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00140259279147648" calcext:value-type="float">
            <text:p>-0.00140259279147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00139397289593293" calcext:value-type="float">
            <text:p>-0.00139397289593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0.00138806501866512" calcext:value-type="float">
            <text:p>-0.00138806501866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00138880482041668" calcext:value-type="float">
            <text:p>-0.0013888048204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0.0013884397301487" calcext:value-type="float">
            <text:p>-0.00138843973014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0.00138919548161932" calcext:value-type="float">
            <text:p>-0.00138919548161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0.00138388620773751" calcext:value-type="float">
            <text:p>-0.00138388620773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0.00137498691333017" calcext:value-type="float">
            <text:p>-0.0013749869133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0.00137420841147952" calcext:value-type="float">
            <text:p>-0.0013742084114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0.0013742531028013" calcext:value-type="float">
            <text:p>-0.00137425310280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0.00137443783411908" calcext:value-type="float">
            <text:p>-0.00137443783411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0.00137309353310918" calcext:value-type="float">
            <text:p>-0.0013730935331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00136393565559877" calcext:value-type="float">
            <text:p>-0.00136393565559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0.00135938076043464" calcext:value-type="float">
            <text:p>-0.00135938076043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0.00136004307083326" calcext:value-type="float">
            <text:p>-0.00136004307083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0.00135993907081806" calcext:value-type="float">
            <text:p>-0.0013599390708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0.00135980145152137" calcext:value-type="float">
            <text:p>-0.00135980145152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00136024021875427" calcext:value-type="float">
            <text:p>-0.00136024021875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0.00135286372332186" calcext:value-type="float">
            <text:p>-0.00135286372332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00134531842731179" calcext:value-type="float">
            <text:p>-0.00134531842731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00134568781236262" calcext:value-type="float">
            <text:p>-0.00134568781236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00134560647474292" calcext:value-type="float">
            <text:p>-0.00134560647474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0.00134525556461651" calcext:value-type="float">
            <text:p>-0.0013452555646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0.0013470379032007" calcext:value-type="float">
            <text:p>-0.00134703790320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0.00133641980817724" calcext:value-type="float">
            <text:p>-0.00133641980817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0.00133037567990534" calcext:value-type="float">
            <text:p>-0.00133037567990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0.00133135943171305" calcext:value-type="float">
            <text:p>-0.00133135943171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0.00133123194037096" calcext:value-type="float">
            <text:p>-0.00133123194037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0.00133126506729381" calcext:value-type="float">
            <text:p>-0.00133126506729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0.00133064320733772" calcext:value-type="float">
            <text:p>-0.00133064320733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00132182830480966" calcext:value-type="float">
            <text:p>-0.0013218283048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0.00131632140507588" calcext:value-type="float">
            <text:p>-0.00131632140507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0.0013170206643107" calcext:value-type="float">
            <text:p>-0.00131702066431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0.00131688856514677" calcext:value-type="float">
            <text:p>-0.0013168885651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0.00131674065033147" calcext:value-type="float">
            <text:p>-0.0013167406503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0.00131736852877861" calcext:value-type="float">
            <text:p>-0.00131736852877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0.00131081280216739" calcext:value-type="float">
            <text:p>-0.00131081280216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0.00130259236582659" calcext:value-type="float">
            <text:p>-0.00130259236582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0.00130260028559623" calcext:value-type="float">
            <text:p>-0.00130260028559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0.00130252591120582" calcext:value-type="float">
            <text:p>-0.00130252591120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0.00130241300814403" calcext:value-type="float">
            <text:p>-0.00130241300814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0.00130319355094599" calcext:value-type="float">
            <text:p>-0.00130319355094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0.00129868202100259" calcext:value-type="float">
            <text:p>-0.00129868202100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0.0012955401650473" calcext:value-type="float">
            <text:p>-0.00129554016504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0.0012900939735182" calcext:value-type="float">
            <text:p>-0.0012900939735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0.00128789878566255" calcext:value-type="float">
            <text:p>-0.00128789878566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0.00128823069733157" calcext:value-type="float">
            <text:p>-0.00128823069733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0.00128822272748261" calcext:value-type="float">
            <text:p>-0.00128822272748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0.00128761751174089" calcext:value-type="float">
            <text:p>-0.00128761751174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0.00127882500316956" calcext:value-type="float">
            <text:p>-0.001278825003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00127327998940242" calcext:value-type="float">
            <text:p>-0.00127327998940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0.00127397423067249" calcext:value-type="float">
            <text:p>-0.00127397423067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0127386402717832" calcext:value-type="float">
            <text:p>-0.00127386402717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0.00127362805705442" calcext:value-type="float">
            <text:p>-0.00127362805705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0.00127455865603762" calcext:value-type="float">
            <text:p>-0.00127455865603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0.0012672325970018" calcext:value-type="float">
            <text:p>-0.00126723259700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0.0012667321572866" calcext:value-type="float">
            <text:p>-0.00126673215728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00125914107200402" calcext:value-type="float">
            <text:p>-0.00125914107200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0.00125966145705473" calcext:value-type="float">
            <text:p>-0.00125966145705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00125945986823188" calcext:value-type="float">
            <text:p>-0.00125945986823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0.00125938889167342" calcext:value-type="float">
            <text:p>-0.00125938889167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0.00126001942100138" calcext:value-type="float">
            <text:p>-0.00126001942100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0.00125575849818601" calcext:value-type="float">
            <text:p>-0.00125575849818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00124652642976919" calcext:value-type="float">
            <text:p>-0.00124652642976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0.00124493605014363" calcext:value-type="float">
            <text:p>-0.00124493605014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0124518861873227" calcext:value-type="float">
            <text:p>-0.00124518861873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00124518735407365" calcext:value-type="float">
            <text:p>-0.00124518735407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0.00124435068768295" calcext:value-type="float">
            <text:p>-0.00124435068768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0012376564332747" calcext:value-type="float">
            <text:p>-0.00123765643327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00123588952391759" calcext:value-type="float">
            <text:p>-0.0012358895239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0.00122999225861817" calcext:value-type="float">
            <text:p>-0.0012299922586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00123097381290993" calcext:value-type="float">
            <text:p>-0.0012309738129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0.00123081613838803" calcext:value-type="float">
            <text:p>-0.00123081613838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0.00123061063237331" calcext:value-type="float">
            <text:p>-0.00123061063237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0.00123129658005032" calcext:value-type="float">
            <text:p>-0.0012312965800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0.00122371459712455" calcext:value-type="float">
            <text:p>-0.00122371459712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0.00122329806620861" calcext:value-type="float">
            <text:p>-0.00122329806620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0.0012158168150763" calcext:value-type="float">
            <text:p>-0.00121581681507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0.00121665274683047" calcext:value-type="float">
            <text:p>-0.0012166527468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0.00121643733378129" calcext:value-type="float">
            <text:p>-0.00121643733378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0.00121625812304296" calcext:value-type="float">
            <text:p>-0.00121625812304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0.00121727482519858" calcext:value-type="float">
            <text:p>-0.00121727482519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0.00121093359379149" calcext:value-type="float">
            <text:p>-0.00121093359379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0.00120959171166318" calcext:value-type="float">
            <text:p>-0.00120959171166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0.00120254526286388" calcext:value-type="float">
            <text:p>-0.00120254526286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0120213640057155" calcext:value-type="float">
            <text:p>-0.00120213640057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0.00120201316205118" calcext:value-type="float">
            <text:p>-0.00120201316205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0.00120250232982771" calcext:value-type="float">
            <text:p>-0.00120250232982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0.00119970559308142" calcext:value-type="float">
            <text:p>-0.00119970559308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0.00119483884114916" calcext:value-type="float">
            <text:p>-0.00119483884114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0.00119110058423325" calcext:value-type="float">
            <text:p>-0.00119110058423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00118716635659427" calcext:value-type="float">
            <text:p>-0.00118716635659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0.00118791324515409" calcext:value-type="float">
            <text:p>-0.00118791324515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0.00118760293150143" calcext:value-type="float">
            <text:p>-0.0011876029315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0.00118789311021735" calcext:value-type="float">
            <text:p>-0.00118789311021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0011803847430835" calcext:value-type="float">
            <text:p>-0.00118038474308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0.00117969100477683" calcext:value-type="float">
            <text:p>-0.00117969100477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0.0011726235822655" calcext:value-type="float">
            <text:p>-0.00117262358226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00117361716572309" calcext:value-type="float">
            <text:p>-0.00117361716572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0.0011734069776361" calcext:value-type="float">
            <text:p>-0.00117340697763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00117319843959436" calcext:value-type="float">
            <text:p>-0.00117319843959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0.00117419940581174" calcext:value-type="float">
            <text:p>-0.00117419940581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0.00116718112499919" calcext:value-type="float">
            <text:p>-0.0011671811249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00116644760522377" calcext:value-type="float">
            <text:p>-0.0011664476052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0.00115896285943526" calcext:value-type="float">
            <text:p>-0.00115896285943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0.00115918663319137" calcext:value-type="float">
            <text:p>-0.00115918663319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0.00115903549799646" calcext:value-type="float">
            <text:p>-0.00115903549799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0.00115892609109679" calcext:value-type="float">
            <text:p>-0.00115892609109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00115976552379775" calcext:value-type="float">
            <text:p>-0.00115976552379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0.00115488364809537" calcext:value-type="float">
            <text:p>-0.00115488364809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0.0011521146156614" calcext:value-type="float">
            <text:p>-0.00115211461566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0.00114631478882646" calcext:value-type="float">
            <text:p>-0.00114631478882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0.00114449938943083" calcext:value-type="float">
            <text:p>-0.00114449938943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0.00114472198968746" calcext:value-type="float">
            <text:p>-0.00114472198968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0.00114469071989647" calcext:value-type="float">
            <text:p>-0.00114469071989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0.0011449898846998" calcext:value-type="float">
            <text:p>-0.001144989884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0.00114281253302533" calcext:value-type="float">
            <text:p>-0.0011428125330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00113735886592734" calcext:value-type="float">
            <text:p>-0.00113735886592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0.00113422075043398" calcext:value-type="float">
            <text:p>-0.00113422075043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0.00112970778758396" calcext:value-type="float">
            <text:p>-0.00112970778758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0.00113048269328913" calcext:value-type="float">
            <text:p>-0.00113048269328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0.00113038938642706" calcext:value-type="float">
            <text:p>-0.00113038938642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0.00113026868154617" calcext:value-type="float">
            <text:p>-0.00113026868154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0.00113028307600788" calcext:value-type="float">
            <text:p>-0.00113028307600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0.00112292211850269" calcext:value-type="float">
            <text:p>-0.00112292211850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0.00112199612664847" calcext:value-type="float">
            <text:p>-0.00112199612664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0.00111520207351705" calcext:value-type="float">
            <text:p>-0.00111520207351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00111622238075765" calcext:value-type="float">
            <text:p>-0.00111622238075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0.00111602259783871" calcext:value-type="float">
            <text:p>-0.00111602259783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0.00111580734738408" calcext:value-type="float">
            <text:p>-0.00111580734738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0.00111675981850555" calcext:value-type="float">
            <text:p>-0.00111675981850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0.00110950837696824" calcext:value-type="float">
            <text:p>-0.00110950837696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0.00110895693587388" calcext:value-type="float">
            <text:p>-0.00110895693587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0.00110138165779995" calcext:value-type="float">
            <text:p>-0.001101381657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0.00110182693478738" calcext:value-type="float">
            <text:p>-0.00110182693478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0.0011016468617877" calcext:value-type="float">
            <text:p>-0.00110164686178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0.00110151693651145" calcext:value-type="float">
            <text:p>-0.00110151693651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0.00110242604068832" calcext:value-type="float">
            <text:p>-0.00110242604068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0.0010971017554097" calcext:value-type="float">
            <text:p>-0.0010971017554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0.00109477303175328" calcext:value-type="float">
            <text:p>-0.00109477303175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0.00108857029861165" calcext:value-type="float">
            <text:p>-0.00108857029861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0.00108718595159888" calcext:value-type="float">
            <text:p>-0.00108718595159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0.00108731923688829" calcext:value-type="float">
            <text:p>-0.00108731923688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0.00108728333323025" calcext:value-type="float">
            <text:p>-0.0010872833332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0.00108768109840108" calcext:value-type="float">
            <text:p>-0.00108768109840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0.00108504052679602" calcext:value-type="float">
            <text:p>-0.00108504052679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0.00108003716332656" calcext:value-type="float">
            <text:p>-0.00108003716332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0.0010764305360795" calcext:value-type="float">
            <text:p>-0.0010764305360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0.0010723800012761" calcext:value-type="float">
            <text:p>-0.00107238000127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0.0010730902611306" calcext:value-type="float">
            <text:p>-0.00107309026113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0.00107294754246618" calcext:value-type="float">
            <text:p>-0.00107294754246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0.0010729896469935" calcext:value-type="float">
            <text:p>-0.00107298964699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0.00107306438100943" calcext:value-type="float">
            <text:p>-0.00107306438100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0.00107195077668244" calcext:value-type="float">
            <text:p>-0.00107195077668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0.00106550074378721" calcext:value-type="float">
            <text:p>-0.00106550074378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0.00106345071565185" calcext:value-type="float">
            <text:p>-0.0010634507156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0.00105784374904882" calcext:value-type="float">
            <text:p>-0.00105784374904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0.00105879161386292" calcext:value-type="float">
            <text:p>-0.00105879161386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0.00105864809482504" calcext:value-type="float">
            <text:p>-0.00105864809482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0.00105845376954238" calcext:value-type="float">
            <text:p>-0.00105845376954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0.00105902424615151" calcext:value-type="float">
            <text:p>-0.00105902424615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0.00105142838945332" calcext:value-type="float">
            <text:p>-0.00105142838945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0.00105096018502423" calcext:value-type="float">
            <text:p>-0.00105096018502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0.00104358111716108" calcext:value-type="float">
            <text:p>-0.0010435811171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0.00104450034843816" calcext:value-type="float">
            <text:p>-0.00104450034843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0.00104420734864022" calcext:value-type="float">
            <text:p>-0.0010442073486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0.0010443510910332" calcext:value-type="float">
            <text:p>-0.00104435109103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0.00104405471401839" calcext:value-type="float">
            <text:p>-0.001044054714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0.00104503591790651" calcext:value-type="float">
            <text:p>-0.00104503591790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0.00103782134011246" calcext:value-type="float">
            <text:p>-0.0010378213401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0.00103724092863419" calcext:value-type="float">
            <text:p>-0.00103724092863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0.00102967684375266" calcext:value-type="float">
            <text:p>-0.00102967684375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0.00103009025465539" calcext:value-type="float">
            <text:p>-0.00103009025465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0.00102986823986786" calcext:value-type="float">
            <text:p>-0.00102986823986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0.00102999220723654" calcext:value-type="float">
            <text:p>-0.00102999220723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0.00102972649816208" calcext:value-type="float">
            <text:p>-0.0010297264981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0.00103075625325457" calcext:value-type="float">
            <text:p>-0.00103075625325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0.0010245808665134" calcext:value-type="float">
            <text:p>-0.00102458086651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0.0010230784073056" calcext:value-type="float">
            <text:p>-0.00102307840730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0.00101616131965992" calcext:value-type="float">
            <text:p>-0.0010161613196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0.00101558873693699" calcext:value-type="float">
            <text:p>-0.00101558873693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0.00101555014157099" calcext:value-type="float">
            <text:p>-0.00101555014157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0.00101562261355857" calcext:value-type="float">
            <text:p>-0.00101562261355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0.00101543820188175" calcext:value-type="float">
            <text:p>-0.00101543820188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0.00101627334845162" calcext:value-type="float">
            <text:p>-0.00101627334845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0.00101155671903957" calcext:value-type="float">
            <text:p>-0.0010115567190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0.00100861741822659" calcext:value-type="float">
            <text:p>-0.00100861741822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0.00100297755383465" calcext:value-type="float">
            <text:p>-0.00100297755383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0.00100099380805028" calcext:value-type="float">
            <text:p>-0.0010009938080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0.0010012519116034" calcext:value-type="float">
            <text:p>-0.00100125191160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0.00100122105764326" calcext:value-type="float">
            <text:p>-0.00100122105764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0.00100148386987475" calcext:value-type="float">
            <text:p>-0.00100148386987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0.000999477873141722" calcext:value-type="float">
            <text:p>-0.00099947787314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0.000993859295091996" calcext:value-type="float">
            <text:p>-0.00099385929509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0.000990897280437471" calcext:value-type="float">
            <text:p>-0.00099089728043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0.000986203439755059" calcext:value-type="float">
            <text:p>-0.00098620343975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0.000987034138540556" calcext:value-type="float">
            <text:p>-0.00098703413854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0.000986852593737909" calcext:value-type="float">
            <text:p>-0.00098685259373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0.000986920381926195" calcext:value-type="float">
            <text:p>-0.00098692038192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0.000986888060009321" calcext:value-type="float">
            <text:p>-0.00098688806000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0.000986347329177485" calcext:value-type="float">
            <text:p>-0.00098634732917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0.000978993882671214" calcext:value-type="float">
            <text:p>-0.00097899388267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0.000980405428841787" calcext:value-type="float">
            <text:p>-0.00098040542884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0.000976757467598703" calcext:value-type="float">
            <text:p>-0.0009767574675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0.000971855340424864" calcext:value-type="float">
            <text:p>-0.00097185534042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0.000972695079457705" calcext:value-type="float">
            <text:p>-0.00097269507945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0.000972502770960933" calcext:value-type="float">
            <text:p>-0.00097250277096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0.000972574663227351" calcext:value-type="float">
            <text:p>-0.00097257466322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0.000972496343655927" calcext:value-type="float">
            <text:p>-0.00097249634365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0.000972363705121449" calcext:value-type="float">
            <text:p>-0.00097236370512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0.000963971180301019" calcext:value-type="float">
            <text:p>-0.00096397118030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0.000957675938090507" calcext:value-type="float">
            <text:p>-0.00095767593809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0.000958346200947313" calcext:value-type="float">
            <text:p>-0.00095834620094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0.000958152791012615" calcext:value-type="float">
            <text:p>-0.00095815279101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0.000958212819079125" calcext:value-type="float">
            <text:p>-0.000958212819079</text:p>
          </table:table-cell>
        </table:table-row>
      </table:table>
      <table:table table:name="Butler_Huybers_fit" table:style-name="ta1">
        <table:shapes>
          <draw:frame draw:z-index="0" draw:style-name="gr1" draw:text-style-name="P1" svg:width="453.51pt" svg:height="255.09pt" svg:x="130.85pt" svg:y="2.83pt">
            <draw:object draw:notify-on-update-of-ranges="Butler_Huybers_fit.A1:Butler_Huybers_fit.A1 Butler_Huybers_fit.A2:Butler_Huybers_fit.A710 Butler_Huybers_fit.B1:Butler_Huybers_fit.B1 Butler_Huybers_fit.B2:Butler_Huybers_fit.B7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DD</text:p>
          </table:table-cell>
          <table:table-cell office:value-type="string" calcext:value-type="string">
            <text:p>logYsens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formula="of:=[$Butler_Huybers.A7]" office:value-type="float" office:value="6.99999999999997" calcext:value-type="float">
            <text:p>6.99999999999997</text:p>
          </table:table-cell>
          <table:table-cell table:formula="of:=[$Butler_Huybers.B7]" office:value-type="float" office:value="-0.00684658870471137" calcext:value-type="float">
            <text:p>-0.006846588704711</text:p>
          </table:table-cell>
        </table:table-row>
        <table:table-row table:style-name="ro1">
          <table:table-cell table:formula="of:=[$Butler_Huybers.A8]" office:value-type="float" office:value="8" calcext:value-type="float">
            <text:p>8</text:p>
          </table:table-cell>
          <table:table-cell table:formula="of:=[$Butler_Huybers.B8]" office:value-type="float" office:value="-0.00664085394994405" calcext:value-type="float">
            <text:p>-0.006640853949944</text:p>
          </table:table-cell>
        </table:table-row>
        <table:table-row table:style-name="ro1">
          <table:table-cell table:formula="of:=[$Butler_Huybers.A9]" office:value-type="float" office:value="9" calcext:value-type="float">
            <text:p>9</text:p>
          </table:table-cell>
          <table:table-cell table:formula="of:=[$Butler_Huybers.B9]" office:value-type="float" office:value="-0.00644715513097314" calcext:value-type="float">
            <text:p>-0.006447155130973</text:p>
          </table:table-cell>
        </table:table-row>
        <table:table-row table:style-name="ro1">
          <table:table-cell table:formula="of:=[$Butler_Huybers.A10]" office:value-type="float" office:value="9.99999999999997" calcext:value-type="float">
            <text:p>9.99999999999997</text:p>
          </table:table-cell>
          <table:table-cell table:formula="of:=[$Butler_Huybers.B10]" office:value-type="float" office:value="-0.00630343566624418" calcext:value-type="float">
            <text:p>-0.006303435666244</text:p>
          </table:table-cell>
        </table:table-row>
        <table:table-row table:style-name="ro1">
          <table:table-cell table:formula="of:=[$Butler_Huybers.A11]" office:value-type="float" office:value="11" calcext:value-type="float">
            <text:p>11</text:p>
          </table:table-cell>
          <table:table-cell table:formula="of:=[$Butler_Huybers.B11]" office:value-type="float" office:value="-0.00615132072550039" calcext:value-type="float">
            <text:p>-0.0061513207255</text:p>
          </table:table-cell>
        </table:table-row>
        <table:table-row table:style-name="ro1">
          <table:table-cell table:formula="of:=[$Butler_Huybers.A12]" office:value-type="float" office:value="12" calcext:value-type="float">
            <text:p>12</text:p>
          </table:table-cell>
          <table:table-cell table:formula="of:=[$Butler_Huybers.B12]" office:value-type="float" office:value="-0.00600745098576627" calcext:value-type="float">
            <text:p>-0.006007450985766</text:p>
          </table:table-cell>
        </table:table-row>
        <table:table-row table:style-name="ro1">
          <table:table-cell table:formula="of:=[$Butler_Huybers.A13]" office:value-type="float" office:value="13" calcext:value-type="float">
            <text:p>13</text:p>
          </table:table-cell>
          <table:table-cell table:formula="of:=[$Butler_Huybers.B13]" office:value-type="float" office:value="-0.00590679674178601" calcext:value-type="float">
            <text:p>-0.005906796741786</text:p>
          </table:table-cell>
        </table:table-row>
        <table:table-row table:style-name="ro1">
          <table:table-cell table:formula="of:=[$Butler_Huybers.A14]" office:value-type="float" office:value="14" calcext:value-type="float">
            <text:p>14</text:p>
          </table:table-cell>
          <table:table-cell table:formula="of:=[$Butler_Huybers.B14]" office:value-type="float" office:value="-0.00582158303404031" calcext:value-type="float">
            <text:p>-0.00582158303404</text:p>
          </table:table-cell>
        </table:table-row>
        <table:table-row table:style-name="ro1">
          <table:table-cell table:formula="of:=[$Butler_Huybers.A15]" office:value-type="float" office:value="15" calcext:value-type="float">
            <text:p>15</text:p>
          </table:table-cell>
          <table:table-cell table:formula="of:=[$Butler_Huybers.B15]" office:value-type="float" office:value="-0.00572983620367578" calcext:value-type="float">
            <text:p>-0.005729836203676</text:p>
          </table:table-cell>
        </table:table-row>
        <table:table-row table:style-name="ro1">
          <table:table-cell table:formula="of:=[$Butler_Huybers.A16]" office:value-type="float" office:value="16" calcext:value-type="float">
            <text:p>16</text:p>
          </table:table-cell>
          <table:table-cell table:formula="of:=[$Butler_Huybers.B16]" office:value-type="float" office:value="-0.00563661393178972" calcext:value-type="float">
            <text:p>-0.00563661393179</text:p>
          </table:table-cell>
        </table:table-row>
        <table:table-row table:style-name="ro1">
          <table:table-cell table:formula="of:=[$Butler_Huybers.A17]" office:value-type="float" office:value="17" calcext:value-type="float">
            <text:p>17</text:p>
          </table:table-cell>
          <table:table-cell table:formula="of:=[$Butler_Huybers.B17]" office:value-type="float" office:value="-0.00556914533425802" calcext:value-type="float">
            <text:p>-0.005569145334258</text:p>
          </table:table-cell>
        </table:table-row>
        <table:table-row table:style-name="ro1">
          <table:table-cell table:formula="of:=[$Butler_Huybers.A18]" office:value-type="float" office:value="18" calcext:value-type="float">
            <text:p>18</text:p>
          </table:table-cell>
          <table:table-cell table:formula="of:=[$Butler_Huybers.B18]" office:value-type="float" office:value="-0.00549321295395525" calcext:value-type="float">
            <text:p>-0.005493212953955</text:p>
          </table:table-cell>
        </table:table-row>
        <table:table-row table:style-name="ro1">
          <table:table-cell table:formula="of:=[$Butler_Huybers.A19]" office:value-type="float" office:value="19" calcext:value-type="float">
            <text:p>19</text:p>
          </table:table-cell>
          <table:table-cell table:formula="of:=[$Butler_Huybers.B19]" office:value-type="float" office:value="-0.00541338562568497" calcext:value-type="float">
            <text:p>-0.005413385625685</text:p>
          </table:table-cell>
        </table:table-row>
        <table:table-row table:style-name="ro1">
          <table:table-cell table:formula="of:=[$Butler_Huybers.A20]" office:value-type="float" office:value="20" calcext:value-type="float">
            <text:p>20</text:p>
          </table:table-cell>
          <table:table-cell table:formula="of:=[$Butler_Huybers.B20]" office:value-type="float" office:value="-0.00534981098105164" calcext:value-type="float">
            <text:p>-0.005349810981052</text:p>
          </table:table-cell>
        </table:table-row>
        <table:table-row table:style-name="ro1">
          <table:table-cell table:formula="of:=[$Butler_Huybers.A21]" office:value-type="float" office:value="21" calcext:value-type="float">
            <text:p>21</text:p>
          </table:table-cell>
          <table:table-cell table:formula="of:=[$Butler_Huybers.B21]" office:value-type="float" office:value="-0.0052888644405281" calcext:value-type="float">
            <text:p>-0.005288864440528</text:p>
          </table:table-cell>
        </table:table-row>
        <table:table-row table:style-name="ro1">
          <table:table-cell table:formula="of:=[$Butler_Huybers.A22]" office:value-type="float" office:value="22" calcext:value-type="float">
            <text:p>22</text:p>
          </table:table-cell>
          <table:table-cell table:formula="of:=[$Butler_Huybers.B22]" office:value-type="float" office:value="-0.00523921798323812" calcext:value-type="float">
            <text:p>-0.005239217983238</text:p>
          </table:table-cell>
        </table:table-row>
        <table:table-row table:style-name="ro1">
          <table:table-cell table:formula="of:=[$Butler_Huybers.A23]" office:value-type="float" office:value="23" calcext:value-type="float">
            <text:p>23</text:p>
          </table:table-cell>
          <table:table-cell table:formula="of:=[$Butler_Huybers.B23]" office:value-type="float" office:value="-0.005172447515015" calcext:value-type="float">
            <text:p>-0.005172447515015</text:p>
          </table:table-cell>
        </table:table-row>
        <table:table-row table:style-name="ro1">
          <table:table-cell table:formula="of:=[$Butler_Huybers.A24]" office:value-type="float" office:value="24" calcext:value-type="float">
            <text:p>24</text:p>
          </table:table-cell>
          <table:table-cell table:formula="of:=[$Butler_Huybers.B24]" office:value-type="float" office:value="-0.00511783436000574" calcext:value-type="float">
            <text:p>-0.005117834360006</text:p>
          </table:table-cell>
        </table:table-row>
        <table:table-row table:style-name="ro1">
          <table:table-cell table:formula="of:=[$Butler_Huybers.A25]" office:value-type="float" office:value="25" calcext:value-type="float">
            <text:p>25</text:p>
          </table:table-cell>
          <table:table-cell table:formula="of:=[$Butler_Huybers.B25]" office:value-type="float" office:value="-0.00506604888899567" calcext:value-type="float">
            <text:p>-0.005066048888996</text:p>
          </table:table-cell>
        </table:table-row>
        <table:table-row table:style-name="ro1">
          <table:table-cell table:formula="of:=[$Butler_Huybers.A26]" office:value-type="float" office:value="26" calcext:value-type="float">
            <text:p>26</text:p>
          </table:table-cell>
          <table:table-cell table:formula="of:=[$Butler_Huybers.B26]" office:value-type="float" office:value="-0.00501551534796649" calcext:value-type="float">
            <text:p>-0.005015515347966</text:p>
          </table:table-cell>
        </table:table-row>
        <table:table-row table:style-name="ro1">
          <table:table-cell table:formula="of:=[$Butler_Huybers.A27]" office:value-type="float" office:value="27" calcext:value-type="float">
            <text:p>27</text:p>
          </table:table-cell>
          <table:table-cell table:formula="of:=[$Butler_Huybers.B27]" office:value-type="float" office:value="-0.00496776642917696" calcext:value-type="float">
            <text:p>-0.004967766429177</text:p>
          </table:table-cell>
        </table:table-row>
        <table:table-row table:style-name="ro1">
          <table:table-cell table:formula="of:=[$Butler_Huybers.A28]" office:value-type="float" office:value="28" calcext:value-type="float">
            <text:p>28</text:p>
          </table:table-cell>
          <table:table-cell table:formula="of:=[$Butler_Huybers.B28]" office:value-type="float" office:value="-0.00492750222434128" calcext:value-type="float">
            <text:p>-0.004927502224341</text:p>
          </table:table-cell>
        </table:table-row>
        <table:table-row table:style-name="ro1">
          <table:table-cell table:formula="of:=[$Butler_Huybers.A29]" office:value-type="float" office:value="29" calcext:value-type="float">
            <text:p>29</text:p>
          </table:table-cell>
          <table:table-cell table:formula="of:=[$Butler_Huybers.B29]" office:value-type="float" office:value="-0.00488010926724599" calcext:value-type="float">
            <text:p>-0.004880109267246</text:p>
          </table:table-cell>
        </table:table-row>
        <table:table-row table:style-name="ro1">
          <table:table-cell table:formula="of:=[$Butler_Huybers.A30]" office:value-type="float" office:value="30" calcext:value-type="float">
            <text:p>30</text:p>
          </table:table-cell>
          <table:table-cell table:formula="of:=[$Butler_Huybers.B30]" office:value-type="float" office:value="-0.00483428760915124" calcext:value-type="float">
            <text:p>-0.004834287609151</text:p>
          </table:table-cell>
        </table:table-row>
        <table:table-row table:style-name="ro1">
          <table:table-cell table:formula="of:=[$Butler_Huybers.A31]" office:value-type="float" office:value="31" calcext:value-type="float">
            <text:p>31</text:p>
          </table:table-cell>
          <table:table-cell table:formula="of:=[$Butler_Huybers.B31]" office:value-type="float" office:value="-0.00480203938104023" calcext:value-type="float">
            <text:p>-0.00480203938104</text:p>
          </table:table-cell>
        </table:table-row>
        <table:table-row table:style-name="ro1">
          <table:table-cell table:formula="of:=[$Butler_Huybers.A32]" office:value-type="float" office:value="32" calcext:value-type="float">
            <text:p>32</text:p>
          </table:table-cell>
          <table:table-cell table:formula="of:=[$Butler_Huybers.B32]" office:value-type="float" office:value="-0.00476212132098453" calcext:value-type="float">
            <text:p>-0.004762121320985</text:p>
          </table:table-cell>
        </table:table-row>
        <table:table-row table:style-name="ro1">
          <table:table-cell table:formula="of:=[$Butler_Huybers.A33]" office:value-type="float" office:value="33" calcext:value-type="float">
            <text:p>33</text:p>
          </table:table-cell>
          <table:table-cell table:formula="of:=[$Butler_Huybers.B33]" office:value-type="float" office:value="-0.00471827952491969" calcext:value-type="float">
            <text:p>-0.00471827952492</text:p>
          </table:table-cell>
        </table:table-row>
        <table:table-row table:style-name="ro1">
          <table:table-cell table:formula="of:=[$Butler_Huybers.A34]" office:value-type="float" office:value="34" calcext:value-type="float">
            <text:p>34</text:p>
          </table:table-cell>
          <table:table-cell table:formula="of:=[$Butler_Huybers.B34]" office:value-type="float" office:value="-0.00467815401396503" calcext:value-type="float">
            <text:p>-0.004678154013965</text:p>
          </table:table-cell>
        </table:table-row>
        <table:table-row table:style-name="ro1">
          <table:table-cell table:formula="of:=[$Butler_Huybers.A35]" office:value-type="float" office:value="35" calcext:value-type="float">
            <text:p>35</text:p>
          </table:table-cell>
          <table:table-cell table:formula="of:=[$Butler_Huybers.B35]" office:value-type="float" office:value="-0.0046479325878231" calcext:value-type="float">
            <text:p>-0.004647932587823</text:p>
          </table:table-cell>
        </table:table-row>
        <table:table-row table:style-name="ro1">
          <table:table-cell table:formula="of:=[$Butler_Huybers.A36]" office:value-type="float" office:value="36" calcext:value-type="float">
            <text:p>36</text:p>
          </table:table-cell>
          <table:table-cell table:formula="of:=[$Butler_Huybers.B36]" office:value-type="float" office:value="-0.0046157064266144" calcext:value-type="float">
            <text:p>-0.004615706426614</text:p>
          </table:table-cell>
        </table:table-row>
        <table:table-row table:style-name="ro1">
          <table:table-cell table:formula="of:=[$Butler_Huybers.A37]" office:value-type="float" office:value="37" calcext:value-type="float">
            <text:p>37</text:p>
          </table:table-cell>
          <table:table-cell table:formula="of:=[$Butler_Huybers.B37]" office:value-type="float" office:value="-0.00458464198110235" calcext:value-type="float">
            <text:p>-0.004584641981102</text:p>
          </table:table-cell>
        </table:table-row>
        <table:table-row table:style-name="ro1">
          <table:table-cell table:formula="of:=[$Butler_Huybers.A38]" office:value-type="float" office:value="38" calcext:value-type="float">
            <text:p>38</text:p>
          </table:table-cell>
          <table:table-cell table:formula="of:=[$Butler_Huybers.B38]" office:value-type="float" office:value="-0.00454537270211749" calcext:value-type="float">
            <text:p>-0.004545372702117</text:p>
          </table:table-cell>
        </table:table-row>
        <table:table-row table:style-name="ro1">
          <table:table-cell table:formula="of:=[$Butler_Huybers.A39]" office:value-type="float" office:value="39" calcext:value-type="float">
            <text:p>39</text:p>
          </table:table-cell>
          <table:table-cell table:formula="of:=[$Butler_Huybers.B39]" office:value-type="float" office:value="-0.00451371501875758" calcext:value-type="float">
            <text:p>-0.004513715018758</text:p>
          </table:table-cell>
        </table:table-row>
        <table:table-row table:style-name="ro1">
          <table:table-cell table:formula="of:=[$Butler_Huybers.A40]" office:value-type="float" office:value="40" calcext:value-type="float">
            <text:p>40</text:p>
          </table:table-cell>
          <table:table-cell table:formula="of:=[$Butler_Huybers.B40]" office:value-type="float" office:value="-0.00448193003115711" calcext:value-type="float">
            <text:p>-0.004481930031157</text:p>
          </table:table-cell>
        </table:table-row>
        <table:table-row table:style-name="ro1">
          <table:table-cell table:formula="of:=[$Butler_Huybers.A41]" office:value-type="float" office:value="41" calcext:value-type="float">
            <text:p>41</text:p>
          </table:table-cell>
          <table:table-cell table:formula="of:=[$Butler_Huybers.B41]" office:value-type="float" office:value="-0.00444986906626803" calcext:value-type="float">
            <text:p>-0.004449869066268</text:p>
          </table:table-cell>
        </table:table-row>
        <table:table-row table:style-name="ro1">
          <table:table-cell table:formula="of:=[$Butler_Huybers.A42]" office:value-type="float" office:value="42" calcext:value-type="float">
            <text:p>42</text:p>
          </table:table-cell>
          <table:table-cell table:formula="of:=[$Butler_Huybers.B42]" office:value-type="float" office:value="-0.00442071739697325" calcext:value-type="float">
            <text:p>-0.004420717396973</text:p>
          </table:table-cell>
        </table:table-row>
        <table:table-row table:style-name="ro1">
          <table:table-cell table:formula="of:=[$Butler_Huybers.A43]" office:value-type="float" office:value="43" calcext:value-type="float">
            <text:p>43</text:p>
          </table:table-cell>
          <table:table-cell table:formula="of:=[$Butler_Huybers.B43]" office:value-type="float" office:value="-0.00439833983866509" calcext:value-type="float">
            <text:p>-0.004398339838665</text:p>
          </table:table-cell>
        </table:table-row>
        <table:table-row table:style-name="ro1">
          <table:table-cell table:formula="of:=[$Butler_Huybers.A44]" office:value-type="float" office:value="44" calcext:value-type="float">
            <text:p>44</text:p>
          </table:table-cell>
          <table:table-cell table:formula="of:=[$Butler_Huybers.B44]" office:value-type="float" office:value="-0.0043700703644364" calcext:value-type="float">
            <text:p>-0.004370070364436</text:p>
          </table:table-cell>
        </table:table-row>
        <table:table-row table:style-name="ro1">
          <table:table-cell table:formula="of:=[$Butler_Huybers.A45]" office:value-type="float" office:value="45" calcext:value-type="float">
            <text:p>45</text:p>
          </table:table-cell>
          <table:table-cell table:formula="of:=[$Butler_Huybers.B45]" office:value-type="float" office:value="-0.00433687401172403" calcext:value-type="float">
            <text:p>-0.004336874011724</text:p>
          </table:table-cell>
        </table:table-row>
        <table:table-row table:style-name="ro1">
          <table:table-cell table:formula="of:=[$Butler_Huybers.A46]" office:value-type="float" office:value="46" calcext:value-type="float">
            <text:p>46</text:p>
          </table:table-cell>
          <table:table-cell table:formula="of:=[$Butler_Huybers.B46]" office:value-type="float" office:value="-0.00431233731074793" calcext:value-type="float">
            <text:p>-0.004312337310748</text:p>
          </table:table-cell>
        </table:table-row>
        <table:table-row table:style-name="ro1">
          <table:table-cell table:formula="of:=[$Butler_Huybers.A47]" office:value-type="float" office:value="47" calcext:value-type="float">
            <text:p>47</text:p>
          </table:table-cell>
          <table:table-cell table:formula="of:=[$Butler_Huybers.B47]" office:value-type="float" office:value="-0.00428137182096196" calcext:value-type="float">
            <text:p>-0.004281371820962</text:p>
          </table:table-cell>
        </table:table-row>
        <table:table-row table:style-name="ro1">
          <table:table-cell table:formula="of:=[$Butler_Huybers.A48]" office:value-type="float" office:value="48" calcext:value-type="float">
            <text:p>48</text:p>
          </table:table-cell>
          <table:table-cell table:formula="of:=[$Butler_Huybers.B48]" office:value-type="float" office:value="-0.00425734075101635" calcext:value-type="float">
            <text:p>-0.004257340751016</text:p>
          </table:table-cell>
        </table:table-row>
        <table:table-row table:style-name="ro1">
          <table:table-cell table:formula="of:=[$Butler_Huybers.A49]" office:value-type="float" office:value="49" calcext:value-type="float">
            <text:p>49</text:p>
          </table:table-cell>
          <table:table-cell table:formula="of:=[$Butler_Huybers.B49]" office:value-type="float" office:value="-0.00423258024841083" calcext:value-type="float">
            <text:p>-0.004232580248411</text:p>
          </table:table-cell>
        </table:table-row>
        <table:table-row table:style-name="ro1">
          <table:table-cell table:formula="of:=[$Butler_Huybers.A50]" office:value-type="float" office:value="50" calcext:value-type="float">
            <text:p>50</text:p>
          </table:table-cell>
          <table:table-cell table:formula="of:=[$Butler_Huybers.B50]" office:value-type="float" office:value="-0.00420191747166272" calcext:value-type="float">
            <text:p>-0.004201917471663</text:p>
          </table:table-cell>
        </table:table-row>
        <table:table-row table:style-name="ro1">
          <table:table-cell table:formula="of:=[$Butler_Huybers.A51]" office:value-type="float" office:value="51" calcext:value-type="float">
            <text:p>51</text:p>
          </table:table-cell>
          <table:table-cell table:formula="of:=[$Butler_Huybers.B51]" office:value-type="float" office:value="-0.00417836760714516" calcext:value-type="float">
            <text:p>-0.004178367607145</text:p>
          </table:table-cell>
        </table:table-row>
        <table:table-row table:style-name="ro1">
          <table:table-cell table:formula="of:=[$Butler_Huybers.A52]" office:value-type="float" office:value="52" calcext:value-type="float">
            <text:p>52</text:p>
          </table:table-cell>
          <table:table-cell table:formula="of:=[$Butler_Huybers.B52]" office:value-type="float" office:value="-0.00415814157156659" calcext:value-type="float">
            <text:p>-0.004158141571567</text:p>
          </table:table-cell>
        </table:table-row>
        <table:table-row table:style-name="ro1">
          <table:table-cell table:formula="of:=[$Butler_Huybers.A53]" office:value-type="float" office:value="53" calcext:value-type="float">
            <text:p>53</text:p>
          </table:table-cell>
          <table:table-cell table:formula="of:=[$Butler_Huybers.B53]" office:value-type="float" office:value="-0.00413900714668632" calcext:value-type="float">
            <text:p>-0.004139007146686</text:p>
          </table:table-cell>
        </table:table-row>
        <table:table-row table:style-name="ro1">
          <table:table-cell table:formula="of:=[$Butler_Huybers.A54]" office:value-type="float" office:value="54" calcext:value-type="float">
            <text:p>54</text:p>
          </table:table-cell>
          <table:table-cell table:formula="of:=[$Butler_Huybers.B54]" office:value-type="float" office:value="-0.00411435093280353" calcext:value-type="float">
            <text:p>-0.004114350932804</text:p>
          </table:table-cell>
        </table:table-row>
        <table:table-row table:style-name="ro1">
          <table:table-cell table:formula="of:=[$Butler_Huybers.A55]" office:value-type="float" office:value="55" calcext:value-type="float">
            <text:p>55</text:p>
          </table:table-cell>
          <table:table-cell table:formula="of:=[$Butler_Huybers.B55]" office:value-type="float" office:value="-0.00409096548969429" calcext:value-type="float">
            <text:p>-0.004090965489694</text:p>
          </table:table-cell>
        </table:table-row>
        <table:table-row table:style-name="ro1">
          <table:table-cell table:formula="of:=[$Butler_Huybers.A56]" office:value-type="float" office:value="56" calcext:value-type="float">
            <text:p>56</text:p>
          </table:table-cell>
          <table:table-cell table:formula="of:=[$Butler_Huybers.B56]" office:value-type="float" office:value="-0.00406654354484194" calcext:value-type="float">
            <text:p>-0.004066543544842</text:p>
          </table:table-cell>
        </table:table-row>
        <table:table-row table:style-name="ro1">
          <table:table-cell table:formula="of:=[$Butler_Huybers.A57]" office:value-type="float" office:value="57" calcext:value-type="float">
            <text:p>57</text:p>
          </table:table-cell>
          <table:table-cell table:formula="of:=[$Butler_Huybers.B57]" office:value-type="float" office:value="-0.00405031368392187" calcext:value-type="float">
            <text:p>-0.004050313683922</text:p>
          </table:table-cell>
        </table:table-row>
        <table:table-row table:style-name="ro1">
          <table:table-cell table:formula="of:=[$Butler_Huybers.A58]" office:value-type="float" office:value="58" calcext:value-type="float">
            <text:p>58</text:p>
          </table:table-cell>
          <table:table-cell table:formula="of:=[$Butler_Huybers.B58]" office:value-type="float" office:value="-0.00402652489269873" calcext:value-type="float">
            <text:p>-0.004026524892699</text:p>
          </table:table-cell>
        </table:table-row>
        <table:table-row table:style-name="ro1">
          <table:table-cell table:formula="of:=[$Butler_Huybers.A59]" office:value-type="float" office:value="59" calcext:value-type="float">
            <text:p>59</text:p>
          </table:table-cell>
          <table:table-cell table:formula="of:=[$Butler_Huybers.B59]" office:value-type="float" office:value="-0.00400260843961164" calcext:value-type="float">
            <text:p>-0.004002608439612</text:p>
          </table:table-cell>
        </table:table-row>
        <table:table-row table:style-name="ro1">
          <table:table-cell table:formula="of:=[$Butler_Huybers.A60]" office:value-type="float" office:value="60" calcext:value-type="float">
            <text:p>60</text:p>
          </table:table-cell>
          <table:table-cell table:formula="of:=[$Butler_Huybers.B60]" office:value-type="float" office:value="-0.00398065899987588" calcext:value-type="float">
            <text:p>-0.003980658999876</text:p>
          </table:table-cell>
        </table:table-row>
        <table:table-row table:style-name="ro1">
          <table:table-cell table:formula="of:=[$Butler_Huybers.A61]" office:value-type="float" office:value="61" calcext:value-type="float">
            <text:p>61</text:p>
          </table:table-cell>
          <table:table-cell table:formula="of:=[$Butler_Huybers.B61]" office:value-type="float" office:value="-0.00396517320315715" calcext:value-type="float">
            <text:p>-0.003965173203157</text:p>
          </table:table-cell>
        </table:table-row>
        <table:table-row table:style-name="ro1">
          <table:table-cell table:formula="of:=[$Butler_Huybers.A62]" office:value-type="float" office:value="62" calcext:value-type="float">
            <text:p>62</text:p>
          </table:table-cell>
          <table:table-cell table:formula="of:=[$Butler_Huybers.B62]" office:value-type="float" office:value="-0.00395090955040187" calcext:value-type="float">
            <text:p>-0.003950909550402</text:p>
          </table:table-cell>
        </table:table-row>
        <table:table-row table:style-name="ro1">
          <table:table-cell table:formula="of:=[$Butler_Huybers.A63]" office:value-type="float" office:value="63" calcext:value-type="float">
            <text:p>63</text:p>
          </table:table-cell>
          <table:table-cell table:formula="of:=[$Butler_Huybers.B63]" office:value-type="float" office:value="-0.00392447868703117" calcext:value-type="float">
            <text:p>-0.003924478687031</text:p>
          </table:table-cell>
        </table:table-row>
        <table:table-row table:style-name="ro1">
          <table:table-cell table:formula="of:=[$Butler_Huybers.A64]" office:value-type="float" office:value="64" calcext:value-type="float">
            <text:p>64</text:p>
          </table:table-cell>
          <table:table-cell table:formula="of:=[$Butler_Huybers.B64]" office:value-type="float" office:value="-0.00390262313409279" calcext:value-type="float">
            <text:p>-0.003902623134093</text:p>
          </table:table-cell>
        </table:table-row>
        <table:table-row table:style-name="ro1">
          <table:table-cell table:formula="of:=[$Butler_Huybers.A65]" office:value-type="float" office:value="65" calcext:value-type="float">
            <text:p>65</text:p>
          </table:table-cell>
          <table:table-cell table:formula="of:=[$Butler_Huybers.B65]" office:value-type="float" office:value="-0.00388754912933932" calcext:value-type="float">
            <text:p>-0.003887549129339</text:p>
          </table:table-cell>
        </table:table-row>
        <table:table-row table:style-name="ro1">
          <table:table-cell table:formula="of:=[$Butler_Huybers.A66]" office:value-type="float" office:value="66" calcext:value-type="float">
            <text:p>66</text:p>
          </table:table-cell>
          <table:table-cell table:formula="of:=[$Butler_Huybers.B66]" office:value-type="float" office:value="-0.00387199937017095" calcext:value-type="float">
            <text:p>-0.003871999370171</text:p>
          </table:table-cell>
        </table:table-row>
        <table:table-row table:style-name="ro1">
          <table:table-cell table:formula="of:=[$Butler_Huybers.A67]" office:value-type="float" office:value="67" calcext:value-type="float">
            <text:p>67</text:p>
          </table:table-cell>
          <table:table-cell table:formula="of:=[$Butler_Huybers.B67]" office:value-type="float" office:value="-0.0038485793660543" calcext:value-type="float">
            <text:p>-0.003848579366054</text:p>
          </table:table-cell>
        </table:table-row>
        <table:table-row table:style-name="ro1">
          <table:table-cell table:formula="of:=[$Butler_Huybers.A68]" office:value-type="float" office:value="68" calcext:value-type="float">
            <text:p>68</text:p>
          </table:table-cell>
          <table:table-cell table:formula="of:=[$Butler_Huybers.B68]" office:value-type="float" office:value="-0.00383217962013145" calcext:value-type="float">
            <text:p>-0.003832179620131</text:p>
          </table:table-cell>
        </table:table-row>
        <table:table-row table:style-name="ro1">
          <table:table-cell table:formula="of:=[$Butler_Huybers.A69]" office:value-type="float" office:value="69" calcext:value-type="float">
            <text:p>69</text:p>
          </table:table-cell>
          <table:table-cell table:formula="of:=[$Butler_Huybers.B69]" office:value-type="float" office:value="-0.00380906702732157" calcext:value-type="float">
            <text:p>-0.003809067027322</text:p>
          </table:table-cell>
        </table:table-row>
        <table:table-row table:style-name="ro1">
          <table:table-cell table:formula="of:=[$Butler_Huybers.A70]" office:value-type="float" office:value="70" calcext:value-type="float">
            <text:p>70</text:p>
          </table:table-cell>
          <table:table-cell table:formula="of:=[$Butler_Huybers.B70]" office:value-type="float" office:value="-0.00379416506871724" calcext:value-type="float">
            <text:p>-0.003794165068717</text:p>
          </table:table-cell>
        </table:table-row>
        <table:table-row table:style-name="ro1">
          <table:table-cell table:formula="of:=[$Butler_Huybers.A71]" office:value-type="float" office:value="71" calcext:value-type="float">
            <text:p>71</text:p>
          </table:table-cell>
          <table:table-cell table:formula="of:=[$Butler_Huybers.B71]" office:value-type="float" office:value="-0.00377809073189116" calcext:value-type="float">
            <text:p>-0.003778090731891</text:p>
          </table:table-cell>
        </table:table-row>
        <table:table-row table:style-name="ro1">
          <table:table-cell table:formula="of:=[$Butler_Huybers.A72]" office:value-type="float" office:value="72" calcext:value-type="float">
            <text:p>72</text:p>
          </table:table-cell>
          <table:table-cell table:formula="of:=[$Butler_Huybers.B72]" office:value-type="float" office:value="-0.0037620548830917" calcext:value-type="float">
            <text:p>-0.003762054883092</text:p>
          </table:table-cell>
        </table:table-row>
        <table:table-row table:style-name="ro1">
          <table:table-cell table:formula="of:=[$Butler_Huybers.A73]" office:value-type="float" office:value="73" calcext:value-type="float">
            <text:p>73</text:p>
          </table:table-cell>
          <table:table-cell table:formula="of:=[$Butler_Huybers.B73]" office:value-type="float" office:value="-0.00374715144366889" calcext:value-type="float">
            <text:p>-0.003747151443669</text:p>
          </table:table-cell>
        </table:table-row>
        <table:table-row table:style-name="ro1">
          <table:table-cell table:formula="of:=[$Butler_Huybers.A74]" office:value-type="float" office:value="74" calcext:value-type="float">
            <text:p>74</text:p>
          </table:table-cell>
          <table:table-cell table:formula="of:=[$Butler_Huybers.B74]" office:value-type="float" office:value="-0.00372474294648927" calcext:value-type="float">
            <text:p>-0.003724742946489</text:p>
          </table:table-cell>
        </table:table-row>
        <table:table-row table:style-name="ro1">
          <table:table-cell table:formula="of:=[$Butler_Huybers.A75]" office:value-type="float" office:value="75" calcext:value-type="float">
            <text:p>75</text:p>
          </table:table-cell>
          <table:table-cell table:formula="of:=[$Butler_Huybers.B75]" office:value-type="float" office:value="-0.00370733296460913" calcext:value-type="float">
            <text:p>-0.003707332964609</text:p>
          </table:table-cell>
        </table:table-row>
        <table:table-row table:style-name="ro1">
          <table:table-cell table:formula="of:=[$Butler_Huybers.A76]" office:value-type="float" office:value="75.9999999999999" calcext:value-type="float">
            <text:p>75.9999999999999</text:p>
          </table:table-cell>
          <table:table-cell table:formula="of:=[$Butler_Huybers.B76]" office:value-type="float" office:value="-0.0036916590262599" calcext:value-type="float">
            <text:p>-0.00369165902626</text:p>
          </table:table-cell>
        </table:table-row>
        <table:table-row table:style-name="ro1">
          <table:table-cell table:formula="of:=[$Butler_Huybers.A77]" office:value-type="float" office:value="77" calcext:value-type="float">
            <text:p>77</text:p>
          </table:table-cell>
          <table:table-cell table:formula="of:=[$Butler_Huybers.B77]" office:value-type="float" office:value="-0.00367580514625442" calcext:value-type="float">
            <text:p>-0.003675805146254</text:p>
          </table:table-cell>
        </table:table-row>
        <table:table-row table:style-name="ro1">
          <table:table-cell table:formula="of:=[$Butler_Huybers.A78]" office:value-type="float" office:value="78" calcext:value-type="float">
            <text:p>78</text:p>
          </table:table-cell>
          <table:table-cell table:formula="of:=[$Butler_Huybers.B78]" office:value-type="float" office:value="-0.003659941352235" calcext:value-type="float">
            <text:p>-0.003659941352235</text:p>
          </table:table-cell>
        </table:table-row>
        <table:table-row table:style-name="ro1">
          <table:table-cell table:formula="of:=[$Butler_Huybers.A79]" office:value-type="float" office:value="78.9999999999999" calcext:value-type="float">
            <text:p>78.9999999999999</text:p>
          </table:table-cell>
          <table:table-cell table:formula="of:=[$Butler_Huybers.B79]" office:value-type="float" office:value="-0.00364408824022177" calcext:value-type="float">
            <text:p>-0.003644088240222</text:p>
          </table:table-cell>
        </table:table-row>
        <table:table-row table:style-name="ro1">
          <table:table-cell table:formula="of:=[$Butler_Huybers.A80]" office:value-type="float" office:value="80" calcext:value-type="float">
            <text:p>80</text:p>
          </table:table-cell>
          <table:table-cell table:formula="of:=[$Butler_Huybers.B80]" office:value-type="float" office:value="-0.0036282463339313" calcext:value-type="float">
            <text:p>-0.003628246333931</text:p>
          </table:table-cell>
        </table:table-row>
        <table:table-row table:style-name="ro1">
          <table:table-cell table:formula="of:=[$Butler_Huybers.A81]" office:value-type="float" office:value="81" calcext:value-type="float">
            <text:p>81</text:p>
          </table:table-cell>
          <table:table-cell table:formula="of:=[$Butler_Huybers.B81]" office:value-type="float" office:value="-0.00361232932754106" calcext:value-type="float">
            <text:p>-0.003612329327541</text:p>
          </table:table-cell>
        </table:table-row>
        <table:table-row table:style-name="ro1">
          <table:table-cell table:formula="of:=[$Butler_Huybers.A82]" office:value-type="float" office:value="81.9999999999999" calcext:value-type="float">
            <text:p>81.9999999999999</text:p>
          </table:table-cell>
          <table:table-cell table:formula="of:=[$Butler_Huybers.B82]" office:value-type="float" office:value="-0.00359672909930767" calcext:value-type="float">
            <text:p>-0.003596729099308</text:p>
          </table:table-cell>
        </table:table-row>
        <table:table-row table:style-name="ro1">
          <table:table-cell table:formula="of:=[$Butler_Huybers.A83]" office:value-type="float" office:value="83" calcext:value-type="float">
            <text:p>83</text:p>
          </table:table-cell>
          <table:table-cell table:formula="of:=[$Butler_Huybers.B83]" office:value-type="float" office:value="-0.00357995455987873" calcext:value-type="float">
            <text:p>-0.003579954559879</text:p>
          </table:table-cell>
        </table:table-row>
        <table:table-row table:style-name="ro1">
          <table:table-cell table:formula="of:=[$Butler_Huybers.A84]" office:value-type="float" office:value="84" calcext:value-type="float">
            <text:p>84</text:p>
          </table:table-cell>
          <table:table-cell table:formula="of:=[$Butler_Huybers.B84]" office:value-type="float" office:value="-0.00357092577399709" calcext:value-type="float">
            <text:p>-0.003570925773997</text:p>
          </table:table-cell>
        </table:table-row>
        <table:table-row table:style-name="ro1">
          <table:table-cell table:formula="of:=[$Butler_Huybers.A85]" office:value-type="float" office:value="85" calcext:value-type="float">
            <text:p>85</text:p>
          </table:table-cell>
          <table:table-cell table:formula="of:=[$Butler_Huybers.B85]" office:value-type="float" office:value="-0.00355631085997986" calcext:value-type="float">
            <text:p>-0.00355631085998</text:p>
          </table:table-cell>
        </table:table-row>
        <table:table-row table:style-name="ro1">
          <table:table-cell table:formula="of:=[$Butler_Huybers.A86]" office:value-type="float" office:value="86" calcext:value-type="float">
            <text:p>86</text:p>
          </table:table-cell>
          <table:table-cell table:formula="of:=[$Butler_Huybers.B86]" office:value-type="float" office:value="-0.00354045010340043" calcext:value-type="float">
            <text:p>-0.0035404501034</text:p>
          </table:table-cell>
        </table:table-row>
        <table:table-row table:style-name="ro1">
          <table:table-cell table:formula="of:=[$Butler_Huybers.A87]" office:value-type="float" office:value="87" calcext:value-type="float">
            <text:p>87</text:p>
          </table:table-cell>
          <table:table-cell table:formula="of:=[$Butler_Huybers.B87]" office:value-type="float" office:value="-0.00353207533432265" calcext:value-type="float">
            <text:p>-0.003532075334323</text:p>
          </table:table-cell>
        </table:table-row>
        <table:table-row table:style-name="ro1">
          <table:table-cell table:formula="of:=[$Butler_Huybers.A88]" office:value-type="float" office:value="87.9999999999999" calcext:value-type="float">
            <text:p>87.9999999999999</text:p>
          </table:table-cell>
          <table:table-cell table:formula="of:=[$Butler_Huybers.B88]" office:value-type="float" office:value="-0.00351558223222305" calcext:value-type="float">
            <text:p>-0.003515582232223</text:p>
          </table:table-cell>
        </table:table-row>
        <table:table-row table:style-name="ro1">
          <table:table-cell table:formula="of:=[$Butler_Huybers.A89]" office:value-type="float" office:value="89" calcext:value-type="float">
            <text:p>89</text:p>
          </table:table-cell>
          <table:table-cell table:formula="of:=[$Butler_Huybers.B89]" office:value-type="float" office:value="-0.0034998551671426" calcext:value-type="float">
            <text:p>-0.003499855167143</text:p>
          </table:table-cell>
        </table:table-row>
        <table:table-row table:style-name="ro1">
          <table:table-cell table:formula="of:=[$Butler_Huybers.A90]" office:value-type="float" office:value="90" calcext:value-type="float">
            <text:p>90</text:p>
          </table:table-cell>
          <table:table-cell table:formula="of:=[$Butler_Huybers.B90]" office:value-type="float" office:value="-0.00348444662331726" calcext:value-type="float">
            <text:p>-0.003484446623317</text:p>
          </table:table-cell>
        </table:table-row>
        <table:table-row table:style-name="ro1">
          <table:table-cell table:formula="of:=[$Butler_Huybers.A91]" office:value-type="float" office:value="90.9999999999999" calcext:value-type="float">
            <text:p>90.9999999999999</text:p>
          </table:table-cell>
          <table:table-cell table:formula="of:=[$Butler_Huybers.B91]" office:value-type="float" office:value="-0.00346641026419883" calcext:value-type="float">
            <text:p>-0.003466410264199</text:p>
          </table:table-cell>
        </table:table-row>
        <table:table-row table:style-name="ro1">
          <table:table-cell table:formula="of:=[$Butler_Huybers.A92]" office:value-type="float" office:value="92" calcext:value-type="float">
            <text:p>92</text:p>
          </table:table-cell>
          <table:table-cell table:formula="of:=[$Butler_Huybers.B92]" office:value-type="float" office:value="-0.00346319631432678" calcext:value-type="float">
            <text:p>-0.003463196314327</text:p>
          </table:table-cell>
        </table:table-row>
        <table:table-row table:style-name="ro1">
          <table:table-cell table:formula="of:=[$Butler_Huybers.A93]" office:value-type="float" office:value="93" calcext:value-type="float">
            <text:p>93</text:p>
          </table:table-cell>
          <table:table-cell table:formula="of:=[$Butler_Huybers.B93]" office:value-type="float" office:value="-0.00344509325587229" calcext:value-type="float">
            <text:p>-0.003445093255872</text:p>
          </table:table-cell>
        </table:table-row>
        <table:table-row table:style-name="ro1">
          <table:table-cell table:formula="of:=[$Butler_Huybers.A94]" office:value-type="float" office:value="94" calcext:value-type="float">
            <text:p>94</text:p>
          </table:table-cell>
          <table:table-cell table:formula="of:=[$Butler_Huybers.B94]" office:value-type="float" office:value="-0.00343400162802713" calcext:value-type="float">
            <text:p>-0.003434001628027</text:p>
          </table:table-cell>
        </table:table-row>
        <table:table-row table:style-name="ro1">
          <table:table-cell table:formula="of:=[$Butler_Huybers.A95]" office:value-type="float" office:value="95" calcext:value-type="float">
            <text:p>95</text:p>
          </table:table-cell>
          <table:table-cell table:formula="of:=[$Butler_Huybers.B95]" office:value-type="float" office:value="-0.00341914563789045" calcext:value-type="float">
            <text:p>-0.00341914563789</text:p>
          </table:table-cell>
        </table:table-row>
        <table:table-row table:style-name="ro1">
          <table:table-cell table:formula="of:=[$Butler_Huybers.A96]" office:value-type="float" office:value="96" calcext:value-type="float">
            <text:p>96</text:p>
          </table:table-cell>
          <table:table-cell table:formula="of:=[$Butler_Huybers.B96]" office:value-type="float" office:value="-0.00340320637426033" calcext:value-type="float">
            <text:p>-0.00340320637426</text:p>
          </table:table-cell>
        </table:table-row>
        <table:table-row table:style-name="ro1">
          <table:table-cell table:formula="of:=[$Butler_Huybers.A97]" office:value-type="float" office:value="96.9999999999999" calcext:value-type="float">
            <text:p>96.9999999999999</text:p>
          </table:table-cell>
          <table:table-cell table:formula="of:=[$Butler_Huybers.B97]" office:value-type="float" office:value="-0.00338820935143188" calcext:value-type="float">
            <text:p>-0.003388209351432</text:p>
          </table:table-cell>
        </table:table-row>
        <table:table-row table:style-name="ro1">
          <table:table-cell table:formula="of:=[$Butler_Huybers.A98]" office:value-type="float" office:value="98" calcext:value-type="float">
            <text:p>98</text:p>
          </table:table-cell>
          <table:table-cell table:formula="of:=[$Butler_Huybers.B98]" office:value-type="float" office:value="-0.00338132345465281" calcext:value-type="float">
            <text:p>-0.003381323454653</text:p>
          </table:table-cell>
        </table:table-row>
        <table:table-row table:style-name="ro1">
          <table:table-cell table:formula="of:=[$Butler_Huybers.A99]" office:value-type="float" office:value="99" calcext:value-type="float">
            <text:p>99</text:p>
          </table:table-cell>
          <table:table-cell table:formula="of:=[$Butler_Huybers.B99]" office:value-type="float" office:value="-0.00337072532931016" calcext:value-type="float">
            <text:p>-0.00337072532931</text:p>
          </table:table-cell>
        </table:table-row>
        <table:table-row table:style-name="ro1">
          <table:table-cell table:formula="of:=[$Butler_Huybers.A100]" office:value-type="float" office:value="100" calcext:value-type="float">
            <text:p>100</text:p>
          </table:table-cell>
          <table:table-cell table:formula="of:=[$Butler_Huybers.B100]" office:value-type="float" office:value="-0.00335351379054164" calcext:value-type="float">
            <text:p>-0.003353513790542</text:p>
          </table:table-cell>
        </table:table-row>
        <table:table-row table:style-name="ro1">
          <table:table-cell table:formula="of:=[$Butler_Huybers.A101]" office:value-type="float" office:value="101" calcext:value-type="float">
            <text:p>101</text:p>
          </table:table-cell>
          <table:table-cell table:formula="of:=[$Butler_Huybers.B101]" office:value-type="float" office:value="-0.00334210265616353" calcext:value-type="float">
            <text:p>-0.003342102656164</text:p>
          </table:table-cell>
        </table:table-row>
        <table:table-row table:style-name="ro1">
          <table:table-cell table:formula="of:=[$Butler_Huybers.A102]" office:value-type="float" office:value="102" calcext:value-type="float">
            <text:p>102</text:p>
          </table:table-cell>
          <table:table-cell table:formula="of:=[$Butler_Huybers.B102]" office:value-type="float" office:value="-0.00333539795033461" calcext:value-type="float">
            <text:p>-0.003335397950335</text:p>
          </table:table-cell>
        </table:table-row>
        <table:table-row table:style-name="ro1">
          <table:table-cell table:formula="of:=[$Butler_Huybers.A103]" office:value-type="float" office:value="103" calcext:value-type="float">
            <text:p>103</text:p>
          </table:table-cell>
          <table:table-cell table:formula="of:=[$Butler_Huybers.B103]" office:value-type="float" office:value="-0.00332128639361688" calcext:value-type="float">
            <text:p>-0.003321286393617</text:p>
          </table:table-cell>
        </table:table-row>
        <table:table-row table:style-name="ro1">
          <table:table-cell table:formula="of:=[$Butler_Huybers.A104]" office:value-type="float" office:value="104" calcext:value-type="float">
            <text:p>104</text:p>
          </table:table-cell>
          <table:table-cell table:formula="of:=[$Butler_Huybers.B104]" office:value-type="float" office:value="-0.0033048707169191" calcext:value-type="float">
            <text:p>-0.003304870716919</text:p>
          </table:table-cell>
        </table:table-row>
        <table:table-row table:style-name="ro1">
          <table:table-cell table:formula="of:=[$Butler_Huybers.A105]" office:value-type="float" office:value="105" calcext:value-type="float">
            <text:p>105</text:p>
          </table:table-cell>
          <table:table-cell table:formula="of:=[$Butler_Huybers.B105]" office:value-type="float" office:value="-0.00329668870107492" calcext:value-type="float">
            <text:p>-0.003296688701075</text:p>
          </table:table-cell>
        </table:table-row>
        <table:table-row table:style-name="ro1">
          <table:table-cell table:formula="of:=[$Butler_Huybers.A106]" office:value-type="float" office:value="106" calcext:value-type="float">
            <text:p>106</text:p>
          </table:table-cell>
          <table:table-cell table:formula="of:=[$Butler_Huybers.B106]" office:value-type="float" office:value="-0.0032882067199118" calcext:value-type="float">
            <text:p>-0.003288206719912</text:p>
          </table:table-cell>
        </table:table-row>
        <table:table-row table:style-name="ro1">
          <table:table-cell table:formula="of:=[$Butler_Huybers.A107]" office:value-type="float" office:value="107" calcext:value-type="float">
            <text:p>107</text:p>
          </table:table-cell>
          <table:table-cell table:formula="of:=[$Butler_Huybers.B107]" office:value-type="float" office:value="-0.00327103893401158" calcext:value-type="float">
            <text:p>-0.003271038934012</text:p>
          </table:table-cell>
        </table:table-row>
        <table:table-row table:style-name="ro1">
          <table:table-cell table:formula="of:=[$Butler_Huybers.A108]" office:value-type="float" office:value="108" calcext:value-type="float">
            <text:p>108</text:p>
          </table:table-cell>
          <table:table-cell table:formula="of:=[$Butler_Huybers.B108]" office:value-type="float" office:value="-0.00326061992799711" calcext:value-type="float">
            <text:p>-0.003260619927997</text:p>
          </table:table-cell>
        </table:table-row>
        <table:table-row table:style-name="ro1">
          <table:table-cell table:formula="of:=[$Butler_Huybers.A109]" office:value-type="float" office:value="109" calcext:value-type="float">
            <text:p>109</text:p>
          </table:table-cell>
          <table:table-cell table:formula="of:=[$Butler_Huybers.B109]" office:value-type="float" office:value="-0.00325616792051363" calcext:value-type="float">
            <text:p>-0.003256167920514</text:p>
          </table:table-cell>
        </table:table-row>
        <table:table-row table:style-name="ro1">
          <table:table-cell table:formula="of:=[$Butler_Huybers.A110]" office:value-type="float" office:value="110" calcext:value-type="float">
            <text:p>110</text:p>
          </table:table-cell>
          <table:table-cell table:formula="of:=[$Butler_Huybers.B110]" office:value-type="float" office:value="-0.00323778480307393" calcext:value-type="float">
            <text:p>-0.003237784803074</text:p>
          </table:table-cell>
        </table:table-row>
        <table:table-row table:style-name="ro1">
          <table:table-cell table:formula="of:=[$Butler_Huybers.A111]" office:value-type="float" office:value="111" calcext:value-type="float">
            <text:p>111</text:p>
          </table:table-cell>
          <table:table-cell table:formula="of:=[$Butler_Huybers.B111]" office:value-type="float" office:value="-0.00322701251808523" calcext:value-type="float">
            <text:p>-0.003227012518085</text:p>
          </table:table-cell>
        </table:table-row>
        <table:table-row table:style-name="ro1">
          <table:table-cell table:formula="of:=[$Butler_Huybers.A112]" office:value-type="float" office:value="112" calcext:value-type="float">
            <text:p>112</text:p>
          </table:table-cell>
          <table:table-cell table:formula="of:=[$Butler_Huybers.B112]" office:value-type="float" office:value="-0.00322035559899688" calcext:value-type="float">
            <text:p>-0.003220355598997</text:p>
          </table:table-cell>
        </table:table-row>
        <table:table-row table:style-name="ro1">
          <table:table-cell table:formula="of:=[$Butler_Huybers.A113]" office:value-type="float" office:value="113" calcext:value-type="float">
            <text:p>113</text:p>
          </table:table-cell>
          <table:table-cell table:formula="of:=[$Butler_Huybers.B113]" office:value-type="float" office:value="-0.00320527452449645" calcext:value-type="float">
            <text:p>-0.003205274524496</text:p>
          </table:table-cell>
        </table:table-row>
        <table:table-row table:style-name="ro1">
          <table:table-cell table:formula="of:=[$Butler_Huybers.A114]" office:value-type="float" office:value="114" calcext:value-type="float">
            <text:p>114</text:p>
          </table:table-cell>
          <table:table-cell table:formula="of:=[$Butler_Huybers.B114]" office:value-type="float" office:value="-0.00319653485168523" calcext:value-type="float">
            <text:p>-0.003196534851685</text:p>
          </table:table-cell>
        </table:table-row>
        <table:table-row table:style-name="ro1">
          <table:table-cell table:formula="of:=[$Butler_Huybers.A115]" office:value-type="float" office:value="115" calcext:value-type="float">
            <text:p>115</text:p>
          </table:table-cell>
          <table:table-cell table:formula="of:=[$Butler_Huybers.B115]" office:value-type="float" office:value="-0.00318821606412166" calcext:value-type="float">
            <text:p>-0.003188216064122</text:p>
          </table:table-cell>
        </table:table-row>
        <table:table-row table:style-name="ro1">
          <table:table-cell table:formula="of:=[$Butler_Huybers.A116]" office:value-type="float" office:value="116" calcext:value-type="float">
            <text:p>116</text:p>
          </table:table-cell>
          <table:table-cell table:formula="of:=[$Butler_Huybers.B116]" office:value-type="float" office:value="-0.00317326851437252" calcext:value-type="float">
            <text:p>-0.003173268514373</text:p>
          </table:table-cell>
        </table:table-row>
        <table:table-row table:style-name="ro1">
          <table:table-cell table:formula="of:=[$Butler_Huybers.A117]" office:value-type="float" office:value="117" calcext:value-type="float">
            <text:p>117</text:p>
          </table:table-cell>
          <table:table-cell table:formula="of:=[$Butler_Huybers.B117]" office:value-type="float" office:value="-0.00316398379755831" calcext:value-type="float">
            <text:p>-0.003163983797558</text:p>
          </table:table-cell>
        </table:table-row>
        <table:table-row table:style-name="ro1">
          <table:table-cell table:formula="of:=[$Butler_Huybers.A118]" office:value-type="float" office:value="118" calcext:value-type="float">
            <text:p>118</text:p>
          </table:table-cell>
          <table:table-cell table:formula="of:=[$Butler_Huybers.B118]" office:value-type="float" office:value="-0.0031497596919036" calcext:value-type="float">
            <text:p>-0.003149759691904</text:p>
          </table:table-cell>
        </table:table-row>
        <table:table-row table:style-name="ro1">
          <table:table-cell table:formula="of:=[$Butler_Huybers.A119]" office:value-type="float" office:value="119" calcext:value-type="float">
            <text:p>119</text:p>
          </table:table-cell>
          <table:table-cell table:formula="of:=[$Butler_Huybers.B119]" office:value-type="float" office:value="-0.00314263048191734" calcext:value-type="float">
            <text:p>-0.003142630481917</text:p>
          </table:table-cell>
        </table:table-row>
        <table:table-row table:style-name="ro1">
          <table:table-cell table:formula="of:=[$Butler_Huybers.A120]" office:value-type="float" office:value="120" calcext:value-type="float">
            <text:p>120</text:p>
          </table:table-cell>
          <table:table-cell table:formula="of:=[$Butler_Huybers.B120]" office:value-type="float" office:value="-0.00313541373870117" calcext:value-type="float">
            <text:p>-0.003135413738701</text:p>
          </table:table-cell>
        </table:table-row>
        <table:table-row table:style-name="ro1">
          <table:table-cell table:formula="of:=[$Butler_Huybers.A121]" office:value-type="float" office:value="121" calcext:value-type="float">
            <text:p>121</text:p>
          </table:table-cell>
          <table:table-cell table:formula="of:=[$Butler_Huybers.B121]" office:value-type="float" office:value="-0.0031214606735824" calcext:value-type="float">
            <text:p>-0.003121460673582</text:p>
          </table:table-cell>
        </table:table-row>
        <table:table-row table:style-name="ro1">
          <table:table-cell table:formula="of:=[$Butler_Huybers.A122]" office:value-type="float" office:value="122" calcext:value-type="float">
            <text:p>122</text:p>
          </table:table-cell>
          <table:table-cell table:formula="of:=[$Butler_Huybers.B122]" office:value-type="float" office:value="-0.00311136993565235" calcext:value-type="float">
            <text:p>-0.003111369935652</text:p>
          </table:table-cell>
        </table:table-row>
        <table:table-row table:style-name="ro1">
          <table:table-cell table:formula="of:=[$Butler_Huybers.A123]" office:value-type="float" office:value="123" calcext:value-type="float">
            <text:p>123</text:p>
          </table:table-cell>
          <table:table-cell table:formula="of:=[$Butler_Huybers.B123]" office:value-type="float" office:value="-0.00310378545489173" calcext:value-type="float">
            <text:p>-0.003103785454892</text:p>
          </table:table-cell>
        </table:table-row>
        <table:table-row table:style-name="ro1">
          <table:table-cell table:formula="of:=[$Butler_Huybers.A124]" office:value-type="float" office:value="124" calcext:value-type="float">
            <text:p>124</text:p>
          </table:table-cell>
          <table:table-cell table:formula="of:=[$Butler_Huybers.B124]" office:value-type="float" office:value="-0.00309583829569972" calcext:value-type="float">
            <text:p>-0.0030958382957</text:p>
          </table:table-cell>
        </table:table-row>
        <table:table-row table:style-name="ro1">
          <table:table-cell table:formula="of:=[$Butler_Huybers.A125]" office:value-type="float" office:value="125" calcext:value-type="float">
            <text:p>125</text:p>
          </table:table-cell>
          <table:table-cell table:formula="of:=[$Butler_Huybers.B125]" office:value-type="float" office:value="-0.00308718123149224" calcext:value-type="float">
            <text:p>-0.003087181231492</text:p>
          </table:table-cell>
        </table:table-row>
        <table:table-row table:style-name="ro1">
          <table:table-cell table:formula="of:=[$Butler_Huybers.A126]" office:value-type="float" office:value="126" calcext:value-type="float">
            <text:p>126</text:p>
          </table:table-cell>
          <table:table-cell table:formula="of:=[$Butler_Huybers.B126]" office:value-type="float" office:value="-0.003072006666924" calcext:value-type="float">
            <text:p>-0.003072006666924</text:p>
          </table:table-cell>
        </table:table-row>
        <table:table-row table:style-name="ro1">
          <table:table-cell table:formula="of:=[$Butler_Huybers.A127]" office:value-type="float" office:value="127" calcext:value-type="float">
            <text:p>127</text:p>
          </table:table-cell>
          <table:table-cell table:formula="of:=[$Butler_Huybers.B127]" office:value-type="float" office:value="-0.00306558133738064" calcext:value-type="float">
            <text:p>-0.003065581337381</text:p>
          </table:table-cell>
        </table:table-row>
        <table:table-row table:style-name="ro1">
          <table:table-cell table:formula="of:=[$Butler_Huybers.A128]" office:value-type="float" office:value="128" calcext:value-type="float">
            <text:p>128</text:p>
          </table:table-cell>
          <table:table-cell table:formula="of:=[$Butler_Huybers.B128]" office:value-type="float" office:value="-0.00305375625677896" calcext:value-type="float">
            <text:p>-0.003053756256779</text:p>
          </table:table-cell>
        </table:table-row>
        <table:table-row table:style-name="ro1">
          <table:table-cell table:formula="of:=[$Butler_Huybers.A129]" office:value-type="float" office:value="129" calcext:value-type="float">
            <text:p>129</text:p>
          </table:table-cell>
          <table:table-cell table:formula="of:=[$Butler_Huybers.B129]" office:value-type="float" office:value="-0.00304114753289209" calcext:value-type="float">
            <text:p>-0.003041147532892</text:p>
          </table:table-cell>
        </table:table-row>
        <table:table-row table:style-name="ro1">
          <table:table-cell table:formula="of:=[$Butler_Huybers.A130]" office:value-type="float" office:value="130" calcext:value-type="float">
            <text:p>130</text:p>
          </table:table-cell>
          <table:table-cell table:formula="of:=[$Butler_Huybers.B130]" office:value-type="float" office:value="-0.00303409080851044" calcext:value-type="float">
            <text:p>-0.00303409080851</text:p>
          </table:table-cell>
        </table:table-row>
        <table:table-row table:style-name="ro1">
          <table:table-cell table:formula="of:=[$Butler_Huybers.A131]" office:value-type="float" office:value="131" calcext:value-type="float">
            <text:p>131</text:p>
          </table:table-cell>
          <table:table-cell table:formula="of:=[$Butler_Huybers.B131]" office:value-type="float" office:value="-0.0030257582479855" calcext:value-type="float">
            <text:p>-0.003025758247986</text:p>
          </table:table-cell>
        </table:table-row>
        <table:table-row table:style-name="ro1">
          <table:table-cell table:formula="of:=[$Butler_Huybers.A132]" office:value-type="float" office:value="132" calcext:value-type="float">
            <text:p>132</text:p>
          </table:table-cell>
          <table:table-cell table:formula="of:=[$Butler_Huybers.B132]" office:value-type="float" office:value="-0.00301852371821776" calcext:value-type="float">
            <text:p>-0.003018523718218</text:p>
          </table:table-cell>
        </table:table-row>
        <table:table-row table:style-name="ro1">
          <table:table-cell table:formula="of:=[$Butler_Huybers.A133]" office:value-type="float" office:value="133" calcext:value-type="float">
            <text:p>133</text:p>
          </table:table-cell>
          <table:table-cell table:formula="of:=[$Butler_Huybers.B133]" office:value-type="float" office:value="-0.00300308459902586" calcext:value-type="float">
            <text:p>-0.003003084599026</text:p>
          </table:table-cell>
        </table:table-row>
        <table:table-row table:style-name="ro1">
          <table:table-cell table:formula="of:=[$Butler_Huybers.A134]" office:value-type="float" office:value="134" calcext:value-type="float">
            <text:p>134</text:p>
          </table:table-cell>
          <table:table-cell table:formula="of:=[$Butler_Huybers.B134]" office:value-type="float" office:value="-0.00299509214207551" calcext:value-type="float">
            <text:p>-0.002995092142076</text:p>
          </table:table-cell>
        </table:table-row>
        <table:table-row table:style-name="ro1">
          <table:table-cell table:formula="of:=[$Butler_Huybers.A135]" office:value-type="float" office:value="135" calcext:value-type="float">
            <text:p>135</text:p>
          </table:table-cell>
          <table:table-cell table:formula="of:=[$Butler_Huybers.B135]" office:value-type="float" office:value="-0.00298703608555113" calcext:value-type="float">
            <text:p>-0.002987036085551</text:p>
          </table:table-cell>
        </table:table-row>
        <table:table-row table:style-name="ro1">
          <table:table-cell table:formula="of:=[$Butler_Huybers.A136]" office:value-type="float" office:value="136" calcext:value-type="float">
            <text:p>136</text:p>
          </table:table-cell>
          <table:table-cell table:formula="of:=[$Butler_Huybers.B136]" office:value-type="float" office:value="-0.00297921397413472" calcext:value-type="float">
            <text:p>-0.002979213974135</text:p>
          </table:table-cell>
        </table:table-row>
        <table:table-row table:style-name="ro1">
          <table:table-cell table:formula="of:=[$Butler_Huybers.A137]" office:value-type="float" office:value="137" calcext:value-type="float">
            <text:p>137</text:p>
          </table:table-cell>
          <table:table-cell table:formula="of:=[$Butler_Huybers.B137]" office:value-type="float" office:value="-0.00297101136845491" calcext:value-type="float">
            <text:p>-0.002971011368455</text:p>
          </table:table-cell>
        </table:table-row>
        <table:table-row table:style-name="ro1">
          <table:table-cell table:formula="of:=[$Butler_Huybers.A138]" office:value-type="float" office:value="138" calcext:value-type="float">
            <text:p>138</text:p>
          </table:table-cell>
          <table:table-cell table:formula="of:=[$Butler_Huybers.B138]" office:value-type="float" office:value="-0.00296426368301889" calcext:value-type="float">
            <text:p>-0.002964263683019</text:p>
          </table:table-cell>
        </table:table-row>
        <table:table-row table:style-name="ro1">
          <table:table-cell table:formula="of:=[$Butler_Huybers.A139]" office:value-type="float" office:value="139" calcext:value-type="float">
            <text:p>139</text:p>
          </table:table-cell>
          <table:table-cell table:formula="of:=[$Butler_Huybers.B139]" office:value-type="float" office:value="-0.00294996813760422" calcext:value-type="float">
            <text:p>-0.002949968137604</text:p>
          </table:table-cell>
        </table:table-row>
        <table:table-row table:style-name="ro1">
          <table:table-cell table:formula="of:=[$Butler_Huybers.A140]" office:value-type="float" office:value="140" calcext:value-type="float">
            <text:p>140</text:p>
          </table:table-cell>
          <table:table-cell table:formula="of:=[$Butler_Huybers.B140]" office:value-type="float" office:value="-0.00294583844420825" calcext:value-type="float">
            <text:p>-0.002945838444208</text:p>
          </table:table-cell>
        </table:table-row>
        <table:table-row table:style-name="ro1">
          <table:table-cell table:formula="of:=[$Butler_Huybers.A141]" office:value-type="float" office:value="141" calcext:value-type="float">
            <text:p>141</text:p>
          </table:table-cell>
          <table:table-cell table:formula="of:=[$Butler_Huybers.B141]" office:value-type="float" office:value="-0.00293382226547798" calcext:value-type="float">
            <text:p>-0.002933822265478</text:p>
          </table:table-cell>
        </table:table-row>
        <table:table-row table:style-name="ro1">
          <table:table-cell table:formula="of:=[$Butler_Huybers.A142]" office:value-type="float" office:value="142" calcext:value-type="float">
            <text:p>142</text:p>
          </table:table-cell>
          <table:table-cell table:formula="of:=[$Butler_Huybers.B142]" office:value-type="float" office:value="-0.00292426336165494" calcext:value-type="float">
            <text:p>-0.002924263361655</text:p>
          </table:table-cell>
        </table:table-row>
        <table:table-row table:style-name="ro1">
          <table:table-cell table:formula="of:=[$Butler_Huybers.A143]" office:value-type="float" office:value="143" calcext:value-type="float">
            <text:p>143</text:p>
          </table:table-cell>
          <table:table-cell table:formula="of:=[$Butler_Huybers.B143]" office:value-type="float" office:value="-0.00291648434368038" calcext:value-type="float">
            <text:p>-0.00291648434368</text:p>
          </table:table-cell>
        </table:table-row>
        <table:table-row table:style-name="ro1">
          <table:table-cell table:formula="of:=[$Butler_Huybers.A144]" office:value-type="float" office:value="144" calcext:value-type="float">
            <text:p>144</text:p>
          </table:table-cell>
          <table:table-cell table:formula="of:=[$Butler_Huybers.B144]" office:value-type="float" office:value="-0.00290857713684316" calcext:value-type="float">
            <text:p>-0.002908577136843</text:p>
          </table:table-cell>
        </table:table-row>
        <table:table-row table:style-name="ro1">
          <table:table-cell table:formula="of:=[$Butler_Huybers.A145]" office:value-type="float" office:value="145" calcext:value-type="float">
            <text:p>145</text:p>
          </table:table-cell>
          <table:table-cell table:formula="of:=[$Butler_Huybers.B145]" office:value-type="float" office:value="-0.00290063359300917" calcext:value-type="float">
            <text:p>-0.002900633593009</text:p>
          </table:table-cell>
        </table:table-row>
        <table:table-row table:style-name="ro1">
          <table:table-cell table:formula="of:=[$Butler_Huybers.A146]" office:value-type="float" office:value="146" calcext:value-type="float">
            <text:p>146</text:p>
          </table:table-cell>
          <table:table-cell table:formula="of:=[$Butler_Huybers.B146]" office:value-type="float" office:value="-0.00289271236129592" calcext:value-type="float">
            <text:p>-0.002892712361296</text:p>
          </table:table-cell>
        </table:table-row>
        <table:table-row table:style-name="ro1">
          <table:table-cell table:formula="of:=[$Butler_Huybers.A147]" office:value-type="float" office:value="147" calcext:value-type="float">
            <text:p>147</text:p>
          </table:table-cell>
          <table:table-cell table:formula="of:=[$Butler_Huybers.B147]" office:value-type="float" office:value="-0.00288478329681599" calcext:value-type="float">
            <text:p>-0.002884783296816</text:p>
          </table:table-cell>
        </table:table-row>
        <table:table-row table:style-name="ro1">
          <table:table-cell table:formula="of:=[$Butler_Huybers.A148]" office:value-type="float" office:value="148" calcext:value-type="float">
            <text:p>148</text:p>
          </table:table-cell>
          <table:table-cell table:formula="of:=[$Butler_Huybers.B148]" office:value-type="float" office:value="-0.00287685649078333" calcext:value-type="float">
            <text:p>-0.002876856490783</text:p>
          </table:table-cell>
        </table:table-row>
        <table:table-row table:style-name="ro1">
          <table:table-cell table:formula="of:=[$Butler_Huybers.A149]" office:value-type="float" office:value="149" calcext:value-type="float">
            <text:p>149</text:p>
          </table:table-cell>
          <table:table-cell table:formula="of:=[$Butler_Huybers.B149]" office:value-type="float" office:value="-0.00286892910871509" calcext:value-type="float">
            <text:p>-0.002868929108715</text:p>
          </table:table-cell>
        </table:table-row>
        <table:table-row table:style-name="ro1">
          <table:table-cell table:formula="of:=[$Butler_Huybers.A150]" office:value-type="float" office:value="150" calcext:value-type="float">
            <text:p>150</text:p>
          </table:table-cell>
          <table:table-cell table:formula="of:=[$Butler_Huybers.B150]" office:value-type="float" office:value="-0.00286100185887435" calcext:value-type="float">
            <text:p>-0.002861001858874</text:p>
          </table:table-cell>
        </table:table-row>
        <table:table-row table:style-name="ro1">
          <table:table-cell table:formula="of:=[$Butler_Huybers.A151]" office:value-type="float" office:value="151" calcext:value-type="float">
            <text:p>151</text:p>
          </table:table-cell>
          <table:table-cell table:formula="of:=[$Butler_Huybers.B151]" office:value-type="float" office:value="-0.00285307458204212" calcext:value-type="float">
            <text:p>-0.002853074582042</text:p>
          </table:table-cell>
        </table:table-row>
        <table:table-row table:style-name="ro1">
          <table:table-cell table:formula="of:=[$Butler_Huybers.A152]" office:value-type="float" office:value="152" calcext:value-type="float">
            <text:p>152</text:p>
          </table:table-cell>
          <table:table-cell table:formula="of:=[$Butler_Huybers.B152]" office:value-type="float" office:value="-0.00284514730986411" calcext:value-type="float">
            <text:p>-0.002845147309864</text:p>
          </table:table-cell>
        </table:table-row>
        <table:table-row table:style-name="ro1">
          <table:table-cell table:formula="of:=[$Butler_Huybers.A153]" office:value-type="float" office:value="153" calcext:value-type="float">
            <text:p>153</text:p>
          </table:table-cell>
          <table:table-cell table:formula="of:=[$Butler_Huybers.B153]" office:value-type="float" office:value="-0.00283722003712426" calcext:value-type="float">
            <text:p>-0.002837220037124</text:p>
          </table:table-cell>
        </table:table-row>
        <table:table-row table:style-name="ro1">
          <table:table-cell table:formula="of:=[$Butler_Huybers.A154]" office:value-type="float" office:value="154" calcext:value-type="float">
            <text:p>154</text:p>
          </table:table-cell>
          <table:table-cell table:formula="of:=[$Butler_Huybers.B154]" office:value-type="float" office:value="-0.00282929276432206" calcext:value-type="float">
            <text:p>-0.002829292764322</text:p>
          </table:table-cell>
        </table:table-row>
        <table:table-row table:style-name="ro1">
          <table:table-cell table:formula="of:=[$Butler_Huybers.A155]" office:value-type="float" office:value="155" calcext:value-type="float">
            <text:p>155</text:p>
          </table:table-cell>
          <table:table-cell table:formula="of:=[$Butler_Huybers.B155]" office:value-type="float" office:value="-0.00282136549195684" calcext:value-type="float">
            <text:p>-0.002821365491957</text:p>
          </table:table-cell>
        </table:table-row>
        <table:table-row table:style-name="ro1">
          <table:table-cell table:formula="of:=[$Butler_Huybers.A156]" office:value-type="float" office:value="156" calcext:value-type="float">
            <text:p>156</text:p>
          </table:table-cell>
          <table:table-cell table:formula="of:=[$Butler_Huybers.B156]" office:value-type="float" office:value="-0.00281343821737886" calcext:value-type="float">
            <text:p>-0.002813438217379</text:p>
          </table:table-cell>
        </table:table-row>
        <table:table-row table:style-name="ro1">
          <table:table-cell table:formula="of:=[$Butler_Huybers.A157]" office:value-type="float" office:value="157" calcext:value-type="float">
            <text:p>157</text:p>
          </table:table-cell>
          <table:table-cell table:formula="of:=[$Butler_Huybers.B157]" office:value-type="float" office:value="-0.00280551095312725" calcext:value-type="float">
            <text:p>-0.002805510953127</text:p>
          </table:table-cell>
        </table:table-row>
        <table:table-row table:style-name="ro1">
          <table:table-cell table:formula="of:=[$Butler_Huybers.A158]" office:value-type="float" office:value="158" calcext:value-type="float">
            <text:p>158</text:p>
          </table:table-cell>
          <table:table-cell table:formula="of:=[$Butler_Huybers.B158]" office:value-type="float" office:value="-0.00279758364547995" calcext:value-type="float">
            <text:p>-0.00279758364548</text:p>
          </table:table-cell>
        </table:table-row>
        <table:table-row table:style-name="ro1">
          <table:table-cell table:formula="of:=[$Butler_Huybers.A159]" office:value-type="float" office:value="159" calcext:value-type="float">
            <text:p>159</text:p>
          </table:table-cell>
          <table:table-cell table:formula="of:=[$Butler_Huybers.B159]" office:value-type="float" office:value="-0.00278965650165971" calcext:value-type="float">
            <text:p>-0.00278965650166</text:p>
          </table:table-cell>
        </table:table-row>
        <table:table-row table:style-name="ro1">
          <table:table-cell table:formula="of:=[$Butler_Huybers.A160]" office:value-type="float" office:value="160" calcext:value-type="float">
            <text:p>160</text:p>
          </table:table-cell>
          <table:table-cell table:formula="of:=[$Butler_Huybers.B160]" office:value-type="float" office:value="-0.00278172881909512" calcext:value-type="float">
            <text:p>-0.002781728819095</text:p>
          </table:table-cell>
        </table:table-row>
        <table:table-row table:style-name="ro1">
          <table:table-cell table:formula="of:=[$Butler_Huybers.A161]" office:value-type="float" office:value="161" calcext:value-type="float">
            <text:p>161</text:p>
          </table:table-cell>
          <table:table-cell table:formula="of:=[$Butler_Huybers.B161]" office:value-type="float" office:value="-0.00277380250842197" calcext:value-type="float">
            <text:p>-0.002773802508422</text:p>
          </table:table-cell>
        </table:table-row>
        <table:table-row table:style-name="ro1">
          <table:table-cell table:formula="of:=[$Butler_Huybers.A162]" office:value-type="float" office:value="162" calcext:value-type="float">
            <text:p>162</text:p>
          </table:table-cell>
          <table:table-cell table:formula="of:=[$Butler_Huybers.B162]" office:value-type="float" office:value="-0.00276587509484771" calcext:value-type="float">
            <text:p>-0.002765875094848</text:p>
          </table:table-cell>
        </table:table-row>
        <table:table-row table:style-name="ro1">
          <table:table-cell table:formula="of:=[$Butler_Huybers.A163]" office:value-type="float" office:value="163" calcext:value-type="float">
            <text:p>163</text:p>
          </table:table-cell>
          <table:table-cell table:formula="of:=[$Butler_Huybers.B163]" office:value-type="float" office:value="-0.00275793045467156" calcext:value-type="float">
            <text:p>-0.002757930454672</text:p>
          </table:table-cell>
        </table:table-row>
        <table:table-row table:style-name="ro1">
          <table:table-cell table:formula="of:=[$Butler_Huybers.A164]" office:value-type="float" office:value="164" calcext:value-type="float">
            <text:p>164</text:p>
          </table:table-cell>
          <table:table-cell table:formula="of:=[$Butler_Huybers.B164]" office:value-type="float" office:value="-0.00275014602713487" calcext:value-type="float">
            <text:p>-0.002750146027135</text:p>
          </table:table-cell>
        </table:table-row>
        <table:table-row table:style-name="ro1">
          <table:table-cell table:formula="of:=[$Butler_Huybers.A165]" office:value-type="float" office:value="165" calcext:value-type="float">
            <text:p>165</text:p>
          </table:table-cell>
          <table:table-cell table:formula="of:=[$Butler_Huybers.B165]" office:value-type="float" office:value="-0.00274139143818133" calcext:value-type="float">
            <text:p>-0.002741391438181</text:p>
          </table:table-cell>
        </table:table-row>
        <table:table-row table:style-name="ro1">
          <table:table-cell table:formula="of:=[$Butler_Huybers.A166]" office:value-type="float" office:value="166" calcext:value-type="float">
            <text:p>166</text:p>
          </table:table-cell>
          <table:table-cell table:formula="of:=[$Butler_Huybers.B166]" office:value-type="float" office:value="-0.00273810478686493" calcext:value-type="float">
            <text:p>-0.002738104786865</text:p>
          </table:table-cell>
        </table:table-row>
        <table:table-row table:style-name="ro1">
          <table:table-cell table:formula="of:=[$Butler_Huybers.A167]" office:value-type="float" office:value="167" calcext:value-type="float">
            <text:p>167</text:p>
          </table:table-cell>
          <table:table-cell table:formula="of:=[$Butler_Huybers.B167]" office:value-type="float" office:value="-0.00272913783857943" calcext:value-type="float">
            <text:p>-0.002729137838579</text:p>
          </table:table-cell>
        </table:table-row>
        <table:table-row table:style-name="ro1">
          <table:table-cell table:formula="of:=[$Butler_Huybers.A168]" office:value-type="float" office:value="168" calcext:value-type="float">
            <text:p>168</text:p>
          </table:table-cell>
          <table:table-cell table:formula="of:=[$Butler_Huybers.B168]" office:value-type="float" office:value="-0.00272347560885602" calcext:value-type="float">
            <text:p>-0.002723475608856</text:p>
          </table:table-cell>
        </table:table-row>
        <table:table-row table:style-name="ro1">
          <table:table-cell table:formula="of:=[$Butler_Huybers.A169]" office:value-type="float" office:value="169" calcext:value-type="float">
            <text:p>169</text:p>
          </table:table-cell>
          <table:table-cell table:formula="of:=[$Butler_Huybers.B169]" office:value-type="float" office:value="-0.00271148915384972" calcext:value-type="float">
            <text:p>-0.00271148915385</text:p>
          </table:table-cell>
        </table:table-row>
        <table:table-row table:style-name="ro1">
          <table:table-cell table:formula="of:=[$Butler_Huybers.A170]" office:value-type="float" office:value="170" calcext:value-type="float">
            <text:p>170</text:p>
          </table:table-cell>
          <table:table-cell table:formula="of:=[$Butler_Huybers.B170]" office:value-type="float" office:value="-0.00270922394616607" calcext:value-type="float">
            <text:p>-0.002709223946166</text:p>
          </table:table-cell>
        </table:table-row>
        <table:table-row table:style-name="ro1">
          <table:table-cell table:formula="of:=[$Butler_Huybers.A171]" office:value-type="float" office:value="171" calcext:value-type="float">
            <text:p>171</text:p>
          </table:table-cell>
          <table:table-cell table:formula="of:=[$Butler_Huybers.B171]" office:value-type="float" office:value="-0.00269456546669554" calcext:value-type="float">
            <text:p>-0.002694565466696</text:p>
          </table:table-cell>
        </table:table-row>
        <table:table-row table:style-name="ro1">
          <table:table-cell table:formula="of:=[$Butler_Huybers.A172]" office:value-type="float" office:value="172" calcext:value-type="float">
            <text:p>172</text:p>
          </table:table-cell>
          <table:table-cell table:formula="of:=[$Butler_Huybers.B172]" office:value-type="float" office:value="-0.00269371874011005" calcext:value-type="float">
            <text:p>-0.00269371874011</text:p>
          </table:table-cell>
        </table:table-row>
        <table:table-row table:style-name="ro1">
          <table:table-cell table:formula="of:=[$Butler_Huybers.A173]" office:value-type="float" office:value="173" calcext:value-type="float">
            <text:p>173</text:p>
          </table:table-cell>
          <table:table-cell table:formula="of:=[$Butler_Huybers.B173]" office:value-type="float" office:value="-0.00267888405437554" calcext:value-type="float">
            <text:p>-0.002678884054376</text:p>
          </table:table-cell>
        </table:table-row>
        <table:table-row table:style-name="ro1">
          <table:table-cell table:formula="of:=[$Butler_Huybers.A174]" office:value-type="float" office:value="174" calcext:value-type="float">
            <text:p>174</text:p>
          </table:table-cell>
          <table:table-cell table:formula="of:=[$Butler_Huybers.B174]" office:value-type="float" office:value="-0.00267892270330312" calcext:value-type="float">
            <text:p>-0.002678922703303</text:p>
          </table:table-cell>
        </table:table-row>
        <table:table-row table:style-name="ro1">
          <table:table-cell table:formula="of:=[$Butler_Huybers.A175]" office:value-type="float" office:value="175" calcext:value-type="float">
            <text:p>175</text:p>
          </table:table-cell>
          <table:table-cell table:formula="of:=[$Butler_Huybers.B175]" office:value-type="float" office:value="-0.0026696542956462" calcext:value-type="float">
            <text:p>-0.002669654295646</text:p>
          </table:table-cell>
        </table:table-row>
        <table:table-row table:style-name="ro1">
          <table:table-cell table:formula="of:=[$Butler_Huybers.A176]" office:value-type="float" office:value="176" calcext:value-type="float">
            <text:p>176</text:p>
          </table:table-cell>
          <table:table-cell table:formula="of:=[$Butler_Huybers.B176]" office:value-type="float" office:value="-0.00266239272413311" calcext:value-type="float">
            <text:p>-0.002662392724133</text:p>
          </table:table-cell>
        </table:table-row>
        <table:table-row table:style-name="ro1">
          <table:table-cell table:formula="of:=[$Butler_Huybers.A177]" office:value-type="float" office:value="177" calcext:value-type="float">
            <text:p>177</text:p>
          </table:table-cell>
          <table:table-cell table:formula="of:=[$Butler_Huybers.B177]" office:value-type="float" office:value="-0.0026530910043305" calcext:value-type="float">
            <text:p>-0.002653091004331</text:p>
          </table:table-cell>
        </table:table-row>
        <table:table-row table:style-name="ro1">
          <table:table-cell table:formula="of:=[$Butler_Huybers.A178]" office:value-type="float" office:value="178" calcext:value-type="float">
            <text:p>178</text:p>
          </table:table-cell>
          <table:table-cell table:formula="of:=[$Butler_Huybers.B178]" office:value-type="float" office:value="-0.002652375597265" calcext:value-type="float">
            <text:p>-0.002652375597265</text:p>
          </table:table-cell>
        </table:table-row>
        <table:table-row table:style-name="ro1">
          <table:table-cell table:formula="of:=[$Butler_Huybers.A179]" office:value-type="float" office:value="179" calcext:value-type="float">
            <text:p>179</text:p>
          </table:table-cell>
          <table:table-cell table:formula="of:=[$Butler_Huybers.B179]" office:value-type="float" office:value="-0.00263913916477439" calcext:value-type="float">
            <text:p>-0.002639139164774</text:p>
          </table:table-cell>
        </table:table-row>
        <table:table-row table:style-name="ro1">
          <table:table-cell table:formula="of:=[$Butler_Huybers.A180]" office:value-type="float" office:value="180" calcext:value-type="float">
            <text:p>180</text:p>
          </table:table-cell>
          <table:table-cell table:formula="of:=[$Butler_Huybers.B180]" office:value-type="float" office:value="-0.00263687464398032" calcext:value-type="float">
            <text:p>-0.00263687464398</text:p>
          </table:table-cell>
        </table:table-row>
        <table:table-row table:style-name="ro1">
          <table:table-cell table:formula="of:=[$Butler_Huybers.A181]" office:value-type="float" office:value="181" calcext:value-type="float">
            <text:p>181</text:p>
          </table:table-cell>
          <table:table-cell table:formula="of:=[$Butler_Huybers.B181]" office:value-type="float" office:value="-0.0026295858914938" calcext:value-type="float">
            <text:p>-0.002629585891494</text:p>
          </table:table-cell>
        </table:table-row>
        <table:table-row table:style-name="ro1">
          <table:table-cell table:formula="of:=[$Butler_Huybers.A182]" office:value-type="float" office:value="182" calcext:value-type="float">
            <text:p>182</text:p>
          </table:table-cell>
          <table:table-cell table:formula="of:=[$Butler_Huybers.B182]" office:value-type="float" office:value="-0.00262172092197646" calcext:value-type="float">
            <text:p>-0.002621720921976</text:p>
          </table:table-cell>
        </table:table-row>
        <table:table-row table:style-name="ro1">
          <table:table-cell table:formula="of:=[$Butler_Huybers.A183]" office:value-type="float" office:value="183" calcext:value-type="float">
            <text:p>183</text:p>
          </table:table-cell>
          <table:table-cell table:formula="of:=[$Butler_Huybers.B183]" office:value-type="float" office:value="-0.00261370874488905" calcext:value-type="float">
            <text:p>-0.002613708744889</text:p>
          </table:table-cell>
        </table:table-row>
        <table:table-row table:style-name="ro1">
          <table:table-cell table:formula="of:=[$Butler_Huybers.A184]" office:value-type="float" office:value="184" calcext:value-type="float">
            <text:p>184</text:p>
          </table:table-cell>
          <table:table-cell table:formula="of:=[$Butler_Huybers.B184]" office:value-type="float" office:value="-0.00260596064042655" calcext:value-type="float">
            <text:p>-0.002605960640427</text:p>
          </table:table-cell>
        </table:table-row>
        <table:table-row table:style-name="ro1">
          <table:table-cell table:formula="of:=[$Butler_Huybers.A185]" office:value-type="float" office:value="185" calcext:value-type="float">
            <text:p>185</text:p>
          </table:table-cell>
          <table:table-cell table:formula="of:=[$Butler_Huybers.B185]" office:value-type="float" office:value="-0.00259725444277513" calcext:value-type="float">
            <text:p>-0.002597254442775</text:p>
          </table:table-cell>
        </table:table-row>
        <table:table-row table:style-name="ro1">
          <table:table-cell table:formula="of:=[$Butler_Huybers.A186]" office:value-type="float" office:value="186" calcext:value-type="float">
            <text:p>186</text:p>
          </table:table-cell>
          <table:table-cell table:formula="of:=[$Butler_Huybers.B186]" office:value-type="float" office:value="-0.00259381136694215" calcext:value-type="float">
            <text:p>-0.002593811366942</text:p>
          </table:table-cell>
        </table:table-row>
        <table:table-row table:style-name="ro1">
          <table:table-cell table:formula="of:=[$Butler_Huybers.A187]" office:value-type="float" office:value="187" calcext:value-type="float">
            <text:p>187</text:p>
          </table:table-cell>
          <table:table-cell table:formula="of:=[$Butler_Huybers.B187]" office:value-type="float" office:value="-0.00258997014086468" calcext:value-type="float">
            <text:p>-0.002589970140865</text:p>
          </table:table-cell>
        </table:table-row>
        <table:table-row table:style-name="ro1">
          <table:table-cell table:formula="of:=[$Butler_Huybers.A188]" office:value-type="float" office:value="188" calcext:value-type="float">
            <text:p>188</text:p>
          </table:table-cell>
          <table:table-cell table:formula="of:=[$Butler_Huybers.B188]" office:value-type="float" office:value="-0.00258049968240426" calcext:value-type="float">
            <text:p>-0.002580499682404</text:p>
          </table:table-cell>
        </table:table-row>
        <table:table-row table:style-name="ro1">
          <table:table-cell table:formula="of:=[$Butler_Huybers.A189]" office:value-type="float" office:value="189" calcext:value-type="float">
            <text:p>189</text:p>
          </table:table-cell>
          <table:table-cell table:formula="of:=[$Butler_Huybers.B189]" office:value-type="float" office:value="-0.0025796669088765" calcext:value-type="float">
            <text:p>-0.002579666908877</text:p>
          </table:table-cell>
        </table:table-row>
        <table:table-row table:style-name="ro1">
          <table:table-cell table:formula="of:=[$Butler_Huybers.A190]" office:value-type="float" office:value="190" calcext:value-type="float">
            <text:p>190</text:p>
          </table:table-cell>
          <table:table-cell table:formula="of:=[$Butler_Huybers.B190]" office:value-type="float" office:value="-0.00257272851522946" calcext:value-type="float">
            <text:p>-0.002572728515229</text:p>
          </table:table-cell>
        </table:table-row>
        <table:table-row table:style-name="ro1">
          <table:table-cell table:formula="of:=[$Butler_Huybers.A191]" office:value-type="float" office:value="191" calcext:value-type="float">
            <text:p>191</text:p>
          </table:table-cell>
          <table:table-cell table:formula="of:=[$Butler_Huybers.B191]" office:value-type="float" office:value="-0.00256511698212532" calcext:value-type="float">
            <text:p>-0.002565116982125</text:p>
          </table:table-cell>
        </table:table-row>
        <table:table-row table:style-name="ro1">
          <table:table-cell table:formula="of:=[$Butler_Huybers.A192]" office:value-type="float" office:value="192" calcext:value-type="float">
            <text:p>192</text:p>
          </table:table-cell>
          <table:table-cell table:formula="of:=[$Butler_Huybers.B192]" office:value-type="float" office:value="-0.00256318767380017" calcext:value-type="float">
            <text:p>-0.0025631876738</text:p>
          </table:table-cell>
        </table:table-row>
        <table:table-row table:style-name="ro1">
          <table:table-cell table:formula="of:=[$Butler_Huybers.A193]" office:value-type="float" office:value="193" calcext:value-type="float">
            <text:p>193</text:p>
          </table:table-cell>
          <table:table-cell table:formula="of:=[$Butler_Huybers.B193]" office:value-type="float" office:value="-0.00255015511962402" calcext:value-type="float">
            <text:p>-0.002550155119624</text:p>
          </table:table-cell>
        </table:table-row>
        <table:table-row table:style-name="ro1">
          <table:table-cell table:formula="of:=[$Butler_Huybers.A194]" office:value-type="float" office:value="194" calcext:value-type="float">
            <text:p>194</text:p>
          </table:table-cell>
          <table:table-cell table:formula="of:=[$Butler_Huybers.B194]" office:value-type="float" office:value="-0.00254598967045815" calcext:value-type="float">
            <text:p>-0.002545989670458</text:p>
          </table:table-cell>
        </table:table-row>
        <table:table-row table:style-name="ro1">
          <table:table-cell table:formula="of:=[$Butler_Huybers.A195]" office:value-type="float" office:value="195" calcext:value-type="float">
            <text:p>195</text:p>
          </table:table-cell>
          <table:table-cell table:formula="of:=[$Butler_Huybers.B195]" office:value-type="float" office:value="-0.00253533639788194" calcext:value-type="float">
            <text:p>-0.002535336397882</text:p>
          </table:table-cell>
        </table:table-row>
        <table:table-row table:style-name="ro1">
          <table:table-cell table:formula="of:=[$Butler_Huybers.A196]" office:value-type="float" office:value="196" calcext:value-type="float">
            <text:p>196</text:p>
          </table:table-cell>
          <table:table-cell table:formula="of:=[$Butler_Huybers.B196]" office:value-type="float" office:value="-0.00253334501903053" calcext:value-type="float">
            <text:p>-0.002533345019031</text:p>
          </table:table-cell>
        </table:table-row>
        <table:table-row table:style-name="ro1">
          <table:table-cell table:formula="of:=[$Butler_Huybers.A197]" office:value-type="float" office:value="197" calcext:value-type="float">
            <text:p>197</text:p>
          </table:table-cell>
          <table:table-cell table:formula="of:=[$Butler_Huybers.B197]" office:value-type="float" office:value="-0.00252312764294902" calcext:value-type="float">
            <text:p>-0.002523127642949</text:p>
          </table:table-cell>
        </table:table-row>
        <table:table-row table:style-name="ro1">
          <table:table-cell table:formula="of:=[$Butler_Huybers.A198]" office:value-type="float" office:value="198" calcext:value-type="float">
            <text:p>198</text:p>
          </table:table-cell>
          <table:table-cell table:formula="of:=[$Butler_Huybers.B198]" office:value-type="float" office:value="-0.00252309374845858" calcext:value-type="float">
            <text:p>-0.002523093748459</text:p>
          </table:table-cell>
        </table:table-row>
        <table:table-row table:style-name="ro1">
          <table:table-cell table:formula="of:=[$Butler_Huybers.A199]" office:value-type="float" office:value="199" calcext:value-type="float">
            <text:p>199</text:p>
          </table:table-cell>
          <table:table-cell table:formula="of:=[$Butler_Huybers.B199]" office:value-type="float" office:value="-0.00250884757553135" calcext:value-type="float">
            <text:p>-0.002508847575531</text:p>
          </table:table-cell>
        </table:table-row>
        <table:table-row table:style-name="ro1">
          <table:table-cell table:formula="of:=[$Butler_Huybers.A200]" office:value-type="float" office:value="200" calcext:value-type="float">
            <text:p>200</text:p>
          </table:table-cell>
          <table:table-cell table:formula="of:=[$Butler_Huybers.B200]" office:value-type="float" office:value="-0.0025077655905822" calcext:value-type="float">
            <text:p>-0.002507765590582</text:p>
          </table:table-cell>
        </table:table-row>
        <table:table-row table:style-name="ro1">
          <table:table-cell table:formula="of:=[$Butler_Huybers.A201]" office:value-type="float" office:value="201" calcext:value-type="float">
            <text:p>201</text:p>
          </table:table-cell>
          <table:table-cell table:formula="of:=[$Butler_Huybers.B201]" office:value-type="float" office:value="-0.00250638534176384" calcext:value-type="float">
            <text:p>-0.002506385341764</text:p>
          </table:table-cell>
        </table:table-row>
        <table:table-row table:style-name="ro1">
          <table:table-cell table:formula="of:=[$Butler_Huybers.A202]" office:value-type="float" office:value="202" calcext:value-type="float">
            <text:p>202</text:p>
          </table:table-cell>
          <table:table-cell table:formula="of:=[$Butler_Huybers.B202]" office:value-type="float" office:value="-0.00249275563772715" calcext:value-type="float">
            <text:p>-0.002492755637727</text:p>
          </table:table-cell>
        </table:table-row>
        <table:table-row table:style-name="ro1">
          <table:table-cell table:formula="of:=[$Butler_Huybers.A203]" office:value-type="float" office:value="203" calcext:value-type="float">
            <text:p>203</text:p>
          </table:table-cell>
          <table:table-cell table:formula="of:=[$Butler_Huybers.B203]" office:value-type="float" office:value="-0.00248964002646998" calcext:value-type="float">
            <text:p>-0.00248964002647</text:p>
          </table:table-cell>
        </table:table-row>
        <table:table-row table:style-name="ro1">
          <table:table-cell table:formula="of:=[$Butler_Huybers.A204]" office:value-type="float" office:value="204" calcext:value-type="float">
            <text:p>204</text:p>
          </table:table-cell>
          <table:table-cell table:formula="of:=[$Butler_Huybers.B204]" office:value-type="float" office:value="-0.00247705868667474" calcext:value-type="float">
            <text:p>-0.002477058686675</text:p>
          </table:table-cell>
        </table:table-row>
        <table:table-row table:style-name="ro1">
          <table:table-cell table:formula="of:=[$Butler_Huybers.A205]" office:value-type="float" office:value="205" calcext:value-type="float">
            <text:p>205</text:p>
          </table:table-cell>
          <table:table-cell table:formula="of:=[$Butler_Huybers.B205]" office:value-type="float" office:value="-0.00248088991589403" calcext:value-type="float">
            <text:p>-0.002480889915894</text:p>
          </table:table-cell>
        </table:table-row>
        <table:table-row table:style-name="ro1">
          <table:table-cell table:formula="of:=[$Butler_Huybers.A206]" office:value-type="float" office:value="206" calcext:value-type="float">
            <text:p>206</text:p>
          </table:table-cell>
          <table:table-cell table:formula="of:=[$Butler_Huybers.B206]" office:value-type="float" office:value="-0.00246959424748224" calcext:value-type="float">
            <text:p>-0.002469594247482</text:p>
          </table:table-cell>
        </table:table-row>
        <table:table-row table:style-name="ro1">
          <table:table-cell table:formula="of:=[$Butler_Huybers.A207]" office:value-type="float" office:value="207" calcext:value-type="float">
            <text:p>207</text:p>
          </table:table-cell>
          <table:table-cell table:formula="of:=[$Butler_Huybers.B207]" office:value-type="float" office:value="-0.00246350279772375" calcext:value-type="float">
            <text:p>-0.002463502797724</text:p>
          </table:table-cell>
        </table:table-row>
        <table:table-row table:style-name="ro1">
          <table:table-cell table:formula="of:=[$Butler_Huybers.A208]" office:value-type="float" office:value="208" calcext:value-type="float">
            <text:p>208</text:p>
          </table:table-cell>
          <table:table-cell table:formula="of:=[$Butler_Huybers.B208]" office:value-type="float" office:value="-0.00246592809017305" calcext:value-type="float">
            <text:p>-0.002465928090173</text:p>
          </table:table-cell>
        </table:table-row>
        <table:table-row table:style-name="ro1">
          <table:table-cell table:formula="of:=[$Butler_Huybers.A209]" office:value-type="float" office:value="209" calcext:value-type="float">
            <text:p>209</text:p>
          </table:table-cell>
          <table:table-cell table:formula="of:=[$Butler_Huybers.B209]" office:value-type="float" office:value="-0.00245069099535479" calcext:value-type="float">
            <text:p>-0.002450690995355</text:p>
          </table:table-cell>
        </table:table-row>
        <table:table-row table:style-name="ro1">
          <table:table-cell table:formula="of:=[$Butler_Huybers.A210]" office:value-type="float" office:value="210" calcext:value-type="float">
            <text:p>210</text:p>
          </table:table-cell>
          <table:table-cell table:formula="of:=[$Butler_Huybers.B210]" office:value-type="float" office:value="-0.00244987833539326" calcext:value-type="float">
            <text:p>-0.002449878335393</text:p>
          </table:table-cell>
        </table:table-row>
        <table:table-row table:style-name="ro1">
          <table:table-cell table:formula="of:=[$Butler_Huybers.A211]" office:value-type="float" office:value="211" calcext:value-type="float">
            <text:p>211</text:p>
          </table:table-cell>
          <table:table-cell table:formula="of:=[$Butler_Huybers.B211]" office:value-type="float" office:value="-0.0024350036398291" calcext:value-type="float">
            <text:p>-0.002435003639829</text:p>
          </table:table-cell>
        </table:table-row>
        <table:table-row table:style-name="ro1">
          <table:table-cell table:formula="of:=[$Butler_Huybers.A212]" office:value-type="float" office:value="212" calcext:value-type="float">
            <text:p>212</text:p>
          </table:table-cell>
          <table:table-cell table:formula="of:=[$Butler_Huybers.B212]" office:value-type="float" office:value="-0.00243512267887755" calcext:value-type="float">
            <text:p>-0.002435122678878</text:p>
          </table:table-cell>
        </table:table-row>
        <table:table-row table:style-name="ro1">
          <table:table-cell table:formula="of:=[$Butler_Huybers.A213]" office:value-type="float" office:value="213" calcext:value-type="float">
            <text:p>213</text:p>
          </table:table-cell>
          <table:table-cell table:formula="of:=[$Butler_Huybers.B213]" office:value-type="float" office:value="-0.00242549321231719" calcext:value-type="float">
            <text:p>-0.002425493212317</text:p>
          </table:table-cell>
        </table:table-row>
        <table:table-row table:style-name="ro1">
          <table:table-cell table:formula="of:=[$Butler_Huybers.A214]" office:value-type="float" office:value="214" calcext:value-type="float">
            <text:p>214</text:p>
          </table:table-cell>
          <table:table-cell table:formula="of:=[$Butler_Huybers.B214]" office:value-type="float" office:value="-0.00242076703711339" calcext:value-type="float">
            <text:p>-0.002420767037113</text:p>
          </table:table-cell>
        </table:table-row>
        <table:table-row table:style-name="ro1">
          <table:table-cell table:formula="of:=[$Butler_Huybers.A215]" office:value-type="float" office:value="215" calcext:value-type="float">
            <text:p>215</text:p>
          </table:table-cell>
          <table:table-cell table:formula="of:=[$Butler_Huybers.B215]" office:value-type="float" office:value="-0.00242326814978341" calcext:value-type="float">
            <text:p>-0.002423268149783</text:p>
          </table:table-cell>
        </table:table-row>
        <table:table-row table:style-name="ro1">
          <table:table-cell table:formula="of:=[$Butler_Huybers.A216]" office:value-type="float" office:value="216" calcext:value-type="float">
            <text:p>216</text:p>
          </table:table-cell>
          <table:table-cell table:formula="of:=[$Butler_Huybers.B216]" office:value-type="float" office:value="-0.00241144562925501" calcext:value-type="float">
            <text:p>-0.002411445629255</text:p>
          </table:table-cell>
        </table:table-row>
        <table:table-row table:style-name="ro1">
          <table:table-cell table:formula="of:=[$Butler_Huybers.A217]" office:value-type="float" office:value="217" calcext:value-type="float">
            <text:p>217</text:p>
          </table:table-cell>
          <table:table-cell table:formula="of:=[$Butler_Huybers.B217]" office:value-type="float" office:value="-0.00240632517847615" calcext:value-type="float">
            <text:p>-0.002406325178476</text:p>
          </table:table-cell>
        </table:table-row>
        <table:table-row table:style-name="ro1">
          <table:table-cell table:formula="of:=[$Butler_Huybers.A218]" office:value-type="float" office:value="218" calcext:value-type="float">
            <text:p>218</text:p>
          </table:table-cell>
          <table:table-cell table:formula="of:=[$Butler_Huybers.B218]" office:value-type="float" office:value="-0.00240816701084603" calcext:value-type="float">
            <text:p>-0.002408167010846</text:p>
          </table:table-cell>
        </table:table-row>
        <table:table-row table:style-name="ro1">
          <table:table-cell table:formula="of:=[$Butler_Huybers.A219]" office:value-type="float" office:value="219" calcext:value-type="float">
            <text:p>219</text:p>
          </table:table-cell>
          <table:table-cell table:formula="of:=[$Butler_Huybers.B219]" office:value-type="float" office:value="-0.00239292940936362" calcext:value-type="float">
            <text:p>-0.002392929409364</text:p>
          </table:table-cell>
        </table:table-row>
        <table:table-row table:style-name="ro1">
          <table:table-cell table:formula="of:=[$Butler_Huybers.A220]" office:value-type="float" office:value="220" calcext:value-type="float">
            <text:p>220</text:p>
          </table:table-cell>
          <table:table-cell table:formula="of:=[$Butler_Huybers.B220]" office:value-type="float" office:value="-0.00239276014431511" calcext:value-type="float">
            <text:p>-0.002392760144315</text:p>
          </table:table-cell>
        </table:table-row>
        <table:table-row table:style-name="ro1">
          <table:table-cell table:formula="of:=[$Butler_Huybers.A221]" office:value-type="float" office:value="221" calcext:value-type="float">
            <text:p>221</text:p>
          </table:table-cell>
          <table:table-cell table:formula="of:=[$Butler_Huybers.B221]" office:value-type="float" office:value="-0.00238360048109068" calcext:value-type="float">
            <text:p>-0.002383600481091</text:p>
          </table:table-cell>
        </table:table-row>
        <table:table-row table:style-name="ro1">
          <table:table-cell table:formula="of:=[$Butler_Huybers.A222]" office:value-type="float" office:value="222" calcext:value-type="float">
            <text:p>222</text:p>
          </table:table-cell>
          <table:table-cell table:formula="of:=[$Butler_Huybers.B222]" office:value-type="float" office:value="-0.00237904519503708" calcext:value-type="float">
            <text:p>-0.002379045195037</text:p>
          </table:table-cell>
        </table:table-row>
        <table:table-row table:style-name="ro1">
          <table:table-cell table:formula="of:=[$Butler_Huybers.A223]" office:value-type="float" office:value="223" calcext:value-type="float">
            <text:p>223</text:p>
          </table:table-cell>
          <table:table-cell table:formula="of:=[$Butler_Huybers.B223]" office:value-type="float" office:value="-0.00237296876968524" calcext:value-type="float">
            <text:p>-0.002372968769685</text:p>
          </table:table-cell>
        </table:table-row>
        <table:table-row table:style-name="ro1">
          <table:table-cell table:formula="of:=[$Butler_Huybers.A224]" office:value-type="float" office:value="224" calcext:value-type="float">
            <text:p>224</text:p>
          </table:table-cell>
          <table:table-cell table:formula="of:=[$Butler_Huybers.B224]" office:value-type="float" office:value="-0.00236243906516641" calcext:value-type="float">
            <text:p>-0.002362439065166</text:p>
          </table:table-cell>
        </table:table-row>
        <table:table-row table:style-name="ro1">
          <table:table-cell table:formula="of:=[$Butler_Huybers.A225]" office:value-type="float" office:value="225" calcext:value-type="float">
            <text:p>225</text:p>
          </table:table-cell>
          <table:table-cell table:formula="of:=[$Butler_Huybers.B225]" office:value-type="float" office:value="-0.00236608230051938" calcext:value-type="float">
            <text:p>-0.002366082300519</text:p>
          </table:table-cell>
        </table:table-row>
        <table:table-row table:style-name="ro1">
          <table:table-cell table:formula="of:=[$Butler_Huybers.A226]" office:value-type="float" office:value="226" calcext:value-type="float">
            <text:p>226</text:p>
          </table:table-cell>
          <table:table-cell table:formula="of:=[$Butler_Huybers.B226]" office:value-type="float" office:value="-0.00235322792820149" calcext:value-type="float">
            <text:p>-0.002353227928202</text:p>
          </table:table-cell>
        </table:table-row>
        <table:table-row table:style-name="ro1">
          <table:table-cell table:formula="of:=[$Butler_Huybers.A227]" office:value-type="float" office:value="227" calcext:value-type="float">
            <text:p>227</text:p>
          </table:table-cell>
          <table:table-cell table:formula="of:=[$Butler_Huybers.B227]" office:value-type="float" office:value="-0.00234917109569256" calcext:value-type="float">
            <text:p>-0.002349171095693</text:p>
          </table:table-cell>
        </table:table-row>
        <table:table-row table:style-name="ro1">
          <table:table-cell table:formula="of:=[$Butler_Huybers.A228]" office:value-type="float" office:value="228" calcext:value-type="float">
            <text:p>228</text:p>
          </table:table-cell>
          <table:table-cell table:formula="of:=[$Butler_Huybers.B228]" office:value-type="float" office:value="-0.00235037275355285" calcext:value-type="float">
            <text:p>-0.002350372753553</text:p>
          </table:table-cell>
        </table:table-row>
        <table:table-row table:style-name="ro1">
          <table:table-cell table:formula="of:=[$Butler_Huybers.A229]" office:value-type="float" office:value="229" calcext:value-type="float">
            <text:p>229</text:p>
          </table:table-cell>
          <table:table-cell table:formula="of:=[$Butler_Huybers.B229]" office:value-type="float" office:value="-0.00233511643377873" calcext:value-type="float">
            <text:p>-0.002335116433779</text:p>
          </table:table-cell>
        </table:table-row>
        <table:table-row table:style-name="ro1">
          <table:table-cell table:formula="of:=[$Butler_Huybers.A230]" office:value-type="float" office:value="230" calcext:value-type="float">
            <text:p>230</text:p>
          </table:table-cell>
          <table:table-cell table:formula="of:=[$Butler_Huybers.B230]" office:value-type="float" office:value="-0.00233600766012677" calcext:value-type="float">
            <text:p>-0.002336007660127</text:p>
          </table:table-cell>
        </table:table-row>
        <table:table-row table:style-name="ro1">
          <table:table-cell table:formula="of:=[$Butler_Huybers.A231]" office:value-type="float" office:value="231" calcext:value-type="float">
            <text:p>231</text:p>
          </table:table-cell>
          <table:table-cell table:formula="of:=[$Butler_Huybers.B231]" office:value-type="float" office:value="-0.00233424029725313" calcext:value-type="float">
            <text:p>-0.002334240297253</text:p>
          </table:table-cell>
        </table:table-row>
        <table:table-row table:style-name="ro1">
          <table:table-cell table:formula="of:=[$Butler_Huybers.A232]" office:value-type="float" office:value="232" calcext:value-type="float">
            <text:p>232</text:p>
          </table:table-cell>
          <table:table-cell table:formula="of:=[$Butler_Huybers.B232]" office:value-type="float" office:value="-0.00232505787449405" calcext:value-type="float">
            <text:p>-0.002325057874494</text:p>
          </table:table-cell>
        </table:table-row>
        <table:table-row table:style-name="ro1">
          <table:table-cell table:formula="of:=[$Butler_Huybers.A233]" office:value-type="float" office:value="233" calcext:value-type="float">
            <text:p>233</text:p>
          </table:table-cell>
          <table:table-cell table:formula="of:=[$Butler_Huybers.B233]" office:value-type="float" office:value="-0.00232114525791392" calcext:value-type="float">
            <text:p>-0.002321145257914</text:p>
          </table:table-cell>
        </table:table-row>
        <table:table-row table:style-name="ro1">
          <table:table-cell table:formula="of:=[$Butler_Huybers.A234]" office:value-type="float" office:value="234" calcext:value-type="float">
            <text:p>234</text:p>
          </table:table-cell>
          <table:table-cell table:formula="of:=[$Butler_Huybers.B234]" office:value-type="float" office:value="-0.00231796838018812" calcext:value-type="float">
            <text:p>-0.002317968380188</text:p>
          </table:table-cell>
        </table:table-row>
        <table:table-row table:style-name="ro1">
          <table:table-cell table:formula="of:=[$Butler_Huybers.A235]" office:value-type="float" office:value="235" calcext:value-type="float">
            <text:p>235</text:p>
          </table:table-cell>
          <table:table-cell table:formula="of:=[$Butler_Huybers.B235]" office:value-type="float" office:value="-0.00230800901920454" calcext:value-type="float">
            <text:p>-0.002308009019205</text:p>
          </table:table-cell>
        </table:table-row>
        <table:table-row table:style-name="ro1">
          <table:table-cell table:formula="of:=[$Butler_Huybers.A236]" office:value-type="float" office:value="236" calcext:value-type="float">
            <text:p>236</text:p>
          </table:table-cell>
          <table:table-cell table:formula="of:=[$Butler_Huybers.B236]" office:value-type="float" office:value="-0.00230790806706432" calcext:value-type="float">
            <text:p>-0.002307908067064</text:p>
          </table:table-cell>
        </table:table-row>
        <table:table-row table:style-name="ro1">
          <table:table-cell table:formula="of:=[$Butler_Huybers.A237]" office:value-type="float" office:value="237" calcext:value-type="float">
            <text:p>237</text:p>
          </table:table-cell>
          <table:table-cell table:formula="of:=[$Butler_Huybers.B237]" office:value-type="float" office:value="-0.00229370590353633" calcext:value-type="float">
            <text:p>-0.002293705903536</text:p>
          </table:table-cell>
        </table:table-row>
        <table:table-row table:style-name="ro1">
          <table:table-cell table:formula="of:=[$Butler_Huybers.A238]" office:value-type="float" office:value="238" calcext:value-type="float">
            <text:p>238</text:p>
          </table:table-cell>
          <table:table-cell table:formula="of:=[$Butler_Huybers.B238]" office:value-type="float" office:value="-0.00229251089337519" calcext:value-type="float">
            <text:p>-0.002292510893375</text:p>
          </table:table-cell>
        </table:table-row>
        <table:table-row table:style-name="ro1">
          <table:table-cell table:formula="of:=[$Butler_Huybers.A239]" office:value-type="float" office:value="239" calcext:value-type="float">
            <text:p>239</text:p>
          </table:table-cell>
          <table:table-cell table:formula="of:=[$Butler_Huybers.B239]" office:value-type="float" office:value="-0.00229205114183545" calcext:value-type="float">
            <text:p>-0.002292051141835</text:p>
          </table:table-cell>
        </table:table-row>
        <table:table-row table:style-name="ro1">
          <table:table-cell table:formula="of:=[$Butler_Huybers.A240]" office:value-type="float" office:value="240" calcext:value-type="float">
            <text:p>240</text:p>
          </table:table-cell>
          <table:table-cell table:formula="of:=[$Butler_Huybers.B240]" office:value-type="float" office:value="-0.00228353557593342" calcext:value-type="float">
            <text:p>-0.002283535575933</text:p>
          </table:table-cell>
        </table:table-row>
        <table:table-row table:style-name="ro1">
          <table:table-cell table:formula="of:=[$Butler_Huybers.A241]" office:value-type="float" office:value="241" calcext:value-type="float">
            <text:p>241</text:p>
          </table:table-cell>
          <table:table-cell table:formula="of:=[$Butler_Huybers.B241]" office:value-type="float" office:value="-0.00227735389731029" calcext:value-type="float">
            <text:p>-0.00227735389731</text:p>
          </table:table-cell>
        </table:table-row>
        <table:table-row table:style-name="ro1">
          <table:table-cell table:formula="of:=[$Butler_Huybers.A242]" office:value-type="float" office:value="242" calcext:value-type="float">
            <text:p>242</text:p>
          </table:table-cell>
          <table:table-cell table:formula="of:=[$Butler_Huybers.B242]" office:value-type="float" office:value="-0.00227956774673693" calcext:value-type="float">
            <text:p>-0.002279567746737</text:p>
          </table:table-cell>
        </table:table-row>
        <table:table-row table:style-name="ro1">
          <table:table-cell table:formula="of:=[$Butler_Huybers.A243]" office:value-type="float" office:value="243" calcext:value-type="float">
            <text:p>243</text:p>
          </table:table-cell>
          <table:table-cell table:formula="of:=[$Butler_Huybers.B243]" office:value-type="float" office:value="-0.00227067176152001" calcext:value-type="float">
            <text:p>-0.00227067176152</text:p>
          </table:table-cell>
        </table:table-row>
        <table:table-row table:style-name="ro1">
          <table:table-cell table:formula="of:=[$Butler_Huybers.A244]" office:value-type="float" office:value="244" calcext:value-type="float">
            <text:p>244</text:p>
          </table:table-cell>
          <table:table-cell table:formula="of:=[$Butler_Huybers.B244]" office:value-type="float" office:value="-0.00226225314693483" calcext:value-type="float">
            <text:p>-0.002262253146935</text:p>
          </table:table-cell>
        </table:table-row>
        <table:table-row table:style-name="ro1">
          <table:table-cell table:formula="of:=[$Butler_Huybers.A245]" office:value-type="float" office:value="245" calcext:value-type="float">
            <text:p>245</text:p>
          </table:table-cell>
          <table:table-cell table:formula="of:=[$Butler_Huybers.B245]" office:value-type="float" office:value="-0.00226552659824595" calcext:value-type="float">
            <text:p>-0.002265526598246</text:p>
          </table:table-cell>
        </table:table-row>
        <table:table-row table:style-name="ro1">
          <table:table-cell table:formula="of:=[$Butler_Huybers.A246]" office:value-type="float" office:value="246" calcext:value-type="float">
            <text:p>246</text:p>
          </table:table-cell>
          <table:table-cell table:formula="of:=[$Butler_Huybers.B246]" office:value-type="float" office:value="-0.00225112241898914" calcext:value-type="float">
            <text:p>-0.002251122418989</text:p>
          </table:table-cell>
        </table:table-row>
        <table:table-row table:style-name="ro1">
          <table:table-cell table:formula="of:=[$Butler_Huybers.A247]" office:value-type="float" office:value="247" calcext:value-type="float">
            <text:p>247</text:p>
          </table:table-cell>
          <table:table-cell table:formula="of:=[$Butler_Huybers.B247]" office:value-type="float" office:value="-0.00224957301258249" calcext:value-type="float">
            <text:p>-0.002249573012583</text:p>
          </table:table-cell>
        </table:table-row>
        <table:table-row table:style-name="ro1">
          <table:table-cell table:formula="of:=[$Butler_Huybers.A248]" office:value-type="float" office:value="248" calcext:value-type="float">
            <text:p>248</text:p>
          </table:table-cell>
          <table:table-cell table:formula="of:=[$Butler_Huybers.B248]" office:value-type="float" office:value="-0.00224212058068226" calcext:value-type="float">
            <text:p>-0.002242120580682</text:p>
          </table:table-cell>
        </table:table-row>
        <table:table-row table:style-name="ro1">
          <table:table-cell table:formula="of:=[$Butler_Huybers.A249]" office:value-type="float" office:value="249" calcext:value-type="float">
            <text:p>249</text:p>
          </table:table-cell>
          <table:table-cell table:formula="of:=[$Butler_Huybers.B249]" office:value-type="float" office:value="-0.00224176116191308" calcext:value-type="float">
            <text:p>-0.002241761161913</text:p>
          </table:table-cell>
        </table:table-row>
        <table:table-row table:style-name="ro1">
          <table:table-cell table:formula="of:=[$Butler_Huybers.A250]" office:value-type="float" office:value="250" calcext:value-type="float">
            <text:p>250</text:p>
          </table:table-cell>
          <table:table-cell table:formula="of:=[$Butler_Huybers.B250]" office:value-type="float" office:value="-0.00223314276905898" calcext:value-type="float">
            <text:p>-0.002233142769059</text:p>
          </table:table-cell>
        </table:table-row>
        <table:table-row table:style-name="ro1">
          <table:table-cell table:formula="of:=[$Butler_Huybers.A251]" office:value-type="float" office:value="251" calcext:value-type="float">
            <text:p>251</text:p>
          </table:table-cell>
          <table:table-cell table:formula="of:=[$Butler_Huybers.B251]" office:value-type="float" office:value="-0.002224991474364" calcext:value-type="float">
            <text:p>-0.002224991474364</text:p>
          </table:table-cell>
        </table:table-row>
        <table:table-row table:style-name="ro1">
          <table:table-cell table:formula="of:=[$Butler_Huybers.A252]" office:value-type="float" office:value="252" calcext:value-type="float">
            <text:p>252</text:p>
          </table:table-cell>
          <table:table-cell table:formula="of:=[$Butler_Huybers.B252]" office:value-type="float" office:value="-0.00222003919406673" calcext:value-type="float">
            <text:p>-0.002220039194067</text:p>
          </table:table-cell>
        </table:table-row>
        <table:table-row table:style-name="ro1">
          <table:table-cell table:formula="of:=[$Butler_Huybers.A253]" office:value-type="float" office:value="253" calcext:value-type="float">
            <text:p>253</text:p>
          </table:table-cell>
          <table:table-cell table:formula="of:=[$Butler_Huybers.B253]" office:value-type="float" office:value="-0.0022214870845213" calcext:value-type="float">
            <text:p>-0.002221487084521</text:p>
          </table:table-cell>
        </table:table-row>
        <table:table-row table:style-name="ro1">
          <table:table-cell table:formula="of:=[$Butler_Huybers.A254]" office:value-type="float" office:value="254" calcext:value-type="float">
            <text:p>254</text:p>
          </table:table-cell>
          <table:table-cell table:formula="of:=[$Butler_Huybers.B254]" office:value-type="float" office:value="-0.00221640609652004" calcext:value-type="float">
            <text:p>-0.00221640609652</text:p>
          </table:table-cell>
        </table:table-row>
        <table:table-row table:style-name="ro1">
          <table:table-cell table:formula="of:=[$Butler_Huybers.A255]" office:value-type="float" office:value="255" calcext:value-type="float">
            <text:p>255</text:p>
          </table:table-cell>
          <table:table-cell table:formula="of:=[$Butler_Huybers.B255]" office:value-type="float" office:value="-0.00220749812098219" calcext:value-type="float">
            <text:p>-0.002207498120982</text:p>
          </table:table-cell>
        </table:table-row>
        <table:table-row table:style-name="ro1">
          <table:table-cell table:formula="of:=[$Butler_Huybers.A256]" office:value-type="float" office:value="256" calcext:value-type="float">
            <text:p>256</text:p>
          </table:table-cell>
          <table:table-cell table:formula="of:=[$Butler_Huybers.B256]" office:value-type="float" office:value="-0.00220609907652511" calcext:value-type="float">
            <text:p>-0.002206099076525</text:p>
          </table:table-cell>
        </table:table-row>
        <table:table-row table:style-name="ro1">
          <table:table-cell table:formula="of:=[$Butler_Huybers.A257]" office:value-type="float" office:value="257" calcext:value-type="float">
            <text:p>257</text:p>
          </table:table-cell>
          <table:table-cell table:formula="of:=[$Butler_Huybers.B257]" office:value-type="float" office:value="-0.00220648733780378" calcext:value-type="float">
            <text:p>-0.002206487337804</text:p>
          </table:table-cell>
        </table:table-row>
        <table:table-row table:style-name="ro1">
          <table:table-cell table:formula="of:=[$Butler_Huybers.A258]" office:value-type="float" office:value="258" calcext:value-type="float">
            <text:p>258</text:p>
          </table:table-cell>
          <table:table-cell table:formula="of:=[$Butler_Huybers.B258]" office:value-type="float" office:value="-0.00219126410108796" calcext:value-type="float">
            <text:p>-0.002191264101088</text:p>
          </table:table-cell>
        </table:table-row>
        <table:table-row table:style-name="ro1">
          <table:table-cell table:formula="of:=[$Butler_Huybers.A259]" office:value-type="float" office:value="259" calcext:value-type="float">
            <text:p>259</text:p>
          </table:table-cell>
          <table:table-cell table:formula="of:=[$Butler_Huybers.B259]" office:value-type="float" office:value="-0.00219303023180369" calcext:value-type="float">
            <text:p>-0.002193030231804</text:p>
          </table:table-cell>
        </table:table-row>
        <table:table-row table:style-name="ro1">
          <table:table-cell table:formula="of:=[$Butler_Huybers.A260]" office:value-type="float" office:value="260" calcext:value-type="float">
            <text:p>260</text:p>
          </table:table-cell>
          <table:table-cell table:formula="of:=[$Butler_Huybers.B260]" office:value-type="float" office:value="-0.00218799697512254" calcext:value-type="float">
            <text:p>-0.002187996975123</text:p>
          </table:table-cell>
        </table:table-row>
        <table:table-row table:style-name="ro1">
          <table:table-cell table:formula="of:=[$Butler_Huybers.A261]" office:value-type="float" office:value="261" calcext:value-type="float">
            <text:p>261</text:p>
          </table:table-cell>
          <table:table-cell table:formula="of:=[$Butler_Huybers.B261]" office:value-type="float" office:value="-0.00217610788111596" calcext:value-type="float">
            <text:p>-0.002176107881116</text:p>
          </table:table-cell>
        </table:table-row>
        <table:table-row table:style-name="ro1">
          <table:table-cell table:formula="of:=[$Butler_Huybers.A262]" office:value-type="float" office:value="262" calcext:value-type="float">
            <text:p>262</text:p>
          </table:table-cell>
          <table:table-cell table:formula="of:=[$Butler_Huybers.B262]" office:value-type="float" office:value="-0.002178629965832" calcext:value-type="float">
            <text:p>-0.002178629965832</text:p>
          </table:table-cell>
        </table:table-row>
        <table:table-row table:style-name="ro1">
          <table:table-cell table:formula="of:=[$Butler_Huybers.A263]" office:value-type="float" office:value="263" calcext:value-type="float">
            <text:p>263</text:p>
          </table:table-cell>
          <table:table-cell table:formula="of:=[$Butler_Huybers.B263]" office:value-type="float" office:value="-0.00217385784334002" calcext:value-type="float">
            <text:p>-0.00217385784334</text:p>
          </table:table-cell>
        </table:table-row>
        <table:table-row table:style-name="ro1">
          <table:table-cell table:formula="of:=[$Butler_Huybers.A264]" office:value-type="float" office:value="264" calcext:value-type="float">
            <text:p>264</text:p>
          </table:table-cell>
          <table:table-cell table:formula="of:=[$Butler_Huybers.B264]" office:value-type="float" office:value="-0.00216448538910598" calcext:value-type="float">
            <text:p>-0.002164485389106</text:p>
          </table:table-cell>
        </table:table-row>
        <table:table-row table:style-name="ro1">
          <table:table-cell table:formula="of:=[$Butler_Huybers.A265]" office:value-type="float" office:value="265" calcext:value-type="float">
            <text:p>265</text:p>
          </table:table-cell>
          <table:table-cell table:formula="of:=[$Butler_Huybers.B265]" office:value-type="float" office:value="-0.00216379817869012" calcext:value-type="float">
            <text:p>-0.00216379817869</text:p>
          </table:table-cell>
        </table:table-row>
        <table:table-row table:style-name="ro1">
          <table:table-cell table:formula="of:=[$Butler_Huybers.A266]" office:value-type="float" office:value="266" calcext:value-type="float">
            <text:p>266</text:p>
          </table:table-cell>
          <table:table-cell table:formula="of:=[$Butler_Huybers.B266]" office:value-type="float" office:value="-0.00215647195839274" calcext:value-type="float">
            <text:p>-0.002156471958393</text:p>
          </table:table-cell>
        </table:table-row>
        <table:table-row table:style-name="ro1">
          <table:table-cell table:formula="of:=[$Butler_Huybers.A267]" office:value-type="float" office:value="267" calcext:value-type="float">
            <text:p>267</text:p>
          </table:table-cell>
          <table:table-cell table:formula="of:=[$Butler_Huybers.B267]" office:value-type="float" office:value="-0.00215605982544309" calcext:value-type="float">
            <text:p>-0.002156059825443</text:p>
          </table:table-cell>
        </table:table-row>
        <table:table-row table:style-name="ro1">
          <table:table-cell table:formula="of:=[$Butler_Huybers.A268]" office:value-type="float" office:value="268" calcext:value-type="float">
            <text:p>268</text:p>
          </table:table-cell>
          <table:table-cell table:formula="of:=[$Butler_Huybers.B268]" office:value-type="float" office:value="-0.00214837370375161" calcext:value-type="float">
            <text:p>-0.002148373703752</text:p>
          </table:table-cell>
        </table:table-row>
        <table:table-row table:style-name="ro1">
          <table:table-cell table:formula="of:=[$Butler_Huybers.A269]" office:value-type="float" office:value="269" calcext:value-type="float">
            <text:p>269</text:p>
          </table:table-cell>
          <table:table-cell table:formula="of:=[$Butler_Huybers.B269]" office:value-type="float" office:value="-0.0021500117841943" calcext:value-type="float">
            <text:p>-0.002150011784194</text:p>
          </table:table-cell>
        </table:table-row>
        <table:table-row table:style-name="ro1">
          <table:table-cell table:formula="of:=[$Butler_Huybers.A270]" office:value-type="float" office:value="270" calcext:value-type="float">
            <text:p>270</text:p>
          </table:table-cell>
          <table:table-cell table:formula="of:=[$Butler_Huybers.B270]" office:value-type="float" office:value="-0.00214424702546344" calcext:value-type="float">
            <text:p>-0.002144247025463</text:p>
          </table:table-cell>
        </table:table-row>
        <table:table-row table:style-name="ro1">
          <table:table-cell table:formula="of:=[$Butler_Huybers.A271]" office:value-type="float" office:value="271" calcext:value-type="float">
            <text:p>271</text:p>
          </table:table-cell>
          <table:table-cell table:formula="of:=[$Butler_Huybers.B271]" office:value-type="float" office:value="-0.00213284558486375" calcext:value-type="float">
            <text:p>-0.002132845584864</text:p>
          </table:table-cell>
        </table:table-row>
        <table:table-row table:style-name="ro1">
          <table:table-cell table:formula="of:=[$Butler_Huybers.A272]" office:value-type="float" office:value="272" calcext:value-type="float">
            <text:p>272</text:p>
          </table:table-cell>
          <table:table-cell table:formula="of:=[$Butler_Huybers.B272]" office:value-type="float" office:value="-0.00213657366327141" calcext:value-type="float">
            <text:p>-0.002136573663271</text:p>
          </table:table-cell>
        </table:table-row>
        <table:table-row table:style-name="ro1">
          <table:table-cell table:formula="of:=[$Butler_Huybers.A273]" office:value-type="float" office:value="273" calcext:value-type="float">
            <text:p>273</text:p>
          </table:table-cell>
          <table:table-cell table:formula="of:=[$Butler_Huybers.B273]" office:value-type="float" office:value="-0.00212451488947185" calcext:value-type="float">
            <text:p>-0.002124514889472</text:p>
          </table:table-cell>
        </table:table-row>
        <table:table-row table:style-name="ro1">
          <table:table-cell table:formula="of:=[$Butler_Huybers.A274]" office:value-type="float" office:value="274" calcext:value-type="float">
            <text:p>274</text:p>
          </table:table-cell>
          <table:table-cell table:formula="of:=[$Butler_Huybers.B274]" office:value-type="float" office:value="-0.0021197799743744" calcext:value-type="float">
            <text:p>-0.002119779974374</text:p>
          </table:table-cell>
        </table:table-row>
        <table:table-row table:style-name="ro1">
          <table:table-cell table:formula="of:=[$Butler_Huybers.A275]" office:value-type="float" office:value="275" calcext:value-type="float">
            <text:p>275</text:p>
          </table:table-cell>
          <table:table-cell table:formula="of:=[$Butler_Huybers.B275]" office:value-type="float" office:value="-0.00212020887660082" calcext:value-type="float">
            <text:p>-0.002120208876601</text:p>
          </table:table-cell>
        </table:table-row>
        <table:table-row table:style-name="ro1">
          <table:table-cell table:formula="of:=[$Butler_Huybers.A276]" office:value-type="float" office:value="276" calcext:value-type="float">
            <text:p>276</text:p>
          </table:table-cell>
          <table:table-cell table:formula="of:=[$Butler_Huybers.B276]" office:value-type="float" office:value="-0.00212043630593397" calcext:value-type="float">
            <text:p>-0.002120436305934</text:p>
          </table:table-cell>
        </table:table-row>
        <table:table-row table:style-name="ro1">
          <table:table-cell table:formula="of:=[$Butler_Huybers.A277]" office:value-type="float" office:value="277" calcext:value-type="float">
            <text:p>277</text:p>
          </table:table-cell>
          <table:table-cell table:formula="of:=[$Butler_Huybers.B277]" office:value-type="float" office:value="-0.00210519956768199" calcext:value-type="float">
            <text:p>-0.002105199567682</text:p>
          </table:table-cell>
        </table:table-row>
        <table:table-row table:style-name="ro1">
          <table:table-cell table:formula="of:=[$Butler_Huybers.A278]" office:value-type="float" office:value="278" calcext:value-type="float">
            <text:p>278</text:p>
          </table:table-cell>
          <table:table-cell table:formula="of:=[$Butler_Huybers.B278]" office:value-type="float" office:value="-0.00210693761901463" calcext:value-type="float">
            <text:p>-0.002106937619015</text:p>
          </table:table-cell>
        </table:table-row>
        <table:table-row table:style-name="ro1">
          <table:table-cell table:formula="of:=[$Butler_Huybers.A279]" office:value-type="float" office:value="279" calcext:value-type="float">
            <text:p>279</text:p>
          </table:table-cell>
          <table:table-cell table:formula="of:=[$Butler_Huybers.B279]" office:value-type="float" office:value="-0.00210193701251244" calcext:value-type="float">
            <text:p>-0.002101937012512</text:p>
          </table:table-cell>
        </table:table-row>
        <table:table-row table:style-name="ro1">
          <table:table-cell table:formula="of:=[$Butler_Huybers.A280]" office:value-type="float" office:value="280" calcext:value-type="float">
            <text:p>280</text:p>
          </table:table-cell>
          <table:table-cell table:formula="of:=[$Butler_Huybers.B280]" office:value-type="float" office:value="-0.00209022885784982" calcext:value-type="float">
            <text:p>-0.00209022885785</text:p>
          </table:table-cell>
        </table:table-row>
        <table:table-row table:style-name="ro1">
          <table:table-cell table:formula="of:=[$Butler_Huybers.A281]" office:value-type="float" office:value="281" calcext:value-type="float">
            <text:p>281</text:p>
          </table:table-cell>
          <table:table-cell table:formula="of:=[$Butler_Huybers.B281]" office:value-type="float" office:value="-0.00209163836670972" calcext:value-type="float">
            <text:p>-0.00209163836671</text:p>
          </table:table-cell>
        </table:table-row>
        <table:table-row table:style-name="ro1">
          <table:table-cell table:formula="of:=[$Butler_Huybers.A282]" office:value-type="float" office:value="282" calcext:value-type="float">
            <text:p>282</text:p>
          </table:table-cell>
          <table:table-cell table:formula="of:=[$Butler_Huybers.B282]" office:value-type="float" office:value="-0.00209308570960802" calcext:value-type="float">
            <text:p>-0.002093085709608</text:p>
          </table:table-cell>
        </table:table-row>
        <table:table-row table:style-name="ro1">
          <table:table-cell table:formula="of:=[$Butler_Huybers.A283]" office:value-type="float" office:value="283" calcext:value-type="float">
            <text:p>283</text:p>
          </table:table-cell>
          <table:table-cell table:formula="of:=[$Butler_Huybers.B283]" office:value-type="float" office:value="-0.00208090240993885" calcext:value-type="float">
            <text:p>-0.002080902409939</text:p>
          </table:table-cell>
        </table:table-row>
        <table:table-row table:style-name="ro1">
          <table:table-cell table:formula="of:=[$Butler_Huybers.A284]" office:value-type="float" office:value="284" calcext:value-type="float">
            <text:p>284</text:p>
          </table:table-cell>
          <table:table-cell table:formula="of:=[$Butler_Huybers.B284]" office:value-type="float" office:value="-0.00207649389651838" calcext:value-type="float">
            <text:p>-0.002076493896518</text:p>
          </table:table-cell>
        </table:table-row>
        <table:table-row table:style-name="ro1">
          <table:table-cell table:formula="of:=[$Butler_Huybers.A285]" office:value-type="float" office:value="285" calcext:value-type="float">
            <text:p>285</text:p>
          </table:table-cell>
          <table:table-cell table:formula="of:=[$Butler_Huybers.B285]" office:value-type="float" office:value="-0.00207788122556238" calcext:value-type="float">
            <text:p>-0.002077881225562</text:p>
          </table:table-cell>
        </table:table-row>
        <table:table-row table:style-name="ro1">
          <table:table-cell table:formula="of:=[$Butler_Huybers.A286]" office:value-type="float" office:value="286" calcext:value-type="float">
            <text:p>286</text:p>
          </table:table-cell>
          <table:table-cell table:formula="of:=[$Butler_Huybers.B286]" office:value-type="float" office:value="-0.0020626321183471" calcext:value-type="float">
            <text:p>-0.002062632118347</text:p>
          </table:table-cell>
        </table:table-row>
        <table:table-row table:style-name="ro1">
          <table:table-cell table:formula="of:=[$Butler_Huybers.A287]" office:value-type="float" office:value="287" calcext:value-type="float">
            <text:p>287</text:p>
          </table:table-cell>
          <table:table-cell table:formula="of:=[$Butler_Huybers.B287]" office:value-type="float" office:value="-0.00206310729589714" calcext:value-type="float">
            <text:p>-0.002063107295897</text:p>
          </table:table-cell>
        </table:table-row>
        <table:table-row table:style-name="ro1">
          <table:table-cell table:formula="of:=[$Butler_Huybers.A288]" office:value-type="float" office:value="288" calcext:value-type="float">
            <text:p>288</text:p>
          </table:table-cell>
          <table:table-cell table:formula="of:=[$Butler_Huybers.B288]" office:value-type="float" office:value="-0.00206363082056235" calcext:value-type="float">
            <text:p>-0.002063630820562</text:p>
          </table:table-cell>
        </table:table-row>
        <table:table-row table:style-name="ro1">
          <table:table-cell table:formula="of:=[$Butler_Huybers.A289]" office:value-type="float" office:value="289" calcext:value-type="float">
            <text:p>289</text:p>
          </table:table-cell>
          <table:table-cell table:formula="of:=[$Butler_Huybers.B289]" office:value-type="float" office:value="-0.00205822007399778" calcext:value-type="float">
            <text:p>-0.002058220073998</text:p>
          </table:table-cell>
        </table:table-row>
        <table:table-row table:style-name="ro1">
          <table:table-cell table:formula="of:=[$Butler_Huybers.A290]" office:value-type="float" office:value="290" calcext:value-type="float">
            <text:p>290</text:p>
          </table:table-cell>
          <table:table-cell table:formula="of:=[$Butler_Huybers.B290]" office:value-type="float" office:value="-0.00204719976754328" calcext:value-type="float">
            <text:p>-0.002047199767543</text:p>
          </table:table-cell>
        </table:table-row>
        <table:table-row table:style-name="ro1">
          <table:table-cell table:formula="of:=[$Butler_Huybers.A291]" office:value-type="float" office:value="291" calcext:value-type="float">
            <text:p>291</text:p>
          </table:table-cell>
          <table:table-cell table:formula="of:=[$Butler_Huybers.B291]" office:value-type="float" office:value="-0.00204855616378357" calcext:value-type="float">
            <text:p>-0.002048556163784</text:p>
          </table:table-cell>
        </table:table-row>
        <table:table-row table:style-name="ro1">
          <table:table-cell table:formula="of:=[$Butler_Huybers.A292]" office:value-type="float" office:value="292" calcext:value-type="float">
            <text:p>292</text:p>
          </table:table-cell>
          <table:table-cell table:formula="of:=[$Butler_Huybers.B292]" office:value-type="float" office:value="-0.00205004903285688" calcext:value-type="float">
            <text:p>-0.002050049032857</text:p>
          </table:table-cell>
        </table:table-row>
        <table:table-row table:style-name="ro1">
          <table:table-cell table:formula="of:=[$Butler_Huybers.A293]" office:value-type="float" office:value="293" calcext:value-type="float">
            <text:p>293</text:p>
          </table:table-cell>
          <table:table-cell table:formula="of:=[$Butler_Huybers.B293]" office:value-type="float" office:value="-0.00203703225903543" calcext:value-type="float">
            <text:p>-0.002037032259035</text:p>
          </table:table-cell>
        </table:table-row>
        <table:table-row table:style-name="ro1">
          <table:table-cell table:formula="of:=[$Butler_Huybers.A294]" office:value-type="float" office:value="294" calcext:value-type="float">
            <text:p>294</text:p>
          </table:table-cell>
          <table:table-cell table:formula="of:=[$Butler_Huybers.B294]" office:value-type="float" office:value="-0.00203383159552501" calcext:value-type="float">
            <text:p>-0.002033831595525</text:p>
          </table:table-cell>
        </table:table-row>
        <table:table-row table:style-name="ro1">
          <table:table-cell table:formula="of:=[$Butler_Huybers.A295]" office:value-type="float" office:value="295" calcext:value-type="float">
            <text:p>295</text:p>
          </table:table-cell>
          <table:table-cell table:formula="of:=[$Butler_Huybers.B295]" office:value-type="float" office:value="-0.00203431930832208" calcext:value-type="float">
            <text:p>-0.002034319308322</text:p>
          </table:table-cell>
        </table:table-row>
        <table:table-row table:style-name="ro1">
          <table:table-cell table:formula="of:=[$Butler_Huybers.A296]" office:value-type="float" office:value="296" calcext:value-type="float">
            <text:p>296</text:p>
          </table:table-cell>
          <table:table-cell table:formula="of:=[$Butler_Huybers.B296]" office:value-type="float" office:value="-0.00202628809852568" calcext:value-type="float">
            <text:p>-0.002026288098526</text:p>
          </table:table-cell>
        </table:table-row>
        <table:table-row table:style-name="ro1">
          <table:table-cell table:formula="of:=[$Butler_Huybers.A297]" office:value-type="float" office:value="297" calcext:value-type="float">
            <text:p>297</text:p>
          </table:table-cell>
          <table:table-cell table:formula="of:=[$Butler_Huybers.B297]" office:value-type="float" office:value="-0.0020194013475415" calcext:value-type="float">
            <text:p>-0.002019401347542</text:p>
          </table:table-cell>
        </table:table-row>
        <table:table-row table:style-name="ro1">
          <table:table-cell table:formula="of:=[$Butler_Huybers.A298]" office:value-type="float" office:value="298" calcext:value-type="float">
            <text:p>298</text:p>
          </table:table-cell>
          <table:table-cell table:formula="of:=[$Butler_Huybers.B298]" office:value-type="float" office:value="-0.00202040165733309" calcext:value-type="float">
            <text:p>-0.002020401657333</text:p>
          </table:table-cell>
        </table:table-row>
        <table:table-row table:style-name="ro1">
          <table:table-cell table:formula="of:=[$Butler_Huybers.A299]" office:value-type="float" office:value="299" calcext:value-type="float">
            <text:p>299</text:p>
          </table:table-cell>
          <table:table-cell table:formula="of:=[$Butler_Huybers.B299]" office:value-type="float" office:value="-0.00201770990223763" calcext:value-type="float">
            <text:p>-0.002017709902238</text:p>
          </table:table-cell>
        </table:table-row>
        <table:table-row table:style-name="ro1">
          <table:table-cell table:formula="of:=[$Butler_Huybers.A300]" office:value-type="float" office:value="300" calcext:value-type="float">
            <text:p>300</text:p>
          </table:table-cell>
          <table:table-cell table:formula="of:=[$Butler_Huybers.B300]" office:value-type="float" office:value="-0.00200833536464083" calcext:value-type="float">
            <text:p>-0.002008335364641</text:p>
          </table:table-cell>
        </table:table-row>
        <table:table-row table:style-name="ro1">
          <table:table-cell table:formula="of:=[$Butler_Huybers.A301]" office:value-type="float" office:value="301" calcext:value-type="float">
            <text:p>301</text:p>
          </table:table-cell>
          <table:table-cell table:formula="of:=[$Butler_Huybers.B301]" office:value-type="float" office:value="-0.00200524083815107" calcext:value-type="float">
            <text:p>-0.002005240838151</text:p>
          </table:table-cell>
        </table:table-row>
        <table:table-row table:style-name="ro1">
          <table:table-cell table:formula="of:=[$Butler_Huybers.A302]" office:value-type="float" office:value="302" calcext:value-type="float">
            <text:p>302</text:p>
          </table:table-cell>
          <table:table-cell table:formula="of:=[$Butler_Huybers.B302]" office:value-type="float" office:value="-0.00200526355972002" calcext:value-type="float">
            <text:p>-0.00200526355972</text:p>
          </table:table-cell>
        </table:table-row>
        <table:table-row table:style-name="ro1">
          <table:table-cell table:formula="of:=[$Butler_Huybers.A303]" office:value-type="float" office:value="303" calcext:value-type="float">
            <text:p>303</text:p>
          </table:table-cell>
          <table:table-cell table:formula="of:=[$Butler_Huybers.B303]" office:value-type="float" office:value="-0.00200668718488325" calcext:value-type="float">
            <text:p>-0.002006687184883</text:p>
          </table:table-cell>
        </table:table-row>
        <table:table-row table:style-name="ro1">
          <table:table-cell table:formula="of:=[$Butler_Huybers.A304]" office:value-type="float" office:value="304" calcext:value-type="float">
            <text:p>304</text:p>
          </table:table-cell>
          <table:table-cell table:formula="of:=[$Butler_Huybers.B304]" office:value-type="float" office:value="-0.00199193932089912" calcext:value-type="float">
            <text:p>-0.001991939320899</text:p>
          </table:table-cell>
        </table:table-row>
        <table:table-row table:style-name="ro1">
          <table:table-cell table:formula="of:=[$Butler_Huybers.A305]" office:value-type="float" office:value="305" calcext:value-type="float">
            <text:p>305</text:p>
          </table:table-cell>
          <table:table-cell table:formula="of:=[$Butler_Huybers.B305]" office:value-type="float" office:value="-0.00199133347786536" calcext:value-type="float">
            <text:p>-0.001991333477865</text:p>
          </table:table-cell>
        </table:table-row>
        <table:table-row table:style-name="ro1">
          <table:table-cell table:formula="of:=[$Butler_Huybers.A306]" office:value-type="float" office:value="306" calcext:value-type="float">
            <text:p>306</text:p>
          </table:table-cell>
          <table:table-cell table:formula="of:=[$Butler_Huybers.B306]" office:value-type="float" office:value="-0.00199056798722298" calcext:value-type="float">
            <text:p>-0.001990567987223</text:p>
          </table:table-cell>
        </table:table-row>
        <table:table-row table:style-name="ro1">
          <table:table-cell table:formula="of:=[$Butler_Huybers.A307]" office:value-type="float" office:value="307" calcext:value-type="float">
            <text:p>307</text:p>
          </table:table-cell>
          <table:table-cell table:formula="of:=[$Butler_Huybers.B307]" office:value-type="float" office:value="-0.00198188572357622" calcext:value-type="float">
            <text:p>-0.001981885723576</text:p>
          </table:table-cell>
        </table:table-row>
        <table:table-row table:style-name="ro1">
          <table:table-cell table:formula="of:=[$Butler_Huybers.A308]" office:value-type="float" office:value="308" calcext:value-type="float">
            <text:p>308</text:p>
          </table:table-cell>
          <table:table-cell table:formula="of:=[$Butler_Huybers.B308]" office:value-type="float" office:value="-0.00197619220666082" calcext:value-type="float">
            <text:p>-0.001976192206661</text:p>
          </table:table-cell>
        </table:table-row>
        <table:table-row table:style-name="ro1">
          <table:table-cell table:formula="of:=[$Butler_Huybers.A309]" office:value-type="float" office:value="309" calcext:value-type="float">
            <text:p>309</text:p>
          </table:table-cell>
          <table:table-cell table:formula="of:=[$Butler_Huybers.B309]" office:value-type="float" office:value="-0.00197751959042064" calcext:value-type="float">
            <text:p>-0.001977519590421</text:p>
          </table:table-cell>
        </table:table-row>
        <table:table-row table:style-name="ro1">
          <table:table-cell table:formula="of:=[$Butler_Huybers.A310]" office:value-type="float" office:value="310" calcext:value-type="float">
            <text:p>310</text:p>
          </table:table-cell>
          <table:table-cell table:formula="of:=[$Butler_Huybers.B310]" office:value-type="float" office:value="-0.00197348399817235" calcext:value-type="float">
            <text:p>-0.001973483998172</text:p>
          </table:table-cell>
        </table:table-row>
        <table:table-row table:style-name="ro1">
          <table:table-cell table:formula="of:=[$Butler_Huybers.A311]" office:value-type="float" office:value="311" calcext:value-type="float">
            <text:p>311</text:p>
          </table:table-cell>
          <table:table-cell table:formula="of:=[$Butler_Huybers.B311]" office:value-type="float" office:value="-0.00196425647831936" calcext:value-type="float">
            <text:p>-0.001964256478319</text:p>
          </table:table-cell>
        </table:table-row>
        <table:table-row table:style-name="ro1">
          <table:table-cell table:formula="of:=[$Butler_Huybers.A312]" office:value-type="float" office:value="312" calcext:value-type="float">
            <text:p>312</text:p>
          </table:table-cell>
          <table:table-cell table:formula="of:=[$Butler_Huybers.B312]" office:value-type="float" office:value="-0.00196213365323649" calcext:value-type="float">
            <text:p>-0.001962133653237</text:p>
          </table:table-cell>
        </table:table-row>
        <table:table-row table:style-name="ro1">
          <table:table-cell table:formula="of:=[$Butler_Huybers.A313]" office:value-type="float" office:value="313" calcext:value-type="float">
            <text:p>313</text:p>
          </table:table-cell>
          <table:table-cell table:formula="of:=[$Butler_Huybers.B313]" office:value-type="float" office:value="-0.00196288914126468" calcext:value-type="float">
            <text:p>-0.001962889141265</text:p>
          </table:table-cell>
        </table:table-row>
        <table:table-row table:style-name="ro1">
          <table:table-cell table:formula="of:=[$Butler_Huybers.A314]" office:value-type="float" office:value="314" calcext:value-type="float">
            <text:p>314</text:p>
          </table:table-cell>
          <table:table-cell table:formula="of:=[$Butler_Huybers.B314]" office:value-type="float" office:value="-0.0019555213231643" calcext:value-type="float">
            <text:p>-0.001955521323164</text:p>
          </table:table-cell>
        </table:table-row>
        <table:table-row table:style-name="ro1">
          <table:table-cell table:formula="of:=[$Butler_Huybers.A315]" office:value-type="float" office:value="315" calcext:value-type="float">
            <text:p>315</text:p>
          </table:table-cell>
          <table:table-cell table:formula="of:=[$Butler_Huybers.B315]" office:value-type="float" office:value="-0.00194790618732239" calcext:value-type="float">
            <text:p>-0.001947906187322</text:p>
          </table:table-cell>
        </table:table-row>
        <table:table-row table:style-name="ro1">
          <table:table-cell table:formula="of:=[$Butler_Huybers.A316]" office:value-type="float" office:value="316" calcext:value-type="float">
            <text:p>316</text:p>
          </table:table-cell>
          <table:table-cell table:formula="of:=[$Butler_Huybers.B316]" office:value-type="float" office:value="-0.00194850551043477" calcext:value-type="float">
            <text:p>-0.001948505510435</text:p>
          </table:table-cell>
        </table:table-row>
        <table:table-row table:style-name="ro1">
          <table:table-cell table:formula="of:=[$Butler_Huybers.A317]" office:value-type="float" office:value="317" calcext:value-type="float">
            <text:p>317</text:p>
          </table:table-cell>
          <table:table-cell table:formula="of:=[$Butler_Huybers.B317]" office:value-type="float" office:value="-0.00194668951557065" calcext:value-type="float">
            <text:p>-0.001946689515571</text:p>
          </table:table-cell>
        </table:table-row>
        <table:table-row table:style-name="ro1">
          <table:table-cell table:formula="of:=[$Butler_Huybers.A318]" office:value-type="float" office:value="318" calcext:value-type="float">
            <text:p>318</text:p>
          </table:table-cell>
          <table:table-cell table:formula="of:=[$Butler_Huybers.B318]" office:value-type="float" office:value="-0.00193752163269903" calcext:value-type="float">
            <text:p>-0.001937521632699</text:p>
          </table:table-cell>
        </table:table-row>
        <table:table-row table:style-name="ro1">
          <table:table-cell table:formula="of:=[$Butler_Huybers.A319]" office:value-type="float" office:value="319" calcext:value-type="float">
            <text:p>319</text:p>
          </table:table-cell>
          <table:table-cell table:formula="of:=[$Butler_Huybers.B319]" office:value-type="float" office:value="-0.00193315959734662" calcext:value-type="float">
            <text:p>-0.001933159597347</text:p>
          </table:table-cell>
        </table:table-row>
        <table:table-row table:style-name="ro1">
          <table:table-cell table:formula="of:=[$Butler_Huybers.A320]" office:value-type="float" office:value="320" calcext:value-type="float">
            <text:p>320</text:p>
          </table:table-cell>
          <table:table-cell table:formula="of:=[$Butler_Huybers.B320]" office:value-type="float" office:value="-0.0019345097083611" calcext:value-type="float">
            <text:p>-0.001934509708361</text:p>
          </table:table-cell>
        </table:table-row>
        <table:table-row table:style-name="ro1">
          <table:table-cell table:formula="of:=[$Butler_Huybers.A321]" office:value-type="float" office:value="321" calcext:value-type="float">
            <text:p>321</text:p>
          </table:table-cell>
          <table:table-cell table:formula="of:=[$Butler_Huybers.B321]" office:value-type="float" office:value="-0.00192917725462166" calcext:value-type="float">
            <text:p>-0.001929177254622</text:p>
          </table:table-cell>
        </table:table-row>
        <table:table-row table:style-name="ro1">
          <table:table-cell table:formula="of:=[$Butler_Huybers.A322]" office:value-type="float" office:value="322" calcext:value-type="float">
            <text:p>322</text:p>
          </table:table-cell>
          <table:table-cell table:formula="of:=[$Butler_Huybers.B322]" office:value-type="float" office:value="-0.00192023107252681" calcext:value-type="float">
            <text:p>-0.001920231072527</text:p>
          </table:table-cell>
        </table:table-row>
        <table:table-row table:style-name="ro1">
          <table:table-cell table:formula="of:=[$Butler_Huybers.A323]" office:value-type="float" office:value="323" calcext:value-type="float">
            <text:p>323</text:p>
          </table:table-cell>
          <table:table-cell table:formula="of:=[$Butler_Huybers.B323]" office:value-type="float" office:value="-0.00191944913774745" calcext:value-type="float">
            <text:p>-0.001919449137747</text:p>
          </table:table-cell>
        </table:table-row>
        <table:table-row table:style-name="ro1">
          <table:table-cell table:formula="of:=[$Butler_Huybers.A324]" office:value-type="float" office:value="324" calcext:value-type="float">
            <text:p>324</text:p>
          </table:table-cell>
          <table:table-cell table:formula="of:=[$Butler_Huybers.B324]" office:value-type="float" office:value="-0.00191955345578078" calcext:value-type="float">
            <text:p>-0.001919553455781</text:p>
          </table:table-cell>
        </table:table-row>
        <table:table-row table:style-name="ro1">
          <table:table-cell table:formula="of:=[$Butler_Huybers.A325]" office:value-type="float" office:value="325" calcext:value-type="float">
            <text:p>325</text:p>
          </table:table-cell>
          <table:table-cell table:formula="of:=[$Butler_Huybers.B325]" office:value-type="float" office:value="-0.00191797987254179" calcext:value-type="float">
            <text:p>-0.001917979872542</text:p>
          </table:table-cell>
        </table:table-row>
        <table:table-row table:style-name="ro1">
          <table:table-cell table:formula="of:=[$Butler_Huybers.A326]" office:value-type="float" office:value="326" calcext:value-type="float">
            <text:p>326</text:p>
          </table:table-cell>
          <table:table-cell table:formula="of:=[$Butler_Huybers.B326]" office:value-type="float" office:value="-0.00190377898227502" calcext:value-type="float">
            <text:p>-0.001903778982275</text:p>
          </table:table-cell>
        </table:table-row>
        <table:table-row table:style-name="ro1">
          <table:table-cell table:formula="of:=[$Butler_Huybers.A327]" office:value-type="float" office:value="327" calcext:value-type="float">
            <text:p>327</text:p>
          </table:table-cell>
          <table:table-cell table:formula="of:=[$Butler_Huybers.B327]" office:value-type="float" office:value="-0.00190543976362141" calcext:value-type="float">
            <text:p>-0.001905439763621</text:p>
          </table:table-cell>
        </table:table-row>
        <table:table-row table:style-name="ro1">
          <table:table-cell table:formula="of:=[$Butler_Huybers.A328]" office:value-type="float" office:value="328" calcext:value-type="float">
            <text:p>328</text:p>
          </table:table-cell>
          <table:table-cell table:formula="of:=[$Butler_Huybers.B328]" office:value-type="float" office:value="-0.0019055203001683" calcext:value-type="float">
            <text:p>-0.001905520300168</text:p>
          </table:table-cell>
        </table:table-row>
        <table:table-row table:style-name="ro1">
          <table:table-cell table:formula="of:=[$Butler_Huybers.A329]" office:value-type="float" office:value="329" calcext:value-type="float">
            <text:p>329</text:p>
          </table:table-cell>
          <table:table-cell table:formula="of:=[$Butler_Huybers.B329]" office:value-type="float" office:value="-0.00190184179857669" calcext:value-type="float">
            <text:p>-0.001901841798577</text:p>
          </table:table-cell>
        </table:table-row>
        <table:table-row table:style-name="ro1">
          <table:table-cell table:formula="of:=[$Butler_Huybers.A330]" office:value-type="float" office:value="330" calcext:value-type="float">
            <text:p>330</text:p>
          </table:table-cell>
          <table:table-cell table:formula="of:=[$Butler_Huybers.B330]" office:value-type="float" office:value="-0.00189253416609717" calcext:value-type="float">
            <text:p>-0.001892534166097</text:p>
          </table:table-cell>
        </table:table-row>
        <table:table-row table:style-name="ro1">
          <table:table-cell table:formula="of:=[$Butler_Huybers.A331]" office:value-type="float" office:value="331" calcext:value-type="float">
            <text:p>331</text:p>
          </table:table-cell>
          <table:table-cell table:formula="of:=[$Butler_Huybers.B331]" office:value-type="float" office:value="-0.00189039255326191" calcext:value-type="float">
            <text:p>-0.001890392553262</text:p>
          </table:table-cell>
        </table:table-row>
        <table:table-row table:style-name="ro1">
          <table:table-cell table:formula="of:=[$Butler_Huybers.A332]" office:value-type="float" office:value="332" calcext:value-type="float">
            <text:p>332</text:p>
          </table:table-cell>
          <table:table-cell table:formula="of:=[$Butler_Huybers.B332]" office:value-type="float" office:value="-0.00189115885883036" calcext:value-type="float">
            <text:p>-0.00189115885883</text:p>
          </table:table-cell>
        </table:table-row>
        <table:table-row table:style-name="ro1">
          <table:table-cell table:formula="of:=[$Butler_Huybers.A333]" office:value-type="float" office:value="333" calcext:value-type="float">
            <text:p>333</text:p>
          </table:table-cell>
          <table:table-cell table:formula="of:=[$Butler_Huybers.B333]" office:value-type="float" office:value="-0.00188382434386445" calcext:value-type="float">
            <text:p>-0.001883824343864</text:p>
          </table:table-cell>
        </table:table-row>
        <table:table-row table:style-name="ro1">
          <table:table-cell table:formula="of:=[$Butler_Huybers.A334]" office:value-type="float" office:value="334" calcext:value-type="float">
            <text:p>334</text:p>
          </table:table-cell>
          <table:table-cell table:formula="of:=[$Butler_Huybers.B334]" office:value-type="float" office:value="-0.00187620813674153" calcext:value-type="float">
            <text:p>-0.001876208136742</text:p>
          </table:table-cell>
        </table:table-row>
        <table:table-row table:style-name="ro1">
          <table:table-cell table:formula="of:=[$Butler_Huybers.A335]" office:value-type="float" office:value="335" calcext:value-type="float">
            <text:p>335</text:p>
          </table:table-cell>
          <table:table-cell table:formula="of:=[$Butler_Huybers.B335]" office:value-type="float" office:value="-0.00187650029382493" calcext:value-type="float">
            <text:p>-0.001876500293825</text:p>
          </table:table-cell>
        </table:table-row>
        <table:table-row table:style-name="ro1">
          <table:table-cell table:formula="of:=[$Butler_Huybers.A336]" office:value-type="float" office:value="336" calcext:value-type="float">
            <text:p>336</text:p>
          </table:table-cell>
          <table:table-cell table:formula="of:=[$Butler_Huybers.B336]" office:value-type="float" office:value="-0.00187673158632872" calcext:value-type="float">
            <text:p>-0.001876731586329</text:p>
          </table:table-cell>
        </table:table-row>
        <table:table-row table:style-name="ro1">
          <table:table-cell table:formula="of:=[$Butler_Huybers.A337]" office:value-type="float" office:value="337" calcext:value-type="float">
            <text:p>337</text:p>
          </table:table-cell>
          <table:table-cell table:formula="of:=[$Butler_Huybers.B337]" office:value-type="float" office:value="-0.0018743325557652" calcext:value-type="float">
            <text:p>-0.001874332555765</text:p>
          </table:table-cell>
        </table:table-row>
        <table:table-row table:style-name="ro1">
          <table:table-cell table:formula="of:=[$Butler_Huybers.A338]" office:value-type="float" office:value="338" calcext:value-type="float">
            <text:p>338</text:p>
          </table:table-cell>
          <table:table-cell table:formula="of:=[$Butler_Huybers.B338]" office:value-type="float" office:value="-0.00186497877616828" calcext:value-type="float">
            <text:p>-0.001864978776168</text:p>
          </table:table-cell>
        </table:table-row>
        <table:table-row table:style-name="ro1">
          <table:table-cell table:formula="of:=[$Butler_Huybers.A339]" office:value-type="float" office:value="339" calcext:value-type="float">
            <text:p>339</text:p>
          </table:table-cell>
          <table:table-cell table:formula="of:=[$Butler_Huybers.B339]" office:value-type="float" office:value="-0.00186149828752095" calcext:value-type="float">
            <text:p>-0.001861498287521</text:p>
          </table:table-cell>
        </table:table-row>
        <table:table-row table:style-name="ro1">
          <table:table-cell table:formula="of:=[$Butler_Huybers.A340]" office:value-type="float" office:value="340" calcext:value-type="float">
            <text:p>340</text:p>
          </table:table-cell>
          <table:table-cell table:formula="of:=[$Butler_Huybers.B340]" office:value-type="float" office:value="-0.00186271474126347" calcext:value-type="float">
            <text:p>-0.001862714741263</text:p>
          </table:table-cell>
        </table:table-row>
        <table:table-row table:style-name="ro1">
          <table:table-cell table:formula="of:=[$Butler_Huybers.A341]" office:value-type="float" office:value="341" calcext:value-type="float">
            <text:p>341</text:p>
          </table:table-cell>
          <table:table-cell table:formula="of:=[$Butler_Huybers.B341]" office:value-type="float" office:value="-0.00185656316896391" calcext:value-type="float">
            <text:p>-0.001856563168964</text:p>
          </table:table-cell>
        </table:table-row>
        <table:table-row table:style-name="ro1">
          <table:table-cell table:formula="of:=[$Butler_Huybers.A342]" office:value-type="float" office:value="342" calcext:value-type="float">
            <text:p>342</text:p>
          </table:table-cell>
          <table:table-cell table:formula="of:=[$Butler_Huybers.B342]" office:value-type="float" office:value="-0.00184802704780231" calcext:value-type="float">
            <text:p>-0.001848027047802</text:p>
          </table:table-cell>
        </table:table-row>
        <table:table-row table:style-name="ro1">
          <table:table-cell table:formula="of:=[$Butler_Huybers.A343]" office:value-type="float" office:value="343" calcext:value-type="float">
            <text:p>343</text:p>
          </table:table-cell>
          <table:table-cell table:formula="of:=[$Butler_Huybers.B343]" office:value-type="float" office:value="-0.00184774734996189" calcext:value-type="float">
            <text:p>-0.001847747349962</text:p>
          </table:table-cell>
        </table:table-row>
        <table:table-row table:style-name="ro1">
          <table:table-cell table:formula="of:=[$Butler_Huybers.A344]" office:value-type="float" office:value="344" calcext:value-type="float">
            <text:p>344</text:p>
          </table:table-cell>
          <table:table-cell table:formula="of:=[$Butler_Huybers.B344]" office:value-type="float" office:value="-0.00184809812034542" calcext:value-type="float">
            <text:p>-0.001848098120345</text:p>
          </table:table-cell>
        </table:table-row>
        <table:table-row table:style-name="ro1">
          <table:table-cell table:formula="of:=[$Butler_Huybers.A345]" office:value-type="float" office:value="345" calcext:value-type="float">
            <text:p>345</text:p>
          </table:table-cell>
          <table:table-cell table:formula="of:=[$Butler_Huybers.B345]" office:value-type="float" office:value="-0.00184484789009122" calcext:value-type="float">
            <text:p>-0.001844847890091</text:p>
          </table:table-cell>
        </table:table-row>
        <table:table-row table:style-name="ro1">
          <table:table-cell table:formula="of:=[$Butler_Huybers.A346]" office:value-type="float" office:value="346" calcext:value-type="float">
            <text:p>346</text:p>
          </table:table-cell>
          <table:table-cell table:formula="of:=[$Butler_Huybers.B346]" office:value-type="float" office:value="-0.00183188587696689" calcext:value-type="float">
            <text:p>-0.001831885876967</text:p>
          </table:table-cell>
        </table:table-row>
        <table:table-row table:style-name="ro1">
          <table:table-cell table:formula="of:=[$Butler_Huybers.A347]" office:value-type="float" office:value="347" calcext:value-type="float">
            <text:p>347</text:p>
          </table:table-cell>
          <table:table-cell table:formula="of:=[$Butler_Huybers.B347]" office:value-type="float" office:value="-0.00183366936372378" calcext:value-type="float">
            <text:p>-0.001833669363724</text:p>
          </table:table-cell>
        </table:table-row>
        <table:table-row table:style-name="ro1">
          <table:table-cell table:formula="of:=[$Butler_Huybers.A348]" office:value-type="float" office:value="348" calcext:value-type="float">
            <text:p>348</text:p>
          </table:table-cell>
          <table:table-cell table:formula="of:=[$Butler_Huybers.B348]" office:value-type="float" office:value="-0.00183385492012379" calcext:value-type="float">
            <text:p>-0.001833854920124</text:p>
          </table:table-cell>
        </table:table-row>
        <table:table-row table:style-name="ro1">
          <table:table-cell table:formula="of:=[$Butler_Huybers.A349]" office:value-type="float" office:value="349" calcext:value-type="float">
            <text:p>349</text:p>
          </table:table-cell>
          <table:table-cell table:formula="of:=[$Butler_Huybers.B349]" office:value-type="float" office:value="-0.00182927317291601" calcext:value-type="float">
            <text:p>-0.001829273172916</text:p>
          </table:table-cell>
        </table:table-row>
        <table:table-row table:style-name="ro1">
          <table:table-cell table:formula="of:=[$Butler_Huybers.A350]" office:value-type="float" office:value="350" calcext:value-type="float">
            <text:p>350</text:p>
          </table:table-cell>
          <table:table-cell table:formula="of:=[$Butler_Huybers.B350]" office:value-type="float" office:value="-0.00182017231954952" calcext:value-type="float">
            <text:p>-0.00182017231955</text:p>
          </table:table-cell>
        </table:table-row>
        <table:table-row table:style-name="ro1">
          <table:table-cell table:formula="of:=[$Butler_Huybers.A351]" office:value-type="float" office:value="351" calcext:value-type="float">
            <text:p>351</text:p>
          </table:table-cell>
          <table:table-cell table:formula="of:=[$Butler_Huybers.B351]" office:value-type="float" office:value="-0.00181881535029779" calcext:value-type="float">
            <text:p>-0.001818815350298</text:p>
          </table:table-cell>
        </table:table-row>
        <table:table-row table:style-name="ro1">
          <table:table-cell table:formula="of:=[$Butler_Huybers.A352]" office:value-type="float" office:value="352" calcext:value-type="float">
            <text:p>352</text:p>
          </table:table-cell>
          <table:table-cell table:formula="of:=[$Butler_Huybers.B352]" office:value-type="float" office:value="-0.00181914277754512" calcext:value-type="float">
            <text:p>-0.001819142777545</text:p>
          </table:table-cell>
        </table:table-row>
        <table:table-row table:style-name="ro1">
          <table:table-cell table:formula="of:=[$Butler_Huybers.A353]" office:value-type="float" office:value="353" calcext:value-type="float">
            <text:p>353</text:p>
          </table:table-cell>
          <table:table-cell table:formula="of:=[$Butler_Huybers.B353]" office:value-type="float" office:value="-0.00181117557778334" calcext:value-type="float">
            <text:p>-0.001811175577783</text:p>
          </table:table-cell>
        </table:table-row>
        <table:table-row table:style-name="ro1">
          <table:table-cell table:formula="of:=[$Butler_Huybers.A354]" office:value-type="float" office:value="354" calcext:value-type="float">
            <text:p>354</text:p>
          </table:table-cell>
          <table:table-cell table:formula="of:=[$Butler_Huybers.B354]" office:value-type="float" office:value="-0.0018042821669364" calcext:value-type="float">
            <text:p>-0.001804282166936</text:p>
          </table:table-cell>
        </table:table-row>
        <table:table-row table:style-name="ro1">
          <table:table-cell table:formula="of:=[$Butler_Huybers.A355]" office:value-type="float" office:value="355" calcext:value-type="float">
            <text:p>355</text:p>
          </table:table-cell>
          <table:table-cell table:formula="of:=[$Butler_Huybers.B355]" office:value-type="float" office:value="-0.00180475802609675" calcext:value-type="float">
            <text:p>-0.001804758026097</text:p>
          </table:table-cell>
        </table:table-row>
        <table:table-row table:style-name="ro1">
          <table:table-cell table:formula="of:=[$Butler_Huybers.A356]" office:value-type="float" office:value="356" calcext:value-type="float">
            <text:p>356</text:p>
          </table:table-cell>
          <table:table-cell table:formula="of:=[$Butler_Huybers.B356]" office:value-type="float" office:value="-0.0018050981639086" calcext:value-type="float">
            <text:p>-0.001805098163909</text:p>
          </table:table-cell>
        </table:table-row>
        <table:table-row table:style-name="ro1">
          <table:table-cell table:formula="of:=[$Butler_Huybers.A357]" office:value-type="float" office:value="357" calcext:value-type="float">
            <text:p>357</text:p>
          </table:table-cell>
          <table:table-cell table:formula="of:=[$Butler_Huybers.B357]" office:value-type="float" office:value="-0.00180187222432856" calcext:value-type="float">
            <text:p>-0.001801872224329</text:p>
          </table:table-cell>
        </table:table-row>
        <table:table-row table:style-name="ro1">
          <table:table-cell table:formula="of:=[$Butler_Huybers.A358]" office:value-type="float" office:value="358" calcext:value-type="float">
            <text:p>358</text:p>
          </table:table-cell>
          <table:table-cell table:formula="of:=[$Butler_Huybers.B358]" office:value-type="float" office:value="-0.00179243536790162" calcext:value-type="float">
            <text:p>-0.001792435367902</text:p>
          </table:table-cell>
        </table:table-row>
        <table:table-row table:style-name="ro1">
          <table:table-cell table:formula="of:=[$Butler_Huybers.A359]" office:value-type="float" office:value="359" calcext:value-type="float">
            <text:p>359</text:p>
          </table:table-cell>
          <table:table-cell table:formula="of:=[$Butler_Huybers.B359]" office:value-type="float" office:value="-0.00179012710287729" calcext:value-type="float">
            <text:p>-0.001790127102877</text:p>
          </table:table-cell>
        </table:table-row>
        <table:table-row table:style-name="ro1">
          <table:table-cell table:formula="of:=[$Butler_Huybers.A360]" office:value-type="float" office:value="360" calcext:value-type="float">
            <text:p>360</text:p>
          </table:table-cell>
          <table:table-cell table:formula="of:=[$Butler_Huybers.B360]" office:value-type="float" office:value="-0.00179008649586678" calcext:value-type="float">
            <text:p>-0.001790086495867</text:p>
          </table:table-cell>
        </table:table-row>
        <table:table-row table:style-name="ro1">
          <table:table-cell table:formula="of:=[$Butler_Huybers.A361]" office:value-type="float" office:value="361" calcext:value-type="float">
            <text:p>361</text:p>
          </table:table-cell>
          <table:table-cell table:formula="of:=[$Butler_Huybers.B361]" office:value-type="float" office:value="-0.00179099505786357" calcext:value-type="float">
            <text:p>-0.001790995057864</text:p>
          </table:table-cell>
        </table:table-row>
        <table:table-row table:style-name="ro1">
          <table:table-cell table:formula="of:=[$Butler_Huybers.A362]" office:value-type="float" office:value="362" calcext:value-type="float">
            <text:p>362</text:p>
          </table:table-cell>
          <table:table-cell table:formula="of:=[$Butler_Huybers.B362]" office:value-type="float" office:value="-0.00177580945408007" calcext:value-type="float">
            <text:p>-0.00177580945408</text:p>
          </table:table-cell>
        </table:table-row>
        <table:table-row table:style-name="ro1">
          <table:table-cell table:formula="of:=[$Butler_Huybers.A363]" office:value-type="float" office:value="363" calcext:value-type="float">
            <text:p>363</text:p>
          </table:table-cell>
          <table:table-cell table:formula="of:=[$Butler_Huybers.B363]" office:value-type="float" office:value="-0.00177621544935823" calcext:value-type="float">
            <text:p>-0.001776215449358</text:p>
          </table:table-cell>
        </table:table-row>
        <table:table-row table:style-name="ro1">
          <table:table-cell table:formula="of:=[$Butler_Huybers.A364]" office:value-type="float" office:value="364" calcext:value-type="float">
            <text:p>364</text:p>
          </table:table-cell>
          <table:table-cell table:formula="of:=[$Butler_Huybers.B364]" office:value-type="float" office:value="-0.00177616806511528" calcext:value-type="float">
            <text:p>-0.001776168065115</text:p>
          </table:table-cell>
        </table:table-row>
        <table:table-row table:style-name="ro1">
          <table:table-cell table:formula="of:=[$Butler_Huybers.A365]" office:value-type="float" office:value="365" calcext:value-type="float">
            <text:p>365</text:p>
          </table:table-cell>
          <table:table-cell table:formula="of:=[$Butler_Huybers.B365]" office:value-type="float" office:value="-0.00177432925339754" calcext:value-type="float">
            <text:p>-0.001774329253398</text:p>
          </table:table-cell>
        </table:table-row>
        <table:table-row table:style-name="ro1">
          <table:table-cell table:formula="of:=[$Butler_Huybers.A366]" office:value-type="float" office:value="366" calcext:value-type="float">
            <text:p>366</text:p>
          </table:table-cell>
          <table:table-cell table:formula="of:=[$Butler_Huybers.B366]" office:value-type="float" office:value="-0.00176495460617675" calcext:value-type="float">
            <text:p>-0.001764954606177</text:p>
          </table:table-cell>
        </table:table-row>
        <table:table-row table:style-name="ro1">
          <table:table-cell table:formula="of:=[$Butler_Huybers.A367]" office:value-type="float" office:value="367" calcext:value-type="float">
            <text:p>367</text:p>
          </table:table-cell>
          <table:table-cell table:formula="of:=[$Butler_Huybers.B367]" office:value-type="float" office:value="-0.00176120469527156" calcext:value-type="float">
            <text:p>-0.001761204695272</text:p>
          </table:table-cell>
        </table:table-row>
        <table:table-row table:style-name="ro1">
          <table:table-cell table:formula="of:=[$Butler_Huybers.A368]" office:value-type="float" office:value="368" calcext:value-type="float">
            <text:p>368</text:p>
          </table:table-cell>
          <table:table-cell table:formula="of:=[$Butler_Huybers.B368]" office:value-type="float" office:value="-0.00176161199063341" calcext:value-type="float">
            <text:p>-0.001761611990633</text:p>
          </table:table-cell>
        </table:table-row>
        <table:table-row table:style-name="ro1">
          <table:table-cell table:formula="of:=[$Butler_Huybers.A369]" office:value-type="float" office:value="369" calcext:value-type="float">
            <text:p>369</text:p>
          </table:table-cell>
          <table:table-cell table:formula="of:=[$Butler_Huybers.B369]" office:value-type="float" office:value="-0.00176214002702941" calcext:value-type="float">
            <text:p>-0.001762140027029</text:p>
          </table:table-cell>
        </table:table-row>
        <table:table-row table:style-name="ro1">
          <table:table-cell table:formula="of:=[$Butler_Huybers.A370]" office:value-type="float" office:value="370" calcext:value-type="float">
            <text:p>370</text:p>
          </table:table-cell>
          <table:table-cell table:formula="of:=[$Butler_Huybers.B370]" office:value-type="float" office:value="-0.00175573159744529" calcext:value-type="float">
            <text:p>-0.001755731597445</text:p>
          </table:table-cell>
        </table:table-row>
        <table:table-row table:style-name="ro1">
          <table:table-cell table:formula="of:=[$Butler_Huybers.A371]" office:value-type="float" office:value="371" calcext:value-type="float">
            <text:p>371</text:p>
          </table:table-cell>
          <table:table-cell table:formula="of:=[$Butler_Huybers.B371]" office:value-type="float" office:value="-0.0017474208768505" calcext:value-type="float">
            <text:p>-0.001747420876851</text:p>
          </table:table-cell>
        </table:table-row>
        <table:table-row table:style-name="ro1">
          <table:table-cell table:formula="of:=[$Butler_Huybers.A372]" office:value-type="float" office:value="372" calcext:value-type="float">
            <text:p>372</text:p>
          </table:table-cell>
          <table:table-cell table:formula="of:=[$Butler_Huybers.B372]" office:value-type="float" office:value="-0.00174734745547452" calcext:value-type="float">
            <text:p>-0.001747347455475</text:p>
          </table:table-cell>
        </table:table-row>
        <table:table-row table:style-name="ro1">
          <table:table-cell table:formula="of:=[$Butler_Huybers.A373]" office:value-type="float" office:value="373" calcext:value-type="float">
            <text:p>373</text:p>
          </table:table-cell>
          <table:table-cell table:formula="of:=[$Butler_Huybers.B373]" office:value-type="float" office:value="-0.00174747304304465" calcext:value-type="float">
            <text:p>-0.001747473043045</text:p>
          </table:table-cell>
        </table:table-row>
        <table:table-row table:style-name="ro1">
          <table:table-cell table:formula="of:=[$Butler_Huybers.A374]" office:value-type="float" office:value="374" calcext:value-type="float">
            <text:p>374</text:p>
          </table:table-cell>
          <table:table-cell table:formula="of:=[$Butler_Huybers.B374]" office:value-type="float" office:value="-0.00174596192188402" calcext:value-type="float">
            <text:p>-0.001745961921884</text:p>
          </table:table-cell>
        </table:table-row>
        <table:table-row table:style-name="ro1">
          <table:table-cell table:formula="of:=[$Butler_Huybers.A375]" office:value-type="float" office:value="375" calcext:value-type="float">
            <text:p>375</text:p>
          </table:table-cell>
          <table:table-cell table:formula="of:=[$Butler_Huybers.B375]" office:value-type="float" office:value="-0.00173670836124176" calcext:value-type="float">
            <text:p>-0.001736708361242</text:p>
          </table:table-cell>
        </table:table-row>
        <table:table-row table:style-name="ro1">
          <table:table-cell table:formula="of:=[$Butler_Huybers.A376]" office:value-type="float" office:value="376" calcext:value-type="float">
            <text:p>376</text:p>
          </table:table-cell>
          <table:table-cell table:formula="of:=[$Butler_Huybers.B376]" office:value-type="float" office:value="-0.00173246866465589" calcext:value-type="float">
            <text:p>-0.001732468664656</text:p>
          </table:table-cell>
        </table:table-row>
        <table:table-row table:style-name="ro1">
          <table:table-cell table:formula="of:=[$Butler_Huybers.A377]" office:value-type="float" office:value="377" calcext:value-type="float">
            <text:p>377</text:p>
          </table:table-cell>
          <table:table-cell table:formula="of:=[$Butler_Huybers.B377]" office:value-type="float" office:value="-0.00173293154751462" calcext:value-type="float">
            <text:p>-0.001732931547515</text:p>
          </table:table-cell>
        </table:table-row>
        <table:table-row table:style-name="ro1">
          <table:table-cell table:formula="of:=[$Butler_Huybers.A378]" office:value-type="float" office:value="378" calcext:value-type="float">
            <text:p>378</text:p>
          </table:table-cell>
          <table:table-cell table:formula="of:=[$Butler_Huybers.B378]" office:value-type="float" office:value="-0.00173348132264626" calcext:value-type="float">
            <text:p>-0.001733481322646</text:p>
          </table:table-cell>
        </table:table-row>
        <table:table-row table:style-name="ro1">
          <table:table-cell table:formula="of:=[$Butler_Huybers.A379]" office:value-type="float" office:value="379" calcext:value-type="float">
            <text:p>379</text:p>
          </table:table-cell>
          <table:table-cell table:formula="of:=[$Butler_Huybers.B379]" office:value-type="float" office:value="-0.0017275270453039" calcext:value-type="float">
            <text:p>-0.001727527045304</text:p>
          </table:table-cell>
        </table:table-row>
        <table:table-row table:style-name="ro1">
          <table:table-cell table:formula="of:=[$Butler_Huybers.A380]" office:value-type="float" office:value="380" calcext:value-type="float">
            <text:p>380</text:p>
          </table:table-cell>
          <table:table-cell table:formula="of:=[$Butler_Huybers.B380]" office:value-type="float" office:value="-0.00171894110818344" calcext:value-type="float">
            <text:p>-0.001718941108183</text:p>
          </table:table-cell>
        </table:table-row>
        <table:table-row table:style-name="ro1">
          <table:table-cell table:formula="of:=[$Butler_Huybers.A381]" office:value-type="float" office:value="381" calcext:value-type="float">
            <text:p>381</text:p>
          </table:table-cell>
          <table:table-cell table:formula="of:=[$Butler_Huybers.B381]" office:value-type="float" office:value="-0.00171862591160807" calcext:value-type="float">
            <text:p>-0.001718625911608</text:p>
          </table:table-cell>
        </table:table-row>
        <table:table-row table:style-name="ro1">
          <table:table-cell table:formula="of:=[$Butler_Huybers.A382]" office:value-type="float" office:value="382" calcext:value-type="float">
            <text:p>382</text:p>
          </table:table-cell>
          <table:table-cell table:formula="of:=[$Butler_Huybers.B382]" office:value-type="float" office:value="-0.00171871985486021" calcext:value-type="float">
            <text:p>-0.00171871985486</text:p>
          </table:table-cell>
        </table:table-row>
        <table:table-row table:style-name="ro1">
          <table:table-cell table:formula="of:=[$Butler_Huybers.A383]" office:value-type="float" office:value="383" calcext:value-type="float">
            <text:p>383</text:p>
          </table:table-cell>
          <table:table-cell table:formula="of:=[$Butler_Huybers.B383]" office:value-type="float" office:value="-0.00171758816000744" calcext:value-type="float">
            <text:p>-0.001717588160007</text:p>
          </table:table-cell>
        </table:table-row>
        <table:table-row table:style-name="ro1">
          <table:table-cell table:formula="of:=[$Butler_Huybers.A384]" office:value-type="float" office:value="384" calcext:value-type="float">
            <text:p>384</text:p>
          </table:table-cell>
          <table:table-cell table:formula="of:=[$Butler_Huybers.B384]" office:value-type="float" office:value="-0.00170847076080922" calcext:value-type="float">
            <text:p>-0.001708470760809</text:p>
          </table:table-cell>
        </table:table-row>
        <table:table-row table:style-name="ro1">
          <table:table-cell table:formula="of:=[$Butler_Huybers.A385]" office:value-type="float" office:value="385" calcext:value-type="float">
            <text:p>385</text:p>
          </table:table-cell>
          <table:table-cell table:formula="of:=[$Butler_Huybers.B385]" office:value-type="float" office:value="-0.00170374585342748" calcext:value-type="float">
            <text:p>-0.001703745853427</text:p>
          </table:table-cell>
        </table:table-row>
        <table:table-row table:style-name="ro1">
          <table:table-cell table:formula="of:=[$Butler_Huybers.A386]" office:value-type="float" office:value="386" calcext:value-type="float">
            <text:p>386</text:p>
          </table:table-cell>
          <table:table-cell table:formula="of:=[$Butler_Huybers.B386]" office:value-type="float" office:value="-0.00170425314469983" calcext:value-type="float">
            <text:p>-0.0017042531447</text:p>
          </table:table-cell>
        </table:table-row>
        <table:table-row table:style-name="ro1">
          <table:table-cell table:formula="of:=[$Butler_Huybers.A387]" office:value-type="float" office:value="387" calcext:value-type="float">
            <text:p>387</text:p>
          </table:table-cell>
          <table:table-cell table:formula="of:=[$Butler_Huybers.B387]" office:value-type="float" office:value="-0.00170480145677818" calcext:value-type="float">
            <text:p>-0.001704801456778</text:p>
          </table:table-cell>
        </table:table-row>
        <table:table-row table:style-name="ro1">
          <table:table-cell table:formula="of:=[$Butler_Huybers.A388]" office:value-type="float" office:value="388" calcext:value-type="float">
            <text:p>388</text:p>
          </table:table-cell>
          <table:table-cell table:formula="of:=[$Butler_Huybers.B388]" office:value-type="float" office:value="-0.00169931574763209" calcext:value-type="float">
            <text:p>-0.001699315747632</text:p>
          </table:table-cell>
        </table:table-row>
        <table:table-row table:style-name="ro1">
          <table:table-cell table:formula="of:=[$Butler_Huybers.A389]" office:value-type="float" office:value="389" calcext:value-type="float">
            <text:p>389</text:p>
          </table:table-cell>
          <table:table-cell table:formula="of:=[$Butler_Huybers.B389]" office:value-type="float" office:value="-0.00169049339951708" calcext:value-type="float">
            <text:p>-0.001690493399517</text:p>
          </table:table-cell>
        </table:table-row>
        <table:table-row table:style-name="ro1">
          <table:table-cell table:formula="of:=[$Butler_Huybers.A390]" office:value-type="float" office:value="390" calcext:value-type="float">
            <text:p>390</text:p>
          </table:table-cell>
          <table:table-cell table:formula="of:=[$Butler_Huybers.B390]" office:value-type="float" office:value="-0.00168989328001506" calcext:value-type="float">
            <text:p>-0.001689893280015</text:p>
          </table:table-cell>
        </table:table-row>
        <table:table-row table:style-name="ro1">
          <table:table-cell table:formula="of:=[$Butler_Huybers.A391]" office:value-type="float" office:value="391" calcext:value-type="float">
            <text:p>391</text:p>
          </table:table-cell>
          <table:table-cell table:formula="of:=[$Butler_Huybers.B391]" office:value-type="float" office:value="-0.00168997260367397" calcext:value-type="float">
            <text:p>-0.001689972603674</text:p>
          </table:table-cell>
        </table:table-row>
        <table:table-row table:style-name="ro1">
          <table:table-cell table:formula="of:=[$Butler_Huybers.A392]" office:value-type="float" office:value="392" calcext:value-type="float">
            <text:p>392</text:p>
          </table:table-cell>
          <table:table-cell table:formula="of:=[$Butler_Huybers.B392]" office:value-type="float" office:value="-0.00168918730237741" calcext:value-type="float">
            <text:p>-0.001689187302377</text:p>
          </table:table-cell>
        </table:table-row>
        <table:table-row table:style-name="ro1">
          <table:table-cell table:formula="of:=[$Butler_Huybers.A393]" office:value-type="float" office:value="393" calcext:value-type="float">
            <text:p>393</text:p>
          </table:table-cell>
          <table:table-cell table:formula="of:=[$Butler_Huybers.B393]" office:value-type="float" office:value="-0.00168024484613926" calcext:value-type="float">
            <text:p>-0.001680244846139</text:p>
          </table:table-cell>
        </table:table-row>
        <table:table-row table:style-name="ro1">
          <table:table-cell table:formula="of:=[$Butler_Huybers.A394]" office:value-type="float" office:value="394" calcext:value-type="float">
            <text:p>394</text:p>
          </table:table-cell>
          <table:table-cell table:formula="of:=[$Butler_Huybers.B394]" office:value-type="float" office:value="-0.00167503770949319" calcext:value-type="float">
            <text:p>-0.001675037709493</text:p>
          </table:table-cell>
        </table:table-row>
        <table:table-row table:style-name="ro1">
          <table:table-cell table:formula="of:=[$Butler_Huybers.A395]" office:value-type="float" office:value="395" calcext:value-type="float">
            <text:p>395</text:p>
          </table:table-cell>
          <table:table-cell table:formula="of:=[$Butler_Huybers.B395]" office:value-type="float" office:value="-0.00167557542201264" calcext:value-type="float">
            <text:p>-0.001675575422013</text:p>
          </table:table-cell>
        </table:table-row>
        <table:table-row table:style-name="ro1">
          <table:table-cell table:formula="of:=[$Butler_Huybers.A396]" office:value-type="float" office:value="396" calcext:value-type="float">
            <text:p>396</text:p>
          </table:table-cell>
          <table:table-cell table:formula="of:=[$Butler_Huybers.B396]" office:value-type="float" office:value="-0.00167610429257856" calcext:value-type="float">
            <text:p>-0.001676104292579</text:p>
          </table:table-cell>
        </table:table-row>
        <table:table-row table:style-name="ro1">
          <table:table-cell table:formula="of:=[$Butler_Huybers.A397]" office:value-type="float" office:value="397" calcext:value-type="float">
            <text:p>397</text:p>
          </table:table-cell>
          <table:table-cell table:formula="of:=[$Butler_Huybers.B397]" office:value-type="float" office:value="-0.00167109091339147" calcext:value-type="float">
            <text:p>-0.001671090913391</text:p>
          </table:table-cell>
        </table:table-row>
        <table:table-row table:style-name="ro1">
          <table:table-cell table:formula="of:=[$Butler_Huybers.A398]" office:value-type="float" office:value="398" calcext:value-type="float">
            <text:p>398</text:p>
          </table:table-cell>
          <table:table-cell table:formula="of:=[$Butler_Huybers.B398]" office:value-type="float" office:value="-0.00166209081628797" calcext:value-type="float">
            <text:p>-0.001662090816288</text:p>
          </table:table-cell>
        </table:table-row>
        <table:table-row table:style-name="ro1">
          <table:table-cell table:formula="of:=[$Butler_Huybers.A399]" office:value-type="float" office:value="399" calcext:value-type="float">
            <text:p>399</text:p>
          </table:table-cell>
          <table:table-cell table:formula="of:=[$Butler_Huybers.B399]" office:value-type="float" office:value="-0.00166111864290582" calcext:value-type="float">
            <text:p>-0.001661118642906</text:p>
          </table:table-cell>
        </table:table-row>
        <table:table-row table:style-name="ro1">
          <table:table-cell table:formula="of:=[$Butler_Huybers.A400]" office:value-type="float" office:value="400" calcext:value-type="float">
            <text:p>400</text:p>
          </table:table-cell>
          <table:table-cell table:formula="of:=[$Butler_Huybers.B400]" office:value-type="float" office:value="-0.00166121203980207" calcext:value-type="float">
            <text:p>-0.001661212039802</text:p>
          </table:table-cell>
        </table:table-row>
        <table:table-row table:style-name="ro1">
          <table:table-cell table:formula="of:=[$Butler_Huybers.A401]" office:value-type="float" office:value="401" calcext:value-type="float">
            <text:p>401</text:p>
          </table:table-cell>
          <table:table-cell table:formula="of:=[$Butler_Huybers.B401]" office:value-type="float" office:value="-0.00166156929125031" calcext:value-type="float">
            <text:p>-0.00166156929125</text:p>
          </table:table-cell>
        </table:table-row>
        <table:table-row table:style-name="ro1">
          <table:table-cell table:formula="of:=[$Butler_Huybers.A402]" office:value-type="float" office:value="402" calcext:value-type="float">
            <text:p>402</text:p>
          </table:table-cell>
          <table:table-cell table:formula="of:=[$Butler_Huybers.B402]" office:value-type="float" office:value="-0.00165850924237277" calcext:value-type="float">
            <text:p>-0.001658509242373</text:p>
          </table:table-cell>
        </table:table-row>
        <table:table-row table:style-name="ro1">
          <table:table-cell table:formula="of:=[$Butler_Huybers.A403]" office:value-type="float" office:value="403" calcext:value-type="float">
            <text:p>403</text:p>
          </table:table-cell>
          <table:table-cell table:formula="of:=[$Butler_Huybers.B403]" office:value-type="float" office:value="-0.00164538024528769" calcext:value-type="float">
            <text:p>-0.001645380245288</text:p>
          </table:table-cell>
        </table:table-row>
        <table:table-row table:style-name="ro1">
          <table:table-cell table:formula="of:=[$Butler_Huybers.A404]" office:value-type="float" office:value="404" calcext:value-type="float">
            <text:p>404</text:p>
          </table:table-cell>
          <table:table-cell table:formula="of:=[$Butler_Huybers.B404]" office:value-type="float" office:value="-0.00164715685526775" calcext:value-type="float">
            <text:p>-0.001647156855268</text:p>
          </table:table-cell>
        </table:table-row>
        <table:table-row table:style-name="ro1">
          <table:table-cell table:formula="of:=[$Butler_Huybers.A405]" office:value-type="float" office:value="405" calcext:value-type="float">
            <text:p>405</text:p>
          </table:table-cell>
          <table:table-cell table:formula="of:=[$Butler_Huybers.B405]" office:value-type="float" office:value="-0.00164732701207132" calcext:value-type="float">
            <text:p>-0.001647327012071</text:p>
          </table:table-cell>
        </table:table-row>
        <table:table-row table:style-name="ro1">
          <table:table-cell table:formula="of:=[$Butler_Huybers.A406]" office:value-type="float" office:value="406" calcext:value-type="float">
            <text:p>406</text:p>
          </table:table-cell>
          <table:table-cell table:formula="of:=[$Butler_Huybers.B406]" office:value-type="float" office:value="-0.00164287501482992" calcext:value-type="float">
            <text:p>-0.00164287501483</text:p>
          </table:table-cell>
        </table:table-row>
        <table:table-row table:style-name="ro1">
          <table:table-cell table:formula="of:=[$Butler_Huybers.A407]" office:value-type="float" office:value="407" calcext:value-type="float">
            <text:p>407</text:p>
          </table:table-cell>
          <table:table-cell table:formula="of:=[$Butler_Huybers.B407]" office:value-type="float" office:value="-0.00163369640076896" calcext:value-type="float">
            <text:p>-0.001633696400769</text:p>
          </table:table-cell>
        </table:table-row>
        <table:table-row table:style-name="ro1">
          <table:table-cell table:formula="of:=[$Butler_Huybers.A408]" office:value-type="float" office:value="408" calcext:value-type="float">
            <text:p>408</text:p>
          </table:table-cell>
          <table:table-cell table:formula="of:=[$Butler_Huybers.B408]" office:value-type="float" office:value="-0.0016323673254177" calcext:value-type="float">
            <text:p>-0.001632367325418</text:p>
          </table:table-cell>
        </table:table-row>
        <table:table-row table:style-name="ro1">
          <table:table-cell table:formula="of:=[$Butler_Huybers.A409]" office:value-type="float" office:value="409" calcext:value-type="float">
            <text:p>409</text:p>
          </table:table-cell>
          <table:table-cell table:formula="of:=[$Butler_Huybers.B409]" office:value-type="float" office:value="-0.0016325488424415" calcext:value-type="float">
            <text:p>-0.001632548842442</text:p>
          </table:table-cell>
        </table:table-row>
        <table:table-row table:style-name="ro1">
          <table:table-cell table:formula="of:=[$Butler_Huybers.A410]" office:value-type="float" office:value="410" calcext:value-type="float">
            <text:p>410</text:p>
          </table:table-cell>
          <table:table-cell table:formula="of:=[$Butler_Huybers.B410]" office:value-type="float" office:value="-0.00163259586948766" calcext:value-type="float">
            <text:p>-0.001632595869488</text:p>
          </table:table-cell>
        </table:table-row>
        <table:table-row table:style-name="ro1">
          <table:table-cell table:formula="of:=[$Butler_Huybers.A411]" office:value-type="float" office:value="411" calcext:value-type="float">
            <text:p>411</text:p>
          </table:table-cell>
          <table:table-cell table:formula="of:=[$Butler_Huybers.B411]" office:value-type="float" office:value="-0.00163180924719275" calcext:value-type="float">
            <text:p>-0.001631809247193</text:p>
          </table:table-cell>
        </table:table-row>
        <table:table-row table:style-name="ro1">
          <table:table-cell table:formula="of:=[$Butler_Huybers.A412]" office:value-type="float" office:value="412" calcext:value-type="float">
            <text:p>412</text:p>
          </table:table-cell>
          <table:table-cell table:formula="of:=[$Butler_Huybers.B412]" office:value-type="float" office:value="-0.00162289580818625" calcext:value-type="float">
            <text:p>-0.001622895808186</text:p>
          </table:table-cell>
        </table:table-row>
        <table:table-row table:style-name="ro1">
          <table:table-cell table:formula="of:=[$Butler_Huybers.A413]" office:value-type="float" office:value="413" calcext:value-type="float">
            <text:p>413</text:p>
          </table:table-cell>
          <table:table-cell table:formula="of:=[$Butler_Huybers.B413]" office:value-type="float" office:value="-0.00161764607748478" calcext:value-type="float">
            <text:p>-0.001617646077485</text:p>
          </table:table-cell>
        </table:table-row>
        <table:table-row table:style-name="ro1">
          <table:table-cell table:formula="of:=[$Butler_Huybers.A414]" office:value-type="float" office:value="414" calcext:value-type="float">
            <text:p>414</text:p>
          </table:table-cell>
          <table:table-cell table:formula="of:=[$Butler_Huybers.B414]" office:value-type="float" office:value="-0.00161818719218018" calcext:value-type="float">
            <text:p>-0.00161818719218</text:p>
          </table:table-cell>
        </table:table-row>
        <table:table-row table:style-name="ro1">
          <table:table-cell table:formula="of:=[$Butler_Huybers.A415]" office:value-type="float" office:value="415" calcext:value-type="float">
            <text:p>415</text:p>
          </table:table-cell>
          <table:table-cell table:formula="of:=[$Butler_Huybers.B415]" office:value-type="float" office:value="-0.00161871166146737" calcext:value-type="float">
            <text:p>-0.001618711661467</text:p>
          </table:table-cell>
        </table:table-row>
        <table:table-row table:style-name="ro1">
          <table:table-cell table:formula="of:=[$Butler_Huybers.A416]" office:value-type="float" office:value="416" calcext:value-type="float">
            <text:p>416</text:p>
          </table:table-cell>
          <table:table-cell table:formula="of:=[$Butler_Huybers.B416]" office:value-type="float" office:value="-0.00161374289941299" calcext:value-type="float">
            <text:p>-0.001613742899413</text:p>
          </table:table-cell>
        </table:table-row>
        <table:table-row table:style-name="ro1">
          <table:table-cell table:formula="of:=[$Butler_Huybers.A417]" office:value-type="float" office:value="417" calcext:value-type="float">
            <text:p>417</text:p>
          </table:table-cell>
          <table:table-cell table:formula="of:=[$Butler_Huybers.B417]" office:value-type="float" office:value="-0.00160470886894717" calcext:value-type="float">
            <text:p>-0.001604708868947</text:p>
          </table:table-cell>
        </table:table-row>
        <table:table-row table:style-name="ro1">
          <table:table-cell table:formula="of:=[$Butler_Huybers.A418]" office:value-type="float" office:value="418" calcext:value-type="float">
            <text:p>418</text:p>
          </table:table-cell>
          <table:table-cell table:formula="of:=[$Butler_Huybers.B418]" office:value-type="float" office:value="-0.0016037563595592" calcext:value-type="float">
            <text:p>-0.001603756359559</text:p>
          </table:table-cell>
        </table:table-row>
        <table:table-row table:style-name="ro1">
          <table:table-cell table:formula="of:=[$Butler_Huybers.A419]" office:value-type="float" office:value="419" calcext:value-type="float">
            <text:p>419</text:p>
          </table:table-cell>
          <table:table-cell table:formula="of:=[$Butler_Huybers.B419]" office:value-type="float" office:value="-0.00160384061022526" calcext:value-type="float">
            <text:p>-0.001603840610225</text:p>
          </table:table-cell>
        </table:table-row>
        <table:table-row table:style-name="ro1">
          <table:table-cell table:formula="of:=[$Butler_Huybers.A420]" office:value-type="float" office:value="420" calcext:value-type="float">
            <text:p>420</text:p>
          </table:table-cell>
          <table:table-cell table:formula="of:=[$Butler_Huybers.B420]" office:value-type="float" office:value="-0.00160338618816302" calcext:value-type="float">
            <text:p>-0.001603386188163</text:p>
          </table:table-cell>
        </table:table-row>
        <table:table-row table:style-name="ro1">
          <table:table-cell table:formula="of:=[$Butler_Huybers.A421]" office:value-type="float" office:value="421" calcext:value-type="float">
            <text:p>421</text:p>
          </table:table-cell>
          <table:table-cell table:formula="of:=[$Butler_Huybers.B421]" office:value-type="float" office:value="-0.00159468288607202" calcext:value-type="float">
            <text:p>-0.001594682886072</text:p>
          </table:table-cell>
        </table:table-row>
        <table:table-row table:style-name="ro1">
          <table:table-cell table:formula="of:=[$Butler_Huybers.A422]" office:value-type="float" office:value="422" calcext:value-type="float">
            <text:p>422</text:p>
          </table:table-cell>
          <table:table-cell table:formula="of:=[$Butler_Huybers.B422]" office:value-type="float" office:value="-0.00158892391989863" calcext:value-type="float">
            <text:p>-0.001588923919899</text:p>
          </table:table-cell>
        </table:table-row>
        <table:table-row table:style-name="ro1">
          <table:table-cell table:formula="of:=[$Butler_Huybers.A423]" office:value-type="float" office:value="423" calcext:value-type="float">
            <text:p>423</text:p>
          </table:table-cell>
          <table:table-cell table:formula="of:=[$Butler_Huybers.B423]" office:value-type="float" office:value="-0.00158967048114886" calcext:value-type="float">
            <text:p>-0.001589670481149</text:p>
          </table:table-cell>
        </table:table-row>
        <table:table-row table:style-name="ro1">
          <table:table-cell table:formula="of:=[$Butler_Huybers.A424]" office:value-type="float" office:value="424" calcext:value-type="float">
            <text:p>424</text:p>
          </table:table-cell>
          <table:table-cell table:formula="of:=[$Butler_Huybers.B424]" office:value-type="float" office:value="-0.00158930416293693" calcext:value-type="float">
            <text:p>-0.001589304162937</text:p>
          </table:table-cell>
        </table:table-row>
        <table:table-row table:style-name="ro1">
          <table:table-cell table:formula="of:=[$Butler_Huybers.A425]" office:value-type="float" office:value="425" calcext:value-type="float">
            <text:p>425</text:p>
          </table:table-cell>
          <table:table-cell table:formula="of:=[$Butler_Huybers.B425]" office:value-type="float" office:value="-0.0015900597239759" calcext:value-type="float">
            <text:p>-0.001590059723976</text:p>
          </table:table-cell>
        </table:table-row>
        <table:table-row table:style-name="ro1">
          <table:table-cell table:formula="of:=[$Butler_Huybers.A426]" office:value-type="float" office:value="426" calcext:value-type="float">
            <text:p>426</text:p>
          </table:table-cell>
          <table:table-cell table:formula="of:=[$Butler_Huybers.B426]" office:value-type="float" office:value="-0.00158460104158229" calcext:value-type="float">
            <text:p>-0.001584601041582</text:p>
          </table:table-cell>
        </table:table-row>
        <table:table-row table:style-name="ro1">
          <table:table-cell table:formula="of:=[$Butler_Huybers.A427]" office:value-type="float" office:value="427" calcext:value-type="float">
            <text:p>427</text:p>
          </table:table-cell>
          <table:table-cell table:formula="of:=[$Butler_Huybers.B427]" office:value-type="float" office:value="-0.00157576534677521" calcext:value-type="float">
            <text:p>-0.001575765346775</text:p>
          </table:table-cell>
        </table:table-row>
        <table:table-row table:style-name="ro1">
          <table:table-cell table:formula="of:=[$Butler_Huybers.A428]" office:value-type="float" office:value="428" calcext:value-type="float">
            <text:p>428</text:p>
          </table:table-cell>
          <table:table-cell table:formula="of:=[$Butler_Huybers.B428]" office:value-type="float" office:value="-0.00157509315611807" calcext:value-type="float">
            <text:p>-0.001575093156118</text:p>
          </table:table-cell>
        </table:table-row>
        <table:table-row table:style-name="ro1">
          <table:table-cell table:formula="of:=[$Butler_Huybers.A429]" office:value-type="float" office:value="429" calcext:value-type="float">
            <text:p>429</text:p>
          </table:table-cell>
          <table:table-cell table:formula="of:=[$Butler_Huybers.B429]" office:value-type="float" office:value="-0.0015751106425847" calcext:value-type="float">
            <text:p>-0.001575110642585</text:p>
          </table:table-cell>
        </table:table-row>
        <table:table-row table:style-name="ro1">
          <table:table-cell table:formula="of:=[$Butler_Huybers.A430]" office:value-type="float" office:value="430" calcext:value-type="float">
            <text:p>430</text:p>
          </table:table-cell>
          <table:table-cell table:formula="of:=[$Butler_Huybers.B430]" office:value-type="float" office:value="-0.00157532519085804" calcext:value-type="float">
            <text:p>-0.001575325190858</text:p>
          </table:table-cell>
        </table:table-row>
        <table:table-row table:style-name="ro1">
          <table:table-cell table:formula="of:=[$Butler_Huybers.A431]" office:value-type="float" office:value="431" calcext:value-type="float">
            <text:p>431</text:p>
          </table:table-cell>
          <table:table-cell table:formula="of:=[$Butler_Huybers.B431]" office:value-type="float" office:value="-0.00157385462727797" calcext:value-type="float">
            <text:p>-0.001573854627278</text:p>
          </table:table-cell>
        </table:table-row>
        <table:table-row table:style-name="ro1">
          <table:table-cell table:formula="of:=[$Butler_Huybers.A432]" office:value-type="float" office:value="432" calcext:value-type="float">
            <text:p>432</text:p>
          </table:table-cell>
          <table:table-cell table:formula="of:=[$Butler_Huybers.B432]" office:value-type="float" office:value="-0.00156466335499772" calcext:value-type="float">
            <text:p>-0.001564663354998</text:p>
          </table:table-cell>
        </table:table-row>
        <table:table-row table:style-name="ro1">
          <table:table-cell table:formula="of:=[$Butler_Huybers.A433]" office:value-type="float" office:value="433" calcext:value-type="float">
            <text:p>433</text:p>
          </table:table-cell>
          <table:table-cell table:formula="of:=[$Butler_Huybers.B433]" office:value-type="float" office:value="-0.0015602252257377" calcext:value-type="float">
            <text:p>-0.001560225225738</text:p>
          </table:table-cell>
        </table:table-row>
        <table:table-row table:style-name="ro1">
          <table:table-cell table:formula="of:=[$Butler_Huybers.A434]" office:value-type="float" office:value="434" calcext:value-type="float">
            <text:p>434</text:p>
          </table:table-cell>
          <table:table-cell table:formula="of:=[$Butler_Huybers.B434]" office:value-type="float" office:value="-0.00156102615706519" calcext:value-type="float">
            <text:p>-0.001561026157065</text:p>
          </table:table-cell>
        </table:table-row>
        <table:table-row table:style-name="ro1">
          <table:table-cell table:formula="of:=[$Butler_Huybers.A435]" office:value-type="float" office:value="435" calcext:value-type="float">
            <text:p>435</text:p>
          </table:table-cell>
          <table:table-cell table:formula="of:=[$Butler_Huybers.B435]" office:value-type="float" office:value="-0.00156036214132413" calcext:value-type="float">
            <text:p>-0.001560362141324</text:p>
          </table:table-cell>
        </table:table-row>
        <table:table-row table:style-name="ro1">
          <table:table-cell table:formula="of:=[$Butler_Huybers.A436]" office:value-type="float" office:value="436" calcext:value-type="float">
            <text:p>436</text:p>
          </table:table-cell>
          <table:table-cell table:formula="of:=[$Butler_Huybers.B436]" office:value-type="float" office:value="-0.00156205926506548" calcext:value-type="float">
            <text:p>-0.001562059265065</text:p>
          </table:table-cell>
        </table:table-row>
        <table:table-row table:style-name="ro1">
          <table:table-cell table:formula="of:=[$Butler_Huybers.A437]" office:value-type="float" office:value="437" calcext:value-type="float">
            <text:p>437</text:p>
          </table:table-cell>
          <table:table-cell table:formula="of:=[$Butler_Huybers.B437]" office:value-type="float" office:value="-0.00154749150818066" calcext:value-type="float">
            <text:p>-0.001547491508181</text:p>
          </table:table-cell>
        </table:table-row>
        <table:table-row table:style-name="ro1">
          <table:table-cell table:formula="of:=[$Butler_Huybers.A438]" office:value-type="float" office:value="438" calcext:value-type="float">
            <text:p>438</text:p>
          </table:table-cell>
          <table:table-cell table:formula="of:=[$Butler_Huybers.B438]" office:value-type="float" office:value="-0.00154645455303463" calcext:value-type="float">
            <text:p>-0.001546454553035</text:p>
          </table:table-cell>
        </table:table-row>
        <table:table-row table:style-name="ro1">
          <table:table-cell table:formula="of:=[$Butler_Huybers.A439]" office:value-type="float" office:value="439" calcext:value-type="float">
            <text:p>439</text:p>
          </table:table-cell>
          <table:table-cell table:formula="of:=[$Butler_Huybers.B439]" office:value-type="float" office:value="-0.00154655173478452" calcext:value-type="float">
            <text:p>-0.001546551734785</text:p>
          </table:table-cell>
        </table:table-row>
        <table:table-row table:style-name="ro1">
          <table:table-cell table:formula="of:=[$Butler_Huybers.A440]" office:value-type="float" office:value="440" calcext:value-type="float">
            <text:p>440</text:p>
          </table:table-cell>
          <table:table-cell table:formula="of:=[$Butler_Huybers.B440]" office:value-type="float" office:value="-0.00154509044546104" calcext:value-type="float">
            <text:p>-0.001545090445461</text:p>
          </table:table-cell>
        </table:table-row>
        <table:table-row table:style-name="ro1">
          <table:table-cell table:formula="of:=[$Butler_Huybers.A441]" office:value-type="float" office:value="441" calcext:value-type="float">
            <text:p>441</text:p>
          </table:table-cell>
          <table:table-cell table:formula="of:=[$Butler_Huybers.B441]" office:value-type="float" office:value="-0.00153900134324659" calcext:value-type="float">
            <text:p>-0.001539001343247</text:p>
          </table:table-cell>
        </table:table-row>
        <table:table-row table:style-name="ro1">
          <table:table-cell table:formula="of:=[$Butler_Huybers.A442]" office:value-type="float" office:value="442" calcext:value-type="float">
            <text:p>442</text:p>
          </table:table-cell>
          <table:table-cell table:formula="of:=[$Butler_Huybers.B442]" office:value-type="float" office:value="-0.00153652528973673" calcext:value-type="float">
            <text:p>-0.001536525289737</text:p>
          </table:table-cell>
        </table:table-row>
        <table:table-row table:style-name="ro1">
          <table:table-cell table:formula="of:=[$Butler_Huybers.A443]" office:value-type="float" office:value="443" calcext:value-type="float">
            <text:p>443</text:p>
          </table:table-cell>
          <table:table-cell table:formula="of:=[$Butler_Huybers.B443]" office:value-type="float" office:value="-0.00153134267034159" calcext:value-type="float">
            <text:p>-0.001531342670342</text:p>
          </table:table-cell>
        </table:table-row>
        <table:table-row table:style-name="ro1">
          <table:table-cell table:formula="of:=[$Butler_Huybers.A444]" office:value-type="float" office:value="444" calcext:value-type="float">
            <text:p>444</text:p>
          </table:table-cell>
          <table:table-cell table:formula="of:=[$Butler_Huybers.B444]" office:value-type="float" office:value="-0.00153229900415275" calcext:value-type="float">
            <text:p>-0.001532299004153</text:p>
          </table:table-cell>
        </table:table-row>
        <table:table-row table:style-name="ro1">
          <table:table-cell table:formula="of:=[$Butler_Huybers.A445]" office:value-type="float" office:value="445" calcext:value-type="float">
            <text:p>445</text:p>
          </table:table-cell>
          <table:table-cell table:formula="of:=[$Butler_Huybers.B445]" office:value-type="float" office:value="-0.00153192693572517" calcext:value-type="float">
            <text:p>-0.001531926935725</text:p>
          </table:table-cell>
        </table:table-row>
        <table:table-row table:style-name="ro1">
          <table:table-cell table:formula="of:=[$Butler_Huybers.A446]" office:value-type="float" office:value="446" calcext:value-type="float">
            <text:p>446</text:p>
          </table:table-cell>
          <table:table-cell table:formula="of:=[$Butler_Huybers.B446]" office:value-type="float" office:value="-0.00153248654878295" calcext:value-type="float">
            <text:p>-0.001532486548783</text:p>
          </table:table-cell>
        </table:table-row>
        <table:table-row table:style-name="ro1">
          <table:table-cell table:formula="of:=[$Butler_Huybers.A447]" office:value-type="float" office:value="447" calcext:value-type="float">
            <text:p>447</text:p>
          </table:table-cell>
          <table:table-cell table:formula="of:=[$Butler_Huybers.B447]" office:value-type="float" office:value="-0.00152537391667708" calcext:value-type="float">
            <text:p>-0.001525373916677</text:p>
          </table:table-cell>
        </table:table-row>
        <table:table-row table:style-name="ro1">
          <table:table-cell table:formula="of:=[$Butler_Huybers.A448]" office:value-type="float" office:value="448" calcext:value-type="float">
            <text:p>448</text:p>
          </table:table-cell>
          <table:table-cell table:formula="of:=[$Butler_Huybers.B448]" office:value-type="float" office:value="-0.00151758539783202" calcext:value-type="float">
            <text:p>-0.001517585397832</text:p>
          </table:table-cell>
        </table:table-row>
        <table:table-row table:style-name="ro1">
          <table:table-cell table:formula="of:=[$Butler_Huybers.A449]" office:value-type="float" office:value="449" calcext:value-type="float">
            <text:p>449</text:p>
          </table:table-cell>
          <table:table-cell table:formula="of:=[$Butler_Huybers.B449]" office:value-type="float" office:value="-0.00151780870352399" calcext:value-type="float">
            <text:p>-0.001517808703524</text:p>
          </table:table-cell>
        </table:table-row>
        <table:table-row table:style-name="ro1">
          <table:table-cell table:formula="of:=[$Butler_Huybers.A450]" office:value-type="float" office:value="450" calcext:value-type="float">
            <text:p>450</text:p>
          </table:table-cell>
          <table:table-cell table:formula="of:=[$Butler_Huybers.B450]" office:value-type="float" office:value="-0.00151801163121043" calcext:value-type="float">
            <text:p>-0.00151801163121</text:p>
          </table:table-cell>
        </table:table-row>
        <table:table-row table:style-name="ro1">
          <table:table-cell table:formula="of:=[$Butler_Huybers.A451]" office:value-type="float" office:value="451" calcext:value-type="float">
            <text:p>451</text:p>
          </table:table-cell>
          <table:table-cell table:formula="of:=[$Butler_Huybers.B451]" office:value-type="float" office:value="-0.00151583152571123" calcext:value-type="float">
            <text:p>-0.001515831525711</text:p>
          </table:table-cell>
        </table:table-row>
        <table:table-row table:style-name="ro1">
          <table:table-cell table:formula="of:=[$Butler_Huybers.A452]" office:value-type="float" office:value="452" calcext:value-type="float">
            <text:p>452</text:p>
          </table:table-cell>
          <table:table-cell table:formula="of:=[$Butler_Huybers.B452]" office:value-type="float" office:value="-0.00150645583006782" calcext:value-type="float">
            <text:p>-0.001506455830068</text:p>
          </table:table-cell>
        </table:table-row>
        <table:table-row table:style-name="ro1">
          <table:table-cell table:formula="of:=[$Butler_Huybers.A453]" office:value-type="float" office:value="453" calcext:value-type="float">
            <text:p>453</text:p>
          </table:table-cell>
          <table:table-cell table:formula="of:=[$Butler_Huybers.B453]" office:value-type="float" office:value="-0.00150292507529754" calcext:value-type="float">
            <text:p>-0.001502925075298</text:p>
          </table:table-cell>
        </table:table-row>
        <table:table-row table:style-name="ro1">
          <table:table-cell table:formula="of:=[$Butler_Huybers.A454]" office:value-type="float" office:value="454" calcext:value-type="float">
            <text:p>454</text:p>
          </table:table-cell>
          <table:table-cell table:formula="of:=[$Butler_Huybers.B454]" office:value-type="float" office:value="-0.00150353667365284" calcext:value-type="float">
            <text:p>-0.001503536673653</text:p>
          </table:table-cell>
        </table:table-row>
        <table:table-row table:style-name="ro1">
          <table:table-cell table:formula="of:=[$Butler_Huybers.A455]" office:value-type="float" office:value="455" calcext:value-type="float">
            <text:p>455</text:p>
          </table:table-cell>
          <table:table-cell table:formula="of:=[$Butler_Huybers.B455]" office:value-type="float" office:value="-0.00150325965582365" calcext:value-type="float">
            <text:p>-0.001503259655824</text:p>
          </table:table-cell>
        </table:table-row>
        <table:table-row table:style-name="ro1">
          <table:table-cell table:formula="of:=[$Butler_Huybers.A456]" office:value-type="float" office:value="456" calcext:value-type="float">
            <text:p>456</text:p>
          </table:table-cell>
          <table:table-cell table:formula="of:=[$Butler_Huybers.B456]" office:value-type="float" office:value="-0.00150369075613804" calcext:value-type="float">
            <text:p>-0.001503690756138</text:p>
          </table:table-cell>
        </table:table-row>
        <table:table-row table:style-name="ro1">
          <table:table-cell table:formula="of:=[$Butler_Huybers.A457]" office:value-type="float" office:value="457" calcext:value-type="float">
            <text:p>457</text:p>
          </table:table-cell>
          <table:table-cell table:formula="of:=[$Butler_Huybers.B457]" office:value-type="float" office:value="-0.00149622068851242" calcext:value-type="float">
            <text:p>-0.001496220688512</text:p>
          </table:table-cell>
        </table:table-row>
        <table:table-row table:style-name="ro1">
          <table:table-cell table:formula="of:=[$Butler_Huybers.A458]" office:value-type="float" office:value="458" calcext:value-type="float">
            <text:p>458</text:p>
          </table:table-cell>
          <table:table-cell table:formula="of:=[$Butler_Huybers.B458]" office:value-type="float" office:value="-0.00148876103405079" calcext:value-type="float">
            <text:p>-0.001488761034051</text:p>
          </table:table-cell>
        </table:table-row>
        <table:table-row table:style-name="ro1">
          <table:table-cell table:formula="of:=[$Butler_Huybers.A459]" office:value-type="float" office:value="459" calcext:value-type="float">
            <text:p>459</text:p>
          </table:table-cell>
          <table:table-cell table:formula="of:=[$Butler_Huybers.B459]" office:value-type="float" office:value="-0.00148919616989925" calcext:value-type="float">
            <text:p>-0.001489196169899</text:p>
          </table:table-cell>
        </table:table-row>
        <table:table-row table:style-name="ro1">
          <table:table-cell table:formula="of:=[$Butler_Huybers.A460]" office:value-type="float" office:value="460" calcext:value-type="float">
            <text:p>460</text:p>
          </table:table-cell>
          <table:table-cell table:formula="of:=[$Butler_Huybers.B460]" office:value-type="float" office:value="-0.00148891781296754" calcext:value-type="float">
            <text:p>-0.001488917812968</text:p>
          </table:table-cell>
        </table:table-row>
        <table:table-row table:style-name="ro1">
          <table:table-cell table:formula="of:=[$Butler_Huybers.A461]" office:value-type="float" office:value="461" calcext:value-type="float">
            <text:p>461</text:p>
          </table:table-cell>
          <table:table-cell table:formula="of:=[$Butler_Huybers.B461]" office:value-type="float" office:value="-0.00148953226449541" calcext:value-type="float">
            <text:p>-0.001489532264495</text:p>
          </table:table-cell>
        </table:table-row>
        <table:table-row table:style-name="ro1">
          <table:table-cell table:formula="of:=[$Butler_Huybers.A462]" office:value-type="float" office:value="462" calcext:value-type="float">
            <text:p>462</text:p>
          </table:table-cell>
          <table:table-cell table:formula="of:=[$Butler_Huybers.B462]" office:value-type="float" office:value="-0.00148598397054814" calcext:value-type="float">
            <text:p>-0.001485983970548</text:p>
          </table:table-cell>
        </table:table-row>
        <table:table-row table:style-name="ro1">
          <table:table-cell table:formula="of:=[$Butler_Huybers.A463]" office:value-type="float" office:value="463" calcext:value-type="float">
            <text:p>463</text:p>
          </table:table-cell>
          <table:table-cell table:formula="of:=[$Butler_Huybers.B463]" office:value-type="float" office:value="-0.00147662712092683" calcext:value-type="float">
            <text:p>-0.001476627120927</text:p>
          </table:table-cell>
        </table:table-row>
        <table:table-row table:style-name="ro1">
          <table:table-cell table:formula="of:=[$Butler_Huybers.A464]" office:value-type="float" office:value="464" calcext:value-type="float">
            <text:p>464</text:p>
          </table:table-cell>
          <table:table-cell table:formula="of:=[$Butler_Huybers.B464]" office:value-type="float" office:value="-0.00147439772923381" calcext:value-type="float">
            <text:p>-0.001474397729234</text:p>
          </table:table-cell>
        </table:table-row>
        <table:table-row table:style-name="ro1">
          <table:table-cell table:formula="of:=[$Butler_Huybers.A465]" office:value-type="float" office:value="465" calcext:value-type="float">
            <text:p>465</text:p>
          </table:table-cell>
          <table:table-cell table:formula="of:=[$Butler_Huybers.B465]" office:value-type="float" office:value="-0.00147478035537331" calcext:value-type="float">
            <text:p>-0.001474780355373</text:p>
          </table:table-cell>
        </table:table-row>
        <table:table-row table:style-name="ro1">
          <table:table-cell table:formula="of:=[$Butler_Huybers.A466]" office:value-type="float" office:value="466" calcext:value-type="float">
            <text:p>466</text:p>
          </table:table-cell>
          <table:table-cell table:formula="of:=[$Butler_Huybers.B466]" office:value-type="float" office:value="-0.00147465875144144" calcext:value-type="float">
            <text:p>-0.001474658751441</text:p>
          </table:table-cell>
        </table:table-row>
        <table:table-row table:style-name="ro1">
          <table:table-cell table:formula="of:=[$Butler_Huybers.A467]" office:value-type="float" office:value="467" calcext:value-type="float">
            <text:p>467</text:p>
          </table:table-cell>
          <table:table-cell table:formula="of:=[$Butler_Huybers.B467]" office:value-type="float" office:value="-0.00147452039980659" calcext:value-type="float">
            <text:p>-0.001474520399807</text:p>
          </table:table-cell>
        </table:table-row>
        <table:table-row table:style-name="ro1">
          <table:table-cell table:formula="of:=[$Butler_Huybers.A468]" office:value-type="float" office:value="468" calcext:value-type="float">
            <text:p>468</text:p>
          </table:table-cell>
          <table:table-cell table:formula="of:=[$Butler_Huybers.B468]" office:value-type="float" office:value="-0.0014661213581331" calcext:value-type="float">
            <text:p>-0.001466121358133</text:p>
          </table:table-cell>
        </table:table-row>
        <table:table-row table:style-name="ro1">
          <table:table-cell table:formula="of:=[$Butler_Huybers.A469]" office:value-type="float" office:value="469" calcext:value-type="float">
            <text:p>469</text:p>
          </table:table-cell>
          <table:table-cell table:formula="of:=[$Butler_Huybers.B469]" office:value-type="float" office:value="-0.00145983057932874" calcext:value-type="float">
            <text:p>-0.001459830579329</text:p>
          </table:table-cell>
        </table:table-row>
        <table:table-row table:style-name="ro1">
          <table:table-cell table:formula="of:=[$Butler_Huybers.A470]" office:value-type="float" office:value="470" calcext:value-type="float">
            <text:p>470</text:p>
          </table:table-cell>
          <table:table-cell table:formula="of:=[$Butler_Huybers.B470]" office:value-type="float" office:value="-0.00146055383128039" calcext:value-type="float">
            <text:p>-0.00146055383128</text:p>
          </table:table-cell>
        </table:table-row>
        <table:table-row table:style-name="ro1">
          <table:table-cell table:formula="of:=[$Butler_Huybers.A471]" office:value-type="float" office:value="471" calcext:value-type="float">
            <text:p>471</text:p>
          </table:table-cell>
          <table:table-cell table:formula="of:=[$Butler_Huybers.B471]" office:value-type="float" office:value="-0.00146012019746408" calcext:value-type="float">
            <text:p>-0.001460120197464</text:p>
          </table:table-cell>
        </table:table-row>
        <table:table-row table:style-name="ro1">
          <table:table-cell table:formula="of:=[$Butler_Huybers.A472]" office:value-type="float" office:value="472" calcext:value-type="float">
            <text:p>472</text:p>
          </table:table-cell>
          <table:table-cell table:formula="of:=[$Butler_Huybers.B472]" office:value-type="float" office:value="-0.00146118874239917" calcext:value-type="float">
            <text:p>-0.001461188742399</text:p>
          </table:table-cell>
        </table:table-row>
        <table:table-row table:style-name="ro1">
          <table:table-cell table:formula="of:=[$Butler_Huybers.A473]" office:value-type="float" office:value="473" calcext:value-type="float">
            <text:p>473</text:p>
          </table:table-cell>
          <table:table-cell table:formula="of:=[$Butler_Huybers.B473]" office:value-type="float" office:value="-0.00145505984848913" calcext:value-type="float">
            <text:p>-0.001455059848489</text:p>
          </table:table-cell>
        </table:table-row>
        <table:table-row table:style-name="ro1">
          <table:table-cell table:formula="of:=[$Butler_Huybers.A474]" office:value-type="float" office:value="474" calcext:value-type="float">
            <text:p>474</text:p>
          </table:table-cell>
          <table:table-cell table:formula="of:=[$Butler_Huybers.B474]" office:value-type="float" office:value="-0.00145350492310832" calcext:value-type="float">
            <text:p>-0.001453504923108</text:p>
          </table:table-cell>
        </table:table-row>
        <table:table-row table:style-name="ro1">
          <table:table-cell table:formula="of:=[$Butler_Huybers.A475]" office:value-type="float" office:value="475" calcext:value-type="float">
            <text:p>475</text:p>
          </table:table-cell>
          <table:table-cell table:formula="of:=[$Butler_Huybers.B475]" office:value-type="float" office:value="-0.00144663383459145" calcext:value-type="float">
            <text:p>-0.001446633834591</text:p>
          </table:table-cell>
        </table:table-row>
        <table:table-row table:style-name="ro1">
          <table:table-cell table:formula="of:=[$Butler_Huybers.A476]" office:value-type="float" office:value="476" calcext:value-type="float">
            <text:p>476</text:p>
          </table:table-cell>
          <table:table-cell table:formula="of:=[$Butler_Huybers.B476]" office:value-type="float" office:value="-0.00144600619072405" calcext:value-type="float">
            <text:p>-0.001446006190724</text:p>
          </table:table-cell>
        </table:table-row>
        <table:table-row table:style-name="ro1">
          <table:table-cell table:formula="of:=[$Butler_Huybers.A477]" office:value-type="float" office:value="477" calcext:value-type="float">
            <text:p>477</text:p>
          </table:table-cell>
          <table:table-cell table:formula="of:=[$Butler_Huybers.B477]" office:value-type="float" office:value="-0.00144595376102665" calcext:value-type="float">
            <text:p>-0.001445953761027</text:p>
          </table:table-cell>
        </table:table-row>
        <table:table-row table:style-name="ro1">
          <table:table-cell table:formula="of:=[$Butler_Huybers.A478]" office:value-type="float" office:value="478" calcext:value-type="float">
            <text:p>478</text:p>
          </table:table-cell>
          <table:table-cell table:formula="of:=[$Butler_Huybers.B478]" office:value-type="float" office:value="-0.00144625288310288" calcext:value-type="float">
            <text:p>-0.001446252883103</text:p>
          </table:table-cell>
        </table:table-row>
        <table:table-row table:style-name="ro1">
          <table:table-cell table:formula="of:=[$Butler_Huybers.A479]" office:value-type="float" office:value="479" calcext:value-type="float">
            <text:p>479</text:p>
          </table:table-cell>
          <table:table-cell table:formula="of:=[$Butler_Huybers.B479]" office:value-type="float" office:value="-0.0014444678276952" calcext:value-type="float">
            <text:p>-0.001444467827695</text:p>
          </table:table-cell>
        </table:table-row>
        <table:table-row table:style-name="ro1">
          <table:table-cell table:formula="of:=[$Butler_Huybers.A480]" office:value-type="float" office:value="480" calcext:value-type="float">
            <text:p>480</text:p>
          </table:table-cell>
          <table:table-cell table:formula="of:=[$Butler_Huybers.B480]" office:value-type="float" office:value="-0.00143519086539163" calcext:value-type="float">
            <text:p>-0.001435190865392</text:p>
          </table:table-cell>
        </table:table-row>
        <table:table-row table:style-name="ro1">
          <table:table-cell table:formula="of:=[$Butler_Huybers.A481]" office:value-type="float" office:value="481" calcext:value-type="float">
            <text:p>481</text:p>
          </table:table-cell>
          <table:table-cell table:formula="of:=[$Butler_Huybers.B481]" office:value-type="float" office:value="-0.00143113933632534" calcext:value-type="float">
            <text:p>-0.001431139336325</text:p>
          </table:table-cell>
        </table:table-row>
        <table:table-row table:style-name="ro1">
          <table:table-cell table:formula="of:=[$Butler_Huybers.A482]" office:value-type="float" office:value="482" calcext:value-type="float">
            <text:p>482</text:p>
          </table:table-cell>
          <table:table-cell table:formula="of:=[$Butler_Huybers.B482]" office:value-type="float" office:value="-0.00143181726853419" calcext:value-type="float">
            <text:p>-0.001431817268534</text:p>
          </table:table-cell>
        </table:table-row>
        <table:table-row table:style-name="ro1">
          <table:table-cell table:formula="of:=[$Butler_Huybers.A483]" office:value-type="float" office:value="483" calcext:value-type="float">
            <text:p>483</text:p>
          </table:table-cell>
          <table:table-cell table:formula="of:=[$Butler_Huybers.B483]" office:value-type="float" office:value="-0.0014315009718315" calcext:value-type="float">
            <text:p>-0.001431500971832</text:p>
          </table:table-cell>
        </table:table-row>
        <table:table-row table:style-name="ro1">
          <table:table-cell table:formula="of:=[$Butler_Huybers.A484]" office:value-type="float" office:value="484" calcext:value-type="float">
            <text:p>484</text:p>
          </table:table-cell>
          <table:table-cell table:formula="of:=[$Butler_Huybers.B484]" office:value-type="float" office:value="-0.00143206765334167" calcext:value-type="float">
            <text:p>-0.001432067653342</text:p>
          </table:table-cell>
        </table:table-row>
        <table:table-row table:style-name="ro1">
          <table:table-cell table:formula="of:=[$Butler_Huybers.A485]" office:value-type="float" office:value="485" calcext:value-type="float">
            <text:p>485</text:p>
          </table:table-cell>
          <table:table-cell table:formula="of:=[$Butler_Huybers.B485]" office:value-type="float" office:value="-0.00142501895768048" calcext:value-type="float">
            <text:p>-0.00142501895768</text:p>
          </table:table-cell>
        </table:table-row>
        <table:table-row table:style-name="ro1">
          <table:table-cell table:formula="of:=[$Butler_Huybers.A486]" office:value-type="float" office:value="486" calcext:value-type="float">
            <text:p>486</text:p>
          </table:table-cell>
          <table:table-cell table:formula="of:=[$Butler_Huybers.B486]" office:value-type="float" office:value="-0.00141717178407246" calcext:value-type="float">
            <text:p>-0.001417171784072</text:p>
          </table:table-cell>
        </table:table-row>
        <table:table-row table:style-name="ro1">
          <table:table-cell table:formula="of:=[$Butler_Huybers.A487]" office:value-type="float" office:value="487" calcext:value-type="float">
            <text:p>487</text:p>
          </table:table-cell>
          <table:table-cell table:formula="of:=[$Butler_Huybers.B487]" office:value-type="float" office:value="-0.00141742981679155" calcext:value-type="float">
            <text:p>-0.001417429816792</text:p>
          </table:table-cell>
        </table:table-row>
        <table:table-row table:style-name="ro1">
          <table:table-cell table:formula="of:=[$Butler_Huybers.A488]" office:value-type="float" office:value="488" calcext:value-type="float">
            <text:p>488</text:p>
          </table:table-cell>
          <table:table-cell table:formula="of:=[$Butler_Huybers.B488]" office:value-type="float" office:value="-0.00141720132728042" calcext:value-type="float">
            <text:p>-0.00141720132728</text:p>
          </table:table-cell>
        </table:table-row>
        <table:table-row table:style-name="ro1">
          <table:table-cell table:formula="of:=[$Butler_Huybers.A489]" office:value-type="float" office:value="489" calcext:value-type="float">
            <text:p>489</text:p>
          </table:table-cell>
          <table:table-cell table:formula="of:=[$Butler_Huybers.B489]" office:value-type="float" office:value="-0.0014177365135533" calcext:value-type="float">
            <text:p>-0.001417736513553</text:p>
          </table:table-cell>
        </table:table-row>
        <table:table-row table:style-name="ro1">
          <table:table-cell table:formula="of:=[$Butler_Huybers.A490]" office:value-type="float" office:value="490" calcext:value-type="float">
            <text:p>490</text:p>
          </table:table-cell>
          <table:table-cell table:formula="of:=[$Butler_Huybers.B490]" office:value-type="float" office:value="-0.00141469748579938" calcext:value-type="float">
            <text:p>-0.001414697485799</text:p>
          </table:table-cell>
        </table:table-row>
        <table:table-row table:style-name="ro1">
          <table:table-cell table:formula="of:=[$Butler_Huybers.A491]" office:value-type="float" office:value="491" calcext:value-type="float">
            <text:p>491</text:p>
          </table:table-cell>
          <table:table-cell table:formula="of:=[$Butler_Huybers.B491]" office:value-type="float" office:value="-0.00140529945268074" calcext:value-type="float">
            <text:p>-0.001405299452681</text:p>
          </table:table-cell>
        </table:table-row>
        <table:table-row table:style-name="ro1">
          <table:table-cell table:formula="of:=[$Butler_Huybers.A492]" office:value-type="float" office:value="492" calcext:value-type="float">
            <text:p>492</text:p>
          </table:table-cell>
          <table:table-cell table:formula="of:=[$Butler_Huybers.B492]" office:value-type="float" office:value="-0.00140260392986802" calcext:value-type="float">
            <text:p>-0.001402603929868</text:p>
          </table:table-cell>
        </table:table-row>
        <table:table-row table:style-name="ro1">
          <table:table-cell table:formula="of:=[$Butler_Huybers.A493]" office:value-type="float" office:value="493" calcext:value-type="float">
            <text:p>493</text:p>
          </table:table-cell>
          <table:table-cell table:formula="of:=[$Butler_Huybers.B493]" office:value-type="float" office:value="-0.00140302432475446" calcext:value-type="float">
            <text:p>-0.001403024324754</text:p>
          </table:table-cell>
        </table:table-row>
        <table:table-row table:style-name="ro1">
          <table:table-cell table:formula="of:=[$Butler_Huybers.A494]" office:value-type="float" office:value="494" calcext:value-type="float">
            <text:p>494</text:p>
          </table:table-cell>
          <table:table-cell table:formula="of:=[$Butler_Huybers.B494]" office:value-type="float" office:value="-0.00140298203805457" calcext:value-type="float">
            <text:p>-0.001402982038055</text:p>
          </table:table-cell>
        </table:table-row>
        <table:table-row table:style-name="ro1">
          <table:table-cell table:formula="of:=[$Butler_Huybers.A495]" office:value-type="float" office:value="495" calcext:value-type="float">
            <text:p>495</text:p>
          </table:table-cell>
          <table:table-cell table:formula="of:=[$Butler_Huybers.B495]" office:value-type="float" office:value="-0.00140296161713008" calcext:value-type="float">
            <text:p>-0.00140296161713</text:p>
          </table:table-cell>
        </table:table-row>
        <table:table-row table:style-name="ro1">
          <table:table-cell table:formula="of:=[$Butler_Huybers.A496]" office:value-type="float" office:value="496" calcext:value-type="float">
            <text:p>496</text:p>
          </table:table-cell>
          <table:table-cell table:formula="of:=[$Butler_Huybers.B496]" office:value-type="float" office:value="-0.00140259279147648" calcext:value-type="float">
            <text:p>-0.001402592791476</text:p>
          </table:table-cell>
        </table:table-row>
        <table:table-row table:style-name="ro1">
          <table:table-cell table:formula="of:=[$Butler_Huybers.A497]" office:value-type="float" office:value="497" calcext:value-type="float">
            <text:p>497</text:p>
          </table:table-cell>
          <table:table-cell table:formula="of:=[$Butler_Huybers.B497]" office:value-type="float" office:value="-0.00139397289593293" calcext:value-type="float">
            <text:p>-0.001393972895933</text:p>
          </table:table-cell>
        </table:table-row>
        <table:table-row table:style-name="ro1">
          <table:table-cell table:formula="of:=[$Butler_Huybers.A498]" office:value-type="float" office:value="498" calcext:value-type="float">
            <text:p>498</text:p>
          </table:table-cell>
          <table:table-cell table:formula="of:=[$Butler_Huybers.B498]" office:value-type="float" office:value="-0.00138806501866512" calcext:value-type="float">
            <text:p>-0.001388065018665</text:p>
          </table:table-cell>
        </table:table-row>
        <table:table-row table:style-name="ro1">
          <table:table-cell table:formula="of:=[$Butler_Huybers.A499]" office:value-type="float" office:value="499" calcext:value-type="float">
            <text:p>499</text:p>
          </table:table-cell>
          <table:table-cell table:formula="of:=[$Butler_Huybers.B499]" office:value-type="float" office:value="-0.00138880482041668" calcext:value-type="float">
            <text:p>-0.001388804820417</text:p>
          </table:table-cell>
        </table:table-row>
        <table:table-row table:style-name="ro1">
          <table:table-cell table:formula="of:=[$Butler_Huybers.A500]" office:value-type="float" office:value="500" calcext:value-type="float">
            <text:p>500</text:p>
          </table:table-cell>
          <table:table-cell table:formula="of:=[$Butler_Huybers.B500]" office:value-type="float" office:value="-0.0013884397301487" calcext:value-type="float">
            <text:p>-0.001388439730149</text:p>
          </table:table-cell>
        </table:table-row>
        <table:table-row table:style-name="ro1">
          <table:table-cell table:formula="of:=[$Butler_Huybers.A501]" office:value-type="float" office:value="501" calcext:value-type="float">
            <text:p>501</text:p>
          </table:table-cell>
          <table:table-cell table:formula="of:=[$Butler_Huybers.B501]" office:value-type="float" office:value="-0.00138919548161932" calcext:value-type="float">
            <text:p>-0.001389195481619</text:p>
          </table:table-cell>
        </table:table-row>
        <table:table-row table:style-name="ro1">
          <table:table-cell table:formula="of:=[$Butler_Huybers.A502]" office:value-type="float" office:value="502" calcext:value-type="float">
            <text:p>502</text:p>
          </table:table-cell>
          <table:table-cell table:formula="of:=[$Butler_Huybers.B502]" office:value-type="float" office:value="-0.00138388620773751" calcext:value-type="float">
            <text:p>-0.001383886207738</text:p>
          </table:table-cell>
        </table:table-row>
        <table:table-row table:style-name="ro1">
          <table:table-cell table:formula="of:=[$Butler_Huybers.A503]" office:value-type="float" office:value="503" calcext:value-type="float">
            <text:p>503</text:p>
          </table:table-cell>
          <table:table-cell table:formula="of:=[$Butler_Huybers.B503]" office:value-type="float" office:value="-0.00137498691333017" calcext:value-type="float">
            <text:p>-0.00137498691333</text:p>
          </table:table-cell>
        </table:table-row>
        <table:table-row table:style-name="ro1">
          <table:table-cell table:formula="of:=[$Butler_Huybers.A504]" office:value-type="float" office:value="504" calcext:value-type="float">
            <text:p>504</text:p>
          </table:table-cell>
          <table:table-cell table:formula="of:=[$Butler_Huybers.B504]" office:value-type="float" office:value="-0.00137420841147952" calcext:value-type="float">
            <text:p>-0.00137420841148</text:p>
          </table:table-cell>
        </table:table-row>
        <table:table-row table:style-name="ro1">
          <table:table-cell table:formula="of:=[$Butler_Huybers.A505]" office:value-type="float" office:value="505" calcext:value-type="float">
            <text:p>505</text:p>
          </table:table-cell>
          <table:table-cell table:formula="of:=[$Butler_Huybers.B505]" office:value-type="float" office:value="-0.0013742531028013" calcext:value-type="float">
            <text:p>-0.001374253102801</text:p>
          </table:table-cell>
        </table:table-row>
        <table:table-row table:style-name="ro1">
          <table:table-cell table:formula="of:=[$Butler_Huybers.A506]" office:value-type="float" office:value="506" calcext:value-type="float">
            <text:p>506</text:p>
          </table:table-cell>
          <table:table-cell table:formula="of:=[$Butler_Huybers.B506]" office:value-type="float" office:value="-0.00137443783411908" calcext:value-type="float">
            <text:p>-0.001374437834119</text:p>
          </table:table-cell>
        </table:table-row>
        <table:table-row table:style-name="ro1">
          <table:table-cell table:formula="of:=[$Butler_Huybers.A507]" office:value-type="float" office:value="507" calcext:value-type="float">
            <text:p>507</text:p>
          </table:table-cell>
          <table:table-cell table:formula="of:=[$Butler_Huybers.B507]" office:value-type="float" office:value="-0.00137309353310918" calcext:value-type="float">
            <text:p>-0.001373093533109</text:p>
          </table:table-cell>
        </table:table-row>
        <table:table-row table:style-name="ro1">
          <table:table-cell table:formula="of:=[$Butler_Huybers.A508]" office:value-type="float" office:value="508" calcext:value-type="float">
            <text:p>508</text:p>
          </table:table-cell>
          <table:table-cell table:formula="of:=[$Butler_Huybers.B508]" office:value-type="float" office:value="-0.00136393565559877" calcext:value-type="float">
            <text:p>-0.001363935655599</text:p>
          </table:table-cell>
        </table:table-row>
        <table:table-row table:style-name="ro1">
          <table:table-cell table:formula="of:=[$Butler_Huybers.A509]" office:value-type="float" office:value="509" calcext:value-type="float">
            <text:p>509</text:p>
          </table:table-cell>
          <table:table-cell table:formula="of:=[$Butler_Huybers.B509]" office:value-type="float" office:value="-0.00135938076043464" calcext:value-type="float">
            <text:p>-0.001359380760435</text:p>
          </table:table-cell>
        </table:table-row>
        <table:table-row table:style-name="ro1">
          <table:table-cell table:formula="of:=[$Butler_Huybers.A510]" office:value-type="float" office:value="510" calcext:value-type="float">
            <text:p>510</text:p>
          </table:table-cell>
          <table:table-cell table:formula="of:=[$Butler_Huybers.B510]" office:value-type="float" office:value="-0.00136004307083326" calcext:value-type="float">
            <text:p>-0.001360043070833</text:p>
          </table:table-cell>
        </table:table-row>
        <table:table-row table:style-name="ro1">
          <table:table-cell table:formula="of:=[$Butler_Huybers.A511]" office:value-type="float" office:value="511" calcext:value-type="float">
            <text:p>511</text:p>
          </table:table-cell>
          <table:table-cell table:formula="of:=[$Butler_Huybers.B511]" office:value-type="float" office:value="-0.00135993907081806" calcext:value-type="float">
            <text:p>-0.001359939070818</text:p>
          </table:table-cell>
        </table:table-row>
        <table:table-row table:style-name="ro1">
          <table:table-cell table:formula="of:=[$Butler_Huybers.A512]" office:value-type="float" office:value="512" calcext:value-type="float">
            <text:p>512</text:p>
          </table:table-cell>
          <table:table-cell table:formula="of:=[$Butler_Huybers.B512]" office:value-type="float" office:value="-0.00135980145152137" calcext:value-type="float">
            <text:p>-0.001359801451521</text:p>
          </table:table-cell>
        </table:table-row>
        <table:table-row table:style-name="ro1">
          <table:table-cell table:formula="of:=[$Butler_Huybers.A513]" office:value-type="float" office:value="513" calcext:value-type="float">
            <text:p>513</text:p>
          </table:table-cell>
          <table:table-cell table:formula="of:=[$Butler_Huybers.B513]" office:value-type="float" office:value="-0.00136024021875427" calcext:value-type="float">
            <text:p>-0.001360240218754</text:p>
          </table:table-cell>
        </table:table-row>
        <table:table-row table:style-name="ro1">
          <table:table-cell table:formula="of:=[$Butler_Huybers.A514]" office:value-type="float" office:value="514" calcext:value-type="float">
            <text:p>514</text:p>
          </table:table-cell>
          <table:table-cell table:formula="of:=[$Butler_Huybers.B514]" office:value-type="float" office:value="-0.00135286372332186" calcext:value-type="float">
            <text:p>-0.001352863723322</text:p>
          </table:table-cell>
        </table:table-row>
        <table:table-row table:style-name="ro1">
          <table:table-cell table:formula="of:=[$Butler_Huybers.A515]" office:value-type="float" office:value="515" calcext:value-type="float">
            <text:p>515</text:p>
          </table:table-cell>
          <table:table-cell table:formula="of:=[$Butler_Huybers.B515]" office:value-type="float" office:value="-0.00134531842731179" calcext:value-type="float">
            <text:p>-0.001345318427312</text:p>
          </table:table-cell>
        </table:table-row>
        <table:table-row table:style-name="ro1">
          <table:table-cell table:formula="of:=[$Butler_Huybers.A516]" office:value-type="float" office:value="516" calcext:value-type="float">
            <text:p>516</text:p>
          </table:table-cell>
          <table:table-cell table:formula="of:=[$Butler_Huybers.B516]" office:value-type="float" office:value="-0.00134568781236262" calcext:value-type="float">
            <text:p>-0.001345687812363</text:p>
          </table:table-cell>
        </table:table-row>
        <table:table-row table:style-name="ro1">
          <table:table-cell table:formula="of:=[$Butler_Huybers.A517]" office:value-type="float" office:value="517" calcext:value-type="float">
            <text:p>517</text:p>
          </table:table-cell>
          <table:table-cell table:formula="of:=[$Butler_Huybers.B517]" office:value-type="float" office:value="-0.00134560647474292" calcext:value-type="float">
            <text:p>-0.001345606474743</text:p>
          </table:table-cell>
        </table:table-row>
        <table:table-row table:style-name="ro1">
          <table:table-cell table:formula="of:=[$Butler_Huybers.A518]" office:value-type="float" office:value="518" calcext:value-type="float">
            <text:p>518</text:p>
          </table:table-cell>
          <table:table-cell table:formula="of:=[$Butler_Huybers.B518]" office:value-type="float" office:value="-0.00134525556461651" calcext:value-type="float">
            <text:p>-0.001345255564617</text:p>
          </table:table-cell>
        </table:table-row>
        <table:table-row table:style-name="ro1">
          <table:table-cell table:formula="of:=[$Butler_Huybers.A519]" office:value-type="float" office:value="519" calcext:value-type="float">
            <text:p>519</text:p>
          </table:table-cell>
          <table:table-cell table:formula="of:=[$Butler_Huybers.B519]" office:value-type="float" office:value="-0.0013470379032007" calcext:value-type="float">
            <text:p>-0.001347037903201</text:p>
          </table:table-cell>
        </table:table-row>
        <table:table-row table:style-name="ro1">
          <table:table-cell table:formula="of:=[$Butler_Huybers.A520]" office:value-type="float" office:value="520" calcext:value-type="float">
            <text:p>520</text:p>
          </table:table-cell>
          <table:table-cell table:formula="of:=[$Butler_Huybers.B520]" office:value-type="float" office:value="-0.00133641980817724" calcext:value-type="float">
            <text:p>-0.001336419808177</text:p>
          </table:table-cell>
        </table:table-row>
        <table:table-row table:style-name="ro1">
          <table:table-cell table:formula="of:=[$Butler_Huybers.A521]" office:value-type="float" office:value="521" calcext:value-type="float">
            <text:p>521</text:p>
          </table:table-cell>
          <table:table-cell table:formula="of:=[$Butler_Huybers.B521]" office:value-type="float" office:value="-0.00133037567990534" calcext:value-type="float">
            <text:p>-0.001330375679905</text:p>
          </table:table-cell>
        </table:table-row>
        <table:table-row table:style-name="ro1">
          <table:table-cell table:formula="of:=[$Butler_Huybers.A522]" office:value-type="float" office:value="522" calcext:value-type="float">
            <text:p>522</text:p>
          </table:table-cell>
          <table:table-cell table:formula="of:=[$Butler_Huybers.B522]" office:value-type="float" office:value="-0.00133135943171305" calcext:value-type="float">
            <text:p>-0.001331359431713</text:p>
          </table:table-cell>
        </table:table-row>
        <table:table-row table:style-name="ro1">
          <table:table-cell table:formula="of:=[$Butler_Huybers.A523]" office:value-type="float" office:value="523" calcext:value-type="float">
            <text:p>523</text:p>
          </table:table-cell>
          <table:table-cell table:formula="of:=[$Butler_Huybers.B523]" office:value-type="float" office:value="-0.00133123194037096" calcext:value-type="float">
            <text:p>-0.001331231940371</text:p>
          </table:table-cell>
        </table:table-row>
        <table:table-row table:style-name="ro1">
          <table:table-cell table:formula="of:=[$Butler_Huybers.A524]" office:value-type="float" office:value="524" calcext:value-type="float">
            <text:p>524</text:p>
          </table:table-cell>
          <table:table-cell table:formula="of:=[$Butler_Huybers.B524]" office:value-type="float" office:value="-0.00133126506729381" calcext:value-type="float">
            <text:p>-0.001331265067294</text:p>
          </table:table-cell>
        </table:table-row>
        <table:table-row table:style-name="ro1">
          <table:table-cell table:formula="of:=[$Butler_Huybers.A525]" office:value-type="float" office:value="525" calcext:value-type="float">
            <text:p>525</text:p>
          </table:table-cell>
          <table:table-cell table:formula="of:=[$Butler_Huybers.B525]" office:value-type="float" office:value="-0.00133064320733772" calcext:value-type="float">
            <text:p>-0.001330643207338</text:p>
          </table:table-cell>
        </table:table-row>
        <table:table-row table:style-name="ro1">
          <table:table-cell table:formula="of:=[$Butler_Huybers.A526]" office:value-type="float" office:value="526" calcext:value-type="float">
            <text:p>526</text:p>
          </table:table-cell>
          <table:table-cell table:formula="of:=[$Butler_Huybers.B526]" office:value-type="float" office:value="-0.00132182830480966" calcext:value-type="float">
            <text:p>-0.00132182830481</text:p>
          </table:table-cell>
        </table:table-row>
        <table:table-row table:style-name="ro1">
          <table:table-cell table:formula="of:=[$Butler_Huybers.A527]" office:value-type="float" office:value="527" calcext:value-type="float">
            <text:p>527</text:p>
          </table:table-cell>
          <table:table-cell table:formula="of:=[$Butler_Huybers.B527]" office:value-type="float" office:value="-0.00131632140507588" calcext:value-type="float">
            <text:p>-0.001316321405076</text:p>
          </table:table-cell>
        </table:table-row>
        <table:table-row table:style-name="ro1">
          <table:table-cell table:formula="of:=[$Butler_Huybers.A528]" office:value-type="float" office:value="528" calcext:value-type="float">
            <text:p>528</text:p>
          </table:table-cell>
          <table:table-cell table:formula="of:=[$Butler_Huybers.B528]" office:value-type="float" office:value="-0.0013170206643107" calcext:value-type="float">
            <text:p>-0.001317020664311</text:p>
          </table:table-cell>
        </table:table-row>
        <table:table-row table:style-name="ro1">
          <table:table-cell table:formula="of:=[$Butler_Huybers.A529]" office:value-type="float" office:value="529" calcext:value-type="float">
            <text:p>529</text:p>
          </table:table-cell>
          <table:table-cell table:formula="of:=[$Butler_Huybers.B529]" office:value-type="float" office:value="-0.00131688856514677" calcext:value-type="float">
            <text:p>-0.001316888565147</text:p>
          </table:table-cell>
        </table:table-row>
        <table:table-row table:style-name="ro1">
          <table:table-cell table:formula="of:=[$Butler_Huybers.A530]" office:value-type="float" office:value="530" calcext:value-type="float">
            <text:p>530</text:p>
          </table:table-cell>
          <table:table-cell table:formula="of:=[$Butler_Huybers.B530]" office:value-type="float" office:value="-0.00131674065033147" calcext:value-type="float">
            <text:p>-0.001316740650331</text:p>
          </table:table-cell>
        </table:table-row>
        <table:table-row table:style-name="ro1">
          <table:table-cell table:formula="of:=[$Butler_Huybers.A531]" office:value-type="float" office:value="531" calcext:value-type="float">
            <text:p>531</text:p>
          </table:table-cell>
          <table:table-cell table:formula="of:=[$Butler_Huybers.B531]" office:value-type="float" office:value="-0.00131736852877861" calcext:value-type="float">
            <text:p>-0.001317368528779</text:p>
          </table:table-cell>
        </table:table-row>
        <table:table-row table:style-name="ro1">
          <table:table-cell table:formula="of:=[$Butler_Huybers.A532]" office:value-type="float" office:value="532" calcext:value-type="float">
            <text:p>532</text:p>
          </table:table-cell>
          <table:table-cell table:formula="of:=[$Butler_Huybers.B532]" office:value-type="float" office:value="-0.00131081280216739" calcext:value-type="float">
            <text:p>-0.001310812802167</text:p>
          </table:table-cell>
        </table:table-row>
        <table:table-row table:style-name="ro1">
          <table:table-cell table:formula="of:=[$Butler_Huybers.A533]" office:value-type="float" office:value="533" calcext:value-type="float">
            <text:p>533</text:p>
          </table:table-cell>
          <table:table-cell table:formula="of:=[$Butler_Huybers.B533]" office:value-type="float" office:value="-0.00130259236582659" calcext:value-type="float">
            <text:p>-0.001302592365827</text:p>
          </table:table-cell>
        </table:table-row>
        <table:table-row table:style-name="ro1">
          <table:table-cell table:formula="of:=[$Butler_Huybers.A534]" office:value-type="float" office:value="534" calcext:value-type="float">
            <text:p>534</text:p>
          </table:table-cell>
          <table:table-cell table:formula="of:=[$Butler_Huybers.B534]" office:value-type="float" office:value="-0.00130260028559623" calcext:value-type="float">
            <text:p>-0.001302600285596</text:p>
          </table:table-cell>
        </table:table-row>
        <table:table-row table:style-name="ro1">
          <table:table-cell table:formula="of:=[$Butler_Huybers.A535]" office:value-type="float" office:value="535" calcext:value-type="float">
            <text:p>535</text:p>
          </table:table-cell>
          <table:table-cell table:formula="of:=[$Butler_Huybers.B535]" office:value-type="float" office:value="-0.00130252591120582" calcext:value-type="float">
            <text:p>-0.001302525911206</text:p>
          </table:table-cell>
        </table:table-row>
        <table:table-row table:style-name="ro1">
          <table:table-cell table:formula="of:=[$Butler_Huybers.A536]" office:value-type="float" office:value="536" calcext:value-type="float">
            <text:p>536</text:p>
          </table:table-cell>
          <table:table-cell table:formula="of:=[$Butler_Huybers.B536]" office:value-type="float" office:value="-0.00130241300814403" calcext:value-type="float">
            <text:p>-0.001302413008144</text:p>
          </table:table-cell>
        </table:table-row>
        <table:table-row table:style-name="ro1">
          <table:table-cell table:formula="of:=[$Butler_Huybers.A537]" office:value-type="float" office:value="537" calcext:value-type="float">
            <text:p>537</text:p>
          </table:table-cell>
          <table:table-cell table:formula="of:=[$Butler_Huybers.B537]" office:value-type="float" office:value="-0.00130319355094599" calcext:value-type="float">
            <text:p>-0.001303193550946</text:p>
          </table:table-cell>
        </table:table-row>
        <table:table-row table:style-name="ro1">
          <table:table-cell table:formula="of:=[$Butler_Huybers.A538]" office:value-type="float" office:value="538" calcext:value-type="float">
            <text:p>538</text:p>
          </table:table-cell>
          <table:table-cell table:formula="of:=[$Butler_Huybers.B538]" office:value-type="float" office:value="-0.00129868202100259" calcext:value-type="float">
            <text:p>-0.001298682021003</text:p>
          </table:table-cell>
        </table:table-row>
        <table:table-row table:style-name="ro1">
          <table:table-cell table:formula="of:=[$Butler_Huybers.A539]" office:value-type="float" office:value="539" calcext:value-type="float">
            <text:p>539</text:p>
          </table:table-cell>
          <table:table-cell table:formula="of:=[$Butler_Huybers.B539]" office:value-type="float" office:value="-0.0012955401650473" calcext:value-type="float">
            <text:p>-0.001295540165047</text:p>
          </table:table-cell>
        </table:table-row>
        <table:table-row table:style-name="ro1">
          <table:table-cell table:formula="of:=[$Butler_Huybers.A540]" office:value-type="float" office:value="540" calcext:value-type="float">
            <text:p>540</text:p>
          </table:table-cell>
          <table:table-cell table:formula="of:=[$Butler_Huybers.B540]" office:value-type="float" office:value="-0.0012900939735182" calcext:value-type="float">
            <text:p>-0.001290093973518</text:p>
          </table:table-cell>
        </table:table-row>
        <table:table-row table:style-name="ro1">
          <table:table-cell table:formula="of:=[$Butler_Huybers.A541]" office:value-type="float" office:value="541" calcext:value-type="float">
            <text:p>541</text:p>
          </table:table-cell>
          <table:table-cell table:formula="of:=[$Butler_Huybers.B541]" office:value-type="float" office:value="-0.00128789878566255" calcext:value-type="float">
            <text:p>-0.001287898785663</text:p>
          </table:table-cell>
        </table:table-row>
        <table:table-row table:style-name="ro1">
          <table:table-cell table:formula="of:=[$Butler_Huybers.A542]" office:value-type="float" office:value="542" calcext:value-type="float">
            <text:p>542</text:p>
          </table:table-cell>
          <table:table-cell table:formula="of:=[$Butler_Huybers.B542]" office:value-type="float" office:value="-0.00128823069733157" calcext:value-type="float">
            <text:p>-0.001288230697332</text:p>
          </table:table-cell>
        </table:table-row>
        <table:table-row table:style-name="ro1">
          <table:table-cell table:formula="of:=[$Butler_Huybers.A543]" office:value-type="float" office:value="543" calcext:value-type="float">
            <text:p>543</text:p>
          </table:table-cell>
          <table:table-cell table:formula="of:=[$Butler_Huybers.B543]" office:value-type="float" office:value="-0.00128822272748261" calcext:value-type="float">
            <text:p>-0.001288222727483</text:p>
          </table:table-cell>
        </table:table-row>
        <table:table-row table:style-name="ro1">
          <table:table-cell table:formula="of:=[$Butler_Huybers.A544]" office:value-type="float" office:value="544" calcext:value-type="float">
            <text:p>544</text:p>
          </table:table-cell>
          <table:table-cell table:formula="of:=[$Butler_Huybers.B544]" office:value-type="float" office:value="-0.00128761751174089" calcext:value-type="float">
            <text:p>-0.001287617511741</text:p>
          </table:table-cell>
        </table:table-row>
        <table:table-row table:style-name="ro1">
          <table:table-cell table:formula="of:=[$Butler_Huybers.A545]" office:value-type="float" office:value="545" calcext:value-type="float">
            <text:p>545</text:p>
          </table:table-cell>
          <table:table-cell table:formula="of:=[$Butler_Huybers.B545]" office:value-type="float" office:value="-0.00127882500316956" calcext:value-type="float">
            <text:p>-0.00127882500317</text:p>
          </table:table-cell>
        </table:table-row>
        <table:table-row table:style-name="ro1">
          <table:table-cell table:formula="of:=[$Butler_Huybers.A546]" office:value-type="float" office:value="546" calcext:value-type="float">
            <text:p>546</text:p>
          </table:table-cell>
          <table:table-cell table:formula="of:=[$Butler_Huybers.B546]" office:value-type="float" office:value="-0.00127327998940242" calcext:value-type="float">
            <text:p>-0.001273279989402</text:p>
          </table:table-cell>
        </table:table-row>
        <table:table-row table:style-name="ro1">
          <table:table-cell table:formula="of:=[$Butler_Huybers.A547]" office:value-type="float" office:value="547" calcext:value-type="float">
            <text:p>547</text:p>
          </table:table-cell>
          <table:table-cell table:formula="of:=[$Butler_Huybers.B547]" office:value-type="float" office:value="-0.00127397423067249" calcext:value-type="float">
            <text:p>-0.001273974230673</text:p>
          </table:table-cell>
        </table:table-row>
        <table:table-row table:style-name="ro1">
          <table:table-cell table:formula="of:=[$Butler_Huybers.A548]" office:value-type="float" office:value="548" calcext:value-type="float">
            <text:p>548</text:p>
          </table:table-cell>
          <table:table-cell table:formula="of:=[$Butler_Huybers.B548]" office:value-type="float" office:value="-0.00127386402717832" calcext:value-type="float">
            <text:p>-0.001273864027178</text:p>
          </table:table-cell>
        </table:table-row>
        <table:table-row table:style-name="ro1">
          <table:table-cell table:formula="of:=[$Butler_Huybers.A549]" office:value-type="float" office:value="549" calcext:value-type="float">
            <text:p>549</text:p>
          </table:table-cell>
          <table:table-cell table:formula="of:=[$Butler_Huybers.B549]" office:value-type="float" office:value="-0.00127362805705442" calcext:value-type="float">
            <text:p>-0.001273628057054</text:p>
          </table:table-cell>
        </table:table-row>
        <table:table-row table:style-name="ro1">
          <table:table-cell table:formula="of:=[$Butler_Huybers.A550]" office:value-type="float" office:value="550" calcext:value-type="float">
            <text:p>550</text:p>
          </table:table-cell>
          <table:table-cell table:formula="of:=[$Butler_Huybers.B550]" office:value-type="float" office:value="-0.00127455865603762" calcext:value-type="float">
            <text:p>-0.001274558656038</text:p>
          </table:table-cell>
        </table:table-row>
        <table:table-row table:style-name="ro1">
          <table:table-cell table:formula="of:=[$Butler_Huybers.A551]" office:value-type="float" office:value="551" calcext:value-type="float">
            <text:p>551</text:p>
          </table:table-cell>
          <table:table-cell table:formula="of:=[$Butler_Huybers.B551]" office:value-type="float" office:value="-0.0012672325970018" calcext:value-type="float">
            <text:p>-0.001267232597002</text:p>
          </table:table-cell>
        </table:table-row>
        <table:table-row table:style-name="ro1">
          <table:table-cell table:formula="of:=[$Butler_Huybers.A552]" office:value-type="float" office:value="552" calcext:value-type="float">
            <text:p>552</text:p>
          </table:table-cell>
          <table:table-cell table:formula="of:=[$Butler_Huybers.B552]" office:value-type="float" office:value="-0.0012667321572866" calcext:value-type="float">
            <text:p>-0.001266732157287</text:p>
          </table:table-cell>
        </table:table-row>
        <table:table-row table:style-name="ro1">
          <table:table-cell table:formula="of:=[$Butler_Huybers.A553]" office:value-type="float" office:value="553" calcext:value-type="float">
            <text:p>553</text:p>
          </table:table-cell>
          <table:table-cell table:formula="of:=[$Butler_Huybers.B553]" office:value-type="float" office:value="-0.00125914107200402" calcext:value-type="float">
            <text:p>-0.001259141072004</text:p>
          </table:table-cell>
        </table:table-row>
        <table:table-row table:style-name="ro1">
          <table:table-cell table:formula="of:=[$Butler_Huybers.A554]" office:value-type="float" office:value="554" calcext:value-type="float">
            <text:p>554</text:p>
          </table:table-cell>
          <table:table-cell table:formula="of:=[$Butler_Huybers.B554]" office:value-type="float" office:value="-0.00125966145705473" calcext:value-type="float">
            <text:p>-0.001259661457055</text:p>
          </table:table-cell>
        </table:table-row>
        <table:table-row table:style-name="ro1">
          <table:table-cell table:formula="of:=[$Butler_Huybers.A555]" office:value-type="float" office:value="555" calcext:value-type="float">
            <text:p>555</text:p>
          </table:table-cell>
          <table:table-cell table:formula="of:=[$Butler_Huybers.B555]" office:value-type="float" office:value="-0.00125945986823188" calcext:value-type="float">
            <text:p>-0.001259459868232</text:p>
          </table:table-cell>
        </table:table-row>
        <table:table-row table:style-name="ro1">
          <table:table-cell table:formula="of:=[$Butler_Huybers.A556]" office:value-type="float" office:value="556" calcext:value-type="float">
            <text:p>556</text:p>
          </table:table-cell>
          <table:table-cell table:formula="of:=[$Butler_Huybers.B556]" office:value-type="float" office:value="-0.00125938889167342" calcext:value-type="float">
            <text:p>-0.001259388891673</text:p>
          </table:table-cell>
        </table:table-row>
        <table:table-row table:style-name="ro1">
          <table:table-cell table:formula="of:=[$Butler_Huybers.A557]" office:value-type="float" office:value="557" calcext:value-type="float">
            <text:p>557</text:p>
          </table:table-cell>
          <table:table-cell table:formula="of:=[$Butler_Huybers.B557]" office:value-type="float" office:value="-0.00126001942100138" calcext:value-type="float">
            <text:p>-0.001260019421001</text:p>
          </table:table-cell>
        </table:table-row>
        <table:table-row table:style-name="ro1">
          <table:table-cell table:formula="of:=[$Butler_Huybers.A558]" office:value-type="float" office:value="558" calcext:value-type="float">
            <text:p>558</text:p>
          </table:table-cell>
          <table:table-cell table:formula="of:=[$Butler_Huybers.B558]" office:value-type="float" office:value="-0.00125575849818601" calcext:value-type="float">
            <text:p>-0.001255758498186</text:p>
          </table:table-cell>
        </table:table-row>
        <table:table-row table:style-name="ro1">
          <table:table-cell table:formula="of:=[$Butler_Huybers.A559]" office:value-type="float" office:value="559" calcext:value-type="float">
            <text:p>559</text:p>
          </table:table-cell>
          <table:table-cell table:formula="of:=[$Butler_Huybers.B559]" office:value-type="float" office:value="-0.00124652642976919" calcext:value-type="float">
            <text:p>-0.001246526429769</text:p>
          </table:table-cell>
        </table:table-row>
        <table:table-row table:style-name="ro1">
          <table:table-cell table:formula="of:=[$Butler_Huybers.A560]" office:value-type="float" office:value="560" calcext:value-type="float">
            <text:p>560</text:p>
          </table:table-cell>
          <table:table-cell table:formula="of:=[$Butler_Huybers.B560]" office:value-type="float" office:value="-0.00124493605014363" calcext:value-type="float">
            <text:p>-0.001244936050144</text:p>
          </table:table-cell>
        </table:table-row>
        <table:table-row table:style-name="ro1">
          <table:table-cell table:formula="of:=[$Butler_Huybers.A561]" office:value-type="float" office:value="561" calcext:value-type="float">
            <text:p>561</text:p>
          </table:table-cell>
          <table:table-cell table:formula="of:=[$Butler_Huybers.B561]" office:value-type="float" office:value="-0.00124518861873227" calcext:value-type="float">
            <text:p>-0.001245188618732</text:p>
          </table:table-cell>
        </table:table-row>
        <table:table-row table:style-name="ro1">
          <table:table-cell table:formula="of:=[$Butler_Huybers.A562]" office:value-type="float" office:value="562" calcext:value-type="float">
            <text:p>562</text:p>
          </table:table-cell>
          <table:table-cell table:formula="of:=[$Butler_Huybers.B562]" office:value-type="float" office:value="-0.00124518735407365" calcext:value-type="float">
            <text:p>-0.001245187354074</text:p>
          </table:table-cell>
        </table:table-row>
        <table:table-row table:style-name="ro1">
          <table:table-cell table:formula="of:=[$Butler_Huybers.A563]" office:value-type="float" office:value="563" calcext:value-type="float">
            <text:p>563</text:p>
          </table:table-cell>
          <table:table-cell table:formula="of:=[$Butler_Huybers.B563]" office:value-type="float" office:value="-0.00124435068768295" calcext:value-type="float">
            <text:p>-0.001244350687683</text:p>
          </table:table-cell>
        </table:table-row>
        <table:table-row table:style-name="ro1">
          <table:table-cell table:formula="of:=[$Butler_Huybers.A564]" office:value-type="float" office:value="564" calcext:value-type="float">
            <text:p>564</text:p>
          </table:table-cell>
          <table:table-cell table:formula="of:=[$Butler_Huybers.B564]" office:value-type="float" office:value="-0.0012376564332747" calcext:value-type="float">
            <text:p>-0.001237656433275</text:p>
          </table:table-cell>
        </table:table-row>
        <table:table-row table:style-name="ro1">
          <table:table-cell table:formula="of:=[$Butler_Huybers.A565]" office:value-type="float" office:value="565" calcext:value-type="float">
            <text:p>565</text:p>
          </table:table-cell>
          <table:table-cell table:formula="of:=[$Butler_Huybers.B565]" office:value-type="float" office:value="-0.00123588952391759" calcext:value-type="float">
            <text:p>-0.001235889523918</text:p>
          </table:table-cell>
        </table:table-row>
        <table:table-row table:style-name="ro1">
          <table:table-cell table:formula="of:=[$Butler_Huybers.A566]" office:value-type="float" office:value="566" calcext:value-type="float">
            <text:p>566</text:p>
          </table:table-cell>
          <table:table-cell table:formula="of:=[$Butler_Huybers.B566]" office:value-type="float" office:value="-0.00122999225861817" calcext:value-type="float">
            <text:p>-0.001229992258618</text:p>
          </table:table-cell>
        </table:table-row>
        <table:table-row table:style-name="ro1">
          <table:table-cell table:formula="of:=[$Butler_Huybers.A567]" office:value-type="float" office:value="567" calcext:value-type="float">
            <text:p>567</text:p>
          </table:table-cell>
          <table:table-cell table:formula="of:=[$Butler_Huybers.B567]" office:value-type="float" office:value="-0.00123097381290993" calcext:value-type="float">
            <text:p>-0.00123097381291</text:p>
          </table:table-cell>
        </table:table-row>
        <table:table-row table:style-name="ro1">
          <table:table-cell table:formula="of:=[$Butler_Huybers.A568]" office:value-type="float" office:value="568" calcext:value-type="float">
            <text:p>568</text:p>
          </table:table-cell>
          <table:table-cell table:formula="of:=[$Butler_Huybers.B568]" office:value-type="float" office:value="-0.00123081613838803" calcext:value-type="float">
            <text:p>-0.001230816138388</text:p>
          </table:table-cell>
        </table:table-row>
        <table:table-row table:style-name="ro1">
          <table:table-cell table:formula="of:=[$Butler_Huybers.A569]" office:value-type="float" office:value="569" calcext:value-type="float">
            <text:p>569</text:p>
          </table:table-cell>
          <table:table-cell table:formula="of:=[$Butler_Huybers.B569]" office:value-type="float" office:value="-0.00123061063237331" calcext:value-type="float">
            <text:p>-0.001230610632373</text:p>
          </table:table-cell>
        </table:table-row>
        <table:table-row table:style-name="ro1">
          <table:table-cell table:formula="of:=[$Butler_Huybers.A570]" office:value-type="float" office:value="570" calcext:value-type="float">
            <text:p>570</text:p>
          </table:table-cell>
          <table:table-cell table:formula="of:=[$Butler_Huybers.B570]" office:value-type="float" office:value="-0.00123129658005032" calcext:value-type="float">
            <text:p>-0.00123129658005</text:p>
          </table:table-cell>
        </table:table-row>
        <table:table-row table:style-name="ro1">
          <table:table-cell table:formula="of:=[$Butler_Huybers.A571]" office:value-type="float" office:value="571" calcext:value-type="float">
            <text:p>571</text:p>
          </table:table-cell>
          <table:table-cell table:formula="of:=[$Butler_Huybers.B571]" office:value-type="float" office:value="-0.00122371459712455" calcext:value-type="float">
            <text:p>-0.001223714597125</text:p>
          </table:table-cell>
        </table:table-row>
        <table:table-row table:style-name="ro1">
          <table:table-cell table:formula="of:=[$Butler_Huybers.A572]" office:value-type="float" office:value="572" calcext:value-type="float">
            <text:p>572</text:p>
          </table:table-cell>
          <table:table-cell table:formula="of:=[$Butler_Huybers.B572]" office:value-type="float" office:value="-0.00122329806620861" calcext:value-type="float">
            <text:p>-0.001223298066209</text:p>
          </table:table-cell>
        </table:table-row>
        <table:table-row table:style-name="ro1">
          <table:table-cell table:formula="of:=[$Butler_Huybers.A573]" office:value-type="float" office:value="573" calcext:value-type="float">
            <text:p>573</text:p>
          </table:table-cell>
          <table:table-cell table:formula="of:=[$Butler_Huybers.B573]" office:value-type="float" office:value="-0.0012158168150763" calcext:value-type="float">
            <text:p>-0.001215816815076</text:p>
          </table:table-cell>
        </table:table-row>
        <table:table-row table:style-name="ro1">
          <table:table-cell table:formula="of:=[$Butler_Huybers.A574]" office:value-type="float" office:value="574" calcext:value-type="float">
            <text:p>574</text:p>
          </table:table-cell>
          <table:table-cell table:formula="of:=[$Butler_Huybers.B574]" office:value-type="float" office:value="-0.00121665274683047" calcext:value-type="float">
            <text:p>-0.00121665274683</text:p>
          </table:table-cell>
        </table:table-row>
        <table:table-row table:style-name="ro1">
          <table:table-cell table:formula="of:=[$Butler_Huybers.A575]" office:value-type="float" office:value="575" calcext:value-type="float">
            <text:p>575</text:p>
          </table:table-cell>
          <table:table-cell table:formula="of:=[$Butler_Huybers.B575]" office:value-type="float" office:value="-0.00121643733378129" calcext:value-type="float">
            <text:p>-0.001216437333781</text:p>
          </table:table-cell>
        </table:table-row>
        <table:table-row table:style-name="ro1">
          <table:table-cell table:formula="of:=[$Butler_Huybers.A576]" office:value-type="float" office:value="576" calcext:value-type="float">
            <text:p>576</text:p>
          </table:table-cell>
          <table:table-cell table:formula="of:=[$Butler_Huybers.B576]" office:value-type="float" office:value="-0.00121625812304296" calcext:value-type="float">
            <text:p>-0.001216258123043</text:p>
          </table:table-cell>
        </table:table-row>
        <table:table-row table:style-name="ro1">
          <table:table-cell table:formula="of:=[$Butler_Huybers.A577]" office:value-type="float" office:value="577" calcext:value-type="float">
            <text:p>577</text:p>
          </table:table-cell>
          <table:table-cell table:formula="of:=[$Butler_Huybers.B577]" office:value-type="float" office:value="-0.00121727482519858" calcext:value-type="float">
            <text:p>-0.001217274825199</text:p>
          </table:table-cell>
        </table:table-row>
        <table:table-row table:style-name="ro1">
          <table:table-cell table:formula="of:=[$Butler_Huybers.A578]" office:value-type="float" office:value="578" calcext:value-type="float">
            <text:p>578</text:p>
          </table:table-cell>
          <table:table-cell table:formula="of:=[$Butler_Huybers.B578]" office:value-type="float" office:value="-0.00121093359379149" calcext:value-type="float">
            <text:p>-0.001210933593792</text:p>
          </table:table-cell>
        </table:table-row>
        <table:table-row table:style-name="ro1">
          <table:table-cell table:formula="of:=[$Butler_Huybers.A579]" office:value-type="float" office:value="579" calcext:value-type="float">
            <text:p>579</text:p>
          </table:table-cell>
          <table:table-cell table:formula="of:=[$Butler_Huybers.B579]" office:value-type="float" office:value="-0.00120959171166318" calcext:value-type="float">
            <text:p>-0.001209591711663</text:p>
          </table:table-cell>
        </table:table-row>
        <table:table-row table:style-name="ro1">
          <table:table-cell table:formula="of:=[$Butler_Huybers.A580]" office:value-type="float" office:value="580" calcext:value-type="float">
            <text:p>580</text:p>
          </table:table-cell>
          <table:table-cell table:formula="of:=[$Butler_Huybers.B580]" office:value-type="float" office:value="-0.00120254526286388" calcext:value-type="float">
            <text:p>-0.001202545262864</text:p>
          </table:table-cell>
        </table:table-row>
        <table:table-row table:style-name="ro1">
          <table:table-cell table:formula="of:=[$Butler_Huybers.A581]" office:value-type="float" office:value="581" calcext:value-type="float">
            <text:p>581</text:p>
          </table:table-cell>
          <table:table-cell table:formula="of:=[$Butler_Huybers.B581]" office:value-type="float" office:value="-0.00120213640057155" calcext:value-type="float">
            <text:p>-0.001202136400572</text:p>
          </table:table-cell>
        </table:table-row>
        <table:table-row table:style-name="ro1">
          <table:table-cell table:formula="of:=[$Butler_Huybers.A582]" office:value-type="float" office:value="582" calcext:value-type="float">
            <text:p>582</text:p>
          </table:table-cell>
          <table:table-cell table:formula="of:=[$Butler_Huybers.B582]" office:value-type="float" office:value="-0.00120201316205118" calcext:value-type="float">
            <text:p>-0.001202013162051</text:p>
          </table:table-cell>
        </table:table-row>
        <table:table-row table:style-name="ro1">
          <table:table-cell table:formula="of:=[$Butler_Huybers.A583]" office:value-type="float" office:value="583" calcext:value-type="float">
            <text:p>583</text:p>
          </table:table-cell>
          <table:table-cell table:formula="of:=[$Butler_Huybers.B583]" office:value-type="float" office:value="-0.00120250232982771" calcext:value-type="float">
            <text:p>-0.001202502329828</text:p>
          </table:table-cell>
        </table:table-row>
        <table:table-row table:style-name="ro1">
          <table:table-cell table:formula="of:=[$Butler_Huybers.A584]" office:value-type="float" office:value="584" calcext:value-type="float">
            <text:p>584</text:p>
          </table:table-cell>
          <table:table-cell table:formula="of:=[$Butler_Huybers.B584]" office:value-type="float" office:value="-0.00119970559308142" calcext:value-type="float">
            <text:p>-0.001199705593081</text:p>
          </table:table-cell>
        </table:table-row>
        <table:table-row table:style-name="ro1">
          <table:table-cell table:formula="of:=[$Butler_Huybers.A585]" office:value-type="float" office:value="585" calcext:value-type="float">
            <text:p>585</text:p>
          </table:table-cell>
          <table:table-cell table:formula="of:=[$Butler_Huybers.B585]" office:value-type="float" office:value="-0.00119483884114916" calcext:value-type="float">
            <text:p>-0.001194838841149</text:p>
          </table:table-cell>
        </table:table-row>
        <table:table-row table:style-name="ro1">
          <table:table-cell table:formula="of:=[$Butler_Huybers.A586]" office:value-type="float" office:value="586" calcext:value-type="float">
            <text:p>586</text:p>
          </table:table-cell>
          <table:table-cell table:formula="of:=[$Butler_Huybers.B586]" office:value-type="float" office:value="-0.00119110058423325" calcext:value-type="float">
            <text:p>-0.001191100584233</text:p>
          </table:table-cell>
        </table:table-row>
        <table:table-row table:style-name="ro1">
          <table:table-cell table:formula="of:=[$Butler_Huybers.A587]" office:value-type="float" office:value="587" calcext:value-type="float">
            <text:p>587</text:p>
          </table:table-cell>
          <table:table-cell table:formula="of:=[$Butler_Huybers.B587]" office:value-type="float" office:value="-0.00118716635659427" calcext:value-type="float">
            <text:p>-0.001187166356594</text:p>
          </table:table-cell>
        </table:table-row>
        <table:table-row table:style-name="ro1">
          <table:table-cell table:formula="of:=[$Butler_Huybers.A588]" office:value-type="float" office:value="588" calcext:value-type="float">
            <text:p>588</text:p>
          </table:table-cell>
          <table:table-cell table:formula="of:=[$Butler_Huybers.B588]" office:value-type="float" office:value="-0.00118791324515409" calcext:value-type="float">
            <text:p>-0.001187913245154</text:p>
          </table:table-cell>
        </table:table-row>
        <table:table-row table:style-name="ro1">
          <table:table-cell table:formula="of:=[$Butler_Huybers.A589]" office:value-type="float" office:value="589" calcext:value-type="float">
            <text:p>589</text:p>
          </table:table-cell>
          <table:table-cell table:formula="of:=[$Butler_Huybers.B589]" office:value-type="float" office:value="-0.00118760293150143" calcext:value-type="float">
            <text:p>-0.001187602931501</text:p>
          </table:table-cell>
        </table:table-row>
        <table:table-row table:style-name="ro1">
          <table:table-cell table:formula="of:=[$Butler_Huybers.A590]" office:value-type="float" office:value="590" calcext:value-type="float">
            <text:p>590</text:p>
          </table:table-cell>
          <table:table-cell table:formula="of:=[$Butler_Huybers.B590]" office:value-type="float" office:value="-0.00118789311021735" calcext:value-type="float">
            <text:p>-0.001187893110217</text:p>
          </table:table-cell>
        </table:table-row>
        <table:table-row table:style-name="ro1">
          <table:table-cell table:formula="of:=[$Butler_Huybers.A591]" office:value-type="float" office:value="591" calcext:value-type="float">
            <text:p>591</text:p>
          </table:table-cell>
          <table:table-cell table:formula="of:=[$Butler_Huybers.B591]" office:value-type="float" office:value="-0.0011803847430835" calcext:value-type="float">
            <text:p>-0.001180384743084</text:p>
          </table:table-cell>
        </table:table-row>
        <table:table-row table:style-name="ro1">
          <table:table-cell table:formula="of:=[$Butler_Huybers.A592]" office:value-type="float" office:value="592" calcext:value-type="float">
            <text:p>592</text:p>
          </table:table-cell>
          <table:table-cell table:formula="of:=[$Butler_Huybers.B592]" office:value-type="float" office:value="-0.00117969100477683" calcext:value-type="float">
            <text:p>-0.001179691004777</text:p>
          </table:table-cell>
        </table:table-row>
        <table:table-row table:style-name="ro1">
          <table:table-cell table:formula="of:=[$Butler_Huybers.A593]" office:value-type="float" office:value="593" calcext:value-type="float">
            <text:p>593</text:p>
          </table:table-cell>
          <table:table-cell table:formula="of:=[$Butler_Huybers.B593]" office:value-type="float" office:value="-0.0011726235822655" calcext:value-type="float">
            <text:p>-0.001172623582266</text:p>
          </table:table-cell>
        </table:table-row>
        <table:table-row table:style-name="ro1">
          <table:table-cell table:formula="of:=[$Butler_Huybers.A594]" office:value-type="float" office:value="594" calcext:value-type="float">
            <text:p>594</text:p>
          </table:table-cell>
          <table:table-cell table:formula="of:=[$Butler_Huybers.B594]" office:value-type="float" office:value="-0.00117361716572309" calcext:value-type="float">
            <text:p>-0.001173617165723</text:p>
          </table:table-cell>
        </table:table-row>
        <table:table-row table:style-name="ro1">
          <table:table-cell table:formula="of:=[$Butler_Huybers.A595]" office:value-type="float" office:value="595" calcext:value-type="float">
            <text:p>595</text:p>
          </table:table-cell>
          <table:table-cell table:formula="of:=[$Butler_Huybers.B595]" office:value-type="float" office:value="-0.0011734069776361" calcext:value-type="float">
            <text:p>-0.001173406977636</text:p>
          </table:table-cell>
        </table:table-row>
        <table:table-row table:style-name="ro1">
          <table:table-cell table:formula="of:=[$Butler_Huybers.A596]" office:value-type="float" office:value="596" calcext:value-type="float">
            <text:p>596</text:p>
          </table:table-cell>
          <table:table-cell table:formula="of:=[$Butler_Huybers.B596]" office:value-type="float" office:value="-0.00117319843959436" calcext:value-type="float">
            <text:p>-0.001173198439594</text:p>
          </table:table-cell>
        </table:table-row>
        <table:table-row table:style-name="ro1">
          <table:table-cell table:formula="of:=[$Butler_Huybers.A597]" office:value-type="float" office:value="597" calcext:value-type="float">
            <text:p>597</text:p>
          </table:table-cell>
          <table:table-cell table:formula="of:=[$Butler_Huybers.B597]" office:value-type="float" office:value="-0.00117419940581174" calcext:value-type="float">
            <text:p>-0.001174199405812</text:p>
          </table:table-cell>
        </table:table-row>
        <table:table-row table:style-name="ro1">
          <table:table-cell table:formula="of:=[$Butler_Huybers.A598]" office:value-type="float" office:value="598" calcext:value-type="float">
            <text:p>598</text:p>
          </table:table-cell>
          <table:table-cell table:formula="of:=[$Butler_Huybers.B598]" office:value-type="float" office:value="-0.00116718112499919" calcext:value-type="float">
            <text:p>-0.001167181124999</text:p>
          </table:table-cell>
        </table:table-row>
        <table:table-row table:style-name="ro1">
          <table:table-cell table:formula="of:=[$Butler_Huybers.A599]" office:value-type="float" office:value="599" calcext:value-type="float">
            <text:p>599</text:p>
          </table:table-cell>
          <table:table-cell table:formula="of:=[$Butler_Huybers.B599]" office:value-type="float" office:value="-0.00116644760522377" calcext:value-type="float">
            <text:p>-0.001166447605224</text:p>
          </table:table-cell>
        </table:table-row>
        <table:table-row table:style-name="ro1">
          <table:table-cell table:formula="of:=[$Butler_Huybers.A600]" office:value-type="float" office:value="600" calcext:value-type="float">
            <text:p>600</text:p>
          </table:table-cell>
          <table:table-cell table:formula="of:=[$Butler_Huybers.B600]" office:value-type="float" office:value="-0.00115896285943526" calcext:value-type="float">
            <text:p>-0.001158962859435</text:p>
          </table:table-cell>
        </table:table-row>
        <table:table-row table:style-name="ro1">
          <table:table-cell table:formula="of:=[$Butler_Huybers.A601]" office:value-type="float" office:value="601" calcext:value-type="float">
            <text:p>601</text:p>
          </table:table-cell>
          <table:table-cell table:formula="of:=[$Butler_Huybers.B601]" office:value-type="float" office:value="-0.00115918663319137" calcext:value-type="float">
            <text:p>-0.001159186633191</text:p>
          </table:table-cell>
        </table:table-row>
        <table:table-row table:style-name="ro1">
          <table:table-cell table:formula="of:=[$Butler_Huybers.A602]" office:value-type="float" office:value="602" calcext:value-type="float">
            <text:p>602</text:p>
          </table:table-cell>
          <table:table-cell table:formula="of:=[$Butler_Huybers.B602]" office:value-type="float" office:value="-0.00115903549799646" calcext:value-type="float">
            <text:p>-0.001159035497996</text:p>
          </table:table-cell>
        </table:table-row>
        <table:table-row table:style-name="ro1">
          <table:table-cell table:formula="of:=[$Butler_Huybers.A603]" office:value-type="float" office:value="603" calcext:value-type="float">
            <text:p>603</text:p>
          </table:table-cell>
          <table:table-cell table:formula="of:=[$Butler_Huybers.B603]" office:value-type="float" office:value="-0.00115892609109679" calcext:value-type="float">
            <text:p>-0.001158926091097</text:p>
          </table:table-cell>
        </table:table-row>
        <table:table-row table:style-name="ro1">
          <table:table-cell table:formula="of:=[$Butler_Huybers.A604]" office:value-type="float" office:value="604" calcext:value-type="float">
            <text:p>604</text:p>
          </table:table-cell>
          <table:table-cell table:formula="of:=[$Butler_Huybers.B604]" office:value-type="float" office:value="-0.00115976552379775" calcext:value-type="float">
            <text:p>-0.001159765523798</text:p>
          </table:table-cell>
        </table:table-row>
        <table:table-row table:style-name="ro1">
          <table:table-cell table:formula="of:=[$Butler_Huybers.A605]" office:value-type="float" office:value="605" calcext:value-type="float">
            <text:p>605</text:p>
          </table:table-cell>
          <table:table-cell table:formula="of:=[$Butler_Huybers.B605]" office:value-type="float" office:value="-0.00115488364809537" calcext:value-type="float">
            <text:p>-0.001154883648095</text:p>
          </table:table-cell>
        </table:table-row>
        <table:table-row table:style-name="ro1">
          <table:table-cell table:formula="of:=[$Butler_Huybers.A606]" office:value-type="float" office:value="606" calcext:value-type="float">
            <text:p>606</text:p>
          </table:table-cell>
          <table:table-cell table:formula="of:=[$Butler_Huybers.B606]" office:value-type="float" office:value="-0.0011521146156614" calcext:value-type="float">
            <text:p>-0.001152114615661</text:p>
          </table:table-cell>
        </table:table-row>
        <table:table-row table:style-name="ro1">
          <table:table-cell table:formula="of:=[$Butler_Huybers.A607]" office:value-type="float" office:value="607" calcext:value-type="float">
            <text:p>607</text:p>
          </table:table-cell>
          <table:table-cell table:formula="of:=[$Butler_Huybers.B607]" office:value-type="float" office:value="-0.00114631478882646" calcext:value-type="float">
            <text:p>-0.001146314788826</text:p>
          </table:table-cell>
        </table:table-row>
        <table:table-row table:style-name="ro1">
          <table:table-cell table:formula="of:=[$Butler_Huybers.A608]" office:value-type="float" office:value="608" calcext:value-type="float">
            <text:p>608</text:p>
          </table:table-cell>
          <table:table-cell table:formula="of:=[$Butler_Huybers.B608]" office:value-type="float" office:value="-0.00114449938943083" calcext:value-type="float">
            <text:p>-0.001144499389431</text:p>
          </table:table-cell>
        </table:table-row>
        <table:table-row table:style-name="ro1">
          <table:table-cell table:formula="of:=[$Butler_Huybers.A609]" office:value-type="float" office:value="609" calcext:value-type="float">
            <text:p>609</text:p>
          </table:table-cell>
          <table:table-cell table:formula="of:=[$Butler_Huybers.B609]" office:value-type="float" office:value="-0.00114472198968746" calcext:value-type="float">
            <text:p>-0.001144721989687</text:p>
          </table:table-cell>
        </table:table-row>
        <table:table-row table:style-name="ro1">
          <table:table-cell table:formula="of:=[$Butler_Huybers.A610]" office:value-type="float" office:value="610" calcext:value-type="float">
            <text:p>610</text:p>
          </table:table-cell>
          <table:table-cell table:formula="of:=[$Butler_Huybers.B610]" office:value-type="float" office:value="-0.00114469071989647" calcext:value-type="float">
            <text:p>-0.001144690719896</text:p>
          </table:table-cell>
        </table:table-row>
        <table:table-row table:style-name="ro1">
          <table:table-cell table:formula="of:=[$Butler_Huybers.A611]" office:value-type="float" office:value="611" calcext:value-type="float">
            <text:p>611</text:p>
          </table:table-cell>
          <table:table-cell table:formula="of:=[$Butler_Huybers.B611]" office:value-type="float" office:value="-0.0011449898846998" calcext:value-type="float">
            <text:p>-0.0011449898847</text:p>
          </table:table-cell>
        </table:table-row>
        <table:table-row table:style-name="ro1">
          <table:table-cell table:formula="of:=[$Butler_Huybers.A612]" office:value-type="float" office:value="612" calcext:value-type="float">
            <text:p>612</text:p>
          </table:table-cell>
          <table:table-cell table:formula="of:=[$Butler_Huybers.B612]" office:value-type="float" office:value="-0.00114281253302533" calcext:value-type="float">
            <text:p>-0.001142812533025</text:p>
          </table:table-cell>
        </table:table-row>
        <table:table-row table:style-name="ro1">
          <table:table-cell table:formula="of:=[$Butler_Huybers.A613]" office:value-type="float" office:value="613" calcext:value-type="float">
            <text:p>613</text:p>
          </table:table-cell>
          <table:table-cell table:formula="of:=[$Butler_Huybers.B613]" office:value-type="float" office:value="-0.00113735886592734" calcext:value-type="float">
            <text:p>-0.001137358865927</text:p>
          </table:table-cell>
        </table:table-row>
        <table:table-row table:style-name="ro1">
          <table:table-cell table:formula="of:=[$Butler_Huybers.A614]" office:value-type="float" office:value="614" calcext:value-type="float">
            <text:p>614</text:p>
          </table:table-cell>
          <table:table-cell table:formula="of:=[$Butler_Huybers.B614]" office:value-type="float" office:value="-0.00113422075043398" calcext:value-type="float">
            <text:p>-0.001134220750434</text:p>
          </table:table-cell>
        </table:table-row>
        <table:table-row table:style-name="ro1">
          <table:table-cell table:formula="of:=[$Butler_Huybers.A615]" office:value-type="float" office:value="615" calcext:value-type="float">
            <text:p>615</text:p>
          </table:table-cell>
          <table:table-cell table:formula="of:=[$Butler_Huybers.B615]" office:value-type="float" office:value="-0.00112970778758396" calcext:value-type="float">
            <text:p>-0.001129707787584</text:p>
          </table:table-cell>
        </table:table-row>
        <table:table-row table:style-name="ro1">
          <table:table-cell table:formula="of:=[$Butler_Huybers.A616]" office:value-type="float" office:value="616" calcext:value-type="float">
            <text:p>616</text:p>
          </table:table-cell>
          <table:table-cell table:formula="of:=[$Butler_Huybers.B616]" office:value-type="float" office:value="-0.00113048269328913" calcext:value-type="float">
            <text:p>-0.001130482693289</text:p>
          </table:table-cell>
        </table:table-row>
        <table:table-row table:style-name="ro1">
          <table:table-cell table:formula="of:=[$Butler_Huybers.A617]" office:value-type="float" office:value="617" calcext:value-type="float">
            <text:p>617</text:p>
          </table:table-cell>
          <table:table-cell table:formula="of:=[$Butler_Huybers.B617]" office:value-type="float" office:value="-0.00113038938642706" calcext:value-type="float">
            <text:p>-0.001130389386427</text:p>
          </table:table-cell>
        </table:table-row>
        <table:table-row table:style-name="ro1">
          <table:table-cell table:formula="of:=[$Butler_Huybers.A618]" office:value-type="float" office:value="618" calcext:value-type="float">
            <text:p>618</text:p>
          </table:table-cell>
          <table:table-cell table:formula="of:=[$Butler_Huybers.B618]" office:value-type="float" office:value="-0.00113026868154617" calcext:value-type="float">
            <text:p>-0.001130268681546</text:p>
          </table:table-cell>
        </table:table-row>
        <table:table-row table:style-name="ro1">
          <table:table-cell table:formula="of:=[$Butler_Huybers.A619]" office:value-type="float" office:value="619" calcext:value-type="float">
            <text:p>619</text:p>
          </table:table-cell>
          <table:table-cell table:formula="of:=[$Butler_Huybers.B619]" office:value-type="float" office:value="-0.00113028307600788" calcext:value-type="float">
            <text:p>-0.001130283076008</text:p>
          </table:table-cell>
        </table:table-row>
        <table:table-row table:style-name="ro1">
          <table:table-cell table:formula="of:=[$Butler_Huybers.A620]" office:value-type="float" office:value="620" calcext:value-type="float">
            <text:p>620</text:p>
          </table:table-cell>
          <table:table-cell table:formula="of:=[$Butler_Huybers.B620]" office:value-type="float" office:value="-0.00112292211850269" calcext:value-type="float">
            <text:p>-0.001122922118503</text:p>
          </table:table-cell>
        </table:table-row>
        <table:table-row table:style-name="ro1">
          <table:table-cell table:formula="of:=[$Butler_Huybers.A621]" office:value-type="float" office:value="621" calcext:value-type="float">
            <text:p>621</text:p>
          </table:table-cell>
          <table:table-cell table:formula="of:=[$Butler_Huybers.B621]" office:value-type="float" office:value="-0.00112199612664847" calcext:value-type="float">
            <text:p>-0.001121996126648</text:p>
          </table:table-cell>
        </table:table-row>
        <table:table-row table:style-name="ro1">
          <table:table-cell table:formula="of:=[$Butler_Huybers.A622]" office:value-type="float" office:value="622" calcext:value-type="float">
            <text:p>622</text:p>
          </table:table-cell>
          <table:table-cell table:formula="of:=[$Butler_Huybers.B622]" office:value-type="float" office:value="-0.00111520207351705" calcext:value-type="float">
            <text:p>-0.001115202073517</text:p>
          </table:table-cell>
        </table:table-row>
        <table:table-row table:style-name="ro1">
          <table:table-cell table:formula="of:=[$Butler_Huybers.A623]" office:value-type="float" office:value="623" calcext:value-type="float">
            <text:p>623</text:p>
          </table:table-cell>
          <table:table-cell table:formula="of:=[$Butler_Huybers.B623]" office:value-type="float" office:value="-0.00111622238075765" calcext:value-type="float">
            <text:p>-0.001116222380758</text:p>
          </table:table-cell>
        </table:table-row>
        <table:table-row table:style-name="ro1">
          <table:table-cell table:formula="of:=[$Butler_Huybers.A624]" office:value-type="float" office:value="624" calcext:value-type="float">
            <text:p>624</text:p>
          </table:table-cell>
          <table:table-cell table:formula="of:=[$Butler_Huybers.B624]" office:value-type="float" office:value="-0.00111602259783871" calcext:value-type="float">
            <text:p>-0.001116022597839</text:p>
          </table:table-cell>
        </table:table-row>
        <table:table-row table:style-name="ro1">
          <table:table-cell table:formula="of:=[$Butler_Huybers.A625]" office:value-type="float" office:value="625" calcext:value-type="float">
            <text:p>625</text:p>
          </table:table-cell>
          <table:table-cell table:formula="of:=[$Butler_Huybers.B625]" office:value-type="float" office:value="-0.00111580734738408" calcext:value-type="float">
            <text:p>-0.001115807347384</text:p>
          </table:table-cell>
        </table:table-row>
        <table:table-row table:style-name="ro1">
          <table:table-cell table:formula="of:=[$Butler_Huybers.A626]" office:value-type="float" office:value="626" calcext:value-type="float">
            <text:p>626</text:p>
          </table:table-cell>
          <table:table-cell table:formula="of:=[$Butler_Huybers.B626]" office:value-type="float" office:value="-0.00111675981850555" calcext:value-type="float">
            <text:p>-0.001116759818506</text:p>
          </table:table-cell>
        </table:table-row>
        <table:table-row table:style-name="ro1">
          <table:table-cell table:formula="of:=[$Butler_Huybers.A627]" office:value-type="float" office:value="627" calcext:value-type="float">
            <text:p>627</text:p>
          </table:table-cell>
          <table:table-cell table:formula="of:=[$Butler_Huybers.B627]" office:value-type="float" office:value="-0.00110950837696824" calcext:value-type="float">
            <text:p>-0.001109508376968</text:p>
          </table:table-cell>
        </table:table-row>
        <table:table-row table:style-name="ro1">
          <table:table-cell table:formula="of:=[$Butler_Huybers.A628]" office:value-type="float" office:value="628" calcext:value-type="float">
            <text:p>628</text:p>
          </table:table-cell>
          <table:table-cell table:formula="of:=[$Butler_Huybers.B628]" office:value-type="float" office:value="-0.00110895693587388" calcext:value-type="float">
            <text:p>-0.001108956935874</text:p>
          </table:table-cell>
        </table:table-row>
        <table:table-row table:style-name="ro1">
          <table:table-cell table:formula="of:=[$Butler_Huybers.A629]" office:value-type="float" office:value="629" calcext:value-type="float">
            <text:p>629</text:p>
          </table:table-cell>
          <table:table-cell table:formula="of:=[$Butler_Huybers.B629]" office:value-type="float" office:value="-0.00110138165779995" calcext:value-type="float">
            <text:p>-0.0011013816578</text:p>
          </table:table-cell>
        </table:table-row>
        <table:table-row table:style-name="ro1">
          <table:table-cell table:formula="of:=[$Butler_Huybers.A630]" office:value-type="float" office:value="630" calcext:value-type="float">
            <text:p>630</text:p>
          </table:table-cell>
          <table:table-cell table:formula="of:=[$Butler_Huybers.B630]" office:value-type="float" office:value="-0.00110182693478738" calcext:value-type="float">
            <text:p>-0.001101826934787</text:p>
          </table:table-cell>
        </table:table-row>
        <table:table-row table:style-name="ro1">
          <table:table-cell table:formula="of:=[$Butler_Huybers.A631]" office:value-type="float" office:value="631" calcext:value-type="float">
            <text:p>631</text:p>
          </table:table-cell>
          <table:table-cell table:formula="of:=[$Butler_Huybers.B631]" office:value-type="float" office:value="-0.0011016468617877" calcext:value-type="float">
            <text:p>-0.001101646861788</text:p>
          </table:table-cell>
        </table:table-row>
        <table:table-row table:style-name="ro1">
          <table:table-cell table:formula="of:=[$Butler_Huybers.A632]" office:value-type="float" office:value="632" calcext:value-type="float">
            <text:p>632</text:p>
          </table:table-cell>
          <table:table-cell table:formula="of:=[$Butler_Huybers.B632]" office:value-type="float" office:value="-0.00110151693651145" calcext:value-type="float">
            <text:p>-0.001101516936511</text:p>
          </table:table-cell>
        </table:table-row>
        <table:table-row table:style-name="ro1">
          <table:table-cell table:formula="of:=[$Butler_Huybers.A633]" office:value-type="float" office:value="633" calcext:value-type="float">
            <text:p>633</text:p>
          </table:table-cell>
          <table:table-cell table:formula="of:=[$Butler_Huybers.B633]" office:value-type="float" office:value="-0.00110242604068832" calcext:value-type="float">
            <text:p>-0.001102426040688</text:p>
          </table:table-cell>
        </table:table-row>
        <table:table-row table:style-name="ro1">
          <table:table-cell table:formula="of:=[$Butler_Huybers.A634]" office:value-type="float" office:value="634" calcext:value-type="float">
            <text:p>634</text:p>
          </table:table-cell>
          <table:table-cell table:formula="of:=[$Butler_Huybers.B634]" office:value-type="float" office:value="-0.0010971017554097" calcext:value-type="float">
            <text:p>-0.00109710175541</text:p>
          </table:table-cell>
        </table:table-row>
        <table:table-row table:style-name="ro1">
          <table:table-cell table:formula="of:=[$Butler_Huybers.A635]" office:value-type="float" office:value="635" calcext:value-type="float">
            <text:p>635</text:p>
          </table:table-cell>
          <table:table-cell table:formula="of:=[$Butler_Huybers.B635]" office:value-type="float" office:value="-0.00109477303175328" calcext:value-type="float">
            <text:p>-0.001094773031753</text:p>
          </table:table-cell>
        </table:table-row>
        <table:table-row table:style-name="ro1">
          <table:table-cell table:formula="of:=[$Butler_Huybers.A636]" office:value-type="float" office:value="636" calcext:value-type="float">
            <text:p>636</text:p>
          </table:table-cell>
          <table:table-cell table:formula="of:=[$Butler_Huybers.B636]" office:value-type="float" office:value="-0.00108857029861165" calcext:value-type="float">
            <text:p>-0.001088570298612</text:p>
          </table:table-cell>
        </table:table-row>
        <table:table-row table:style-name="ro1">
          <table:table-cell table:formula="of:=[$Butler_Huybers.A637]" office:value-type="float" office:value="637" calcext:value-type="float">
            <text:p>637</text:p>
          </table:table-cell>
          <table:table-cell table:formula="of:=[$Butler_Huybers.B637]" office:value-type="float" office:value="-0.00108718595159888" calcext:value-type="float">
            <text:p>-0.001087185951599</text:p>
          </table:table-cell>
        </table:table-row>
        <table:table-row table:style-name="ro1">
          <table:table-cell table:formula="of:=[$Butler_Huybers.A638]" office:value-type="float" office:value="638" calcext:value-type="float">
            <text:p>638</text:p>
          </table:table-cell>
          <table:table-cell table:formula="of:=[$Butler_Huybers.B638]" office:value-type="float" office:value="-0.00108731923688829" calcext:value-type="float">
            <text:p>-0.001087319236888</text:p>
          </table:table-cell>
        </table:table-row>
        <table:table-row table:style-name="ro1">
          <table:table-cell table:formula="of:=[$Butler_Huybers.A639]" office:value-type="float" office:value="639" calcext:value-type="float">
            <text:p>639</text:p>
          </table:table-cell>
          <table:table-cell table:formula="of:=[$Butler_Huybers.B639]" office:value-type="float" office:value="-0.00108728333323025" calcext:value-type="float">
            <text:p>-0.00108728333323</text:p>
          </table:table-cell>
        </table:table-row>
        <table:table-row table:style-name="ro1">
          <table:table-cell table:formula="of:=[$Butler_Huybers.A640]" office:value-type="float" office:value="640" calcext:value-type="float">
            <text:p>640</text:p>
          </table:table-cell>
          <table:table-cell table:formula="of:=[$Butler_Huybers.B640]" office:value-type="float" office:value="-0.00108768109840108" calcext:value-type="float">
            <text:p>-0.001087681098401</text:p>
          </table:table-cell>
        </table:table-row>
        <table:table-row table:style-name="ro1">
          <table:table-cell table:formula="of:=[$Butler_Huybers.A641]" office:value-type="float" office:value="641" calcext:value-type="float">
            <text:p>641</text:p>
          </table:table-cell>
          <table:table-cell table:formula="of:=[$Butler_Huybers.B641]" office:value-type="float" office:value="-0.00108504052679602" calcext:value-type="float">
            <text:p>-0.001085040526796</text:p>
          </table:table-cell>
        </table:table-row>
        <table:table-row table:style-name="ro1">
          <table:table-cell table:formula="of:=[$Butler_Huybers.A642]" office:value-type="float" office:value="642" calcext:value-type="float">
            <text:p>642</text:p>
          </table:table-cell>
          <table:table-cell table:formula="of:=[$Butler_Huybers.B642]" office:value-type="float" office:value="-0.00108003716332656" calcext:value-type="float">
            <text:p>-0.001080037163327</text:p>
          </table:table-cell>
        </table:table-row>
        <table:table-row table:style-name="ro1">
          <table:table-cell table:formula="of:=[$Butler_Huybers.A643]" office:value-type="float" office:value="643" calcext:value-type="float">
            <text:p>643</text:p>
          </table:table-cell>
          <table:table-cell table:formula="of:=[$Butler_Huybers.B643]" office:value-type="float" office:value="-0.0010764305360795" calcext:value-type="float">
            <text:p>-0.00107643053608</text:p>
          </table:table-cell>
        </table:table-row>
        <table:table-row table:style-name="ro1">
          <table:table-cell table:formula="of:=[$Butler_Huybers.A644]" office:value-type="float" office:value="644" calcext:value-type="float">
            <text:p>644</text:p>
          </table:table-cell>
          <table:table-cell table:formula="of:=[$Butler_Huybers.B644]" office:value-type="float" office:value="-0.0010723800012761" calcext:value-type="float">
            <text:p>-0.001072380001276</text:p>
          </table:table-cell>
        </table:table-row>
        <table:table-row table:style-name="ro1">
          <table:table-cell table:formula="of:=[$Butler_Huybers.A645]" office:value-type="float" office:value="645" calcext:value-type="float">
            <text:p>645</text:p>
          </table:table-cell>
          <table:table-cell table:formula="of:=[$Butler_Huybers.B645]" office:value-type="float" office:value="-0.0010730902611306" calcext:value-type="float">
            <text:p>-0.001073090261131</text:p>
          </table:table-cell>
        </table:table-row>
        <table:table-row table:style-name="ro1">
          <table:table-cell table:formula="of:=[$Butler_Huybers.A646]" office:value-type="float" office:value="646" calcext:value-type="float">
            <text:p>646</text:p>
          </table:table-cell>
          <table:table-cell table:formula="of:=[$Butler_Huybers.B646]" office:value-type="float" office:value="-0.00107294754246618" calcext:value-type="float">
            <text:p>-0.001072947542466</text:p>
          </table:table-cell>
        </table:table-row>
        <table:table-row table:style-name="ro1">
          <table:table-cell table:formula="of:=[$Butler_Huybers.A647]" office:value-type="float" office:value="647" calcext:value-type="float">
            <text:p>647</text:p>
          </table:table-cell>
          <table:table-cell table:formula="of:=[$Butler_Huybers.B647]" office:value-type="float" office:value="-0.0010729896469935" calcext:value-type="float">
            <text:p>-0.001072989646994</text:p>
          </table:table-cell>
        </table:table-row>
        <table:table-row table:style-name="ro1">
          <table:table-cell table:formula="of:=[$Butler_Huybers.A648]" office:value-type="float" office:value="648" calcext:value-type="float">
            <text:p>648</text:p>
          </table:table-cell>
          <table:table-cell table:formula="of:=[$Butler_Huybers.B648]" office:value-type="float" office:value="-0.00107306438100943" calcext:value-type="float">
            <text:p>-0.001073064381009</text:p>
          </table:table-cell>
        </table:table-row>
        <table:table-row table:style-name="ro1">
          <table:table-cell table:formula="of:=[$Butler_Huybers.A649]" office:value-type="float" office:value="649" calcext:value-type="float">
            <text:p>649</text:p>
          </table:table-cell>
          <table:table-cell table:formula="of:=[$Butler_Huybers.B649]" office:value-type="float" office:value="-0.00107195077668244" calcext:value-type="float">
            <text:p>-0.001071950776682</text:p>
          </table:table-cell>
        </table:table-row>
        <table:table-row table:style-name="ro1">
          <table:table-cell table:formula="of:=[$Butler_Huybers.A650]" office:value-type="float" office:value="650" calcext:value-type="float">
            <text:p>650</text:p>
          </table:table-cell>
          <table:table-cell table:formula="of:=[$Butler_Huybers.B650]" office:value-type="float" office:value="-0.00106550074378721" calcext:value-type="float">
            <text:p>-0.001065500743787</text:p>
          </table:table-cell>
        </table:table-row>
        <table:table-row table:style-name="ro1">
          <table:table-cell table:formula="of:=[$Butler_Huybers.A651]" office:value-type="float" office:value="651" calcext:value-type="float">
            <text:p>651</text:p>
          </table:table-cell>
          <table:table-cell table:formula="of:=[$Butler_Huybers.B651]" office:value-type="float" office:value="-0.00106345071565185" calcext:value-type="float">
            <text:p>-0.001063450715652</text:p>
          </table:table-cell>
        </table:table-row>
        <table:table-row table:style-name="ro1">
          <table:table-cell table:formula="of:=[$Butler_Huybers.A652]" office:value-type="float" office:value="652" calcext:value-type="float">
            <text:p>652</text:p>
          </table:table-cell>
          <table:table-cell table:formula="of:=[$Butler_Huybers.B652]" office:value-type="float" office:value="-0.00105784374904882" calcext:value-type="float">
            <text:p>-0.001057843749049</text:p>
          </table:table-cell>
        </table:table-row>
        <table:table-row table:style-name="ro1">
          <table:table-cell table:formula="of:=[$Butler_Huybers.A653]" office:value-type="float" office:value="653" calcext:value-type="float">
            <text:p>653</text:p>
          </table:table-cell>
          <table:table-cell table:formula="of:=[$Butler_Huybers.B653]" office:value-type="float" office:value="-0.00105879161386292" calcext:value-type="float">
            <text:p>-0.001058791613863</text:p>
          </table:table-cell>
        </table:table-row>
        <table:table-row table:style-name="ro1">
          <table:table-cell table:formula="of:=[$Butler_Huybers.A654]" office:value-type="float" office:value="654" calcext:value-type="float">
            <text:p>654</text:p>
          </table:table-cell>
          <table:table-cell table:formula="of:=[$Butler_Huybers.B654]" office:value-type="float" office:value="-0.00105864809482504" calcext:value-type="float">
            <text:p>-0.001058648094825</text:p>
          </table:table-cell>
        </table:table-row>
        <table:table-row table:style-name="ro1">
          <table:table-cell table:formula="of:=[$Butler_Huybers.A655]" office:value-type="float" office:value="655" calcext:value-type="float">
            <text:p>655</text:p>
          </table:table-cell>
          <table:table-cell table:formula="of:=[$Butler_Huybers.B655]" office:value-type="float" office:value="-0.00105845376954238" calcext:value-type="float">
            <text:p>-0.001058453769542</text:p>
          </table:table-cell>
        </table:table-row>
        <table:table-row table:style-name="ro1">
          <table:table-cell table:formula="of:=[$Butler_Huybers.A656]" office:value-type="float" office:value="656" calcext:value-type="float">
            <text:p>656</text:p>
          </table:table-cell>
          <table:table-cell table:formula="of:=[$Butler_Huybers.B656]" office:value-type="float" office:value="-0.00105902424615151" calcext:value-type="float">
            <text:p>-0.001059024246152</text:p>
          </table:table-cell>
        </table:table-row>
        <table:table-row table:style-name="ro1">
          <table:table-cell table:formula="of:=[$Butler_Huybers.A657]" office:value-type="float" office:value="657" calcext:value-type="float">
            <text:p>657</text:p>
          </table:table-cell>
          <table:table-cell table:formula="of:=[$Butler_Huybers.B657]" office:value-type="float" office:value="-0.00105142838945332" calcext:value-type="float">
            <text:p>-0.001051428389453</text:p>
          </table:table-cell>
        </table:table-row>
        <table:table-row table:style-name="ro1">
          <table:table-cell table:formula="of:=[$Butler_Huybers.A658]" office:value-type="float" office:value="658" calcext:value-type="float">
            <text:p>658</text:p>
          </table:table-cell>
          <table:table-cell table:formula="of:=[$Butler_Huybers.B658]" office:value-type="float" office:value="-0.00105096018502423" calcext:value-type="float">
            <text:p>-0.001050960185024</text:p>
          </table:table-cell>
        </table:table-row>
        <table:table-row table:style-name="ro1">
          <table:table-cell table:formula="of:=[$Butler_Huybers.A659]" office:value-type="float" office:value="659" calcext:value-type="float">
            <text:p>659</text:p>
          </table:table-cell>
          <table:table-cell table:formula="of:=[$Butler_Huybers.B659]" office:value-type="float" office:value="-0.00104358111716108" calcext:value-type="float">
            <text:p>-0.001043581117161</text:p>
          </table:table-cell>
        </table:table-row>
        <table:table-row table:style-name="ro1">
          <table:table-cell table:formula="of:=[$Butler_Huybers.A660]" office:value-type="float" office:value="660" calcext:value-type="float">
            <text:p>660</text:p>
          </table:table-cell>
          <table:table-cell table:formula="of:=[$Butler_Huybers.B660]" office:value-type="float" office:value="-0.00104450034843816" calcext:value-type="float">
            <text:p>-0.001044500348438</text:p>
          </table:table-cell>
        </table:table-row>
        <table:table-row table:style-name="ro1">
          <table:table-cell table:formula="of:=[$Butler_Huybers.A661]" office:value-type="float" office:value="661" calcext:value-type="float">
            <text:p>661</text:p>
          </table:table-cell>
          <table:table-cell table:formula="of:=[$Butler_Huybers.B661]" office:value-type="float" office:value="-0.00104420734864022" calcext:value-type="float">
            <text:p>-0.00104420734864</text:p>
          </table:table-cell>
        </table:table-row>
        <table:table-row table:style-name="ro1">
          <table:table-cell table:formula="of:=[$Butler_Huybers.A662]" office:value-type="float" office:value="662" calcext:value-type="float">
            <text:p>662</text:p>
          </table:table-cell>
          <table:table-cell table:formula="of:=[$Butler_Huybers.B662]" office:value-type="float" office:value="-0.0010443510910332" calcext:value-type="float">
            <text:p>-0.001044351091033</text:p>
          </table:table-cell>
        </table:table-row>
        <table:table-row table:style-name="ro1">
          <table:table-cell table:formula="of:=[$Butler_Huybers.A663]" office:value-type="float" office:value="663" calcext:value-type="float">
            <text:p>663</text:p>
          </table:table-cell>
          <table:table-cell table:formula="of:=[$Butler_Huybers.B663]" office:value-type="float" office:value="-0.00104405471401839" calcext:value-type="float">
            <text:p>-0.001044054714018</text:p>
          </table:table-cell>
        </table:table-row>
        <table:table-row table:style-name="ro1">
          <table:table-cell table:formula="of:=[$Butler_Huybers.A664]" office:value-type="float" office:value="664" calcext:value-type="float">
            <text:p>664</text:p>
          </table:table-cell>
          <table:table-cell table:formula="of:=[$Butler_Huybers.B664]" office:value-type="float" office:value="-0.00104503591790651" calcext:value-type="float">
            <text:p>-0.001045035917907</text:p>
          </table:table-cell>
        </table:table-row>
        <table:table-row table:style-name="ro1">
          <table:table-cell table:formula="of:=[$Butler_Huybers.A665]" office:value-type="float" office:value="665" calcext:value-type="float">
            <text:p>665</text:p>
          </table:table-cell>
          <table:table-cell table:formula="of:=[$Butler_Huybers.B665]" office:value-type="float" office:value="-0.00103782134011246" calcext:value-type="float">
            <text:p>-0.001037821340112</text:p>
          </table:table-cell>
        </table:table-row>
        <table:table-row table:style-name="ro1">
          <table:table-cell table:formula="of:=[$Butler_Huybers.A666]" office:value-type="float" office:value="666" calcext:value-type="float">
            <text:p>666</text:p>
          </table:table-cell>
          <table:table-cell table:formula="of:=[$Butler_Huybers.B666]" office:value-type="float" office:value="-0.00103724092863419" calcext:value-type="float">
            <text:p>-0.001037240928634</text:p>
          </table:table-cell>
        </table:table-row>
        <table:table-row table:style-name="ro1">
          <table:table-cell table:formula="of:=[$Butler_Huybers.A667]" office:value-type="float" office:value="667" calcext:value-type="float">
            <text:p>667</text:p>
          </table:table-cell>
          <table:table-cell table:formula="of:=[$Butler_Huybers.B667]" office:value-type="float" office:value="-0.00102967684375266" calcext:value-type="float">
            <text:p>-0.001029676843753</text:p>
          </table:table-cell>
        </table:table-row>
        <table:table-row table:style-name="ro1">
          <table:table-cell table:formula="of:=[$Butler_Huybers.A668]" office:value-type="float" office:value="668" calcext:value-type="float">
            <text:p>668</text:p>
          </table:table-cell>
          <table:table-cell table:formula="of:=[$Butler_Huybers.B668]" office:value-type="float" office:value="-0.00103009025465539" calcext:value-type="float">
            <text:p>-0.001030090254655</text:p>
          </table:table-cell>
        </table:table-row>
        <table:table-row table:style-name="ro1">
          <table:table-cell table:formula="of:=[$Butler_Huybers.A669]" office:value-type="float" office:value="669" calcext:value-type="float">
            <text:p>669</text:p>
          </table:table-cell>
          <table:table-cell table:formula="of:=[$Butler_Huybers.B669]" office:value-type="float" office:value="-0.00102986823986786" calcext:value-type="float">
            <text:p>-0.001029868239868</text:p>
          </table:table-cell>
        </table:table-row>
        <table:table-row table:style-name="ro1">
          <table:table-cell table:formula="of:=[$Butler_Huybers.A670]" office:value-type="float" office:value="670" calcext:value-type="float">
            <text:p>670</text:p>
          </table:table-cell>
          <table:table-cell table:formula="of:=[$Butler_Huybers.B670]" office:value-type="float" office:value="-0.00102999220723654" calcext:value-type="float">
            <text:p>-0.001029992207237</text:p>
          </table:table-cell>
        </table:table-row>
        <table:table-row table:style-name="ro1">
          <table:table-cell table:formula="of:=[$Butler_Huybers.A671]" office:value-type="float" office:value="671" calcext:value-type="float">
            <text:p>671</text:p>
          </table:table-cell>
          <table:table-cell table:formula="of:=[$Butler_Huybers.B671]" office:value-type="float" office:value="-0.00102972649816208" calcext:value-type="float">
            <text:p>-0.001029726498162</text:p>
          </table:table-cell>
        </table:table-row>
        <table:table-row table:style-name="ro1">
          <table:table-cell table:formula="of:=[$Butler_Huybers.A672]" office:value-type="float" office:value="672" calcext:value-type="float">
            <text:p>672</text:p>
          </table:table-cell>
          <table:table-cell table:formula="of:=[$Butler_Huybers.B672]" office:value-type="float" office:value="-0.00103075625325457" calcext:value-type="float">
            <text:p>-0.001030756253255</text:p>
          </table:table-cell>
        </table:table-row>
        <table:table-row table:style-name="ro1">
          <table:table-cell table:formula="of:=[$Butler_Huybers.A673]" office:value-type="float" office:value="673" calcext:value-type="float">
            <text:p>673</text:p>
          </table:table-cell>
          <table:table-cell table:formula="of:=[$Butler_Huybers.B673]" office:value-type="float" office:value="-0.0010245808665134" calcext:value-type="float">
            <text:p>-0.001024580866513</text:p>
          </table:table-cell>
        </table:table-row>
        <table:table-row table:style-name="ro1">
          <table:table-cell table:formula="of:=[$Butler_Huybers.A674]" office:value-type="float" office:value="674" calcext:value-type="float">
            <text:p>674</text:p>
          </table:table-cell>
          <table:table-cell table:formula="of:=[$Butler_Huybers.B674]" office:value-type="float" office:value="-0.0010230784073056" calcext:value-type="float">
            <text:p>-0.001023078407306</text:p>
          </table:table-cell>
        </table:table-row>
        <table:table-row table:style-name="ro1">
          <table:table-cell table:formula="of:=[$Butler_Huybers.A675]" office:value-type="float" office:value="675" calcext:value-type="float">
            <text:p>675</text:p>
          </table:table-cell>
          <table:table-cell table:formula="of:=[$Butler_Huybers.B675]" office:value-type="float" office:value="-0.00101616131965992" calcext:value-type="float">
            <text:p>-0.00101616131966</text:p>
          </table:table-cell>
        </table:table-row>
        <table:table-row table:style-name="ro1">
          <table:table-cell table:formula="of:=[$Butler_Huybers.A676]" office:value-type="float" office:value="676" calcext:value-type="float">
            <text:p>676</text:p>
          </table:table-cell>
          <table:table-cell table:formula="of:=[$Butler_Huybers.B676]" office:value-type="float" office:value="-0.00101558873693699" calcext:value-type="float">
            <text:p>-0.001015588736937</text:p>
          </table:table-cell>
        </table:table-row>
        <table:table-row table:style-name="ro1">
          <table:table-cell table:formula="of:=[$Butler_Huybers.A677]" office:value-type="float" office:value="677" calcext:value-type="float">
            <text:p>677</text:p>
          </table:table-cell>
          <table:table-cell table:formula="of:=[$Butler_Huybers.B677]" office:value-type="float" office:value="-0.00101555014157099" calcext:value-type="float">
            <text:p>-0.001015550141571</text:p>
          </table:table-cell>
        </table:table-row>
        <table:table-row table:style-name="ro1">
          <table:table-cell table:formula="of:=[$Butler_Huybers.A678]" office:value-type="float" office:value="678" calcext:value-type="float">
            <text:p>678</text:p>
          </table:table-cell>
          <table:table-cell table:formula="of:=[$Butler_Huybers.B678]" office:value-type="float" office:value="-0.00101562261355857" calcext:value-type="float">
            <text:p>-0.001015622613559</text:p>
          </table:table-cell>
        </table:table-row>
        <table:table-row table:style-name="ro1">
          <table:table-cell table:formula="of:=[$Butler_Huybers.A679]" office:value-type="float" office:value="679" calcext:value-type="float">
            <text:p>679</text:p>
          </table:table-cell>
          <table:table-cell table:formula="of:=[$Butler_Huybers.B679]" office:value-type="float" office:value="-0.00101543820188175" calcext:value-type="float">
            <text:p>-0.001015438201882</text:p>
          </table:table-cell>
        </table:table-row>
        <table:table-row table:style-name="ro1">
          <table:table-cell table:formula="of:=[$Butler_Huybers.A680]" office:value-type="float" office:value="680" calcext:value-type="float">
            <text:p>680</text:p>
          </table:table-cell>
          <table:table-cell table:formula="of:=[$Butler_Huybers.B680]" office:value-type="float" office:value="-0.00101627334845162" calcext:value-type="float">
            <text:p>-0.001016273348452</text:p>
          </table:table-cell>
        </table:table-row>
        <table:table-row table:style-name="ro1">
          <table:table-cell table:formula="of:=[$Butler_Huybers.A681]" office:value-type="float" office:value="681" calcext:value-type="float">
            <text:p>681</text:p>
          </table:table-cell>
          <table:table-cell table:formula="of:=[$Butler_Huybers.B681]" office:value-type="float" office:value="-0.00101155671903957" calcext:value-type="float">
            <text:p>-0.00101155671904</text:p>
          </table:table-cell>
        </table:table-row>
        <table:table-row table:style-name="ro1">
          <table:table-cell table:formula="of:=[$Butler_Huybers.A682]" office:value-type="float" office:value="682" calcext:value-type="float">
            <text:p>682</text:p>
          </table:table-cell>
          <table:table-cell table:formula="of:=[$Butler_Huybers.B682]" office:value-type="float" office:value="-0.00100861741822659" calcext:value-type="float">
            <text:p>-0.001008617418227</text:p>
          </table:table-cell>
        </table:table-row>
        <table:table-row table:style-name="ro1">
          <table:table-cell table:formula="of:=[$Butler_Huybers.A683]" office:value-type="float" office:value="683" calcext:value-type="float">
            <text:p>683</text:p>
          </table:table-cell>
          <table:table-cell table:formula="of:=[$Butler_Huybers.B683]" office:value-type="float" office:value="-0.00100297755383465" calcext:value-type="float">
            <text:p>-0.001002977553835</text:p>
          </table:table-cell>
        </table:table-row>
        <table:table-row table:style-name="ro1">
          <table:table-cell table:formula="of:=[$Butler_Huybers.A684]" office:value-type="float" office:value="684" calcext:value-type="float">
            <text:p>684</text:p>
          </table:table-cell>
          <table:table-cell table:formula="of:=[$Butler_Huybers.B684]" office:value-type="float" office:value="-0.00100099380805028" calcext:value-type="float">
            <text:p>-0.00100099380805</text:p>
          </table:table-cell>
        </table:table-row>
        <table:table-row table:style-name="ro1">
          <table:table-cell table:formula="of:=[$Butler_Huybers.A685]" office:value-type="float" office:value="685" calcext:value-type="float">
            <text:p>685</text:p>
          </table:table-cell>
          <table:table-cell table:formula="of:=[$Butler_Huybers.B685]" office:value-type="float" office:value="-0.0010012519116034" calcext:value-type="float">
            <text:p>-0.001001251911603</text:p>
          </table:table-cell>
        </table:table-row>
        <table:table-row table:style-name="ro1">
          <table:table-cell table:formula="of:=[$Butler_Huybers.A686]" office:value-type="float" office:value="686" calcext:value-type="float">
            <text:p>686</text:p>
          </table:table-cell>
          <table:table-cell table:formula="of:=[$Butler_Huybers.B686]" office:value-type="float" office:value="-0.00100122105764326" calcext:value-type="float">
            <text:p>-0.001001221057643</text:p>
          </table:table-cell>
        </table:table-row>
        <table:table-row table:style-name="ro1">
          <table:table-cell table:formula="of:=[$Butler_Huybers.A687]" office:value-type="float" office:value="687" calcext:value-type="float">
            <text:p>687</text:p>
          </table:table-cell>
          <table:table-cell table:formula="of:=[$Butler_Huybers.B687]" office:value-type="float" office:value="-0.00100148386987475" calcext:value-type="float">
            <text:p>-0.001001483869875</text:p>
          </table:table-cell>
        </table:table-row>
        <table:table-row table:style-name="ro1">
          <table:table-cell table:formula="of:=[$Butler_Huybers.A688]" office:value-type="float" office:value="688" calcext:value-type="float">
            <text:p>688</text:p>
          </table:table-cell>
          <table:table-cell table:formula="of:=[$Butler_Huybers.B688]" office:value-type="float" office:value="-0.000999477873141722" calcext:value-type="float">
            <text:p>-0.000999477873142</text:p>
          </table:table-cell>
        </table:table-row>
        <table:table-row table:style-name="ro1">
          <table:table-cell table:formula="of:=[$Butler_Huybers.A689]" office:value-type="float" office:value="689" calcext:value-type="float">
            <text:p>689</text:p>
          </table:table-cell>
          <table:table-cell table:formula="of:=[$Butler_Huybers.B689]" office:value-type="float" office:value="-0.000993859295091996" calcext:value-type="float">
            <text:p>-0.000993859295092</text:p>
          </table:table-cell>
        </table:table-row>
        <table:table-row table:style-name="ro1">
          <table:table-cell table:formula="of:=[$Butler_Huybers.A690]" office:value-type="float" office:value="690" calcext:value-type="float">
            <text:p>690</text:p>
          </table:table-cell>
          <table:table-cell table:formula="of:=[$Butler_Huybers.B690]" office:value-type="float" office:value="-0.000990897280437471" calcext:value-type="float">
            <text:p>-0.000990897280437</text:p>
          </table:table-cell>
        </table:table-row>
        <table:table-row table:style-name="ro1">
          <table:table-cell table:formula="of:=[$Butler_Huybers.A691]" office:value-type="float" office:value="691" calcext:value-type="float">
            <text:p>691</text:p>
          </table:table-cell>
          <table:table-cell table:formula="of:=[$Butler_Huybers.B691]" office:value-type="float" office:value="-0.000986203439755059" calcext:value-type="float">
            <text:p>-0.000986203439755</text:p>
          </table:table-cell>
        </table:table-row>
        <table:table-row table:style-name="ro1">
          <table:table-cell table:formula="of:=[$Butler_Huybers.A692]" office:value-type="float" office:value="692" calcext:value-type="float">
            <text:p>692</text:p>
          </table:table-cell>
          <table:table-cell table:formula="of:=[$Butler_Huybers.B692]" office:value-type="float" office:value="-0.000987034138540556" calcext:value-type="float">
            <text:p>-0.000987034138541</text:p>
          </table:table-cell>
        </table:table-row>
        <table:table-row table:style-name="ro1">
          <table:table-cell table:formula="of:=[$Butler_Huybers.A693]" office:value-type="float" office:value="693" calcext:value-type="float">
            <text:p>693</text:p>
          </table:table-cell>
          <table:table-cell table:formula="of:=[$Butler_Huybers.B693]" office:value-type="float" office:value="-0.000986852593737909" calcext:value-type="float">
            <text:p>-0.000986852593738</text:p>
          </table:table-cell>
        </table:table-row>
        <table:table-row table:style-name="ro1">
          <table:table-cell table:formula="of:=[$Butler_Huybers.A694]" office:value-type="float" office:value="694" calcext:value-type="float">
            <text:p>694</text:p>
          </table:table-cell>
          <table:table-cell table:formula="of:=[$Butler_Huybers.B694]" office:value-type="float" office:value="-0.000986920381926195" calcext:value-type="float">
            <text:p>-0.000986920381926</text:p>
          </table:table-cell>
        </table:table-row>
        <table:table-row table:style-name="ro1">
          <table:table-cell table:formula="of:=[$Butler_Huybers.A695]" office:value-type="float" office:value="695" calcext:value-type="float">
            <text:p>695</text:p>
          </table:table-cell>
          <table:table-cell table:formula="of:=[$Butler_Huybers.B695]" office:value-type="float" office:value="-0.000986888060009321" calcext:value-type="float">
            <text:p>-0.000986888060009</text:p>
          </table:table-cell>
        </table:table-row>
        <table:table-row table:style-name="ro1">
          <table:table-cell table:formula="of:=[$Butler_Huybers.A696]" office:value-type="float" office:value="696" calcext:value-type="float">
            <text:p>696</text:p>
          </table:table-cell>
          <table:table-cell table:formula="of:=[$Butler_Huybers.B696]" office:value-type="float" office:value="-0.000986347329177485" calcext:value-type="float">
            <text:p>-0.000986347329177</text:p>
          </table:table-cell>
        </table:table-row>
        <table:table-row table:style-name="ro1">
          <table:table-cell table:formula="of:=[$Butler_Huybers.A697]" office:value-type="float" office:value="697" calcext:value-type="float">
            <text:p>697</text:p>
          </table:table-cell>
          <table:table-cell table:formula="of:=[$Butler_Huybers.B697]" office:value-type="float" office:value="-0.000978993882671214" calcext:value-type="float">
            <text:p>-0.000978993882671</text:p>
          </table:table-cell>
        </table:table-row>
        <table:table-row table:style-name="ro1">
          <table:table-cell table:formula="of:=[$Butler_Huybers.A698]" office:value-type="float" office:value="698" calcext:value-type="float">
            <text:p>698</text:p>
          </table:table-cell>
          <table:table-cell table:formula="of:=[$Butler_Huybers.B698]" office:value-type="float" office:value="-0.000980405428841787" calcext:value-type="float">
            <text:p>-0.000980405428842</text:p>
          </table:table-cell>
        </table:table-row>
        <table:table-row table:style-name="ro1">
          <table:table-cell table:formula="of:=[$Butler_Huybers.A699]" office:value-type="float" office:value="699" calcext:value-type="float">
            <text:p>699</text:p>
          </table:table-cell>
          <table:table-cell table:formula="of:=[$Butler_Huybers.B699]" office:value-type="float" office:value="-0.000976757467598703" calcext:value-type="float">
            <text:p>-0.000976757467599</text:p>
          </table:table-cell>
        </table:table-row>
        <table:table-row table:style-name="ro1">
          <table:table-cell table:formula="of:=[$Butler_Huybers.A700]" office:value-type="float" office:value="700" calcext:value-type="float">
            <text:p>700</text:p>
          </table:table-cell>
          <table:table-cell table:formula="of:=[$Butler_Huybers.B700]" office:value-type="float" office:value="-0.000971855340424864" calcext:value-type="float">
            <text:p>-0.000971855340425</text:p>
          </table:table-cell>
        </table:table-row>
        <table:table-row table:style-name="ro1">
          <table:table-cell table:formula="of:=[$Butler_Huybers.A701]" office:value-type="float" office:value="701" calcext:value-type="float">
            <text:p>701</text:p>
          </table:table-cell>
          <table:table-cell table:formula="of:=[$Butler_Huybers.B701]" office:value-type="float" office:value="-0.000972695079457705" calcext:value-type="float">
            <text:p>-0.000972695079458</text:p>
          </table:table-cell>
        </table:table-row>
        <table:table-row table:style-name="ro1">
          <table:table-cell table:formula="of:=[$Butler_Huybers.A702]" office:value-type="float" office:value="702" calcext:value-type="float">
            <text:p>702</text:p>
          </table:table-cell>
          <table:table-cell table:formula="of:=[$Butler_Huybers.B702]" office:value-type="float" office:value="-0.000972502770960933" calcext:value-type="float">
            <text:p>-0.000972502770961</text:p>
          </table:table-cell>
        </table:table-row>
        <table:table-row table:style-name="ro1">
          <table:table-cell table:formula="of:=[$Butler_Huybers.A703]" office:value-type="float" office:value="703" calcext:value-type="float">
            <text:p>703</text:p>
          </table:table-cell>
          <table:table-cell table:formula="of:=[$Butler_Huybers.B703]" office:value-type="float" office:value="-0.000972574663227351" calcext:value-type="float">
            <text:p>-0.000972574663227</text:p>
          </table:table-cell>
        </table:table-row>
        <table:table-row table:style-name="ro1">
          <table:table-cell table:formula="of:=[$Butler_Huybers.A704]" office:value-type="float" office:value="704" calcext:value-type="float">
            <text:p>704</text:p>
          </table:table-cell>
          <table:table-cell table:formula="of:=[$Butler_Huybers.B704]" office:value-type="float" office:value="-0.000972496343655927" calcext:value-type="float">
            <text:p>-0.000972496343656</text:p>
          </table:table-cell>
        </table:table-row>
        <table:table-row table:style-name="ro1">
          <table:table-cell table:formula="of:=[$Butler_Huybers.A705]" office:value-type="float" office:value="705" calcext:value-type="float">
            <text:p>705</text:p>
          </table:table-cell>
          <table:table-cell table:formula="of:=[$Butler_Huybers.B705]" office:value-type="float" office:value="-0.000972363705121449" calcext:value-type="float">
            <text:p>-0.000972363705121</text:p>
          </table:table-cell>
        </table:table-row>
        <table:table-row table:style-name="ro1">
          <table:table-cell table:formula="of:=[$Butler_Huybers.A706]" office:value-type="float" office:value="706" calcext:value-type="float">
            <text:p>706</text:p>
          </table:table-cell>
          <table:table-cell table:formula="of:=[$Butler_Huybers.B706]" office:value-type="float" office:value="-0.000963971180301019" calcext:value-type="float">
            <text:p>-0.000963971180301</text:p>
          </table:table-cell>
        </table:table-row>
        <table:table-row table:style-name="ro1">
          <table:table-cell table:formula="of:=[$Butler_Huybers.A707]" office:value-type="float" office:value="707" calcext:value-type="float">
            <text:p>707</text:p>
          </table:table-cell>
          <table:table-cell table:formula="of:=[$Butler_Huybers.B707]" office:value-type="float" office:value="-0.000957675938090507" calcext:value-type="float">
            <text:p>-0.000957675938091</text:p>
          </table:table-cell>
        </table:table-row>
        <table:table-row table:style-name="ro1">
          <table:table-cell table:formula="of:=[$Butler_Huybers.A708]" office:value-type="float" office:value="708" calcext:value-type="float">
            <text:p>708</text:p>
          </table:table-cell>
          <table:table-cell table:formula="of:=[$Butler_Huybers.B708]" office:value-type="float" office:value="-0.000958346200947313" calcext:value-type="float">
            <text:p>-0.000958346200947</text:p>
          </table:table-cell>
        </table:table-row>
        <table:table-row table:style-name="ro1">
          <table:table-cell table:formula="of:=[$Butler_Huybers.A709]" office:value-type="float" office:value="709" calcext:value-type="float">
            <text:p>709</text:p>
          </table:table-cell>
          <table:table-cell table:formula="of:=[$Butler_Huybers.B709]" office:value-type="float" office:value="-0.000958152791012615" calcext:value-type="float">
            <text:p>-0.000958152791013</text:p>
          </table:table-cell>
        </table:table-row>
        <table:table-row table:style-name="ro1">
          <table:table-cell table:formula="of:=[$Butler_Huybers.A710]" office:value-type="float" office:value="710" calcext:value-type="float">
            <text:p>710</text:p>
          </table:table-cell>
          <table:table-cell table:formula="of:=[$Butler_Huybers.B710]" office:value-type="float" office:value="-0.000958212819079125" calcext:value-type="float">
            <text:p>-0.000958212819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1:30:25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abriel Abrahao</meta:initial-creator>
    <meta:creation-date>2020-01-28T22:03:38.848000000</meta:creation-date>
    <dc:date>2020-03-11T11:34:23.069000000</dc:date>
    <dc:creator>Gabriel Abrahao</dc:creator>
    <meta:editing-duration>PT1H23M47S</meta:editing-duration>
    <meta:editing-cycles>17</meta:editing-cycles>
    <meta:generator>LibreOffice/6.3.3.2$Windows_X86_64 LibreOffice_project/a64200df03143b798afd1ec74a12ab50359878ed</meta:generator>
    <meta:document-statistic meta:table-count="9" meta:cell-count="5074" meta:object-count="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5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16cm" svg:height="12.343cm" xlink:href=".." xlink:type="simple" chart:class="chart:scatter" chart:style-name="ch1">
        <chart:legend chart:legend-position="end" svg:x="21.516cm" svg:y="5.869cm" style:legend-expansion="high" chart:style-name="ch2"/>
        <chart:plot-area chart:style-name="ch3" table:cell-range-address="Soybeans.A2:Soybeans.B102 Soybeans.B1:Soybeans.B1" chart:data-source-has-labels="row" svg:x="0.47cm" svg:y="0.246cm" svg:width="20.576cm" svg:height="11.851cm">
          <chartooo:coordinate-region svg:x="1.716cm" svg:y="0.448cm" svg:width="19.138cm" svg:height="11.4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ybeans.B2:Soybeans.B102" chart:label-cell-address="Soybeans.B1:Soybeans.B1" chart:class="chart:scatter">
            <chart:domain table:cell-range-address="Soybeans.A2:Soybeans.A102"/>
            <chart:data-point chart:repeated="66"/>
            <chart:data-point chart:style-name="ch8" chart:repeated="2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Soybeans.B1:Soybea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956673654786">
                <text:p>0.201956673654786</text:p>
                <draw:g>
                  <svg:desc>Soybeans.A2:Soybeans.A102</svg:desc>
                </draw:g>
              </table:table-cell>
              <table:table-cell office:value-type="float" office:value="-0.00202692034420147">
                <text:p>-0.00202692034420147</text:p>
                <draw:g>
                  <svg:desc>Soybeans.B2:Soybeans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4619147449335">
                <text:p>0.694619147449335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728162124388">
                <text:p>1.1872816212438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994409503843">
                <text:p>1.6799440950384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205450733753">
                <text:p>1.76205450733753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260656883298">
                <text:p>2.1726065688329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5471698113207">
                <text:p>2.2547169811320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526904262753">
                <text:p>2.6652690426275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737945492662">
                <text:p>2.7473794549266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793151642208">
                <text:p>3.1579315164220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004192872117">
                <text:p>3.2400419287211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5059399021663">
                <text:p>3.6505939902166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3270440251572">
                <text:p>3.7327044025157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4325646401118">
                <text:p>4.1432564640111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2536687631027">
                <text:p>4.2253668763102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3591893780573">
                <text:p>4.6359189378057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2858141160028">
                <text:p>5.1285814116002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2124388539483">
                <text:p>5.6212438853948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1390635918938">
                <text:p>6.1139063591893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0656883298393">
                <text:p>6.6065688329839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923130677847">
                <text:p>7.0992313067784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9189378057302">
                <text:p>7.5918937805730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8455625436757">
                <text:p>8.0845562543675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57721872816212">
                <text:p>8.57721872816212</text:p>
              </table:table-cell>
              <table:table-cell office:value-type="float" office:value="-0.00215575467312264">
                <text:p>-0.00215575467312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6988120195667">
                <text:p>9.0698812019566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6254367575122">
                <text:p>9.5625436757512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552061495458">
                <text:p>10.055206149545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478686233403">
                <text:p>10.5478686233403</text:p>
              </table:table-cell>
              <table:table-cell office:value-type="float" office:value="-0.0018980860152803">
                <text:p>-0.0018980860152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405310971349">
                <text:p>11.0405310971349</text:p>
              </table:table-cell>
              <table:table-cell office:value-type="float" office:value="-0.00171771795479066">
                <text:p>-0.00171771795479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331935709294">
                <text:p>11.5331935709294</text:p>
              </table:table-cell>
              <table:table-cell office:value-type="float" office:value="-0.00143428243116409">
                <text:p>-0.00143428243116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025856044724">
                <text:p>12.025856044724</text:p>
              </table:table-cell>
              <table:table-cell office:value-type="float" office:value="-0.00127968123645868">
                <text:p>-0.001279681236458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185185185185">
                <text:p>12.5185185185185</text:p>
              </table:table-cell>
              <table:table-cell office:value-type="float" office:value="-0.00109931317596905">
                <text:p>-0.00109931317596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111809923131">
                <text:p>13.0111809923131</text:p>
              </table:table-cell>
              <table:table-cell office:value-type="float" office:value="-0.000841644518126718">
                <text:p>-0.000841644518126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038434661076">
                <text:p>13.5038434661076</text:p>
              </table:table-cell>
              <table:table-cell office:value-type="float" office:value="-0.000712810189205545">
                <text:p>-0.000712810189205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9965059399022">
                <text:p>13.9965059399022</text:p>
              </table:table-cell>
              <table:table-cell office:value-type="float" office:value="-0.000480908397147442">
                <text:p>-0.000480908397147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4891684136967">
                <text:p>14.4891684136967</text:p>
              </table:table-cell>
              <table:table-cell office:value-type="float" office:value="-0.000223239739305107">
                <text:p>-0.000223239739305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9818308874913">
                <text:p>14.9818308874913</text:p>
              </table:table-cell>
              <table:table-cell office:value-type="float" office:value="-0.000120172276168166">
                <text:p>-0.000120172276168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744933612858">
                <text:p>15.4744933612858</text:p>
              </table:table-cell>
              <table:table-cell office:value-type="float" office:value="0.000137496381674169">
                <text:p>0.000137496381674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9671558350804">
                <text:p>15.9671558350804</text:p>
              </table:table-cell>
              <table:table-cell office:value-type="float" office:value="0.000343631307948039">
                <text:p>0.000343631307948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598183088749">
                <text:p>16.4598183088749</text:p>
              </table:table-cell>
              <table:table-cell office:value-type="float" office:value="0.000472465636869205">
                <text:p>0.000472465636869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524807826695">
                <text:p>16.9524807826695</text:p>
              </table:table-cell>
              <table:table-cell office:value-type="float" office:value="0.00075590116049578">
                <text:p>0.0007559011604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445143256464">
                <text:p>17.445143256464</text:p>
              </table:table-cell>
              <table:table-cell office:value-type="float" office:value="0.000910502355201182">
                <text:p>0.000910502355201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9378057302586">
                <text:p>17.9378057302586</text:p>
              </table:table-cell>
              <table:table-cell office:value-type="float" office:value="0.00106510354990658">
                <text:p>0.00106510354990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4304682040531">
                <text:p>18.4304682040531</text:p>
              </table:table-cell>
              <table:table-cell office:value-type="float" office:value="0.00137430593931739">
                <text:p>0.00137430593931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231306778477">
                <text:p>18.9231306778477</text:p>
              </table:table-cell>
              <table:table-cell office:value-type="float" office:value="0.00150314026823856">
                <text:p>0.00150314026823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4157931516422">
                <text:p>19.4157931516422</text:p>
              </table:table-cell>
              <table:table-cell office:value-type="float" office:value="0.00168350832872819">
                <text:p>0.00168350832872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9084556254368">
                <text:p>19.9084556254368</text:p>
              </table:table-cell>
              <table:table-cell office:value-type="float" office:value="0.00194117698657053">
                <text:p>0.00194117698657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4011180992313">
                <text:p>20.4011180992313</text:p>
              </table:table-cell>
              <table:table-cell office:value-type="float" office:value="0.0020700113154917">
                <text:p>0.0020700113154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8937805730259">
                <text:p>20.8937805730259</text:p>
              </table:table-cell>
              <table:table-cell office:value-type="float" office:value="0.0023019131075498">
                <text:p>0.0023019131075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3864430468204">
                <text:p>21.3864430468204</text:p>
              </table:table-cell>
              <table:table-cell office:value-type="float" office:value="0.00255958176539214">
                <text:p>0.00255958176539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879105520615">
                <text:p>21.879105520615</text:p>
              </table:table-cell>
              <table:table-cell office:value-type="float" office:value="0.00268841609431331">
                <text:p>0.00268841609431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3717679944095">
                <text:p>22.3717679944095</text:p>
              </table:table-cell>
              <table:table-cell office:value-type="float" office:value="0.00292031788637141">
                <text:p>0.00292031788637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864430468204">
                <text:p>22.864430468204</text:p>
              </table:table-cell>
              <table:table-cell office:value-type="float" office:value="0.00310068594686105">
                <text:p>0.00310068594686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3570929419986">
                <text:p>23.3570929419986</text:p>
              </table:table-cell>
              <table:table-cell office:value-type="float" office:value="0.00325528714156645">
                <text:p>0.0032552871415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8497554157931">
                <text:p>23.8497554157931</text:p>
              </table:table-cell>
              <table:table-cell office:value-type="float" office:value="0.00353872266519302">
                <text:p>0.00353872266519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3424178895877">
                <text:p>24.3424178895877</text:p>
              </table:table-cell>
              <table:table-cell office:value-type="float" office:value="0.00371909072568266">
                <text:p>0.00371909072568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8350803633822">
                <text:p>24.8350803633822</text:p>
              </table:table-cell>
              <table:table-cell office:value-type="float" office:value="0.00384792505460383">
                <text:p>0.00384792505460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3277428371768">
                <text:p>25.3277428371768</text:p>
              </table:table-cell>
              <table:table-cell office:value-type="float" office:value="0.00415712744401463">
                <text:p>0.00415712744401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8204053109713">
                <text:p>25.8204053109713</text:p>
              </table:table-cell>
              <table:table-cell office:value-type="float" office:value="0.0042859617729358">
                <text:p>0.0042859617729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3130677847659">
                <text:p>26.3130677847659</text:p>
              </table:table-cell>
              <table:table-cell office:value-type="float" office:value="0.00446632983342544">
                <text:p>0.00446632983342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8057302585604">
                <text:p>26.8057302585604</text:p>
              </table:table-cell>
              <table:table-cell office:value-type="float" office:value="0.00474976535705201">
                <text:p>0.00474976535705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298392732355">
                <text:p>27.298392732355</text:p>
              </table:table-cell>
              <table:table-cell office:value-type="float" office:value="0.00485283282018894">
                <text:p>0.00485283282018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7910552061495">
                <text:p>27.7910552061495</text:p>
              </table:table-cell>
              <table:table-cell office:value-type="float" office:value="0.00508473461224705">
                <text:p>0.00508473461224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2837176799441">
                <text:p>28.2837176799441</text:p>
              </table:table-cell>
              <table:table-cell office:value-type="float" office:value="0.00531663640430515">
                <text:p>0.00531663640430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7763801537386">
                <text:p>28.7763801537386</text:p>
              </table:table-cell>
              <table:table-cell office:value-type="float" office:value="0.00547123759901055">
                <text:p>0.0054712375990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2690426275332">
                <text:p>29.2690426275332</text:p>
              </table:table-cell>
              <table:table-cell office:value-type="float" office:value="0.00570313939106866">
                <text:p>0.00570313939106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7617051013277">
                <text:p>29.7617051013277</text:p>
              </table:table-cell>
              <table:table-cell office:value-type="float" office:value="0.00585774058577406">
                <text:p>0.00585774058577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1222921034242">
                <text:p>39.1222921034242</text:p>
              </table:table-cell>
              <table:table-cell office:value-type="float" office:value="-0.0470674017350421">
                <text:p>-0.0470674017350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6149545772187">
                <text:p>39.6149545772187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1076170510133">
                <text:p>40.1076170510133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6002795248078">
                <text:p>40.6002795248078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929419986024">
                <text:p>41.0929419986024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5856044723969">
                <text:p>41.5856044723969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9140461215933">
                <text:p>41.9140461215933</text:p>
              </table:table-cell>
              <table:table-cell office:value-type="float" office:value="-0.047170469198179">
                <text:p>-0.047170469198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66cm" svg:y="3.946cm" style:legend-expansion="high" chart:style-name="ch2"/>
        <chart:plot-area chart:style-name="ch3" table:cell-range-address="Soybeans.D2:Soybeans.E36 Soybeans.E1:Soybeans.E1" chart:data-source-has-labels="row" svg:x="0.32cm" svg:y="0.18cm" svg:width="12.026cm" svg:height="8.64cm">
          <chartooo:coordinate-region svg:x="1.375cm" svg:y="0.382cm" svg:width="10.779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ybeans.E2:Soybeans.E36" chart:label-cell-address="Soybeans.E1:Soybeans.E1" chart:class="chart:scatter">
            <chart:domain table:cell-range-address="Soybeans.D2:Soybeans.D36"/>
            <chart:regression-curve chart:style-name="ch7">
              <chart:equation chart:display-equation="true" chart:display-r-square="true" svg:x="1.177cm" svg:y="7.066cm"/>
            </chart:regression-curve>
            <chart:data-point chart:style-name="ch8"/>
            <chart:data-point chart:repeated="10"/>
            <chart:data-point chart:style-name="ch8"/>
            <chart:data-point chart:repeated="16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gy</text:p>
                <draw:g>
                  <svg:desc>Soybeans.E1:Soybea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oybeans.D2:Soybeans.D36</svg:desc>
                </draw:g>
              </table:table-cell>
              <table:table-cell office:value-type="float" office:value="NaN">
                <text:p>NaN</text:p>
                <draw:g>
                  <svg:desc>Soybeans.E2:Soybeans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371cm" svg:height="23.833cm" xlink:href=".." xlink:type="simple" chart:class="chart:scatter" chart:style-name="ch1">
        <chart:legend chart:legend-position="end" svg:x="40.96cm" svg:y="11.614cm" style:legend-expansion="high" chart:style-name="ch2"/>
        <chart:plot-area chart:style-name="ch3" table:cell-range-address="Maize.A2:Maize.B142 Maize.B1:Maize.B1" chart:data-source-has-labels="row" svg:x="0.847cm" svg:y="0.476cm" svg:width="39.266cm" svg:height="22.881cm">
          <chartooo:coordinate-region svg:x="1.902cm" svg:y="0.678cm" svg:width="38.019cm" svg:height="22.4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ize.B2:Maize.B142" chart:label-cell-address="Maize.B1:Maize.B1" chart:class="chart:scatter">
            <chart:domain table:cell-range-address="Maize.A2:Maize.A142"/>
            <chart:data-point chart:repeated="1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Maize.B1:Maiz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5514116879173">
                <text:p>0.205514116879173</text:p>
                <draw:g>
                  <svg:desc>Maize.A2:Maize.A142</svg:desc>
                </draw:g>
              </table:table-cell>
              <table:table-cell office:value-type="float" office:value="-0.0016893398751115">
                <text:p>-0.0016893398751115</text:p>
                <draw:g>
                  <svg:desc>Maize.B2:Maize.B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4622776185772">
                <text:p>0.574622776185772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3731435492372">
                <text:p>0.943731435492372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1284009479897">
                <text:p>1.3128400947989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194875410557">
                <text:p>1.6819487541055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4346686399">
                <text:p>1.74346686399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5741341217">
                <text:p>2.0510574134121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125755232966">
                <text:p>2.1125755232966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2016607271877">
                <text:p>2.4201660727187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816841826032">
                <text:p>2.4816841826032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8927473202537">
                <text:p>2.7892747320253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507928419098">
                <text:p>2.8507928419098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838339133197">
                <text:p>3.1583833913319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199015012164">
                <text:p>3.2199015012164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2749205063857">
                <text:p>3.5274920506385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89010160523">
                <text:p>3.589010160523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9660070994517">
                <text:p>3.89660070994517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581188198296">
                <text:p>3.9581188198296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6570936925176">
                <text:p>4.265709369251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272274791362">
                <text:p>4.3272274791362</text:p>
              </table:table-cell>
              <table:table-cell office:value-type="float" office:value="-0.0673541874376869">
                <text:p>-0.0673541874376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3481802855836">
                <text:p>4.634818028558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0392668786496">
                <text:p>5.0039266878649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7303534717156">
                <text:p>5.3730353471715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4214400647816">
                <text:p>5.7421440064781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1125266578476">
                <text:p>6.111252665784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48036132509136">
                <text:p>6.480361325091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4946998439796">
                <text:p>6.8494699843979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1857864370456">
                <text:p>7.2185786437045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8768730301116">
                <text:p>7.5876873030111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5679596231776">
                <text:p>7.9567959623177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2590462162436">
                <text:p>8.32590462162436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9501328093095">
                <text:p>8.6950132809309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6412194023755">
                <text:p>9.0641219402375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3323059954415">
                <text:p>9.4332305995441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0233925885075">
                <text:p>9.80233925885075</text:p>
              </table:table-cell>
              <table:table-cell office:value-type="float" office:value="-0.0016893398751115">
                <text:p>-0.0016893398751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714479181574">
                <text:p>10.1714479181574</text:p>
              </table:table-cell>
              <table:table-cell office:value-type="float" office:value="-0.00167007202077975">
                <text:p>-0.00167007202077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40556577464">
                <text:p>10.540556577464</text:p>
              </table:table-cell>
              <table:table-cell office:value-type="float" office:value="-0.00149666133179408">
                <text:p>-0.00149666133179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096652367706">
                <text:p>10.9096652367706</text:p>
              </table:table-cell>
              <table:table-cell office:value-type="float" office:value="-0.0014581256231306">
                <text:p>-0.0014581256231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2787738960772">
                <text:p>11.2787738960772</text:p>
              </table:table-cell>
              <table:table-cell office:value-type="float" office:value="-0.00126544707981318">
                <text:p>-0.00126544707981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478825553838">
                <text:p>11.6478825553838</text:p>
              </table:table-cell>
              <table:table-cell office:value-type="float" office:value="-0.0012269113711497">
                <text:p>-0.0012269113711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169912146904">
                <text:p>12.0169912146904</text:p>
              </table:table-cell>
              <table:table-cell office:value-type="float" office:value="-0.00101496497350054">
                <text:p>-0.001014964973500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860998739969">
                <text:p>12.3860998739969</text:p>
              </table:table-cell>
              <table:table-cell office:value-type="float" office:value="-0.000995697119168797">
                <text:p>-0.000995697119168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552085333035">
                <text:p>12.7552085333035</text:p>
              </table:table-cell>
              <table:table-cell office:value-type="float" office:value="-0.000783750721519642">
                <text:p>-0.000783750721519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243171926101">
                <text:p>13.1243171926101</text:p>
              </table:table-cell>
              <table:table-cell office:value-type="float" office:value="-0.000745215012856154">
                <text:p>-0.000745215012856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4934258519167">
                <text:p>13.4934258519167</text:p>
              </table:table-cell>
              <table:table-cell office:value-type="float" office:value="-0.000552536469538741">
                <text:p>-0.000552536469538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625345112233">
                <text:p>13.8625345112233</text:p>
              </table:table-cell>
              <table:table-cell office:value-type="float" office:value="-0.000514000760875259">
                <text:p>-0.0005140007608752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316431705299">
                <text:p>14.2316431705299</text:p>
              </table:table-cell>
              <table:table-cell office:value-type="float" office:value="-0.000321322217557846">
                <text:p>-0.000321322217557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007518298365">
                <text:p>14.6007518298365</text:p>
              </table:table-cell>
              <table:table-cell office:value-type="float" office:value="-0.000282786508894357">
                <text:p>-0.000282786508894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698604891431">
                <text:p>14.9698604891431</text:p>
              </table:table-cell>
              <table:table-cell office:value-type="float" office:value="-0.0000901079655769438">
                <text:p>-0.0000901079655769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389691484497">
                <text:p>15.3389691484497</text:p>
              </table:table-cell>
              <table:table-cell office:value-type="float" office:value="-0.0000515722569134555">
                <text:p>-0.00005157225691345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080778077563">
                <text:p>15.7080778077563</text:p>
              </table:table-cell>
              <table:table-cell office:value-type="float" office:value="0.000160374140735699">
                <text:p>0.0001603741407356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771864670629">
                <text:p>16.0771864670629</text:p>
              </table:table-cell>
              <table:table-cell office:value-type="float" office:value="0.00019890984939918">
                <text:p>0.00019890984939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462951263695">
                <text:p>16.4462951263695</text:p>
              </table:table-cell>
              <table:table-cell office:value-type="float" office:value="0.000391588392716601">
                <text:p>0.000391588392716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154037856761">
                <text:p>16.8154037856761</text:p>
              </table:table-cell>
              <table:table-cell office:value-type="float" office:value="0.000430124101380082">
                <text:p>0.000430124101380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845124449827">
                <text:p>17.1845124449827</text:p>
              </table:table-cell>
              <table:table-cell office:value-type="float" office:value="0.000622802644697495">
                <text:p>0.00062280264469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536211042893">
                <text:p>17.5536211042893</text:p>
              </table:table-cell>
              <table:table-cell office:value-type="float" office:value="0.000680606207692724">
                <text:p>0.0006806062076927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227297635959">
                <text:p>17.9227297635959</text:p>
              </table:table-cell>
              <table:table-cell office:value-type="float" office:value="0.000854016896678397">
                <text:p>0.000854016896678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2918384229025">
                <text:p>18.2918384229025</text:p>
              </table:table-cell>
              <table:table-cell office:value-type="float" office:value="0.000911820459673619">
                <text:p>0.000911820459673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6609470822091">
                <text:p>18.6609470822091</text:p>
              </table:table-cell>
              <table:table-cell office:value-type="float" office:value="0.0010852311486593">
                <text:p>0.0010852311486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300557415157">
                <text:p>19.0300557415157</text:p>
              </table:table-cell>
              <table:table-cell office:value-type="float" office:value="0.00116230256598626">
                <text:p>0.001162302565986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3991644008223">
                <text:p>19.3991644008223</text:p>
              </table:table-cell>
              <table:table-cell office:value-type="float" office:value="0.00131644540064019">
                <text:p>0.00131644540064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7682730601289">
                <text:p>19.7682730601289</text:p>
              </table:table-cell>
              <table:table-cell office:value-type="float" office:value="0.00139351681796716">
                <text:p>0.00139351681796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1373817194355">
                <text:p>20.1373817194355</text:p>
              </table:table-cell>
              <table:table-cell office:value-type="float" office:value="0.0015476596526211">
                <text:p>0.0015476596526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5064903787421">
                <text:p>20.5064903787421</text:p>
              </table:table-cell>
              <table:table-cell office:value-type="float" office:value="0.0016439989242798">
                <text:p>0.00164399892427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8755990380487">
                <text:p>20.8755990380487</text:p>
              </table:table-cell>
              <table:table-cell office:value-type="float" office:value="0.001778873904602">
                <text:p>0.001778873904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2447076973553">
                <text:p>21.2447076973553</text:p>
              </table:table-cell>
              <table:table-cell office:value-type="float" office:value="0.0018752131762607">
                <text:p>0.00187521317626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138163566619">
                <text:p>21.6138163566619</text:p>
              </table:table-cell>
              <table:table-cell office:value-type="float" office:value="0.00201008815658289">
                <text:p>0.002010088156582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9829250159685">
                <text:p>21.9829250159685</text:p>
              </table:table-cell>
              <table:table-cell office:value-type="float" office:value="0.00212569528257334">
                <text:p>0.00212569528257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520336752751">
                <text:p>22.3520336752751</text:p>
              </table:table-cell>
              <table:table-cell office:value-type="float" office:value="0.00224130240856379">
                <text:p>0.00224130240856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7211423345817">
                <text:p>22.7211423345817</text:p>
              </table:table-cell>
              <table:table-cell office:value-type="float" office:value="0.00235690953455424">
                <text:p>0.00235690953455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0902509938883">
                <text:p>23.0902509938883</text:p>
              </table:table-cell>
              <table:table-cell office:value-type="float" office:value="0.00247251666054469">
                <text:p>0.00247251666054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4593596531949">
                <text:p>23.4593596531949</text:p>
              </table:table-cell>
              <table:table-cell office:value-type="float" office:value="0.00260739164086688">
                <text:p>0.00260739164086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8284683125015">
                <text:p>23.8284683125015</text:p>
              </table:table-cell>
              <table:table-cell office:value-type="float" office:value="0.00270373091252559">
                <text:p>0.00270373091252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1975769718081">
                <text:p>24.1975769718081</text:p>
              </table:table-cell>
              <table:table-cell office:value-type="float" office:value="0.00285787374717952">
                <text:p>0.002857873747179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.5666856311147">
                <text:p>24.5666856311147</text:p>
              </table:table-cell>
              <table:table-cell office:value-type="float" office:value="0.00293494516450649">
                <text:p>0.002934945164506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9357942904213">
                <text:p>24.9357942904213</text:p>
              </table:table-cell>
              <table:table-cell office:value-type="float" office:value="0.00308908799916042">
                <text:p>0.00308908799916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3049029497279">
                <text:p>25.3049029497279</text:p>
              </table:table-cell>
              <table:table-cell office:value-type="float" office:value="0.00316615941648739">
                <text:p>0.00316615941648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6740116090345">
                <text:p>25.6740116090345</text:p>
              </table:table-cell>
              <table:table-cell office:value-type="float" office:value="0.00332030225114132">
                <text:p>0.00332030225114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0431202683411">
                <text:p>26.0431202683411</text:p>
              </table:table-cell>
              <table:table-cell office:value-type="float" office:value="0.00339737366846829">
                <text:p>0.00339737366846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4122289276477">
                <text:p>26.4122289276477</text:p>
              </table:table-cell>
              <table:table-cell office:value-type="float" office:value="0.00357078435745397">
                <text:p>0.003570784357453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7813375869543">
                <text:p>26.7813375869543</text:p>
              </table:table-cell>
              <table:table-cell office:value-type="float" office:value="0.00362858792044919">
                <text:p>0.00362858792044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1504462462609">
                <text:p>27.1504462462609</text:p>
              </table:table-cell>
              <table:table-cell office:value-type="float" office:value="0.00380199860943486">
                <text:p>0.00380199860943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5195549055675">
                <text:p>27.5195549055675</text:p>
              </table:table-cell>
              <table:table-cell office:value-type="float" office:value="0.00385980217243009">
                <text:p>0.00385980217243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8886635648741">
                <text:p>27.8886635648741</text:p>
              </table:table-cell>
              <table:table-cell office:value-type="float" office:value="0.00405248071574751">
                <text:p>0.004052480715747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577722241807">
                <text:p>28.2577722241807</text:p>
              </table:table-cell>
              <table:table-cell office:value-type="float" office:value="0.00409101642441099">
                <text:p>0.004091016424410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6268808834873">
                <text:p>28.6268808834873</text:p>
              </table:table-cell>
              <table:table-cell office:value-type="float" office:value="0.0042836949677284">
                <text:p>0.0042836949677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9959895427939">
                <text:p>28.9959895427939</text:p>
              </table:table-cell>
              <table:table-cell office:value-type="float" office:value="0.00401394500708402">
                <text:p>0.004013945007084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3035800922161">
                <text:p>29.3035800922161</text:p>
              </table:table-cell>
              <table:table-cell office:value-type="float" office:value="0.00241471309754947">
                <text:p>0.00241471309754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5188934768116">
                <text:p>29.5188934768116</text:p>
              </table:table-cell>
              <table:table-cell office:value-type="float" office:value="0.00104669543999582">
                <text:p>0.00104669543999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.7342068614071">
                <text:p>29.7342068614071</text:p>
              </table:table-cell>
              <table:table-cell office:value-type="float" office:value="-0.000359857926221327">
                <text:p>-0.0003598579262213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.9495202460026">
                <text:p>29.9495202460026</text:p>
              </table:table-cell>
              <table:table-cell office:value-type="float" office:value="-0.00172787558377498">
                <text:p>-0.001727875583774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1648336305981">
                <text:p>30.1648336305981</text:p>
              </table:table-cell>
              <table:table-cell office:value-type="float" office:value="-0.00313442894999212">
                <text:p>-0.003134428949992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3801470151937">
                <text:p>30.3801470151937</text:p>
              </table:table-cell>
              <table:table-cell office:value-type="float" office:value="-0.00450244660754577">
                <text:p>-0.004502446607545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.5954603997892">
                <text:p>30.5954603997892</text:p>
              </table:table-cell>
              <table:table-cell office:value-type="float" office:value="-0.00590899997376291">
                <text:p>-0.00590899997376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8107737843847">
                <text:p>30.8107737843847</text:p>
              </table:table-cell>
              <table:table-cell office:value-type="float" office:value="-0.00727701763131657">
                <text:p>-0.00727701763131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.0260871689802">
                <text:p>31.0260871689802</text:p>
              </table:table-cell>
              <table:table-cell office:value-type="float" office:value="-0.0086835709975337">
                <text:p>-0.00868357099753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.2414005535757">
                <text:p>31.2414005535757</text:p>
              </table:table-cell>
              <table:table-cell office:value-type="float" office:value="-0.0100515886550874">
                <text:p>-0.0100515886550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4567139381712">
                <text:p>31.4567139381712</text:p>
              </table:table-cell>
              <table:table-cell office:value-type="float" office:value="-0.0114581420213045">
                <text:p>-0.01145814202130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6720273227668">
                <text:p>31.6720273227668</text:p>
              </table:table-cell>
              <table:table-cell office:value-type="float" office:value="-0.0127876239701947">
                <text:p>-0.01278762397019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8873407073623">
                <text:p>31.8873407073623</text:p>
              </table:table-cell>
              <table:table-cell office:value-type="float" office:value="-0.0142327130450753">
                <text:p>-0.01423271304507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.1026540919578">
                <text:p>32.1026540919578</text:p>
              </table:table-cell>
              <table:table-cell office:value-type="float" office:value="-0.0155621949939655">
                <text:p>-0.01556219499396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.3179674765533">
                <text:p>32.3179674765533</text:p>
              </table:table-cell>
              <table:table-cell office:value-type="float" office:value="-0.0170072840688461">
                <text:p>-0.01700728406884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.5332808611488">
                <text:p>32.5332808611488</text:p>
              </table:table-cell>
              <table:table-cell office:value-type="float" office:value="-0.0183367660177363">
                <text:p>-0.0183367660177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.7485942457443">
                <text:p>32.7485942457443</text:p>
              </table:table-cell>
              <table:table-cell office:value-type="float" office:value="-0.0197818550926169">
                <text:p>-0.0197818550926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9639076303399">
                <text:p>32.9639076303399</text:p>
              </table:table-cell>
              <table:table-cell office:value-type="float" office:value="-0.021111337041507">
                <text:p>-0.0211113370415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1792210149354">
                <text:p>33.1792210149354</text:p>
              </table:table-cell>
              <table:table-cell office:value-type="float" office:value="-0.0225564261163877">
                <text:p>-0.02255642611638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.3945343995309">
                <text:p>33.3945343995309</text:p>
              </table:table-cell>
              <table:table-cell office:value-type="float" office:value="-0.0238859080652778">
                <text:p>-0.0238859080652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.6098477841264">
                <text:p>33.6098477841264</text:p>
              </table:table-cell>
              <table:table-cell office:value-type="float" office:value="-0.0253309971401585">
                <text:p>-0.02533099714015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8251611687219">
                <text:p>33.8251611687219</text:p>
              </table:table-cell>
              <table:table-cell office:value-type="float" office:value="-0.0266604790890486">
                <text:p>-0.02666047908904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.0404745533174">
                <text:p>34.0404745533174</text:p>
              </table:table-cell>
              <table:table-cell office:value-type="float" office:value="-0.0281055681639293">
                <text:p>-0.0281055681639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2557879379129">
                <text:p>34.2557879379129</text:p>
              </table:table-cell>
              <table:table-cell office:value-type="float" office:value="-0.0294350501128194">
                <text:p>-0.02943505011281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.4711013225085">
                <text:p>34.4711013225085</text:p>
              </table:table-cell>
              <table:table-cell office:value-type="float" office:value="-0.0308801391877">
                <text:p>-0.0308801391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686414707104">
                <text:p>34.686414707104</text:p>
              </table:table-cell>
              <table:table-cell office:value-type="float" office:value="-0.0322096211365902">
                <text:p>-0.03220962113659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9017280916995">
                <text:p>34.9017280916995</text:p>
              </table:table-cell>
              <table:table-cell office:value-type="float" office:value="-0.0336547102114708">
                <text:p>-0.03365471021147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117041476295">
                <text:p>35.117041476295</text:p>
              </table:table-cell>
              <table:table-cell office:value-type="float" office:value="-0.034984192160361">
                <text:p>-0.0349841921603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3015958059483">
                <text:p>35.3015958059483</text:p>
              </table:table-cell>
              <table:table-cell office:value-type="float" office:value="-0.036178799128929">
                <text:p>-0.0361787991289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5169091905438">
                <text:p>35.5169091905438</text:p>
              </table:table-cell>
              <table:table-cell office:value-type="float" office:value="-0.0375853524951461">
                <text:p>-0.0375853524951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322225751393">
                <text:p>35.7322225751393</text:p>
              </table:table-cell>
              <table:table-cell office:value-type="float" office:value="-0.0389533701526998">
                <text:p>-0.0389533701526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9475359597349">
                <text:p>35.9475359597349</text:p>
              </table:table-cell>
              <table:table-cell office:value-type="float" office:value="-0.0403599235189169">
                <text:p>-0.04035992351891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1628493443304">
                <text:p>36.1628493443304</text:p>
              </table:table-cell>
              <table:table-cell office:value-type="float" office:value="-0.0416894054678071">
                <text:p>-0.0416894054678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3781627289259">
                <text:p>36.3781627289259</text:p>
              </table:table-cell>
              <table:table-cell office:value-type="float" office:value="-0.0431344945426877">
                <text:p>-0.04313449454268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5934761135214">
                <text:p>36.5934761135214</text:p>
              </table:table-cell>
              <table:table-cell office:value-type="float" office:value="-0.0444639764915779">
                <text:p>-0.04446397649157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8087894981169">
                <text:p>36.8087894981169</text:p>
              </table:table-cell>
              <table:table-cell office:value-type="float" office:value="-0.0459090655664585">
                <text:p>-0.0459090655664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0241028827124">
                <text:p>37.0241028827124</text:p>
              </table:table-cell>
              <table:table-cell office:value-type="float" office:value="-0.0472385475153487">
                <text:p>-0.04723854751534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239416267308">
                <text:p>37.239416267308</text:p>
              </table:table-cell>
              <table:table-cell office:value-type="float" office:value="-0.0486836365902293">
                <text:p>-0.04868363659022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4547296519035">
                <text:p>37.4547296519035</text:p>
              </table:table-cell>
              <table:table-cell office:value-type="float" office:value="-0.0500131185391195">
                <text:p>-0.0500131185391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670043036499">
                <text:p>37.670043036499</text:p>
              </table:table-cell>
              <table:table-cell office:value-type="float" office:value="-0.0514582076140001">
                <text:p>-0.051458207614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8853564210945">
                <text:p>37.8853564210945</text:p>
              </table:table-cell>
              <table:table-cell office:value-type="float" office:value="-0.0527876895628903">
                <text:p>-0.05278768956289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10066980569">
                <text:p>38.10066980569</text:p>
              </table:table-cell>
              <table:table-cell office:value-type="float" office:value="-0.0542327786377709">
                <text:p>-0.05423277863777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3159831902855">
                <text:p>38.3159831902855</text:p>
              </table:table-cell>
              <table:table-cell office:value-type="float" office:value="-0.0555622605866611">
                <text:p>-0.05556226058666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5312965748811">
                <text:p>38.5312965748811</text:p>
              </table:table-cell>
              <table:table-cell office:value-type="float" office:value="-0.0570073496615417">
                <text:p>-0.05700734966154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.7466099594766">
                <text:p>38.7466099594766</text:p>
              </table:table-cell>
              <table:table-cell office:value-type="float" office:value="-0.0583368316104319">
                <text:p>-0.05833683161043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0234414539565">
                <text:p>39.0234414539565</text:p>
              </table:table-cell>
              <table:table-cell office:value-type="float" office:value="-0.0597048492679855">
                <text:p>-0.05970484926798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.3925501132631">
                <text:p>39.3925501132631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.7616587725697">
                <text:p>39.7616587725697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.1307674318763">
                <text:p>40.1307674318763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.4998760911829">
                <text:p>40.4998760911829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.8689847504895">
                <text:p>40.8689847504895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2380934097961">
                <text:p>41.2380934097961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.6072020691027">
                <text:p>41.6072020691027</text:p>
              </table:table-cell>
              <table:table-cell office:value-type="float" office:value="-0.0599553313742982">
                <text:p>-0.05995533137429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.8840335635827">
                <text:p>41.8840335635827</text:p>
              </table:table-cell>
              <table:table-cell office:value-type="float" office:value="-0.0599553313742982">
                <text:p>-0.0599553313742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007cm" svg:height="18.566cm" xlink:href=".." xlink:type="simple" chart:class="chart:scatter" chart:style-name="ch1">
        <chart:legend chart:legend-position="end" svg:x="31.596cm" svg:y="8.981cm" style:legend-expansion="high" chart:style-name="ch2"/>
        <chart:plot-area chart:style-name="ch3" table:cell-range-address="Soybeans.A2:Soybeans.B102 Soybeans.B1:Soybeans.B1" chart:data-source-has-labels="row" svg:x="0.66cm" svg:y="0.371cm" svg:width="30.276cm" svg:height="17.824cm">
          <chartooo:coordinate-region svg:x="1.715cm" svg:y="0.573cm" svg:width="29.029cm" svg:height="17.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ybeans.B2:Soybeans.B102" chart:label-cell-address="Soybeans.B1:Soybeans.B1" chart:class="chart:scatter">
            <chart:domain table:cell-range-address="Soybeans.A2:Soybeans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Soybeans.B1:Soybea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956673654786">
                <text:p>0.201956673654786</text:p>
                <draw:g>
                  <svg:desc>Soybeans.A2:Soybeans.A102</svg:desc>
                </draw:g>
              </table:table-cell>
              <table:table-cell office:value-type="float" office:value="-0.00202692034420147">
                <text:p>-0.00202692034420147</text:p>
                <draw:g>
                  <svg:desc>Soybeans.B2:Soybeans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4619147449335">
                <text:p>0.694619147449335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728162124388">
                <text:p>1.1872816212438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994409503843">
                <text:p>1.6799440950384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205450733753">
                <text:p>1.76205450733753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260656883298">
                <text:p>2.1726065688329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5471698113207">
                <text:p>2.2547169811320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526904262753">
                <text:p>2.6652690426275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737945492662">
                <text:p>2.7473794549266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793151642208">
                <text:p>3.1579315164220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004192872117">
                <text:p>3.2400419287211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5059399021663">
                <text:p>3.6505939902166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3270440251572">
                <text:p>3.7327044025157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4325646401118">
                <text:p>4.1432564640111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2536687631027">
                <text:p>4.2253668763102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3591893780573">
                <text:p>4.6359189378057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2858141160028">
                <text:p>5.1285814116002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2124388539483">
                <text:p>5.6212438853948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1390635918938">
                <text:p>6.1139063591893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0656883298393">
                <text:p>6.6065688329839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923130677847">
                <text:p>7.0992313067784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9189378057302">
                <text:p>7.5918937805730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8455625436757">
                <text:p>8.0845562543675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57721872816212">
                <text:p>8.57721872816212</text:p>
              </table:table-cell>
              <table:table-cell office:value-type="float" office:value="-0.00215575467312264">
                <text:p>-0.00215575467312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6988120195667">
                <text:p>9.0698812019566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6254367575122">
                <text:p>9.5625436757512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552061495458">
                <text:p>10.055206149545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478686233403">
                <text:p>10.5478686233403</text:p>
              </table:table-cell>
              <table:table-cell office:value-type="float" office:value="-0.0018980860152803">
                <text:p>-0.0018980860152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405310971349">
                <text:p>11.0405310971349</text:p>
              </table:table-cell>
              <table:table-cell office:value-type="float" office:value="-0.00171771795479066">
                <text:p>-0.00171771795479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331935709294">
                <text:p>11.5331935709294</text:p>
              </table:table-cell>
              <table:table-cell office:value-type="float" office:value="-0.00143428243116409">
                <text:p>-0.00143428243116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025856044724">
                <text:p>12.025856044724</text:p>
              </table:table-cell>
              <table:table-cell office:value-type="float" office:value="-0.00127968123645868">
                <text:p>-0.001279681236458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185185185185">
                <text:p>12.5185185185185</text:p>
              </table:table-cell>
              <table:table-cell office:value-type="float" office:value="-0.00109931317596905">
                <text:p>-0.00109931317596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111809923131">
                <text:p>13.0111809923131</text:p>
              </table:table-cell>
              <table:table-cell office:value-type="float" office:value="-0.000841644518126718">
                <text:p>-0.000841644518126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038434661076">
                <text:p>13.5038434661076</text:p>
              </table:table-cell>
              <table:table-cell office:value-type="float" office:value="-0.000712810189205545">
                <text:p>-0.000712810189205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9965059399022">
                <text:p>13.9965059399022</text:p>
              </table:table-cell>
              <table:table-cell office:value-type="float" office:value="-0.000480908397147442">
                <text:p>-0.000480908397147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4891684136967">
                <text:p>14.4891684136967</text:p>
              </table:table-cell>
              <table:table-cell office:value-type="float" office:value="-0.000223239739305107">
                <text:p>-0.000223239739305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9818308874913">
                <text:p>14.9818308874913</text:p>
              </table:table-cell>
              <table:table-cell office:value-type="float" office:value="-0.000120172276168166">
                <text:p>-0.000120172276168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744933612858">
                <text:p>15.4744933612858</text:p>
              </table:table-cell>
              <table:table-cell office:value-type="float" office:value="0.000137496381674169">
                <text:p>0.000137496381674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9671558350804">
                <text:p>15.9671558350804</text:p>
              </table:table-cell>
              <table:table-cell office:value-type="float" office:value="0.000343631307948039">
                <text:p>0.000343631307948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598183088749">
                <text:p>16.4598183088749</text:p>
              </table:table-cell>
              <table:table-cell office:value-type="float" office:value="0.000472465636869205">
                <text:p>0.000472465636869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524807826695">
                <text:p>16.9524807826695</text:p>
              </table:table-cell>
              <table:table-cell office:value-type="float" office:value="0.00075590116049578">
                <text:p>0.0007559011604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445143256464">
                <text:p>17.445143256464</text:p>
              </table:table-cell>
              <table:table-cell office:value-type="float" office:value="0.000910502355201182">
                <text:p>0.000910502355201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9378057302586">
                <text:p>17.9378057302586</text:p>
              </table:table-cell>
              <table:table-cell office:value-type="float" office:value="0.00106510354990658">
                <text:p>0.00106510354990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4304682040531">
                <text:p>18.4304682040531</text:p>
              </table:table-cell>
              <table:table-cell office:value-type="float" office:value="0.00137430593931739">
                <text:p>0.00137430593931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231306778477">
                <text:p>18.9231306778477</text:p>
              </table:table-cell>
              <table:table-cell office:value-type="float" office:value="0.00150314026823856">
                <text:p>0.00150314026823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4157931516422">
                <text:p>19.4157931516422</text:p>
              </table:table-cell>
              <table:table-cell office:value-type="float" office:value="0.00168350832872819">
                <text:p>0.00168350832872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9084556254368">
                <text:p>19.9084556254368</text:p>
              </table:table-cell>
              <table:table-cell office:value-type="float" office:value="0.00194117698657053">
                <text:p>0.00194117698657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4011180992313">
                <text:p>20.4011180992313</text:p>
              </table:table-cell>
              <table:table-cell office:value-type="float" office:value="0.0020700113154917">
                <text:p>0.0020700113154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8937805730259">
                <text:p>20.8937805730259</text:p>
              </table:table-cell>
              <table:table-cell office:value-type="float" office:value="0.0023019131075498">
                <text:p>0.0023019131075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3864430468204">
                <text:p>21.3864430468204</text:p>
              </table:table-cell>
              <table:table-cell office:value-type="float" office:value="0.00255958176539214">
                <text:p>0.00255958176539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879105520615">
                <text:p>21.879105520615</text:p>
              </table:table-cell>
              <table:table-cell office:value-type="float" office:value="0.00268841609431331">
                <text:p>0.00268841609431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3717679944095">
                <text:p>22.3717679944095</text:p>
              </table:table-cell>
              <table:table-cell office:value-type="float" office:value="0.00292031788637141">
                <text:p>0.00292031788637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864430468204">
                <text:p>22.864430468204</text:p>
              </table:table-cell>
              <table:table-cell office:value-type="float" office:value="0.00310068594686105">
                <text:p>0.00310068594686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3570929419986">
                <text:p>23.3570929419986</text:p>
              </table:table-cell>
              <table:table-cell office:value-type="float" office:value="0.00325528714156645">
                <text:p>0.0032552871415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8497554157931">
                <text:p>23.8497554157931</text:p>
              </table:table-cell>
              <table:table-cell office:value-type="float" office:value="0.00353872266519302">
                <text:p>0.00353872266519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3424178895877">
                <text:p>24.3424178895877</text:p>
              </table:table-cell>
              <table:table-cell office:value-type="float" office:value="0.00371909072568266">
                <text:p>0.00371909072568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8350803633822">
                <text:p>24.8350803633822</text:p>
              </table:table-cell>
              <table:table-cell office:value-type="float" office:value="0.00384792505460383">
                <text:p>0.00384792505460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3277428371768">
                <text:p>25.3277428371768</text:p>
              </table:table-cell>
              <table:table-cell office:value-type="float" office:value="0.00415712744401463">
                <text:p>0.00415712744401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8204053109713">
                <text:p>25.8204053109713</text:p>
              </table:table-cell>
              <table:table-cell office:value-type="float" office:value="0.0042859617729358">
                <text:p>0.0042859617729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3130677847659">
                <text:p>26.3130677847659</text:p>
              </table:table-cell>
              <table:table-cell office:value-type="float" office:value="0.00446632983342544">
                <text:p>0.00446632983342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8057302585604">
                <text:p>26.8057302585604</text:p>
              </table:table-cell>
              <table:table-cell office:value-type="float" office:value="0.00474976535705201">
                <text:p>0.00474976535705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298392732355">
                <text:p>27.298392732355</text:p>
              </table:table-cell>
              <table:table-cell office:value-type="float" office:value="0.00485283282018894">
                <text:p>0.00485283282018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7910552061495">
                <text:p>27.7910552061495</text:p>
              </table:table-cell>
              <table:table-cell office:value-type="float" office:value="0.00508473461224705">
                <text:p>0.00508473461224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2837176799441">
                <text:p>28.2837176799441</text:p>
              </table:table-cell>
              <table:table-cell office:value-type="float" office:value="0.00531663640430515">
                <text:p>0.00531663640430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7763801537386">
                <text:p>28.7763801537386</text:p>
              </table:table-cell>
              <table:table-cell office:value-type="float" office:value="0.00547123759901055">
                <text:p>0.0054712375990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2690426275332">
                <text:p>29.2690426275332</text:p>
              </table:table-cell>
              <table:table-cell office:value-type="float" office:value="0.00570313939106866">
                <text:p>0.00570313939106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7617051013277">
                <text:p>29.7617051013277</text:p>
              </table:table-cell>
              <table:table-cell office:value-type="float" office:value="0.00585774058577406">
                <text:p>0.00585774058577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1222921034242">
                <text:p>39.1222921034242</text:p>
              </table:table-cell>
              <table:table-cell office:value-type="float" office:value="-0.0470674017350421">
                <text:p>-0.0470674017350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6149545772187">
                <text:p>39.6149545772187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1076170510133">
                <text:p>40.1076170510133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6002795248078">
                <text:p>40.6002795248078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929419986024">
                <text:p>41.0929419986024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5856044723969">
                <text:p>41.5856044723969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9140461215933">
                <text:p>41.9140461215933</text:p>
              </table:table-cell>
              <table:table-cell office:value-type="float" office:value="-0.047170469198179">
                <text:p>-0.0471704691981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365cm" svg:height="24.392cm" xlink:href=".." xlink:type="simple" chart:class="chart:scatter" chart:style-name="ch1">
        <chart:legend chart:legend-position="end" svg:x="41.954cm" svg:y="11.894cm" style:legend-expansion="high" chart:style-name="ch2"/>
        <chart:plot-area chart:style-name="ch3" table:cell-range-address="Cotton.A2:Cotton.B135 Cotton.B1:Cotton.B1" chart:data-source-has-labels="row" svg:x="0.867cm" svg:y="0.487cm" svg:width="40.22cm" svg:height="23.418cm">
          <chartooo:coordinate-region svg:x="1.922cm" svg:y="0.689cm" svg:width="38.973cm" svg:height="23.0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tton.B2:Cotton.B135" chart:label-cell-address="Cotton.B1:Cotton.B1" chart:class="chart:scatter">
            <chart:domain table:cell-range-address="Cotton.A2:Cotton.A135"/>
            <chart:data-point chart:repeated="1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Cotton.B1:Cott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591836734694">
                <text:p>0.229591836734694</text:p>
                <draw:g>
                  <svg:desc>Cotton.A2:Cotton.A135</svg:desc>
                </draw:g>
              </table:table-cell>
              <table:table-cell office:value-type="float" office:value="-0.00336762999235755">
                <text:p>-0.00336762999235755</text:p>
                <draw:g>
                  <svg:desc>Cotton.B2:Cotton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739495798319">
                <text:p>0.598739495798319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887154861945">
                <text:p>0.9678871548619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703481392557">
                <text:p>1.3370348139255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061824729892">
                <text:p>1.706182472989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770708283313">
                <text:p>1.76770708283313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533013205282">
                <text:p>2.0753301320528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3685474189676">
                <text:p>2.13685474189676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4447779111645">
                <text:p>2.444477791116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0600240096038">
                <text:p>2.50600240096038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362545018007">
                <text:p>2.8136254501800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7515006002401">
                <text:p>2.87515006002401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827731092437">
                <text:p>3.182773109243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4429771908764">
                <text:p>3.24429771908764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5192076830732">
                <text:p>3.5519207683073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344537815126">
                <text:p>3.61344537815126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2106842737095">
                <text:p>3.9210684273709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8259303721488">
                <text:p>3.98259303721488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9021608643457">
                <text:p>4.2902160864345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5174069627851">
                <text:p>4.35174069627851</text:p>
              </table:table-cell>
              <table:table-cell office:value-type="float" office:value="-0.0674283166803476">
                <text:p>-0.0674283166803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593637454982">
                <text:p>4.659363745498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2851140456182">
                <text:p>5.0285114045618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9765906362545">
                <text:p>5.397659063625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6680672268908">
                <text:p>5.7668067226890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359543817527">
                <text:p>6.135954381752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0510204081633">
                <text:p>6.5051020408163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7424969987995">
                <text:p>6.8742496998799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4339735894358">
                <text:p>7.2433973589435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125450180072">
                <text:p>7.612545018007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8169267707083">
                <text:p>7.9816926770708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5084033613445">
                <text:p>8.3508403361344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1998799519808">
                <text:p>8.7199879951980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8913565426171">
                <text:p>9.08913565426171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5828331332533">
                <text:p>9.4582833133253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2743097238896">
                <text:p>9.82743097238896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965786314526">
                <text:p>10.1965786314526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657262905162">
                <text:p>10.565726290516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348739495798">
                <text:p>10.934873949579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3040216086435">
                <text:p>11.304021608643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731692677071">
                <text:p>11.6731692677071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423169267707">
                <text:p>12.0423169267707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114645858343">
                <text:p>12.4114645858343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80612244898">
                <text:p>12.78061224489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497599039616">
                <text:p>13.1497599039616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189075630252">
                <text:p>13.5189075630252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880552220888">
                <text:p>13.8880552220888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572028811525">
                <text:p>14.2572028811525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263505402161">
                <text:p>14.6263505402161</text:p>
              </table:table-cell>
              <table:table-cell office:value-type="float" office:value="-0.00336762999235755">
                <text:p>-0.00336762999235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954981992797">
                <text:p>14.9954981992797</text:p>
              </table:table-cell>
              <table:table-cell office:value-type="float" office:value="-0.00332894600281167">
                <text:p>-0.00332894600281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646458583433">
                <text:p>15.3646458583433</text:p>
              </table:table-cell>
              <table:table-cell office:value-type="float" office:value="-0.00301947408644456">
                <text:p>-0.003019474086444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33793517407">
                <text:p>15.733793517407</text:p>
              </table:table-cell>
              <table:table-cell office:value-type="float" office:value="-0.00267131818053157">
                <text:p>-0.00267131818053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029411764706">
                <text:p>16.1029411764706</text:p>
              </table:table-cell>
              <table:table-cell office:value-type="float" office:value="-0.00232316227461858">
                <text:p>-0.002323162274618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720888355342">
                <text:p>16.4720888355342</text:p>
              </table:table-cell>
              <table:table-cell office:value-type="float" office:value="-0.00203303235302443">
                <text:p>-0.002033032353024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412364945978">
                <text:p>16.8412364945978</text:p>
              </table:table-cell>
              <table:table-cell office:value-type="float" office:value="-0.00166553445233849">
                <text:p>-0.00166553445233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2103841536615">
                <text:p>17.2103841536615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795318127251">
                <text:p>17.5795318127251</text:p>
              </table:table-cell>
              <table:table-cell office:value-type="float" office:value="-0.00096922264051251">
                <text:p>-0.00096922264051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486794717887">
                <text:p>17.9486794717887</text:p>
              </table:table-cell>
              <table:table-cell office:value-type="float" office:value="-0.000659750724145418">
                <text:p>-0.000659750724145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3178271308523">
                <text:p>18.3178271308523</text:p>
              </table:table-cell>
              <table:table-cell office:value-type="float" office:value="-0.000350278807778312">
                <text:p>-0.000350278807778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686974789916">
                <text:p>18.686974789916</text:p>
              </table:table-cell>
              <table:table-cell office:value-type="float" office:value="-0.00000212290186532571">
                <text:p>-0.000002122901865325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561224489796">
                <text:p>19.0561224489796</text:p>
              </table:table-cell>
              <table:table-cell office:value-type="float" office:value="0.000346033004047667">
                <text:p>0.000346033004047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4252701080432">
                <text:p>19.4252701080432</text:p>
              </table:table-cell>
              <table:table-cell office:value-type="float" office:value="0.000694188909960657">
                <text:p>0.0006941889099606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7944177671068">
                <text:p>19.7944177671068</text:p>
              </table:table-cell>
              <table:table-cell office:value-type="float" office:value="0.00100366082632776">
                <text:p>0.00100366082632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1635654261705">
                <text:p>20.1635654261705</text:p>
              </table:table-cell>
              <table:table-cell office:value-type="float" office:value="0.00137115872701369">
                <text:p>0.00137115872701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5327130852341">
                <text:p>20.5327130852341</text:p>
              </table:table-cell>
              <table:table-cell office:value-type="float" office:value="0.00166128864860784">
                <text:p>0.00166128864860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9018607442977">
                <text:p>20.9018607442977</text:p>
              </table:table-cell>
              <table:table-cell office:value-type="float" office:value="0.00202878654929378">
                <text:p>0.00202878654929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2710084033613">
                <text:p>21.2710084033613</text:p>
              </table:table-cell>
              <table:table-cell office:value-type="float" office:value="0.00233825846566088">
                <text:p>0.00233825846566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40156062425">
                <text:p>21.640156062425</text:p>
              </table:table-cell>
              <table:table-cell office:value-type="float" office:value="0.00270575636634682">
                <text:p>0.002705756366346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0093037214886">
                <text:p>22.0093037214886</text:p>
              </table:table-cell>
              <table:table-cell office:value-type="float" office:value="0.00303457027748686">
                <text:p>0.00303457027748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784513805522">
                <text:p>22.3784513805522</text:p>
              </table:table-cell>
              <table:table-cell office:value-type="float" office:value="0.00336338418862691">
                <text:p>0.00336338418862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7475990396158">
                <text:p>22.7475990396158</text:p>
              </table:table-cell>
              <table:table-cell office:value-type="float" office:value="0.00369219809976695">
                <text:p>0.00369219809976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1167466986795">
                <text:p>23.1167466986795</text:p>
              </table:table-cell>
              <table:table-cell office:value-type="float" office:value="0.004021012010907">
                <text:p>0.004021012010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4858943577431">
                <text:p>23.4858943577431</text:p>
              </table:table-cell>
              <table:table-cell office:value-type="float" office:value="0.00438850991159293">
                <text:p>0.00438850991159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8550420168067">
                <text:p>23.8550420168067</text:p>
              </table:table-cell>
              <table:table-cell office:value-type="float" office:value="0.00469798182796003">
                <text:p>0.00469798182796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2241896758703">
                <text:p>24.2241896758703</text:p>
              </table:table-cell>
              <table:table-cell office:value-type="float" office:value="0.00506547972864596">
                <text:p>0.005065479728645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.593337334934">
                <text:p>24.593337334934</text:p>
              </table:table-cell>
              <table:table-cell office:value-type="float" office:value="0.00537495164501307">
                <text:p>0.005374951645013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9624849939976">
                <text:p>24.9624849939976</text:p>
              </table:table-cell>
              <table:table-cell office:value-type="float" office:value="0.005742449545699">
                <text:p>0.0057424495456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3316326530612">
                <text:p>25.3316326530612</text:p>
              </table:table-cell>
              <table:table-cell office:value-type="float" office:value="0.00603257946729316">
                <text:p>0.00603257946729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7007803121248">
                <text:p>25.7007803121248</text:p>
              </table:table-cell>
              <table:table-cell office:value-type="float" office:value="0.00638073537320615">
                <text:p>0.006380735373206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0699279711885">
                <text:p>26.0699279711885</text:p>
              </table:table-cell>
              <table:table-cell office:value-type="float" office:value="0.00672889127911914">
                <text:p>0.006728891279119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4390756302521">
                <text:p>26.4390756302521</text:p>
              </table:table-cell>
              <table:table-cell office:value-type="float" office:value="0.00707704718503212">
                <text:p>0.00707704718503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8082232893157">
                <text:p>26.8082232893157</text:p>
              </table:table-cell>
              <table:table-cell office:value-type="float" office:value="0.00738651910139923">
                <text:p>0.00738651910139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1773709483793">
                <text:p>27.1773709483793</text:p>
              </table:table-cell>
              <table:table-cell office:value-type="float" office:value="0.00769599101776633">
                <text:p>0.007695991017766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546518607443">
                <text:p>27.546518607443</text:p>
              </table:table-cell>
              <table:table-cell office:value-type="float" office:value="0.00808283091322521">
                <text:p>0.00808283091322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9156662665066">
                <text:p>27.9156662665066</text:p>
              </table:table-cell>
              <table:table-cell office:value-type="float" office:value="0.00839230282959231">
                <text:p>0.00839230282959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848139255702">
                <text:p>28.2848139255702</text:p>
              </table:table-cell>
              <table:table-cell office:value-type="float" office:value="0.00877914272505118">
                <text:p>0.00877914272505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6539615846339">
                <text:p>28.6539615846339</text:p>
              </table:table-cell>
              <table:table-cell office:value-type="float" office:value="0.0090499306518724">
                <text:p>0.0090499306518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.0231092436975">
                <text:p>29.0231092436975</text:p>
              </table:table-cell>
              <table:table-cell office:value-type="float" office:value="0.00939808655778539">
                <text:p>0.009398086557785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3922569027611">
                <text:p>29.3922569027611</text:p>
              </table:table-cell>
              <table:table-cell office:value-type="float" office:value="0.00974624246369838">
                <text:p>0.009746242463698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7614045618247">
                <text:p>29.7614045618247</text:p>
              </table:table-cell>
              <table:table-cell office:value-type="float" office:value="0.0100943983696114">
                <text:p>0.010094398369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1305522208884">
                <text:p>30.1305522208884</text:p>
              </table:table-cell>
              <table:table-cell office:value-type="float" office:value="0.0104232122807514">
                <text:p>0.0104232122807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499699879952">
                <text:p>30.499699879952</text:p>
              </table:table-cell>
              <table:table-cell office:value-type="float" office:value="0.0107133422023456">
                <text:p>0.0107133422023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8688475390156">
                <text:p>30.8688475390156</text:p>
              </table:table-cell>
              <table:table-cell office:value-type="float" office:value="0.0111001820978044">
                <text:p>0.01110018209780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.2379951980792">
                <text:p>31.2379951980792</text:p>
              </table:table-cell>
              <table:table-cell office:value-type="float" office:value="0.0114096540141716">
                <text:p>0.0114096540141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.6071428571429">
                <text:p>31.6071428571429</text:p>
              </table:table-cell>
              <table:table-cell office:value-type="float" office:value="0.0117771519148575">
                <text:p>0.01177715191485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.9762905162065">
                <text:p>31.9762905162065</text:p>
              </table:table-cell>
              <table:table-cell office:value-type="float" office:value="0.0117771519148575">
                <text:p>0.0117771519148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2531512605042">
                <text:p>32.2531512605042</text:p>
              </table:table-cell>
              <table:table-cell office:value-type="float" office:value="0.0102800815194316">
                <text:p>0.0102800815194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49924969988">
                <text:p>32.49924969988</text:p>
              </table:table-cell>
              <table:table-cell office:value-type="float" office:value="0.00881782671459707">
                <text:p>0.00881782671459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7145858343337">
                <text:p>32.7145858343337</text:p>
              </table:table-cell>
              <table:table-cell office:value-type="float" office:value="0.00730915112230745">
                <text:p>0.00730915112230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.8837785114046">
                <text:p>32.8837785114046</text:p>
              </table:table-cell>
              <table:table-cell office:value-type="float" office:value="0.00597455348297433">
                <text:p>0.00597455348297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1144957983193">
                <text:p>33.1144957983193</text:p>
              </table:table-cell>
              <table:table-cell office:value-type="float" office:value="0.0046399558436412">
                <text:p>0.00463995584364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3236794717887">
                <text:p>33.3236794717887</text:p>
              </table:table-cell>
              <table:table-cell office:value-type="float" office:value="0.00308485946389651">
                <text:p>0.003084859463896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.5697779111645">
                <text:p>33.5697779111645</text:p>
              </table:table-cell>
              <table:table-cell office:value-type="float" office:value="0.00146013190296923">
                <text:p>0.00146013190296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7297418967587">
                <text:p>33.7297418967587</text:p>
              </table:table-cell>
              <table:table-cell office:value-type="float" office:value="0.000183560247954941">
                <text:p>0.0001835602479549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9655862344938">
                <text:p>33.9655862344938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2465486194478">
                <text:p>34.2465486194478</text:p>
              </table:table-cell>
              <table:table-cell office:value-type="float" office:value="-0.00318194684253729">
                <text:p>-0.003181946842537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4987995198079">
                <text:p>34.4987995198079</text:p>
              </table:table-cell>
              <table:table-cell office:value-type="float" office:value="-0.00476025361600951">
                <text:p>-0.00476025361600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6679921968787">
                <text:p>34.6679921968787</text:p>
              </table:table-cell>
              <table:table-cell office:value-type="float" office:value="-0.00612386424750205">
                <text:p>-0.00612386424750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8987094837935">
                <text:p>34.8987094837935</text:p>
              </table:table-cell>
              <table:table-cell office:value-type="float" office:value="-0.00742944889467576">
                <text:p>-0.007429448894675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1140456182473">
                <text:p>35.1140456182473</text:p>
              </table:table-cell>
              <table:table-cell office:value-type="float" office:value="-0.0089671374791248">
                <text:p>-0.00896713747912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360144057623">
                <text:p>35.360144057623</text:p>
              </table:table-cell>
              <table:table-cell office:value-type="float" office:value="-0.0106208780322115">
                <text:p>-0.0106208780322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5754801920768">
                <text:p>35.5754801920768</text:p>
              </table:table-cell>
              <table:table-cell office:value-type="float" office:value="-0.0120715276401823">
                <text:p>-0.01207152764018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7908163265306">
                <text:p>35.7908163265306</text:p>
              </table:table-cell>
              <table:table-cell office:value-type="float" office:value="-0.0135221772481531">
                <text:p>-0.01352217724815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.0369147659064">
                <text:p>36.0369147659064</text:p>
              </table:table-cell>
              <table:table-cell office:value-type="float" office:value="-0.0151759178012398">
                <text:p>-0.01517591780123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.2830132052821">
                <text:p>36.2830132052821</text:p>
              </table:table-cell>
              <table:table-cell office:value-type="float" office:value="-0.0168876843386453">
                <text:p>-0.01688768433864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.4983493397359">
                <text:p>36.4983493397359</text:p>
              </table:table-cell>
              <table:table-cell office:value-type="float" office:value="-0.0183383339466161">
                <text:p>-0.01833833394661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7136854741897">
                <text:p>36.7136854741897</text:p>
              </table:table-cell>
              <table:table-cell office:value-type="float" office:value="-0.0197889835545869">
                <text:p>-0.01978898355458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9597839135654">
                <text:p>36.9597839135654</text:p>
              </table:table-cell>
              <table:table-cell office:value-type="float" office:value="-0.021471737099833">
                <text:p>-0.021471737099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.2058823529412">
                <text:p>37.2058823529412</text:p>
              </table:table-cell>
              <table:table-cell office:value-type="float" office:value="-0.0231254776529197">
                <text:p>-0.02312547765291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.4519807923169">
                <text:p>37.4519807923169</text:p>
              </table:table-cell>
              <table:table-cell office:value-type="float" office:value="-0.0247792182060064">
                <text:p>-0.0247792182060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.6673169267707">
                <text:p>37.6673169267707</text:p>
              </table:table-cell>
              <table:table-cell office:value-type="float" office:value="-0.0262298678139772">
                <text:p>-0.02622986781397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8826530612245">
                <text:p>37.8826530612245</text:p>
              </table:table-cell>
              <table:table-cell office:value-type="float" office:value="-0.027680517421948">
                <text:p>-0.027680517421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.1287515006002">
                <text:p>38.1287515006002</text:p>
              </table:table-cell>
              <table:table-cell office:value-type="float" office:value="-0.0293632709671941">
                <text:p>-0.02936327096719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.374849939976">
                <text:p>38.374849939976</text:p>
              </table:table-cell>
              <table:table-cell office:value-type="float" office:value="-0.0310460245124402">
                <text:p>-0.0310460245124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.5901860744298">
                <text:p>38.5901860744298</text:p>
              </table:table-cell>
              <table:table-cell office:value-type="float" office:value="-0.032496674120411">
                <text:p>-0.0324966741204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7993697478992">
                <text:p>38.7993697478992</text:p>
              </table:table-cell>
              <table:table-cell office:value-type="float" office:value="-0.0340517705001557">
                <text:p>-0.03405177050015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.1131452581032">
                <text:p>39.1131452581032</text:p>
              </table:table-cell>
              <table:table-cell office:value-type="float" office:value="-0.0351658693990773">
                <text:p>-0.03516586939907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4822929171669">
                <text:p>39.4822929171669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8514405762305">
                <text:p>39.8514405762305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.2205882352941">
                <text:p>40.2205882352941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5897358943578">
                <text:p>40.5897358943578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9588835534214">
                <text:p>40.9588835534214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328031212485">
                <text:p>41.328031212485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6971788715486">
                <text:p>41.6971788715486</text:p>
              </table:table-cell>
              <table:table-cell office:value-type="float" office:value="-0.0352819213677149">
                <text:p>-0.03528192136771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9432773109244">
                <text:p>41.9432773109244</text:p>
              </table:table-cell>
              <table:table-cell office:value-type="float" office:value="-0.0352819213677149">
                <text:p>-0.03528192136771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Cotton.G100:Cotton.H172" svg:x="0.32cm" svg:y="0.18cm" svg:width="11.116cm" svg:height="8.64cm">
          <chartooo:coordinate-region svg:x="1.566cm" svg:y="0.382cm" svg:width="9.678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tton.H100:Cotton.H172" chart:class="chart:scatter">
            <chart:domain table:cell-range-address="Cotton.G100:Cotton.G172"/>
            <chart:regression-curve chart:style-name="ch7">
              <chart:equation chart:display-equation="true" chart:display-r-square="true" svg:x="4.309cm" svg:y="1.093cm"/>
            </chart:regression-curve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otton.G100:Cotton.G172</svg:desc>
                </draw:g>
              </table:table-cell>
              <table:table-cell office:value-type="float" office:value="NaN">
                <text:p>NaN</text:p>
                <draw:g>
                  <svg:desc>Cotton.H100:Cotton.H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.2531512605042">
                <text:p>32.2531512605042</text:p>
              </table:table-cell>
              <table:table-cell office:value-type="float" office:value="0.0102800815194316">
                <text:p>0.01028008151943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.49924969988">
                <text:p>32.49924969988</text:p>
              </table:table-cell>
              <table:table-cell office:value-type="float" office:value="0.00881782671459707">
                <text:p>0.008817826714597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7145858343337">
                <text:p>32.7145858343337</text:p>
              </table:table-cell>
              <table:table-cell office:value-type="float" office:value="0.00730915112230745">
                <text:p>0.00730915112230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.8837785114046">
                <text:p>32.8837785114046</text:p>
              </table:table-cell>
              <table:table-cell office:value-type="float" office:value="0.00597455348297433">
                <text:p>0.00597455348297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1144957983193">
                <text:p>33.1144957983193</text:p>
              </table:table-cell>
              <table:table-cell office:value-type="float" office:value="0.0046399558436412">
                <text:p>0.0046399558436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3236794717887">
                <text:p>33.3236794717887</text:p>
              </table:table-cell>
              <table:table-cell office:value-type="float" office:value="0.00308485946389651">
                <text:p>0.00308485946389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5697779111645">
                <text:p>33.5697779111645</text:p>
              </table:table-cell>
              <table:table-cell office:value-type="float" office:value="0.00146013190296923">
                <text:p>0.00146013190296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7297418967587">
                <text:p>33.7297418967587</text:p>
              </table:table-cell>
              <table:table-cell office:value-type="float" office:value="0.000183560247954941">
                <text:p>0.000183560247954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655862344938">
                <text:p>33.9655862344938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2465486194478">
                <text:p>34.2465486194478</text:p>
              </table:table-cell>
              <table:table-cell office:value-type="float" office:value="-0.00318194684253729">
                <text:p>-0.00318194684253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4987995198079">
                <text:p>34.4987995198079</text:p>
              </table:table-cell>
              <table:table-cell office:value-type="float" office:value="-0.00476025361600951">
                <text:p>-0.004760253616009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6679921968787">
                <text:p>34.6679921968787</text:p>
              </table:table-cell>
              <table:table-cell office:value-type="float" office:value="-0.00612386424750205">
                <text:p>-0.00612386424750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8987094837935">
                <text:p>34.8987094837935</text:p>
              </table:table-cell>
              <table:table-cell office:value-type="float" office:value="-0.00742944889467576">
                <text:p>-0.00742944889467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1140456182473">
                <text:p>35.1140456182473</text:p>
              </table:table-cell>
              <table:table-cell office:value-type="float" office:value="-0.0089671374791248">
                <text:p>-0.0089671374791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360144057623">
                <text:p>35.360144057623</text:p>
              </table:table-cell>
              <table:table-cell office:value-type="float" office:value="-0.0106208780322115">
                <text:p>-0.0106208780322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5754801920768">
                <text:p>35.5754801920768</text:p>
              </table:table-cell>
              <table:table-cell office:value-type="float" office:value="-0.0120715276401823">
                <text:p>-0.01207152764018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.7908163265306">
                <text:p>35.7908163265306</text:p>
              </table:table-cell>
              <table:table-cell office:value-type="float" office:value="-0.0135221772481531">
                <text:p>-0.0135221772481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0369147659064">
                <text:p>36.0369147659064</text:p>
              </table:table-cell>
              <table:table-cell office:value-type="float" office:value="-0.0151759178012398">
                <text:p>-0.0151759178012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830132052821">
                <text:p>36.2830132052821</text:p>
              </table:table-cell>
              <table:table-cell office:value-type="float" office:value="-0.0168876843386453">
                <text:p>-0.01688768433864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.4983493397359">
                <text:p>36.4983493397359</text:p>
              </table:table-cell>
              <table:table-cell office:value-type="float" office:value="-0.0183383339466161">
                <text:p>-0.01833833394661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.7136854741897">
                <text:p>36.7136854741897</text:p>
              </table:table-cell>
              <table:table-cell office:value-type="float" office:value="-0.0197889835545869">
                <text:p>-0.01978898355458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.9597839135654">
                <text:p>36.9597839135654</text:p>
              </table:table-cell>
              <table:table-cell office:value-type="float" office:value="-0.021471737099833">
                <text:p>-0.0214717370998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.2058823529412">
                <text:p>37.2058823529412</text:p>
              </table:table-cell>
              <table:table-cell office:value-type="float" office:value="-0.0231254776529197">
                <text:p>-0.02312547765291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4519807923169">
                <text:p>37.4519807923169</text:p>
              </table:table-cell>
              <table:table-cell office:value-type="float" office:value="-0.0247792182060064">
                <text:p>-0.024779218206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.6673169267707">
                <text:p>37.6673169267707</text:p>
              </table:table-cell>
              <table:table-cell office:value-type="float" office:value="-0.0262298678139772">
                <text:p>-0.02622986781397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.8826530612245">
                <text:p>37.8826530612245</text:p>
              </table:table-cell>
              <table:table-cell office:value-type="float" office:value="-0.027680517421948">
                <text:p>-0.0276805174219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.1287515006002">
                <text:p>38.1287515006002</text:p>
              </table:table-cell>
              <table:table-cell office:value-type="float" office:value="-0.0293632709671941">
                <text:p>-0.02936327096719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3.946cm" style:legend-expansion="high" chart:style-name="ch2"/>
        <chart:plot-area chart:style-name="ch3" table:cell-range-address="Cotton_fit.A2:Cotton_fit.C135 Cotton_fit.B1:Cotton_fit.C1" chart:data-source-has-labels="row" svg:x="0.32cm" svg:y="0.18cm" svg:width="12.912cm" svg:height="8.64cm">
          <chartooo:coordinate-region svg:x="1.566cm" svg:y="0.382cm" svg:width="11.474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tton_fit.B2:Cotton_fit.B135" chart:label-cell-address="Cotton_fit.B1:Cotton_fit.B1" chart:class="chart:scatter">
            <chart:domain table:cell-range-address="Cotton_fit.A2:Cotton_fit.A135"/>
            <chart:data-point chart:repeated="134"/>
          </chart:series>
          <chart:series chart:style-name="ch7" chart:values-cell-range-address="Cotton_fit.C2:Cotton_fit.C135" chart:label-cell-address="Cotton_fit.C1:Cotton_fit.C1" chart:class="chart:scatter">
            <chart:data-point chart:repeated="1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(GDD)</text:p>
                <draw:g>
                  <svg:desc>Cotton_fit.B1:Cotton_fit.B1</svg:desc>
                </draw:g>
              </table:table-cell>
              <table:table-cell office:value-type="string">
                <text:p>logy(EDD)</text:p>
                <draw:g>
                  <svg:desc>Cotton_fit.C1:Cotton_fi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591836734694">
                <text:p>0.229591836734694</text:p>
                <draw:g>
                  <svg:desc>Cotton_fit.A2:Cotton_fit.A135</svg:desc>
                </draw:g>
              </table:table-cell>
              <table:table-cell office:value-type="float" office:value="NaN">
                <text:p>NaN</text:p>
                <draw:g>
                  <svg:desc>Cotton_fit.B2:Cotton_fit.B135</svg:desc>
                </draw:g>
              </table:table-cell>
              <table:table-cell office:value-type="float" office:value="NaN">
                <text:p>NaN</text:p>
                <draw:g>
                  <svg:desc>Cotton_fit.C2:Cotton_fit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739495798319">
                <text:p>0.59873949579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887154861945">
                <text:p>0.96788715486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703481392557">
                <text:p>1.3370348139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061824729892">
                <text:p>1.7061824729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770708283313">
                <text:p>1.76770708283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533013205282">
                <text:p>2.0753301320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3685474189676">
                <text:p>2.13685474189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4447779111645">
                <text:p>2.4444777911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0600240096038">
                <text:p>2.5060024009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362545018007">
                <text:p>2.8136254501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7515006002401">
                <text:p>2.8751500600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827731092437">
                <text:p>3.182773109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4429771908764">
                <text:p>3.24429771908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5192076830732">
                <text:p>3.5519207683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344537815126">
                <text:p>3.6134453781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2106842737095">
                <text:p>3.92106842737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8259303721488">
                <text:p>3.9825930372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9021608643457">
                <text:p>4.2902160864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5174069627851">
                <text:p>4.35174069627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593637454982">
                <text:p>4.6593637454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2851140456182">
                <text:p>5.0285114045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9765906362545">
                <text:p>5.3976590636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6680672268908">
                <text:p>5.7668067226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359543817527">
                <text:p>6.135954381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0510204081633">
                <text:p>6.5051020408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7424969987995">
                <text:p>6.8742496998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4339735894358">
                <text:p>7.2433973589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125450180072">
                <text:p>7.612545018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8169267707083">
                <text:p>7.9816926770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5084033613445">
                <text:p>8.35084033613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1998799519808">
                <text:p>8.7199879951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08913565426171">
                <text:p>9.0891356542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5828331332533">
                <text:p>9.4582833133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2743097238896">
                <text:p>9.82743097238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965786314526">
                <text:p>10.196578631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657262905162">
                <text:p>10.565726290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348739495798">
                <text:p>10.9348739495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3040216086435">
                <text:p>11.304021608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731692677071">
                <text:p>11.6731692677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423169267707">
                <text:p>12.042316926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114645858343">
                <text:p>12.411464585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780612244898">
                <text:p>12.78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497599039616">
                <text:p>13.149759903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189075630252">
                <text:p>13.518907563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880552220888">
                <text:p>13.888055222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572028811525">
                <text:p>14.257202881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263505402161">
                <text:p>14.626350540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954981992797">
                <text:p>14.995498199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646458583433">
                <text:p>15.3646458583433</text:p>
              </table:table-cell>
              <table:table-cell office:value-type="float" office:value="-0.00301947408644456">
                <text:p>-0.0030194740864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33793517407">
                <text:p>15.733793517407</text:p>
              </table:table-cell>
              <table:table-cell office:value-type="float" office:value="-0.00267131818053157">
                <text:p>-0.00267131818053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029411764706">
                <text:p>16.1029411764706</text:p>
              </table:table-cell>
              <table:table-cell office:value-type="float" office:value="-0.00232316227461858">
                <text:p>-0.0023231622746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720888355342">
                <text:p>16.4720888355342</text:p>
              </table:table-cell>
              <table:table-cell office:value-type="float" office:value="-0.00203303235302443">
                <text:p>-0.00203303235302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8412364945978">
                <text:p>16.8412364945978</text:p>
              </table:table-cell>
              <table:table-cell office:value-type="float" office:value="-0.00166553445233849">
                <text:p>-0.00166553445233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2103841536615">
                <text:p>17.2103841536615</text:p>
              </table:table-cell>
              <table:table-cell office:value-type="float" office:value="-0.0013560625359714">
                <text:p>-0.0013560625359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795318127251">
                <text:p>17.5795318127251</text:p>
              </table:table-cell>
              <table:table-cell office:value-type="float" office:value="-0.00096922264051251">
                <text:p>-0.0009692226405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9486794717887">
                <text:p>17.9486794717887</text:p>
              </table:table-cell>
              <table:table-cell office:value-type="float" office:value="-0.000659750724145418">
                <text:p>-0.000659750724145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3178271308523">
                <text:p>18.3178271308523</text:p>
              </table:table-cell>
              <table:table-cell office:value-type="float" office:value="-0.000350278807778312">
                <text:p>-0.000350278807778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686974789916">
                <text:p>18.686974789916</text:p>
              </table:table-cell>
              <table:table-cell office:value-type="float" office:value="-0.00000212290186532571">
                <text:p>-0.00000212290186532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561224489796">
                <text:p>19.0561224489796</text:p>
              </table:table-cell>
              <table:table-cell office:value-type="float" office:value="0.000346033004047667">
                <text:p>0.000346033004047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4252701080432">
                <text:p>19.4252701080432</text:p>
              </table:table-cell>
              <table:table-cell office:value-type="float" office:value="0.000694188909960657">
                <text:p>0.000694188909960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7944177671068">
                <text:p>19.7944177671068</text:p>
              </table:table-cell>
              <table:table-cell office:value-type="float" office:value="0.00100366082632776">
                <text:p>0.00100366082632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1635654261705">
                <text:p>20.1635654261705</text:p>
              </table:table-cell>
              <table:table-cell office:value-type="float" office:value="0.00137115872701369">
                <text:p>0.0013711587270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5327130852341">
                <text:p>20.5327130852341</text:p>
              </table:table-cell>
              <table:table-cell office:value-type="float" office:value="0.00166128864860784">
                <text:p>0.00166128864860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9018607442977">
                <text:p>20.9018607442977</text:p>
              </table:table-cell>
              <table:table-cell office:value-type="float" office:value="0.00202878654929378">
                <text:p>0.00202878654929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2710084033613">
                <text:p>21.2710084033613</text:p>
              </table:table-cell>
              <table:table-cell office:value-type="float" office:value="0.00233825846566088">
                <text:p>0.00233825846566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40156062425">
                <text:p>21.640156062425</text:p>
              </table:table-cell>
              <table:table-cell office:value-type="float" office:value="0.00270575636634682">
                <text:p>0.00270575636634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0093037214886">
                <text:p>22.0093037214886</text:p>
              </table:table-cell>
              <table:table-cell office:value-type="float" office:value="0.00303457027748686">
                <text:p>0.00303457027748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784513805522">
                <text:p>22.3784513805522</text:p>
              </table:table-cell>
              <table:table-cell office:value-type="float" office:value="0.00336338418862691">
                <text:p>0.00336338418862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7475990396158">
                <text:p>22.7475990396158</text:p>
              </table:table-cell>
              <table:table-cell office:value-type="float" office:value="0.00369219809976695">
                <text:p>0.00369219809976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1167466986795">
                <text:p>23.1167466986795</text:p>
              </table:table-cell>
              <table:table-cell office:value-type="float" office:value="0.004021012010907">
                <text:p>0.004021012010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4858943577431">
                <text:p>23.4858943577431</text:p>
              </table:table-cell>
              <table:table-cell office:value-type="float" office:value="0.00438850991159293">
                <text:p>0.00438850991159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8550420168067">
                <text:p>23.8550420168067</text:p>
              </table:table-cell>
              <table:table-cell office:value-type="float" office:value="0.00469798182796003">
                <text:p>0.00469798182796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2241896758703">
                <text:p>24.2241896758703</text:p>
              </table:table-cell>
              <table:table-cell office:value-type="float" office:value="0.00506547972864596">
                <text:p>0.00506547972864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.593337334934">
                <text:p>24.593337334934</text:p>
              </table:table-cell>
              <table:table-cell office:value-type="float" office:value="0.00537495164501307">
                <text:p>0.0053749516450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9624849939976">
                <text:p>24.9624849939976</text:p>
              </table:table-cell>
              <table:table-cell office:value-type="float" office:value="0.005742449545699">
                <text:p>0.005742449545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3316326530612">
                <text:p>25.3316326530612</text:p>
              </table:table-cell>
              <table:table-cell office:value-type="float" office:value="0.00603257946729316">
                <text:p>0.00603257946729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7007803121248">
                <text:p>25.7007803121248</text:p>
              </table:table-cell>
              <table:table-cell office:value-type="float" office:value="0.00638073537320615">
                <text:p>0.00638073537320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0699279711885">
                <text:p>26.0699279711885</text:p>
              </table:table-cell>
              <table:table-cell office:value-type="float" office:value="0.00672889127911914">
                <text:p>0.00672889127911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4390756302521">
                <text:p>26.4390756302521</text:p>
              </table:table-cell>
              <table:table-cell office:value-type="float" office:value="0.00707704718503212">
                <text:p>0.00707704718503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8082232893157">
                <text:p>26.8082232893157</text:p>
              </table:table-cell>
              <table:table-cell office:value-type="float" office:value="0.00738651910139923">
                <text:p>0.00738651910139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1773709483793">
                <text:p>27.1773709483793</text:p>
              </table:table-cell>
              <table:table-cell office:value-type="float" office:value="0.00769599101776633">
                <text:p>0.00769599101776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546518607443">
                <text:p>27.546518607443</text:p>
              </table:table-cell>
              <table:table-cell office:value-type="float" office:value="0.00808283091322521">
                <text:p>0.0080828309132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9156662665066">
                <text:p>27.9156662665066</text:p>
              </table:table-cell>
              <table:table-cell office:value-type="float" office:value="0.00839230282959231">
                <text:p>0.0083923028295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848139255702">
                <text:p>28.2848139255702</text:p>
              </table:table-cell>
              <table:table-cell office:value-type="float" office:value="0.00877914272505118">
                <text:p>0.00877914272505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6539615846339">
                <text:p>28.6539615846339</text:p>
              </table:table-cell>
              <table:table-cell office:value-type="float" office:value="0.0090499306518724">
                <text:p>0.0090499306518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.0231092436975">
                <text:p>29.0231092436975</text:p>
              </table:table-cell>
              <table:table-cell office:value-type="float" office:value="0.00939808655778539">
                <text:p>0.00939808655778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3922569027611">
                <text:p>29.3922569027611</text:p>
              </table:table-cell>
              <table:table-cell office:value-type="float" office:value="0.00974624246369838">
                <text:p>0.00974624246369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7614045618247">
                <text:p>29.7614045618247</text:p>
              </table:table-cell>
              <table:table-cell office:value-type="float" office:value="0.0100943983696114">
                <text:p>0.0100943983696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1305522208884">
                <text:p>30.1305522208884</text:p>
              </table:table-cell>
              <table:table-cell office:value-type="float" office:value="0.0104232122807514">
                <text:p>0.010423212280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499699879952">
                <text:p>30.499699879952</text:p>
              </table:table-cell>
              <table:table-cell office:value-type="float" office:value="0.0107133422023456">
                <text:p>0.0107133422023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8688475390156">
                <text:p>30.8688475390156</text:p>
              </table:table-cell>
              <table:table-cell office:value-type="float" office:value="0.0111001820978044">
                <text:p>0.0111001820978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.2379951980792">
                <text:p>31.2379951980792</text:p>
              </table:table-cell>
              <table:table-cell office:value-type="float" office:value="0.0114096540141716">
                <text:p>0.011409654014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.6071428571429">
                <text:p>31.6071428571429</text:p>
              </table:table-cell>
              <table:table-cell office:value-type="float" office:value="0.0117771519148575">
                <text:p>0.0117771519148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.9762905162065">
                <text:p>31.9762905162065</text:p>
              </table:table-cell>
              <table:table-cell office:value-type="float" office:value="0.0117771519148575">
                <text:p>0.0117771519148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2531512605042">
                <text:p>32.2531512605042</text:p>
              </table:table-cell>
              <table:table-cell office:value-type="float" office:value="NaN">
                <text:p>NaN</text:p>
              </table:table-cell>
              <table:table-cell office:value-type="float" office:value="0.0102800815194316">
                <text:p>0.0102800815194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49924969988">
                <text:p>32.49924969988</text:p>
              </table:table-cell>
              <table:table-cell office:value-type="float" office:value="NaN">
                <text:p>NaN</text:p>
              </table:table-cell>
              <table:table-cell office:value-type="float" office:value="0.00881782671459707">
                <text:p>0.00881782671459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7145858343337">
                <text:p>32.7145858343337</text:p>
              </table:table-cell>
              <table:table-cell office:value-type="float" office:value="NaN">
                <text:p>NaN</text:p>
              </table:table-cell>
              <table:table-cell office:value-type="float" office:value="0.00730915112230745">
                <text:p>0.00730915112230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.8837785114046">
                <text:p>32.8837785114046</text:p>
              </table:table-cell>
              <table:table-cell office:value-type="float" office:value="NaN">
                <text:p>NaN</text:p>
              </table:table-cell>
              <table:table-cell office:value-type="float" office:value="0.00597455348297433">
                <text:p>0.00597455348297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1144957983193">
                <text:p>33.1144957983193</text:p>
              </table:table-cell>
              <table:table-cell office:value-type="float" office:value="NaN">
                <text:p>NaN</text:p>
              </table:table-cell>
              <table:table-cell office:value-type="float" office:value="0.0046399558436412">
                <text:p>0.00463995584364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3236794717887">
                <text:p>33.3236794717887</text:p>
              </table:table-cell>
              <table:table-cell office:value-type="float" office:value="NaN">
                <text:p>NaN</text:p>
              </table:table-cell>
              <table:table-cell office:value-type="float" office:value="0.00308485946389651">
                <text:p>0.003084859463896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.5697779111645">
                <text:p>33.5697779111645</text:p>
              </table:table-cell>
              <table:table-cell office:value-type="float" office:value="NaN">
                <text:p>NaN</text:p>
              </table:table-cell>
              <table:table-cell office:value-type="float" office:value="0.00146013190296923">
                <text:p>0.00146013190296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7297418967587">
                <text:p>33.7297418967587</text:p>
              </table:table-cell>
              <table:table-cell office:value-type="float" office:value="NaN">
                <text:p>NaN</text:p>
              </table:table-cell>
              <table:table-cell office:value-type="float" office:value="0.000183560247954941">
                <text:p>0.0001835602479549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9655862344938">
                <text:p>33.9655862344938</text:p>
              </table:table-cell>
              <table:table-cell office:value-type="float" office:value="NaN">
                <text:p>NaN</text:p>
              </table:table-cell>
              <table:table-cell office:value-type="float" office:value="-0.0013560625359714">
                <text:p>-0.00135606253597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2465486194478">
                <text:p>34.2465486194478</text:p>
              </table:table-cell>
              <table:table-cell office:value-type="float" office:value="NaN">
                <text:p>NaN</text:p>
              </table:table-cell>
              <table:table-cell office:value-type="float" office:value="-0.00318194684253729">
                <text:p>-0.003181946842537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4987995198079">
                <text:p>34.4987995198079</text:p>
              </table:table-cell>
              <table:table-cell office:value-type="float" office:value="NaN">
                <text:p>NaN</text:p>
              </table:table-cell>
              <table:table-cell office:value-type="float" office:value="-0.00476025361600951">
                <text:p>-0.00476025361600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6679921968787">
                <text:p>34.6679921968787</text:p>
              </table:table-cell>
              <table:table-cell office:value-type="float" office:value="NaN">
                <text:p>NaN</text:p>
              </table:table-cell>
              <table:table-cell office:value-type="float" office:value="-0.00612386424750205">
                <text:p>-0.00612386424750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8987094837935">
                <text:p>34.8987094837935</text:p>
              </table:table-cell>
              <table:table-cell office:value-type="float" office:value="NaN">
                <text:p>NaN</text:p>
              </table:table-cell>
              <table:table-cell office:value-type="float" office:value="-0.00742944889467576">
                <text:p>-0.007429448894675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1140456182473">
                <text:p>35.1140456182473</text:p>
              </table:table-cell>
              <table:table-cell office:value-type="float" office:value="NaN">
                <text:p>NaN</text:p>
              </table:table-cell>
              <table:table-cell office:value-type="float" office:value="-0.0089671374791248">
                <text:p>-0.00896713747912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360144057623">
                <text:p>35.360144057623</text:p>
              </table:table-cell>
              <table:table-cell office:value-type="float" office:value="NaN">
                <text:p>NaN</text:p>
              </table:table-cell>
              <table:table-cell office:value-type="float" office:value="-0.0106208780322115">
                <text:p>-0.0106208780322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5754801920768">
                <text:p>35.5754801920768</text:p>
              </table:table-cell>
              <table:table-cell office:value-type="float" office:value="NaN">
                <text:p>NaN</text:p>
              </table:table-cell>
              <table:table-cell office:value-type="float" office:value="-0.0120715276401823">
                <text:p>-0.01207152764018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.7908163265306">
                <text:p>35.7908163265306</text:p>
              </table:table-cell>
              <table:table-cell office:value-type="float" office:value="NaN">
                <text:p>NaN</text:p>
              </table:table-cell>
              <table:table-cell office:value-type="float" office:value="-0.0135221772481531">
                <text:p>-0.01352217724815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.0369147659064">
                <text:p>36.0369147659064</text:p>
              </table:table-cell>
              <table:table-cell office:value-type="float" office:value="NaN">
                <text:p>NaN</text:p>
              </table:table-cell>
              <table:table-cell office:value-type="float" office:value="-0.0151759178012398">
                <text:p>-0.01517591780123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.2830132052821">
                <text:p>36.2830132052821</text:p>
              </table:table-cell>
              <table:table-cell office:value-type="float" office:value="NaN">
                <text:p>NaN</text:p>
              </table:table-cell>
              <table:table-cell office:value-type="float" office:value="-0.0168876843386453">
                <text:p>-0.01688768433864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.4983493397359">
                <text:p>36.4983493397359</text:p>
              </table:table-cell>
              <table:table-cell office:value-type="float" office:value="NaN">
                <text:p>NaN</text:p>
              </table:table-cell>
              <table:table-cell office:value-type="float" office:value="-0.0183383339466161">
                <text:p>-0.01833833394661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7136854741897">
                <text:p>36.7136854741897</text:p>
              </table:table-cell>
              <table:table-cell office:value-type="float" office:value="NaN">
                <text:p>NaN</text:p>
              </table:table-cell>
              <table:table-cell office:value-type="float" office:value="-0.0197889835545869">
                <text:p>-0.01978898355458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9597839135654">
                <text:p>36.9597839135654</text:p>
              </table:table-cell>
              <table:table-cell office:value-type="float" office:value="NaN">
                <text:p>NaN</text:p>
              </table:table-cell>
              <table:table-cell office:value-type="float" office:value="-0.021471737099833">
                <text:p>-0.021471737099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.2058823529412">
                <text:p>37.2058823529412</text:p>
              </table:table-cell>
              <table:table-cell office:value-type="float" office:value="NaN">
                <text:p>NaN</text:p>
              </table:table-cell>
              <table:table-cell office:value-type="float" office:value="-0.0231254776529197">
                <text:p>-0.02312547765291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.4519807923169">
                <text:p>37.4519807923169</text:p>
              </table:table-cell>
              <table:table-cell office:value-type="float" office:value="NaN">
                <text:p>NaN</text:p>
              </table:table-cell>
              <table:table-cell office:value-type="float" office:value="-0.0247792182060064">
                <text:p>-0.0247792182060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.6673169267707">
                <text:p>37.6673169267707</text:p>
              </table:table-cell>
              <table:table-cell office:value-type="float" office:value="NaN">
                <text:p>NaN</text:p>
              </table:table-cell>
              <table:table-cell office:value-type="float" office:value="-0.0262298678139772">
                <text:p>-0.02622986781397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8826530612245">
                <text:p>37.8826530612245</text:p>
              </table:table-cell>
              <table:table-cell office:value-type="float" office:value="NaN">
                <text:p>NaN</text:p>
              </table:table-cell>
              <table:table-cell office:value-type="float" office:value="-0.027680517421948">
                <text:p>-0.027680517421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.1287515006002">
                <text:p>38.128751500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.374849939976">
                <text:p>38.37484993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.5901860744298">
                <text:p>38.590186074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7993697478992">
                <text:p>38.799369747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.1131452581032">
                <text:p>39.113145258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4822929171669">
                <text:p>39.482292917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8514405762305">
                <text:p>39.851440576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.2205882352941">
                <text:p>40.22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5897358943578">
                <text:p>40.589735894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9588835534214">
                <text:p>40.958883553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328031212485">
                <text:p>41.32803121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6971788715486">
                <text:p>41.697178871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9432773109244">
                <text:p>41.9432773109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4cm" svg:y="4.198cm" style:legend-expansion="high" chart:style-name="ch2"/>
        <chart:plot-area chart:style-name="ch3" table:cell-range-address="Butler_Huybers.A1:Butler_Huybers.B710" chart:data-source-has-labels="row" svg:x="0.32cm" svg:y="0.18cm" svg:width="13.144cm" svg:height="8.64cm">
          <chartooo:coordinate-region svg:x="1.566cm" svg:y="0.382cm" svg:width="11.611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tler_Huybers.B2:Butler_Huybers.B710" chart:label-cell-address="Butler_Huybers.B1:Butler_Huybers.B1" chart:class="chart:scatter">
            <chart:domain table:cell-range-address="Butler_Huybers.A2:Butler_Huybers.A710"/>
            <chart:data-point chart:repeated="7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sens</text:p>
                <draw:g>
                  <svg:desc>Butler_Huybers.B1:Butler_Huyber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utler_Huybers.A2:Butler_Huybers.A710</svg:desc>
                </draw:g>
              </table:table-cell>
              <table:table-cell office:value-type="float" office:value="-0.00757433165740707">
                <text:p>-0.00757433165740707</text:p>
                <draw:g>
                  <svg:desc>Butler_Huybers.B2:Butler_Huybers.B7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0.00747135890457914">
                <text:p>-0.00747135890457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9999999999997">
                <text:p>3.99999999999997</text:p>
              </table:table-cell>
              <table:table-cell office:value-type="float" office:value="-0.00736740042971714">
                <text:p>-0.00736740042971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0.00724210041180392">
                <text:p>-0.00724210041180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0.00705570732992168">
                <text:p>-0.00705570732992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9999999999997">
                <text:p>6.99999999999997</text:p>
              </table:table-cell>
              <table:table-cell office:value-type="float" office:value="-0.00684658870471137">
                <text:p>-0.00684658870471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0.00664085394994405">
                <text:p>-0.00664085394994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0.00644715513097314">
                <text:p>-0.00644715513097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9999999999997">
                <text:p>9.99999999999997</text:p>
              </table:table-cell>
              <table:table-cell office:value-type="float" office:value="-0.00630343566624418">
                <text:p>-0.00630343566624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0.00615132072550039">
                <text:p>-0.00615132072550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0.00600745098576627">
                <text:p>-0.00600745098576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0.00590679674178601">
                <text:p>-0.00590679674178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0.00582158303404031">
                <text:p>-0.00582158303404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-0.00572983620367578">
                <text:p>-0.00572983620367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-0.00563661393178972">
                <text:p>-0.005636613931789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-0.00556914533425802">
                <text:p>-0.00556914533425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0.00549321295395525">
                <text:p>-0.005493212953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-0.00541338562568497">
                <text:p>-0.00541338562568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-0.00534981098105164">
                <text:p>-0.00534981098105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-0.0052888644405281">
                <text:p>-0.0052888644405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-0.00523921798323812">
                <text:p>-0.00523921798323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-0.005172447515015">
                <text:p>-0.005172447515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-0.00511783436000574">
                <text:p>-0.00511783436000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-0.00506604888899567">
                <text:p>-0.00506604888899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-0.00501551534796649">
                <text:p>-0.00501551534796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-0.00496776642917696">
                <text:p>-0.00496776642917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-0.00492750222434128">
                <text:p>-0.00492750222434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-0.00488010926724599">
                <text:p>-0.00488010926724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-0.00483428760915124">
                <text:p>-0.00483428760915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-0.00480203938104023">
                <text:p>-0.00480203938104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-0.00476212132098453">
                <text:p>-0.00476212132098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-0.00471827952491969">
                <text:p>-0.00471827952491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-0.00467815401396503">
                <text:p>-0.00467815401396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-0.0046479325878231">
                <text:p>-0.0046479325878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-0.0046157064266144">
                <text:p>-0.0046157064266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-0.00458464198110235">
                <text:p>-0.00458464198110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-0.00454537270211749">
                <text:p>-0.00454537270211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-0.00451371501875758">
                <text:p>-0.00451371501875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-0.00448193003115711">
                <text:p>-0.00448193003115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-0.00444986906626803">
                <text:p>-0.00444986906626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-0.00442071739697325">
                <text:p>-0.00442071739697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-0.00439833983866509">
                <text:p>-0.00439833983866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-0.0043700703644364">
                <text:p>-0.0043700703644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-0.00433687401172403">
                <text:p>-0.00433687401172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-0.00431233731074793">
                <text:p>-0.00431233731074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-0.00428137182096196">
                <text:p>-0.00428137182096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-0.00425734075101635">
                <text:p>-0.00425734075101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-0.00423258024841083">
                <text:p>-0.00423258024841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-0.00420191747166272">
                <text:p>-0.00420191747166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-0.00417836760714516">
                <text:p>-0.00417836760714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-0.00415814157156659">
                <text:p>-0.00415814157156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-0.00413900714668632">
                <text:p>-0.00413900714668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-0.00411435093280353">
                <text:p>-0.004114350932803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-0.00409096548969429">
                <text:p>-0.00409096548969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-0.00406654354484194">
                <text:p>-0.00406654354484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-0.00405031368392187">
                <text:p>-0.00405031368392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-0.00402652489269873">
                <text:p>-0.00402652489269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-0.00400260843961164">
                <text:p>-0.00400260843961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-0.00398065899987588">
                <text:p>-0.00398065899987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-0.00396517320315715">
                <text:p>-0.00396517320315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-0.00395090955040187">
                <text:p>-0.003950909550401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-0.00392447868703117">
                <text:p>-0.00392447868703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-0.00390262313409279">
                <text:p>-0.00390262313409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-0.00388754912933932">
                <text:p>-0.00388754912933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-0.00387199937017095">
                <text:p>-0.00387199937017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-0.0038485793660543">
                <text:p>-0.0038485793660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-0.00383217962013145">
                <text:p>-0.00383217962013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-0.00380906702732157">
                <text:p>-0.00380906702732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-0.00379416506871724">
                <text:p>-0.00379416506871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-0.00377809073189116">
                <text:p>-0.00377809073189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-0.0037620548830917">
                <text:p>-0.0037620548830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-0.00374715144366889">
                <text:p>-0.00374715144366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-0.00372474294648927">
                <text:p>-0.003724742946489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-0.00370733296460913">
                <text:p>-0.00370733296460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.9999999999999">
                <text:p>75.9999999999999</text:p>
              </table:table-cell>
              <table:table-cell office:value-type="float" office:value="-0.0036916590262599">
                <text:p>-0.00369165902625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-0.00367580514625442">
                <text:p>-0.003675805146254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-0.003659941352235">
                <text:p>-0.003659941352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9999999999999">
                <text:p>78.9999999999999</text:p>
              </table:table-cell>
              <table:table-cell office:value-type="float" office:value="-0.00364408824022177">
                <text:p>-0.00364408824022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-0.0036282463339313">
                <text:p>-0.00362824633393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-0.00361232932754106">
                <text:p>-0.00361232932754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.9999999999999">
                <text:p>81.9999999999999</text:p>
              </table:table-cell>
              <table:table-cell office:value-type="float" office:value="-0.00359672909930767">
                <text:p>-0.003596729099307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-0.00357995455987873">
                <text:p>-0.00357995455987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-0.00357092577399709">
                <text:p>-0.00357092577399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-0.00355631085997986">
                <text:p>-0.00355631085997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-0.00354045010340043">
                <text:p>-0.003540450103400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-0.00353207533432265">
                <text:p>-0.00353207533432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.9999999999999">
                <text:p>87.9999999999999</text:p>
              </table:table-cell>
              <table:table-cell office:value-type="float" office:value="-0.00351558223222305">
                <text:p>-0.00351558223222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-0.0034998551671426">
                <text:p>-0.0034998551671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-0.00348444662331726">
                <text:p>-0.003484446623317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9999999999999">
                <text:p>90.9999999999999</text:p>
              </table:table-cell>
              <table:table-cell office:value-type="float" office:value="-0.00346641026419883">
                <text:p>-0.00346641026419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-0.00346319631432678">
                <text:p>-0.00346319631432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-0.00344509325587229">
                <text:p>-0.00344509325587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-0.00343400162802713">
                <text:p>-0.00343400162802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-0.00341914563789045">
                <text:p>-0.00341914563789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-0.00340320637426033">
                <text:p>-0.0034032063742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9999999999999">
                <text:p>96.9999999999999</text:p>
              </table:table-cell>
              <table:table-cell office:value-type="float" office:value="-0.00338820935143188">
                <text:p>-0.00338820935143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-0.00338132345465281">
                <text:p>-0.00338132345465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-0.00337072532931016">
                <text:p>-0.00337072532931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-0.00335351379054164">
                <text:p>-0.00335351379054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-0.00334210265616353">
                <text:p>-0.003342102656163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-0.00333539795033461">
                <text:p>-0.003335397950334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-0.00332128639361688">
                <text:p>-0.00332128639361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-0.0033048707169191">
                <text:p>-0.00330487071691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-0.00329668870107492">
                <text:p>-0.003296688701074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-0.0032882067199118">
                <text:p>-0.0032882067199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-0.00327103893401158">
                <text:p>-0.003271038934011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-0.00326061992799711">
                <text:p>-0.003260619927997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-0.00325616792051363">
                <text:p>-0.003256167920513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-0.00323778480307393">
                <text:p>-0.003237784803073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-0.00322701251808523">
                <text:p>-0.003227012518085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-0.00322035559899688">
                <text:p>-0.00322035559899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-0.00320527452449645">
                <text:p>-0.003205274524496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-0.00319653485168523">
                <text:p>-0.00319653485168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-0.00318821606412166">
                <text:p>-0.00318821606412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-0.00317326851437252">
                <text:p>-0.00317326851437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-0.00316398379755831">
                <text:p>-0.003163983797558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-0.0031497596919036">
                <text:p>-0.00314975969190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-0.00314263048191734">
                <text:p>-0.003142630481917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-0.00313541373870117">
                <text:p>-0.00313541373870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-0.0031214606735824">
                <text:p>-0.0031214606735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-0.00311136993565235">
                <text:p>-0.003111369935652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-0.00310378545489173">
                <text:p>-0.003103785454891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-0.00309583829569972">
                <text:p>-0.003095838295699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-0.00308718123149224">
                <text:p>-0.00308718123149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-0.003072006666924">
                <text:p>-0.0030720066669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-0.00306558133738064">
                <text:p>-0.003065581337380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-0.00305375625677896">
                <text:p>-0.00305375625677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-0.00304114753289209">
                <text:p>-0.00304114753289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-0.00303409080851044">
                <text:p>-0.00303409080851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-0.0030257582479855">
                <text:p>-0.00302575824798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-0.00301852371821776">
                <text:p>-0.003018523718217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-0.00300308459902586">
                <text:p>-0.00300308459902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-0.00299509214207551">
                <text:p>-0.002995092142075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-0.00298703608555113">
                <text:p>-0.002987036085551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-0.00297921397413472">
                <text:p>-0.002979213974134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-0.00297101136845491">
                <text:p>-0.00297101136845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-0.00296426368301889">
                <text:p>-0.00296426368301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-0.00294996813760422">
                <text:p>-0.002949968137604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-0.00294583844420825">
                <text:p>-0.002945838444208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-0.00293382226547798">
                <text:p>-0.00293382226547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-0.00292426336165494">
                <text:p>-0.002924263361654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-0.00291648434368038">
                <text:p>-0.00291648434368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-0.00290857713684316">
                <text:p>-0.00290857713684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-0.00290063359300917">
                <text:p>-0.002900633593009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-0.00289271236129592">
                <text:p>-0.00289271236129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-0.00288478329681599">
                <text:p>-0.002884783296815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-0.00287685649078333">
                <text:p>-0.00287685649078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-0.00286892910871509">
                <text:p>-0.002868929108715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-0.00286100185887435">
                <text:p>-0.00286100185887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-0.00285307458204212">
                <text:p>-0.00285307458204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-0.00284514730986411">
                <text:p>-0.002845147309864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-0.00283722003712426">
                <text:p>-0.002837220037124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-0.00282929276432206">
                <text:p>-0.00282929276432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-0.00282136549195684">
                <text:p>-0.00282136549195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-0.00281343821737886">
                <text:p>-0.002813438217378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-0.00280551095312725">
                <text:p>-0.00280551095312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-0.00279758364547995">
                <text:p>-0.002797583645479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-0.00278965650165971">
                <text:p>-0.002789656501659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-0.00278172881909512">
                <text:p>-0.002781728819095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-0.00277380250842197">
                <text:p>-0.002773802508421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-0.00276587509484771">
                <text:p>-0.002765875094847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-0.00275793045467156">
                <text:p>-0.002757930454671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-0.00275014602713487">
                <text:p>-0.002750146027134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-0.00274139143818133">
                <text:p>-0.00274139143818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-0.00273810478686493">
                <text:p>-0.002738104786864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-0.00272913783857943">
                <text:p>-0.00272913783857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-0.00272347560885602">
                <text:p>-0.00272347560885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-0.00271148915384972">
                <text:p>-0.00271148915384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-0.00270922394616607">
                <text:p>-0.002709223946166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-0.00269456546669554">
                <text:p>-0.002694565466695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-0.00269371874011005">
                <text:p>-0.00269371874011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-0.00267888405437554">
                <text:p>-0.002678884054375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-0.00267892270330312">
                <text:p>-0.002678922703303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-0.0026696542956462">
                <text:p>-0.00266965429564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-0.00266239272413311">
                <text:p>-0.002662392724133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-0.0026530910043305">
                <text:p>-0.00265309100433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-0.002652375597265">
                <text:p>-0.0026523755972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-0.00263913916477439">
                <text:p>-0.002639139164774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-0.00263687464398032">
                <text:p>-0.00263687464398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-0.0026295858914938">
                <text:p>-0.0026295858914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-0.00262172092197646">
                <text:p>-0.002621720921976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-0.00261370874488905">
                <text:p>-0.00261370874488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-0.00260596064042655">
                <text:p>-0.002605960640426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-0.00259725444277513">
                <text:p>-0.002597254442775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-0.00259381136694215">
                <text:p>-0.002593811366942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-0.00258997014086468">
                <text:p>-0.002589970140864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-0.00258049968240426">
                <text:p>-0.002580499682404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-0.0025796669088765">
                <text:p>-0.00257966690887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-0.00257272851522946">
                <text:p>-0.002572728515229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-0.00256511698212532">
                <text:p>-0.002565116982125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-0.00256318767380017">
                <text:p>-0.002563187673800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-0.00255015511962402">
                <text:p>-0.002550155119624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-0.00254598967045815">
                <text:p>-0.002545989670458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-0.00253533639788194">
                <text:p>-0.002535336397881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-0.00253334501903053">
                <text:p>-0.00253334501903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-0.00252312764294902">
                <text:p>-0.002523127642949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-0.00252309374845858">
                <text:p>-0.002523093748458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-0.00250884757553135">
                <text:p>-0.00250884757553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-0.0025077655905822">
                <text:p>-0.0025077655905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-0.00250638534176384">
                <text:p>-0.002506385341763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-0.00249275563772715">
                <text:p>-0.002492755637727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-0.00248964002646998">
                <text:p>-0.002489640026469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-0.00247705868667474">
                <text:p>-0.002477058686674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-0.00248088991589403">
                <text:p>-0.002480889915894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-0.00246959424748224">
                <text:p>-0.002469594247482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-0.00246350279772375">
                <text:p>-0.00246350279772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-0.00246592809017305">
                <text:p>-0.002465928090173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-0.00245069099535479">
                <text:p>-0.002450690995354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-0.00244987833539326">
                <text:p>-0.002449878335393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-0.0024350036398291">
                <text:p>-0.0024350036398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-0.00243512267887755">
                <text:p>-0.002435122678877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-0.00242549321231719">
                <text:p>-0.002425493212317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-0.00242076703711339">
                <text:p>-0.002420767037113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-0.00242326814978341">
                <text:p>-0.002423268149783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-0.00241144562925501">
                <text:p>-0.002411445629255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-0.00240632517847615">
                <text:p>-0.002406325178476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-0.00240816701084603">
                <text:p>-0.002408167010846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-0.00239292940936362">
                <text:p>-0.002392929409363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-0.00239276014431511">
                <text:p>-0.002392760144315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-0.00238360048109068">
                <text:p>-0.002383600481090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-0.00237904519503708">
                <text:p>-0.002379045195037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-0.00237296876968524">
                <text:p>-0.002372968769685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-0.00236243906516641">
                <text:p>-0.002362439065166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-0.00236608230051938">
                <text:p>-0.002366082300519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-0.00235322792820149">
                <text:p>-0.002353227928201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-0.00234917109569256">
                <text:p>-0.002349171095692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-0.00235037275355285">
                <text:p>-0.002350372753552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-0.00233511643377873">
                <text:p>-0.002335116433778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-0.00233600766012677">
                <text:p>-0.002336007660126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-0.00233424029725313">
                <text:p>-0.002334240297253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-0.00232505787449405">
                <text:p>-0.002325057874494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-0.00232114525791392">
                <text:p>-0.002321145257913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-0.00231796838018812">
                <text:p>-0.002317968380188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-0.00230800901920454">
                <text:p>-0.002308009019204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-0.00230790806706432">
                <text:p>-0.002307908067064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-0.00229370590353633">
                <text:p>-0.002293705903536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-0.00229251089337519">
                <text:p>-0.002292510893375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-0.00229205114183545">
                <text:p>-0.002292051141835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-0.00228353557593342">
                <text:p>-0.002283535575933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-0.00227735389731029">
                <text:p>-0.002277353897310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-0.00227956774673693">
                <text:p>-0.00227956774673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-0.00227067176152001">
                <text:p>-0.00227067176152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-0.00226225314693483">
                <text:p>-0.002262253146934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-0.00226552659824595">
                <text:p>-0.002265526598245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-0.00225112241898914">
                <text:p>-0.002251122418989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-0.00224957301258249">
                <text:p>-0.002249573012582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-0.00224212058068226">
                <text:p>-0.00224212058068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-0.00224176116191308">
                <text:p>-0.002241761161913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-0.00223314276905898">
                <text:p>-0.002233142769058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-0.002224991474364">
                <text:p>-0.0022249914743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-0.00222003919406673">
                <text:p>-0.00222003919406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-0.0022214870845213">
                <text:p>-0.00222148708452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-0.00221640609652004">
                <text:p>-0.002216406096520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-0.00220749812098219">
                <text:p>-0.002207498120982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-0.00220609907652511">
                <text:p>-0.002206099076525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-0.00220648733780378">
                <text:p>-0.00220648733780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-0.00219126410108796">
                <text:p>-0.002191264101087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-0.00219303023180369">
                <text:p>-0.00219303023180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-0.00218799697512254">
                <text:p>-0.002187996975122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-0.00217610788111596">
                <text:p>-0.002176107881115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-0.002178629965832">
                <text:p>-0.0021786299658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-0.00217385784334002">
                <text:p>-0.002173857843340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-0.00216448538910598">
                <text:p>-0.002164485389105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-0.00216379817869012">
                <text:p>-0.002163798178690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-0.00215647195839274">
                <text:p>-0.002156471958392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-0.00215605982544309">
                <text:p>-0.002156059825443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-0.00214837370375161">
                <text:p>-0.002148373703751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-0.0021500117841943">
                <text:p>-0.00215001178419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-0.00214424702546344">
                <text:p>-0.002144247025463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-0.00213284558486375">
                <text:p>-0.00213284558486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-0.00213657366327141">
                <text:p>-0.002136573663271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-0.00212451488947185">
                <text:p>-0.002124514889471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-0.0021197799743744">
                <text:p>-0.00211977997437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-0.00212020887660082">
                <text:p>-0.00212020887660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-0.00212043630593397">
                <text:p>-0.002120436305933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-0.00210519956768199">
                <text:p>-0.002105199567681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-0.00210693761901463">
                <text:p>-0.002106937619014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-0.00210193701251244">
                <text:p>-0.002101937012512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-0.00209022885784982">
                <text:p>-0.002090228857849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-0.00209163836670972">
                <text:p>-0.002091638366709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-0.00209308570960802">
                <text:p>-0.002093085709608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-0.00208090240993885">
                <text:p>-0.002080902409938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-0.00207649389651838">
                <text:p>-0.002076493896518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-0.00207788122556238">
                <text:p>-0.002077881225562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-0.0020626321183471">
                <text:p>-0.00206263211834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-0.00206310729589714">
                <text:p>-0.002063107295897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-0.00206363082056235">
                <text:p>-0.002063630820562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-0.00205822007399778">
                <text:p>-0.002058220073997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-0.00204719976754328">
                <text:p>-0.002047199767543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-0.00204855616378357">
                <text:p>-0.002048556163783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-0.00205004903285688">
                <text:p>-0.002050049032856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-0.00203703225903543">
                <text:p>-0.00203703225903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-0.00203383159552501">
                <text:p>-0.002033831595525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-0.00203431930832208">
                <text:p>-0.002034319308322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-0.00202628809852568">
                <text:p>-0.002026288098525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-0.0020194013475415">
                <text:p>-0.0020194013475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-0.00202040165733309">
                <text:p>-0.002020401657333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-0.00201770990223763">
                <text:p>-0.002017709902237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-0.00200833536464083">
                <text:p>-0.002008335364640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-0.00200524083815107">
                <text:p>-0.002005240838151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-0.00200526355972002">
                <text:p>-0.002005263559720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-0.00200668718488325">
                <text:p>-0.002006687184883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-0.00199193932089912">
                <text:p>-0.001991939320899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-0.00199133347786536">
                <text:p>-0.001991333477865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-0.00199056798722298">
                <text:p>-0.00199056798722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-0.00198188572357622">
                <text:p>-0.001981885723576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-0.00197619220666082">
                <text:p>-0.001976192206660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-0.00197751959042064">
                <text:p>-0.00197751959042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-0.00197348399817235">
                <text:p>-0.001973483998172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-0.00196425647831936">
                <text:p>-0.001964256478319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-0.00196213365323649">
                <text:p>-0.001962133653236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-0.00196288914126468">
                <text:p>-0.001962889141264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-0.0019555213231643">
                <text:p>-0.00195552132316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-0.00194790618732239">
                <text:p>-0.001947906187322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-0.00194850551043477">
                <text:p>-0.001948505510434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-0.00194668951557065">
                <text:p>-0.001946689515570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-0.00193752163269903">
                <text:p>-0.001937521632699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-0.00193315959734662">
                <text:p>-0.001933159597346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-0.0019345097083611">
                <text:p>-0.00193450970836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-0.00192917725462166">
                <text:p>-0.001929177254621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-0.00192023107252681">
                <text:p>-0.001920231072526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-0.00191944913774745">
                <text:p>-0.001919449137747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-0.00191955345578078">
                <text:p>-0.001919553455780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-0.00191797987254179">
                <text:p>-0.001917979872541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-0.00190377898227502">
                <text:p>-0.001903778982275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-0.00190543976362141">
                <text:p>-0.001905439763621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-0.0019055203001683">
                <text:p>-0.00190552030016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-0.00190184179857669">
                <text:p>-0.001901841798576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-0.00189253416609717">
                <text:p>-0.001892534166097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-0.00189039255326191">
                <text:p>-0.00189039255326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-0.00189115885883036">
                <text:p>-0.001891158858830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-0.00188382434386445">
                <text:p>-0.001883824343864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-0.00187620813674153">
                <text:p>-0.001876208136741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-0.00187650029382493">
                <text:p>-0.001876500293824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-0.00187673158632872">
                <text:p>-0.001876731586328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-0.0018743325557652">
                <text:p>-0.00187433255576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-0.00186497877616828">
                <text:p>-0.001864978776168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-0.00186149828752095">
                <text:p>-0.00186149828752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-0.00186271474126347">
                <text:p>-0.001862714741263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-0.00185656316896391">
                <text:p>-0.001856563168963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-0.00184802704780231">
                <text:p>-0.001848027047802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-0.00184774734996189">
                <text:p>-0.001847747349961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-0.00184809812034542">
                <text:p>-0.001848098120345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-0.00184484789009122">
                <text:p>-0.001844847890091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-0.00183188587696689">
                <text:p>-0.00183188587696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-0.00183366936372378">
                <text:p>-0.001833669363723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-0.00183385492012379">
                <text:p>-0.001833854920123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-0.00182927317291601">
                <text:p>-0.001829273172916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-0.00182017231954952">
                <text:p>-0.001820172319549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-0.00181881535029779">
                <text:p>-0.001818815350297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-0.00181914277754512">
                <text:p>-0.001819142777545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-0.00181117557778334">
                <text:p>-0.001811175577783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-0.0018042821669364">
                <text:p>-0.00180428216693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-0.00180475802609675">
                <text:p>-0.001804758026096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-0.0018050981639086">
                <text:p>-0.00180509816390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-0.00180187222432856">
                <text:p>-0.001801872224328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-0.00179243536790162">
                <text:p>-0.001792435367901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-0.00179012710287729">
                <text:p>-0.001790127102877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-0.00179008649586678">
                <text:p>-0.001790086495866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-0.00179099505786357">
                <text:p>-0.001790995057863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-0.00177580945408007">
                <text:p>-0.001775809454080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-0.00177621544935823">
                <text:p>-0.001776215449358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-0.00177616806511528">
                <text:p>-0.001776168065115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-0.00177432925339754">
                <text:p>-0.001774329253397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-0.00176495460617675">
                <text:p>-0.001764954606176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-0.00176120469527156">
                <text:p>-0.001761204695271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-0.00176161199063341">
                <text:p>-0.001761611990633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-0.00176214002702941">
                <text:p>-0.001762140027029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-0.00175573159744529">
                <text:p>-0.001755731597445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-0.0017474208768505">
                <text:p>-0.00174742087685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-0.00174734745547452">
                <text:p>-0.001747347455474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-0.00174747304304465">
                <text:p>-0.001747473043044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-0.00174596192188402">
                <text:p>-0.001745961921884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-0.00173670836124176">
                <text:p>-0.001736708361241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-0.00173246866465589">
                <text:p>-0.001732468664655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-0.00173293154751462">
                <text:p>-0.001732931547514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-0.00173348132264626">
                <text:p>-0.001733481322646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-0.0017275270453039">
                <text:p>-0.00172752704530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-0.00171894110818344">
                <text:p>-0.001718941108183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-0.00171862591160807">
                <text:p>-0.001718625911608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-0.00171871985486021">
                <text:p>-0.001718719854860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-0.00171758816000744">
                <text:p>-0.001717588160007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-0.00170847076080922">
                <text:p>-0.001708470760809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-0.00170374585342748">
                <text:p>-0.001703745853427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-0.00170425314469983">
                <text:p>-0.001704253144699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-0.00170480145677818">
                <text:p>-0.001704801456778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-0.00169931574763209">
                <text:p>-0.001699315747632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-0.00169049339951708">
                <text:p>-0.001690493399517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-0.00168989328001506">
                <text:p>-0.001689893280015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-0.00168997260367397">
                <text:p>-0.001689972603673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-0.00168918730237741">
                <text:p>-0.001689187302377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-0.00168024484613926">
                <text:p>-0.00168024484613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-0.00167503770949319">
                <text:p>-0.001675037709493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-0.00167557542201264">
                <text:p>-0.001675575422012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-0.00167610429257856">
                <text:p>-0.001676104292578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-0.00167109091339147">
                <text:p>-0.001671090913391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-0.00166209081628797">
                <text:p>-0.001662090816287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-0.00166111864290582">
                <text:p>-0.001661118642905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-0.00166121203980207">
                <text:p>-0.001661212039802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-0.00166156929125031">
                <text:p>-0.001661569291250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-0.00165850924237277">
                <text:p>-0.001658509242372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-0.00164538024528769">
                <text:p>-0.001645380245287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-0.00164715685526775">
                <text:p>-0.001647156855267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-0.00164732701207132">
                <text:p>-0.001647327012071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-0.00164287501482992">
                <text:p>-0.001642875014829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-0.00163369640076896">
                <text:p>-0.001633696400768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-0.0016323673254177">
                <text:p>-0.00163236732541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-0.0016325488424415">
                <text:p>-0.00163254884244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-0.00163259586948766">
                <text:p>-0.001632595869487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-0.00163180924719275">
                <text:p>-0.001631809247192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-0.00162289580818625">
                <text:p>-0.001622895808186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-0.00161764607748478">
                <text:p>-0.001617646077484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-0.00161818719218018">
                <text:p>-0.001618187192180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-0.00161871166146737">
                <text:p>-0.001618711661467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-0.00161374289941299">
                <text:p>-0.001613742899412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-0.00160470886894717">
                <text:p>-0.001604708868947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-0.0016037563595592">
                <text:p>-0.00160375635955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-0.00160384061022526">
                <text:p>-0.001603840610225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-0.00160338618816302">
                <text:p>-0.001603386188163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-0.00159468288607202">
                <text:p>-0.001594682886072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-0.00158892391989863">
                <text:p>-0.001588923919898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-0.00158967048114886">
                <text:p>-0.001589670481148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-0.00158930416293693">
                <text:p>-0.001589304162936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-0.0015900597239759">
                <text:p>-0.00159005972397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-0.00158460104158229">
                <text:p>-0.001584601041582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-0.00157576534677521">
                <text:p>-0.001575765346775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-0.00157509315611807">
                <text:p>-0.001575093156118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-0.0015751106425847">
                <text:p>-0.00157511064258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-0.00157532519085804">
                <text:p>-0.001575325190858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-0.00157385462727797">
                <text:p>-0.001573854627277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-0.00156466335499772">
                <text:p>-0.001564663354997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-0.0015602252257377">
                <text:p>-0.00156022522573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-0.00156102615706519">
                <text:p>-0.001561026157065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-0.00156036214132413">
                <text:p>-0.001560362141324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-0.00156205926506548">
                <text:p>-0.001562059265065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-0.00154749150818066">
                <text:p>-0.001547491508180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-0.00154645455303463">
                <text:p>-0.001546454553034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-0.00154655173478452">
                <text:p>-0.001546551734784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-0.00154509044546104">
                <text:p>-0.001545090445461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-0.00153900134324659">
                <text:p>-0.001539001343246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-0.00153652528973673">
                <text:p>-0.001536525289736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-0.00153134267034159">
                <text:p>-0.001531342670341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-0.00153229900415275">
                <text:p>-0.001532299004152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-0.00153192693572517">
                <text:p>-0.00153192693572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-0.00153248654878295">
                <text:p>-0.001532486548782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-0.00152537391667708">
                <text:p>-0.001525373916677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-0.00151758539783202">
                <text:p>-0.001517585397832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-0.00151780870352399">
                <text:p>-0.001517808703523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-0.00151801163121043">
                <text:p>-0.001518011631210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-0.00151583152571123">
                <text:p>-0.001515831525711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-0.00150645583006782">
                <text:p>-0.001506455830067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-0.00150292507529754">
                <text:p>-0.001502925075297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-0.00150353667365284">
                <text:p>-0.001503536673652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-0.00150325965582365">
                <text:p>-0.001503259655823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-0.00150369075613804">
                <text:p>-0.001503690756138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-0.00149622068851242">
                <text:p>-0.00149622068851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-0.00148876103405079">
                <text:p>-0.001488761034050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-0.00148919616989925">
                <text:p>-0.001489196169899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-0.00148891781296754">
                <text:p>-0.001488917812967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-0.00148953226449541">
                <text:p>-0.001489532264495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-0.00148598397054814">
                <text:p>-0.001485983970548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-0.00147662712092683">
                <text:p>-0.001476627120926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-0.00147439772923381">
                <text:p>-0.001474397729233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-0.00147478035537331">
                <text:p>-0.001474780355373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-0.00147465875144144">
                <text:p>-0.001474658751441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-0.00147452039980659">
                <text:p>-0.001474520399806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-0.0014661213581331">
                <text:p>-0.00146612135813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-0.00145983057932874">
                <text:p>-0.001459830579328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-0.00146055383128039">
                <text:p>-0.001460553831280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-0.00146012019746408">
                <text:p>-0.001460120197464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-0.00146118874239917">
                <text:p>-0.001461188742399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-0.00145505984848913">
                <text:p>-0.00145505984848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-0.00145350492310832">
                <text:p>-0.001453504923108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-0.00144663383459145">
                <text:p>-0.001446633834591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-0.00144600619072405">
                <text:p>-0.001446006190724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-0.00144595376102665">
                <text:p>-0.001445953761026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-0.00144625288310288">
                <text:p>-0.001446252883102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-0.0014444678276952">
                <text:p>-0.00144446782769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-0.00143519086539163">
                <text:p>-0.001435190865391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-0.00143113933632534">
                <text:p>-0.001431139336325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-0.00143181726853419">
                <text:p>-0.001431817268534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-0.0014315009718315">
                <text:p>-0.00143150097183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-0.00143206765334167">
                <text:p>-0.001432067653341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-0.00142501895768048">
                <text:p>-0.001425018957680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-0.00141717178407246">
                <text:p>-0.001417171784072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-0.00141742981679155">
                <text:p>-0.001417429816791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-0.00141720132728042">
                <text:p>-0.001417201327280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-0.0014177365135533">
                <text:p>-0.00141773651355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-0.00141469748579938">
                <text:p>-0.001414697485799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-0.00140529945268074">
                <text:p>-0.001405299452680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-0.00140260392986802">
                <text:p>-0.001402603929868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-0.00140302432475446">
                <text:p>-0.001403024324754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-0.00140298203805457">
                <text:p>-0.001402982038054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-0.00140296161713008">
                <text:p>-0.001402961617130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-0.00140259279147648">
                <text:p>-0.001402592791476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-0.00139397289593293">
                <text:p>-0.001393972895932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-0.00138806501866512">
                <text:p>-0.001388065018665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-0.00138880482041668">
                <text:p>-0.001388804820416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-0.0013884397301487">
                <text:p>-0.00138843973014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-0.00138919548161932">
                <text:p>-0.001389195481619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-0.00138388620773751">
                <text:p>-0.001383886207737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-0.00137498691333017">
                <text:p>-0.001374986913330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-0.00137420841147952">
                <text:p>-0.001374208411479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-0.0013742531028013">
                <text:p>-0.00137425310280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-0.00137443783411908">
                <text:p>-0.001374437834119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-0.00137309353310918">
                <text:p>-0.001373093533109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-0.00136393565559877">
                <text:p>-0.001363935655598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-0.00135938076043464">
                <text:p>-0.001359380760434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-0.00136004307083326">
                <text:p>-0.001360043070833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-0.00135993907081806">
                <text:p>-0.00135993907081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-0.00135980145152137">
                <text:p>-0.001359801451521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-0.00136024021875427">
                <text:p>-0.001360240218754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-0.00135286372332186">
                <text:p>-0.001352863723321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-0.00134531842731179">
                <text:p>-0.001345318427311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-0.00134568781236262">
                <text:p>-0.001345687812362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-0.00134560647474292">
                <text:p>-0.001345606474742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-0.00134525556461651">
                <text:p>-0.001345255564616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-0.0013470379032007">
                <text:p>-0.00134703790320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-0.00133641980817724">
                <text:p>-0.001336419808177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-0.00133037567990534">
                <text:p>-0.001330375679905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-0.00133135943171305">
                <text:p>-0.001331359431713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-0.00133123194037096">
                <text:p>-0.001331231940370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-0.00133126506729381">
                <text:p>-0.001331265067293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-0.00133064320733772">
                <text:p>-0.001330643207337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-0.00132182830480966">
                <text:p>-0.001321828304809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-0.00131632140507588">
                <text:p>-0.001316321405075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-0.0013170206643107">
                <text:p>-0.00131702066431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-0.00131688856514677">
                <text:p>-0.001316888565146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-0.00131674065033147">
                <text:p>-0.001316740650331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-0.00131736852877861">
                <text:p>-0.001317368528778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-0.00131081280216739">
                <text:p>-0.001310812802167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-0.00130259236582659">
                <text:p>-0.0013025923658265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-0.00130260028559623">
                <text:p>-0.001302600285596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-0.00130252591120582">
                <text:p>-0.001302525911205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-0.00130241300814403">
                <text:p>-0.001302413008144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-0.00130319355094599">
                <text:p>-0.001303193550945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-0.00129868202100259">
                <text:p>-0.001298682021002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-0.0012955401650473">
                <text:p>-0.00129554016504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-0.0012900939735182">
                <text:p>-0.00129009397351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-0.00128789878566255">
                <text:p>-0.001287898785662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-0.00128823069733157">
                <text:p>-0.001288230697331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-0.00128822272748261">
                <text:p>-0.001288222727482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-0.00128761751174089">
                <text:p>-0.001287617511740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-0.00127882500316956">
                <text:p>-0.001278825003169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-0.00127327998940242">
                <text:p>-0.001273279989402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-0.00127397423067249">
                <text:p>-0.001273974230672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-0.00127386402717832">
                <text:p>-0.001273864027178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-0.00127362805705442">
                <text:p>-0.001273628057054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-0.00127455865603762">
                <text:p>-0.001274558656037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-0.0012672325970018">
                <text:p>-0.00126723259700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-0.0012667321572866">
                <text:p>-0.00126673215728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-0.00125914107200402">
                <text:p>-0.001259141072004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-0.00125966145705473">
                <text:p>-0.001259661457054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-0.00125945986823188">
                <text:p>-0.001259459868231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-0.00125938889167342">
                <text:p>-0.001259388891673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-0.00126001942100138">
                <text:p>-0.001260019421001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-0.00125575849818601">
                <text:p>-0.001255758498186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-0.00124652642976919">
                <text:p>-0.001246526429769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-0.00124493605014363">
                <text:p>-0.001244936050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-0.00124518861873227">
                <text:p>-0.001245188618732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-0.00124518735407365">
                <text:p>-0.001245187354073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-0.00124435068768295">
                <text:p>-0.001244350687682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-0.0012376564332747">
                <text:p>-0.00123765643327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-0.00123588952391759">
                <text:p>-0.001235889523917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-0.00122999225861817">
                <text:p>-0.001229992258618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-0.00123097381290993">
                <text:p>-0.001230973812909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-0.00123081613838803">
                <text:p>-0.001230816138388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-0.00123061063237331">
                <text:p>-0.001230610632373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-0.00123129658005032">
                <text:p>-0.001231296580050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-0.00122371459712455">
                <text:p>-0.00122371459712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-0.00122329806620861">
                <text:p>-0.001223298066208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-0.0012158168150763">
                <text:p>-0.00121581681507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-0.00121665274683047">
                <text:p>-0.001216652746830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-0.00121643733378129">
                <text:p>-0.001216437333781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-0.00121625812304296">
                <text:p>-0.001216258123042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-0.00121727482519858">
                <text:p>-0.001217274825198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-0.00121093359379149">
                <text:p>-0.001210933593791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-0.00120959171166318">
                <text:p>-0.001209591711663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-0.00120254526286388">
                <text:p>-0.001202545262863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-0.00120213640057155">
                <text:p>-0.001202136400571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-0.00120201316205118">
                <text:p>-0.001202013162051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-0.00120250232982771">
                <text:p>-0.001202502329827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-0.00119970559308142">
                <text:p>-0.001199705593081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-0.00119483884114916">
                <text:p>-0.001194838841149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-0.00119110058423325">
                <text:p>-0.001191100584233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-0.00118716635659427">
                <text:p>-0.001187166356594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-0.00118791324515409">
                <text:p>-0.001187913245154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-0.00118760293150143">
                <text:p>-0.001187602931501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-0.00118789311021735">
                <text:p>-0.001187893110217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-0.0011803847430835">
                <text:p>-0.00118038474308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-0.00117969100477683">
                <text:p>-0.001179691004776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-0.0011726235822655">
                <text:p>-0.00117262358226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-0.00117361716572309">
                <text:p>-0.001173617165723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-0.0011734069776361">
                <text:p>-0.00117340697763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-0.00117319843959436">
                <text:p>-0.001173198439594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-0.00117419940581174">
                <text:p>-0.001174199405811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-0.00116718112499919">
                <text:p>-0.001167181124999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-0.00116644760522377">
                <text:p>-0.001166447605223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-0.00115896285943526">
                <text:p>-0.001158962859435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-0.00115918663319137">
                <text:p>-0.001159186633191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-0.00115903549799646">
                <text:p>-0.001159035497996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-0.00115892609109679">
                <text:p>-0.001158926091096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-0.00115976552379775">
                <text:p>-0.001159765523797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-0.00115488364809537">
                <text:p>-0.001154883648095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-0.0011521146156614">
                <text:p>-0.00115211461566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-0.00114631478882646">
                <text:p>-0.001146314788826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-0.00114449938943083">
                <text:p>-0.0011444993894308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-0.00114472198968746">
                <text:p>-0.001144721989687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-0.00114469071989647">
                <text:p>-0.001144690719896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-0.0011449898846998">
                <text:p>-0.00114498988469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-0.00114281253302533">
                <text:p>-0.001142812533025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-0.00113735886592734">
                <text:p>-0.001137358865927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-0.00113422075043398">
                <text:p>-0.001134220750433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-0.00112970778758396">
                <text:p>-0.001129707787583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-0.00113048269328913">
                <text:p>-0.001130482693289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-0.00113038938642706">
                <text:p>-0.001130389386427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-0.00113026868154617">
                <text:p>-0.001130268681546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-0.00113028307600788">
                <text:p>-0.001130283076007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-0.00112292211850269">
                <text:p>-0.001122922118502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-0.00112199612664847">
                <text:p>-0.001121996126648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-0.00111520207351705">
                <text:p>-0.001115202073517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-0.00111622238075765">
                <text:p>-0.001116222380757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-0.00111602259783871">
                <text:p>-0.0011160225978387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-0.00111580734738408">
                <text:p>-0.001115807347384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-0.00111675981850555">
                <text:p>-0.001116759818505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-0.00110950837696824">
                <text:p>-0.001109508376968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-0.00110895693587388">
                <text:p>-0.001108956935873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-0.00110138165779995">
                <text:p>-0.001101381657799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-0.00110182693478738">
                <text:p>-0.001101826934787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-0.0011016468617877">
                <text:p>-0.00110164686178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-0.00110151693651145">
                <text:p>-0.001101516936511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-0.00110242604068832">
                <text:p>-0.001102426040688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-0.0010971017554097">
                <text:p>-0.00109710175540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-0.00109477303175328">
                <text:p>-0.001094773031753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-0.00108857029861165">
                <text:p>-0.001088570298611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-0.00108718595159888">
                <text:p>-0.001087185951598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-0.00108731923688829">
                <text:p>-0.001087319236888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-0.00108728333323025">
                <text:p>-0.001087283333230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-0.00108768109840108">
                <text:p>-0.001087681098401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-0.00108504052679602">
                <text:p>-0.001085040526796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-0.00108003716332656">
                <text:p>-0.001080037163326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-0.0010764305360795">
                <text:p>-0.00107643053607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-0.0010723800012761">
                <text:p>-0.00107238000127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-0.0010730902611306">
                <text:p>-0.00107309026113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-0.00107294754246618">
                <text:p>-0.0010729475424661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-0.0010729896469935">
                <text:p>-0.0010729896469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-0.00107306438100943">
                <text:p>-0.001073064381009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-0.00107195077668244">
                <text:p>-0.001071950776682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-0.00106550074378721">
                <text:p>-0.001065500743787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-0.00106345071565185">
                <text:p>-0.001063450715651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-0.00105784374904882">
                <text:p>-0.001057843749048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-0.00105879161386292">
                <text:p>-0.001058791613862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-0.00105864809482504">
                <text:p>-0.001058648094825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-0.00105845376954238">
                <text:p>-0.001058453769542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-0.00105902424615151">
                <text:p>-0.001059024246151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-0.00105142838945332">
                <text:p>-0.001051428389453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-0.00105096018502423">
                <text:p>-0.001050960185024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-0.00104358111716108">
                <text:p>-0.001043581117161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-0.00104450034843816">
                <text:p>-0.001044500348438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-0.00104420734864022">
                <text:p>-0.001044207348640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-0.0010443510910332">
                <text:p>-0.00104435109103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-0.00104405471401839">
                <text:p>-0.0010440547140183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-0.00104503591790651">
                <text:p>-0.001045035917906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-0.00103782134011246">
                <text:p>-0.001037821340112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-0.00103724092863419">
                <text:p>-0.001037240928634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-0.00102967684375266">
                <text:p>-0.001029676843752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-0.00103009025465539">
                <text:p>-0.001030090254655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-0.00102986823986786">
                <text:p>-0.001029868239867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-0.00102999220723654">
                <text:p>-0.001029992207236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-0.00102972649816208">
                <text:p>-0.001029726498162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-0.00103075625325457">
                <text:p>-0.001030756253254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-0.0010245808665134">
                <text:p>-0.0010245808665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-0.0010230784073056">
                <text:p>-0.00102307840730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-0.00101616131965992">
                <text:p>-0.001016161319659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-0.00101558873693699">
                <text:p>-0.001015588736936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-0.00101555014157099">
                <text:p>-0.001015550141570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-0.00101562261355857">
                <text:p>-0.001015622613558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-0.00101543820188175">
                <text:p>-0.001015438201881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-0.00101627334845162">
                <text:p>-0.001016273348451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-0.00101155671903957">
                <text:p>-0.001011556719039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-0.00100861741822659">
                <text:p>-0.001008617418226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-0.00100297755383465">
                <text:p>-0.001002977553834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-0.00100099380805028">
                <text:p>-0.001000993808050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-0.0010012519116034">
                <text:p>-0.00100125191160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-0.00100122105764326">
                <text:p>-0.001001221057643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-0.00100148386987475">
                <text:p>-0.001001483869874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-0.000999477873141722">
                <text:p>-0.0009994778731417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-0.000993859295091996">
                <text:p>-0.0009938592950919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-0.000990897280437471">
                <text:p>-0.0009908972804374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-0.000986203439755059">
                <text:p>-0.0009862034397550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-0.000987034138540556">
                <text:p>-0.0009870341385405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-0.000986852593737909">
                <text:p>-0.0009868525937379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-0.000986920381926195">
                <text:p>-0.0009869203819261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-0.000986888060009321">
                <text:p>-0.00098688806000932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-0.000986347329177485">
                <text:p>-0.0009863473291774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-0.000978993882671214">
                <text:p>-0.0009789938826712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-0.000980405428841787">
                <text:p>-0.0009804054288417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-0.000976757467598703">
                <text:p>-0.0009767574675987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-0.000971855340424864">
                <text:p>-0.0009718553404248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-0.000972695079457705">
                <text:p>-0.0009726950794577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-0.000972502770960933">
                <text:p>-0.0009725027709609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-0.000972574663227351">
                <text:p>-0.0009725746632273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-0.000972496343655927">
                <text:p>-0.0009724963436559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-0.000972363705121449">
                <text:p>-0.0009723637051214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-0.000963971180301019">
                <text:p>-0.0009639711803010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-0.000957675938090507">
                <text:p>-0.0009576759380905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-0.000958346200947313">
                <text:p>-0.0009583462009473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-0.000958152791012615">
                <text:p>-0.0009581527910126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-0.000958212819079125">
                <text:p>-0.0009582128190791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203cm" svg:stroke-color="#ff0000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94cm" svg:y="3.946cm" style:legend-expansion="high" chart:style-name="ch2"/>
        <chart:plot-area chart:style-name="ch3" table:cell-range-address="Butler_Huybers_fit.A1:Butler_Huybers_fit.B710" chart:data-source-has-labels="row" svg:x="0.32cm" svg:y="0.18cm" svg:width="10.354cm" svg:height="8.64cm">
          <chartooo:coordinate-region svg:x="1.566cm" svg:y="0.382cm" svg:width="8.82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tler_Huybers_fit.B2:Butler_Huybers_fit.B710" chart:label-cell-address="Butler_Huybers_fit.B1:Butler_Huybers_fit.B1" chart:class="chart:scatter">
            <chart:domain table:cell-range-address="Butler_Huybers_fit.A2:Butler_Huybers_fit.A710"/>
            <chart:regression-curve chart:style-name="ch7">
              <chart:equation chart:display-equation="true" chart:display-r-square="true" svg:x="2.726cm" svg:y="5.511cm"/>
            </chart:regression-curve>
            <chart:data-point chart:repeated="138"/>
            <chart:data-point chart:style-name="ch8"/>
            <chart:data-point chart:repeated="5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sens</text:p>
                <draw:g>
                  <svg:desc>Butler_Huybers_fit.B1:Butler_Huybers_fi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Butler_Huybers_fit.A2:Butler_Huybers_fit.A710</svg:desc>
                </draw:g>
              </table:table-cell>
              <table:table-cell office:value-type="float" office:value="NaN">
                <text:p>NaN</text:p>
                <draw:g>
                  <svg:desc>Butler_Huybers_fit.B2:Butler_Huybers_fit.B7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9999999999997">
                <text:p>6.99999999999997</text:p>
              </table:table-cell>
              <table:table-cell office:value-type="float" office:value="-0.00684658870471137">
                <text:p>-0.00684658870471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0.00664085394994405">
                <text:p>-0.00664085394994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0.00644715513097314">
                <text:p>-0.00644715513097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9999999999997">
                <text:p>9.99999999999997</text:p>
              </table:table-cell>
              <table:table-cell office:value-type="float" office:value="-0.00630343566624418">
                <text:p>-0.00630343566624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0.00615132072550039">
                <text:p>-0.00615132072550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0.00600745098576627">
                <text:p>-0.00600745098576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0.00590679674178601">
                <text:p>-0.00590679674178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0.00582158303404031">
                <text:p>-0.00582158303404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-0.00572983620367578">
                <text:p>-0.00572983620367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-0.00563661393178972">
                <text:p>-0.005636613931789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-0.00556914533425802">
                <text:p>-0.00556914533425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0.00549321295395525">
                <text:p>-0.005493212953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-0.00541338562568497">
                <text:p>-0.00541338562568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-0.00534981098105164">
                <text:p>-0.00534981098105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-0.0052888644405281">
                <text:p>-0.0052888644405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-0.00523921798323812">
                <text:p>-0.00523921798323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-0.005172447515015">
                <text:p>-0.005172447515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-0.00511783436000574">
                <text:p>-0.00511783436000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-0.00506604888899567">
                <text:p>-0.00506604888899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-0.00501551534796649">
                <text:p>-0.00501551534796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-0.00496776642917696">
                <text:p>-0.00496776642917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-0.00492750222434128">
                <text:p>-0.00492750222434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-0.00488010926724599">
                <text:p>-0.00488010926724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-0.00483428760915124">
                <text:p>-0.00483428760915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-0.00480203938104023">
                <text:p>-0.00480203938104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-0.00476212132098453">
                <text:p>-0.00476212132098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-0.00471827952491969">
                <text:p>-0.00471827952491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-0.00467815401396503">
                <text:p>-0.00467815401396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-0.0046479325878231">
                <text:p>-0.0046479325878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-0.0046157064266144">
                <text:p>-0.0046157064266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-0.00458464198110235">
                <text:p>-0.00458464198110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-0.00454537270211749">
                <text:p>-0.00454537270211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-0.00451371501875758">
                <text:p>-0.00451371501875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-0.00448193003115711">
                <text:p>-0.00448193003115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-0.00444986906626803">
                <text:p>-0.00444986906626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-0.00442071739697325">
                <text:p>-0.00442071739697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-0.00439833983866509">
                <text:p>-0.00439833983866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-0.0043700703644364">
                <text:p>-0.0043700703644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-0.00433687401172403">
                <text:p>-0.00433687401172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-0.00431233731074793">
                <text:p>-0.00431233731074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-0.00428137182096196">
                <text:p>-0.00428137182096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-0.00425734075101635">
                <text:p>-0.00425734075101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-0.00423258024841083">
                <text:p>-0.00423258024841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-0.00420191747166272">
                <text:p>-0.00420191747166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-0.00417836760714516">
                <text:p>-0.00417836760714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-0.00415814157156659">
                <text:p>-0.00415814157156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-0.00413900714668632">
                <text:p>-0.00413900714668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-0.00411435093280353">
                <text:p>-0.004114350932803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-0.00409096548969429">
                <text:p>-0.00409096548969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-0.00406654354484194">
                <text:p>-0.00406654354484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-0.00405031368392187">
                <text:p>-0.00405031368392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-0.00402652489269873">
                <text:p>-0.00402652489269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-0.00400260843961164">
                <text:p>-0.00400260843961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-0.00398065899987588">
                <text:p>-0.00398065899987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-0.00396517320315715">
                <text:p>-0.00396517320315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-0.00395090955040187">
                <text:p>-0.003950909550401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-0.00392447868703117">
                <text:p>-0.00392447868703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-0.00390262313409279">
                <text:p>-0.00390262313409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-0.00388754912933932">
                <text:p>-0.00388754912933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-0.00387199937017095">
                <text:p>-0.00387199937017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-0.0038485793660543">
                <text:p>-0.0038485793660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-0.00383217962013145">
                <text:p>-0.00383217962013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-0.00380906702732157">
                <text:p>-0.00380906702732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-0.00379416506871724">
                <text:p>-0.00379416506871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-0.00377809073189116">
                <text:p>-0.00377809073189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-0.0037620548830917">
                <text:p>-0.0037620548830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-0.00374715144366889">
                <text:p>-0.00374715144366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-0.00372474294648927">
                <text:p>-0.003724742946489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-0.00370733296460913">
                <text:p>-0.00370733296460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.9999999999999">
                <text:p>75.9999999999999</text:p>
              </table:table-cell>
              <table:table-cell office:value-type="float" office:value="-0.0036916590262599">
                <text:p>-0.00369165902625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-0.00367580514625442">
                <text:p>-0.003675805146254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-0.003659941352235">
                <text:p>-0.003659941352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9999999999999">
                <text:p>78.9999999999999</text:p>
              </table:table-cell>
              <table:table-cell office:value-type="float" office:value="-0.00364408824022177">
                <text:p>-0.00364408824022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-0.0036282463339313">
                <text:p>-0.00362824633393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-0.00361232932754106">
                <text:p>-0.00361232932754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.9999999999999">
                <text:p>81.9999999999999</text:p>
              </table:table-cell>
              <table:table-cell office:value-type="float" office:value="-0.00359672909930767">
                <text:p>-0.003596729099307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-0.00357995455987873">
                <text:p>-0.00357995455987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-0.00357092577399709">
                <text:p>-0.00357092577399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-0.00355631085997986">
                <text:p>-0.00355631085997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-0.00354045010340043">
                <text:p>-0.003540450103400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-0.00353207533432265">
                <text:p>-0.00353207533432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.9999999999999">
                <text:p>87.9999999999999</text:p>
              </table:table-cell>
              <table:table-cell office:value-type="float" office:value="-0.00351558223222305">
                <text:p>-0.00351558223222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-0.0034998551671426">
                <text:p>-0.0034998551671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-0.00348444662331726">
                <text:p>-0.003484446623317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9999999999999">
                <text:p>90.9999999999999</text:p>
              </table:table-cell>
              <table:table-cell office:value-type="float" office:value="-0.00346641026419883">
                <text:p>-0.00346641026419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-0.00346319631432678">
                <text:p>-0.00346319631432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-0.00344509325587229">
                <text:p>-0.00344509325587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-0.00343400162802713">
                <text:p>-0.00343400162802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-0.00341914563789045">
                <text:p>-0.00341914563789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-0.00340320637426033">
                <text:p>-0.0034032063742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9999999999999">
                <text:p>96.9999999999999</text:p>
              </table:table-cell>
              <table:table-cell office:value-type="float" office:value="-0.00338820935143188">
                <text:p>-0.00338820935143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-0.00338132345465281">
                <text:p>-0.00338132345465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-0.00337072532931016">
                <text:p>-0.00337072532931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-0.00335351379054164">
                <text:p>-0.00335351379054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-0.00334210265616353">
                <text:p>-0.003342102656163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-0.00333539795033461">
                <text:p>-0.003335397950334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-0.00332128639361688">
                <text:p>-0.00332128639361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-0.0033048707169191">
                <text:p>-0.00330487071691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-0.00329668870107492">
                <text:p>-0.003296688701074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-0.0032882067199118">
                <text:p>-0.0032882067199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-0.00327103893401158">
                <text:p>-0.003271038934011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-0.00326061992799711">
                <text:p>-0.003260619927997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-0.00325616792051363">
                <text:p>-0.003256167920513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-0.00323778480307393">
                <text:p>-0.003237784803073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-0.00322701251808523">
                <text:p>-0.003227012518085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-0.00322035559899688">
                <text:p>-0.00322035559899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-0.00320527452449645">
                <text:p>-0.003205274524496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-0.00319653485168523">
                <text:p>-0.00319653485168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-0.00318821606412166">
                <text:p>-0.00318821606412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-0.00317326851437252">
                <text:p>-0.00317326851437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-0.00316398379755831">
                <text:p>-0.003163983797558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-0.0031497596919036">
                <text:p>-0.00314975969190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-0.00314263048191734">
                <text:p>-0.003142630481917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-0.00313541373870117">
                <text:p>-0.00313541373870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-0.0031214606735824">
                <text:p>-0.0031214606735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-0.00311136993565235">
                <text:p>-0.003111369935652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-0.00310378545489173">
                <text:p>-0.003103785454891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-0.00309583829569972">
                <text:p>-0.003095838295699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-0.00308718123149224">
                <text:p>-0.00308718123149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-0.003072006666924">
                <text:p>-0.0030720066669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-0.00306558133738064">
                <text:p>-0.003065581337380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-0.00305375625677896">
                <text:p>-0.00305375625677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-0.00304114753289209">
                <text:p>-0.00304114753289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-0.00303409080851044">
                <text:p>-0.00303409080851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-0.0030257582479855">
                <text:p>-0.00302575824798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-0.00301852371821776">
                <text:p>-0.003018523718217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-0.00300308459902586">
                <text:p>-0.00300308459902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-0.00299509214207551">
                <text:p>-0.002995092142075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-0.00298703608555113">
                <text:p>-0.002987036085551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-0.00297921397413472">
                <text:p>-0.002979213974134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-0.00297101136845491">
                <text:p>-0.00297101136845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-0.00296426368301889">
                <text:p>-0.00296426368301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-0.00294996813760422">
                <text:p>-0.002949968137604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-0.00294583844420825">
                <text:p>-0.002945838444208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-0.00293382226547798">
                <text:p>-0.00293382226547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-0.00292426336165494">
                <text:p>-0.002924263361654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-0.00291648434368038">
                <text:p>-0.00291648434368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-0.00290857713684316">
                <text:p>-0.00290857713684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-0.00290063359300917">
                <text:p>-0.002900633593009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-0.00289271236129592">
                <text:p>-0.00289271236129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-0.00288478329681599">
                <text:p>-0.002884783296815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-0.00287685649078333">
                <text:p>-0.00287685649078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-0.00286892910871509">
                <text:p>-0.002868929108715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-0.00286100185887435">
                <text:p>-0.00286100185887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-0.00285307458204212">
                <text:p>-0.00285307458204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-0.00284514730986411">
                <text:p>-0.002845147309864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-0.00283722003712426">
                <text:p>-0.002837220037124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-0.00282929276432206">
                <text:p>-0.00282929276432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-0.00282136549195684">
                <text:p>-0.00282136549195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-0.00281343821737886">
                <text:p>-0.002813438217378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-0.00280551095312725">
                <text:p>-0.00280551095312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-0.00279758364547995">
                <text:p>-0.002797583645479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-0.00278965650165971">
                <text:p>-0.002789656501659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-0.00278172881909512">
                <text:p>-0.002781728819095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-0.00277380250842197">
                <text:p>-0.002773802508421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-0.00276587509484771">
                <text:p>-0.002765875094847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-0.00275793045467156">
                <text:p>-0.002757930454671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-0.00275014602713487">
                <text:p>-0.002750146027134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-0.00274139143818133">
                <text:p>-0.00274139143818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-0.00273810478686493">
                <text:p>-0.002738104786864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-0.00272913783857943">
                <text:p>-0.00272913783857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-0.00272347560885602">
                <text:p>-0.00272347560885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-0.00271148915384972">
                <text:p>-0.00271148915384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-0.00270922394616607">
                <text:p>-0.002709223946166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-0.00269456546669554">
                <text:p>-0.002694565466695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-0.00269371874011005">
                <text:p>-0.00269371874011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-0.00267888405437554">
                <text:p>-0.002678884054375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-0.00267892270330312">
                <text:p>-0.002678922703303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-0.0026696542956462">
                <text:p>-0.00266965429564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-0.00266239272413311">
                <text:p>-0.002662392724133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-0.0026530910043305">
                <text:p>-0.00265309100433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-0.002652375597265">
                <text:p>-0.0026523755972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-0.00263913916477439">
                <text:p>-0.002639139164774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-0.00263687464398032">
                <text:p>-0.00263687464398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-0.0026295858914938">
                <text:p>-0.0026295858914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-0.00262172092197646">
                <text:p>-0.002621720921976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-0.00261370874488905">
                <text:p>-0.00261370874488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-0.00260596064042655">
                <text:p>-0.002605960640426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-0.00259725444277513">
                <text:p>-0.002597254442775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-0.00259381136694215">
                <text:p>-0.002593811366942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-0.00258997014086468">
                <text:p>-0.002589970140864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-0.00258049968240426">
                <text:p>-0.002580499682404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-0.0025796669088765">
                <text:p>-0.00257966690887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-0.00257272851522946">
                <text:p>-0.002572728515229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-0.00256511698212532">
                <text:p>-0.002565116982125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-0.00256318767380017">
                <text:p>-0.002563187673800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-0.00255015511962402">
                <text:p>-0.002550155119624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-0.00254598967045815">
                <text:p>-0.002545989670458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-0.00253533639788194">
                <text:p>-0.002535336397881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-0.00253334501903053">
                <text:p>-0.00253334501903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-0.00252312764294902">
                <text:p>-0.002523127642949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-0.00252309374845858">
                <text:p>-0.002523093748458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-0.00250884757553135">
                <text:p>-0.00250884757553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-0.0025077655905822">
                <text:p>-0.0025077655905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-0.00250638534176384">
                <text:p>-0.002506385341763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-0.00249275563772715">
                <text:p>-0.002492755637727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-0.00248964002646998">
                <text:p>-0.002489640026469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-0.00247705868667474">
                <text:p>-0.002477058686674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-0.00248088991589403">
                <text:p>-0.002480889915894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-0.00246959424748224">
                <text:p>-0.002469594247482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-0.00246350279772375">
                <text:p>-0.00246350279772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-0.00246592809017305">
                <text:p>-0.002465928090173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-0.00245069099535479">
                <text:p>-0.002450690995354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-0.00244987833539326">
                <text:p>-0.002449878335393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-0.0024350036398291">
                <text:p>-0.0024350036398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-0.00243512267887755">
                <text:p>-0.002435122678877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-0.00242549321231719">
                <text:p>-0.002425493212317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-0.00242076703711339">
                <text:p>-0.002420767037113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-0.00242326814978341">
                <text:p>-0.002423268149783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-0.00241144562925501">
                <text:p>-0.002411445629255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-0.00240632517847615">
                <text:p>-0.002406325178476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-0.00240816701084603">
                <text:p>-0.002408167010846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-0.00239292940936362">
                <text:p>-0.002392929409363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-0.00239276014431511">
                <text:p>-0.002392760144315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-0.00238360048109068">
                <text:p>-0.002383600481090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-0.00237904519503708">
                <text:p>-0.002379045195037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-0.00237296876968524">
                <text:p>-0.002372968769685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-0.00236243906516641">
                <text:p>-0.002362439065166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-0.00236608230051938">
                <text:p>-0.002366082300519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-0.00235322792820149">
                <text:p>-0.002353227928201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-0.00234917109569256">
                <text:p>-0.002349171095692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-0.00235037275355285">
                <text:p>-0.002350372753552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-0.00233511643377873">
                <text:p>-0.002335116433778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-0.00233600766012677">
                <text:p>-0.002336007660126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-0.00233424029725313">
                <text:p>-0.002334240297253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-0.00232505787449405">
                <text:p>-0.002325057874494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-0.00232114525791392">
                <text:p>-0.002321145257913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-0.00231796838018812">
                <text:p>-0.002317968380188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-0.00230800901920454">
                <text:p>-0.002308009019204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-0.00230790806706432">
                <text:p>-0.002307908067064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-0.00229370590353633">
                <text:p>-0.002293705903536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-0.00229251089337519">
                <text:p>-0.002292510893375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-0.00229205114183545">
                <text:p>-0.002292051141835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-0.00228353557593342">
                <text:p>-0.002283535575933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-0.00227735389731029">
                <text:p>-0.002277353897310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-0.00227956774673693">
                <text:p>-0.00227956774673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-0.00227067176152001">
                <text:p>-0.00227067176152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-0.00226225314693483">
                <text:p>-0.002262253146934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-0.00226552659824595">
                <text:p>-0.002265526598245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-0.00225112241898914">
                <text:p>-0.002251122418989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-0.00224957301258249">
                <text:p>-0.002249573012582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-0.00224212058068226">
                <text:p>-0.00224212058068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-0.00224176116191308">
                <text:p>-0.002241761161913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-0.00223314276905898">
                <text:p>-0.002233142769058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-0.002224991474364">
                <text:p>-0.0022249914743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-0.00222003919406673">
                <text:p>-0.00222003919406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-0.0022214870845213">
                <text:p>-0.00222148708452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-0.00221640609652004">
                <text:p>-0.002216406096520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-0.00220749812098219">
                <text:p>-0.002207498120982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-0.00220609907652511">
                <text:p>-0.002206099076525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-0.00220648733780378">
                <text:p>-0.00220648733780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-0.00219126410108796">
                <text:p>-0.002191264101087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-0.00219303023180369">
                <text:p>-0.00219303023180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-0.00218799697512254">
                <text:p>-0.002187996975122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-0.00217610788111596">
                <text:p>-0.002176107881115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-0.002178629965832">
                <text:p>-0.0021786299658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-0.00217385784334002">
                <text:p>-0.002173857843340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-0.00216448538910598">
                <text:p>-0.002164485389105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-0.00216379817869012">
                <text:p>-0.002163798178690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-0.00215647195839274">
                <text:p>-0.002156471958392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-0.00215605982544309">
                <text:p>-0.002156059825443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-0.00214837370375161">
                <text:p>-0.002148373703751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-0.0021500117841943">
                <text:p>-0.00215001178419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-0.00214424702546344">
                <text:p>-0.002144247025463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-0.00213284558486375">
                <text:p>-0.00213284558486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-0.00213657366327141">
                <text:p>-0.002136573663271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-0.00212451488947185">
                <text:p>-0.002124514889471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-0.0021197799743744">
                <text:p>-0.00211977997437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-0.00212020887660082">
                <text:p>-0.00212020887660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-0.00212043630593397">
                <text:p>-0.002120436305933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-0.00210519956768199">
                <text:p>-0.002105199567681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-0.00210693761901463">
                <text:p>-0.002106937619014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-0.00210193701251244">
                <text:p>-0.002101937012512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-0.00209022885784982">
                <text:p>-0.002090228857849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-0.00209163836670972">
                <text:p>-0.002091638366709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-0.00209308570960802">
                <text:p>-0.002093085709608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-0.00208090240993885">
                <text:p>-0.002080902409938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-0.00207649389651838">
                <text:p>-0.002076493896518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-0.00207788122556238">
                <text:p>-0.002077881225562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-0.0020626321183471">
                <text:p>-0.00206263211834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-0.00206310729589714">
                <text:p>-0.002063107295897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-0.00206363082056235">
                <text:p>-0.002063630820562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-0.00205822007399778">
                <text:p>-0.002058220073997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-0.00204719976754328">
                <text:p>-0.002047199767543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-0.00204855616378357">
                <text:p>-0.002048556163783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-0.00205004903285688">
                <text:p>-0.002050049032856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-0.00203703225903543">
                <text:p>-0.00203703225903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-0.00203383159552501">
                <text:p>-0.002033831595525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-0.00203431930832208">
                <text:p>-0.002034319308322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-0.00202628809852568">
                <text:p>-0.002026288098525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-0.0020194013475415">
                <text:p>-0.0020194013475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-0.00202040165733309">
                <text:p>-0.002020401657333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-0.00201770990223763">
                <text:p>-0.002017709902237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-0.00200833536464083">
                <text:p>-0.002008335364640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-0.00200524083815107">
                <text:p>-0.002005240838151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-0.00200526355972002">
                <text:p>-0.002005263559720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-0.00200668718488325">
                <text:p>-0.002006687184883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-0.00199193932089912">
                <text:p>-0.001991939320899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-0.00199133347786536">
                <text:p>-0.001991333477865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-0.00199056798722298">
                <text:p>-0.00199056798722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-0.00198188572357622">
                <text:p>-0.001981885723576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-0.00197619220666082">
                <text:p>-0.001976192206660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-0.00197751959042064">
                <text:p>-0.00197751959042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-0.00197348399817235">
                <text:p>-0.001973483998172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-0.00196425647831936">
                <text:p>-0.001964256478319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-0.00196213365323649">
                <text:p>-0.001962133653236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-0.00196288914126468">
                <text:p>-0.001962889141264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-0.0019555213231643">
                <text:p>-0.00195552132316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-0.00194790618732239">
                <text:p>-0.001947906187322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-0.00194850551043477">
                <text:p>-0.001948505510434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-0.00194668951557065">
                <text:p>-0.001946689515570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-0.00193752163269903">
                <text:p>-0.001937521632699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-0.00193315959734662">
                <text:p>-0.001933159597346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-0.0019345097083611">
                <text:p>-0.00193450970836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-0.00192917725462166">
                <text:p>-0.001929177254621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-0.00192023107252681">
                <text:p>-0.001920231072526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-0.00191944913774745">
                <text:p>-0.001919449137747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-0.00191955345578078">
                <text:p>-0.001919553455780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-0.00191797987254179">
                <text:p>-0.001917979872541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-0.00190377898227502">
                <text:p>-0.001903778982275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-0.00190543976362141">
                <text:p>-0.001905439763621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-0.0019055203001683">
                <text:p>-0.00190552030016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-0.00190184179857669">
                <text:p>-0.001901841798576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-0.00189253416609717">
                <text:p>-0.001892534166097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-0.00189039255326191">
                <text:p>-0.00189039255326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-0.00189115885883036">
                <text:p>-0.001891158858830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-0.00188382434386445">
                <text:p>-0.001883824343864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-0.00187620813674153">
                <text:p>-0.001876208136741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-0.00187650029382493">
                <text:p>-0.001876500293824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-0.00187673158632872">
                <text:p>-0.001876731586328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-0.0018743325557652">
                <text:p>-0.00187433255576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-0.00186497877616828">
                <text:p>-0.001864978776168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-0.00186149828752095">
                <text:p>-0.00186149828752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-0.00186271474126347">
                <text:p>-0.001862714741263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-0.00185656316896391">
                <text:p>-0.001856563168963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-0.00184802704780231">
                <text:p>-0.001848027047802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-0.00184774734996189">
                <text:p>-0.001847747349961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-0.00184809812034542">
                <text:p>-0.001848098120345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-0.00184484789009122">
                <text:p>-0.001844847890091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-0.00183188587696689">
                <text:p>-0.00183188587696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-0.00183366936372378">
                <text:p>-0.001833669363723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-0.00183385492012379">
                <text:p>-0.001833854920123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-0.00182927317291601">
                <text:p>-0.001829273172916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-0.00182017231954952">
                <text:p>-0.001820172319549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-0.00181881535029779">
                <text:p>-0.001818815350297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-0.00181914277754512">
                <text:p>-0.001819142777545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-0.00181117557778334">
                <text:p>-0.001811175577783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-0.0018042821669364">
                <text:p>-0.00180428216693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-0.00180475802609675">
                <text:p>-0.001804758026096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-0.0018050981639086">
                <text:p>-0.00180509816390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-0.00180187222432856">
                <text:p>-0.001801872224328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-0.00179243536790162">
                <text:p>-0.001792435367901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-0.00179012710287729">
                <text:p>-0.001790127102877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-0.00179008649586678">
                <text:p>-0.001790086495866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-0.00179099505786357">
                <text:p>-0.001790995057863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-0.00177580945408007">
                <text:p>-0.001775809454080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-0.00177621544935823">
                <text:p>-0.001776215449358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-0.00177616806511528">
                <text:p>-0.001776168065115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-0.00177432925339754">
                <text:p>-0.001774329253397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-0.00176495460617675">
                <text:p>-0.001764954606176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-0.00176120469527156">
                <text:p>-0.001761204695271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-0.00176161199063341">
                <text:p>-0.001761611990633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-0.00176214002702941">
                <text:p>-0.001762140027029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-0.00175573159744529">
                <text:p>-0.001755731597445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-0.0017474208768505">
                <text:p>-0.00174742087685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-0.00174734745547452">
                <text:p>-0.001747347455474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-0.00174747304304465">
                <text:p>-0.001747473043044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-0.00174596192188402">
                <text:p>-0.001745961921884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-0.00173670836124176">
                <text:p>-0.001736708361241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-0.00173246866465589">
                <text:p>-0.001732468664655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-0.00173293154751462">
                <text:p>-0.001732931547514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-0.00173348132264626">
                <text:p>-0.001733481322646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-0.0017275270453039">
                <text:p>-0.00172752704530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-0.00171894110818344">
                <text:p>-0.001718941108183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-0.00171862591160807">
                <text:p>-0.001718625911608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-0.00171871985486021">
                <text:p>-0.001718719854860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-0.00171758816000744">
                <text:p>-0.001717588160007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-0.00170847076080922">
                <text:p>-0.001708470760809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-0.00170374585342748">
                <text:p>-0.001703745853427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-0.00170425314469983">
                <text:p>-0.001704253144699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-0.00170480145677818">
                <text:p>-0.001704801456778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-0.00169931574763209">
                <text:p>-0.001699315747632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-0.00169049339951708">
                <text:p>-0.001690493399517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-0.00168989328001506">
                <text:p>-0.001689893280015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-0.00168997260367397">
                <text:p>-0.001689972603673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-0.00168918730237741">
                <text:p>-0.001689187302377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-0.00168024484613926">
                <text:p>-0.00168024484613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-0.00167503770949319">
                <text:p>-0.001675037709493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-0.00167557542201264">
                <text:p>-0.001675575422012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-0.00167610429257856">
                <text:p>-0.001676104292578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-0.00167109091339147">
                <text:p>-0.001671090913391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-0.00166209081628797">
                <text:p>-0.001662090816287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-0.00166111864290582">
                <text:p>-0.001661118642905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-0.00166121203980207">
                <text:p>-0.001661212039802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-0.00166156929125031">
                <text:p>-0.001661569291250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-0.00165850924237277">
                <text:p>-0.001658509242372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-0.00164538024528769">
                <text:p>-0.001645380245287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-0.00164715685526775">
                <text:p>-0.001647156855267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-0.00164732701207132">
                <text:p>-0.001647327012071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-0.00164287501482992">
                <text:p>-0.001642875014829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-0.00163369640076896">
                <text:p>-0.001633696400768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-0.0016323673254177">
                <text:p>-0.00163236732541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-0.0016325488424415">
                <text:p>-0.00163254884244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-0.00163259586948766">
                <text:p>-0.001632595869487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-0.00163180924719275">
                <text:p>-0.001631809247192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-0.00162289580818625">
                <text:p>-0.001622895808186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-0.00161764607748478">
                <text:p>-0.001617646077484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-0.00161818719218018">
                <text:p>-0.001618187192180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-0.00161871166146737">
                <text:p>-0.001618711661467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-0.00161374289941299">
                <text:p>-0.001613742899412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-0.00160470886894717">
                <text:p>-0.001604708868947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-0.0016037563595592">
                <text:p>-0.00160375635955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-0.00160384061022526">
                <text:p>-0.001603840610225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-0.00160338618816302">
                <text:p>-0.001603386188163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-0.00159468288607202">
                <text:p>-0.001594682886072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-0.00158892391989863">
                <text:p>-0.001588923919898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-0.00158967048114886">
                <text:p>-0.001589670481148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-0.00158930416293693">
                <text:p>-0.001589304162936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-0.0015900597239759">
                <text:p>-0.00159005972397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-0.00158460104158229">
                <text:p>-0.001584601041582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-0.00157576534677521">
                <text:p>-0.001575765346775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-0.00157509315611807">
                <text:p>-0.001575093156118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-0.0015751106425847">
                <text:p>-0.00157511064258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-0.00157532519085804">
                <text:p>-0.001575325190858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-0.00157385462727797">
                <text:p>-0.001573854627277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-0.00156466335499772">
                <text:p>-0.001564663354997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-0.0015602252257377">
                <text:p>-0.00156022522573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-0.00156102615706519">
                <text:p>-0.001561026157065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-0.00156036214132413">
                <text:p>-0.001560362141324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-0.00156205926506548">
                <text:p>-0.001562059265065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-0.00154749150818066">
                <text:p>-0.001547491508180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-0.00154645455303463">
                <text:p>-0.001546454553034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-0.00154655173478452">
                <text:p>-0.001546551734784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-0.00154509044546104">
                <text:p>-0.001545090445461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-0.00153900134324659">
                <text:p>-0.001539001343246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-0.00153652528973673">
                <text:p>-0.001536525289736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-0.00153134267034159">
                <text:p>-0.001531342670341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-0.00153229900415275">
                <text:p>-0.001532299004152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-0.00153192693572517">
                <text:p>-0.00153192693572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-0.00153248654878295">
                <text:p>-0.001532486548782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-0.00152537391667708">
                <text:p>-0.001525373916677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-0.00151758539783202">
                <text:p>-0.001517585397832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-0.00151780870352399">
                <text:p>-0.001517808703523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-0.00151801163121043">
                <text:p>-0.001518011631210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-0.00151583152571123">
                <text:p>-0.001515831525711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-0.00150645583006782">
                <text:p>-0.001506455830067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-0.00150292507529754">
                <text:p>-0.001502925075297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-0.00150353667365284">
                <text:p>-0.001503536673652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-0.00150325965582365">
                <text:p>-0.001503259655823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-0.00150369075613804">
                <text:p>-0.001503690756138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-0.00149622068851242">
                <text:p>-0.00149622068851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-0.00148876103405079">
                <text:p>-0.001488761034050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-0.00148919616989925">
                <text:p>-0.001489196169899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-0.00148891781296754">
                <text:p>-0.001488917812967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-0.00148953226449541">
                <text:p>-0.001489532264495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-0.00148598397054814">
                <text:p>-0.001485983970548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-0.00147662712092683">
                <text:p>-0.001476627120926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-0.00147439772923381">
                <text:p>-0.001474397729233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-0.00147478035537331">
                <text:p>-0.001474780355373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-0.00147465875144144">
                <text:p>-0.001474658751441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-0.00147452039980659">
                <text:p>-0.001474520399806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-0.0014661213581331">
                <text:p>-0.00146612135813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-0.00145983057932874">
                <text:p>-0.001459830579328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-0.00146055383128039">
                <text:p>-0.001460553831280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-0.00146012019746408">
                <text:p>-0.001460120197464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-0.00146118874239917">
                <text:p>-0.001461188742399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-0.00145505984848913">
                <text:p>-0.00145505984848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-0.00145350492310832">
                <text:p>-0.001453504923108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-0.00144663383459145">
                <text:p>-0.001446633834591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-0.00144600619072405">
                <text:p>-0.001446006190724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-0.00144595376102665">
                <text:p>-0.001445953761026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-0.00144625288310288">
                <text:p>-0.001446252883102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-0.0014444678276952">
                <text:p>-0.00144446782769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-0.00143519086539163">
                <text:p>-0.001435190865391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-0.00143113933632534">
                <text:p>-0.001431139336325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-0.00143181726853419">
                <text:p>-0.001431817268534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-0.0014315009718315">
                <text:p>-0.00143150097183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-0.00143206765334167">
                <text:p>-0.001432067653341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-0.00142501895768048">
                <text:p>-0.001425018957680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-0.00141717178407246">
                <text:p>-0.001417171784072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-0.00141742981679155">
                <text:p>-0.001417429816791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-0.00141720132728042">
                <text:p>-0.001417201327280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-0.0014177365135533">
                <text:p>-0.00141773651355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-0.00141469748579938">
                <text:p>-0.001414697485799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-0.00140529945268074">
                <text:p>-0.001405299452680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-0.00140260392986802">
                <text:p>-0.001402603929868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-0.00140302432475446">
                <text:p>-0.001403024324754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-0.00140298203805457">
                <text:p>-0.001402982038054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-0.00140296161713008">
                <text:p>-0.001402961617130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-0.00140259279147648">
                <text:p>-0.001402592791476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-0.00139397289593293">
                <text:p>-0.001393972895932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-0.00138806501866512">
                <text:p>-0.001388065018665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-0.00138880482041668">
                <text:p>-0.001388804820416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-0.0013884397301487">
                <text:p>-0.00138843973014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-0.00138919548161932">
                <text:p>-0.001389195481619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-0.00138388620773751">
                <text:p>-0.001383886207737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-0.00137498691333017">
                <text:p>-0.001374986913330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-0.00137420841147952">
                <text:p>-0.001374208411479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-0.0013742531028013">
                <text:p>-0.00137425310280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-0.00137443783411908">
                <text:p>-0.001374437834119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-0.00137309353310918">
                <text:p>-0.001373093533109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-0.00136393565559877">
                <text:p>-0.001363935655598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-0.00135938076043464">
                <text:p>-0.001359380760434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-0.00136004307083326">
                <text:p>-0.001360043070833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-0.00135993907081806">
                <text:p>-0.00135993907081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-0.00135980145152137">
                <text:p>-0.001359801451521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-0.00136024021875427">
                <text:p>-0.001360240218754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-0.00135286372332186">
                <text:p>-0.001352863723321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-0.00134531842731179">
                <text:p>-0.001345318427311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-0.00134568781236262">
                <text:p>-0.001345687812362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-0.00134560647474292">
                <text:p>-0.001345606474742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-0.00134525556461651">
                <text:p>-0.001345255564616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-0.0013470379032007">
                <text:p>-0.00134703790320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-0.00133641980817724">
                <text:p>-0.001336419808177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-0.00133037567990534">
                <text:p>-0.001330375679905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-0.00133135943171305">
                <text:p>-0.001331359431713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-0.00133123194037096">
                <text:p>-0.001331231940370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-0.00133126506729381">
                <text:p>-0.001331265067293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-0.00133064320733772">
                <text:p>-0.001330643207337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-0.00132182830480966">
                <text:p>-0.001321828304809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-0.00131632140507588">
                <text:p>-0.001316321405075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-0.0013170206643107">
                <text:p>-0.00131702066431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-0.00131688856514677">
                <text:p>-0.001316888565146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-0.00131674065033147">
                <text:p>-0.001316740650331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-0.00131736852877861">
                <text:p>-0.001317368528778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-0.00131081280216739">
                <text:p>-0.001310812802167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-0.00130259236582659">
                <text:p>-0.0013025923658265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-0.00130260028559623">
                <text:p>-0.001302600285596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-0.00130252591120582">
                <text:p>-0.001302525911205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-0.00130241300814403">
                <text:p>-0.001302413008144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-0.00130319355094599">
                <text:p>-0.001303193550945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-0.00129868202100259">
                <text:p>-0.001298682021002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-0.0012955401650473">
                <text:p>-0.00129554016504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-0.0012900939735182">
                <text:p>-0.00129009397351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-0.00128789878566255">
                <text:p>-0.001287898785662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-0.00128823069733157">
                <text:p>-0.001288230697331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-0.00128822272748261">
                <text:p>-0.001288222727482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-0.00128761751174089">
                <text:p>-0.001287617511740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-0.00127882500316956">
                <text:p>-0.001278825003169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-0.00127327998940242">
                <text:p>-0.001273279989402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-0.00127397423067249">
                <text:p>-0.001273974230672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-0.00127386402717832">
                <text:p>-0.001273864027178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-0.00127362805705442">
                <text:p>-0.001273628057054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-0.00127455865603762">
                <text:p>-0.001274558656037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-0.0012672325970018">
                <text:p>-0.00126723259700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-0.0012667321572866">
                <text:p>-0.00126673215728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-0.00125914107200402">
                <text:p>-0.001259141072004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-0.00125966145705473">
                <text:p>-0.001259661457054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-0.00125945986823188">
                <text:p>-0.001259459868231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-0.00125938889167342">
                <text:p>-0.001259388891673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-0.00126001942100138">
                <text:p>-0.001260019421001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-0.00125575849818601">
                <text:p>-0.001255758498186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-0.00124652642976919">
                <text:p>-0.001246526429769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-0.00124493605014363">
                <text:p>-0.001244936050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-0.00124518861873227">
                <text:p>-0.001245188618732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-0.00124518735407365">
                <text:p>-0.001245187354073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-0.00124435068768295">
                <text:p>-0.001244350687682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-0.0012376564332747">
                <text:p>-0.00123765643327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-0.00123588952391759">
                <text:p>-0.001235889523917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-0.00122999225861817">
                <text:p>-0.001229992258618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-0.00123097381290993">
                <text:p>-0.001230973812909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-0.00123081613838803">
                <text:p>-0.001230816138388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-0.00123061063237331">
                <text:p>-0.001230610632373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-0.00123129658005032">
                <text:p>-0.001231296580050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-0.00122371459712455">
                <text:p>-0.00122371459712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-0.00122329806620861">
                <text:p>-0.001223298066208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-0.0012158168150763">
                <text:p>-0.00121581681507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-0.00121665274683047">
                <text:p>-0.001216652746830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-0.00121643733378129">
                <text:p>-0.001216437333781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-0.00121625812304296">
                <text:p>-0.001216258123042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-0.00121727482519858">
                <text:p>-0.001217274825198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-0.00121093359379149">
                <text:p>-0.001210933593791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-0.00120959171166318">
                <text:p>-0.001209591711663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-0.00120254526286388">
                <text:p>-0.001202545262863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-0.00120213640057155">
                <text:p>-0.001202136400571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-0.00120201316205118">
                <text:p>-0.001202013162051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-0.00120250232982771">
                <text:p>-0.001202502329827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-0.00119970559308142">
                <text:p>-0.001199705593081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-0.00119483884114916">
                <text:p>-0.001194838841149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-0.00119110058423325">
                <text:p>-0.001191100584233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-0.00118716635659427">
                <text:p>-0.001187166356594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-0.00118791324515409">
                <text:p>-0.001187913245154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-0.00118760293150143">
                <text:p>-0.001187602931501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-0.00118789311021735">
                <text:p>-0.001187893110217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-0.0011803847430835">
                <text:p>-0.00118038474308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-0.00117969100477683">
                <text:p>-0.001179691004776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-0.0011726235822655">
                <text:p>-0.00117262358226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-0.00117361716572309">
                <text:p>-0.001173617165723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-0.0011734069776361">
                <text:p>-0.00117340697763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-0.00117319843959436">
                <text:p>-0.001173198439594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-0.00117419940581174">
                <text:p>-0.001174199405811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-0.00116718112499919">
                <text:p>-0.001167181124999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-0.00116644760522377">
                <text:p>-0.001166447605223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-0.00115896285943526">
                <text:p>-0.001158962859435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-0.00115918663319137">
                <text:p>-0.001159186633191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-0.00115903549799646">
                <text:p>-0.001159035497996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-0.00115892609109679">
                <text:p>-0.001158926091096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-0.00115976552379775">
                <text:p>-0.001159765523797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-0.00115488364809537">
                <text:p>-0.001154883648095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-0.0011521146156614">
                <text:p>-0.00115211461566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-0.00114631478882646">
                <text:p>-0.001146314788826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-0.00114449938943083">
                <text:p>-0.0011444993894308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-0.00114472198968746">
                <text:p>-0.001144721989687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-0.00114469071989647">
                <text:p>-0.001144690719896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-0.0011449898846998">
                <text:p>-0.00114498988469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-0.00114281253302533">
                <text:p>-0.001142812533025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-0.00113735886592734">
                <text:p>-0.001137358865927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-0.00113422075043398">
                <text:p>-0.001134220750433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-0.00112970778758396">
                <text:p>-0.001129707787583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-0.00113048269328913">
                <text:p>-0.001130482693289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-0.00113038938642706">
                <text:p>-0.001130389386427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-0.00113026868154617">
                <text:p>-0.001130268681546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-0.00113028307600788">
                <text:p>-0.001130283076007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-0.00112292211850269">
                <text:p>-0.001122922118502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-0.00112199612664847">
                <text:p>-0.001121996126648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-0.00111520207351705">
                <text:p>-0.001115202073517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-0.00111622238075765">
                <text:p>-0.001116222380757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-0.00111602259783871">
                <text:p>-0.0011160225978387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-0.00111580734738408">
                <text:p>-0.001115807347384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-0.00111675981850555">
                <text:p>-0.001116759818505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-0.00110950837696824">
                <text:p>-0.001109508376968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-0.00110895693587388">
                <text:p>-0.001108956935873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-0.00110138165779995">
                <text:p>-0.001101381657799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-0.00110182693478738">
                <text:p>-0.001101826934787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-0.0011016468617877">
                <text:p>-0.00110164686178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-0.00110151693651145">
                <text:p>-0.001101516936511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-0.00110242604068832">
                <text:p>-0.001102426040688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-0.0010971017554097">
                <text:p>-0.00109710175540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-0.00109477303175328">
                <text:p>-0.001094773031753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-0.00108857029861165">
                <text:p>-0.001088570298611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-0.00108718595159888">
                <text:p>-0.001087185951598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-0.00108731923688829">
                <text:p>-0.001087319236888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-0.00108728333323025">
                <text:p>-0.001087283333230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-0.00108768109840108">
                <text:p>-0.001087681098401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-0.00108504052679602">
                <text:p>-0.001085040526796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-0.00108003716332656">
                <text:p>-0.001080037163326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-0.0010764305360795">
                <text:p>-0.00107643053607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-0.0010723800012761">
                <text:p>-0.00107238000127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-0.0010730902611306">
                <text:p>-0.00107309026113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-0.00107294754246618">
                <text:p>-0.0010729475424661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-0.0010729896469935">
                <text:p>-0.0010729896469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-0.00107306438100943">
                <text:p>-0.001073064381009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-0.00107195077668244">
                <text:p>-0.001071950776682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-0.00106550074378721">
                <text:p>-0.001065500743787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-0.00106345071565185">
                <text:p>-0.001063450715651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-0.00105784374904882">
                <text:p>-0.001057843749048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-0.00105879161386292">
                <text:p>-0.001058791613862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-0.00105864809482504">
                <text:p>-0.001058648094825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-0.00105845376954238">
                <text:p>-0.001058453769542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-0.00105902424615151">
                <text:p>-0.001059024246151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-0.00105142838945332">
                <text:p>-0.001051428389453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-0.00105096018502423">
                <text:p>-0.001050960185024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-0.00104358111716108">
                <text:p>-0.001043581117161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-0.00104450034843816">
                <text:p>-0.001044500348438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-0.00104420734864022">
                <text:p>-0.001044207348640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-0.0010443510910332">
                <text:p>-0.00104435109103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-0.00104405471401839">
                <text:p>-0.0010440547140183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-0.00104503591790651">
                <text:p>-0.001045035917906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-0.00103782134011246">
                <text:p>-0.001037821340112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-0.00103724092863419">
                <text:p>-0.001037240928634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-0.00102967684375266">
                <text:p>-0.001029676843752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-0.00103009025465539">
                <text:p>-0.001030090254655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-0.00102986823986786">
                <text:p>-0.001029868239867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-0.00102999220723654">
                <text:p>-0.001029992207236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-0.00102972649816208">
                <text:p>-0.001029726498162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-0.00103075625325457">
                <text:p>-0.001030756253254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-0.0010245808665134">
                <text:p>-0.0010245808665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-0.0010230784073056">
                <text:p>-0.00102307840730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-0.00101616131965992">
                <text:p>-0.001016161319659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-0.00101558873693699">
                <text:p>-0.001015588736936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-0.00101555014157099">
                <text:p>-0.001015550141570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-0.00101562261355857">
                <text:p>-0.001015622613558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-0.00101543820188175">
                <text:p>-0.001015438201881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-0.00101627334845162">
                <text:p>-0.001016273348451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-0.00101155671903957">
                <text:p>-0.001011556719039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-0.00100861741822659">
                <text:p>-0.001008617418226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-0.00100297755383465">
                <text:p>-0.001002977553834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-0.00100099380805028">
                <text:p>-0.001000993808050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-0.0010012519116034">
                <text:p>-0.00100125191160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-0.00100122105764326">
                <text:p>-0.001001221057643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-0.00100148386987475">
                <text:p>-0.001001483869874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-0.000999477873141722">
                <text:p>-0.0009994778731417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-0.000993859295091996">
                <text:p>-0.0009938592950919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-0.000990897280437471">
                <text:p>-0.0009908972804374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-0.000986203439755059">
                <text:p>-0.0009862034397550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-0.000987034138540556">
                <text:p>-0.0009870341385405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-0.000986852593737909">
                <text:p>-0.0009868525937379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-0.000986920381926195">
                <text:p>-0.0009869203819261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-0.000986888060009321">
                <text:p>-0.00098688806000932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-0.000986347329177485">
                <text:p>-0.0009863473291774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-0.000978993882671214">
                <text:p>-0.0009789938826712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-0.000980405428841787">
                <text:p>-0.0009804054288417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-0.000976757467598703">
                <text:p>-0.0009767574675987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-0.000971855340424864">
                <text:p>-0.0009718553404248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-0.000972695079457705">
                <text:p>-0.0009726950794577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-0.000972502770960933">
                <text:p>-0.0009725027709609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-0.000972574663227351">
                <text:p>-0.0009725746632273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-0.000972496343655927">
                <text:p>-0.0009724963436559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-0.000972363705121449">
                <text:p>-0.0009723637051214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-0.000963971180301019">
                <text:p>-0.0009639711803010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-0.000957675938090507">
                <text:p>-0.0009576759380905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-0.000958346200947313">
                <text:p>-0.0009583462009473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-0.000958152791012615">
                <text:p>-0.0009581527910126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-0.000958212819079125">
                <text:p>-0.0009582128190791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